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scadia Mono" svg:font-family="'Cascadia Mono'"/>
    <style:font-face style:name="Segoe UI" svg:font-family="'Segoe UI'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79cm"/>
    </style:style>
    <style:style style:name="co2" style:family="table-column">
      <style:table-column-properties fo:break-before="auto" style:column-width="2.655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2.775cm"/>
    </style:style>
    <style:style style:name="co5" style:family="table-column">
      <style:table-column-properties fo:break-before="auto" style:column-width="2.358cm"/>
    </style:style>
    <style:style style:name="co6" style:family="table-column">
      <style:table-column-properties fo:break-before="auto" style:column-width="2.164cm"/>
    </style:style>
    <style:style style:name="co7" style:family="table-column">
      <style:table-column-properties fo:break-before="auto" style:column-width="2.427cm"/>
    </style:style>
    <style:style style:name="co8" style:family="table-column">
      <style:table-column-properties fo:break-before="auto" style:column-width="2.457cm"/>
    </style:style>
    <style:style style:name="co9" style:family="table-column">
      <style:table-column-properties fo:break-before="auto" style:column-width="2.26cm"/>
    </style:style>
    <style:style style:name="co10" style:family="table-column">
      <style:table-column-properties fo:break-before="auto" style:column-width="2.575cm"/>
    </style:style>
    <style:style style:name="co11" style:family="table-column">
      <style:table-column-properties fo:break-before="auto" style:column-width="2.339cm"/>
    </style:style>
    <style:style style:name="co12" style:family="table-column">
      <style:table-column-properties fo:break-before="auto" style:column-width="2.219cm"/>
    </style:style>
    <style:style style:name="co13" style:family="table-column">
      <style:table-column-properties fo:break-before="auto" style:column-width="2.566cm"/>
    </style:style>
    <style:style style:name="co14" style:family="table-column">
      <style:table-column-properties fo:break-before="auto" style:column-width="2.616cm"/>
    </style:style>
    <style:style style:name="co15" style:family="table-column">
      <style:table-column-properties fo:break-before="auto" style:column-width="2.13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ackground-color="#ffff66" fo:border="0.002cm solid #000000"/>
    </style:style>
    <style:style style:name="ce3" style:family="table-cell" style:parent-style-name="Default">
      <style:table-cell-properties fo:background-color="#ffffff" fo:border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8">
      <style:table-cell-properties fo:background-color="#ffcc99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 style:data-style-name="N108">
      <style:table-cell-properties fo:background-color="#00ffff"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fo:background-color="#00ccff"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fo:border="0.002cm solid #000000"/>
      <style:text-properties fo:color="#000000" style:text-outline="false" style:text-line-through-style="none" style:font-name="Cascadia Mono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border="0.002cm solid #000000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3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 style:data-style-name="N2">
      <style:table-cell-properties fo:background-color="#ffcc99" style:text-align-source="value-type" style:repeat-content="false" fo:border="0.002cm solid #000000"/>
      <style:paragraph-properties fo:margin-left="0cm"/>
    </style:style>
    <style:style style:name="ce15" style:family="table-cell" style:parent-style-name="Default" style:data-style-name="N2">
      <style:table-cell-properties fo:background-color="#00ffff" style:text-align-source="value-type" style:repeat-content="false" fo:border="0.002cm solid #000000"/>
      <style:paragraph-properties fo:margin-left="0cm"/>
    </style:style>
    <style:style style:name="ce16" style:family="table-cell" style:parent-style-name="Default" style:data-style-name="N2">
      <style:table-cell-properties fo:border="0.002cm solid #000000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ackground-color="#ff3399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order="0.002cm solid #000000"/>
    </style:style>
    <style:style style:name="ce20" style:family="table-cell" style:parent-style-name="Default" style:data-style-name="N108">
      <style:table-cell-properties fo:background-color="#66ff66" style:text-align-source="fix" style:repeat-content="false" fo:border="0.002cm solid #000000"/>
      <style:paragraph-properties fo:text-align="center" fo:margin-left="0cm"/>
    </style:style>
    <style:style style:name="ce21" style:family="table-cell" style:parent-style-name="Default" style:data-style-name="N108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22" style:family="table-cell" style:parent-style-name="Default" style:data-style-name="N108">
      <style:table-cell-properties fo:background-color="#ccffff" style:text-align-source="fix" style:repeat-content="false" fo:border="0.002cm solid #000000"/>
      <style:paragraph-properties fo:text-align="end" fo:margin-left="0cm"/>
    </style:style>
    <style:style style:name="ce23" style:family="table-cell" style:parent-style-name="Default" style:data-style-name="N0">
      <style:table-cell-properties fo:background-color="#ccffff" fo:border="0.002cm solid #000000"/>
    </style:style>
    <style:style style:name="ce24" style:family="table-cell" style:parent-style-name="Default" style:data-style-name="N108">
      <style:table-cell-properties fo:background-color="#ffcc99" fo:border="0.002cm solid #000000"/>
    </style:style>
    <style:style style:name="ce25" style:family="table-cell" style:parent-style-name="Default" style:data-style-name="N108">
      <style:table-cell-properties fo:background-color="#00ffff" fo:border="0.002cm solid #000000"/>
    </style:style>
    <style:style style:name="ce26" style:family="table-cell" style:parent-style-name="Default" style:data-style-name="N0">
      <style:table-cell-properties fo:background-color="#ffff66" fo:border="0.002cm solid #000000"/>
    </style:style>
    <style:style style:name="ce27" style:family="table-cell" style:parent-style-name="Default" style:data-style-name="N0">
      <style:table-cell-properties fo:background-color="#ffff66" style:text-align-source="fix" style:repeat-content="false" fo:border="0.002cm solid #000000"/>
      <style:paragraph-properties fo:text-align="center" fo:margin-left="0cm"/>
    </style:style>
    <style:style style:name="ce28" style:family="table-cell" style:parent-style-name="Default" style:data-style-name="N109">
      <style:table-cell-properties fo:border="0.002cm solid #000000"/>
    </style:style>
    <style:style style:name="ce29" style:family="table-cell" style:parent-style-name="Default" style:data-style-name="N109">
      <style:table-cell-properties fo:background-color="transparent" fo:border="0.002cm solid #000000"/>
    </style:style>
    <style:style style:name="ce30" style:family="table-cell" style:parent-style-name="Default" style:data-style-name="N108">
      <style:table-cell-properties fo:background-color="#66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2">
      <style:table-cell-properties fo:background-color="transparent" fo:border="0.002cm solid #000000"/>
    </style:style>
    <style:style style:name="ce32" style:family="table-cell" style:parent-style-name="Default">
      <style:table-cell-properties fo:background-color="#ffccff" style:text-align-source="fix" style:repeat-content="false" fo:border="0.002cm solid #000000"/>
      <style:paragraph-properties fo:text-align="center" fo:margin-left="0cm"/>
    </style:style>
    <style:style style:name="ce33" style:family="table-cell" style:parent-style-name="Default" style:data-style-name="N108">
      <style:table-cell-properties fo:border="0.002cm solid #000000"/>
    </style:style>
    <style:style style:name="ce34" style:family="table-cell" style:parent-style-name="Default" style:data-style-name="N108">
      <style:table-cell-properties fo:background-color="transparent" fo:border="0.002cm solid #000000"/>
    </style:style>
    <style:style style:name="ce35" style:family="table-cell" style:parent-style-name="Default" style:data-style-name="N0">
      <style:table-cell-properties fo:background-color="#ff99cc" fo:border="0.002cm solid #000000"/>
    </style:style>
    <style:style style:name="ce36" style:family="table-cell" style:parent-style-name="Default" style:data-style-name="N0">
      <style:table-cell-properties fo:background-color="#ff99cc" style:text-align-source="fix" style:repeat-content="false" fo:border="0.002cm solid #000000"/>
      <style:paragraph-properties fo:text-align="center" fo:margin-left="0cm"/>
    </style:style>
    <style:style style:name="ce37" style:family="table-cell" style:parent-style-name="Default" style:data-style-name="N2"/>
    <style:style style:name="ce38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</style:style>
    <style:style style:name="ce39" style:family="table-cell" style:parent-style-name="Default" style:data-style-name="N108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0" style:family="table-cell" style:parent-style-name="Default" style:data-style-name="N108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3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3" table:number-columns-repeated="962" table:default-cell-style-name="Default"/>
        <table:table-row table:style-name="ro1">
          <table:table-cell table:style-name="ce1"/>
          <table:table-cell table:style-name="ce8" office:value-type="string">
            <text:p>Base</text:p>
          </table:table-cell>
          <table:table-cell table:style-name="ce8" office:value-type="string">
            <text:p>Level</text:p>
          </table:table-cell>
          <table:table-cell table:style-name="ce8" office:value-type="string">
            <text:p>Endurance</text:p>
          </table:table-cell>
          <table:table-cell table:style-name="ce8" office:value-type="string">
            <text:p>Force</text:p>
          </table:table-cell>
          <table:table-cell table:style-name="ce8" office:value-type="string">
            <text:p>Agility</text:p>
          </table:table-cell>
          <table:table-cell table:style-name="ce8" office:value-type="string">
            <text:p>Swiftness</text:p>
          </table:table-cell>
          <table:table-cell table:style-name="ce8" office:value-type="string">
            <text:p>Dexterity</text:p>
          </table:table-cell>
          <table:table-cell table:style-name="ce8" office:value-type="string">
            <text:p>Spirit</text:p>
          </table:table-cell>
          <table:table-cell table:style-name="ce8" office:value-type="string">
            <text:p>Multiplier</text:p>
          </table:table-cell>
          <table:table-cell table:number-columns-repeated="2"/>
          <table:table-cell table:style-name="ce20" table:number-columns-repeated="8"/>
          <table:table-cell table:style-name="ce20" office:value-type="string" table:number-columns-spanned="2" table:number-rows-spanned="1">
            <text:p>MAX HEALTH</text:p>
          </table:table-cell>
          <table:covered-table-cell table:style-name="ce30"/>
          <table:table-cell table:style-name="ce20" table:number-columns-repeated="8"/>
          <table:table-cell table:number-columns-repeated="2"/>
          <table:table-cell table:style-name="ce20" table:number-columns-repeated="6"/>
          <table:table-cell table:style-name="ce30"/>
          <table:table-cell table:style-name="ce20"/>
          <table:table-cell table:style-name="ce20" office:value-type="string" table:number-columns-spanned="2" table:number-rows-spanned="1">
            <text:p>HEALTH REGEN</text:p>
          </table:table-cell>
          <table:covered-table-cell table:style-name="ce30"/>
          <table:table-cell table:style-name="ce20" table:number-columns-repeated="8"/>
          <table:table-cell table:number-columns-repeated="2"/>
          <table:table-cell table:style-name="ce20" table:number-columns-repeated="8"/>
          <table:table-cell table:style-name="ce20" office:value-type="string" table:number-columns-spanned="2" table:number-rows-spanned="1">
            <text:p>MOVE SPEED</text:p>
          </table:table-cell>
          <table:covered-table-cell table:style-name="ce30"/>
          <table:table-cell table:style-name="ce20" table:number-columns-repeated="8"/>
          <table:table-cell table:number-columns-repeated="954"/>
        </table:table-row>
        <table:table-row table:style-name="ro2">
          <table:table-cell table:style-name="ce2" office:value-type="string">
            <text:p>Max health</text:p>
          </table:table-cell>
          <table:table-cell table:style-name="ce9" office:value-type="float" office:value="200">
            <text:p>200</text:p>
          </table:table-cell>
          <table:table-cell table:style-name="ce9" office:value-type="float" office:value="40">
            <text:p>40</text:p>
          </table:table-cell>
          <table:table-cell table:style-name="ce19" office:value-type="float" office:value="0.15">
            <text:p>0,15</text:p>
          </table:table-cell>
          <table:table-cell table:style-name="ce17"/>
          <table:table-cell table:number-columns-repeated="2" table:style-name="ce19"/>
          <table:table-cell table:style-name="ce10"/>
          <table:table-cell table:style-name="ce10"/>
          <table:table-cell table:style-name="ce10" table:formula="of:=[.D2]+[.E2]+[.F2]+[.G2]+[.I2]+[.I2]" office:value-type="float" office:value="0.15">
            <text:p>0,15</text:p>
          </table:table-cell>
          <table:table-cell table:number-columns-repeated="2"/>
          <table:table-cell table:style-name="ce21" office:value-type="string">
            <text:p>Points</text:p>
          </table:table-cell>
          <table:table-cell table:style-name="ce5" office:value-type="string">
            <text:p>Multiplier</text:p>
          </table:table-cell>
          <table:table-cell table:style-name="ce6" office:value-type="string">
            <text:p>Log</text:p>
          </table:table-cell>
          <table:table-cell table:style-name="ce26" table:number-columns-repeated="7"/>
          <table:table-cell table:style-name="ce27" office:value-type="string">
            <text:p>Level</text:p>
          </table:table-cell>
          <table:table-cell table:style-name="ce26" table:number-columns-repeated="7"/>
          <table:table-cell table:number-columns-repeated="2"/>
          <table:table-cell table:style-name="ce21" office:value-type="string">
            <text:p>Points</text:p>
          </table:table-cell>
          <table:table-cell table:style-name="ce5" office:value-type="string">
            <text:p>Multiplier</text:p>
          </table:table-cell>
          <table:table-cell table:style-name="ce6" office:value-type="string">
            <text:p>Log</text:p>
          </table:table-cell>
          <table:table-cell table:style-name="ce26" table:number-columns-repeated="2"/>
          <table:table-cell table:style-name="ce27" office:value-type="string">
            <text:p>Regen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string">
            <text:p>Percent</text:p>
          </table:table-cell>
          <table:table-cell table:style-name="ce32" table:number-columns-repeated="2"/>
          <table:table-cell table:style-name="ce38" table:number-columns-repeated="2"/>
          <table:table-cell table:style-name="ce38" office:value-type="string">
            <text:p>Time</text:p>
          </table:table-cell>
          <table:table-cell table:style-name="ce38" table:number-columns-repeated="2"/>
          <table:table-cell table:number-columns-repeated="2"/>
          <table:table-cell table:style-name="ce21" office:value-type="string">
            <text:p>Points</text:p>
          </table:table-cell>
          <table:table-cell table:style-name="ce5" office:value-type="string">
            <text:p>Multiplier</text:p>
          </table:table-cell>
          <table:table-cell table:style-name="ce6" office:value-type="string">
            <text:p>Log</text:p>
          </table:table-cell>
          <table:table-cell table:style-name="ce26" table:number-columns-repeated="7"/>
          <table:table-cell table:style-name="ce27" office:value-type="string">
            <text:p>Level</text:p>
          </table:table-cell>
          <table:table-cell table:style-name="ce26" table:number-columns-repeated="7"/>
          <table:table-cell table:number-columns-repeated="954"/>
        </table:table-row>
        <table:table-row table:style-name="ro2">
          <table:table-cell table:style-name="ce2" office:value-type="string">
            <text:p>Health regen</text:p>
          </table:table-cell>
          <table:table-cell table:style-name="ce10" office:value-type="float" office:value="2.5">
            <text:p>2,5</text:p>
          </table:table-cell>
          <table:table-cell table:style-name="ce10" office:value-type="float" office:value="0.4">
            <text:p>0,4</text:p>
          </table:table-cell>
          <table:table-cell table:style-name="ce10" office:value-type="float" office:value="0.1">
            <text:p>0,1</text:p>
          </table:table-cell>
          <table:table-cell table:number-columns-repeated="4" table:style-name="ce10"/>
          <table:table-cell table:style-name="ce10" office:value-type="float" office:value="0.15">
            <text:p>0,15</text:p>
          </table:table-cell>
          <table:table-cell table:style-name="ce10" table:formula="of:=[.D3]+[.E3]+[.F3]+[.G3]+[.H3]+[.I3]" office:value-type="float" office:value="0.25">
            <text:p>0,25</text:p>
          </table:table-cell>
          <table:table-cell table:number-columns-repeated="2"/>
          <table:table-cell table:style-name="ce22"/>
          <table:table-cell table:style-name="ce24"/>
          <table:table-cell table:style-name="ce25"/>
          <table:table-cell table:style-name="ce27" office:value-type="float" office:value="1">
            <text:p>1</text:p>
          </table:table-cell>
          <table:table-cell table:style-name="ce27" office:value-type="float" office:value="5">
            <text:p>5</text:p>
          </table:table-cell>
          <table:table-cell table:style-name="ce27" table:formula="of:=[.Q3]+5" office:value-type="float" office:value="10">
            <text:p>10</text:p>
          </table:table-cell>
          <table:table-cell table:style-name="ce27" table:formula="of:=[.R3]+5" office:value-type="float" office:value="15">
            <text:p>15</text:p>
          </table:table-cell>
          <table:table-cell table:style-name="ce27" table:formula="of:=[.S3]+5" office:value-type="float" office:value="20">
            <text:p>20</text:p>
          </table:table-cell>
          <table:table-cell table:style-name="ce27" table:formula="of:=[.T3]+5" office:value-type="float" office:value="25">
            <text:p>25</text:p>
          </table:table-cell>
          <table:table-cell table:style-name="ce27" table:formula="of:=[.U3]+5" office:value-type="float" office:value="30">
            <text:p>30</text:p>
          </table:table-cell>
          <table:table-cell table:style-name="ce27" table:formula="of:=[.V3]+5" office:value-type="float" office:value="35">
            <text:p>35</text:p>
          </table:table-cell>
          <table:table-cell table:style-name="ce27" table:formula="of:=[.W3]+5" office:value-type="float" office:value="40">
            <text:p>40</text:p>
          </table:table-cell>
          <table:table-cell table:style-name="ce27" table:formula="of:=[.X3]+5" office:value-type="float" office:value="45">
            <text:p>45</text:p>
          </table:table-cell>
          <table:table-cell table:style-name="ce27" table:formula="of:=[.Y3]+5" office:value-type="float" office:value="50">
            <text:p>50</text:p>
          </table:table-cell>
          <table:table-cell table:style-name="ce27" table:formula="of:=[.Z3]+5" office:value-type="float" office:value="55">
            <text:p>55</text:p>
          </table:table-cell>
          <table:table-cell table:style-name="ce27" table:formula="of:=[.AA3]+5" office:value-type="float" office:value="60">
            <text:p>60</text:p>
          </table:table-cell>
          <table:table-cell table:style-name="ce27" table:formula="of:=[.AB3]+5" office:value-type="float" office:value="65">
            <text:p>65</text:p>
          </table:table-cell>
          <table:table-cell table:style-name="ce27" table:formula="of:=[.AC3]+5" office:value-type="float" office:value="70">
            <text:p>70</text:p>
          </table:table-cell>
          <table:table-cell table:number-columns-repeated="2"/>
          <table:table-cell table:style-name="ce22"/>
          <table:table-cell table:style-name="ce24"/>
          <table:table-cell table:style-name="ce25"/>
          <table:table-cell table:style-name="ce27" office:value-type="float" office:value="1">
            <text:p>1</text:p>
          </table:table-cell>
          <table:table-cell table:style-name="ce27" office:value-type="float" office:value="15">
            <text:p>15</text:p>
          </table:table-cell>
          <table:table-cell table:style-name="ce27" office:value-type="float" office:value="30">
            <text:p>30</text:p>
          </table:table-cell>
          <table:table-cell table:style-name="ce27" office:value-type="float" office:value="50">
            <text:p>50</text:p>
          </table:table-cell>
          <table:table-cell table:style-name="ce27" office:value-type="float" office:value="70">
            <text:p>7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5">
            <text:p>15</text:p>
          </table:table-cell>
          <table:table-cell table:style-name="ce32" office:value-type="float" office:value="30">
            <text:p>30</text:p>
          </table:table-cell>
          <table:table-cell table:style-name="ce32" office:value-type="float" office:value="50">
            <text:p>50</text:p>
          </table:table-cell>
          <table:table-cell table:style-name="ce32" office:value-type="float" office:value="70">
            <text:p>70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15">
            <text:p>15</text:p>
          </table:table-cell>
          <table:table-cell table:style-name="ce38" office:value-type="float" office:value="30">
            <text:p>30</text:p>
          </table:table-cell>
          <table:table-cell table:style-name="ce38" office:value-type="float" office:value="50">
            <text:p>50</text:p>
          </table:table-cell>
          <table:table-cell table:style-name="ce38" office:value-type="float" office:value="70">
            <text:p>70</text:p>
          </table:table-cell>
          <table:table-cell table:number-columns-repeated="2"/>
          <table:table-cell table:style-name="ce22"/>
          <table:table-cell table:style-name="ce24"/>
          <table:table-cell table:style-name="ce25"/>
          <table:table-cell table:style-name="ce27" office:value-type="float" office:value="1">
            <text:p>1</text:p>
          </table:table-cell>
          <table:table-cell table:style-name="ce27" office:value-type="float" office:value="5">
            <text:p>5</text:p>
          </table:table-cell>
          <table:table-cell table:style-name="ce27" table:formula="of:=[.BE3]+5" office:value-type="float" office:value="10">
            <text:p>10</text:p>
          </table:table-cell>
          <table:table-cell table:style-name="ce27" table:formula="of:=[.BF3]+5" office:value-type="float" office:value="15">
            <text:p>15</text:p>
          </table:table-cell>
          <table:table-cell table:style-name="ce27" table:formula="of:=[.BG3]+5" office:value-type="float" office:value="20">
            <text:p>20</text:p>
          </table:table-cell>
          <table:table-cell table:style-name="ce27" table:formula="of:=[.BH3]+5" office:value-type="float" office:value="25">
            <text:p>25</text:p>
          </table:table-cell>
          <table:table-cell table:style-name="ce27" table:formula="of:=[.BI3]+5" office:value-type="float" office:value="30">
            <text:p>30</text:p>
          </table:table-cell>
          <table:table-cell table:style-name="ce27" table:formula="of:=[.BJ3]+5" office:value-type="float" office:value="35">
            <text:p>35</text:p>
          </table:table-cell>
          <table:table-cell table:style-name="ce27" table:formula="of:=[.BK3]+5" office:value-type="float" office:value="40">
            <text:p>40</text:p>
          </table:table-cell>
          <table:table-cell table:style-name="ce27" table:formula="of:=[.BL3]+5" office:value-type="float" office:value="45">
            <text:p>45</text:p>
          </table:table-cell>
          <table:table-cell table:style-name="ce27" table:formula="of:=[.BM3]+5" office:value-type="float" office:value="50">
            <text:p>50</text:p>
          </table:table-cell>
          <table:table-cell table:style-name="ce27" table:formula="of:=[.BN3]+5" office:value-type="float" office:value="55">
            <text:p>55</text:p>
          </table:table-cell>
          <table:table-cell table:style-name="ce27" table:formula="of:=[.BO3]+5" office:value-type="float" office:value="60">
            <text:p>60</text:p>
          </table:table-cell>
          <table:table-cell table:style-name="ce27" table:formula="of:=[.BP3]+5" office:value-type="float" office:value="65">
            <text:p>65</text:p>
          </table:table-cell>
          <table:table-cell table:style-name="ce27" table:formula="of:=[.BQ3]+5" office:value-type="float" office:value="70">
            <text:p>70</text:p>
          </table:table-cell>
          <table:table-cell table:number-columns-repeated="954"/>
        </table:table-row>
        <table:table-row table:style-name="ro2">
          <table:table-cell table:style-name="ce2" office:value-type="string">
            <text:p>Move speed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0.025">
            <text:p>0,025</text:p>
          </table:table-cell>
          <table:table-cell table:number-columns-repeated="2" table:style-name="ce10"/>
          <table:table-cell table:style-name="ce10" office:value-type="float" office:value="0.05">
            <text:p>0,05</text:p>
          </table:table-cell>
          <table:table-cell table:style-name="ce10" office:value-type="float" office:value="0.15">
            <text:p>0,15</text:p>
          </table:table-cell>
          <table:table-cell table:number-columns-repeated="2" table:style-name="ce10"/>
          <table:table-cell table:style-name="ce10" table:formula="of:=[.D4]+[.E4]+[.F4]+[.G4]+[.H4]+[.I4]" office:value-type="float" office:value="0.2">
            <text:p>0,2</text:p>
          </table:table-cell>
          <table:table-cell table:number-columns-repeated="2"/>
          <table:table-cell table:style-name="ce23" office:value-type="float" office:value="0">
            <text:p>0</text:p>
          </table:table-cell>
          <table:table-cell table:style-name="ce24" table:formula="of:=[.$J$2]*[.$M4]" office:value-type="float" office:value="0">
            <text:p>0,000</text:p>
          </table:table-cell>
          <table:table-cell table:style-name="ce25" table:formula="of:=2*LOG([.$N4]*0.13+1;3)+1" office:value-type="float" office:value="1">
            <text:p>1,000</text:p>
          </table:table-cell>
          <table:table-cell table:style-name="ce28" table:formula="of:=([.$B$2]+([.$C$2]*([.P$3]-1)))*[.$O4]" office:value-type="float" office:value="200">
            <text:p>200,0</text:p>
          </table:table-cell>
          <table:table-cell table:style-name="ce28" table:formula="of:=([.$B$2]+([.$C$2]*([.Q$3]-1)))*[.$O4]" office:value-type="float" office:value="360">
            <text:p>360,0</text:p>
          </table:table-cell>
          <table:table-cell table:style-name="ce28" table:formula="of:=([.$B$2]+([.$C$2]*([.R$3]-1)))*[.$O4]" office:value-type="float" office:value="560">
            <text:p>560,0</text:p>
          </table:table-cell>
          <table:table-cell table:style-name="ce28" table:formula="of:=([.$B$2]+([.$C$2]*([.S$3]-1)))*[.$O4]" office:value-type="float" office:value="760">
            <text:p>760,0</text:p>
          </table:table-cell>
          <table:table-cell table:style-name="ce28" table:formula="of:=([.$B$2]+([.$C$2]*([.T$3]-1)))*[.$O4]" office:value-type="float" office:value="960">
            <text:p>960,0</text:p>
          </table:table-cell>
          <table:table-cell table:style-name="ce28" table:formula="of:=([.$B$2]+([.$C$2]*([.U$3]-1)))*[.$O4]" office:value-type="float" office:value="1160">
            <text:p>1160,0</text:p>
          </table:table-cell>
          <table:table-cell table:style-name="ce28" table:formula="of:=([.$B$2]+([.$C$2]*([.V$3]-1)))*[.$O4]" office:value-type="float" office:value="1360">
            <text:p>1360,0</text:p>
          </table:table-cell>
          <table:table-cell table:style-name="ce28" table:formula="of:=([.$B$2]+([.$C$2]*([.W$3]-1)))*[.$O4]" office:value-type="float" office:value="1560">
            <text:p>1560,0</text:p>
          </table:table-cell>
          <table:table-cell table:style-name="ce28" table:formula="of:=([.$B$2]+([.$C$2]*([.X$3]-1)))*[.$O4]" office:value-type="float" office:value="1760">
            <text:p>1760,0</text:p>
          </table:table-cell>
          <table:table-cell table:style-name="ce28" table:formula="of:=([.$B$2]+([.$C$2]*([.Y$3]-1)))*[.$O4]" office:value-type="float" office:value="1960">
            <text:p>1960,0</text:p>
          </table:table-cell>
          <table:table-cell table:style-name="ce28" table:formula="of:=([.$B$2]+([.$C$2]*([.Z$3]-1)))*[.$O4]" office:value-type="float" office:value="2160">
            <text:p>2160,0</text:p>
          </table:table-cell>
          <table:table-cell table:style-name="ce28" table:formula="of:=([.$B$2]+([.$C$2]*([.AA$3]-1)))*[.$O4]" office:value-type="float" office:value="2360">
            <text:p>2360,0</text:p>
          </table:table-cell>
          <table:table-cell table:style-name="ce28" table:formula="of:=([.$B$2]+([.$C$2]*([.AB$3]-1)))*[.$O4]" office:value-type="float" office:value="2560">
            <text:p>2560,0</text:p>
          </table:table-cell>
          <table:table-cell table:style-name="ce28" table:formula="of:=([.$B$2]+([.$C$2]*([.AC$3]-1)))*[.$O4]" office:value-type="float" office:value="2760">
            <text:p>2760,0</text:p>
          </table:table-cell>
          <table:table-cell table:style-name="ce28" table:formula="of:=([.$B$2]+([.$C$2]*([.AD$3]-1)))*[.$O4]" office:value-type="float" office:value="2960">
            <text:p>2960,0</text:p>
          </table:table-cell>
          <table:table-cell table:number-columns-repeated="2"/>
          <table:table-cell table:style-name="ce23" office:value-type="float" office:value="0">
            <text:p>0</text:p>
          </table:table-cell>
          <table:table-cell table:style-name="ce24" table:formula="of:=[.$J$3]*[.$AG4]" office:value-type="float" office:value="0">
            <text:p>0,000</text:p>
          </table:table-cell>
          <table:table-cell table:style-name="ce25" table:formula="of:=10*LOG([.$AH4]*0.02+1;3)+1" office:value-type="float" office:value="1">
            <text:p>1,000</text:p>
          </table:table-cell>
          <table:table-cell table:style-name="ce16" table:formula="of:=([.$B$3]+([.$C$3]*([.AJ$3]-1)))*[.$AI4]" office:value-type="float" office:value="2.5">
            <text:p>2,50</text:p>
          </table:table-cell>
          <table:table-cell table:style-name="ce16" table:formula="of:=([.$B$3]+([.$C$3]*([.AK$3]-1)))*[.$AI4]" office:value-type="float" office:value="8.1">
            <text:p>8,10</text:p>
          </table:table-cell>
          <table:table-cell table:style-name="ce16" table:formula="of:=([.$B$3]+([.$C$3]*([.AL$3]-1)))*[.$AI4]" office:value-type="float" office:value="14.1">
            <text:p>14,10</text:p>
          </table:table-cell>
          <table:table-cell table:style-name="ce16" table:formula="of:=([.$B$3]+([.$C$3]*([.AM$3]-1)))*[.$AI4]" office:value-type="float" office:value="22.1">
            <text:p>22,10</text:p>
          </table:table-cell>
          <table:table-cell table:style-name="ce16" table:formula="of:=([.$B$3]+([.$C$3]*([.AN$3]-1)))*[.$AI4]" office:value-type="float" office:value="30.1">
            <text:p>30,10</text:p>
          </table:table-cell>
          <table:table-cell table:style-name="ce33" table:formula="of:=[.AJ4]/[.P4]*100" office:value-type="float" office:value="1.25">
            <text:p>1,250</text:p>
          </table:table-cell>
          <table:table-cell table:style-name="ce33" table:formula="of:=[.AK4]/[.S4]*100" office:value-type="float" office:value="1.06578947368421">
            <text:p>1,066</text:p>
          </table:table-cell>
          <table:table-cell table:style-name="ce33" table:formula="of:=[.AL4]/[.V4]*100" office:value-type="float" office:value="1.03676470588235">
            <text:p>1,037</text:p>
          </table:table-cell>
          <table:table-cell table:style-name="ce33" table:formula="of:=[.AM4]/[.Z4]*100" office:value-type="float" office:value="1.02314814814815">
            <text:p>1,023</text:p>
          </table:table-cell>
          <table:table-cell table:style-name="ce33" table:formula="of:=[.AN4]/[.AD4]*100" office:value-type="float" office:value="1.01689189189189">
            <text:p>1,017</text:p>
          </table:table-cell>
          <table:table-cell table:style-name="ce16" table:formula="of:=[.P4]/[.AJ4]" office:value-type="float" office:value="80">
            <text:p>80,00</text:p>
          </table:table-cell>
          <table:table-cell table:style-name="ce16" table:formula="of:=[.S4]/[.AK4]" office:value-type="float" office:value="93.8271604938272">
            <text:p>93,83</text:p>
          </table:table-cell>
          <table:table-cell table:style-name="ce16" table:formula="of:=[.V4]/[.AL4]" office:value-type="float" office:value="96.4539007092199">
            <text:p>96,45</text:p>
          </table:table-cell>
          <table:table-cell table:style-name="ce16" table:formula="of:=[.Z4]/[.AM4]" office:value-type="float" office:value="97.737556561086">
            <text:p>97,74</text:p>
          </table:table-cell>
          <table:table-cell table:style-name="ce16" table:formula="of:=[.AD4]/[.AN4]" office:value-type="float" office:value="98.3388704318937">
            <text:p>98,34</text:p>
          </table:table-cell>
          <table:table-cell table:number-columns-repeated="2"/>
          <table:table-cell table:style-name="ce23" office:value-type="float" office:value="0">
            <text:p>0</text:p>
          </table:table-cell>
          <table:table-cell table:style-name="ce24" table:formula="of:=[.$J$4]*[.$BA4]" office:value-type="float" office:value="0">
            <text:p>0,000</text:p>
          </table:table-cell>
          <table:table-cell table:style-name="ce25" table:formula="of:=0.75*LOG([.$BB4]*0.7+1)+1" office:value-type="float" office:value="1">
            <text:p>1,000</text:p>
          </table:table-cell>
          <table:table-cell table:style-name="ce28" table:formula="of:=([.$B$4]+([.$C$4]*([.BD$3]-1)))*[.$BC4]" office:value-type="float" office:value="9">
            <text:p>9,0</text:p>
          </table:table-cell>
          <table:table-cell table:style-name="ce28" table:formula="of:=([.$B$4]+([.$C$4]*([.BE$3]-1)))*[.$BC4]" office:value-type="float" office:value="9.1">
            <text:p>9,1</text:p>
          </table:table-cell>
          <table:table-cell table:style-name="ce28" table:formula="of:=([.$B$4]+([.$C$4]*([.BF$3]-1)))*[.$BC4]" office:value-type="float" office:value="9.225">
            <text:p>9,2</text:p>
          </table:table-cell>
          <table:table-cell table:style-name="ce28" table:formula="of:=([.$B$4]+([.$C$4]*([.BG$3]-1)))*[.$BC4]" office:value-type="float" office:value="9.35">
            <text:p>9,4</text:p>
          </table:table-cell>
          <table:table-cell table:style-name="ce28" table:formula="of:=([.$B$4]+([.$C$4]*([.BH$3]-1)))*[.$BC4]" office:value-type="float" office:value="9.475">
            <text:p>9,5</text:p>
          </table:table-cell>
          <table:table-cell table:style-name="ce28" table:formula="of:=([.$B$4]+([.$C$4]*([.BI$3]-1)))*[.$BC4]" office:value-type="float" office:value="9.6">
            <text:p>9,6</text:p>
          </table:table-cell>
          <table:table-cell table:style-name="ce28" table:formula="of:=([.$B$4]+([.$C$4]*([.BJ$3]-1)))*[.$BC4]" office:value-type="float" office:value="9.725">
            <text:p>9,7</text:p>
          </table:table-cell>
          <table:table-cell table:style-name="ce28" table:formula="of:=([.$B$4]+([.$C$4]*([.BK$3]-1)))*[.$BC4]" office:value-type="float" office:value="9.85">
            <text:p>9,9</text:p>
          </table:table-cell>
          <table:table-cell table:style-name="ce28" table:formula="of:=([.$B$4]+([.$C$4]*([.BL$3]-1)))*[.$BC4]" office:value-type="float" office:value="9.975">
            <text:p>10,0</text:p>
          </table:table-cell>
          <table:table-cell table:style-name="ce28" table:formula="of:=([.$B$4]+([.$C$4]*([.BM$3]-1)))*[.$BC4]" office:value-type="float" office:value="10.1">
            <text:p>10,1</text:p>
          </table:table-cell>
          <table:table-cell table:style-name="ce28" table:formula="of:=([.$B$4]+([.$C$4]*([.BN$3]-1)))*[.$BC4]" office:value-type="float" office:value="10.225">
            <text:p>10,2</text:p>
          </table:table-cell>
          <table:table-cell table:style-name="ce28" table:formula="of:=([.$B$4]+([.$C$4]*([.BO$3]-1)))*[.$BC4]" office:value-type="float" office:value="10.35">
            <text:p>10,4</text:p>
          </table:table-cell>
          <table:table-cell table:style-name="ce28" table:formula="of:=([.$B$4]+([.$C$4]*([.BP$3]-1)))*[.$BC4]" office:value-type="float" office:value="10.475">
            <text:p>10,5</text:p>
          </table:table-cell>
          <table:table-cell table:style-name="ce28" table:formula="of:=([.$B$4]+([.$C$4]*([.BQ$3]-1)))*[.$BC4]" office:value-type="float" office:value="10.6">
            <text:p>10,6</text:p>
          </table:table-cell>
          <table:table-cell table:style-name="ce28" table:formula="of:=([.$B$4]+([.$C$4]*([.BR$3]-1)))*[.$BC4]" office:value-type="float" office:value="10.725">
            <text:p>10,7</text:p>
          </table:table-cell>
          <table:table-cell table:number-columns-repeated="954"/>
        </table:table-row>
        <table:table-row table:style-name="ro3">
          <table:table-cell table:style-name="ce2" office:value-type="string">
            <text:p>Damage</text:p>
          </table:table-cell>
          <table:table-cell table:style-name="ce10" office:value-type="float" office:value="25">
            <text:p>25</text:p>
          </table:table-cell>
          <table:table-cell table:style-name="ce10" office:value-type="float" office:value="2.5">
            <text:p>2,5</text:p>
          </table:table-cell>
          <table:table-cell table:style-name="ce10"/>
          <table:table-cell table:style-name="ce10" office:value-type="float" office:value="0.15">
            <text:p>0,15</text:p>
          </table:table-cell>
          <table:table-cell table:number-columns-repeated="2" table:style-name="ce10"/>
          <table:table-cell table:style-name="ce10" office:value-type="float" office:value="0.05">
            <text:p>0,05</text:p>
          </table:table-cell>
          <table:table-cell table:style-name="ce10"/>
          <table:table-cell table:style-name="ce10" table:formula="of:=[.D5]+[.E5]+[.F5]+[.G5]+[.H5]+[.I5]" office:value-type="float" office:value="0.2">
            <text:p>0,2</text:p>
          </table:table-cell>
          <table:table-cell table:number-columns-repeated="2"/>
          <table:table-cell table:style-name="ce23" table:formula="of:=[.M4]+3" office:value-type="float" office:value="3">
            <text:p>3</text:p>
          </table:table-cell>
          <table:table-cell table:style-name="ce24" table:formula="of:=[.$J$2]*[.$M5]" office:value-type="float" office:value="0.45">
            <text:p>0,450</text:p>
          </table:table-cell>
          <table:table-cell table:style-name="ce25" table:formula="of:=2*LOG([.$N5]*0.13+1;3)+1" office:value-type="float" office:value="1.10349931851155">
            <text:p>1,103</text:p>
          </table:table-cell>
          <table:table-cell table:style-name="ce28" table:formula="of:=([.$B$2]+([.$C$2]*([.P$3]-1)))*[.$O5]" office:value-type="float" office:value="220.69986370231">
            <text:p>220,7</text:p>
          </table:table-cell>
          <table:table-cell table:style-name="ce28" table:formula="of:=([.$B$2]+([.$C$2]*([.Q$3]-1)))*[.$O5]" office:value-type="float" office:value="397.259754664159">
            <text:p>397,3</text:p>
          </table:table-cell>
          <table:table-cell table:style-name="ce28" table:formula="of:=([.$B$2]+([.$C$2]*([.R$3]-1)))*[.$O5]" office:value-type="float" office:value="617.959618366469">
            <text:p>618,0</text:p>
          </table:table-cell>
          <table:table-cell table:style-name="ce28" table:formula="of:=([.$B$2]+([.$C$2]*([.S$3]-1)))*[.$O5]" office:value-type="float" office:value="838.659482068779">
            <text:p>838,7</text:p>
          </table:table-cell>
          <table:table-cell table:style-name="ce28" table:formula="of:=([.$B$2]+([.$C$2]*([.T$3]-1)))*[.$O5]" office:value-type="float" office:value="1059.35934577109">
            <text:p>1059,4</text:p>
          </table:table-cell>
          <table:table-cell table:style-name="ce28" table:formula="of:=([.$B$2]+([.$C$2]*([.U$3]-1)))*[.$O5]" office:value-type="float" office:value="1280.0592094734">
            <text:p>1280,1</text:p>
          </table:table-cell>
          <table:table-cell table:style-name="ce28" table:formula="of:=([.$B$2]+([.$C$2]*([.V$3]-1)))*[.$O5]" office:value-type="float" office:value="1500.75907317571">
            <text:p>1500,8</text:p>
          </table:table-cell>
          <table:table-cell table:style-name="ce28" table:formula="of:=([.$B$2]+([.$C$2]*([.W$3]-1)))*[.$O5]" office:value-type="float" office:value="1721.45893687802">
            <text:p>1721,5</text:p>
          </table:table-cell>
          <table:table-cell table:style-name="ce28" table:formula="of:=([.$B$2]+([.$C$2]*([.X$3]-1)))*[.$O5]" office:value-type="float" office:value="1942.15880058033">
            <text:p>1942,2</text:p>
          </table:table-cell>
          <table:table-cell table:style-name="ce28" table:formula="of:=([.$B$2]+([.$C$2]*([.Y$3]-1)))*[.$O5]" office:value-type="float" office:value="2162.85866428264">
            <text:p>2162,9</text:p>
          </table:table-cell>
          <table:table-cell table:style-name="ce28" table:formula="of:=([.$B$2]+([.$C$2]*([.Z$3]-1)))*[.$O5]" office:value-type="float" office:value="2383.55852798495">
            <text:p>2383,6</text:p>
          </table:table-cell>
          <table:table-cell table:style-name="ce28" table:formula="of:=([.$B$2]+([.$C$2]*([.AA$3]-1)))*[.$O5]" office:value-type="float" office:value="2604.25839168726">
            <text:p>2604,3</text:p>
          </table:table-cell>
          <table:table-cell table:style-name="ce28" table:formula="of:=([.$B$2]+([.$C$2]*([.AB$3]-1)))*[.$O5]" office:value-type="float" office:value="2824.95825538957">
            <text:p>2825,0</text:p>
          </table:table-cell>
          <table:table-cell table:style-name="ce28" table:formula="of:=([.$B$2]+([.$C$2]*([.AC$3]-1)))*[.$O5]" office:value-type="float" office:value="3045.65811909188">
            <text:p>3045,7</text:p>
          </table:table-cell>
          <table:table-cell table:style-name="ce28" table:formula="of:=([.$B$2]+([.$C$2]*([.AD$3]-1)))*[.$O5]" office:value-type="float" office:value="3266.35798279419">
            <text:p>3266,4</text:p>
          </table:table-cell>
          <table:table-cell table:number-columns-repeated="2"/>
          <table:table-cell table:style-name="ce23" table:formula="of:=[.AG4]+3" office:value-type="float" office:value="3">
            <text:p>3</text:p>
          </table:table-cell>
          <table:table-cell table:style-name="ce24" table:formula="of:=[.$J$3]*[.$AG5]" office:value-type="float" office:value="0.75">
            <text:p>0,750</text:p>
          </table:table-cell>
          <table:table-cell table:style-name="ce25" table:formula="of:=10*LOG([.$AH5]*0.02+1;3)+1" office:value-type="float" office:value="1.13552199121858">
            <text:p>1,136</text:p>
          </table:table-cell>
          <table:table-cell table:style-name="ce16" table:formula="of:=([.$B$3]+([.$C$3]*([.AJ$3]-1)))*[.$AI5]" office:value-type="float" office:value="2.83880497804645">
            <text:p>2,84</text:p>
          </table:table-cell>
          <table:table-cell table:style-name="ce16" table:formula="of:=([.$B$3]+([.$C$3]*([.AK$3]-1)))*[.$AI5]" office:value-type="float" office:value="9.19772812887051">
            <text:p>9,20</text:p>
          </table:table-cell>
          <table:table-cell table:style-name="ce16" table:formula="of:=([.$B$3]+([.$C$3]*([.AL$3]-1)))*[.$AI5]" office:value-type="float" office:value="16.010860076182">
            <text:p>16,01</text:p>
          </table:table-cell>
          <table:table-cell table:style-name="ce16" table:formula="of:=([.$B$3]+([.$C$3]*([.AM$3]-1)))*[.$AI5]" office:value-type="float" office:value="25.0950360059307">
            <text:p>25,10</text:p>
          </table:table-cell>
          <table:table-cell table:style-name="ce16" table:formula="of:=([.$B$3]+([.$C$3]*([.AN$3]-1)))*[.$AI5]" office:value-type="float" office:value="34.1792119356793">
            <text:p>34,18</text:p>
          </table:table-cell>
          <table:table-cell table:style-name="ce33" table:formula="of:=[.AJ5]/[.P5]*100" office:value-type="float" office:value="1.28627400598469">
            <text:p>1,286</text:p>
          </table:table-cell>
          <table:table-cell table:style-name="ce33" table:formula="of:=[.AK5]/[.S5]*100" office:value-type="float" office:value="1.09671783668168">
            <text:p>1,097</text:p>
          </table:table-cell>
          <table:table-cell table:style-name="ce33" table:formula="of:=[.AL5]/[.V5]*100" office:value-type="float" office:value="1.06685079319907">
            <text:p>1,067</text:p>
          </table:table-cell>
          <table:table-cell table:style-name="ce33" table:formula="of:=[.AM5]/[.Z5]*100" office:value-type="float" office:value="1.05283909378747">
            <text:p>1,053</text:p>
          </table:table-cell>
          <table:table-cell table:style-name="ce33" table:formula="of:=[.AN5]/[.AD5]*100" office:value-type="float" office:value="1.04640128594971">
            <text:p>1,046</text:p>
          </table:table-cell>
          <table:table-cell table:style-name="ce16" table:formula="of:=[.P5]/[.AJ5]" office:value-type="float" office:value="77.743932890447">
            <text:p>77,74</text:p>
          </table:table-cell>
          <table:table-cell table:style-name="ce16" table:formula="of:=[.S5]/[.AK5]" office:value-type="float" office:value="91.1811558591662">
            <text:p>91,18</text:p>
          </table:table-cell>
          <table:table-cell table:style-name="ce16" table:formula="of:=[.V5]/[.AL5]" office:value-type="float" office:value="93.7338197969928">
            <text:p>93,73</text:p>
          </table:table-cell>
          <table:table-cell table:style-name="ce16" table:formula="of:=[.Z5]/[.AM5]" office:value-type="float" office:value="94.9812754770167">
            <text:p>94,98</text:p>
          </table:table-cell>
          <table:table-cell table:style-name="ce16" table:formula="of:=[.AD5]/[.AN5]" office:value-type="float" office:value="95.5656317922438">
            <text:p>95,57</text:p>
          </table:table-cell>
          <table:table-cell table:number-columns-repeated="2"/>
          <table:table-cell table:style-name="ce23" table:formula="of:=[.BA4]+3" office:value-type="float" office:value="3">
            <text:p>3</text:p>
          </table:table-cell>
          <table:table-cell table:style-name="ce24" table:formula="of:=[.$J$4]*[.$BA5]" office:value-type="float" office:value="0.6">
            <text:p>0,600</text:p>
          </table:table-cell>
          <table:table-cell table:style-name="ce25" table:formula="of:=0.75*LOG([.$BB5]*0.7+1)+1" office:value-type="float" office:value="1.11421625828729">
            <text:p>1,114</text:p>
          </table:table-cell>
          <table:table-cell table:style-name="ce28" table:formula="of:=([.$B$4]+([.$C$4]*([.BD$3]-1)))*[.$BC5]" office:value-type="float" office:value="10.0279463245856">
            <text:p>10,0</text:p>
          </table:table-cell>
          <table:table-cell table:style-name="ce28" table:formula="of:=([.$B$4]+([.$C$4]*([.BE$3]-1)))*[.$BC5]" office:value-type="float" office:value="10.1393679504144">
            <text:p>10,1</text:p>
          </table:table-cell>
          <table:table-cell table:style-name="ce28" table:formula="of:=([.$B$4]+([.$C$4]*([.BF$3]-1)))*[.$BC5]" office:value-type="float" office:value="10.2786449827003">
            <text:p>10,3</text:p>
          </table:table-cell>
          <table:table-cell table:style-name="ce28" table:formula="of:=([.$B$4]+([.$C$4]*([.BG$3]-1)))*[.$BC5]" office:value-type="float" office:value="10.4179220149862">
            <text:p>10,4</text:p>
          </table:table-cell>
          <table:table-cell table:style-name="ce28" table:formula="of:=([.$B$4]+([.$C$4]*([.BH$3]-1)))*[.$BC5]" office:value-type="float" office:value="10.5571990472721">
            <text:p>10,6</text:p>
          </table:table-cell>
          <table:table-cell table:style-name="ce28" table:formula="of:=([.$B$4]+([.$C$4]*([.BI$3]-1)))*[.$BC5]" office:value-type="float" office:value="10.696476079558">
            <text:p>10,7</text:p>
          </table:table-cell>
          <table:table-cell table:style-name="ce28" table:formula="of:=([.$B$4]+([.$C$4]*([.BJ$3]-1)))*[.$BC5]" office:value-type="float" office:value="10.8357531118439">
            <text:p>10,8</text:p>
          </table:table-cell>
          <table:table-cell table:style-name="ce28" table:formula="of:=([.$B$4]+([.$C$4]*([.BK$3]-1)))*[.$BC5]" office:value-type="float" office:value="10.9750301441298">
            <text:p>11,0</text:p>
          </table:table-cell>
          <table:table-cell table:style-name="ce28" table:formula="of:=([.$B$4]+([.$C$4]*([.BL$3]-1)))*[.$BC5]" office:value-type="float" office:value="11.1143071764157">
            <text:p>11,1</text:p>
          </table:table-cell>
          <table:table-cell table:style-name="ce28" table:formula="of:=([.$B$4]+([.$C$4]*([.BM$3]-1)))*[.$BC5]" office:value-type="float" office:value="11.2535842087017">
            <text:p>11,3</text:p>
          </table:table-cell>
          <table:table-cell table:style-name="ce28" table:formula="of:=([.$B$4]+([.$C$4]*([.BN$3]-1)))*[.$BC5]" office:value-type="float" office:value="11.3928612409876">
            <text:p>11,4</text:p>
          </table:table-cell>
          <table:table-cell table:style-name="ce28" table:formula="of:=([.$B$4]+([.$C$4]*([.BO$3]-1)))*[.$BC5]" office:value-type="float" office:value="11.5321382732735">
            <text:p>11,5</text:p>
          </table:table-cell>
          <table:table-cell table:style-name="ce28" table:formula="of:=([.$B$4]+([.$C$4]*([.BP$3]-1)))*[.$BC5]" office:value-type="float" office:value="11.6714153055594">
            <text:p>11,7</text:p>
          </table:table-cell>
          <table:table-cell table:style-name="ce28" table:formula="of:=([.$B$4]+([.$C$4]*([.BQ$3]-1)))*[.$BC5]" office:value-type="float" office:value="11.8106923378453">
            <text:p>11,8</text:p>
          </table:table-cell>
          <table:table-cell table:style-name="ce28" table:formula="of:=([.$B$4]+([.$C$4]*([.BR$3]-1)))*[.$BC5]" office:value-type="float" office:value="11.9499693701312">
            <text:p>11,9</text:p>
          </table:table-cell>
          <table:table-cell table:number-columns-repeated="954"/>
        </table:table-row>
        <table:table-row table:style-name="ro2">
          <table:table-cell table:style-name="ce2" office:value-type="string">
            <text:p>Attack speed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001">
            <text:p>0,001</text:p>
          </table:table-cell>
          <table:table-cell table:number-columns-repeated="3" table:style-name="ce10"/>
          <table:table-cell table:style-name="ce10" office:value-type="float" office:value="0.1">
            <text:p>0,1</text:p>
          </table:table-cell>
          <table:table-cell table:number-columns-repeated="2" table:style-name="ce10"/>
          <table:table-cell table:style-name="ce10" table:formula="of:=[.D6]+[.E6]+[.F6]+[.G6]+[.H6]+[.I6]" office:value-type="float" office:value="0.1">
            <text:p>0,1</text:p>
          </table:table-cell>
          <table:table-cell table:number-columns-repeated="2"/>
          <table:table-cell table:style-name="ce23" table:formula="of:=[.M5]+3" office:value-type="float" office:value="6">
            <text:p>6</text:p>
          </table:table-cell>
          <table:table-cell table:style-name="ce24" table:formula="of:=[.$J$2]*[.$M6]" office:value-type="float" office:value="0.9">
            <text:p>0,900</text:p>
          </table:table-cell>
          <table:table-cell table:style-name="ce25" table:formula="of:=2*LOG([.$N6]*0.13+1;3)+1" office:value-type="float" office:value="1.201429605746">
            <text:p>1,201</text:p>
          </table:table-cell>
          <table:table-cell table:style-name="ce28" table:formula="of:=([.$B$2]+([.$C$2]*([.P$3]-1)))*[.$O6]" office:value-type="float" office:value="240.2859211492">
            <text:p>240,3</text:p>
          </table:table-cell>
          <table:table-cell table:style-name="ce28" table:formula="of:=([.$B$2]+([.$C$2]*([.Q$3]-1)))*[.$O6]" office:value-type="float" office:value="432.51465806856">
            <text:p>432,5</text:p>
          </table:table-cell>
          <table:table-cell table:style-name="ce28" table:formula="of:=([.$B$2]+([.$C$2]*([.R$3]-1)))*[.$O6]" office:value-type="float" office:value="672.80057921776">
            <text:p>672,8</text:p>
          </table:table-cell>
          <table:table-cell table:style-name="ce28" table:formula="of:=([.$B$2]+([.$C$2]*([.S$3]-1)))*[.$O6]" office:value-type="float" office:value="913.086500366959">
            <text:p>913,1</text:p>
          </table:table-cell>
          <table:table-cell table:style-name="ce28" table:formula="of:=([.$B$2]+([.$C$2]*([.T$3]-1)))*[.$O6]" office:value-type="float" office:value="1153.37242151616">
            <text:p>1153,4</text:p>
          </table:table-cell>
          <table:table-cell table:style-name="ce28" table:formula="of:=([.$B$2]+([.$C$2]*([.U$3]-1)))*[.$O6]" office:value-type="float" office:value="1393.65834266536">
            <text:p>1393,7</text:p>
          </table:table-cell>
          <table:table-cell table:style-name="ce28" table:formula="of:=([.$B$2]+([.$C$2]*([.V$3]-1)))*[.$O6]" office:value-type="float" office:value="1633.94426381456">
            <text:p>1633,9</text:p>
          </table:table-cell>
          <table:table-cell table:style-name="ce28" table:formula="of:=([.$B$2]+([.$C$2]*([.W$3]-1)))*[.$O6]" office:value-type="float" office:value="1874.23018496376">
            <text:p>1874,2</text:p>
          </table:table-cell>
          <table:table-cell table:style-name="ce28" table:formula="of:=([.$B$2]+([.$C$2]*([.X$3]-1)))*[.$O6]" office:value-type="float" office:value="2114.51610611296">
            <text:p>2114,5</text:p>
          </table:table-cell>
          <table:table-cell table:style-name="ce28" table:formula="of:=([.$B$2]+([.$C$2]*([.Y$3]-1)))*[.$O6]" office:value-type="float" office:value="2354.80202726216">
            <text:p>2354,8</text:p>
          </table:table-cell>
          <table:table-cell table:style-name="ce28" table:formula="of:=([.$B$2]+([.$C$2]*([.Z$3]-1)))*[.$O6]" office:value-type="float" office:value="2595.08794841136">
            <text:p>2595,1</text:p>
          </table:table-cell>
          <table:table-cell table:style-name="ce28" table:formula="of:=([.$B$2]+([.$C$2]*([.AA$3]-1)))*[.$O6]" office:value-type="float" office:value="2835.37386956056">
            <text:p>2835,4</text:p>
          </table:table-cell>
          <table:table-cell table:style-name="ce28" table:formula="of:=([.$B$2]+([.$C$2]*([.AB$3]-1)))*[.$O6]" office:value-type="float" office:value="3075.65979070976">
            <text:p>3075,7</text:p>
          </table:table-cell>
          <table:table-cell table:style-name="ce28" table:formula="of:=([.$B$2]+([.$C$2]*([.AC$3]-1)))*[.$O6]" office:value-type="float" office:value="3315.94571185896">
            <text:p>3315,9</text:p>
          </table:table-cell>
          <table:table-cell table:style-name="ce28" table:formula="of:=([.$B$2]+([.$C$2]*([.AD$3]-1)))*[.$O6]" office:value-type="float" office:value="3556.23163300816">
            <text:p>3556,2</text:p>
          </table:table-cell>
          <table:table-cell table:number-columns-repeated="2"/>
          <table:table-cell table:style-name="ce23" table:formula="of:=[.AG5]+3" office:value-type="float" office:value="6">
            <text:p>6</text:p>
          </table:table-cell>
          <table:table-cell table:style-name="ce24" table:formula="of:=[.$J$3]*[.$AG6]" office:value-type="float" office:value="1.5">
            <text:p>1,500</text:p>
          </table:table-cell>
          <table:table-cell table:style-name="ce25" table:formula="of:=10*LOG([.$AH6]*0.02+1;3)+1" office:value-type="float" office:value="1.26905581292359">
            <text:p>1,269</text:p>
          </table:table-cell>
          <table:table-cell table:style-name="ce16" table:formula="of:=([.$B$3]+([.$C$3]*([.AJ$3]-1)))*[.$AI6]" office:value-type="float" office:value="3.17263953230898">
            <text:p>3,17</text:p>
          </table:table-cell>
          <table:table-cell table:style-name="ce16" table:formula="of:=([.$B$3]+([.$C$3]*([.AK$3]-1)))*[.$AI6]" office:value-type="float" office:value="10.2793520846811">
            <text:p>10,28</text:p>
          </table:table-cell>
          <table:table-cell table:style-name="ce16" table:formula="of:=([.$B$3]+([.$C$3]*([.AL$3]-1)))*[.$AI6]" office:value-type="float" office:value="17.8936869622226">
            <text:p>17,89</text:p>
          </table:table-cell>
          <table:table-cell table:style-name="ce16" table:formula="of:=([.$B$3]+([.$C$3]*([.AM$3]-1)))*[.$AI6]" office:value-type="float" office:value="28.0461334656113">
            <text:p>28,05</text:p>
          </table:table-cell>
          <table:table-cell table:style-name="ce16" table:formula="of:=([.$B$3]+([.$C$3]*([.AN$3]-1)))*[.$AI6]" office:value-type="float" office:value="38.1985799690001">
            <text:p>38,20</text:p>
          </table:table-cell>
          <table:table-cell table:style-name="ce33" table:formula="of:=[.AJ6]/[.P6]*100" office:value-type="float" office:value="1.32036014308928">
            <text:p>1,320</text:p>
          </table:table-cell>
          <table:table-cell table:style-name="ce33" table:formula="of:=[.AK6]/[.S6]*100" office:value-type="float" office:value="1.12578075358139">
            <text:p>1,126</text:p>
          </table:table-cell>
          <table:table-cell table:style-name="ce33" table:formula="of:=[.AL6]/[.V6]*100" office:value-type="float" office:value="1.09512223632699">
            <text:p>1,095</text:p>
          </table:table-cell>
          <table:table-cell table:style-name="ce33" table:formula="of:=[.AM6]/[.Z6]*100" office:value-type="float" office:value="1.08073922823234">
            <text:p>1,081</text:p>
          </table:table-cell>
          <table:table-cell table:style-name="ce33" table:formula="of:=[.AN6]/[.AD6]*100" office:value-type="float" office:value="1.07413081910777">
            <text:p>1,074</text:p>
          </table:table-cell>
          <table:table-cell table:style-name="ce16" table:formula="of:=[.P6]/[.AJ6]" office:value-type="float" office:value="75.7369120261592">
            <text:p>75,74</text:p>
          </table:table-cell>
          <table:table-cell table:style-name="ce16" table:formula="of:=[.S6]/[.AK6]" office:value-type="float" office:value="88.8272424998164">
            <text:p>88,83</text:p>
          </table:table-cell>
          <table:table-cell table:style-name="ce16" table:formula="of:=[.V6]/[.AL6]" office:value-type="float" office:value="91.314007407426">
            <text:p>91,31</text:p>
          </table:table-cell>
          <table:table-cell table:style-name="ce16" table:formula="of:=[.Z6]/[.AM6]" office:value-type="float" office:value="92.5292590364841">
            <text:p>92,53</text:p>
          </table:table-cell>
          <table:table-cell table:style-name="ce16" table:formula="of:=[.AD6]/[.AN6]" office:value-type="float" office:value="93.0985297331525">
            <text:p>93,10</text:p>
          </table:table-cell>
          <table:table-cell table:number-columns-repeated="2"/>
          <table:table-cell table:style-name="ce23" table:formula="of:=[.BA5]+3" office:value-type="float" office:value="6">
            <text:p>6</text:p>
          </table:table-cell>
          <table:table-cell table:style-name="ce24" table:formula="of:=[.$J$4]*[.$BA6]" office:value-type="float" office:value="1.2">
            <text:p>1,200</text:p>
          </table:table-cell>
          <table:table-cell table:style-name="ce25" table:formula="of:=0.75*LOG([.$BB6]*0.7+1)+1" office:value-type="float" office:value="1.19861336725715">
            <text:p>1,199</text:p>
          </table:table-cell>
          <table:table-cell table:style-name="ce28" table:formula="of:=([.$B$4]+([.$C$4]*([.BD$3]-1)))*[.$BC6]" office:value-type="float" office:value="10.7875203053144">
            <text:p>10,8</text:p>
          </table:table-cell>
          <table:table-cell table:style-name="ce28" table:formula="of:=([.$B$4]+([.$C$4]*([.BE$3]-1)))*[.$BC6]" office:value-type="float" office:value="10.9073816420401">
            <text:p>10,9</text:p>
          </table:table-cell>
          <table:table-cell table:style-name="ce28" table:formula="of:=([.$B$4]+([.$C$4]*([.BF$3]-1)))*[.$BC6]" office:value-type="float" office:value="11.0572083129472">
            <text:p>11,1</text:p>
          </table:table-cell>
          <table:table-cell table:style-name="ce28" table:formula="of:=([.$B$4]+([.$C$4]*([.BG$3]-1)))*[.$BC6]" office:value-type="float" office:value="11.2070349838544">
            <text:p>11,2</text:p>
          </table:table-cell>
          <table:table-cell table:style-name="ce28" table:formula="of:=([.$B$4]+([.$C$4]*([.BH$3]-1)))*[.$BC6]" office:value-type="float" office:value="11.3568616547615">
            <text:p>11,4</text:p>
          </table:table-cell>
          <table:table-cell table:style-name="ce28" table:formula="of:=([.$B$4]+([.$C$4]*([.BI$3]-1)))*[.$BC6]" office:value-type="float" office:value="11.5066883256687">
            <text:p>11,5</text:p>
          </table:table-cell>
          <table:table-cell table:style-name="ce28" table:formula="of:=([.$B$4]+([.$C$4]*([.BJ$3]-1)))*[.$BC6]" office:value-type="float" office:value="11.6565149965758">
            <text:p>11,7</text:p>
          </table:table-cell>
          <table:table-cell table:style-name="ce28" table:formula="of:=([.$B$4]+([.$C$4]*([.BK$3]-1)))*[.$BC6]" office:value-type="float" office:value="11.806341667483">
            <text:p>11,8</text:p>
          </table:table-cell>
          <table:table-cell table:style-name="ce28" table:formula="of:=([.$B$4]+([.$C$4]*([.BL$3]-1)))*[.$BC6]" office:value-type="float" office:value="11.9561683383901">
            <text:p>12,0</text:p>
          </table:table-cell>
          <table:table-cell table:style-name="ce28" table:formula="of:=([.$B$4]+([.$C$4]*([.BM$3]-1)))*[.$BC6]" office:value-type="float" office:value="12.1059950092972">
            <text:p>12,1</text:p>
          </table:table-cell>
          <table:table-cell table:style-name="ce28" table:formula="of:=([.$B$4]+([.$C$4]*([.BN$3]-1)))*[.$BC6]" office:value-type="float" office:value="12.2558216802044">
            <text:p>12,3</text:p>
          </table:table-cell>
          <table:table-cell table:style-name="ce28" table:formula="of:=([.$B$4]+([.$C$4]*([.BO$3]-1)))*[.$BC6]" office:value-type="float" office:value="12.4056483511115">
            <text:p>12,4</text:p>
          </table:table-cell>
          <table:table-cell table:style-name="ce28" table:formula="of:=([.$B$4]+([.$C$4]*([.BP$3]-1)))*[.$BC6]" office:value-type="float" office:value="12.5554750220187">
            <text:p>12,6</text:p>
          </table:table-cell>
          <table:table-cell table:style-name="ce28" table:formula="of:=([.$B$4]+([.$C$4]*([.BQ$3]-1)))*[.$BC6]" office:value-type="float" office:value="12.7053016929258">
            <text:p>12,7</text:p>
          </table:table-cell>
          <table:table-cell table:style-name="ce28" table:formula="of:=([.$B$4]+([.$C$4]*([.BR$3]-1)))*[.$BC6]" office:value-type="float" office:value="12.855128363833">
            <text:p>12,9</text:p>
          </table:table-cell>
          <table:table-cell table:number-columns-repeated="954"/>
        </table:table-row>
        <table:table-row table:style-name="ro2">
          <table:table-cell table:style-name="ce2" office:value-type="string">
            <text:p>Critic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0.075">
            <text:p>0,075</text:p>
          </table:table-cell>
          <table:table-cell table:number-columns-repeated="2" table:style-name="ce10"/>
          <table:table-cell table:style-name="ce10" office:value-type="float" office:value="0.15">
            <text:p>0,15</text:p>
          </table:table-cell>
          <table:table-cell table:style-name="ce10"/>
          <table:table-cell table:style-name="ce10" office:value-type="float" office:value="0.1">
            <text:p>0,1</text:p>
          </table:table-cell>
          <table:table-cell table:style-name="ce10"/>
          <table:table-cell table:style-name="ce10" table:formula="of:=[.D7]+[.E7]+[.F7]+[.G7]+[.H7]+[.I7]" office:value-type="float" office:value="0.25">
            <text:p>0,25</text:p>
          </table:table-cell>
          <table:table-cell table:number-columns-repeated="2"/>
          <table:table-cell table:style-name="ce23" table:formula="of:=[.M6]+3" office:value-type="float" office:value="9">
            <text:p>9</text:p>
          </table:table-cell>
          <table:table-cell table:style-name="ce24" table:formula="of:=[.$J$2]*[.$M7]" office:value-type="float" office:value="1.35">
            <text:p>1,350</text:p>
          </table:table-cell>
          <table:table-cell table:style-name="ce25" table:formula="of:=2*LOG([.$N7]*0.13+1;3)+1" office:value-type="float" office:value="1.29435969480009">
            <text:p>1,294</text:p>
          </table:table-cell>
          <table:table-cell table:style-name="ce28" table:formula="of:=([.$B$2]+([.$C$2]*([.P$3]-1)))*[.$O7]" office:value-type="float" office:value="258.871938960018">
            <text:p>258,9</text:p>
          </table:table-cell>
          <table:table-cell table:style-name="ce28" table:formula="of:=([.$B$2]+([.$C$2]*([.Q$3]-1)))*[.$O7]" office:value-type="float" office:value="465.969490128033">
            <text:p>466,0</text:p>
          </table:table-cell>
          <table:table-cell table:style-name="ce28" table:formula="of:=([.$B$2]+([.$C$2]*([.R$3]-1)))*[.$O7]" office:value-type="float" office:value="724.841429088051">
            <text:p>724,8</text:p>
          </table:table-cell>
          <table:table-cell table:style-name="ce28" table:formula="of:=([.$B$2]+([.$C$2]*([.S$3]-1)))*[.$O7]" office:value-type="float" office:value="983.713368048069">
            <text:p>983,7</text:p>
          </table:table-cell>
          <table:table-cell table:style-name="ce28" table:formula="of:=([.$B$2]+([.$C$2]*([.T$3]-1)))*[.$O7]" office:value-type="float" office:value="1242.58530700809">
            <text:p>1242,6</text:p>
          </table:table-cell>
          <table:table-cell table:style-name="ce28" table:formula="of:=([.$B$2]+([.$C$2]*([.U$3]-1)))*[.$O7]" office:value-type="float" office:value="1501.45724596811">
            <text:p>1501,5</text:p>
          </table:table-cell>
          <table:table-cell table:style-name="ce28" table:formula="of:=([.$B$2]+([.$C$2]*([.V$3]-1)))*[.$O7]" office:value-type="float" office:value="1760.32918492812">
            <text:p>1760,3</text:p>
          </table:table-cell>
          <table:table-cell table:style-name="ce28" table:formula="of:=([.$B$2]+([.$C$2]*([.W$3]-1)))*[.$O7]" office:value-type="float" office:value="2019.20112388814">
            <text:p>2019,2</text:p>
          </table:table-cell>
          <table:table-cell table:style-name="ce28" table:formula="of:=([.$B$2]+([.$C$2]*([.X$3]-1)))*[.$O7]" office:value-type="float" office:value="2278.07306284816">
            <text:p>2278,1</text:p>
          </table:table-cell>
          <table:table-cell table:style-name="ce28" table:formula="of:=([.$B$2]+([.$C$2]*([.Y$3]-1)))*[.$O7]" office:value-type="float" office:value="2536.94500180818">
            <text:p>2536,9</text:p>
          </table:table-cell>
          <table:table-cell table:style-name="ce28" table:formula="of:=([.$B$2]+([.$C$2]*([.Z$3]-1)))*[.$O7]" office:value-type="float" office:value="2795.8169407682">
            <text:p>2795,8</text:p>
          </table:table-cell>
          <table:table-cell table:style-name="ce28" table:formula="of:=([.$B$2]+([.$C$2]*([.AA$3]-1)))*[.$O7]" office:value-type="float" office:value="3054.68887972821">
            <text:p>3054,7</text:p>
          </table:table-cell>
          <table:table-cell table:style-name="ce28" table:formula="of:=([.$B$2]+([.$C$2]*([.AB$3]-1)))*[.$O7]" office:value-type="float" office:value="3313.56081868823">
            <text:p>3313,6</text:p>
          </table:table-cell>
          <table:table-cell table:style-name="ce28" table:formula="of:=([.$B$2]+([.$C$2]*([.AC$3]-1)))*[.$O7]" office:value-type="float" office:value="3572.43275764825">
            <text:p>3572,4</text:p>
          </table:table-cell>
          <table:table-cell table:style-name="ce28" table:formula="of:=([.$B$2]+([.$C$2]*([.AD$3]-1)))*[.$O7]" office:value-type="float" office:value="3831.30469660827">
            <text:p>3831,3</text:p>
          </table:table-cell>
          <table:table-cell table:number-columns-repeated="2"/>
          <table:table-cell table:style-name="ce23" table:formula="of:=[.AG6]+3" office:value-type="float" office:value="9">
            <text:p>9</text:p>
          </table:table-cell>
          <table:table-cell table:style-name="ce24" table:formula="of:=[.$J$3]*[.$AG7]" office:value-type="float" office:value="2.25">
            <text:p>2,250</text:p>
          </table:table-cell>
          <table:table-cell table:style-name="ce25" table:formula="of:=10*LOG([.$AH7]*0.02+1;3)+1" office:value-type="float" office:value="1.40065895740287">
            <text:p>1,401</text:p>
          </table:table-cell>
          <table:table-cell table:style-name="ce16" table:formula="of:=([.$B$3]+([.$C$3]*([.AJ$3]-1)))*[.$AI7]" office:value-type="float" office:value="3.50164739350717">
            <text:p>3,50</text:p>
          </table:table-cell>
          <table:table-cell table:style-name="ce16" table:formula="of:=([.$B$3]+([.$C$3]*([.AK$3]-1)))*[.$AI7]" office:value-type="float" office:value="11.3453375549632">
            <text:p>11,35</text:p>
          </table:table-cell>
          <table:table-cell table:style-name="ce16" table:formula="of:=([.$B$3]+([.$C$3]*([.AL$3]-1)))*[.$AI7]" office:value-type="float" office:value="19.7492912993804">
            <text:p>19,75</text:p>
          </table:table-cell>
          <table:table-cell table:style-name="ce16" table:formula="of:=([.$B$3]+([.$C$3]*([.AM$3]-1)))*[.$AI7]" office:value-type="float" office:value="30.9545629586034">
            <text:p>30,95</text:p>
          </table:table-cell>
          <table:table-cell table:style-name="ce16" table:formula="of:=([.$B$3]+([.$C$3]*([.AN$3]-1)))*[.$AI7]" office:value-type="float" office:value="42.1598346178263">
            <text:p>42,16</text:p>
          </table:table-cell>
          <table:table-cell table:style-name="ce33" table:formula="of:=[.AJ7]/[.P7]*100" office:value-type="float" office:value="1.35265622360405">
            <text:p>1,353</text:p>
          </table:table-cell>
          <table:table-cell table:style-name="ce33" table:formula="of:=[.AK7]/[.S7]*100" office:value-type="float" office:value="1.15331741170451">
            <text:p>1,153</text:p>
          </table:table-cell>
          <table:table-cell table:style-name="ce33" table:formula="of:=[.AL7]/[.V7]*100" office:value-type="float" office:value="1.12190898545983">
            <text:p>1,122</text:p>
          </table:table-cell>
          <table:table-cell table:style-name="ce33" table:formula="of:=[.AM7]/[.Z7]*100" office:value-type="float" office:value="1.10717416820924">
            <text:p>1,107</text:p>
          </table:table-cell>
          <table:table-cell table:style-name="ce33" table:formula="of:=[.AN7]/[.AD7]*100" office:value-type="float" office:value="1.10040411704005">
            <text:p>1,100</text:p>
          </table:table-cell>
          <table:table-cell table:style-name="ce16" table:formula="of:=[.P7]/[.AJ7]" office:value-type="float" office:value="73.9286141260323">
            <text:p>73,93</text:p>
          </table:table-cell>
          <table:table-cell table:style-name="ce16" table:formula="of:=[.S7]/[.AK7]" office:value-type="float" office:value="86.7063992836181">
            <text:p>86,71</text:p>
          </table:table-cell>
          <table:table-cell table:style-name="ce16" table:formula="of:=[.V7]/[.AL7]" office:value-type="float" office:value="89.1337900810319">
            <text:p>89,13</text:p>
          </table:table-cell>
          <table:table-cell table:style-name="ce16" table:formula="of:=[.Z7]/[.AM7]" office:value-type="float" office:value="90.3200263078223">
            <text:p>90,32</text:p>
          </table:table-cell>
          <table:table-cell table:style-name="ce16" table:formula="of:=[.AD7]/[.AN7]" office:value-type="float" office:value="90.8757050718669">
            <text:p>90,88</text:p>
          </table:table-cell>
          <table:table-cell table:number-columns-repeated="2"/>
          <table:table-cell table:style-name="ce23" table:formula="of:=[.BA6]+3" office:value-type="float" office:value="9">
            <text:p>9</text:p>
          </table:table-cell>
          <table:table-cell table:style-name="ce24" table:formula="of:=[.$J$4]*[.$BA7]" office:value-type="float" office:value="1.8">
            <text:p>1,800</text:p>
          </table:table-cell>
          <table:table-cell table:style-name="ce25" table:formula="of:=0.75*LOG([.$BB7]*0.7+1)+1" office:value-type="float" office:value="1.26558132936055">
            <text:p>1,266</text:p>
          </table:table-cell>
          <table:table-cell table:style-name="ce28" table:formula="of:=([.$B$4]+([.$C$4]*([.BD$3]-1)))*[.$BC7]" office:value-type="float" office:value="11.390231964245">
            <text:p>11,4</text:p>
          </table:table-cell>
          <table:table-cell table:style-name="ce28" table:formula="of:=([.$B$4]+([.$C$4]*([.BE$3]-1)))*[.$BC7]" office:value-type="float" office:value="11.516790097181">
            <text:p>11,5</text:p>
          </table:table-cell>
          <table:table-cell table:style-name="ce28" table:formula="of:=([.$B$4]+([.$C$4]*([.BF$3]-1)))*[.$BC7]" office:value-type="float" office:value="11.6749877633511">
            <text:p>11,7</text:p>
          </table:table-cell>
          <table:table-cell table:style-name="ce28" table:formula="of:=([.$B$4]+([.$C$4]*([.BG$3]-1)))*[.$BC7]" office:value-type="float" office:value="11.8331854295211">
            <text:p>11,8</text:p>
          </table:table-cell>
          <table:table-cell table:style-name="ce28" table:formula="of:=([.$B$4]+([.$C$4]*([.BH$3]-1)))*[.$BC7]" office:value-type="float" office:value="11.9913830956912">
            <text:p>12,0</text:p>
          </table:table-cell>
          <table:table-cell table:style-name="ce28" table:formula="of:=([.$B$4]+([.$C$4]*([.BI$3]-1)))*[.$BC7]" office:value-type="float" office:value="12.1495807618613">
            <text:p>12,1</text:p>
          </table:table-cell>
          <table:table-cell table:style-name="ce28" table:formula="of:=([.$B$4]+([.$C$4]*([.BJ$3]-1)))*[.$BC7]" office:value-type="float" office:value="12.3077784280314">
            <text:p>12,3</text:p>
          </table:table-cell>
          <table:table-cell table:style-name="ce28" table:formula="of:=([.$B$4]+([.$C$4]*([.BK$3]-1)))*[.$BC7]" office:value-type="float" office:value="12.4659760942014">
            <text:p>12,5</text:p>
          </table:table-cell>
          <table:table-cell table:style-name="ce28" table:formula="of:=([.$B$4]+([.$C$4]*([.BL$3]-1)))*[.$BC7]" office:value-type="float" office:value="12.6241737603715">
            <text:p>12,6</text:p>
          </table:table-cell>
          <table:table-cell table:style-name="ce28" table:formula="of:=([.$B$4]+([.$C$4]*([.BM$3]-1)))*[.$BC7]" office:value-type="float" office:value="12.7823714265416">
            <text:p>12,8</text:p>
          </table:table-cell>
          <table:table-cell table:style-name="ce28" table:formula="of:=([.$B$4]+([.$C$4]*([.BN$3]-1)))*[.$BC7]" office:value-type="float" office:value="12.9405690927116">
            <text:p>12,9</text:p>
          </table:table-cell>
          <table:table-cell table:style-name="ce28" table:formula="of:=([.$B$4]+([.$C$4]*([.BO$3]-1)))*[.$BC7]" office:value-type="float" office:value="13.0987667588817">
            <text:p>13,1</text:p>
          </table:table-cell>
          <table:table-cell table:style-name="ce28" table:formula="of:=([.$B$4]+([.$C$4]*([.BP$3]-1)))*[.$BC7]" office:value-type="float" office:value="13.2569644250518">
            <text:p>13,3</text:p>
          </table:table-cell>
          <table:table-cell table:style-name="ce28" table:formula="of:=([.$B$4]+([.$C$4]*([.BQ$3]-1)))*[.$BC7]" office:value-type="float" office:value="13.4151620912218">
            <text:p>13,4</text:p>
          </table:table-cell>
          <table:table-cell table:style-name="ce28" table:formula="of:=([.$B$4]+([.$C$4]*([.BR$3]-1)))*[.$BC7]" office:value-type="float" office:value="13.5733597573919">
            <text:p>13,6</text:p>
          </table:table-cell>
          <table:table-cell table:number-columns-repeated="954"/>
        </table:table-row>
        <table:table-row table:style-name="ro2">
          <table:table-cell table:style-name="ce2" office:value-type="string">
            <text:p>Dodg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.025">
            <text:p>0,025</text:p>
          </table:table-cell>
          <table:table-cell table:number-columns-repeated="2" table:style-name="ce10"/>
          <table:table-cell table:style-name="ce10" office:value-type="float" office:value="0.1">
            <text:p>0,1</text:p>
          </table:table-cell>
          <table:table-cell table:style-name="ce10"/>
          <table:table-cell table:style-name="ce10" office:value-type="float" office:value="0.15">
            <text:p>0,15</text:p>
          </table:table-cell>
          <table:table-cell table:style-name="ce10"/>
          <table:table-cell table:style-name="ce10" table:formula="of:=[.D8]+[.E8]+[.F8]+[.G8]+[.H8]+[.I8]" office:value-type="float" office:value="0.25">
            <text:p>0,25</text:p>
          </table:table-cell>
          <table:table-cell table:number-columns-repeated="2"/>
          <table:table-cell table:style-name="ce23" table:formula="of:=[.M7]+3" office:value-type="float" office:value="12">
            <text:p>12</text:p>
          </table:table-cell>
          <table:table-cell table:style-name="ce24" table:formula="of:=[.$J$2]*[.$M8]" office:value-type="float" office:value="1.8">
            <text:p>1,800</text:p>
          </table:table-cell>
          <table:table-cell table:style-name="ce25" table:formula="of:=2*LOG([.$N8]*0.13+1;3)+1" office:value-type="float" office:value="1.38277548440333">
            <text:p>1,383</text:p>
          </table:table-cell>
          <table:table-cell table:style-name="ce28" table:formula="of:=([.$B$2]+([.$C$2]*([.P$3]-1)))*[.$O8]" office:value-type="float" office:value="276.555096880667">
            <text:p>276,6</text:p>
          </table:table-cell>
          <table:table-cell table:style-name="ce28" table:formula="of:=([.$B$2]+([.$C$2]*([.Q$3]-1)))*[.$O8]" office:value-type="float" office:value="497.799174385201">
            <text:p>497,8</text:p>
          </table:table-cell>
          <table:table-cell table:style-name="ce28" table:formula="of:=([.$B$2]+([.$C$2]*([.R$3]-1)))*[.$O8]" office:value-type="float" office:value="774.354271265868">
            <text:p>774,4</text:p>
          </table:table-cell>
          <table:table-cell table:style-name="ce28" table:formula="of:=([.$B$2]+([.$C$2]*([.S$3]-1)))*[.$O8]" office:value-type="float" office:value="1050.90936814653">
            <text:p>1050,9</text:p>
          </table:table-cell>
          <table:table-cell table:style-name="ce28" table:formula="of:=([.$B$2]+([.$C$2]*([.T$3]-1)))*[.$O8]" office:value-type="float" office:value="1327.4644650272">
            <text:p>1327,5</text:p>
          </table:table-cell>
          <table:table-cell table:style-name="ce28" table:formula="of:=([.$B$2]+([.$C$2]*([.U$3]-1)))*[.$O8]" office:value-type="float" office:value="1604.01956190787">
            <text:p>1604,0</text:p>
          </table:table-cell>
          <table:table-cell table:style-name="ce28" table:formula="of:=([.$B$2]+([.$C$2]*([.V$3]-1)))*[.$O8]" office:value-type="float" office:value="1880.57465878854">
            <text:p>1880,6</text:p>
          </table:table-cell>
          <table:table-cell table:style-name="ce28" table:formula="of:=([.$B$2]+([.$C$2]*([.W$3]-1)))*[.$O8]" office:value-type="float" office:value="2157.1297556692">
            <text:p>2157,1</text:p>
          </table:table-cell>
          <table:table-cell table:style-name="ce28" table:formula="of:=([.$B$2]+([.$C$2]*([.X$3]-1)))*[.$O8]" office:value-type="float" office:value="2433.68485254987">
            <text:p>2433,7</text:p>
          </table:table-cell>
          <table:table-cell table:style-name="ce28" table:formula="of:=([.$B$2]+([.$C$2]*([.Y$3]-1)))*[.$O8]" office:value-type="float" office:value="2710.23994943054">
            <text:p>2710,2</text:p>
          </table:table-cell>
          <table:table-cell table:style-name="ce28" table:formula="of:=([.$B$2]+([.$C$2]*([.Z$3]-1)))*[.$O8]" office:value-type="float" office:value="2986.7950463112">
            <text:p>2986,8</text:p>
          </table:table-cell>
          <table:table-cell table:style-name="ce28" table:formula="of:=([.$B$2]+([.$C$2]*([.AA$3]-1)))*[.$O8]" office:value-type="float" office:value="3263.35014319187">
            <text:p>3263,4</text:p>
          </table:table-cell>
          <table:table-cell table:style-name="ce28" table:formula="of:=([.$B$2]+([.$C$2]*([.AB$3]-1)))*[.$O8]" office:value-type="float" office:value="3539.90524007254">
            <text:p>3539,9</text:p>
          </table:table-cell>
          <table:table-cell table:style-name="ce28" table:formula="of:=([.$B$2]+([.$C$2]*([.AC$3]-1)))*[.$O8]" office:value-type="float" office:value="3816.4603369532">
            <text:p>3816,5</text:p>
          </table:table-cell>
          <table:table-cell table:style-name="ce28" table:formula="of:=([.$B$2]+([.$C$2]*([.AD$3]-1)))*[.$O8]" office:value-type="float" office:value="4093.01543383387">
            <text:p>4093,0</text:p>
          </table:table-cell>
          <table:table-cell table:number-columns-repeated="2"/>
          <table:table-cell table:style-name="ce23" table:formula="of:=[.AG7]+3" office:value-type="float" office:value="12">
            <text:p>12</text:p>
          </table:table-cell>
          <table:table-cell table:style-name="ce24" table:formula="of:=[.$J$3]*[.$AG8]" office:value-type="float" office:value="3">
            <text:p>3,000</text:p>
          </table:table-cell>
          <table:table-cell table:style-name="ce25" table:formula="of:=10*LOG([.$AH8]*0.02+1;3)+1" office:value-type="float" office:value="1.53038645867158">
            <text:p>1,530</text:p>
          </table:table-cell>
          <table:table-cell table:style-name="ce16" table:formula="of:=([.$B$3]+([.$C$3]*([.AJ$3]-1)))*[.$AI8]" office:value-type="float" office:value="3.82596614667895">
            <text:p>3,83</text:p>
          </table:table-cell>
          <table:table-cell table:style-name="ce16" table:formula="of:=([.$B$3]+([.$C$3]*([.AK$3]-1)))*[.$AI8]" office:value-type="float" office:value="12.3961303152398">
            <text:p>12,40</text:p>
          </table:table-cell>
          <table:table-cell table:style-name="ce16" table:formula="of:=([.$B$3]+([.$C$3]*([.AL$3]-1)))*[.$AI8]" office:value-type="float" office:value="21.5784490672693">
            <text:p>21,58</text:p>
          </table:table-cell>
          <table:table-cell table:style-name="ce16" table:formula="of:=([.$B$3]+([.$C$3]*([.AM$3]-1)))*[.$AI8]" office:value-type="float" office:value="33.8215407366419">
            <text:p>33,82</text:p>
          </table:table-cell>
          <table:table-cell table:style-name="ce16" table:formula="of:=([.$B$3]+([.$C$3]*([.AN$3]-1)))*[.$AI8]" office:value-type="float" office:value="46.0646324060146">
            <text:p>46,06</text:p>
          </table:table-cell>
          <table:table-cell table:style-name="ce33" table:formula="of:=[.AJ8]/[.P8]*100" office:value-type="float" office:value="1.38343722094909">
            <text:p>1,383</text:p>
          </table:table-cell>
          <table:table-cell table:style-name="ce33" table:formula="of:=[.AK8]/[.S8]*100" office:value-type="float" office:value="1.17956226207238">
            <text:p>1,180</text:p>
          </table:table-cell>
          <table:table-cell table:style-name="ce33" table:formula="of:=[.AL8]/[.V8]*100" office:value-type="float" office:value="1.14743910678718">
            <text:p>1,147</text:p>
          </table:table-cell>
          <table:table-cell table:style-name="ce33" table:formula="of:=[.AM8]/[.Z8]*100" office:value-type="float" office:value="1.13236898455462">
            <text:p>1,132</text:p>
          </table:table-cell>
          <table:table-cell table:style-name="ce33" table:formula="of:=[.AN8]/[.AD8]*100" office:value-type="float" office:value="1.12544487433966">
            <text:p>1,125</text:p>
          </table:table-cell>
          <table:table-cell table:style-name="ce16" table:formula="of:=[.P8]/[.AJ8]" office:value-type="float" office:value="72.2837281560175">
            <text:p>72,28</text:p>
          </table:table-cell>
          <table:table-cell table:style-name="ce16" table:formula="of:=[.S8]/[.AK8]" office:value-type="float" office:value="84.7772120348353">
            <text:p>84,78</text:p>
          </table:table-cell>
          <table:table-cell table:style-name="ce16" table:formula="of:=[.V8]/[.AL8]" office:value-type="float" office:value="87.1505942306594">
            <text:p>87,15</text:p>
          </table:table-cell>
          <table:table-cell table:style-name="ce16" table:formula="of:=[.Z8]/[.AM8]" office:value-type="float" office:value="88.3104371136865">
            <text:p>88,31</text:p>
          </table:table-cell>
          <table:table-cell table:style-name="ce16" table:formula="of:=[.AD8]/[.AN8]" office:value-type="float" office:value="88.8537522183604">
            <text:p>88,85</text:p>
          </table:table-cell>
          <table:table-cell table:number-columns-repeated="2"/>
          <table:table-cell table:style-name="ce23" table:formula="of:=[.BA7]+3" office:value-type="float" office:value="12">
            <text:p>12</text:p>
          </table:table-cell>
          <table:table-cell table:style-name="ce24" table:formula="of:=[.$J$4]*[.$BA8]" office:value-type="float" office:value="2.4">
            <text:p>2,400</text:p>
          </table:table-cell>
          <table:table-cell table:style-name="ce25" table:formula="of:=0.75*LOG([.$BB8]*0.7+1)+1" office:value-type="float" office:value="1.32110109552159">
            <text:p>1,321</text:p>
          </table:table-cell>
          <table:table-cell table:style-name="ce28" table:formula="of:=([.$B$4]+([.$C$4]*([.BD$3]-1)))*[.$BC8]" office:value-type="float" office:value="11.8899098596943">
            <text:p>11,9</text:p>
          </table:table-cell>
          <table:table-cell table:style-name="ce28" table:formula="of:=([.$B$4]+([.$C$4]*([.BE$3]-1)))*[.$BC8]" office:value-type="float" office:value="12.0220199692465">
            <text:p>12,0</text:p>
          </table:table-cell>
          <table:table-cell table:style-name="ce28" table:formula="of:=([.$B$4]+([.$C$4]*([.BF$3]-1)))*[.$BC8]" office:value-type="float" office:value="12.1871576061867">
            <text:p>12,2</text:p>
          </table:table-cell>
          <table:table-cell table:style-name="ce28" table:formula="of:=([.$B$4]+([.$C$4]*([.BG$3]-1)))*[.$BC8]" office:value-type="float" office:value="12.3522952431269">
            <text:p>12,4</text:p>
          </table:table-cell>
          <table:table-cell table:style-name="ce28" table:formula="of:=([.$B$4]+([.$C$4]*([.BH$3]-1)))*[.$BC8]" office:value-type="float" office:value="12.5174328800671">
            <text:p>12,5</text:p>
          </table:table-cell>
          <table:table-cell table:style-name="ce28" table:formula="of:=([.$B$4]+([.$C$4]*([.BI$3]-1)))*[.$BC8]" office:value-type="float" office:value="12.6825705170073">
            <text:p>12,7</text:p>
          </table:table-cell>
          <table:table-cell table:style-name="ce28" table:formula="of:=([.$B$4]+([.$C$4]*([.BJ$3]-1)))*[.$BC8]" office:value-type="float" office:value="12.8477081539475">
            <text:p>12,8</text:p>
          </table:table-cell>
          <table:table-cell table:style-name="ce28" table:formula="of:=([.$B$4]+([.$C$4]*([.BK$3]-1)))*[.$BC8]" office:value-type="float" office:value="13.0128457908877">
            <text:p>13,0</text:p>
          </table:table-cell>
          <table:table-cell table:style-name="ce28" table:formula="of:=([.$B$4]+([.$C$4]*([.BL$3]-1)))*[.$BC8]" office:value-type="float" office:value="13.1779834278279">
            <text:p>13,2</text:p>
          </table:table-cell>
          <table:table-cell table:style-name="ce28" table:formula="of:=([.$B$4]+([.$C$4]*([.BM$3]-1)))*[.$BC8]" office:value-type="float" office:value="13.3431210647681">
            <text:p>13,3</text:p>
          </table:table-cell>
          <table:table-cell table:style-name="ce28" table:formula="of:=([.$B$4]+([.$C$4]*([.BN$3]-1)))*[.$BC8]" office:value-type="float" office:value="13.5082587017083">
            <text:p>13,5</text:p>
          </table:table-cell>
          <table:table-cell table:style-name="ce28" table:formula="of:=([.$B$4]+([.$C$4]*([.BO$3]-1)))*[.$BC8]" office:value-type="float" office:value="13.6733963386485">
            <text:p>13,7</text:p>
          </table:table-cell>
          <table:table-cell table:style-name="ce28" table:formula="of:=([.$B$4]+([.$C$4]*([.BP$3]-1)))*[.$BC8]" office:value-type="float" office:value="13.8385339755887">
            <text:p>13,8</text:p>
          </table:table-cell>
          <table:table-cell table:style-name="ce28" table:formula="of:=([.$B$4]+([.$C$4]*([.BQ$3]-1)))*[.$BC8]" office:value-type="float" office:value="14.0036716125289">
            <text:p>14,0</text:p>
          </table:table-cell>
          <table:table-cell table:style-name="ce28" table:formula="of:=([.$B$4]+([.$C$4]*([.BR$3]-1)))*[.$BC8]" office:value-type="float" office:value="14.1688092494691">
            <text:p>14,2</text:p>
          </table:table-cell>
          <table:table-cell table:number-columns-repeated="954"/>
        </table:table-row>
        <table:table-row table:style-name="ro2">
          <table:table-cell table:style-name="ce2" office:value-type="string">
            <text:p>Defense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0.075">
            <text:p>0,075</text:p>
          </table:table-cell>
          <table:table-cell table:style-name="ce10"/>
          <table:table-cell table:style-name="ce10" office:value-type="float" office:value="0.15">
            <text:p>0,15</text:p>
          </table:table-cell>
          <table:table-cell table:number-columns-repeated="4" table:style-name="ce10"/>
          <table:table-cell table:style-name="ce10" table:formula="of:=[.D9]+[.E9]+[.F9]+[.G9]+[.H9]+[.I9]" office:value-type="float" office:value="0.15">
            <text:p>0,15</text:p>
          </table:table-cell>
          <table:table-cell table:number-columns-repeated="2"/>
          <table:table-cell table:style-name="ce23" table:formula="of:=[.M8]+3" office:value-type="float" office:value="15">
            <text:p>15</text:p>
          </table:table-cell>
          <table:table-cell table:style-name="ce24" table:formula="of:=[.$J$2]*[.$M9]" office:value-type="float" office:value="2.25">
            <text:p>2,250</text:p>
          </table:table-cell>
          <table:table-cell table:style-name="ce25" table:formula="of:=2*LOG([.$N9]*0.13+1;3)+1" office:value-type="float" office:value="1.46709531660438">
            <text:p>1,467</text:p>
          </table:table-cell>
          <table:table-cell table:style-name="ce28" table:formula="of:=([.$B$2]+([.$C$2]*([.P$3]-1)))*[.$O9]" office:value-type="float" office:value="293.419063320876">
            <text:p>293,4</text:p>
          </table:table-cell>
          <table:table-cell table:style-name="ce28" table:formula="of:=([.$B$2]+([.$C$2]*([.Q$3]-1)))*[.$O9]" office:value-type="float" office:value="528.154313977577">
            <text:p>528,2</text:p>
          </table:table-cell>
          <table:table-cell table:style-name="ce28" table:formula="of:=([.$B$2]+([.$C$2]*([.R$3]-1)))*[.$O9]" office:value-type="float" office:value="821.573377298453">
            <text:p>821,6</text:p>
          </table:table-cell>
          <table:table-cell table:style-name="ce28" table:formula="of:=([.$B$2]+([.$C$2]*([.S$3]-1)))*[.$O9]" office:value-type="float" office:value="1114.99244061933">
            <text:p>1115,0</text:p>
          </table:table-cell>
          <table:table-cell table:style-name="ce28" table:formula="of:=([.$B$2]+([.$C$2]*([.T$3]-1)))*[.$O9]" office:value-type="float" office:value="1408.41150394021">
            <text:p>1408,4</text:p>
          </table:table-cell>
          <table:table-cell table:style-name="ce28" table:formula="of:=([.$B$2]+([.$C$2]*([.U$3]-1)))*[.$O9]" office:value-type="float" office:value="1701.83056726108">
            <text:p>1701,8</text:p>
          </table:table-cell>
          <table:table-cell table:style-name="ce28" table:formula="of:=([.$B$2]+([.$C$2]*([.V$3]-1)))*[.$O9]" office:value-type="float" office:value="1995.24963058196">
            <text:p>1995,2</text:p>
          </table:table-cell>
          <table:table-cell table:style-name="ce28" table:formula="of:=([.$B$2]+([.$C$2]*([.W$3]-1)))*[.$O9]" office:value-type="float" office:value="2288.66869390283">
            <text:p>2288,7</text:p>
          </table:table-cell>
          <table:table-cell table:style-name="ce28" table:formula="of:=([.$B$2]+([.$C$2]*([.X$3]-1)))*[.$O9]" office:value-type="float" office:value="2582.08775722371">
            <text:p>2582,1</text:p>
          </table:table-cell>
          <table:table-cell table:style-name="ce28" table:formula="of:=([.$B$2]+([.$C$2]*([.Y$3]-1)))*[.$O9]" office:value-type="float" office:value="2875.50682054459">
            <text:p>2875,5</text:p>
          </table:table-cell>
          <table:table-cell table:style-name="ce28" table:formula="of:=([.$B$2]+([.$C$2]*([.Z$3]-1)))*[.$O9]" office:value-type="float" office:value="3168.92588386546">
            <text:p>3168,9</text:p>
          </table:table-cell>
          <table:table-cell table:style-name="ce28" table:formula="of:=([.$B$2]+([.$C$2]*([.AA$3]-1)))*[.$O9]" office:value-type="float" office:value="3462.34494718634">
            <text:p>3462,3</text:p>
          </table:table-cell>
          <table:table-cell table:style-name="ce28" table:formula="of:=([.$B$2]+([.$C$2]*([.AB$3]-1)))*[.$O9]" office:value-type="float" office:value="3755.76401050722">
            <text:p>3755,8</text:p>
          </table:table-cell>
          <table:table-cell table:style-name="ce28" table:formula="of:=([.$B$2]+([.$C$2]*([.AC$3]-1)))*[.$O9]" office:value-type="float" office:value="4049.18307382809">
            <text:p>4049,2</text:p>
          </table:table-cell>
          <table:table-cell table:style-name="ce28" table:formula="of:=([.$B$2]+([.$C$2]*([.AD$3]-1)))*[.$O9]" office:value-type="float" office:value="4342.60213714897">
            <text:p>4342,6</text:p>
          </table:table-cell>
          <table:table-cell table:number-columns-repeated="2"/>
          <table:table-cell table:style-name="ce23" table:formula="of:=[.AG8]+3" office:value-type="float" office:value="15">
            <text:p>15</text:p>
          </table:table-cell>
          <table:table-cell table:style-name="ce24" table:formula="of:=[.$J$3]*[.$AG9]" office:value-type="float" office:value="3.75">
            <text:p>3,750</text:p>
          </table:table-cell>
          <table:table-cell table:style-name="ce25" table:formula="of:=10*LOG([.$AH9]*0.02+1;3)+1" office:value-type="float" office:value="1.6582910306538">
            <text:p>1,658</text:p>
          </table:table-cell>
          <table:table-cell table:style-name="ce16" table:formula="of:=([.$B$3]+([.$C$3]*([.AJ$3]-1)))*[.$AI9]" office:value-type="float" office:value="4.1457275766345">
            <text:p>4,15</text:p>
          </table:table-cell>
          <table:table-cell table:style-name="ce16" table:formula="of:=([.$B$3]+([.$C$3]*([.AK$3]-1)))*[.$AI9]" office:value-type="float" office:value="13.4321573482958">
            <text:p>13,43</text:p>
          </table:table-cell>
          <table:table-cell table:style-name="ce16" table:formula="of:=([.$B$3]+([.$C$3]*([.AL$3]-1)))*[.$AI9]" office:value-type="float" office:value="23.3819035322186">
            <text:p>23,38</text:p>
          </table:table-cell>
          <table:table-cell table:style-name="ce16" table:formula="of:=([.$B$3]+([.$C$3]*([.AM$3]-1)))*[.$AI9]" office:value-type="float" office:value="36.648231777449">
            <text:p>36,65</text:p>
          </table:table-cell>
          <table:table-cell table:style-name="ce16" table:formula="of:=([.$B$3]+([.$C$3]*([.AN$3]-1)))*[.$AI9]" office:value-type="float" office:value="49.9145600226794">
            <text:p>49,91</text:p>
          </table:table-cell>
          <table:table-cell table:style-name="ce33" table:formula="of:=[.AJ9]/[.P9]*100" office:value-type="float" office:value="1.41290328232724">
            <text:p>1,413</text:p>
          </table:table-cell>
          <table:table-cell table:style-name="ce33" table:formula="of:=[.AK9]/[.S9]*100" office:value-type="float" office:value="1.20468595651059">
            <text:p>1,205</text:p>
          </table:table-cell>
          <table:table-cell table:style-name="ce33" table:formula="of:=[.AL9]/[.V9]*100" office:value-type="float" office:value="1.17187860475377">
            <text:p>1,172</text:p>
          </table:table-cell>
          <table:table-cell table:style-name="ce33" table:formula="of:=[.AM9]/[.Z9]*100" office:value-type="float" office:value="1.15648750146044">
            <text:p>1,156</text:p>
          </table:table-cell>
          <table:table-cell table:style-name="ce33" table:formula="of:=[.AN9]/[.AD9]*100" office:value-type="float" office:value="1.14941591346081">
            <text:p>1,149</text:p>
          </table:table-cell>
          <table:table-cell table:style-name="ce16" table:formula="of:=[.P9]/[.AJ9]" office:value-type="float" office:value="70.7762528764791">
            <text:p>70,78</text:p>
          </table:table-cell>
          <table:table-cell table:style-name="ce16" table:formula="of:=[.S9]/[.AK9]" office:value-type="float" office:value="83.0091854724137">
            <text:p>83,01</text:p>
          </table:table-cell>
          <table:table-cell table:style-name="ce16" table:formula="of:=[.V9]/[.AL9]" office:value-type="float" office:value="85.3330708439819">
            <text:p>85,33</text:p>
          </table:table-cell>
          <table:table-cell table:style-name="ce16" table:formula="of:=[.Z9]/[.AM9]" office:value-type="float" office:value="86.4687252337074">
            <text:p>86,47</text:p>
          </table:table-cell>
          <table:table-cell table:style-name="ce16" table:formula="of:=[.AD9]/[.AN9]" office:value-type="float" office:value="87.0007095159377">
            <text:p>87,00</text:p>
          </table:table-cell>
          <table:table-cell table:number-columns-repeated="2"/>
          <table:table-cell table:style-name="ce23" table:formula="of:=[.BA8]+3" office:value-type="float" office:value="15">
            <text:p>15</text:p>
          </table:table-cell>
          <table:table-cell table:style-name="ce24" table:formula="of:=[.$J$4]*[.$BA9]" office:value-type="float" office:value="3">
            <text:p>3,000</text:p>
          </table:table-cell>
          <table:table-cell table:style-name="ce25" table:formula="of:=0.75*LOG([.$BB9]*0.7+1)+1" office:value-type="float" office:value="1.3685212703757">
            <text:p>1,369</text:p>
          </table:table-cell>
          <table:table-cell table:style-name="ce28" table:formula="of:=([.$B$4]+([.$C$4]*([.BD$3]-1)))*[.$BC9]" office:value-type="float" office:value="12.3166914333813">
            <text:p>12,3</text:p>
          </table:table-cell>
          <table:table-cell table:style-name="ce28" table:formula="of:=([.$B$4]+([.$C$4]*([.BE$3]-1)))*[.$BC9]" office:value-type="float" office:value="12.4535435604189">
            <text:p>12,5</text:p>
          </table:table-cell>
          <table:table-cell table:style-name="ce28" table:formula="of:=([.$B$4]+([.$C$4]*([.BF$3]-1)))*[.$BC9]" office:value-type="float" office:value="12.6246087192159">
            <text:p>12,6</text:p>
          </table:table-cell>
          <table:table-cell table:style-name="ce28" table:formula="of:=([.$B$4]+([.$C$4]*([.BG$3]-1)))*[.$BC9]" office:value-type="float" office:value="12.7956738780128">
            <text:p>12,8</text:p>
          </table:table-cell>
          <table:table-cell table:style-name="ce28" table:formula="of:=([.$B$4]+([.$C$4]*([.BH$3]-1)))*[.$BC9]" office:value-type="float" office:value="12.9667390368098">
            <text:p>13,0</text:p>
          </table:table-cell>
          <table:table-cell table:style-name="ce28" table:formula="of:=([.$B$4]+([.$C$4]*([.BI$3]-1)))*[.$BC9]" office:value-type="float" office:value="13.1378041956068">
            <text:p>13,1</text:p>
          </table:table-cell>
          <table:table-cell table:style-name="ce28" table:formula="of:=([.$B$4]+([.$C$4]*([.BJ$3]-1)))*[.$BC9]" office:value-type="float" office:value="13.3088693544037">
            <text:p>13,3</text:p>
          </table:table-cell>
          <table:table-cell table:style-name="ce28" table:formula="of:=([.$B$4]+([.$C$4]*([.BK$3]-1)))*[.$BC9]" office:value-type="float" office:value="13.4799345132007">
            <text:p>13,5</text:p>
          </table:table-cell>
          <table:table-cell table:style-name="ce28" table:formula="of:=([.$B$4]+([.$C$4]*([.BL$3]-1)))*[.$BC9]" office:value-type="float" office:value="13.6509996719977">
            <text:p>13,7</text:p>
          </table:table-cell>
          <table:table-cell table:style-name="ce28" table:formula="of:=([.$B$4]+([.$C$4]*([.BM$3]-1)))*[.$BC9]" office:value-type="float" office:value="13.8220648307946">
            <text:p>13,8</text:p>
          </table:table-cell>
          <table:table-cell table:style-name="ce28" table:formula="of:=([.$B$4]+([.$C$4]*([.BN$3]-1)))*[.$BC9]" office:value-type="float" office:value="13.9931299895916">
            <text:p>14,0</text:p>
          </table:table-cell>
          <table:table-cell table:style-name="ce28" table:formula="of:=([.$B$4]+([.$C$4]*([.BO$3]-1)))*[.$BC9]" office:value-type="float" office:value="14.1641951483885">
            <text:p>14,2</text:p>
          </table:table-cell>
          <table:table-cell table:style-name="ce28" table:formula="of:=([.$B$4]+([.$C$4]*([.BP$3]-1)))*[.$BC9]" office:value-type="float" office:value="14.3352603071855">
            <text:p>14,3</text:p>
          </table:table-cell>
          <table:table-cell table:style-name="ce28" table:formula="of:=([.$B$4]+([.$C$4]*([.BQ$3]-1)))*[.$BC9]" office:value-type="float" office:value="14.5063254659825">
            <text:p>14,5</text:p>
          </table:table-cell>
          <table:table-cell table:style-name="ce28" table:formula="of:=([.$B$4]+([.$C$4]*([.BR$3]-1)))*[.$BC9]" office:value-type="float" office:value="14.6773906247794">
            <text:p>14,7</text:p>
          </table:table-cell>
          <table:table-cell table:number-columns-repeated="954"/>
        </table:table-row>
        <table:table-row table:style-name="ro1">
          <table:table-cell table:style-name="ce2" office:value-type="string">
            <text:p>Mastery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.01">
            <text:p>0,01</text:p>
          </table:table-cell>
          <table:table-cell table:number-columns-repeated="5" table:style-name="ce10"/>
          <table:table-cell table:style-name="ce10" office:value-type="float" office:value="0.2">
            <text:p>0,2</text:p>
          </table:table-cell>
          <table:table-cell table:style-name="ce10" table:formula="of:=[.D10]+[.E10]+[.F10]+[.G10]+[.H10]+[.I10]" office:value-type="float" office:value="0.2">
            <text:p>0,2</text:p>
          </table:table-cell>
          <table:table-cell table:number-columns-repeated="2"/>
          <table:table-cell table:style-name="ce23" table:formula="of:=[.M9]+3" office:value-type="float" office:value="18">
            <text:p>18</text:p>
          </table:table-cell>
          <table:table-cell table:style-name="ce24" table:formula="of:=[.$J$2]*[.$M10]" office:value-type="float" office:value="2.7">
            <text:p>2,700</text:p>
          </table:table-cell>
          <table:table-cell table:style-name="ce25" table:formula="of:=2*LOG([.$N10]*0.13+1;3)+1" office:value-type="float" office:value="1.54768194763739">
            <text:p>1,548</text:p>
          </table:table-cell>
          <table:table-cell table:style-name="ce28" table:formula="of:=([.$B$2]+([.$C$2]*([.P$3]-1)))*[.$O10]" office:value-type="float" office:value="309.536389527478">
            <text:p>309,5</text:p>
          </table:table-cell>
          <table:table-cell table:style-name="ce28" table:formula="of:=([.$B$2]+([.$C$2]*([.Q$3]-1)))*[.$O10]" office:value-type="float" office:value="557.165501149461">
            <text:p>557,2</text:p>
          </table:table-cell>
          <table:table-cell table:style-name="ce28" table:formula="of:=([.$B$2]+([.$C$2]*([.R$3]-1)))*[.$O10]" office:value-type="float" office:value="866.70189067694">
            <text:p>866,7</text:p>
          </table:table-cell>
          <table:table-cell table:style-name="ce28" table:formula="of:=([.$B$2]+([.$C$2]*([.S$3]-1)))*[.$O10]" office:value-type="float" office:value="1176.23828020442">
            <text:p>1176,2</text:p>
          </table:table-cell>
          <table:table-cell table:style-name="ce28" table:formula="of:=([.$B$2]+([.$C$2]*([.T$3]-1)))*[.$O10]" office:value-type="float" office:value="1485.7746697319">
            <text:p>1485,8</text:p>
          </table:table-cell>
          <table:table-cell table:style-name="ce28" table:formula="of:=([.$B$2]+([.$C$2]*([.U$3]-1)))*[.$O10]" office:value-type="float" office:value="1795.31105925938">
            <text:p>1795,3</text:p>
          </table:table-cell>
          <table:table-cell table:style-name="ce28" table:formula="of:=([.$B$2]+([.$C$2]*([.V$3]-1)))*[.$O10]" office:value-type="float" office:value="2104.84744878685">
            <text:p>2104,8</text:p>
          </table:table-cell>
          <table:table-cell table:style-name="ce28" table:formula="of:=([.$B$2]+([.$C$2]*([.W$3]-1)))*[.$O10]" office:value-type="float" office:value="2414.38383831433">
            <text:p>2414,4</text:p>
          </table:table-cell>
          <table:table-cell table:style-name="ce28" table:formula="of:=([.$B$2]+([.$C$2]*([.X$3]-1)))*[.$O10]" office:value-type="float" office:value="2723.92022784181">
            <text:p>2723,9</text:p>
          </table:table-cell>
          <table:table-cell table:style-name="ce28" table:formula="of:=([.$B$2]+([.$C$2]*([.Y$3]-1)))*[.$O10]" office:value-type="float" office:value="3033.45661736929">
            <text:p>3033,5</text:p>
          </table:table-cell>
          <table:table-cell table:style-name="ce28" table:formula="of:=([.$B$2]+([.$C$2]*([.Z$3]-1)))*[.$O10]" office:value-type="float" office:value="3342.99300689677">
            <text:p>3343,0</text:p>
          </table:table-cell>
          <table:table-cell table:style-name="ce28" table:formula="of:=([.$B$2]+([.$C$2]*([.AA$3]-1)))*[.$O10]" office:value-type="float" office:value="3652.52939642425">
            <text:p>3652,5</text:p>
          </table:table-cell>
          <table:table-cell table:style-name="ce28" table:formula="of:=([.$B$2]+([.$C$2]*([.AB$3]-1)))*[.$O10]" office:value-type="float" office:value="3962.06578595172">
            <text:p>3962,1</text:p>
          </table:table-cell>
          <table:table-cell table:style-name="ce28" table:formula="of:=([.$B$2]+([.$C$2]*([.AC$3]-1)))*[.$O10]" office:value-type="float" office:value="4271.6021754792">
            <text:p>4271,6</text:p>
          </table:table-cell>
          <table:table-cell table:style-name="ce28" table:formula="of:=([.$B$2]+([.$C$2]*([.AD$3]-1)))*[.$O10]" office:value-type="float" office:value="4581.13856500668">
            <text:p>4581,1</text:p>
          </table:table-cell>
          <table:table-cell table:number-columns-repeated="2"/>
          <table:table-cell table:style-name="ce23" table:formula="of:=[.AG9]+3" office:value-type="float" office:value="18">
            <text:p>18</text:p>
          </table:table-cell>
          <table:table-cell table:style-name="ce24" table:formula="of:=[.$J$3]*[.$AG10]" office:value-type="float" office:value="4.5">
            <text:p>4,500</text:p>
          </table:table-cell>
          <table:table-cell table:style-name="ce25" table:formula="of:=10*LOG([.$AH10]*0.02+1;3)+1" office:value-type="float" office:value="1.78442319578938">
            <text:p>1,784</text:p>
          </table:table-cell>
          <table:table-cell table:style-name="ce16" table:formula="of:=([.$B$3]+([.$C$3]*([.AJ$3]-1)))*[.$AI10]" office:value-type="float" office:value="4.46105798947345">
            <text:p>4,46</text:p>
          </table:table-cell>
          <table:table-cell table:style-name="ce16" table:formula="of:=([.$B$3]+([.$C$3]*([.AK$3]-1)))*[.$AI10]" office:value-type="float" office:value="14.453827885894">
            <text:p>14,45</text:p>
          </table:table-cell>
          <table:table-cell table:style-name="ce16" table:formula="of:=([.$B$3]+([.$C$3]*([.AL$3]-1)))*[.$AI10]" office:value-type="float" office:value="25.1603670606303">
            <text:p>25,16</text:p>
          </table:table-cell>
          <table:table-cell table:style-name="ce16" table:formula="of:=([.$B$3]+([.$C$3]*([.AM$3]-1)))*[.$AI10]" office:value-type="float" office:value="39.4357526269453">
            <text:p>39,44</text:p>
          </table:table-cell>
          <table:table-cell table:style-name="ce16" table:formula="of:=([.$B$3]+([.$C$3]*([.AN$3]-1)))*[.$AI10]" office:value-type="float" office:value="53.7111381932604">
            <text:p>53,71</text:p>
          </table:table-cell>
          <table:table-cell table:style-name="ce33" table:formula="of:=[.AJ10]/[.P10]*100" office:value-type="float" office:value="1.44120631383065">
            <text:p>1,441</text:p>
          </table:table-cell>
          <table:table-cell table:style-name="ce33" table:formula="of:=[.AK10]/[.S10]*100" office:value-type="float" office:value="1.22881801495034">
            <text:p>1,229</text:p>
          </table:table-cell>
          <table:table-cell table:style-name="ce33" table:formula="of:=[.AL10]/[.V10]*100" office:value-type="float" office:value="1.19535347205954">
            <text:p>1,195</text:p>
          </table:table-cell>
          <table:table-cell table:style-name="ce33" table:formula="of:=[.AM10]/[.Z10]*100" office:value-type="float" office:value="1.1796540568762">
            <text:p>1,180</text:p>
          </table:table-cell>
          <table:table-cell table:style-name="ce33" table:formula="of:=[.AN10]/[.AD10]*100" office:value-type="float" office:value="1.17244081206223">
            <text:p>1,172</text:p>
          </table:table-cell>
          <table:table-cell table:style-name="ce16" table:formula="of:=[.P10]/[.AJ10]" office:value-type="float" office:value="69.3863182809721">
            <text:p>69,39</text:p>
          </table:table-cell>
          <table:table-cell table:style-name="ce16" table:formula="of:=[.S10]/[.AK10]" office:value-type="float" office:value="81.3790152678068">
            <text:p>81,38</text:p>
          </table:table-cell>
          <table:table-cell table:style-name="ce16" table:formula="of:=[.V10]/[.AL10]" office:value-type="float" office:value="83.6572631756401">
            <text:p>83,66</text:p>
          </table:table-cell>
          <table:table-cell table:style-name="ce16" table:formula="of:=[.Z10]/[.AM10]" office:value-type="float" office:value="84.7706150944003">
            <text:p>84,77</text:p>
          </table:table-cell>
          <table:table-cell table:style-name="ce16" table:formula="of:=[.AD10]/[.AN10]" office:value-type="float" office:value="85.2921520397332">
            <text:p>85,29</text:p>
          </table:table-cell>
          <table:table-cell table:number-columns-repeated="2"/>
          <table:table-cell table:style-name="ce23" table:formula="of:=[.BA9]+3" office:value-type="float" office:value="18">
            <text:p>18</text:p>
          </table:table-cell>
          <table:table-cell table:style-name="ce24" table:formula="of:=[.$J$4]*[.$BA10]" office:value-type="float" office:value="3.6">
            <text:p>3,600</text:p>
          </table:table-cell>
          <table:table-cell table:style-name="ce25" table:formula="of:=0.75*LOG([.$BB10]*0.7+1)+1" office:value-type="float" office:value="1.4099069976086">
            <text:p>1,410</text:p>
          </table:table-cell>
          <table:table-cell table:style-name="ce28" table:formula="of:=([.$B$4]+([.$C$4]*([.BD$3]-1)))*[.$BC10]" office:value-type="float" office:value="12.6891629784774">
            <text:p>12,7</text:p>
          </table:table-cell>
          <table:table-cell table:style-name="ce28" table:formula="of:=([.$B$4]+([.$C$4]*([.BE$3]-1)))*[.$BC10]" office:value-type="float" office:value="12.8301536782382">
            <text:p>12,8</text:p>
          </table:table-cell>
          <table:table-cell table:style-name="ce28" table:formula="of:=([.$B$4]+([.$C$4]*([.BF$3]-1)))*[.$BC10]" office:value-type="float" office:value="13.0063920529393">
            <text:p>13,0</text:p>
          </table:table-cell>
          <table:table-cell table:style-name="ce28" table:formula="of:=([.$B$4]+([.$C$4]*([.BG$3]-1)))*[.$BC10]" office:value-type="float" office:value="13.1826304276404">
            <text:p>13,2</text:p>
          </table:table-cell>
          <table:table-cell table:style-name="ce28" table:formula="of:=([.$B$4]+([.$C$4]*([.BH$3]-1)))*[.$BC10]" office:value-type="float" office:value="13.3588688023415">
            <text:p>13,4</text:p>
          </table:table-cell>
          <table:table-cell table:style-name="ce28" table:formula="of:=([.$B$4]+([.$C$4]*([.BI$3]-1)))*[.$BC10]" office:value-type="float" office:value="13.5351071770425">
            <text:p>13,5</text:p>
          </table:table-cell>
          <table:table-cell table:style-name="ce28" table:formula="of:=([.$B$4]+([.$C$4]*([.BJ$3]-1)))*[.$BC10]" office:value-type="float" office:value="13.7113455517436">
            <text:p>13,7</text:p>
          </table:table-cell>
          <table:table-cell table:style-name="ce28" table:formula="of:=([.$B$4]+([.$C$4]*([.BK$3]-1)))*[.$BC10]" office:value-type="float" office:value="13.8875839264447">
            <text:p>13,9</text:p>
          </table:table-cell>
          <table:table-cell table:style-name="ce28" table:formula="of:=([.$B$4]+([.$C$4]*([.BL$3]-1)))*[.$BC10]" office:value-type="float" office:value="14.0638223011458">
            <text:p>14,1</text:p>
          </table:table-cell>
          <table:table-cell table:style-name="ce28" table:formula="of:=([.$B$4]+([.$C$4]*([.BM$3]-1)))*[.$BC10]" office:value-type="float" office:value="14.2400606758468">
            <text:p>14,2</text:p>
          </table:table-cell>
          <table:table-cell table:style-name="ce28" table:formula="of:=([.$B$4]+([.$C$4]*([.BN$3]-1)))*[.$BC10]" office:value-type="float" office:value="14.4162990505479">
            <text:p>14,4</text:p>
          </table:table-cell>
          <table:table-cell table:style-name="ce28" table:formula="of:=([.$B$4]+([.$C$4]*([.BO$3]-1)))*[.$BC10]" office:value-type="float" office:value="14.592537425249">
            <text:p>14,6</text:p>
          </table:table-cell>
          <table:table-cell table:style-name="ce28" table:formula="of:=([.$B$4]+([.$C$4]*([.BP$3]-1)))*[.$BC10]" office:value-type="float" office:value="14.7687757999501">
            <text:p>14,8</text:p>
          </table:table-cell>
          <table:table-cell table:style-name="ce28" table:formula="of:=([.$B$4]+([.$C$4]*([.BQ$3]-1)))*[.$BC10]" office:value-type="float" office:value="14.9450141746511">
            <text:p>14,9</text:p>
          </table:table-cell>
          <table:table-cell table:style-name="ce28" table:formula="of:=([.$B$4]+([.$C$4]*([.BR$3]-1)))*[.$BC10]" office:value-type="float" office:value="15.1212525493522">
            <text:p>15,1</text:p>
          </table:table-cell>
          <table:table-cell table:number-columns-repeated="954"/>
        </table:table-row>
        <table:table-row table:style-name="ro2">
          <table:table-cell table:style-name="ce2" office:value-type="string">
            <text:p>Max fury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15">
            <text:p>15</text:p>
          </table:table-cell>
          <table:table-cell table:number-columns-repeated="6" table:style-name="ce10"/>
          <table:table-cell table:style-name="ce10" table:formula="of:=[.D11]+[.E11]+[.F11]+[.G11]+[.H11]+[.I11]" office:value-type="float" office:value="0">
            <text:p>0</text:p>
          </table:table-cell>
          <table:table-cell table:number-columns-repeated="2"/>
          <table:table-cell table:style-name="ce23" table:formula="of:=[.M10]+3" office:value-type="float" office:value="21">
            <text:p>21</text:p>
          </table:table-cell>
          <table:table-cell table:style-name="ce24" table:formula="of:=[.$J$2]*[.$M11]" office:value-type="float" office:value="3.15">
            <text:p>3,150</text:p>
          </table:table-cell>
          <table:table-cell table:style-name="ce25" table:formula="of:=2*LOG([.$N11]*0.13+1;3)+1" office:value-type="float" office:value="1.62485197937873">
            <text:p>1,625</text:p>
          </table:table-cell>
          <table:table-cell table:style-name="ce28" table:formula="of:=([.$B$2]+([.$C$2]*([.P$3]-1)))*[.$O11]" office:value-type="float" office:value="324.970395875745">
            <text:p>325,0</text:p>
          </table:table-cell>
          <table:table-cell table:style-name="ce28" table:formula="of:=([.$B$2]+([.$C$2]*([.Q$3]-1)))*[.$O11]" office:value-type="float" office:value="584.946712576341">
            <text:p>584,9</text:p>
          </table:table-cell>
          <table:table-cell table:style-name="ce28" table:formula="of:=([.$B$2]+([.$C$2]*([.R$3]-1)))*[.$O11]" office:value-type="float" office:value="909.917108452086">
            <text:p>909,9</text:p>
          </table:table-cell>
          <table:table-cell table:style-name="ce28" table:formula="of:=([.$B$2]+([.$C$2]*([.S$3]-1)))*[.$O11]" office:value-type="float" office:value="1234.88750432783">
            <text:p>1234,9</text:p>
          </table:table-cell>
          <table:table-cell table:style-name="ce28" table:formula="of:=([.$B$2]+([.$C$2]*([.T$3]-1)))*[.$O11]" office:value-type="float" office:value="1559.85790020358">
            <text:p>1559,9</text:p>
          </table:table-cell>
          <table:table-cell table:style-name="ce28" table:formula="of:=([.$B$2]+([.$C$2]*([.U$3]-1)))*[.$O11]" office:value-type="float" office:value="1884.82829607932">
            <text:p>1884,8</text:p>
          </table:table-cell>
          <table:table-cell table:style-name="ce28" table:formula="of:=([.$B$2]+([.$C$2]*([.V$3]-1)))*[.$O11]" office:value-type="float" office:value="2209.79869195507">
            <text:p>2209,8</text:p>
          </table:table-cell>
          <table:table-cell table:style-name="ce28" table:formula="of:=([.$B$2]+([.$C$2]*([.W$3]-1)))*[.$O11]" office:value-type="float" office:value="2534.76908783081">
            <text:p>2534,8</text:p>
          </table:table-cell>
          <table:table-cell table:style-name="ce28" table:formula="of:=([.$B$2]+([.$C$2]*([.X$3]-1)))*[.$O11]" office:value-type="float" office:value="2859.73948370656">
            <text:p>2859,7</text:p>
          </table:table-cell>
          <table:table-cell table:style-name="ce28" table:formula="of:=([.$B$2]+([.$C$2]*([.Y$3]-1)))*[.$O11]" office:value-type="float" office:value="3184.7098795823">
            <text:p>3184,7</text:p>
          </table:table-cell>
          <table:table-cell table:style-name="ce28" table:formula="of:=([.$B$2]+([.$C$2]*([.Z$3]-1)))*[.$O11]" office:value-type="float" office:value="3509.68027545805">
            <text:p>3509,7</text:p>
          </table:table-cell>
          <table:table-cell table:style-name="ce28" table:formula="of:=([.$B$2]+([.$C$2]*([.AA$3]-1)))*[.$O11]" office:value-type="float" office:value="3834.65067133379">
            <text:p>3834,7</text:p>
          </table:table-cell>
          <table:table-cell table:style-name="ce28" table:formula="of:=([.$B$2]+([.$C$2]*([.AB$3]-1)))*[.$O11]" office:value-type="float" office:value="4159.62106720954">
            <text:p>4159,6</text:p>
          </table:table-cell>
          <table:table-cell table:style-name="ce28" table:formula="of:=([.$B$2]+([.$C$2]*([.AC$3]-1)))*[.$O11]" office:value-type="float" office:value="4484.59146308528">
            <text:p>4484,6</text:p>
          </table:table-cell>
          <table:table-cell table:style-name="ce28" table:formula="of:=([.$B$2]+([.$C$2]*([.AD$3]-1)))*[.$O11]" office:value-type="float" office:value="4809.56185896103">
            <text:p>4809,6</text:p>
          </table:table-cell>
          <table:table-cell table:number-columns-repeated="2"/>
          <table:table-cell table:style-name="ce23" table:formula="of:=[.AG10]+3" office:value-type="float" office:value="21">
            <text:p>21</text:p>
          </table:table-cell>
          <table:table-cell table:style-name="ce24" table:formula="of:=[.$J$3]*[.$AG11]" office:value-type="float" office:value="5.25">
            <text:p>5,250</text:p>
          </table:table-cell>
          <table:table-cell table:style-name="ce25" table:formula="of:=10*LOG([.$AH11]*0.02+1;3)+1" office:value-type="float" office:value="1.90883140485132">
            <text:p>1,909</text:p>
          </table:table-cell>
          <table:table-cell table:style-name="ce16" table:formula="of:=([.$B$3]+([.$C$3]*([.AJ$3]-1)))*[.$AI11]" office:value-type="float" office:value="4.7720785121283">
            <text:p>4,77</text:p>
          </table:table-cell>
          <table:table-cell table:style-name="ce16" table:formula="of:=([.$B$3]+([.$C$3]*([.AK$3]-1)))*[.$AI11]" office:value-type="float" office:value="15.4615343792957">
            <text:p>15,46</text:p>
          </table:table-cell>
          <table:table-cell table:style-name="ce16" table:formula="of:=([.$B$3]+([.$C$3]*([.AL$3]-1)))*[.$AI11]" office:value-type="float" office:value="26.9145228084036">
            <text:p>26,91</text:p>
          </table:table-cell>
          <table:table-cell table:style-name="ce16" table:formula="of:=([.$B$3]+([.$C$3]*([.AM$3]-1)))*[.$AI11]" office:value-type="float" office:value="42.1851740472142">
            <text:p>42,19</text:p>
          </table:table-cell>
          <table:table-cell table:style-name="ce16" table:formula="of:=([.$B$3]+([.$C$3]*([.AN$3]-1)))*[.$AI11]" office:value-type="float" office:value="57.4558252860247">
            <text:p>57,46</text:p>
          </table:table-cell>
          <table:table-cell table:style-name="ce33" table:formula="of:=[.AJ11]/[.P11]*100" office:value-type="float" office:value="1.46846561185005">
            <text:p>1,468</text:p>
          </table:table-cell>
          <table:table-cell table:style-name="ce33" table:formula="of:=[.AK11]/[.S11]*100" office:value-type="float" office:value="1.25206015326162">
            <text:p>1,252</text:p>
          </table:table-cell>
          <table:table-cell table:style-name="ce33" table:formula="of:=[.AL11]/[.V11]*100" office:value-type="float" office:value="1.21796265453446">
            <text:p>1,218</text:p>
          </table:table-cell>
          <table:table-cell table:style-name="ce33" table:formula="of:=[.AM11]/[.Z11]*100" office:value-type="float" office:value="1.20196629710689">
            <text:p>1,202</text:p>
          </table:table-cell>
          <table:table-cell table:style-name="ce33" table:formula="of:=[.AN11]/[.AD11]*100" office:value-type="float" office:value="1.19461661936991">
            <text:p>1,195</text:p>
          </table:table-cell>
          <table:table-cell table:style-name="ce16" table:formula="of:=[.P11]/[.AJ11]" office:value-type="float" office:value="68.0982919811208">
            <text:p>68,10</text:p>
          </table:table-cell>
          <table:table-cell table:style-name="ce16" table:formula="of:=[.S11]/[.AK11]" office:value-type="float" office:value="79.8683671383515">
            <text:p>79,87</text:p>
          </table:table-cell>
          <table:table-cell table:style-name="ce16" table:formula="of:=[.V11]/[.AL11]" office:value-type="float" office:value="82.1043236651811">
            <text:p>82,10</text:p>
          </table:table-cell>
          <table:table-cell table:style-name="ce16" table:formula="of:=[.Z11]/[.AM11]" office:value-type="float" office:value="83.1970083027267">
            <text:p>83,20</text:p>
          </table:table-cell>
          <table:table-cell table:style-name="ce16" table:formula="of:=[.AD11]/[.AN11]" office:value-type="float" office:value="83.7088638970587">
            <text:p>83,71</text:p>
          </table:table-cell>
          <table:table-cell table:number-columns-repeated="2"/>
          <table:table-cell table:style-name="ce23" table:formula="of:=[.BA10]+3" office:value-type="float" office:value="21">
            <text:p>21</text:p>
          </table:table-cell>
          <table:table-cell table:style-name="ce24" table:formula="of:=[.$J$4]*[.$BA11]" office:value-type="float" office:value="4.2">
            <text:p>4,200</text:p>
          </table:table-cell>
          <table:table-cell table:style-name="ce25" table:formula="of:=0.75*LOG([.$BB11]*0.7+1)+1" office:value-type="float" office:value="1.44662216636918">
            <text:p>1,447</text:p>
          </table:table-cell>
          <table:table-cell table:style-name="ce28" table:formula="of:=([.$B$4]+([.$C$4]*([.BD$3]-1)))*[.$BC11]" office:value-type="float" office:value="13.0195994973226">
            <text:p>13,0</text:p>
          </table:table-cell>
          <table:table-cell table:style-name="ce28" table:formula="of:=([.$B$4]+([.$C$4]*([.BE$3]-1)))*[.$BC11]" office:value-type="float" office:value="13.1642617139595">
            <text:p>13,2</text:p>
          </table:table-cell>
          <table:table-cell table:style-name="ce28" table:formula="of:=([.$B$4]+([.$C$4]*([.BF$3]-1)))*[.$BC11]" office:value-type="float" office:value="13.3450894847557">
            <text:p>13,3</text:p>
          </table:table-cell>
          <table:table-cell table:style-name="ce28" table:formula="of:=([.$B$4]+([.$C$4]*([.BG$3]-1)))*[.$BC11]" office:value-type="float" office:value="13.5259172555518">
            <text:p>13,5</text:p>
          </table:table-cell>
          <table:table-cell table:style-name="ce28" table:formula="of:=([.$B$4]+([.$C$4]*([.BH$3]-1)))*[.$BC11]" office:value-type="float" office:value="13.706745026348">
            <text:p>13,7</text:p>
          </table:table-cell>
          <table:table-cell table:style-name="ce28" table:formula="of:=([.$B$4]+([.$C$4]*([.BI$3]-1)))*[.$BC11]" office:value-type="float" office:value="13.8875727971441">
            <text:p>13,9</text:p>
          </table:table-cell>
          <table:table-cell table:style-name="ce28" table:formula="of:=([.$B$4]+([.$C$4]*([.BJ$3]-1)))*[.$BC11]" office:value-type="float" office:value="14.0684005679403">
            <text:p>14,1</text:p>
          </table:table-cell>
          <table:table-cell table:style-name="ce28" table:formula="of:=([.$B$4]+([.$C$4]*([.BK$3]-1)))*[.$BC11]" office:value-type="float" office:value="14.2492283387364">
            <text:p>14,2</text:p>
          </table:table-cell>
          <table:table-cell table:style-name="ce28" table:formula="of:=([.$B$4]+([.$C$4]*([.BL$3]-1)))*[.$BC11]" office:value-type="float" office:value="14.4300561095326">
            <text:p>14,4</text:p>
          </table:table-cell>
          <table:table-cell table:style-name="ce28" table:formula="of:=([.$B$4]+([.$C$4]*([.BM$3]-1)))*[.$BC11]" office:value-type="float" office:value="14.6108838803287">
            <text:p>14,6</text:p>
          </table:table-cell>
          <table:table-cell table:style-name="ce28" table:formula="of:=([.$B$4]+([.$C$4]*([.BN$3]-1)))*[.$BC11]" office:value-type="float" office:value="14.7917116511249">
            <text:p>14,8</text:p>
          </table:table-cell>
          <table:table-cell table:style-name="ce28" table:formula="of:=([.$B$4]+([.$C$4]*([.BO$3]-1)))*[.$BC11]" office:value-type="float" office:value="14.972539421921">
            <text:p>15,0</text:p>
          </table:table-cell>
          <table:table-cell table:style-name="ce28" table:formula="of:=([.$B$4]+([.$C$4]*([.BP$3]-1)))*[.$BC11]" office:value-type="float" office:value="15.1533671927172">
            <text:p>15,2</text:p>
          </table:table-cell>
          <table:table-cell table:style-name="ce28" table:formula="of:=([.$B$4]+([.$C$4]*([.BQ$3]-1)))*[.$BC11]" office:value-type="float" office:value="15.3341949635133">
            <text:p>15,3</text:p>
          </table:table-cell>
          <table:table-cell table:style-name="ce28" table:formula="of:=([.$B$4]+([.$C$4]*([.BR$3]-1)))*[.$BC11]" office:value-type="float" office:value="15.5150227343095">
            <text:p>15,5</text:p>
          </table:table-cell>
          <table:table-cell table:number-columns-repeated="954"/>
        </table:table-row>
        <table:table-row table:style-name="ro2">
          <table:table-cell table:style-name="ce2" office:value-type="string">
            <text:p>Max front shield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0">
            <text:p>0</text:p>
          </table:table-cell>
          <table:table-cell table:number-columns-repeated="6" table:style-name="ce10"/>
          <table:table-cell table:style-name="ce10" table:formula="of:=[.D12]+[.E12]+[.F12]+[.G12]+[.H12]+[.I12]" office:value-type="float" office:value="0">
            <text:p>0</text:p>
          </table:table-cell>
          <table:table-cell table:number-columns-repeated="2"/>
          <table:table-cell table:style-name="ce23" table:formula="of:=[.M11]+3" office:value-type="float" office:value="24">
            <text:p>24</text:p>
          </table:table-cell>
          <table:table-cell table:style-name="ce24" table:formula="of:=[.$J$2]*[.$M12]" office:value-type="float" office:value="3.6">
            <text:p>3,600</text:p>
          </table:table-cell>
          <table:table-cell table:style-name="ce25" table:formula="of:=2*LOG([.$N12]*0.13+1;3)+1" office:value-type="float" office:value="1.69888337159917">
            <text:p>1,699</text:p>
          </table:table-cell>
          <table:table-cell table:style-name="ce28" table:formula="of:=([.$B$2]+([.$C$2]*([.P$3]-1)))*[.$O12]" office:value-type="float" office:value="339.776674319834">
            <text:p>339,8</text:p>
          </table:table-cell>
          <table:table-cell table:style-name="ce28" table:formula="of:=([.$B$2]+([.$C$2]*([.Q$3]-1)))*[.$O12]" office:value-type="float" office:value="611.598013775701">
            <text:p>611,6</text:p>
          </table:table-cell>
          <table:table-cell table:style-name="ce28" table:formula="of:=([.$B$2]+([.$C$2]*([.R$3]-1)))*[.$O12]" office:value-type="float" office:value="951.374688095535">
            <text:p>951,4</text:p>
          </table:table-cell>
          <table:table-cell table:style-name="ce28" table:formula="of:=([.$B$2]+([.$C$2]*([.S$3]-1)))*[.$O12]" office:value-type="float" office:value="1291.15136241537">
            <text:p>1291,2</text:p>
          </table:table-cell>
          <table:table-cell table:style-name="ce28" table:formula="of:=([.$B$2]+([.$C$2]*([.T$3]-1)))*[.$O12]" office:value-type="float" office:value="1630.9280367352">
            <text:p>1630,9</text:p>
          </table:table-cell>
          <table:table-cell table:style-name="ce28" table:formula="of:=([.$B$2]+([.$C$2]*([.U$3]-1)))*[.$O12]" office:value-type="float" office:value="1970.70471105504">
            <text:p>1970,7</text:p>
          </table:table-cell>
          <table:table-cell table:style-name="ce28" table:formula="of:=([.$B$2]+([.$C$2]*([.V$3]-1)))*[.$O12]" office:value-type="float" office:value="2310.48138537487">
            <text:p>2310,5</text:p>
          </table:table-cell>
          <table:table-cell table:style-name="ce28" table:formula="of:=([.$B$2]+([.$C$2]*([.W$3]-1)))*[.$O12]" office:value-type="float" office:value="2650.2580596947">
            <text:p>2650,3</text:p>
          </table:table-cell>
          <table:table-cell table:style-name="ce28" table:formula="of:=([.$B$2]+([.$C$2]*([.X$3]-1)))*[.$O12]" office:value-type="float" office:value="2990.03473401454">
            <text:p>2990,0</text:p>
          </table:table-cell>
          <table:table-cell table:style-name="ce28" table:formula="of:=([.$B$2]+([.$C$2]*([.Y$3]-1)))*[.$O12]" office:value-type="float" office:value="3329.81140833437">
            <text:p>3329,8</text:p>
          </table:table-cell>
          <table:table-cell table:style-name="ce28" table:formula="of:=([.$B$2]+([.$C$2]*([.Z$3]-1)))*[.$O12]" office:value-type="float" office:value="3669.5880826542">
            <text:p>3669,6</text:p>
          </table:table-cell>
          <table:table-cell table:style-name="ce28" table:formula="of:=([.$B$2]+([.$C$2]*([.AA$3]-1)))*[.$O12]" office:value-type="float" office:value="4009.36475697404">
            <text:p>4009,4</text:p>
          </table:table-cell>
          <table:table-cell table:style-name="ce28" table:formula="of:=([.$B$2]+([.$C$2]*([.AB$3]-1)))*[.$O12]" office:value-type="float" office:value="4349.14143129387">
            <text:p>4349,1</text:p>
          </table:table-cell>
          <table:table-cell table:style-name="ce28" table:formula="of:=([.$B$2]+([.$C$2]*([.AC$3]-1)))*[.$O12]" office:value-type="float" office:value="4688.91810561371">
            <text:p>4688,9</text:p>
          </table:table-cell>
          <table:table-cell table:style-name="ce28" table:formula="of:=([.$B$2]+([.$C$2]*([.AD$3]-1)))*[.$O12]" office:value-type="float" office:value="5028.69477993354">
            <text:p>5028,7</text:p>
          </table:table-cell>
          <table:table-cell table:number-columns-repeated="2"/>
          <table:table-cell table:style-name="ce23" table:formula="of:=[.AG11]+3" office:value-type="float" office:value="24">
            <text:p>24</text:p>
          </table:table-cell>
          <table:table-cell table:style-name="ce24" table:formula="of:=[.$J$3]*[.$AG12]" office:value-type="float" office:value="6">
            <text:p>6,000</text:p>
          </table:table-cell>
          <table:table-cell table:style-name="ce25" table:formula="of:=10*LOG([.$AH12]*0.02+1;3)+1" office:value-type="float" office:value="2.03156214868483">
            <text:p>2,032</text:p>
          </table:table-cell>
          <table:table-cell table:style-name="ce16" table:formula="of:=([.$B$3]+([.$C$3]*([.AJ$3]-1)))*[.$AI12]" office:value-type="float" office:value="5.07890537171207">
            <text:p>5,08</text:p>
          </table:table-cell>
          <table:table-cell table:style-name="ce16" table:formula="of:=([.$B$3]+([.$C$3]*([.AK$3]-1)))*[.$AI12]" office:value-type="float" office:value="16.4556534043471">
            <text:p>16,46</text:p>
          </table:table-cell>
          <table:table-cell table:style-name="ce16" table:formula="of:=([.$B$3]+([.$C$3]*([.AL$3]-1)))*[.$AI12]" office:value-type="float" office:value="28.6450262964561">
            <text:p>28,65</text:p>
          </table:table-cell>
          <table:table-cell table:style-name="ce16" table:formula="of:=([.$B$3]+([.$C$3]*([.AM$3]-1)))*[.$AI12]" office:value-type="float" office:value="44.8975234859347">
            <text:p>44,90</text:p>
          </table:table-cell>
          <table:table-cell table:style-name="ce16" table:formula="of:=([.$B$3]+([.$C$3]*([.AN$3]-1)))*[.$AI12]" office:value-type="float" office:value="61.1500206754134">
            <text:p>61,15</text:p>
          </table:table-cell>
          <table:table-cell table:style-name="ce33" table:formula="of:=[.AJ12]/[.P12]*100" office:value-type="float" office:value="1.49477752758604">
            <text:p>1,495</text:p>
          </table:table-cell>
          <table:table-cell table:style-name="ce33" table:formula="of:=[.AK12]/[.S12]*100" office:value-type="float" office:value="1.27449452352073">
            <text:p>1,274</text:p>
          </table:table-cell>
          <table:table-cell table:style-name="ce33" table:formula="of:=[.AL12]/[.V12]*100" office:value-type="float" office:value="1.23978606699783">
            <text:p>1,240</text:p>
          </table:table-cell>
          <table:table-cell table:style-name="ce33" table:formula="of:=[.AM12]/[.Z12]*100" office:value-type="float" office:value="1.2235030873945">
            <text:p>1,224</text:p>
          </table:table-cell>
          <table:table-cell table:style-name="ce33" table:formula="of:=[.AN12]/[.AD12]*100" office:value-type="float" office:value="1.21602171838756">
            <text:p>1,216</text:p>
          </table:table-cell>
          <table:table-cell table:style-name="ce16" table:formula="of:=[.P12]/[.AJ12]" office:value-type="float" office:value="66.89958750015">
            <text:p>66,90</text:p>
          </table:table-cell>
          <table:table-cell table:style-name="ce16" table:formula="of:=[.S12]/[.AK12]" office:value-type="float" office:value="78.4624791668426">
            <text:p>78,46</text:p>
          </table:table-cell>
          <table:table-cell table:style-name="ce16" table:formula="of:=[.V12]/[.AL12]" office:value-type="float" office:value="80.6590771278404">
            <text:p>80,66</text:p>
          </table:table-cell>
          <table:table-cell table:style-name="ce16" table:formula="of:=[.Z12]/[.AM12]" office:value-type="float" office:value="81.7325277151154">
            <text:p>81,73</text:p>
          </table:table-cell>
          <table:table-cell table:style-name="ce16" table:formula="of:=[.AD12]/[.AN12]" office:value-type="float" office:value="82.2353733390548">
            <text:p>82,24</text:p>
          </table:table-cell>
          <table:table-cell table:number-columns-repeated="2"/>
          <table:table-cell table:style-name="ce23" table:formula="of:=[.BA11]+3" office:value-type="float" office:value="24">
            <text:p>24</text:p>
          </table:table-cell>
          <table:table-cell table:style-name="ce24" table:formula="of:=[.$J$4]*[.$BA12]" office:value-type="float" office:value="4.8">
            <text:p>4,800</text:p>
          </table:table-cell>
          <table:table-cell table:style-name="ce25" table:formula="of:=0.75*LOG([.$BB12]*0.7+1)+1" office:value-type="float" office:value="1.47961486695144">
            <text:p>1,480</text:p>
          </table:table-cell>
          <table:table-cell table:style-name="ce28" table:formula="of:=([.$B$4]+([.$C$4]*([.BD$3]-1)))*[.$BC12]" office:value-type="float" office:value="13.316533802563">
            <text:p>13,3</text:p>
          </table:table-cell>
          <table:table-cell table:style-name="ce28" table:formula="of:=([.$B$4]+([.$C$4]*([.BE$3]-1)))*[.$BC12]" office:value-type="float" office:value="13.4644952892581">
            <text:p>13,5</text:p>
          </table:table-cell>
          <table:table-cell table:style-name="ce28" table:formula="of:=([.$B$4]+([.$C$4]*([.BF$3]-1)))*[.$BC12]" office:value-type="float" office:value="13.649447147627">
            <text:p>13,6</text:p>
          </table:table-cell>
          <table:table-cell table:style-name="ce28" table:formula="of:=([.$B$4]+([.$C$4]*([.BG$3]-1)))*[.$BC12]" office:value-type="float" office:value="13.834399005996">
            <text:p>13,8</text:p>
          </table:table-cell>
          <table:table-cell table:style-name="ce28" table:formula="of:=([.$B$4]+([.$C$4]*([.BH$3]-1)))*[.$BC12]" office:value-type="float" office:value="14.0193508643649">
            <text:p>14,0</text:p>
          </table:table-cell>
          <table:table-cell table:style-name="ce28" table:formula="of:=([.$B$4]+([.$C$4]*([.BI$3]-1)))*[.$BC12]" office:value-type="float" office:value="14.2043027227338">
            <text:p>14,2</text:p>
          </table:table-cell>
          <table:table-cell table:style-name="ce28" table:formula="of:=([.$B$4]+([.$C$4]*([.BJ$3]-1)))*[.$BC12]" office:value-type="float" office:value="14.3892545811027">
            <text:p>14,4</text:p>
          </table:table-cell>
          <table:table-cell table:style-name="ce28" table:formula="of:=([.$B$4]+([.$C$4]*([.BK$3]-1)))*[.$BC12]" office:value-type="float" office:value="14.5742064394717">
            <text:p>14,6</text:p>
          </table:table-cell>
          <table:table-cell table:style-name="ce28" table:formula="of:=([.$B$4]+([.$C$4]*([.BL$3]-1)))*[.$BC12]" office:value-type="float" office:value="14.7591582978406">
            <text:p>14,8</text:p>
          </table:table-cell>
          <table:table-cell table:style-name="ce28" table:formula="of:=([.$B$4]+([.$C$4]*([.BM$3]-1)))*[.$BC12]" office:value-type="float" office:value="14.9441101562095">
            <text:p>14,9</text:p>
          </table:table-cell>
          <table:table-cell table:style-name="ce28" table:formula="of:=([.$B$4]+([.$C$4]*([.BN$3]-1)))*[.$BC12]" office:value-type="float" office:value="15.1290620145785">
            <text:p>15,1</text:p>
          </table:table-cell>
          <table:table-cell table:style-name="ce28" table:formula="of:=([.$B$4]+([.$C$4]*([.BO$3]-1)))*[.$BC12]" office:value-type="float" office:value="15.3140138729474">
            <text:p>15,3</text:p>
          </table:table-cell>
          <table:table-cell table:style-name="ce28" table:formula="of:=([.$B$4]+([.$C$4]*([.BP$3]-1)))*[.$BC12]" office:value-type="float" office:value="15.4989657313163">
            <text:p>15,5</text:p>
          </table:table-cell>
          <table:table-cell table:style-name="ce28" table:formula="of:=([.$B$4]+([.$C$4]*([.BQ$3]-1)))*[.$BC12]" office:value-type="float" office:value="15.6839175896853">
            <text:p>15,7</text:p>
          </table:table-cell>
          <table:table-cell table:style-name="ce28" table:formula="of:=([.$B$4]+([.$C$4]*([.BR$3]-1)))*[.$BC12]" office:value-type="float" office:value="15.8688694480542">
            <text:p>15,9</text:p>
          </table:table-cell>
          <table:table-cell table:number-columns-repeated="954"/>
        </table:table-row>
        <table:table-row table:style-name="ro4">
          <table:table-cell table:style-name="ce3" table:number-columns-repeated="2"/>
          <table:table-cell table:style-name="ce17" table:number-columns-repeated="10"/>
          <table:table-cell table:style-name="ce23" table:formula="of:=[.M12]+3" office:value-type="float" office:value="27">
            <text:p>27</text:p>
          </table:table-cell>
          <table:table-cell table:style-name="ce24" table:formula="of:=[.$J$2]*[.$M13]" office:value-type="float" office:value="4.05">
            <text:p>4,050</text:p>
          </table:table-cell>
          <table:table-cell table:style-name="ce25" table:formula="of:=2*LOG([.$N13]*0.13+1;3)+1" office:value-type="float" office:value="1.77002148538788">
            <text:p>1,770</text:p>
          </table:table-cell>
          <table:table-cell table:style-name="ce28" table:formula="of:=([.$B$2]+([.$C$2]*([.P$3]-1)))*[.$O13]" office:value-type="float" office:value="354.004297077575">
            <text:p>354,0</text:p>
          </table:table-cell>
          <table:table-cell table:style-name="ce28" table:formula="of:=([.$B$2]+([.$C$2]*([.Q$3]-1)))*[.$O13]" office:value-type="float" office:value="637.207734739635">
            <text:p>637,2</text:p>
          </table:table-cell>
          <table:table-cell table:style-name="ce28" table:formula="of:=([.$B$2]+([.$C$2]*([.R$3]-1)))*[.$O13]" office:value-type="float" office:value="991.21203181721">
            <text:p>991,2</text:p>
          </table:table-cell>
          <table:table-cell table:style-name="ce28" table:formula="of:=([.$B$2]+([.$C$2]*([.S$3]-1)))*[.$O13]" office:value-type="float" office:value="1345.21632889479">
            <text:p>1345,2</text:p>
          </table:table-cell>
          <table:table-cell table:style-name="ce28" table:formula="of:=([.$B$2]+([.$C$2]*([.T$3]-1)))*[.$O13]" office:value-type="float" office:value="1699.22062597236">
            <text:p>1699,2</text:p>
          </table:table-cell>
          <table:table-cell table:style-name="ce28" table:formula="of:=([.$B$2]+([.$C$2]*([.U$3]-1)))*[.$O13]" office:value-type="float" office:value="2053.22492304994">
            <text:p>2053,2</text:p>
          </table:table-cell>
          <table:table-cell table:style-name="ce28" table:formula="of:=([.$B$2]+([.$C$2]*([.V$3]-1)))*[.$O13]" office:value-type="float" office:value="2407.22922012751">
            <text:p>2407,2</text:p>
          </table:table-cell>
          <table:table-cell table:style-name="ce28" table:formula="of:=([.$B$2]+([.$C$2]*([.W$3]-1)))*[.$O13]" office:value-type="float" office:value="2761.23351720509">
            <text:p>2761,2</text:p>
          </table:table-cell>
          <table:table-cell table:style-name="ce28" table:formula="of:=([.$B$2]+([.$C$2]*([.X$3]-1)))*[.$O13]" office:value-type="float" office:value="3115.23781428266">
            <text:p>3115,2</text:p>
          </table:table-cell>
          <table:table-cell table:style-name="ce28" table:formula="of:=([.$B$2]+([.$C$2]*([.Y$3]-1)))*[.$O13]" office:value-type="float" office:value="3469.24211136023">
            <text:p>3469,2</text:p>
          </table:table-cell>
          <table:table-cell table:style-name="ce28" table:formula="of:=([.$B$2]+([.$C$2]*([.Z$3]-1)))*[.$O13]" office:value-type="float" office:value="3823.24640843781">
            <text:p>3823,2</text:p>
          </table:table-cell>
          <table:table-cell table:style-name="ce28" table:formula="of:=([.$B$2]+([.$C$2]*([.AA$3]-1)))*[.$O13]" office:value-type="float" office:value="4177.25070551539">
            <text:p>4177,3</text:p>
          </table:table-cell>
          <table:table-cell table:style-name="ce28" table:formula="of:=([.$B$2]+([.$C$2]*([.AB$3]-1)))*[.$O13]" office:value-type="float" office:value="4531.25500259296">
            <text:p>4531,3</text:p>
          </table:table-cell>
          <table:table-cell table:style-name="ce28" table:formula="of:=([.$B$2]+([.$C$2]*([.AC$3]-1)))*[.$O13]" office:value-type="float" office:value="4885.25929967054">
            <text:p>4885,3</text:p>
          </table:table-cell>
          <table:table-cell table:style-name="ce28" table:formula="of:=([.$B$2]+([.$C$2]*([.AD$3]-1)))*[.$O13]" office:value-type="float" office:value="5239.26359674811">
            <text:p>5239,3</text:p>
          </table:table-cell>
          <table:table-cell table:number-columns-repeated="2"/>
          <table:table-cell table:style-name="ce23" table:formula="of:=[.AG12]+3" office:value-type="float" office:value="27">
            <text:p>27</text:p>
          </table:table-cell>
          <table:table-cell table:style-name="ce24" table:formula="of:=[.$J$3]*[.$AG13]" office:value-type="float" office:value="6.75">
            <text:p>6,750</text:p>
          </table:table-cell>
          <table:table-cell table:style-name="ce25" table:formula="of:=10*LOG([.$AH13]*0.02+1;3)+1" office:value-type="float" office:value="2.15266006251293">
            <text:p>2,153</text:p>
          </table:table-cell>
          <table:table-cell table:style-name="ce16" table:formula="of:=([.$B$3]+([.$C$3]*([.AJ$3]-1)))*[.$AI13]" office:value-type="float" office:value="5.38165015628233">
            <text:p>5,38</text:p>
          </table:table-cell>
          <table:table-cell table:style-name="ce16" table:formula="of:=([.$B$3]+([.$C$3]*([.AK$3]-1)))*[.$AI13]" office:value-type="float" office:value="17.4365465063548">
            <text:p>17,44</text:p>
          </table:table-cell>
          <table:table-cell table:style-name="ce16" table:formula="of:=([.$B$3]+([.$C$3]*([.AL$3]-1)))*[.$AI13]" office:value-type="float" office:value="30.3525068814324">
            <text:p>30,35</text:p>
          </table:table-cell>
          <table:table-cell table:style-name="ce16" table:formula="of:=([.$B$3]+([.$C$3]*([.AM$3]-1)))*[.$AI13]" office:value-type="float" office:value="47.5737873815358">
            <text:p>47,57</text:p>
          </table:table-cell>
          <table:table-cell table:style-name="ce16" table:formula="of:=([.$B$3]+([.$C$3]*([.AN$3]-1)))*[.$AI13]" office:value-type="float" office:value="64.7950678816393">
            <text:p>64,80</text:p>
          </table:table-cell>
          <table:table-cell table:style-name="ce33" table:formula="of:=[.AJ13]/[.P13]*100" office:value-type="float" office:value="1.52022170372215">
            <text:p>1,520</text:p>
          </table:table-cell>
          <table:table-cell table:style-name="ce33" table:formula="of:=[.AK13]/[.S13]*100" office:value-type="float" office:value="1.29618903159468">
            <text:p>1,296</text:p>
          </table:table-cell>
          <table:table-cell table:style-name="ce33" table:formula="of:=[.AL13]/[.V13]*100" office:value-type="float" office:value="1.26088976602837">
            <text:p>1,261</text:p>
          </table:table-cell>
          <table:table-cell table:style-name="ce33" table:formula="of:=[.AM13]/[.Z13]*100" office:value-type="float" office:value="1.24432961675035">
            <text:p>1,244</text:p>
          </table:table-cell>
          <table:table-cell table:style-name="ce33" table:formula="of:=[.AN13]/[.AD13]*100" office:value-type="float" office:value="1.23672089951451">
            <text:p>1,237</text:p>
          </table:table-cell>
          <table:table-cell table:style-name="ce16" table:formula="of:=[.P13]/[.AJ13]" office:value-type="float" office:value="65.7798791815413">
            <text:p>65,78</text:p>
          </table:table-cell>
          <table:table-cell table:style-name="ce16" table:formula="of:=[.S13]/[.AK13]" office:value-type="float" office:value="77.149241015388">
            <text:p>77,15</text:p>
          </table:table-cell>
          <table:table-cell table:style-name="ce16" table:formula="of:=[.V13]/[.AL13]" office:value-type="float" office:value="79.3090741905108">
            <text:p>79,31</text:p>
          </table:table-cell>
          <table:table-cell table:style-name="ce16" table:formula="of:=[.Z13]/[.AM13]" office:value-type="float" office:value="80.3645582760912">
            <text:p>80,36</text:p>
          </table:table-cell>
          <table:table-cell table:style-name="ce16" table:formula="of:=[.AD13]/[.AN13]" office:value-type="float" office:value="80.8589876982402">
            <text:p>80,86</text:p>
          </table:table-cell>
          <table:table-cell table:number-columns-repeated="2"/>
          <table:table-cell table:style-name="ce23" table:formula="of:=[.BA12]+3" office:value-type="float" office:value="27">
            <text:p>27</text:p>
          </table:table-cell>
          <table:table-cell table:style-name="ce24" table:formula="of:=[.$J$4]*[.$BA13]" office:value-type="float" office:value="5.4">
            <text:p>5,400</text:p>
          </table:table-cell>
          <table:table-cell table:style-name="ce25" table:formula="of:=0.75*LOG([.$BB13]*0.7+1)+1" office:value-type="float" office:value="1.50957092245909">
            <text:p>1,510</text:p>
          </table:table-cell>
          <table:table-cell table:style-name="ce28" table:formula="of:=([.$B$4]+([.$C$4]*([.BD$3]-1)))*[.$BC13]" office:value-type="float" office:value="13.5861383021318">
            <text:p>13,6</text:p>
          </table:table-cell>
          <table:table-cell table:style-name="ce28" table:formula="of:=([.$B$4]+([.$C$4]*([.BE$3]-1)))*[.$BC13]" office:value-type="float" office:value="13.7370953943777">
            <text:p>13,7</text:p>
          </table:table-cell>
          <table:table-cell table:style-name="ce28" table:formula="of:=([.$B$4]+([.$C$4]*([.BF$3]-1)))*[.$BC13]" office:value-type="float" office:value="13.9257917596851">
            <text:p>13,9</text:p>
          </table:table-cell>
          <table:table-cell table:style-name="ce28" table:formula="of:=([.$B$4]+([.$C$4]*([.BG$3]-1)))*[.$BC13]" office:value-type="float" office:value="14.1144881249925">
            <text:p>14,1</text:p>
          </table:table-cell>
          <table:table-cell table:style-name="ce28" table:formula="of:=([.$B$4]+([.$C$4]*([.BH$3]-1)))*[.$BC13]" office:value-type="float" office:value="14.3031844902999">
            <text:p>14,3</text:p>
          </table:table-cell>
          <table:table-cell table:style-name="ce28" table:formula="of:=([.$B$4]+([.$C$4]*([.BI$3]-1)))*[.$BC13]" office:value-type="float" office:value="14.4918808556073">
            <text:p>14,5</text:p>
          </table:table-cell>
          <table:table-cell table:style-name="ce28" table:formula="of:=([.$B$4]+([.$C$4]*([.BJ$3]-1)))*[.$BC13]" office:value-type="float" office:value="14.6805772209146">
            <text:p>14,7</text:p>
          </table:table-cell>
          <table:table-cell table:style-name="ce28" table:formula="of:=([.$B$4]+([.$C$4]*([.BK$3]-1)))*[.$BC13]" office:value-type="float" office:value="14.869273586222">
            <text:p>14,9</text:p>
          </table:table-cell>
          <table:table-cell table:style-name="ce28" table:formula="of:=([.$B$4]+([.$C$4]*([.BL$3]-1)))*[.$BC13]" office:value-type="float" office:value="15.0579699515294">
            <text:p>15,1</text:p>
          </table:table-cell>
          <table:table-cell table:style-name="ce28" table:formula="of:=([.$B$4]+([.$C$4]*([.BM$3]-1)))*[.$BC13]" office:value-type="float" office:value="15.2466663168368">
            <text:p>15,2</text:p>
          </table:table-cell>
          <table:table-cell table:style-name="ce28" table:formula="of:=([.$B$4]+([.$C$4]*([.BN$3]-1)))*[.$BC13]" office:value-type="float" office:value="15.4353626821442">
            <text:p>15,4</text:p>
          </table:table-cell>
          <table:table-cell table:style-name="ce28" table:formula="of:=([.$B$4]+([.$C$4]*([.BO$3]-1)))*[.$BC13]" office:value-type="float" office:value="15.6240590474516">
            <text:p>15,6</text:p>
          </table:table-cell>
          <table:table-cell table:style-name="ce28" table:formula="of:=([.$B$4]+([.$C$4]*([.BP$3]-1)))*[.$BC13]" office:value-type="float" office:value="15.812755412759">
            <text:p>15,8</text:p>
          </table:table-cell>
          <table:table-cell table:style-name="ce28" table:formula="of:=([.$B$4]+([.$C$4]*([.BQ$3]-1)))*[.$BC13]" office:value-type="float" office:value="16.0014517780663">
            <text:p>16,0</text:p>
          </table:table-cell>
          <table:table-cell table:style-name="ce28" table:formula="of:=([.$B$4]+([.$C$4]*([.BR$3]-1)))*[.$BC13]" office:value-type="float" office:value="16.1901481433737">
            <text:p>16,2</text:p>
          </table:table-cell>
          <table:table-cell table:number-columns-repeated="954"/>
        </table:table-row>
        <table:table-row table:style-name="ro4">
          <table:table-cell table:style-name="ce3"/>
          <table:table-cell table:number-columns-repeated="10"/>
          <table:table-cell table:style-name="ce17"/>
          <table:table-cell table:style-name="ce23" table:formula="of:=[.M13]+3" office:value-type="float" office:value="30">
            <text:p>30</text:p>
          </table:table-cell>
          <table:table-cell table:style-name="ce24" table:formula="of:=[.$J$2]*[.$M14]" office:value-type="float" office:value="4.5">
            <text:p>4,500</text:p>
          </table:table-cell>
          <table:table-cell table:style-name="ce25" table:formula="of:=2*LOG([.$N14]*0.13+1;3)+1" office:value-type="float" office:value="1.8384839894475">
            <text:p>1,838</text:p>
          </table:table-cell>
          <table:table-cell table:style-name="ce28" table:formula="of:=([.$B$2]+([.$C$2]*([.P$3]-1)))*[.$O14]" office:value-type="float" office:value="367.6967978895">
            <text:p>367,7</text:p>
          </table:table-cell>
          <table:table-cell table:style-name="ce28" table:formula="of:=([.$B$2]+([.$C$2]*([.Q$3]-1)))*[.$O14]" office:value-type="float" office:value="661.854236201101">
            <text:p>661,9</text:p>
          </table:table-cell>
          <table:table-cell table:style-name="ce28" table:formula="of:=([.$B$2]+([.$C$2]*([.R$3]-1)))*[.$O14]" office:value-type="float" office:value="1029.5510340906">
            <text:p>1029,6</text:p>
          </table:table-cell>
          <table:table-cell table:style-name="ce28" table:formula="of:=([.$B$2]+([.$C$2]*([.S$3]-1)))*[.$O14]" office:value-type="float" office:value="1397.2478319801">
            <text:p>1397,2</text:p>
          </table:table-cell>
          <table:table-cell table:style-name="ce28" table:formula="of:=([.$B$2]+([.$C$2]*([.T$3]-1)))*[.$O14]" office:value-type="float" office:value="1764.9446298696">
            <text:p>1764,9</text:p>
          </table:table-cell>
          <table:table-cell table:style-name="ce28" table:formula="of:=([.$B$2]+([.$C$2]*([.U$3]-1)))*[.$O14]" office:value-type="float" office:value="2132.6414277591">
            <text:p>2132,6</text:p>
          </table:table-cell>
          <table:table-cell table:style-name="ce28" table:formula="of:=([.$B$2]+([.$C$2]*([.V$3]-1)))*[.$O14]" office:value-type="float" office:value="2500.3382256486">
            <text:p>2500,3</text:p>
          </table:table-cell>
          <table:table-cell table:style-name="ce28" table:formula="of:=([.$B$2]+([.$C$2]*([.W$3]-1)))*[.$O14]" office:value-type="float" office:value="2868.0350235381">
            <text:p>2868,0</text:p>
          </table:table-cell>
          <table:table-cell table:style-name="ce28" table:formula="of:=([.$B$2]+([.$C$2]*([.X$3]-1)))*[.$O14]" office:value-type="float" office:value="3235.7318214276">
            <text:p>3235,7</text:p>
          </table:table-cell>
          <table:table-cell table:style-name="ce28" table:formula="of:=([.$B$2]+([.$C$2]*([.Y$3]-1)))*[.$O14]" office:value-type="float" office:value="3603.4286193171">
            <text:p>3603,4</text:p>
          </table:table-cell>
          <table:table-cell table:style-name="ce28" table:formula="of:=([.$B$2]+([.$C$2]*([.Z$3]-1)))*[.$O14]" office:value-type="float" office:value="3971.1254172066">
            <text:p>3971,1</text:p>
          </table:table-cell>
          <table:table-cell table:style-name="ce28" table:formula="of:=([.$B$2]+([.$C$2]*([.AA$3]-1)))*[.$O14]" office:value-type="float" office:value="4338.82221509611">
            <text:p>4338,8</text:p>
          </table:table-cell>
          <table:table-cell table:style-name="ce28" table:formula="of:=([.$B$2]+([.$C$2]*([.AB$3]-1)))*[.$O14]" office:value-type="float" office:value="4706.51901298561">
            <text:p>4706,5</text:p>
          </table:table-cell>
          <table:table-cell table:style-name="ce28" table:formula="of:=([.$B$2]+([.$C$2]*([.AC$3]-1)))*[.$O14]" office:value-type="float" office:value="5074.21581087511">
            <text:p>5074,2</text:p>
          </table:table-cell>
          <table:table-cell table:style-name="ce28" table:formula="of:=([.$B$2]+([.$C$2]*([.AD$3]-1)))*[.$O14]" office:value-type="float" office:value="5441.91260876461">
            <text:p>5441,9</text:p>
          </table:table-cell>
          <table:table-cell table:number-columns-repeated="2"/>
          <table:table-cell table:style-name="ce23" table:formula="of:=[.AG13]+3" office:value-type="float" office:value="30">
            <text:p>30</text:p>
          </table:table-cell>
          <table:table-cell table:style-name="ce24" table:formula="of:=[.$J$3]*[.$AG14]" office:value-type="float" office:value="7.5">
            <text:p>7,500</text:p>
          </table:table-cell>
          <table:table-cell table:style-name="ce25" table:formula="of:=10*LOG([.$AH14]*0.02+1;3)+1" office:value-type="float" office:value="2.27216802339429">
            <text:p>2,272</text:p>
          </table:table-cell>
          <table:table-cell table:style-name="ce31" table:formula="of:=([.$B$3]+([.$C$3]*([.AJ$3]-1)))*[.$AI14]" office:value-type="float" office:value="5.68042005848572">
            <text:p>5,68</text:p>
          </table:table-cell>
          <table:table-cell table:style-name="ce31" table:formula="of:=([.$B$3]+([.$C$3]*([.AK$3]-1)))*[.$AI14]" office:value-type="float" office:value="18.4045609894938">
            <text:p>18,40</text:p>
          </table:table-cell>
          <table:table-cell table:style-name="ce31" table:formula="of:=([.$B$3]+([.$C$3]*([.AL$3]-1)))*[.$AI14]" office:value-type="float" office:value="32.0375691298595">
            <text:p>32,04</text:p>
          </table:table-cell>
          <table:table-cell table:style-name="ce31" table:formula="of:=([.$B$3]+([.$C$3]*([.AM$3]-1)))*[.$AI14]" office:value-type="float" office:value="50.2149133170138">
            <text:p>50,21</text:p>
          </table:table-cell>
          <table:table-cell table:style-name="ce31" table:formula="of:=([.$B$3]+([.$C$3]*([.AN$3]-1)))*[.$AI14]" office:value-type="float" office:value="68.3922575041681">
            <text:p>68,39</text:p>
          </table:table-cell>
          <table:table-cell table:style-name="ce34" table:formula="of:=[.AJ14]/[.P14]*100" office:value-type="float" office:value="1.54486525068755">
            <text:p>1,545</text:p>
          </table:table-cell>
          <table:table-cell table:style-name="ce34" table:formula="of:=[.AK14]/[.S14]*100" office:value-type="float" office:value="1.31720089795465">
            <text:p>1,317</text:p>
          </table:table-cell>
          <table:table-cell table:style-name="ce34" table:formula="of:=[.AL14]/[.V14]*100" office:value-type="float" office:value="1.28132941380556">
            <text:p>1,281</text:p>
          </table:table-cell>
          <table:table-cell table:style-name="ce34" table:formula="of:=[.AM14]/[.Z14]*100" office:value-type="float" office:value="1.26450081630351">
            <text:p>1,265</text:p>
          </table:table-cell>
          <table:table-cell table:style-name="ce34" table:formula="of:=[.AN14]/[.AD14]*100" office:value-type="float" office:value="1.25676875799176">
            <text:p>1,257</text:p>
          </table:table-cell>
          <table:table-cell table:style-name="ce31" table:formula="of:=[.P14]/[.AJ14]" office:value-type="float" office:value="64.7305646596003">
            <text:p>64,73</text:p>
          </table:table-cell>
          <table:table-cell table:style-name="ce31" table:formula="of:=[.S14]/[.AK14]" office:value-type="float" office:value="75.9185634896546">
            <text:p>75,92</text:p>
          </table:table-cell>
          <table:table-cell table:style-name="ce31" table:formula="of:=[.V14]/[.AL14]" office:value-type="float" office:value="78.0439432066102">
            <text:p>78,04</text:p>
          </table:table-cell>
          <table:table-cell table:style-name="ce31" table:formula="of:=[.Z14]/[.AM14]" office:value-type="float" office:value="79.0825903081089">
            <text:p>79,08</text:p>
          </table:table-cell>
          <table:table-cell table:style-name="ce31" table:formula="of:=[.AD14]/[.AN14]" office:value-type="float" office:value="79.5691326380468">
            <text:p>79,57</text:p>
          </table:table-cell>
          <table:table-cell table:number-columns-repeated="2"/>
          <table:table-cell table:style-name="ce23" table:formula="of:=[.BA13]+3" office:value-type="float" office:value="30">
            <text:p>30</text:p>
          </table:table-cell>
          <table:table-cell table:style-name="ce24" table:formula="of:=[.$J$4]*[.$BA14]" office:value-type="float" office:value="6">
            <text:p>6,000</text:p>
          </table:table-cell>
          <table:table-cell table:style-name="ce25" table:formula="of:=0.75*LOG([.$BB14]*0.7+1)+1" office:value-type="float" office:value="1.5370025077261">
            <text:p>1,537</text:p>
          </table:table-cell>
          <table:table-cell table:style-name="ce29" table:formula="of:=([.$B$4]+([.$C$4]*([.BD$3]-1)))*[.$BC14]" office:value-type="float" office:value="13.8330225695349">
            <text:p>13,8</text:p>
          </table:table-cell>
          <table:table-cell table:style-name="ce29" table:formula="of:=([.$B$4]+([.$C$4]*([.BE$3]-1)))*[.$BC14]" office:value-type="float" office:value="13.9867228203075">
            <text:p>14,0</text:p>
          </table:table-cell>
          <table:table-cell table:style-name="ce29" table:formula="of:=([.$B$4]+([.$C$4]*([.BF$3]-1)))*[.$BC14]" office:value-type="float" office:value="14.1788481337733">
            <text:p>14,2</text:p>
          </table:table-cell>
          <table:table-cell table:style-name="ce29" table:formula="of:=([.$B$4]+([.$C$4]*([.BG$3]-1)))*[.$BC14]" office:value-type="float" office:value="14.370973447239">
            <text:p>14,4</text:p>
          </table:table-cell>
          <table:table-cell table:style-name="ce29" table:formula="of:=([.$B$4]+([.$C$4]*([.BH$3]-1)))*[.$BC14]" office:value-type="float" office:value="14.5630987607048">
            <text:p>14,6</text:p>
          </table:table-cell>
          <table:table-cell table:style-name="ce29" table:formula="of:=([.$B$4]+([.$C$4]*([.BI$3]-1)))*[.$BC14]" office:value-type="float" office:value="14.7552240741706">
            <text:p>14,8</text:p>
          </table:table-cell>
          <table:table-cell table:style-name="ce29" table:formula="of:=([.$B$4]+([.$C$4]*([.BJ$3]-1)))*[.$BC14]" office:value-type="float" office:value="14.9473493876363">
            <text:p>14,9</text:p>
          </table:table-cell>
          <table:table-cell table:style-name="ce29" table:formula="of:=([.$B$4]+([.$C$4]*([.BK$3]-1)))*[.$BC14]" office:value-type="float" office:value="15.1394747011021">
            <text:p>15,1</text:p>
          </table:table-cell>
          <table:table-cell table:style-name="ce29" table:formula="of:=([.$B$4]+([.$C$4]*([.BL$3]-1)))*[.$BC14]" office:value-type="float" office:value="15.3316000145678">
            <text:p>15,3</text:p>
          </table:table-cell>
          <table:table-cell table:style-name="ce29" table:formula="of:=([.$B$4]+([.$C$4]*([.BM$3]-1)))*[.$BC14]" office:value-type="float" office:value="15.5237253280336">
            <text:p>15,5</text:p>
          </table:table-cell>
          <table:table-cell table:style-name="ce29" table:formula="of:=([.$B$4]+([.$C$4]*([.BN$3]-1)))*[.$BC14]" office:value-type="float" office:value="15.7158506414994">
            <text:p>15,7</text:p>
          </table:table-cell>
          <table:table-cell table:style-name="ce29" table:formula="of:=([.$B$4]+([.$C$4]*([.BO$3]-1)))*[.$BC14]" office:value-type="float" office:value="15.9079759549651">
            <text:p>15,9</text:p>
          </table:table-cell>
          <table:table-cell table:style-name="ce29" table:formula="of:=([.$B$4]+([.$C$4]*([.BP$3]-1)))*[.$BC14]" office:value-type="float" office:value="16.1001012684309">
            <text:p>16,1</text:p>
          </table:table-cell>
          <table:table-cell table:style-name="ce29" table:formula="of:=([.$B$4]+([.$C$4]*([.BQ$3]-1)))*[.$BC14]" office:value-type="float" office:value="16.2922265818967">
            <text:p>16,3</text:p>
          </table:table-cell>
          <table:table-cell table:style-name="ce29" table:formula="of:=([.$B$4]+([.$C$4]*([.BR$3]-1)))*[.$BC14]" office:value-type="float" office:value="16.4843518953624">
            <text:p>16,5</text:p>
          </table:table-cell>
          <table:table-cell table:number-columns-repeated="954"/>
        </table:table-row>
        <table:table-row table:style-name="ro4">
          <table:table-cell table:number-columns-repeated="12"/>
          <table:table-cell table:style-name="ce23" table:formula="of:=[.M14]+3" office:value-type="float" office:value="33">
            <text:p>33</text:p>
          </table:table-cell>
          <table:table-cell table:style-name="ce24" table:formula="of:=[.$J$2]*[.$M15]" office:value-type="float" office:value="4.95">
            <text:p>4,950</text:p>
          </table:table-cell>
          <table:table-cell table:style-name="ce25" table:formula="of:=2*LOG([.$N15]*0.13+1;3)+1" office:value-type="float" office:value="1.90446487673001">
            <text:p>1,904</text:p>
          </table:table-cell>
          <table:table-cell table:style-name="ce28" table:formula="of:=([.$B$2]+([.$C$2]*([.P$3]-1)))*[.$O15]" office:value-type="float" office:value="380.892975346002">
            <text:p>380,9</text:p>
          </table:table-cell>
          <table:table-cell table:style-name="ce28" table:formula="of:=([.$B$2]+([.$C$2]*([.Q$3]-1)))*[.$O15]" office:value-type="float" office:value="685.607355622803">
            <text:p>685,6</text:p>
          </table:table-cell>
          <table:table-cell table:style-name="ce28" table:formula="of:=([.$B$2]+([.$C$2]*([.R$3]-1)))*[.$O15]" office:value-type="float" office:value="1066.5003309688">
            <text:p>1066,5</text:p>
          </table:table-cell>
          <table:table-cell table:style-name="ce28" table:formula="of:=([.$B$2]+([.$C$2]*([.S$3]-1)))*[.$O15]" office:value-type="float" office:value="1447.39330631481">
            <text:p>1447,4</text:p>
          </table:table-cell>
          <table:table-cell table:style-name="ce28" table:formula="of:=([.$B$2]+([.$C$2]*([.T$3]-1)))*[.$O15]" office:value-type="float" office:value="1828.28628166081">
            <text:p>1828,3</text:p>
          </table:table-cell>
          <table:table-cell table:style-name="ce28" table:formula="of:=([.$B$2]+([.$C$2]*([.U$3]-1)))*[.$O15]" office:value-type="float" office:value="2209.17925700681">
            <text:p>2209,2</text:p>
          </table:table-cell>
          <table:table-cell table:style-name="ce28" table:formula="of:=([.$B$2]+([.$C$2]*([.V$3]-1)))*[.$O15]" office:value-type="float" office:value="2590.07223235281">
            <text:p>2590,1</text:p>
          </table:table-cell>
          <table:table-cell table:style-name="ce28" table:formula="of:=([.$B$2]+([.$C$2]*([.W$3]-1)))*[.$O15]" office:value-type="float" office:value="2970.96520769881">
            <text:p>2971,0</text:p>
          </table:table-cell>
          <table:table-cell table:style-name="ce28" table:formula="of:=([.$B$2]+([.$C$2]*([.X$3]-1)))*[.$O15]" office:value-type="float" office:value="3351.85818304481">
            <text:p>3351,9</text:p>
          </table:table-cell>
          <table:table-cell table:style-name="ce28" table:formula="of:=([.$B$2]+([.$C$2]*([.Y$3]-1)))*[.$O15]" office:value-type="float" office:value="3732.75115839082">
            <text:p>3732,8</text:p>
          </table:table-cell>
          <table:table-cell table:style-name="ce28" table:formula="of:=([.$B$2]+([.$C$2]*([.Z$3]-1)))*[.$O15]" office:value-type="float" office:value="4113.64413373682">
            <text:p>4113,6</text:p>
          </table:table-cell>
          <table:table-cell table:style-name="ce28" table:formula="of:=([.$B$2]+([.$C$2]*([.AA$3]-1)))*[.$O15]" office:value-type="float" office:value="4494.53710908282">
            <text:p>4494,5</text:p>
          </table:table-cell>
          <table:table-cell table:style-name="ce28" table:formula="of:=([.$B$2]+([.$C$2]*([.AB$3]-1)))*[.$O15]" office:value-type="float" office:value="4875.43008442882">
            <text:p>4875,4</text:p>
          </table:table-cell>
          <table:table-cell table:style-name="ce28" table:formula="of:=([.$B$2]+([.$C$2]*([.AC$3]-1)))*[.$O15]" office:value-type="float" office:value="5256.32305977482">
            <text:p>5256,3</text:p>
          </table:table-cell>
          <table:table-cell table:style-name="ce28" table:formula="of:=([.$B$2]+([.$C$2]*([.AD$3]-1)))*[.$O15]" office:value-type="float" office:value="5637.21603512082">
            <text:p>5637,2</text:p>
          </table:table-cell>
          <table:table-cell table:number-columns-repeated="2"/>
          <table:table-cell table:style-name="ce23" table:formula="of:=[.AG14]+3" office:value-type="float" office:value="33">
            <text:p>33</text:p>
          </table:table-cell>
          <table:table-cell table:style-name="ce24" table:formula="of:=[.$J$3]*[.$AG15]" office:value-type="float" office:value="8.25">
            <text:p>8,250</text:p>
          </table:table-cell>
          <table:table-cell table:style-name="ce25" table:formula="of:=10*LOG([.$AH15]*0.02+1;3)+1" office:value-type="float" office:value="2.39012724136568">
            <text:p>2,390</text:p>
          </table:table-cell>
          <table:table-cell table:style-name="ce16" table:formula="of:=([.$B$3]+([.$C$3]*([.AJ$3]-1)))*[.$AI15]" office:value-type="float" office:value="5.97531810341421">
            <text:p>5,98</text:p>
          </table:table-cell>
          <table:table-cell table:style-name="ce16" table:formula="of:=([.$B$3]+([.$C$3]*([.AK$3]-1)))*[.$AI15]" office:value-type="float" office:value="19.360030655062">
            <text:p>19,36</text:p>
          </table:table-cell>
          <table:table-cell table:style-name="ce16" table:formula="of:=([.$B$3]+([.$C$3]*([.AL$3]-1)))*[.$AI15]" office:value-type="float" office:value="33.7007941032561">
            <text:p>33,70</text:p>
          </table:table-cell>
          <table:table-cell table:style-name="ce16" table:formula="of:=([.$B$3]+([.$C$3]*([.AM$3]-1)))*[.$AI15]" office:value-type="float" office:value="52.8218120341816">
            <text:p>52,82</text:p>
          </table:table-cell>
          <table:table-cell table:style-name="ce16" table:formula="of:=([.$B$3]+([.$C$3]*([.AN$3]-1)))*[.$AI15]" office:value-type="float" office:value="71.9428299651071">
            <text:p>71,94</text:p>
          </table:table-cell>
          <table:table-cell table:style-name="ce33" table:formula="of:=[.AJ15]/[.P15]*100" office:value-type="float" office:value="1.56876563501499">
            <text:p>1,569</text:p>
          </table:table-cell>
          <table:table-cell table:style-name="ce33" table:formula="of:=[.AK15]/[.S15]*100" office:value-type="float" office:value="1.33757912038121">
            <text:p>1,338</text:p>
          </table:table-cell>
          <table:table-cell table:style-name="ce33" table:formula="of:=[.AL15]/[.V15]*100" office:value-type="float" office:value="1.30115267374773">
            <text:p>1,301</text:p>
          </table:table-cell>
          <table:table-cell table:style-name="ce33" table:formula="of:=[.AM15]/[.Z15]*100" office:value-type="float" office:value="1.28406372347524">
            <text:p>1,284</text:p>
          </table:table-cell>
          <table:table-cell table:style-name="ce33" table:formula="of:=[.AN15]/[.AD15]*100" office:value-type="float" office:value="1.27621204362031">
            <text:p>1,276</text:p>
          </table:table-cell>
          <table:table-cell table:style-name="ce16" table:formula="of:=[.P15]/[.AJ15]" office:value-type="float" office:value="63.7443846091416">
            <text:p>63,74</text:p>
          </table:table-cell>
          <table:table-cell table:style-name="ce16" table:formula="of:=[.S15]/[.AK15]" office:value-type="float" office:value="74.7619325662771">
            <text:p>74,76</text:p>
          </table:table-cell>
          <table:table-cell table:style-name="ce16" table:formula="of:=[.V15]/[.AL15]" office:value-type="float" office:value="76.8549317982558">
            <text:p>76,85</text:p>
          </table:table-cell>
          <table:table-cell table:style-name="ce16" table:formula="of:=[.Z15]/[.AM15]" office:value-type="float" office:value="77.8777549523449">
            <text:p>77,88</text:p>
          </table:table-cell>
          <table:table-cell table:style-name="ce16" table:formula="of:=[.AD15]/[.AN15]" office:value-type="float" office:value="78.3568847354896">
            <text:p>78,36</text:p>
          </table:table-cell>
          <table:table-cell table:number-columns-repeated="2"/>
          <table:table-cell table:style-name="ce23" table:formula="of:=[.BA14]+3" office:value-type="float" office:value="33">
            <text:p>33</text:p>
          </table:table-cell>
          <table:table-cell table:style-name="ce24" table:formula="of:=[.$J$4]*[.$BA15]" office:value-type="float" office:value="6.6">
            <text:p>6,600</text:p>
          </table:table-cell>
          <table:table-cell table:style-name="ce25" table:formula="of:=0.75*LOG([.$BB15]*0.7+1)+1" office:value-type="float" office:value="1.5623022366768">
            <text:p>1,562</text:p>
          </table:table-cell>
          <table:table-cell table:style-name="ce28" table:formula="of:=([.$B$4]+([.$C$4]*([.BD$3]-1)))*[.$BC15]" office:value-type="float" office:value="14.0607201300912">
            <text:p>14,1</text:p>
          </table:table-cell>
          <table:table-cell table:style-name="ce28" table:formula="of:=([.$B$4]+([.$C$4]*([.BE$3]-1)))*[.$BC15]" office:value-type="float" office:value="14.2169503537588">
            <text:p>14,2</text:p>
          </table:table-cell>
          <table:table-cell table:style-name="ce28" table:formula="of:=([.$B$4]+([.$C$4]*([.BF$3]-1)))*[.$BC15]" office:value-type="float" office:value="14.4122381333434">
            <text:p>14,4</text:p>
          </table:table-cell>
          <table:table-cell table:style-name="ce28" table:formula="of:=([.$B$4]+([.$C$4]*([.BG$3]-1)))*[.$BC15]" office:value-type="float" office:value="14.607525912928">
            <text:p>14,6</text:p>
          </table:table-cell>
          <table:table-cell table:style-name="ce28" table:formula="of:=([.$B$4]+([.$C$4]*([.BH$3]-1)))*[.$BC15]" office:value-type="float" office:value="14.8028136925126">
            <text:p>14,8</text:p>
          </table:table-cell>
          <table:table-cell table:style-name="ce28" table:formula="of:=([.$B$4]+([.$C$4]*([.BI$3]-1)))*[.$BC15]" office:value-type="float" office:value="14.9981014720972">
            <text:p>15,0</text:p>
          </table:table-cell>
          <table:table-cell table:style-name="ce28" table:formula="of:=([.$B$4]+([.$C$4]*([.BJ$3]-1)))*[.$BC15]" office:value-type="float" office:value="15.1933892516818">
            <text:p>15,2</text:p>
          </table:table-cell>
          <table:table-cell table:style-name="ce28" table:formula="of:=([.$B$4]+([.$C$4]*([.BK$3]-1)))*[.$BC15]" office:value-type="float" office:value="15.3886770312664">
            <text:p>15,4</text:p>
          </table:table-cell>
          <table:table-cell table:style-name="ce28" table:formula="of:=([.$B$4]+([.$C$4]*([.BL$3]-1)))*[.$BC15]" office:value-type="float" office:value="15.583964810851">
            <text:p>15,6</text:p>
          </table:table-cell>
          <table:table-cell table:style-name="ce28" table:formula="of:=([.$B$4]+([.$C$4]*([.BM$3]-1)))*[.$BC15]" office:value-type="float" office:value="15.7792525904356">
            <text:p>15,8</text:p>
          </table:table-cell>
          <table:table-cell table:style-name="ce28" table:formula="of:=([.$B$4]+([.$C$4]*([.BN$3]-1)))*[.$BC15]" office:value-type="float" office:value="15.9745403700202">
            <text:p>16,0</text:p>
          </table:table-cell>
          <table:table-cell table:style-name="ce28" table:formula="of:=([.$B$4]+([.$C$4]*([.BO$3]-1)))*[.$BC15]" office:value-type="float" office:value="16.1698281496048">
            <text:p>16,2</text:p>
          </table:table-cell>
          <table:table-cell table:style-name="ce28" table:formula="of:=([.$B$4]+([.$C$4]*([.BP$3]-1)))*[.$BC15]" office:value-type="float" office:value="16.3651159291894">
            <text:p>16,4</text:p>
          </table:table-cell>
          <table:table-cell table:style-name="ce28" table:formula="of:=([.$B$4]+([.$C$4]*([.BQ$3]-1)))*[.$BC15]" office:value-type="float" office:value="16.560403708774">
            <text:p>16,6</text:p>
          </table:table-cell>
          <table:table-cell table:style-name="ce28" table:formula="of:=([.$B$4]+([.$C$4]*([.BR$3]-1)))*[.$BC15]" office:value-type="float" office:value="16.7556914883586">
            <text:p>16,8</text:p>
          </table:table-cell>
          <table:table-cell table:number-columns-repeated="954"/>
        </table:table-row>
        <table:table-row table:style-name="ro4">
          <table:table-cell table:number-columns-repeated="12"/>
          <table:table-cell table:style-name="ce23" table:formula="of:=[.M15]+3" office:value-type="float" office:value="36">
            <text:p>36</text:p>
          </table:table-cell>
          <table:table-cell table:style-name="ce24" table:formula="of:=[.$J$2]*[.$M16]" office:value-type="float" office:value="5.4">
            <text:p>5,400</text:p>
          </table:table-cell>
          <table:table-cell table:style-name="ce25" table:formula="of:=2*LOG([.$N16]*0.13+1;3)+1" office:value-type="float" office:value="1.9681377782437">
            <text:p>1,968</text:p>
          </table:table-cell>
          <table:table-cell table:style-name="ce28" table:formula="of:=([.$B$2]+([.$C$2]*([.P$3]-1)))*[.$O16]" office:value-type="float" office:value="393.627555648739">
            <text:p>393,6</text:p>
          </table:table-cell>
          <table:table-cell table:style-name="ce28" table:formula="of:=([.$B$2]+([.$C$2]*([.Q$3]-1)))*[.$O16]" office:value-type="float" office:value="708.52960016773">
            <text:p>708,5</text:p>
          </table:table-cell>
          <table:table-cell table:style-name="ce28" table:formula="of:=([.$B$2]+([.$C$2]*([.R$3]-1)))*[.$O16]" office:value-type="float" office:value="1102.15715581647">
            <text:p>1102,2</text:p>
          </table:table-cell>
          <table:table-cell table:style-name="ce28" table:formula="of:=([.$B$2]+([.$C$2]*([.S$3]-1)))*[.$O16]" office:value-type="float" office:value="1495.78471146521">
            <text:p>1495,8</text:p>
          </table:table-cell>
          <table:table-cell table:style-name="ce28" table:formula="of:=([.$B$2]+([.$C$2]*([.T$3]-1)))*[.$O16]" office:value-type="float" office:value="1889.41226711395">
            <text:p>1889,4</text:p>
          </table:table-cell>
          <table:table-cell table:style-name="ce28" table:formula="of:=([.$B$2]+([.$C$2]*([.U$3]-1)))*[.$O16]" office:value-type="float" office:value="2283.03982276269">
            <text:p>2283,0</text:p>
          </table:table-cell>
          <table:table-cell table:style-name="ce28" table:formula="of:=([.$B$2]+([.$C$2]*([.V$3]-1)))*[.$O16]" office:value-type="float" office:value="2676.66737841143">
            <text:p>2676,7</text:p>
          </table:table-cell>
          <table:table-cell table:style-name="ce28" table:formula="of:=([.$B$2]+([.$C$2]*([.W$3]-1)))*[.$O16]" office:value-type="float" office:value="3070.29493406016">
            <text:p>3070,3</text:p>
          </table:table-cell>
          <table:table-cell table:style-name="ce28" table:formula="of:=([.$B$2]+([.$C$2]*([.X$3]-1)))*[.$O16]" office:value-type="float" office:value="3463.9224897089">
            <text:p>3463,9</text:p>
          </table:table-cell>
          <table:table-cell table:style-name="ce28" table:formula="of:=([.$B$2]+([.$C$2]*([.Y$3]-1)))*[.$O16]" office:value-type="float" office:value="3857.55004535764">
            <text:p>3857,6</text:p>
          </table:table-cell>
          <table:table-cell table:style-name="ce28" table:formula="of:=([.$B$2]+([.$C$2]*([.Z$3]-1)))*[.$O16]" office:value-type="float" office:value="4251.17760100638">
            <text:p>4251,2</text:p>
          </table:table-cell>
          <table:table-cell table:style-name="ce28" table:formula="of:=([.$B$2]+([.$C$2]*([.AA$3]-1)))*[.$O16]" office:value-type="float" office:value="4644.80515665512">
            <text:p>4644,8</text:p>
          </table:table-cell>
          <table:table-cell table:style-name="ce28" table:formula="of:=([.$B$2]+([.$C$2]*([.AB$3]-1)))*[.$O16]" office:value-type="float" office:value="5038.43271230386">
            <text:p>5038,4</text:p>
          </table:table-cell>
          <table:table-cell table:style-name="ce28" table:formula="of:=([.$B$2]+([.$C$2]*([.AC$3]-1)))*[.$O16]" office:value-type="float" office:value="5432.0602679526">
            <text:p>5432,1</text:p>
          </table:table-cell>
          <table:table-cell table:style-name="ce28" table:formula="of:=([.$B$2]+([.$C$2]*([.AD$3]-1)))*[.$O16]" office:value-type="float" office:value="5825.68782360134">
            <text:p>5825,7</text:p>
          </table:table-cell>
          <table:table-cell table:number-columns-repeated="2"/>
          <table:table-cell table:style-name="ce23" table:formula="of:=[.AG15]+3" office:value-type="float" office:value="36">
            <text:p>36</text:p>
          </table:table-cell>
          <table:table-cell table:style-name="ce24" table:formula="of:=[.$J$3]*[.$AG16]" office:value-type="float" office:value="9">
            <text:p>9,000</text:p>
          </table:table-cell>
          <table:table-cell table:style-name="ce25" table:formula="of:=10*LOG([.$AH16]*0.02+1;3)+1" office:value-type="float" office:value="2.50657734475402">
            <text:p>2,507</text:p>
          </table:table-cell>
          <table:table-cell table:style-name="ce31" table:formula="of:=([.$B$3]+([.$C$3]*([.AJ$3]-1)))*[.$AI16]" office:value-type="float" office:value="6.26644336188504">
            <text:p>6,27</text:p>
          </table:table-cell>
          <table:table-cell table:style-name="ce31" table:formula="of:=([.$B$3]+([.$C$3]*([.AK$3]-1)))*[.$AI16]" office:value-type="float" office:value="20.3032764925075">
            <text:p>20,30</text:p>
          </table:table-cell>
          <table:table-cell table:style-name="ce31" table:formula="of:=([.$B$3]+([.$C$3]*([.AL$3]-1)))*[.$AI16]" office:value-type="float" office:value="35.3427405610316">
            <text:p>35,34</text:p>
          </table:table-cell>
          <table:table-cell table:style-name="ce31" table:formula="of:=([.$B$3]+([.$C$3]*([.AM$3]-1)))*[.$AI16]" office:value-type="float" office:value="55.3953593190638">
            <text:p>55,40</text:p>
          </table:table-cell>
          <table:table-cell table:style-name="ce31" table:formula="of:=([.$B$3]+([.$C$3]*([.AN$3]-1)))*[.$AI16]" office:value-type="float" office:value="75.4479780770959">
            <text:p>75,45</text:p>
          </table:table-cell>
          <table:table-cell table:style-name="ce34" table:formula="of:=[.AJ16]/[.P16]*100" office:value-type="float" office:value="1.59197273462151">
            <text:p>1,592</text:p>
          </table:table-cell>
          <table:table-cell table:style-name="ce34" table:formula="of:=[.AK16]/[.S16]*100" office:value-type="float" office:value="1.3573662263615">
            <text:p>1,357</text:p>
          </table:table-cell>
          <table:table-cell table:style-name="ce34" table:formula="of:=[.AL16]/[.V16]*100" office:value-type="float" office:value="1.32040091518608">
            <text:p>1,320</text:p>
          </table:table-cell>
          <table:table-cell table:style-name="ce34" table:formula="of:=[.AM16]/[.Z16]*100" office:value-type="float" office:value="1.30305916426427">
            <text:p>1,303</text:p>
          </table:table-cell>
          <table:table-cell table:style-name="ce34" table:formula="of:=[.AN16]/[.AD16]*100" office:value-type="float" office:value="1.29509133275966">
            <text:p>1,295</text:p>
          </table:table-cell>
          <table:table-cell table:style-name="ce31" table:formula="of:=[.P16]/[.AJ16]" office:value-type="float" office:value="62.8151461549841">
            <text:p>62,82</text:p>
          </table:table-cell>
          <table:table-cell table:style-name="ce31" table:formula="of:=[.S16]/[.AK16]" office:value-type="float" office:value="73.6720849965863">
            <text:p>73,67</text:p>
          </table:table-cell>
          <table:table-cell table:style-name="ce31" table:formula="of:=[.V16]/[.AL16]" office:value-type="float" office:value="75.7345733783497">
            <text:p>75,73</text:p>
          </table:table-cell>
          <table:table-cell table:style-name="ce31" table:formula="of:=[.Z16]/[.AM16]" office:value-type="float" office:value="76.7424862526956">
            <text:p>76,74</text:p>
          </table:table-cell>
          <table:table-cell table:style-name="ce31" table:formula="of:=[.AD16]/[.AN16]" office:value-type="float" office:value="77.2146314861931">
            <text:p>77,21</text:p>
          </table:table-cell>
          <table:table-cell table:number-columns-repeated="2"/>
          <table:table-cell table:style-name="ce23" table:formula="of:=[.BA15]+3" office:value-type="float" office:value="36">
            <text:p>36</text:p>
          </table:table-cell>
          <table:table-cell table:style-name="ce24" table:formula="of:=[.$J$4]*[.$BA16]" office:value-type="float" office:value="7.2">
            <text:p>7,200</text:p>
          </table:table-cell>
          <table:table-cell table:style-name="ce25" table:formula="of:=0.75*LOG([.$BB16]*0.7+1)+1" office:value-type="float" office:value="1.58577770396585">
            <text:p>1,586</text:p>
          </table:table-cell>
          <table:table-cell table:style-name="ce28" table:formula="of:=([.$B$4]+([.$C$4]*([.BD$3]-1)))*[.$BC16]" office:value-type="float" office:value="14.2719993356926">
            <text:p>14,3</text:p>
          </table:table-cell>
          <table:table-cell table:style-name="ce28" table:formula="of:=([.$B$4]+([.$C$4]*([.BE$3]-1)))*[.$BC16]" office:value-type="float" office:value="14.4305771060892">
            <text:p>14,4</text:p>
          </table:table-cell>
          <table:table-cell table:style-name="ce28" table:formula="of:=([.$B$4]+([.$C$4]*([.BF$3]-1)))*[.$BC16]" office:value-type="float" office:value="14.628799319085">
            <text:p>14,6</text:p>
          </table:table-cell>
          <table:table-cell table:style-name="ce28" table:formula="of:=([.$B$4]+([.$C$4]*([.BG$3]-1)))*[.$BC16]" office:value-type="float" office:value="14.8270215320807">
            <text:p>14,8</text:p>
          </table:table-cell>
          <table:table-cell table:style-name="ce28" table:formula="of:=([.$B$4]+([.$C$4]*([.BH$3]-1)))*[.$BC16]" office:value-type="float" office:value="15.0252437450764">
            <text:p>15,0</text:p>
          </table:table-cell>
          <table:table-cell table:style-name="ce28" table:formula="of:=([.$B$4]+([.$C$4]*([.BI$3]-1)))*[.$BC16]" office:value-type="float" office:value="15.2234659580722">
            <text:p>15,2</text:p>
          </table:table-cell>
          <table:table-cell table:style-name="ce28" table:formula="of:=([.$B$4]+([.$C$4]*([.BJ$3]-1)))*[.$BC16]" office:value-type="float" office:value="15.4216881710679">
            <text:p>15,4</text:p>
          </table:table-cell>
          <table:table-cell table:style-name="ce28" table:formula="of:=([.$B$4]+([.$C$4]*([.BK$3]-1)))*[.$BC16]" office:value-type="float" office:value="15.6199103840636">
            <text:p>15,6</text:p>
          </table:table-cell>
          <table:table-cell table:style-name="ce28" table:formula="of:=([.$B$4]+([.$C$4]*([.BL$3]-1)))*[.$BC16]" office:value-type="float" office:value="15.8181325970593">
            <text:p>15,8</text:p>
          </table:table-cell>
          <table:table-cell table:style-name="ce28" table:formula="of:=([.$B$4]+([.$C$4]*([.BM$3]-1)))*[.$BC16]" office:value-type="float" office:value="16.0163548100551">
            <text:p>16,0</text:p>
          </table:table-cell>
          <table:table-cell table:style-name="ce28" table:formula="of:=([.$B$4]+([.$C$4]*([.BN$3]-1)))*[.$BC16]" office:value-type="float" office:value="16.2145770230508">
            <text:p>16,2</text:p>
          </table:table-cell>
          <table:table-cell table:style-name="ce28" table:formula="of:=([.$B$4]+([.$C$4]*([.BO$3]-1)))*[.$BC16]" office:value-type="float" office:value="16.4127992360465">
            <text:p>16,4</text:p>
          </table:table-cell>
          <table:table-cell table:style-name="ce28" table:formula="of:=([.$B$4]+([.$C$4]*([.BP$3]-1)))*[.$BC16]" office:value-type="float" office:value="16.6110214490423">
            <text:p>16,6</text:p>
          </table:table-cell>
          <table:table-cell table:style-name="ce28" table:formula="of:=([.$B$4]+([.$C$4]*([.BQ$3]-1)))*[.$BC16]" office:value-type="float" office:value="16.809243662038">
            <text:p>16,8</text:p>
          </table:table-cell>
          <table:table-cell table:style-name="ce28" table:formula="of:=([.$B$4]+([.$C$4]*([.BR$3]-1)))*[.$BC16]" office:value-type="float" office:value="17.0074658750337">
            <text:p>17,0</text:p>
          </table:table-cell>
          <table:table-cell table:number-columns-repeated="954"/>
        </table:table-row>
        <table:table-row table:style-name="ro4">
          <table:table-cell table:number-columns-repeated="12"/>
          <table:table-cell table:style-name="ce23" table:formula="of:=[.M16]+3" office:value-type="float" office:value="39">
            <text:p>39</text:p>
          </table:table-cell>
          <table:table-cell table:style-name="ce24" table:formula="of:=[.$J$2]*[.$M17]" office:value-type="float" office:value="5.85">
            <text:p>5,850</text:p>
          </table:table-cell>
          <table:table-cell table:style-name="ce25" table:formula="of:=2*LOG([.$N17]*0.13+1;3)+1" office:value-type="float" office:value="2.02965871663181">
            <text:p>2,030</text:p>
          </table:table-cell>
          <table:table-cell table:style-name="ce28" table:formula="of:=([.$B$2]+([.$C$2]*([.P$3]-1)))*[.$O17]" office:value-type="float" office:value="405.931743326362">
            <text:p>405,9</text:p>
          </table:table-cell>
          <table:table-cell table:style-name="ce28" table:formula="of:=([.$B$2]+([.$C$2]*([.Q$3]-1)))*[.$O17]" office:value-type="float" office:value="730.677137987451">
            <text:p>730,7</text:p>
          </table:table-cell>
          <table:table-cell table:style-name="ce28" table:formula="of:=([.$B$2]+([.$C$2]*([.R$3]-1)))*[.$O17]" office:value-type="float" office:value="1136.60888131381">
            <text:p>1136,6</text:p>
          </table:table-cell>
          <table:table-cell table:style-name="ce28" table:formula="of:=([.$B$2]+([.$C$2]*([.S$3]-1)))*[.$O17]" office:value-type="float" office:value="1542.54062464018">
            <text:p>1542,5</text:p>
          </table:table-cell>
          <table:table-cell table:style-name="ce28" table:formula="of:=([.$B$2]+([.$C$2]*([.T$3]-1)))*[.$O17]" office:value-type="float" office:value="1948.47236796654">
            <text:p>1948,5</text:p>
          </table:table-cell>
          <table:table-cell table:style-name="ce28" table:formula="of:=([.$B$2]+([.$C$2]*([.U$3]-1)))*[.$O17]" office:value-type="float" office:value="2354.4041112929">
            <text:p>2354,4</text:p>
          </table:table-cell>
          <table:table-cell table:style-name="ce28" table:formula="of:=([.$B$2]+([.$C$2]*([.V$3]-1)))*[.$O17]" office:value-type="float" office:value="2760.33585461926">
            <text:p>2760,3</text:p>
          </table:table-cell>
          <table:table-cell table:style-name="ce28" table:formula="of:=([.$B$2]+([.$C$2]*([.W$3]-1)))*[.$O17]" office:value-type="float" office:value="3166.26759794562">
            <text:p>3166,3</text:p>
          </table:table-cell>
          <table:table-cell table:style-name="ce28" table:formula="of:=([.$B$2]+([.$C$2]*([.X$3]-1)))*[.$O17]" office:value-type="float" office:value="3572.19934127198">
            <text:p>3572,2</text:p>
          </table:table-cell>
          <table:table-cell table:style-name="ce28" table:formula="of:=([.$B$2]+([.$C$2]*([.Y$3]-1)))*[.$O17]" office:value-type="float" office:value="3978.13108459835">
            <text:p>3978,1</text:p>
          </table:table-cell>
          <table:table-cell table:style-name="ce28" table:formula="of:=([.$B$2]+([.$C$2]*([.Z$3]-1)))*[.$O17]" office:value-type="float" office:value="4384.06282792471">
            <text:p>4384,1</text:p>
          </table:table-cell>
          <table:table-cell table:style-name="ce28" table:formula="of:=([.$B$2]+([.$C$2]*([.AA$3]-1)))*[.$O17]" office:value-type="float" office:value="4789.99457125107">
            <text:p>4790,0</text:p>
          </table:table-cell>
          <table:table-cell table:style-name="ce28" table:formula="of:=([.$B$2]+([.$C$2]*([.AB$3]-1)))*[.$O17]" office:value-type="float" office:value="5195.92631457743">
            <text:p>5195,9</text:p>
          </table:table-cell>
          <table:table-cell table:style-name="ce28" table:formula="of:=([.$B$2]+([.$C$2]*([.AC$3]-1)))*[.$O17]" office:value-type="float" office:value="5601.85805790379">
            <text:p>5601,9</text:p>
          </table:table-cell>
          <table:table-cell table:style-name="ce28" table:formula="of:=([.$B$2]+([.$C$2]*([.AD$3]-1)))*[.$O17]" office:value-type="float" office:value="6007.78980123016">
            <text:p>6007,8</text:p>
          </table:table-cell>
          <table:table-cell table:number-columns-repeated="2"/>
          <table:table-cell table:style-name="ce23" table:formula="of:=[.AG16]+3" office:value-type="float" office:value="39">
            <text:p>39</text:p>
          </table:table-cell>
          <table:table-cell table:style-name="ce24" table:formula="of:=[.$J$3]*[.$AG17]" office:value-type="float" office:value="9.75">
            <text:p>9,750</text:p>
          </table:table-cell>
          <table:table-cell table:style-name="ce25" table:formula="of:=10*LOG([.$AH17]*0.02+1;3)+1" office:value-type="float" office:value="2.62155646009975">
            <text:p>2,622</text:p>
          </table:table-cell>
          <table:table-cell table:style-name="ce16" table:formula="of:=([.$B$3]+([.$C$3]*([.AJ$3]-1)))*[.$AI17]" office:value-type="float" office:value="6.55389115024937">
            <text:p>6,55</text:p>
          </table:table-cell>
          <table:table-cell table:style-name="ce16" table:formula="of:=([.$B$3]+([.$C$3]*([.AK$3]-1)))*[.$AI17]" office:value-type="float" office:value="21.2346073268079">
            <text:p>21,23</text:p>
          </table:table-cell>
          <table:table-cell table:style-name="ce16" table:formula="of:=([.$B$3]+([.$C$3]*([.AL$3]-1)))*[.$AI17]" office:value-type="float" office:value="36.9639460874064">
            <text:p>36,96</text:p>
          </table:table-cell>
          <table:table-cell table:style-name="ce16" table:formula="of:=([.$B$3]+([.$C$3]*([.AM$3]-1)))*[.$AI17]" office:value-type="float" office:value="57.9363977682044">
            <text:p>57,94</text:p>
          </table:table-cell>
          <table:table-cell table:style-name="ce16" table:formula="of:=([.$B$3]+([.$C$3]*([.AN$3]-1)))*[.$AI17]" office:value-type="float" office:value="78.9088494490024">
            <text:p>78,91</text:p>
          </table:table-cell>
          <table:table-cell table:style-name="ce33" table:formula="of:=[.AJ17]/[.P17]*100" office:value-type="float" office:value="1.61453033865848">
            <text:p>1,615</text:p>
          </table:table-cell>
          <table:table-cell table:style-name="ce33" table:formula="of:=[.AK17]/[.S17]*100" office:value-type="float" office:value="1.37659955190881">
            <text:p>1,377</text:p>
          </table:table-cell>
          <table:table-cell table:style-name="ce33" table:formula="of:=[.AL17]/[.V17]*100" office:value-type="float" office:value="1.33911045735791">
            <text:p>1,339</text:p>
          </table:table-cell>
          <table:table-cell table:style-name="ce33" table:formula="of:=[.AM17]/[.Z17]*100" office:value-type="float" office:value="1.32152298090194">
            <text:p>1,322</text:p>
          </table:table-cell>
          <table:table-cell table:style-name="ce33" table:formula="of:=[.AN17]/[.AD17]*100" office:value-type="float" office:value="1.31344224847622">
            <text:p>1,313</text:p>
          </table:table-cell>
          <table:table-cell table:style-name="ce16" table:formula="of:=[.P17]/[.AJ17]" office:value-type="float" office:value="61.9375168156274">
            <text:p>61,94</text:p>
          </table:table-cell>
          <table:table-cell table:style-name="ce16" table:formula="of:=[.S17]/[.AK17]" office:value-type="float" office:value="72.6427666356124">
            <text:p>72,64</text:p>
          </table:table-cell>
          <table:table-cell table:style-name="ce16" table:formula="of:=[.V17]/[.AL17]" office:value-type="float" office:value="74.676438713877">
            <text:p>74,68</text:p>
          </table:table-cell>
          <table:table-cell table:style-name="ce16" table:formula="of:=[.Z17]/[.AM17]" office:value-type="float" office:value="75.6702694127575">
            <text:p>75,67</text:p>
          </table:table-cell>
          <table:table-cell table:style-name="ce16" table:formula="of:=[.AD17]/[.AN17]" office:value-type="float" office:value="76.1358180125653">
            <text:p>76,14</text:p>
          </table:table-cell>
          <table:table-cell table:number-columns-repeated="2"/>
          <table:table-cell table:style-name="ce23" table:formula="of:=[.BA16]+3" office:value-type="float" office:value="39">
            <text:p>39</text:p>
          </table:table-cell>
          <table:table-cell table:style-name="ce24" table:formula="of:=[.$J$4]*[.$BA17]" office:value-type="float" office:value="7.8">
            <text:p>7,800</text:p>
          </table:table-cell>
          <table:table-cell table:style-name="ce25" table:formula="of:=0.75*LOG([.$BB17]*0.7+1)+1" office:value-type="float" office:value="1.60767438849631">
            <text:p>1,608</text:p>
          </table:table-cell>
          <table:table-cell table:style-name="ce28" table:formula="of:=([.$B$4]+([.$C$4]*([.BD$3]-1)))*[.$BC17]" office:value-type="float" office:value="14.4690694964668">
            <text:p>14,5</text:p>
          </table:table-cell>
          <table:table-cell table:style-name="ce28" table:formula="of:=([.$B$4]+([.$C$4]*([.BE$3]-1)))*[.$BC17]" office:value-type="float" office:value="14.6298369353165">
            <text:p>14,6</text:p>
          </table:table-cell>
          <table:table-cell table:style-name="ce28" table:formula="of:=([.$B$4]+([.$C$4]*([.BF$3]-1)))*[.$BC17]" office:value-type="float" office:value="14.8307962338785">
            <text:p>14,8</text:p>
          </table:table-cell>
          <table:table-cell table:style-name="ce28" table:formula="of:=([.$B$4]+([.$C$4]*([.BG$3]-1)))*[.$BC17]" office:value-type="float" office:value="15.0317555324405">
            <text:p>15,0</text:p>
          </table:table-cell>
          <table:table-cell table:style-name="ce28" table:formula="of:=([.$B$4]+([.$C$4]*([.BH$3]-1)))*[.$BC17]" office:value-type="float" office:value="15.2327148310026">
            <text:p>15,2</text:p>
          </table:table-cell>
          <table:table-cell table:style-name="ce28" table:formula="of:=([.$B$4]+([.$C$4]*([.BI$3]-1)))*[.$BC17]" office:value-type="float" office:value="15.4336741295646">
            <text:p>15,4</text:p>
          </table:table-cell>
          <table:table-cell table:style-name="ce28" table:formula="of:=([.$B$4]+([.$C$4]*([.BJ$3]-1)))*[.$BC17]" office:value-type="float" office:value="15.6346334281266">
            <text:p>15,6</text:p>
          </table:table-cell>
          <table:table-cell table:style-name="ce28" table:formula="of:=([.$B$4]+([.$C$4]*([.BK$3]-1)))*[.$BC17]" office:value-type="float" office:value="15.8355927266887">
            <text:p>15,8</text:p>
          </table:table-cell>
          <table:table-cell table:style-name="ce28" table:formula="of:=([.$B$4]+([.$C$4]*([.BL$3]-1)))*[.$BC17]" office:value-type="float" office:value="16.0365520252507">
            <text:p>16,0</text:p>
          </table:table-cell>
          <table:table-cell table:style-name="ce28" table:formula="of:=([.$B$4]+([.$C$4]*([.BM$3]-1)))*[.$BC17]" office:value-type="float" office:value="16.2375113238128">
            <text:p>16,2</text:p>
          </table:table-cell>
          <table:table-cell table:style-name="ce28" table:formula="of:=([.$B$4]+([.$C$4]*([.BN$3]-1)))*[.$BC17]" office:value-type="float" office:value="16.4384706223748">
            <text:p>16,4</text:p>
          </table:table-cell>
          <table:table-cell table:style-name="ce28" table:formula="of:=([.$B$4]+([.$C$4]*([.BO$3]-1)))*[.$BC17]" office:value-type="float" office:value="16.6394299209368">
            <text:p>16,6</text:p>
          </table:table-cell>
          <table:table-cell table:style-name="ce28" table:formula="of:=([.$B$4]+([.$C$4]*([.BP$3]-1)))*[.$BC17]" office:value-type="float" office:value="16.8403892194989">
            <text:p>16,8</text:p>
          </table:table-cell>
          <table:table-cell table:style-name="ce28" table:formula="of:=([.$B$4]+([.$C$4]*([.BQ$3]-1)))*[.$BC17]" office:value-type="float" office:value="17.0413485180609">
            <text:p>17,0</text:p>
          </table:table-cell>
          <table:table-cell table:style-name="ce28" table:formula="of:=([.$B$4]+([.$C$4]*([.BR$3]-1)))*[.$BC17]" office:value-type="float" office:value="17.242307816623">
            <text:p>17,2</text:p>
          </table:table-cell>
          <table:table-cell table:number-columns-repeated="954"/>
        </table:table-row>
        <table:table-row table:style-name="ro4">
          <table:table-cell table:style-name="ce4"/>
          <table:table-cell table:style-name="ce11"/>
          <table:table-cell table:style-name="ce18" table:number-columns-repeated="2"/>
          <table:table-cell table:style-name="ce18" office:value-type="string" table:number-columns-spanned="3" table:number-rows-spanned="1">
            <text:p>CALCULATOR</text:p>
          </table:table-cell>
          <table:covered-table-cell table:number-columns-repeated="2" table:style-name="ce18"/>
          <table:table-cell table:style-name="ce18" table:number-columns-repeated="2"/>
          <table:table-cell table:style-name="ce11"/>
          <table:table-cell table:number-columns-repeated="2"/>
          <table:table-cell table:style-name="ce23" table:formula="of:=[.M17]+3" office:value-type="float" office:value="42">
            <text:p>42</text:p>
          </table:table-cell>
          <table:table-cell table:style-name="ce24" table:formula="of:=[.$J$2]*[.$M18]" office:value-type="float" office:value="6.3">
            <text:p>6,300</text:p>
          </table:table-cell>
          <table:table-cell table:style-name="ce25" table:formula="of:=2*LOG([.$N18]*0.13+1;3)+1" office:value-type="float" office:value="2.08916840946921">
            <text:p>2,089</text:p>
          </table:table-cell>
          <table:table-cell table:style-name="ce28" table:formula="of:=([.$B$2]+([.$C$2]*([.P$3]-1)))*[.$O18]" office:value-type="float" office:value="417.833681893841">
            <text:p>417,8</text:p>
          </table:table-cell>
          <table:table-cell table:style-name="ce28" table:formula="of:=([.$B$2]+([.$C$2]*([.Q$3]-1)))*[.$O18]" office:value-type="float" office:value="752.100627408915">
            <text:p>752,1</text:p>
          </table:table-cell>
          <table:table-cell table:style-name="ce28" table:formula="of:=([.$B$2]+([.$C$2]*([.R$3]-1)))*[.$O18]" office:value-type="float" office:value="1169.93430930276">
            <text:p>1169,9</text:p>
          </table:table-cell>
          <table:table-cell table:style-name="ce28" table:formula="of:=([.$B$2]+([.$C$2]*([.S$3]-1)))*[.$O18]" office:value-type="float" office:value="1587.7679911966">
            <text:p>1587,8</text:p>
          </table:table-cell>
          <table:table-cell table:style-name="ce28" table:formula="of:=([.$B$2]+([.$C$2]*([.T$3]-1)))*[.$O18]" office:value-type="float" office:value="2005.60167309044">
            <text:p>2005,6</text:p>
          </table:table-cell>
          <table:table-cell table:style-name="ce28" table:formula="of:=([.$B$2]+([.$C$2]*([.U$3]-1)))*[.$O18]" office:value-type="float" office:value="2423.43535498428">
            <text:p>2423,4</text:p>
          </table:table-cell>
          <table:table-cell table:style-name="ce28" table:formula="of:=([.$B$2]+([.$C$2]*([.V$3]-1)))*[.$O18]" office:value-type="float" office:value="2841.26903687812">
            <text:p>2841,3</text:p>
          </table:table-cell>
          <table:table-cell table:style-name="ce28" table:formula="of:=([.$B$2]+([.$C$2]*([.W$3]-1)))*[.$O18]" office:value-type="float" office:value="3259.10271877196">
            <text:p>3259,1</text:p>
          </table:table-cell>
          <table:table-cell table:style-name="ce28" table:formula="of:=([.$B$2]+([.$C$2]*([.X$3]-1)))*[.$O18]" office:value-type="float" office:value="3676.9364006658">
            <text:p>3676,9</text:p>
          </table:table-cell>
          <table:table-cell table:style-name="ce28" table:formula="of:=([.$B$2]+([.$C$2]*([.Y$3]-1)))*[.$O18]" office:value-type="float" office:value="4094.77008255965">
            <text:p>4094,8</text:p>
          </table:table-cell>
          <table:table-cell table:style-name="ce28" table:formula="of:=([.$B$2]+([.$C$2]*([.Z$3]-1)))*[.$O18]" office:value-type="float" office:value="4512.60376445349">
            <text:p>4512,6</text:p>
          </table:table-cell>
          <table:table-cell table:style-name="ce28" table:formula="of:=([.$B$2]+([.$C$2]*([.AA$3]-1)))*[.$O18]" office:value-type="float" office:value="4930.43744634733">
            <text:p>4930,4</text:p>
          </table:table-cell>
          <table:table-cell table:style-name="ce28" table:formula="of:=([.$B$2]+([.$C$2]*([.AB$3]-1)))*[.$O18]" office:value-type="float" office:value="5348.27112824117">
            <text:p>5348,3</text:p>
          </table:table-cell>
          <table:table-cell table:style-name="ce28" table:formula="of:=([.$B$2]+([.$C$2]*([.AC$3]-1)))*[.$O18]" office:value-type="float" office:value="5766.10481013501">
            <text:p>5766,1</text:p>
          </table:table-cell>
          <table:table-cell table:style-name="ce28" table:formula="of:=([.$B$2]+([.$C$2]*([.AD$3]-1)))*[.$O18]" office:value-type="float" office:value="6183.93849202885">
            <text:p>6183,9</text:p>
          </table:table-cell>
          <table:table-cell table:number-columns-repeated="2"/>
          <table:table-cell table:style-name="ce23" table:formula="of:=[.AG17]+3" office:value-type="float" office:value="42">
            <text:p>42</text:p>
          </table:table-cell>
          <table:table-cell table:style-name="ce24" table:formula="of:=[.$J$3]*[.$AG18]" office:value-type="float" office:value="10.5">
            <text:p>10,500</text:p>
          </table:table-cell>
          <table:table-cell table:style-name="ce25" table:formula="of:=10*LOG([.$AH18]*0.02+1;3)+1" office:value-type="float" office:value="2.73510128709507">
            <text:p>2,735</text:p>
          </table:table-cell>
          <table:table-cell table:style-name="ce16" table:formula="of:=([.$B$3]+([.$C$3]*([.AJ$3]-1)))*[.$AI18]" office:value-type="float" office:value="6.83775321773767">
            <text:p>6,84</text:p>
          </table:table-cell>
          <table:table-cell table:style-name="ce16" table:formula="of:=([.$B$3]+([.$C$3]*([.AK$3]-1)))*[.$AI18]" office:value-type="float" office:value="22.1543204254701">
            <text:p>22,15</text:p>
          </table:table-cell>
          <table:table-cell table:style-name="ce16" table:formula="of:=([.$B$3]+([.$C$3]*([.AL$3]-1)))*[.$AI18]" office:value-type="float" office:value="38.5649281480405">
            <text:p>38,56</text:p>
          </table:table-cell>
          <table:table-cell table:style-name="ce16" table:formula="of:=([.$B$3]+([.$C$3]*([.AM$3]-1)))*[.$AI18]" office:value-type="float" office:value="60.445738444801">
            <text:p>60,45</text:p>
          </table:table-cell>
          <table:table-cell table:style-name="ce16" table:formula="of:=([.$B$3]+([.$C$3]*([.AN$3]-1)))*[.$AI18]" office:value-type="float" office:value="82.3265487415616">
            <text:p>82,33</text:p>
          </table:table-cell>
          <table:table-cell table:style-name="ce33" table:formula="of:=[.AJ18]/[.P18]*100" office:value-type="float" office:value="1.63647726692242">
            <text:p>1,636</text:p>
          </table:table-cell>
          <table:table-cell table:style-name="ce33" table:formula="of:=[.AK18]/[.S18]*100" office:value-type="float" office:value="1.39531219600754">
            <text:p>1,395</text:p>
          </table:table-cell>
          <table:table-cell table:style-name="ce33" table:formula="of:=[.AL18]/[.V18]*100" office:value-type="float" office:value="1.35731349785919">
            <text:p>1,357</text:p>
          </table:table-cell>
          <table:table-cell table:style-name="ce33" table:formula="of:=[.AM18]/[.Z18]*100" office:value-type="float" office:value="1.33948694811058">
            <text:p>1,339</text:p>
          </table:table-cell>
          <table:table-cell table:style-name="ce33" table:formula="of:=[.AN18]/[.AD18]*100" office:value-type="float" office:value="1.33129637119905">
            <text:p>1,331</text:p>
          </table:table-cell>
          <table:table-cell table:style-name="ce16" table:formula="of:=[.P18]/[.AJ18]" office:value-type="float" office:value="61.1068677953963">
            <text:p>61,11</text:p>
          </table:table-cell>
          <table:table-cell table:style-name="ce16" table:formula="of:=[.S18]/[.AK18]" office:value-type="float" office:value="71.6685486489215">
            <text:p>71,67</text:p>
          </table:table-cell>
          <table:table-cell table:style-name="ce16" table:formula="of:=[.V18]/[.AL18]" office:value-type="float" office:value="73.6749469873572">
            <text:p>73,67</text:p>
          </table:table-cell>
          <table:table-cell table:style-name="ce16" table:formula="of:=[.Z18]/[.AM18]" office:value-type="float" office:value="74.6554493427918">
            <text:p>74,66</text:p>
          </table:table-cell>
          <table:table-cell table:style-name="ce16" table:formula="of:=[.AD18]/[.AN18]" office:value-type="float" office:value="75.1147544328791">
            <text:p>75,11</text:p>
          </table:table-cell>
          <table:table-cell table:number-columns-repeated="2"/>
          <table:table-cell table:style-name="ce23" table:formula="of:=[.BA17]+3" office:value-type="float" office:value="42">
            <text:p>42</text:p>
          </table:table-cell>
          <table:table-cell table:style-name="ce24" table:formula="of:=[.$J$4]*[.$BA18]" office:value-type="float" office:value="8.4">
            <text:p>8,400</text:p>
          </table:table-cell>
          <table:table-cell table:style-name="ce25" table:formula="of:=0.75*LOG([.$BB18]*0.7+1)+1" office:value-type="float" office:value="1.62819132867663">
            <text:p>1,628</text:p>
          </table:table-cell>
          <table:table-cell table:style-name="ce28" table:formula="of:=([.$B$4]+([.$C$4]*([.BD$3]-1)))*[.$BC18]" office:value-type="float" office:value="14.6537219580897">
            <text:p>14,7</text:p>
          </table:table-cell>
          <table:table-cell table:style-name="ce28" table:formula="of:=([.$B$4]+([.$C$4]*([.BE$3]-1)))*[.$BC18]" office:value-type="float" office:value="14.8165410909574">
            <text:p>14,8</text:p>
          </table:table-cell>
          <table:table-cell table:style-name="ce28" table:formula="of:=([.$B$4]+([.$C$4]*([.BF$3]-1)))*[.$BC18]" office:value-type="float" office:value="15.0200650070419">
            <text:p>15,0</text:p>
          </table:table-cell>
          <table:table-cell table:style-name="ce28" table:formula="of:=([.$B$4]+([.$C$4]*([.BG$3]-1)))*[.$BC18]" office:value-type="float" office:value="15.2235889231265">
            <text:p>15,2</text:p>
          </table:table-cell>
          <table:table-cell table:style-name="ce28" table:formula="of:=([.$B$4]+([.$C$4]*([.BH$3]-1)))*[.$BC18]" office:value-type="float" office:value="15.4271128392111">
            <text:p>15,4</text:p>
          </table:table-cell>
          <table:table-cell table:style-name="ce28" table:formula="of:=([.$B$4]+([.$C$4]*([.BI$3]-1)))*[.$BC18]" office:value-type="float" office:value="15.6306367552957">
            <text:p>15,6</text:p>
          </table:table-cell>
          <table:table-cell table:style-name="ce28" table:formula="of:=([.$B$4]+([.$C$4]*([.BJ$3]-1)))*[.$BC18]" office:value-type="float" office:value="15.8341606713803">
            <text:p>15,8</text:p>
          </table:table-cell>
          <table:table-cell table:style-name="ce28" table:formula="of:=([.$B$4]+([.$C$4]*([.BK$3]-1)))*[.$BC18]" office:value-type="float" office:value="16.0376845874648">
            <text:p>16,0</text:p>
          </table:table-cell>
          <table:table-cell table:style-name="ce28" table:formula="of:=([.$B$4]+([.$C$4]*([.BL$3]-1)))*[.$BC18]" office:value-type="float" office:value="16.2412085035494">
            <text:p>16,2</text:p>
          </table:table-cell>
          <table:table-cell table:style-name="ce28" table:formula="of:=([.$B$4]+([.$C$4]*([.BM$3]-1)))*[.$BC18]" office:value-type="float" office:value="16.444732419634">
            <text:p>16,4</text:p>
          </table:table-cell>
          <table:table-cell table:style-name="ce28" table:formula="of:=([.$B$4]+([.$C$4]*([.BN$3]-1)))*[.$BC18]" office:value-type="float" office:value="16.6482563357186">
            <text:p>16,6</text:p>
          </table:table-cell>
          <table:table-cell table:style-name="ce28" table:formula="of:=([.$B$4]+([.$C$4]*([.BO$3]-1)))*[.$BC18]" office:value-type="float" office:value="16.8517802518032">
            <text:p>16,9</text:p>
          </table:table-cell>
          <table:table-cell table:style-name="ce28" table:formula="of:=([.$B$4]+([.$C$4]*([.BP$3]-1)))*[.$BC18]" office:value-type="float" office:value="17.0553041678877">
            <text:p>17,1</text:p>
          </table:table-cell>
          <table:table-cell table:style-name="ce28" table:formula="of:=([.$B$4]+([.$C$4]*([.BQ$3]-1)))*[.$BC18]" office:value-type="float" office:value="17.2588280839723">
            <text:p>17,3</text:p>
          </table:table-cell>
          <table:table-cell table:style-name="ce28" table:formula="of:=([.$B$4]+([.$C$4]*([.BR$3]-1)))*[.$BC18]" office:value-type="float" office:value="17.4623520000569">
            <text:p>17,5</text:p>
          </table:table-cell>
          <table:table-cell table:number-columns-repeated="954"/>
        </table:table-row>
        <table:table-row table:style-name="ro1">
          <table:table-cell table:style-name="ce4"/>
          <table:table-cell table:style-name="ce12"/>
          <table:table-cell table:style-name="ce8" office:value-type="string">
            <text:p>Level</text:p>
          </table:table-cell>
          <table:table-cell table:style-name="ce8" office:value-type="string">
            <text:p>Endurance</text:p>
          </table:table-cell>
          <table:table-cell table:style-name="ce8" office:value-type="string">
            <text:p>Force</text:p>
          </table:table-cell>
          <table:table-cell table:style-name="ce8" office:value-type="string">
            <text:p>Agility</text:p>
          </table:table-cell>
          <table:table-cell table:style-name="ce8" office:value-type="string">
            <text:p>Swiftness</text:p>
          </table:table-cell>
          <table:table-cell table:style-name="ce8" office:value-type="string">
            <text:p>Dexterity</text:p>
          </table:table-cell>
          <table:table-cell table:style-name="ce8" office:value-type="string">
            <text:p>Spirit</text:p>
          </table:table-cell>
          <table:table-cell table:style-name="ce12"/>
          <table:table-cell table:number-columns-repeated="2"/>
          <table:table-cell table:style-name="ce23" table:formula="of:=[.M18]+3" office:value-type="float" office:value="45">
            <text:p>45</text:p>
          </table:table-cell>
          <table:table-cell table:style-name="ce24" table:formula="of:=[.$J$2]*[.$M19]" office:value-type="float" office:value="6.75">
            <text:p>6,750</text:p>
          </table:table-cell>
          <table:table-cell table:style-name="ce25" table:formula="of:=2*LOG([.$N19]*0.13+1;3)+1" office:value-type="float" office:value="2.14679420784534">
            <text:p>2,147</text:p>
          </table:table-cell>
          <table:table-cell table:style-name="ce28" table:formula="of:=([.$B$2]+([.$C$2]*([.P$3]-1)))*[.$O19]" office:value-type="float" office:value="429.358841569069">
            <text:p>429,4</text:p>
          </table:table-cell>
          <table:table-cell table:style-name="ce28" table:formula="of:=([.$B$2]+([.$C$2]*([.Q$3]-1)))*[.$O19]" office:value-type="float" office:value="772.845914824324">
            <text:p>772,8</text:p>
          </table:table-cell>
          <table:table-cell table:style-name="ce28" table:formula="of:=([.$B$2]+([.$C$2]*([.R$3]-1)))*[.$O19]" office:value-type="float" office:value="1202.20475639339">
            <text:p>1202,2</text:p>
          </table:table-cell>
          <table:table-cell table:style-name="ce28" table:formula="of:=([.$B$2]+([.$C$2]*([.S$3]-1)))*[.$O19]" office:value-type="float" office:value="1631.56359796246">
            <text:p>1631,6</text:p>
          </table:table-cell>
          <table:table-cell table:style-name="ce28" table:formula="of:=([.$B$2]+([.$C$2]*([.T$3]-1)))*[.$O19]" office:value-type="float" office:value="2060.92243953153">
            <text:p>2060,9</text:p>
          </table:table-cell>
          <table:table-cell table:style-name="ce28" table:formula="of:=([.$B$2]+([.$C$2]*([.U$3]-1)))*[.$O19]" office:value-type="float" office:value="2490.2812811006">
            <text:p>2490,3</text:p>
          </table:table-cell>
          <table:table-cell table:style-name="ce28" table:formula="of:=([.$B$2]+([.$C$2]*([.V$3]-1)))*[.$O19]" office:value-type="float" office:value="2919.64012266967">
            <text:p>2919,6</text:p>
          </table:table-cell>
          <table:table-cell table:style-name="ce28" table:formula="of:=([.$B$2]+([.$C$2]*([.W$3]-1)))*[.$O19]" office:value-type="float" office:value="3348.99896423874">
            <text:p>3349,0</text:p>
          </table:table-cell>
          <table:table-cell table:style-name="ce28" table:formula="of:=([.$B$2]+([.$C$2]*([.X$3]-1)))*[.$O19]" office:value-type="float" office:value="3778.35780580781">
            <text:p>3778,4</text:p>
          </table:table-cell>
          <table:table-cell table:style-name="ce28" table:formula="of:=([.$B$2]+([.$C$2]*([.Y$3]-1)))*[.$O19]" office:value-type="float" office:value="4207.71664737688">
            <text:p>4207,7</text:p>
          </table:table-cell>
          <table:table-cell table:style-name="ce28" table:formula="of:=([.$B$2]+([.$C$2]*([.Z$3]-1)))*[.$O19]" office:value-type="float" office:value="4637.07548894594">
            <text:p>4637,1</text:p>
          </table:table-cell>
          <table:table-cell table:style-name="ce28" table:formula="of:=([.$B$2]+([.$C$2]*([.AA$3]-1)))*[.$O19]" office:value-type="float" office:value="5066.43433051501">
            <text:p>5066,4</text:p>
          </table:table-cell>
          <table:table-cell table:style-name="ce28" table:formula="of:=([.$B$2]+([.$C$2]*([.AB$3]-1)))*[.$O19]" office:value-type="float" office:value="5495.79317208408">
            <text:p>5495,8</text:p>
          </table:table-cell>
          <table:table-cell table:style-name="ce28" table:formula="of:=([.$B$2]+([.$C$2]*([.AC$3]-1)))*[.$O19]" office:value-type="float" office:value="5925.15201365315">
            <text:p>5925,2</text:p>
          </table:table-cell>
          <table:table-cell table:style-name="ce28" table:formula="of:=([.$B$2]+([.$C$2]*([.AD$3]-1)))*[.$O19]" office:value-type="float" office:value="6354.51085522222">
            <text:p>6354,5</text:p>
          </table:table-cell>
          <table:table-cell table:number-columns-repeated="2"/>
          <table:table-cell table:style-name="ce23" table:formula="of:=[.AG18]+3" office:value-type="float" office:value="45">
            <text:p>45</text:p>
          </table:table-cell>
          <table:table-cell table:style-name="ce24" table:formula="of:=[.$J$3]*[.$AG19]" office:value-type="float" office:value="11.25">
            <text:p>11,250</text:p>
          </table:table-cell>
          <table:table-cell table:style-name="ce25" table:formula="of:=10*LOG([.$AH19]*0.02+1;3)+1" office:value-type="float" office:value="2.84724716890545">
            <text:p>2,847</text:p>
          </table:table-cell>
          <table:table-cell table:style-name="ce16" table:formula="of:=([.$B$3]+([.$C$3]*([.AJ$3]-1)))*[.$AI19]" office:value-type="float" office:value="7.11811792226363">
            <text:p>7,12</text:p>
          </table:table-cell>
          <table:table-cell table:style-name="ce16" table:formula="of:=([.$B$3]+([.$C$3]*([.AK$3]-1)))*[.$AI19]" office:value-type="float" office:value="23.0627020681342">
            <text:p>23,06</text:p>
          </table:table-cell>
          <table:table-cell table:style-name="ce16" table:formula="of:=([.$B$3]+([.$C$3]*([.AL$3]-1)))*[.$AI19]" office:value-type="float" office:value="40.1461850815669">
            <text:p>40,15</text:p>
          </table:table-cell>
          <table:table-cell table:style-name="ce16" table:formula="of:=([.$B$3]+([.$C$3]*([.AM$3]-1)))*[.$AI19]" office:value-type="float" office:value="62.9241624328105">
            <text:p>62,92</text:p>
          </table:table-cell>
          <table:table-cell table:style-name="ce16" table:formula="of:=([.$B$3]+([.$C$3]*([.AN$3]-1)))*[.$AI19]" office:value-type="float" office:value="85.7021397840541">
            <text:p>85,70</text:p>
          </table:table-cell>
          <table:table-cell table:style-name="ce33" table:formula="of:=[.AJ19]/[.P19]*100" office:value-type="float" office:value="1.65784822230534">
            <text:p>1,658</text:p>
          </table:table-cell>
          <table:table-cell table:style-name="ce33" table:formula="of:=[.AK19]/[.S19]*100" office:value-type="float" office:value="1.41353374743929">
            <text:p>1,414</text:p>
          </table:table-cell>
          <table:table-cell table:style-name="ce33" table:formula="of:=[.AL19]/[.V19]*100" office:value-type="float" office:value="1.37503881967679">
            <text:p>1,375</text:p>
          </table:table-cell>
          <table:table-cell table:style-name="ce33" table:formula="of:=[.AM19]/[.Z19]*100" office:value-type="float" office:value="1.35697947084993">
            <text:p>1,357</text:p>
          </table:table-cell>
          <table:table-cell table:style-name="ce33" table:formula="of:=[.AN19]/[.AD19]*100" office:value-type="float" office:value="1.34868193219975">
            <text:p>1,349</text:p>
          </table:table-cell>
          <table:table-cell table:style-name="ce16" table:formula="of:=[.P19]/[.AJ19]" office:value-type="float" office:value="60.319152654966">
            <text:p>60,32</text:p>
          </table:table-cell>
          <table:table-cell table:style-name="ce16" table:formula="of:=[.S19]/[.AK19]" office:value-type="float" office:value="70.7446852126144">
            <text:p>70,74</text:p>
          </table:table-cell>
          <table:table-cell table:style-name="ce16" table:formula="of:=[.V19]/[.AL19]" office:value-type="float" office:value="72.7252195130795">
            <text:p>72,73</text:p>
          </table:table-cell>
          <table:table-cell table:style-name="ce16" table:formula="of:=[.Z19]/[.AM19]" office:value-type="float" office:value="73.6930824291439">
            <text:p>73,69</text:p>
          </table:table-cell>
          <table:table-cell table:style-name="ce16" table:formula="of:=[.AD19]/[.AN19]" office:value-type="float" office:value="74.1464667187289">
            <text:p>74,15</text:p>
          </table:table-cell>
          <table:table-cell table:number-columns-repeated="2"/>
          <table:table-cell table:style-name="ce23" table:formula="of:=[.BA18]+3" office:value-type="float" office:value="45">
            <text:p>45</text:p>
          </table:table-cell>
          <table:table-cell table:style-name="ce24" table:formula="of:=[.$J$4]*[.$BA19]" office:value-type="float" office:value="9">
            <text:p>9,000</text:p>
          </table:table-cell>
          <table:table-cell table:style-name="ce25" table:formula="of:=0.75*LOG([.$BB19]*0.7+1)+1" office:value-type="float" office:value="1.64749214509034">
            <text:p>1,647</text:p>
          </table:table-cell>
          <table:table-cell table:style-name="ce28" table:formula="of:=([.$B$4]+([.$C$4]*([.BD$3]-1)))*[.$BC19]" office:value-type="float" office:value="14.8274293058131">
            <text:p>14,8</text:p>
          </table:table-cell>
          <table:table-cell table:style-name="ce28" table:formula="of:=([.$B$4]+([.$C$4]*([.BE$3]-1)))*[.$BC19]" office:value-type="float" office:value="14.9921785203221">
            <text:p>15,0</text:p>
          </table:table-cell>
          <table:table-cell table:style-name="ce28" table:formula="of:=([.$B$4]+([.$C$4]*([.BF$3]-1)))*[.$BC19]" office:value-type="float" office:value="15.1981150384584">
            <text:p>15,2</text:p>
          </table:table-cell>
          <table:table-cell table:style-name="ce28" table:formula="of:=([.$B$4]+([.$C$4]*([.BG$3]-1)))*[.$BC19]" office:value-type="float" office:value="15.4040515565947">
            <text:p>15,4</text:p>
          </table:table-cell>
          <table:table-cell table:style-name="ce28" table:formula="of:=([.$B$4]+([.$C$4]*([.BH$3]-1)))*[.$BC19]" office:value-type="float" office:value="15.609988074731">
            <text:p>15,6</text:p>
          </table:table-cell>
          <table:table-cell table:style-name="ce28" table:formula="of:=([.$B$4]+([.$C$4]*([.BI$3]-1)))*[.$BC19]" office:value-type="float" office:value="15.8159245928673">
            <text:p>15,8</text:p>
          </table:table-cell>
          <table:table-cell table:style-name="ce28" table:formula="of:=([.$B$4]+([.$C$4]*([.BJ$3]-1)))*[.$BC19]" office:value-type="float" office:value="16.0218611110036">
            <text:p>16,0</text:p>
          </table:table-cell>
          <table:table-cell table:style-name="ce28" table:formula="of:=([.$B$4]+([.$C$4]*([.BK$3]-1)))*[.$BC19]" office:value-type="float" office:value="16.2277976291399">
            <text:p>16,2</text:p>
          </table:table-cell>
          <table:table-cell table:style-name="ce28" table:formula="of:=([.$B$4]+([.$C$4]*([.BL$3]-1)))*[.$BC19]" office:value-type="float" office:value="16.4337341472762">
            <text:p>16,4</text:p>
          </table:table-cell>
          <table:table-cell table:style-name="ce28" table:formula="of:=([.$B$4]+([.$C$4]*([.BM$3]-1)))*[.$BC19]" office:value-type="float" office:value="16.6396706654125">
            <text:p>16,6</text:p>
          </table:table-cell>
          <table:table-cell table:style-name="ce28" table:formula="of:=([.$B$4]+([.$C$4]*([.BN$3]-1)))*[.$BC19]" office:value-type="float" office:value="16.8456071835487">
            <text:p>16,8</text:p>
          </table:table-cell>
          <table:table-cell table:style-name="ce28" table:formula="of:=([.$B$4]+([.$C$4]*([.BO$3]-1)))*[.$BC19]" office:value-type="float" office:value="17.051543701685">
            <text:p>17,1</text:p>
          </table:table-cell>
          <table:table-cell table:style-name="ce28" table:formula="of:=([.$B$4]+([.$C$4]*([.BP$3]-1)))*[.$BC19]" office:value-type="float" office:value="17.2574802198213">
            <text:p>17,3</text:p>
          </table:table-cell>
          <table:table-cell table:style-name="ce28" table:formula="of:=([.$B$4]+([.$C$4]*([.BQ$3]-1)))*[.$BC19]" office:value-type="float" office:value="17.4634167379576">
            <text:p>17,5</text:p>
          </table:table-cell>
          <table:table-cell table:style-name="ce28" table:formula="of:=([.$B$4]+([.$C$4]*([.BR$3]-1)))*[.$BC19]" office:value-type="float" office:value="17.6693532560939">
            <text:p>17,7</text:p>
          </table:table-cell>
          <table:table-cell table:number-columns-repeated="954"/>
        </table:table-row>
        <table:table-row table:style-name="ro4">
          <table:table-cell table:style-name="ce4"/>
          <table:table-cell table:style-name="ce12"/>
          <table:table-cell table:style-name="ce8" office:value-type="float" office:value="1">
            <text:p>1</text:p>
          </table:table-cell>
          <table:table-cell table:number-columns-repeated="6" table:style-name="ce8" office:value-type="float" office:value="0">
            <text:p>0</text:p>
          </table:table-cell>
          <table:table-cell table:style-name="ce12"/>
          <table:table-cell table:number-columns-repeated="2"/>
          <table:table-cell table:style-name="ce23" table:formula="of:=[.M19]+3" office:value-type="float" office:value="48">
            <text:p>48</text:p>
          </table:table-cell>
          <table:table-cell table:style-name="ce24" table:formula="of:=[.$J$2]*[.$M20]" office:value-type="float" office:value="7.2">
            <text:p>7,200</text:p>
          </table:table-cell>
          <table:table-cell table:style-name="ce25" table:formula="of:=2*LOG([.$N20]*0.13+1;3)+1" office:value-type="float" office:value="2.2026517374119">
            <text:p>2,203</text:p>
          </table:table-cell>
          <table:table-cell table:style-name="ce28" table:formula="of:=([.$B$2]+([.$C$2]*([.P$3]-1)))*[.$O20]" office:value-type="float" office:value="440.530347482381">
            <text:p>440,5</text:p>
          </table:table-cell>
          <table:table-cell table:style-name="ce28" table:formula="of:=([.$B$2]+([.$C$2]*([.Q$3]-1)))*[.$O20]" office:value-type="float" office:value="792.954625468285">
            <text:p>793,0</text:p>
          </table:table-cell>
          <table:table-cell table:style-name="ce28" table:formula="of:=([.$B$2]+([.$C$2]*([.R$3]-1)))*[.$O20]" office:value-type="float" office:value="1233.48497295067">
            <text:p>1233,5</text:p>
          </table:table-cell>
          <table:table-cell table:style-name="ce28" table:formula="of:=([.$B$2]+([.$C$2]*([.S$3]-1)))*[.$O20]" office:value-type="float" office:value="1674.01532043305">
            <text:p>1674,0</text:p>
          </table:table-cell>
          <table:table-cell table:style-name="ce28" table:formula="of:=([.$B$2]+([.$C$2]*([.T$3]-1)))*[.$O20]" office:value-type="float" office:value="2114.54566791543">
            <text:p>2114,5</text:p>
          </table:table-cell>
          <table:table-cell table:style-name="ce28" table:formula="of:=([.$B$2]+([.$C$2]*([.U$3]-1)))*[.$O20]" office:value-type="float" office:value="2555.07601539781">
            <text:p>2555,1</text:p>
          </table:table-cell>
          <table:table-cell table:style-name="ce28" table:formula="of:=([.$B$2]+([.$C$2]*([.V$3]-1)))*[.$O20]" office:value-type="float" office:value="2995.60636288019">
            <text:p>2995,6</text:p>
          </table:table-cell>
          <table:table-cell table:style-name="ce28" table:formula="of:=([.$B$2]+([.$C$2]*([.W$3]-1)))*[.$O20]" office:value-type="float" office:value="3436.13671036257">
            <text:p>3436,1</text:p>
          </table:table-cell>
          <table:table-cell table:style-name="ce28" table:formula="of:=([.$B$2]+([.$C$2]*([.X$3]-1)))*[.$O20]" office:value-type="float" office:value="3876.66705784495">
            <text:p>3876,7</text:p>
          </table:table-cell>
          <table:table-cell table:style-name="ce28" table:formula="of:=([.$B$2]+([.$C$2]*([.Y$3]-1)))*[.$O20]" office:value-type="float" office:value="4317.19740532733">
            <text:p>4317,2</text:p>
          </table:table-cell>
          <table:table-cell table:style-name="ce28" table:formula="of:=([.$B$2]+([.$C$2]*([.Z$3]-1)))*[.$O20]" office:value-type="float" office:value="4757.72775280971">
            <text:p>4757,7</text:p>
          </table:table-cell>
          <table:table-cell table:style-name="ce28" table:formula="of:=([.$B$2]+([.$C$2]*([.AA$3]-1)))*[.$O20]" office:value-type="float" office:value="5198.25810029209">
            <text:p>5198,3</text:p>
          </table:table-cell>
          <table:table-cell table:style-name="ce28" table:formula="of:=([.$B$2]+([.$C$2]*([.AB$3]-1)))*[.$O20]" office:value-type="float" office:value="5638.78844777447">
            <text:p>5638,8</text:p>
          </table:table-cell>
          <table:table-cell table:style-name="ce28" table:formula="of:=([.$B$2]+([.$C$2]*([.AC$3]-1)))*[.$O20]" office:value-type="float" office:value="6079.31879525686">
            <text:p>6079,3</text:p>
          </table:table-cell>
          <table:table-cell table:style-name="ce28" table:formula="of:=([.$B$2]+([.$C$2]*([.AD$3]-1)))*[.$O20]" office:value-type="float" office:value="6519.84914273924">
            <text:p>6519,8</text:p>
          </table:table-cell>
          <table:table-cell table:number-columns-repeated="2"/>
          <table:table-cell table:style-name="ce23" table:formula="of:=[.AG19]+3" office:value-type="float" office:value="48">
            <text:p>48</text:p>
          </table:table-cell>
          <table:table-cell table:style-name="ce24" table:formula="of:=[.$J$3]*[.$AG20]" office:value-type="float" office:value="12">
            <text:p>12,000</text:p>
          </table:table-cell>
          <table:table-cell table:style-name="ce25" table:formula="of:=10*LOG([.$AH20]*0.02+1;3)+1" office:value-type="float" office:value="2.9580281582116">
            <text:p>2,958</text:p>
          </table:table-cell>
          <table:table-cell table:style-name="ce16" table:formula="of:=([.$B$3]+([.$C$3]*([.AJ$3]-1)))*[.$AI20]" office:value-type="float" office:value="7.39507039552901">
            <text:p>7,40</text:p>
          </table:table-cell>
          <table:table-cell table:style-name="ce16" table:formula="of:=([.$B$3]+([.$C$3]*([.AK$3]-1)))*[.$AI20]" office:value-type="float" office:value="23.960028081514">
            <text:p>23,96</text:p>
          </table:table-cell>
          <table:table-cell table:style-name="ce16" table:formula="of:=([.$B$3]+([.$C$3]*([.AL$3]-1)))*[.$AI20]" office:value-type="float" office:value="41.7081970307836">
            <text:p>41,71</text:p>
          </table:table-cell>
          <table:table-cell table:style-name="ce16" table:formula="of:=([.$B$3]+([.$C$3]*([.AM$3]-1)))*[.$AI20]" office:value-type="float" office:value="65.3724222964765">
            <text:p>65,37</text:p>
          </table:table-cell>
          <table:table-cell table:style-name="ce16" table:formula="of:=([.$B$3]+([.$C$3]*([.AN$3]-1)))*[.$AI20]" office:value-type="float" office:value="89.0366475621693">
            <text:p>89,04</text:p>
          </table:table-cell>
          <table:table-cell table:style-name="ce33" table:formula="of:=[.AJ20]/[.P20]*100" office:value-type="float" office:value="1.67867445178105">
            <text:p>1,679</text:p>
          </table:table-cell>
          <table:table-cell table:style-name="ce33" table:formula="of:=[.AK20]/[.S20]*100" office:value-type="float" office:value="1.43129084836069">
            <text:p>1,431</text:p>
          </table:table-cell>
          <table:table-cell table:style-name="ce33" table:formula="of:=[.AL20]/[.V20]*100" office:value-type="float" office:value="1.3923123394184">
            <text:p>1,392</text:p>
          </table:table-cell>
          <table:table-cell table:style-name="ce33" table:formula="of:=[.AM20]/[.Z20]*100" office:value-type="float" office:value="1.37402612534671">
            <text:p>1,374</text:p>
          </table:table-cell>
          <table:table-cell table:style-name="ce33" table:formula="of:=[.AN20]/[.AD20]*100" office:value-type="float" office:value="1.36562435131377">
            <text:p>1,366</text:p>
          </table:table-cell>
          <table:table-cell table:style-name="ce16" table:formula="of:=[.P20]/[.AJ20]" office:value-type="float" office:value="59.5708118950053">
            <text:p>59,57</text:p>
          </table:table-cell>
          <table:table-cell table:style-name="ce16" table:formula="of:=[.S20]/[.AK20]" office:value-type="float" office:value="69.8670016052531">
            <text:p>69,87</text:p>
          </table:table-cell>
          <table:table-cell table:style-name="ce16" table:formula="of:=[.V20]/[.AL20]" office:value-type="float" office:value="71.8229646961056">
            <text:p>71,82</text:p>
          </table:table-cell>
          <table:table-cell table:style-name="ce16" table:formula="of:=[.Z20]/[.AM20]" office:value-type="float" office:value="72.7788199622236">
            <text:p>72,78</text:p>
          </table:table-cell>
          <table:table-cell table:style-name="ce16" table:formula="of:=[.AD20]/[.AN20]" office:value-type="float" office:value="73.2265794058204">
            <text:p>73,23</text:p>
          </table:table-cell>
          <table:table-cell table:number-columns-repeated="2"/>
          <table:table-cell table:style-name="ce23" table:formula="of:=[.BA19]+3" office:value-type="float" office:value="48">
            <text:p>48</text:p>
          </table:table-cell>
          <table:table-cell table:style-name="ce24" table:formula="of:=[.$J$4]*[.$BA20]" office:value-type="float" office:value="9.6">
            <text:p>9,600</text:p>
          </table:table-cell>
          <table:table-cell table:style-name="ce25" table:formula="of:=0.75*LOG([.$BB20]*0.7+1)+1" office:value-type="float" office:value="1.6657129752518">
            <text:p>1,666</text:p>
          </table:table-cell>
          <table:table-cell table:style-name="ce28" table:formula="of:=([.$B$4]+([.$C$4]*([.BD$3]-1)))*[.$BC20]" office:value-type="float" office:value="14.9914167772662">
            <text:p>15,0</text:p>
          </table:table-cell>
          <table:table-cell table:style-name="ce28" table:formula="of:=([.$B$4]+([.$C$4]*([.BE$3]-1)))*[.$BC20]" office:value-type="float" office:value="15.1579880747914">
            <text:p>15,2</text:p>
          </table:table-cell>
          <table:table-cell table:style-name="ce28" table:formula="of:=([.$B$4]+([.$C$4]*([.BF$3]-1)))*[.$BC20]" office:value-type="float" office:value="15.3662021966979">
            <text:p>15,4</text:p>
          </table:table-cell>
          <table:table-cell table:style-name="ce28" table:formula="of:=([.$B$4]+([.$C$4]*([.BG$3]-1)))*[.$BC20]" office:value-type="float" office:value="15.5744163186044">
            <text:p>15,6</text:p>
          </table:table-cell>
          <table:table-cell table:style-name="ce28" table:formula="of:=([.$B$4]+([.$C$4]*([.BH$3]-1)))*[.$BC20]" office:value-type="float" office:value="15.7826304405108">
            <text:p>15,8</text:p>
          </table:table-cell>
          <table:table-cell table:style-name="ce28" table:formula="of:=([.$B$4]+([.$C$4]*([.BI$3]-1)))*[.$BC20]" office:value-type="float" office:value="15.9908445624173">
            <text:p>16,0</text:p>
          </table:table-cell>
          <table:table-cell table:style-name="ce28" table:formula="of:=([.$B$4]+([.$C$4]*([.BJ$3]-1)))*[.$BC20]" office:value-type="float" office:value="16.1990586843238">
            <text:p>16,2</text:p>
          </table:table-cell>
          <table:table-cell table:style-name="ce28" table:formula="of:=([.$B$4]+([.$C$4]*([.BK$3]-1)))*[.$BC20]" office:value-type="float" office:value="16.4072728062302">
            <text:p>16,4</text:p>
          </table:table-cell>
          <table:table-cell table:style-name="ce28" table:formula="of:=([.$B$4]+([.$C$4]*([.BL$3]-1)))*[.$BC20]" office:value-type="float" office:value="16.6154869281367">
            <text:p>16,6</text:p>
          </table:table-cell>
          <table:table-cell table:style-name="ce28" table:formula="of:=([.$B$4]+([.$C$4]*([.BM$3]-1)))*[.$BC20]" office:value-type="float" office:value="16.8237010500432">
            <text:p>16,8</text:p>
          </table:table-cell>
          <table:table-cell table:style-name="ce28" table:formula="of:=([.$B$4]+([.$C$4]*([.BN$3]-1)))*[.$BC20]" office:value-type="float" office:value="17.0319151719497">
            <text:p>17,0</text:p>
          </table:table-cell>
          <table:table-cell table:style-name="ce28" table:formula="of:=([.$B$4]+([.$C$4]*([.BO$3]-1)))*[.$BC20]" office:value-type="float" office:value="17.2401292938562">
            <text:p>17,2</text:p>
          </table:table-cell>
          <table:table-cell table:style-name="ce28" table:formula="of:=([.$B$4]+([.$C$4]*([.BP$3]-1)))*[.$BC20]" office:value-type="float" office:value="17.4483434157626">
            <text:p>17,4</text:p>
          </table:table-cell>
          <table:table-cell table:style-name="ce28" table:formula="of:=([.$B$4]+([.$C$4]*([.BQ$3]-1)))*[.$BC20]" office:value-type="float" office:value="17.6565575376691">
            <text:p>17,7</text:p>
          </table:table-cell>
          <table:table-cell table:style-name="ce28" table:formula="of:=([.$B$4]+([.$C$4]*([.BR$3]-1)))*[.$BC20]" office:value-type="float" office:value="17.8647716595756">
            <text:p>17,9</text:p>
          </table:table-cell>
          <table:table-cell table:number-columns-repeated="954"/>
        </table:table-row>
        <table:table-row table:style-name="ro1">
          <table:table-cell table:style-name="ce4"/>
          <table:table-cell table:style-name="ce13" office:value-type="string">
            <text:p>Max health</text:p>
          </table:table-cell>
          <table:table-cell table:style-name="ce13" office:value-type="string">
            <text:p>Health regen</text:p>
          </table:table-cell>
          <table:table-cell table:style-name="ce13" office:value-type="string">
            <text:p>Move speed</text:p>
          </table:table-cell>
          <table:table-cell table:style-name="ce13" office:value-type="string">
            <text:p>Damage</text:p>
          </table:table-cell>
          <table:table-cell table:style-name="ce13" office:value-type="string">
            <text:p>Attack speed</text:p>
          </table:table-cell>
          <table:table-cell table:style-name="ce13" office:value-type="string">
            <text:p>Critic</text:p>
          </table:table-cell>
          <table:table-cell table:style-name="ce13" office:value-type="string">
            <text:p>Dodge</text:p>
          </table:table-cell>
          <table:table-cell table:style-name="ce13" office:value-type="string">
            <text:p>Defense</text:p>
          </table:table-cell>
          <table:table-cell table:style-name="ce13" office:value-type="string">
            <text:p>Mastery</text:p>
          </table:table-cell>
          <table:table-cell table:number-columns-repeated="2"/>
          <table:table-cell table:style-name="ce23" table:formula="of:=[.M20]+3" office:value-type="float" office:value="51">
            <text:p>51</text:p>
          </table:table-cell>
          <table:table-cell table:style-name="ce24" table:formula="of:=[.$J$2]*[.$M21]" office:value-type="float" office:value="7.65">
            <text:p>7,650</text:p>
          </table:table-cell>
          <table:table-cell table:style-name="ce25" table:formula="of:=2*LOG([.$N21]*0.13+1;3)+1" office:value-type="float" office:value="2.25684629506614">
            <text:p>2,257</text:p>
          </table:table-cell>
          <table:table-cell table:style-name="ce28" table:formula="of:=([.$B$2]+([.$C$2]*([.P$3]-1)))*[.$O21]" office:value-type="float" office:value="451.369259013228">
            <text:p>451,4</text:p>
          </table:table-cell>
          <table:table-cell table:style-name="ce28" table:formula="of:=([.$B$2]+([.$C$2]*([.Q$3]-1)))*[.$O21]" office:value-type="float" office:value="812.464666223811">
            <text:p>812,5</text:p>
          </table:table-cell>
          <table:table-cell table:style-name="ce28" table:formula="of:=([.$B$2]+([.$C$2]*([.R$3]-1)))*[.$O21]" office:value-type="float" office:value="1263.83392523704">
            <text:p>1263,8</text:p>
          </table:table-cell>
          <table:table-cell table:style-name="ce28" table:formula="of:=([.$B$2]+([.$C$2]*([.S$3]-1)))*[.$O21]" office:value-type="float" office:value="1715.20318425027">
            <text:p>1715,2</text:p>
          </table:table-cell>
          <table:table-cell table:style-name="ce28" table:formula="of:=([.$B$2]+([.$C$2]*([.T$3]-1)))*[.$O21]" office:value-type="float" office:value="2166.5724432635">
            <text:p>2166,6</text:p>
          </table:table-cell>
          <table:table-cell table:style-name="ce28" table:formula="of:=([.$B$2]+([.$C$2]*([.U$3]-1)))*[.$O21]" office:value-type="float" office:value="2617.94170227672">
            <text:p>2617,9</text:p>
          </table:table-cell>
          <table:table-cell table:style-name="ce28" table:formula="of:=([.$B$2]+([.$C$2]*([.V$3]-1)))*[.$O21]" office:value-type="float" office:value="3069.31096128995">
            <text:p>3069,3</text:p>
          </table:table-cell>
          <table:table-cell table:style-name="ce28" table:formula="of:=([.$B$2]+([.$C$2]*([.W$3]-1)))*[.$O21]" office:value-type="float" office:value="3520.68022030318">
            <text:p>3520,7</text:p>
          </table:table-cell>
          <table:table-cell table:style-name="ce28" table:formula="of:=([.$B$2]+([.$C$2]*([.X$3]-1)))*[.$O21]" office:value-type="float" office:value="3972.04947931641">
            <text:p>3972,0</text:p>
          </table:table-cell>
          <table:table-cell table:style-name="ce28" table:formula="of:=([.$B$2]+([.$C$2]*([.Y$3]-1)))*[.$O21]" office:value-type="float" office:value="4423.41873832964">
            <text:p>4423,4</text:p>
          </table:table-cell>
          <table:table-cell table:style-name="ce28" table:formula="of:=([.$B$2]+([.$C$2]*([.Z$3]-1)))*[.$O21]" office:value-type="float" office:value="4874.78799734287">
            <text:p>4874,8</text:p>
          </table:table-cell>
          <table:table-cell table:style-name="ce28" table:formula="of:=([.$B$2]+([.$C$2]*([.AA$3]-1)))*[.$O21]" office:value-type="float" office:value="5326.15725635609">
            <text:p>5326,2</text:p>
          </table:table-cell>
          <table:table-cell table:style-name="ce28" table:formula="of:=([.$B$2]+([.$C$2]*([.AB$3]-1)))*[.$O21]" office:value-type="float" office:value="5777.52651536932">
            <text:p>5777,5</text:p>
          </table:table-cell>
          <table:table-cell table:style-name="ce28" table:formula="of:=([.$B$2]+([.$C$2]*([.AC$3]-1)))*[.$O21]" office:value-type="float" office:value="6228.89577438255">
            <text:p>6228,9</text:p>
          </table:table-cell>
          <table:table-cell table:style-name="ce28" table:formula="of:=([.$B$2]+([.$C$2]*([.AD$3]-1)))*[.$O21]" office:value-type="float" office:value="6680.26503339578">
            <text:p>6680,3</text:p>
          </table:table-cell>
          <table:table-cell table:number-columns-repeated="2"/>
          <table:table-cell table:style-name="ce23" table:formula="of:=[.AG20]+3" office:value-type="float" office:value="51">
            <text:p>51</text:p>
          </table:table-cell>
          <table:table-cell table:style-name="ce24" table:formula="of:=[.$J$3]*[.$AG21]" office:value-type="float" office:value="12.75">
            <text:p>12,750</text:p>
          </table:table-cell>
          <table:table-cell table:style-name="ce25" table:formula="of:=10*LOG([.$AH21]*0.02+1;3)+1" office:value-type="float" office:value="3.06747707928074">
            <text:p>3,067</text:p>
          </table:table-cell>
          <table:table-cell table:style-name="ce16" table:formula="of:=([.$B$3]+([.$C$3]*([.AJ$3]-1)))*[.$AI21]" office:value-type="float" office:value="7.66869269820185">
            <text:p>7,67</text:p>
          </table:table-cell>
          <table:table-cell table:style-name="ce16" table:formula="of:=([.$B$3]+([.$C$3]*([.AK$3]-1)))*[.$AI21]" office:value-type="float" office:value="24.846564342174">
            <text:p>24,85</text:p>
          </table:table-cell>
          <table:table-cell table:style-name="ce16" table:formula="of:=([.$B$3]+([.$C$3]*([.AL$3]-1)))*[.$AI21]" office:value-type="float" office:value="43.2514268178584">
            <text:p>43,25</text:p>
          </table:table-cell>
          <table:table-cell table:style-name="ce16" table:formula="of:=([.$B$3]+([.$C$3]*([.AM$3]-1)))*[.$AI21]" office:value-type="float" office:value="67.7912434521043">
            <text:p>67,79</text:p>
          </table:table-cell>
          <table:table-cell table:style-name="ce16" table:formula="of:=([.$B$3]+([.$C$3]*([.AN$3]-1)))*[.$AI21]" office:value-type="float" office:value="92.3310600863502">
            <text:p>92,33</text:p>
          </table:table-cell>
          <table:table-cell table:style-name="ce33" table:formula="of:=[.AJ21]/[.P21]*100" office:value-type="float" office:value="1.69898426733069">
            <text:p>1,699</text:p>
          </table:table-cell>
          <table:table-cell table:style-name="ce33" table:formula="of:=[.AK21]/[.S21]*100" office:value-type="float" office:value="1.4486076384609">
            <text:p>1,449</text:p>
          </table:table-cell>
          <table:table-cell table:style-name="ce33" table:formula="of:=[.AL21]/[.V21]*100" office:value-type="float" office:value="1.40915753937428">
            <text:p>1,409</text:p>
          </table:table-cell>
          <table:table-cell table:style-name="ce33" table:formula="of:=[.AM21]/[.Z21]*100" office:value-type="float" office:value="1.39065008548178">
            <text:p>1,391</text:p>
          </table:table-cell>
          <table:table-cell table:style-name="ce33" table:formula="of:=[.AN21]/[.AD21]*100" office:value-type="float" office:value="1.38214666072037">
            <text:p>1,382</text:p>
          </table:table-cell>
          <table:table-cell table:style-name="ce16" table:formula="of:=[.P21]/[.AJ21]" office:value-type="float" office:value="58.8586968831161">
            <text:p>58,86</text:p>
          </table:table-cell>
          <table:table-cell table:style-name="ce16" table:formula="of:=[.S21]/[.AK21]" office:value-type="float" office:value="69.0318049863707">
            <text:p>69,03</text:p>
          </table:table-cell>
          <table:table-cell table:style-name="ce16" table:formula="of:=[.V21]/[.AL21]" office:value-type="float" office:value="70.9643863129769">
            <text:p>70,96</text:p>
          </table:table-cell>
          <table:table-cell table:style-name="ce16" table:formula="of:=[.Z21]/[.AM21]" office:value-type="float" office:value="71.9088151965672">
            <text:p>71,91</text:p>
          </table:table-cell>
          <table:table-cell table:style-name="ce16" table:formula="of:=[.AD21]/[.AN21]" office:value-type="float" office:value="72.3512220822358">
            <text:p>72,35</text:p>
          </table:table-cell>
          <table:table-cell table:number-columns-repeated="2"/>
          <table:table-cell table:style-name="ce23" table:formula="of:=[.BA20]+3" office:value-type="float" office:value="51">
            <text:p>51</text:p>
          </table:table-cell>
          <table:table-cell table:style-name="ce24" table:formula="of:=[.$J$4]*[.$BA21]" office:value-type="float" office:value="10.2">
            <text:p>10,200</text:p>
          </table:table-cell>
          <table:table-cell table:style-name="ce25" table:formula="of:=0.75*LOG([.$BB21]*0.7+1)+1" office:value-type="float" office:value="1.6829683036669">
            <text:p>1,683</text:p>
          </table:table-cell>
          <table:table-cell table:style-name="ce28" table:formula="of:=([.$B$4]+([.$C$4]*([.BD$3]-1)))*[.$BC21]" office:value-type="float" office:value="15.1467147330021">
            <text:p>15,1</text:p>
          </table:table-cell>
          <table:table-cell table:style-name="ce28" table:formula="of:=([.$B$4]+([.$C$4]*([.BE$3]-1)))*[.$BC21]" office:value-type="float" office:value="15.3150115633688">
            <text:p>15,3</text:p>
          </table:table-cell>
          <table:table-cell table:style-name="ce28" table:formula="of:=([.$B$4]+([.$C$4]*([.BF$3]-1)))*[.$BC21]" office:value-type="float" office:value="15.5253826013272">
            <text:p>15,5</text:p>
          </table:table-cell>
          <table:table-cell table:style-name="ce28" table:formula="of:=([.$B$4]+([.$C$4]*([.BG$3]-1)))*[.$BC21]" office:value-type="float" office:value="15.7357536392855">
            <text:p>15,7</text:p>
          </table:table-cell>
          <table:table-cell table:style-name="ce28" table:formula="of:=([.$B$4]+([.$C$4]*([.BH$3]-1)))*[.$BC21]" office:value-type="float" office:value="15.9461246772439">
            <text:p>15,9</text:p>
          </table:table-cell>
          <table:table-cell table:style-name="ce28" table:formula="of:=([.$B$4]+([.$C$4]*([.BI$3]-1)))*[.$BC21]" office:value-type="float" office:value="16.1564957152022">
            <text:p>16,2</text:p>
          </table:table-cell>
          <table:table-cell table:style-name="ce28" table:formula="of:=([.$B$4]+([.$C$4]*([.BJ$3]-1)))*[.$BC21]" office:value-type="float" office:value="16.3668667531606">
            <text:p>16,4</text:p>
          </table:table-cell>
          <table:table-cell table:style-name="ce28" table:formula="of:=([.$B$4]+([.$C$4]*([.BK$3]-1)))*[.$BC21]" office:value-type="float" office:value="16.577237791119">
            <text:p>16,6</text:p>
          </table:table-cell>
          <table:table-cell table:style-name="ce28" table:formula="of:=([.$B$4]+([.$C$4]*([.BL$3]-1)))*[.$BC21]" office:value-type="float" office:value="16.7876088290773">
            <text:p>16,8</text:p>
          </table:table-cell>
          <table:table-cell table:style-name="ce28" table:formula="of:=([.$B$4]+([.$C$4]*([.BM$3]-1)))*[.$BC21]" office:value-type="float" office:value="16.9979798670357">
            <text:p>17,0</text:p>
          </table:table-cell>
          <table:table-cell table:style-name="ce28" table:formula="of:=([.$B$4]+([.$C$4]*([.BN$3]-1)))*[.$BC21]" office:value-type="float" office:value="17.2083509049941">
            <text:p>17,2</text:p>
          </table:table-cell>
          <table:table-cell table:style-name="ce28" table:formula="of:=([.$B$4]+([.$C$4]*([.BO$3]-1)))*[.$BC21]" office:value-type="float" office:value="17.4187219429524">
            <text:p>17,4</text:p>
          </table:table-cell>
          <table:table-cell table:style-name="ce28" table:formula="of:=([.$B$4]+([.$C$4]*([.BP$3]-1)))*[.$BC21]" office:value-type="float" office:value="17.6290929809108">
            <text:p>17,6</text:p>
          </table:table-cell>
          <table:table-cell table:style-name="ce28" table:formula="of:=([.$B$4]+([.$C$4]*([.BQ$3]-1)))*[.$BC21]" office:value-type="float" office:value="17.8394640188691">
            <text:p>17,8</text:p>
          </table:table-cell>
          <table:table-cell table:style-name="ce28" table:formula="of:=([.$B$4]+([.$C$4]*([.BR$3]-1)))*[.$BC21]" office:value-type="float" office:value="18.0498350568275">
            <text:p>18,0</text:p>
          </table:table-cell>
          <table:table-cell table:number-columns-repeated="954"/>
        </table:table-row>
        <table:table-row table:style-name="ro4">
          <table:table-cell table:style-name="ce5" office:value-type="string">
            <text:p>Multiplier</text:p>
          </table:table-cell>
          <table:table-cell table:style-name="ce14" table:formula="of:=[.D2]*[.D20]" office:value-type="float" office:value="0">
            <text:p>0,00</text:p>
          </table:table-cell>
          <table:table-cell table:style-name="ce14" table:formula="of:=[.D3]*[.D20]+[.I3]*[.I20]" office:value-type="float" office:value="0">
            <text:p>0,00</text:p>
          </table:table-cell>
          <table:table-cell table:style-name="ce14" table:formula="of:=[.F4]*[.F20]+[.G4]*[.G20]" office:value-type="float" office:value="0">
            <text:p>0,00</text:p>
          </table:table-cell>
          <table:table-cell table:style-name="ce14" table:formula="of:=[.E5]*[.E20]+[.H5]*[.H20]" office:value-type="float" office:value="0">
            <text:p>0,00</text:p>
          </table:table-cell>
          <table:table-cell table:style-name="ce14" table:formula="of:=[.G6]*[.F20]" office:value-type="float" office:value="0">
            <text:p>0,00</text:p>
          </table:table-cell>
          <table:table-cell table:style-name="ce14" table:formula="of:=[.F7]*[.F20]+[.H7]*[.H20]" office:value-type="float" office:value="0">
            <text:p>0,00</text:p>
          </table:table-cell>
          <table:table-cell table:style-name="ce14" table:formula="of:=[.F8]*[.F20]+[.H8]*[.H20]" office:value-type="float" office:value="0">
            <text:p>0,00</text:p>
          </table:table-cell>
          <table:table-cell table:style-name="ce14" table:formula="of:=[.E9]*[.E20]" office:value-type="float" office:value="0">
            <text:p>0,00</text:p>
          </table:table-cell>
          <table:table-cell table:style-name="ce14" table:formula="of:=[.I10]*[.I20]" office:value-type="float" office:value="0">
            <text:p>0,00</text:p>
          </table:table-cell>
          <table:table-cell table:number-columns-repeated="2"/>
          <table:table-cell table:style-name="ce23" table:formula="of:=[.M21]+3" office:value-type="float" office:value="54">
            <text:p>54</text:p>
          </table:table-cell>
          <table:table-cell table:style-name="ce24" table:formula="of:=[.$J$2]*[.$M22]" office:value-type="float" office:value="8.1">
            <text:p>8,100</text:p>
          </table:table-cell>
          <table:table-cell table:style-name="ce25" table:formula="of:=2*LOG([.$N22]*0.13+1;3)+1" office:value-type="float" office:value="2.30947404367529">
            <text:p>2,309</text:p>
          </table:table-cell>
          <table:table-cell table:style-name="ce28" table:formula="of:=([.$B$2]+([.$C$2]*([.P$3]-1)))*[.$O22]" office:value-type="float" office:value="461.894808735058">
            <text:p>461,9</text:p>
          </table:table-cell>
          <table:table-cell table:style-name="ce28" table:formula="of:=([.$B$2]+([.$C$2]*([.Q$3]-1)))*[.$O22]" office:value-type="float" office:value="831.410655723104">
            <text:p>831,4</text:p>
          </table:table-cell>
          <table:table-cell table:style-name="ce28" table:formula="of:=([.$B$2]+([.$C$2]*([.R$3]-1)))*[.$O22]" office:value-type="float" office:value="1293.30546445816">
            <text:p>1293,3</text:p>
          </table:table-cell>
          <table:table-cell table:style-name="ce28" table:formula="of:=([.$B$2]+([.$C$2]*([.S$3]-1)))*[.$O22]" office:value-type="float" office:value="1755.20027319322">
            <text:p>1755,2</text:p>
          </table:table-cell>
          <table:table-cell table:style-name="ce28" table:formula="of:=([.$B$2]+([.$C$2]*([.T$3]-1)))*[.$O22]" office:value-type="float" office:value="2217.09508192828">
            <text:p>2217,1</text:p>
          </table:table-cell>
          <table:table-cell table:style-name="ce28" table:formula="of:=([.$B$2]+([.$C$2]*([.U$3]-1)))*[.$O22]" office:value-type="float" office:value="2678.98989066333">
            <text:p>2679,0</text:p>
          </table:table-cell>
          <table:table-cell table:style-name="ce28" table:formula="of:=([.$B$2]+([.$C$2]*([.V$3]-1)))*[.$O22]" office:value-type="float" office:value="3140.88469939839">
            <text:p>3140,9</text:p>
          </table:table-cell>
          <table:table-cell table:style-name="ce28" table:formula="of:=([.$B$2]+([.$C$2]*([.W$3]-1)))*[.$O22]" office:value-type="float" office:value="3602.77950813345">
            <text:p>3602,8</text:p>
          </table:table-cell>
          <table:table-cell table:style-name="ce28" table:formula="of:=([.$B$2]+([.$C$2]*([.X$3]-1)))*[.$O22]" office:value-type="float" office:value="4064.67431686851">
            <text:p>4064,7</text:p>
          </table:table-cell>
          <table:table-cell table:style-name="ce28" table:formula="of:=([.$B$2]+([.$C$2]*([.Y$3]-1)))*[.$O22]" office:value-type="float" office:value="4526.56912560356">
            <text:p>4526,6</text:p>
          </table:table-cell>
          <table:table-cell table:style-name="ce28" table:formula="of:=([.$B$2]+([.$C$2]*([.Z$3]-1)))*[.$O22]" office:value-type="float" office:value="4988.46393433862">
            <text:p>4988,5</text:p>
          </table:table-cell>
          <table:table-cell table:style-name="ce28" table:formula="of:=([.$B$2]+([.$C$2]*([.AA$3]-1)))*[.$O22]" office:value-type="float" office:value="5450.35874307368">
            <text:p>5450,4</text:p>
          </table:table-cell>
          <table:table-cell table:style-name="ce28" table:formula="of:=([.$B$2]+([.$C$2]*([.AB$3]-1)))*[.$O22]" office:value-type="float" office:value="5912.25355180874">
            <text:p>5912,3</text:p>
          </table:table-cell>
          <table:table-cell table:style-name="ce28" table:formula="of:=([.$B$2]+([.$C$2]*([.AC$3]-1)))*[.$O22]" office:value-type="float" office:value="6374.1483605438">
            <text:p>6374,1</text:p>
          </table:table-cell>
          <table:table-cell table:style-name="ce28" table:formula="of:=([.$B$2]+([.$C$2]*([.AD$3]-1)))*[.$O22]" office:value-type="float" office:value="6836.04316927885">
            <text:p>6836,0</text:p>
          </table:table-cell>
          <table:table-cell table:number-columns-repeated="2"/>
          <table:table-cell table:style-name="ce23" table:formula="of:=[.AG21]+3" office:value-type="float" office:value="54">
            <text:p>54</text:p>
          </table:table-cell>
          <table:table-cell table:style-name="ce24" table:formula="of:=[.$J$3]*[.$AG22]" office:value-type="float" office:value="13.5">
            <text:p>13,500</text:p>
          </table:table-cell>
          <table:table-cell table:style-name="ce25" table:formula="of:=10*LOG([.$AH22]*0.02+1;3)+1" office:value-type="float" office:value="3.17562558635012">
            <text:p>3,176</text:p>
          </table:table-cell>
          <table:table-cell table:style-name="ce16" table:formula="of:=([.$B$3]+([.$C$3]*([.AJ$3]-1)))*[.$AI22]" office:value-type="float" office:value="7.93906396587529">
            <text:p>7,94</text:p>
          </table:table-cell>
          <table:table-cell table:style-name="ce16" table:formula="of:=([.$B$3]+([.$C$3]*([.AK$3]-1)))*[.$AI22]" office:value-type="float" office:value="25.7225672494359">
            <text:p>25,72</text:p>
          </table:table-cell>
          <table:table-cell table:style-name="ce16" table:formula="of:=([.$B$3]+([.$C$3]*([.AL$3]-1)))*[.$AI22]" office:value-type="float" office:value="44.7763207675366">
            <text:p>44,78</text:p>
          </table:table-cell>
          <table:table-cell table:style-name="ce16" table:formula="of:=([.$B$3]+([.$C$3]*([.AM$3]-1)))*[.$AI22]" office:value-type="float" office:value="70.1813254583376">
            <text:p>70,18</text:p>
          </table:table-cell>
          <table:table-cell table:style-name="ce16" table:formula="of:=([.$B$3]+([.$C$3]*([.AN$3]-1)))*[.$AI22]" office:value-type="float" office:value="95.5863301491385">
            <text:p>95,59</text:p>
          </table:table-cell>
          <table:table-cell table:style-name="ce33" table:formula="of:=[.AJ22]/[.P22]*100" office:value-type="float" office:value="1.71880346254966">
            <text:p>1,719</text:p>
          </table:table-cell>
          <table:table-cell table:style-name="ce33" table:formula="of:=[.AK22]/[.S22]*100" office:value-type="float" office:value="1.46550611017392">
            <text:p>1,466</text:p>
          </table:table-cell>
          <table:table-cell table:style-name="ce33" table:formula="of:=[.AL22]/[.V22]*100" office:value-type="float" office:value="1.42559581305589">
            <text:p>1,426</text:p>
          </table:table-cell>
          <table:table-cell table:style-name="ce33" table:formula="of:=[.AM22]/[.Z22]*100" office:value-type="float" office:value="1.40687246379065">
            <text:p>1,407</text:p>
          </table:table-cell>
          <table:table-cell table:style-name="ce33" table:formula="of:=[.AN22]/[.AD22]*100" office:value-type="float" office:value="1.39826984385797">
            <text:p>1,398</text:p>
          </table:table-cell>
          <table:table-cell table:style-name="ce16" table:formula="of:=[.P22]/[.AJ22]" office:value-type="float" office:value="58.1800084645285">
            <text:p>58,18</text:p>
          </table:table-cell>
          <table:table-cell table:style-name="ce16" table:formula="of:=[.S22]/[.AK22]" office:value-type="float" office:value="68.2358123966692">
            <text:p>68,24</text:p>
          </table:table-cell>
          <table:table-cell table:style-name="ce16" table:formula="of:=[.V22]/[.AL22]" office:value-type="float" office:value="70.14610949624">
            <text:p>70,15</text:p>
          </table:table-cell>
          <table:table-cell table:style-name="ce16" table:formula="of:=[.Z22]/[.AM22]" office:value-type="float" office:value="71.0796483503289">
            <text:p>71,08</text:p>
          </table:table-cell>
          <table:table-cell table:style-name="ce16" table:formula="of:=[.AD22]/[.AN22]" office:value-type="float" office:value="71.5169539264968">
            <text:p>71,52</text:p>
          </table:table-cell>
          <table:table-cell table:number-columns-repeated="2"/>
          <table:table-cell table:style-name="ce23" table:formula="of:=[.BA21]+3" office:value-type="float" office:value="54">
            <text:p>54</text:p>
          </table:table-cell>
          <table:table-cell table:style-name="ce24" table:formula="of:=[.$J$4]*[.$BA22]" office:value-type="float" office:value="10.8">
            <text:p>10,800</text:p>
          </table:table-cell>
          <table:table-cell table:style-name="ce25" table:formula="of:=0.75*LOG([.$BB22]*0.7+1)+1" office:value-type="float" office:value="1.69935532350786">
            <text:p>1,699</text:p>
          </table:table-cell>
          <table:table-cell table:style-name="ce28" table:formula="of:=([.$B$4]+([.$C$4]*([.BD$3]-1)))*[.$BC22]" office:value-type="float" office:value="15.2941979115708">
            <text:p>15,3</text:p>
          </table:table-cell>
          <table:table-cell table:style-name="ce28" table:formula="of:=([.$B$4]+([.$C$4]*([.BE$3]-1)))*[.$BC22]" office:value-type="float" office:value="15.4641334439216">
            <text:p>15,5</text:p>
          </table:table-cell>
          <table:table-cell table:style-name="ce28" table:formula="of:=([.$B$4]+([.$C$4]*([.BF$3]-1)))*[.$BC22]" office:value-type="float" office:value="15.6765528593601">
            <text:p>15,7</text:p>
          </table:table-cell>
          <table:table-cell table:style-name="ce28" table:formula="of:=([.$B$4]+([.$C$4]*([.BG$3]-1)))*[.$BC22]" office:value-type="float" office:value="15.8889722747985">
            <text:p>15,9</text:p>
          </table:table-cell>
          <table:table-cell table:style-name="ce28" table:formula="of:=([.$B$4]+([.$C$4]*([.BH$3]-1)))*[.$BC22]" office:value-type="float" office:value="16.101391690237">
            <text:p>16,1</text:p>
          </table:table-cell>
          <table:table-cell table:style-name="ce28" table:formula="of:=([.$B$4]+([.$C$4]*([.BI$3]-1)))*[.$BC22]" office:value-type="float" office:value="16.3138111056755">
            <text:p>16,3</text:p>
          </table:table-cell>
          <table:table-cell table:style-name="ce28" table:formula="of:=([.$B$4]+([.$C$4]*([.BJ$3]-1)))*[.$BC22]" office:value-type="float" office:value="16.526230521114">
            <text:p>16,5</text:p>
          </table:table-cell>
          <table:table-cell table:style-name="ce28" table:formula="of:=([.$B$4]+([.$C$4]*([.BK$3]-1)))*[.$BC22]" office:value-type="float" office:value="16.7386499365525">
            <text:p>16,7</text:p>
          </table:table-cell>
          <table:table-cell table:style-name="ce28" table:formula="of:=([.$B$4]+([.$C$4]*([.BL$3]-1)))*[.$BC22]" office:value-type="float" office:value="16.951069351991">
            <text:p>17,0</text:p>
          </table:table-cell>
          <table:table-cell table:style-name="ce28" table:formula="of:=([.$B$4]+([.$C$4]*([.BM$3]-1)))*[.$BC22]" office:value-type="float" office:value="17.1634887674294">
            <text:p>17,2</text:p>
          </table:table-cell>
          <table:table-cell table:style-name="ce28" table:formula="of:=([.$B$4]+([.$C$4]*([.BN$3]-1)))*[.$BC22]" office:value-type="float" office:value="17.3759081828679">
            <text:p>17,4</text:p>
          </table:table-cell>
          <table:table-cell table:style-name="ce28" table:formula="of:=([.$B$4]+([.$C$4]*([.BO$3]-1)))*[.$BC22]" office:value-type="float" office:value="17.5883275983064">
            <text:p>17,6</text:p>
          </table:table-cell>
          <table:table-cell table:style-name="ce28" table:formula="of:=([.$B$4]+([.$C$4]*([.BP$3]-1)))*[.$BC22]" office:value-type="float" office:value="17.8007470137449">
            <text:p>17,8</text:p>
          </table:table-cell>
          <table:table-cell table:style-name="ce28" table:formula="of:=([.$B$4]+([.$C$4]*([.BQ$3]-1)))*[.$BC22]" office:value-type="float" office:value="18.0131664291834">
            <text:p>18,0</text:p>
          </table:table-cell>
          <table:table-cell table:style-name="ce28" table:formula="of:=([.$B$4]+([.$C$4]*([.BR$3]-1)))*[.$BC22]" office:value-type="float" office:value="18.2255858446219">
            <text:p>18,2</text:p>
          </table:table-cell>
          <table:table-cell table:number-columns-repeated="954"/>
        </table:table-row>
        <table:table-row table:style-name="ro4">
          <table:table-cell table:style-name="ce6" office:value-type="string">
            <text:p>Log</text:p>
          </table:table-cell>
          <table:table-cell table:style-name="ce15" table:formula="of:=2*LOG([.$B22]*0.13+1;3)+1" office:value-type="float" office:value="1">
            <text:p>1,00</text:p>
          </table:table-cell>
          <table:table-cell table:style-name="ce15" table:formula="of:=10*LOG([.$C22]*0.02+1;3)+1" office:value-type="float" office:value="1">
            <text:p>1,00</text:p>
          </table:table-cell>
          <table:table-cell table:style-name="ce15" table:formula="of:=0.75*LOG([.$D22]*0.7+1)+1" office:value-type="float" office:value="1">
            <text:p>1,00</text:p>
          </table:table-cell>
          <table:table-cell table:style-name="ce15" table:formula="of:=0.75*LOG([.$E22]*0.2+1; 2)+1" office:value-type="float" office:value="1">
            <text:p>1,00</text:p>
          </table:table-cell>
          <table:table-cell table:style-name="ce15" table:formula="of:=1.2*LOG([.$F22]*0.25+1; 5)+1" office:value-type="float" office:value="1">
            <text:p>1,00</text:p>
          </table:table-cell>
          <table:table-cell table:style-name="ce15" table:formula="of:=LOG([.$G22]*0.8+1; 5)+1" office:value-type="float" office:value="1">
            <text:p>1,00</text:p>
          </table:table-cell>
          <table:table-cell table:style-name="ce15" table:formula="of:=2.5*LOG([.$H22]*0.25+1; 3)+1" office:value-type="float" office:value="1">
            <text:p>1,00</text:p>
          </table:table-cell>
          <table:table-cell table:style-name="ce15" table:formula="of:=1.5*LOG([.$I22]*0.3+1; 3)+1" office:value-type="float" office:value="1">
            <text:p>1,00</text:p>
          </table:table-cell>
          <table:table-cell table:style-name="ce15" table:formula="of:=3*LOG([.$J22]*0.5+1; 2)+1" office:value-type="float" office:value="1">
            <text:p>1,00</text:p>
          </table:table-cell>
          <table:table-cell table:number-columns-repeated="2"/>
          <table:table-cell table:style-name="ce23" table:formula="of:=[.M22]+3" office:value-type="float" office:value="57">
            <text:p>57</text:p>
          </table:table-cell>
          <table:table-cell table:style-name="ce24" table:formula="of:=[.$J$2]*[.$M23]" office:value-type="float" office:value="8.55">
            <text:p>8,550</text:p>
          </table:table-cell>
          <table:table-cell table:style-name="ce25" table:formula="of:=2*LOG([.$N23]*0.13+1;3)+1" office:value-type="float" office:value="2.36062303890294">
            <text:p>2,361</text:p>
          </table:table-cell>
          <table:table-cell table:style-name="ce28" table:formula="of:=([.$B$2]+([.$C$2]*([.P$3]-1)))*[.$O23]" office:value-type="float" office:value="472.124607780589">
            <text:p>472,1</text:p>
          </table:table-cell>
          <table:table-cell table:style-name="ce28" table:formula="of:=([.$B$2]+([.$C$2]*([.Q$3]-1)))*[.$O23]" office:value-type="float" office:value="849.82429400506">
            <text:p>849,8</text:p>
          </table:table-cell>
          <table:table-cell table:style-name="ce28" table:formula="of:=([.$B$2]+([.$C$2]*([.R$3]-1)))*[.$O23]" office:value-type="float" office:value="1321.94890178565">
            <text:p>1321,9</text:p>
          </table:table-cell>
          <table:table-cell table:style-name="ce28" table:formula="of:=([.$B$2]+([.$C$2]*([.S$3]-1)))*[.$O23]" office:value-type="float" office:value="1794.07350956624">
            <text:p>1794,1</text:p>
          </table:table-cell>
          <table:table-cell table:style-name="ce28" table:formula="of:=([.$B$2]+([.$C$2]*([.T$3]-1)))*[.$O23]" office:value-type="float" office:value="2266.19811734683">
            <text:p>2266,2</text:p>
          </table:table-cell>
          <table:table-cell table:style-name="ce28" table:formula="of:=([.$B$2]+([.$C$2]*([.U$3]-1)))*[.$O23]" office:value-type="float" office:value="2738.32272512742">
            <text:p>2738,3</text:p>
          </table:table-cell>
          <table:table-cell table:style-name="ce28" table:formula="of:=([.$B$2]+([.$C$2]*([.V$3]-1)))*[.$O23]" office:value-type="float" office:value="3210.447332908">
            <text:p>3210,4</text:p>
          </table:table-cell>
          <table:table-cell table:style-name="ce28" table:formula="of:=([.$B$2]+([.$C$2]*([.W$3]-1)))*[.$O23]" office:value-type="float" office:value="3682.57194068859">
            <text:p>3682,6</text:p>
          </table:table-cell>
          <table:table-cell table:style-name="ce28" table:formula="of:=([.$B$2]+([.$C$2]*([.X$3]-1)))*[.$O23]" office:value-type="float" office:value="4154.69654846918">
            <text:p>4154,7</text:p>
          </table:table-cell>
          <table:table-cell table:style-name="ce28" table:formula="of:=([.$B$2]+([.$C$2]*([.Y$3]-1)))*[.$O23]" office:value-type="float" office:value="4626.82115624977">
            <text:p>4626,8</text:p>
          </table:table-cell>
          <table:table-cell table:style-name="ce28" table:formula="of:=([.$B$2]+([.$C$2]*([.Z$3]-1)))*[.$O23]" office:value-type="float" office:value="5098.94576403036">
            <text:p>5098,9</text:p>
          </table:table-cell>
          <table:table-cell table:style-name="ce28" table:formula="of:=([.$B$2]+([.$C$2]*([.AA$3]-1)))*[.$O23]" office:value-type="float" office:value="5571.07037181095">
            <text:p>5571,1</text:p>
          </table:table-cell>
          <table:table-cell table:style-name="ce28" table:formula="of:=([.$B$2]+([.$C$2]*([.AB$3]-1)))*[.$O23]" office:value-type="float" office:value="6043.19497959154">
            <text:p>6043,2</text:p>
          </table:table-cell>
          <table:table-cell table:style-name="ce28" table:formula="of:=([.$B$2]+([.$C$2]*([.AC$3]-1)))*[.$O23]" office:value-type="float" office:value="6515.31958737213">
            <text:p>6515,3</text:p>
          </table:table-cell>
          <table:table-cell table:style-name="ce28" table:formula="of:=([.$B$2]+([.$C$2]*([.AD$3]-1)))*[.$O23]" office:value-type="float" office:value="6987.44419515272">
            <text:p>6987,4</text:p>
          </table:table-cell>
          <table:table-cell table:number-columns-repeated="2"/>
          <table:table-cell table:style-name="ce23" table:formula="of:=[.AG22]+3" office:value-type="float" office:value="57">
            <text:p>57</text:p>
          </table:table-cell>
          <table:table-cell table:style-name="ce24" table:formula="of:=[.$J$3]*[.$AG23]" office:value-type="float" office:value="14.25">
            <text:p>14,250</text:p>
          </table:table-cell>
          <table:table-cell table:style-name="ce25" table:formula="of:=10*LOG([.$AH23]*0.02+1;3)+1" office:value-type="float" office:value="3.28250421858277">
            <text:p>3,283</text:p>
          </table:table-cell>
          <table:table-cell table:style-name="ce16" table:formula="of:=([.$B$3]+([.$C$3]*([.AJ$3]-1)))*[.$AI23]" office:value-type="float" office:value="8.20626054645692">
            <text:p>8,21</text:p>
          </table:table-cell>
          <table:table-cell table:style-name="ce16" table:formula="of:=([.$B$3]+([.$C$3]*([.AK$3]-1)))*[.$AI23]" office:value-type="float" office:value="26.5882841705204">
            <text:p>26,59</text:p>
          </table:table-cell>
          <table:table-cell table:style-name="ce16" table:formula="of:=([.$B$3]+([.$C$3]*([.AL$3]-1)))*[.$AI23]" office:value-type="float" office:value="46.2833094820171">
            <text:p>46,28</text:p>
          </table:table-cell>
          <table:table-cell table:style-name="ce16" table:formula="of:=([.$B$3]+([.$C$3]*([.AM$3]-1)))*[.$AI23]" office:value-type="float" office:value="72.5433432306792">
            <text:p>72,54</text:p>
          </table:table-cell>
          <table:table-cell table:style-name="ce16" table:formula="of:=([.$B$3]+([.$C$3]*([.AN$3]-1)))*[.$AI23]" office:value-type="float" office:value="98.8033769793414">
            <text:p>98,80</text:p>
          </table:table-cell>
          <table:table-cell table:style-name="ce33" table:formula="of:=[.AJ23]/[.P23]*100" office:value-type="float" office:value="1.73815565027075">
            <text:p>1,738</text:p>
          </table:table-cell>
          <table:table-cell table:style-name="ce33" table:formula="of:=[.AK23]/[.S23]*100" office:value-type="float" office:value="1.48200639654664">
            <text:p>1,482</text:p>
          </table:table-cell>
          <table:table-cell table:style-name="ce33" table:formula="of:=[.AL23]/[.V23]*100" office:value-type="float" office:value="1.44164674522456">
            <text:p>1,442</text:p>
          </table:table-cell>
          <table:table-cell table:style-name="ce33" table:formula="of:=[.AM23]/[.Z23]*100" office:value-type="float" office:value="1.42271258781421">
            <text:p>1,423</text:p>
          </table:table-cell>
          <table:table-cell table:style-name="ce33" table:formula="of:=[.AN23]/[.AD23]*100" office:value-type="float" office:value="1.41401311008512">
            <text:p>1,414</text:p>
          </table:table-cell>
          <table:table-cell table:style-name="ce16" table:formula="of:=[.P23]/[.AJ23]" office:value-type="float" office:value="57.532246887339">
            <text:p>57,53</text:p>
          </table:table-cell>
          <table:table-cell table:style-name="ce16" table:formula="of:=[.S23]/[.AK23]" office:value-type="float" office:value="67.4760920283605">
            <text:p>67,48</text:p>
          </table:table-cell>
          <table:table-cell table:style-name="ce16" table:formula="of:=[.V23]/[.AL23]" office:value-type="float" office:value="69.3651203606214">
            <text:p>69,37</text:p>
          </table:table-cell>
          <table:table-cell table:style-name="ce16" table:formula="of:=[.Z23]/[.AM23]" office:value-type="float" office:value="70.2882654279707">
            <text:p>70,29</text:p>
          </table:table-cell>
          <table:table-cell table:style-name="ce16" table:formula="of:=[.AD23]/[.AN23]" office:value-type="float" office:value="70.7207021538718">
            <text:p>70,72</text:p>
          </table:table-cell>
          <table:table-cell table:number-columns-repeated="2"/>
          <table:table-cell table:style-name="ce23" table:formula="of:=[.BA22]+3" office:value-type="float" office:value="57">
            <text:p>57</text:p>
          </table:table-cell>
          <table:table-cell table:style-name="ce24" table:formula="of:=[.$J$4]*[.$BA23]" office:value-type="float" office:value="11.4">
            <text:p>11,400</text:p>
          </table:table-cell>
          <table:table-cell table:style-name="ce25" table:formula="of:=0.75*LOG([.$BB23]*0.7+1)+1" office:value-type="float" office:value="1.71495725250048">
            <text:p>1,715</text:p>
          </table:table-cell>
          <table:table-cell table:style-name="ce28" table:formula="of:=([.$B$4]+([.$C$4]*([.BD$3]-1)))*[.$BC23]" office:value-type="float" office:value="15.4346152725043">
            <text:p>15,4</text:p>
          </table:table-cell>
          <table:table-cell table:style-name="ce28" table:formula="of:=([.$B$4]+([.$C$4]*([.BE$3]-1)))*[.$BC23]" office:value-type="float" office:value="15.6061109977544">
            <text:p>15,6</text:p>
          </table:table-cell>
          <table:table-cell table:style-name="ce28" table:formula="of:=([.$B$4]+([.$C$4]*([.BF$3]-1)))*[.$BC23]" office:value-type="float" office:value="15.8204806543169">
            <text:p>15,8</text:p>
          </table:table-cell>
          <table:table-cell table:style-name="ce28" table:formula="of:=([.$B$4]+([.$C$4]*([.BG$3]-1)))*[.$BC23]" office:value-type="float" office:value="16.0348503108795">
            <text:p>16,0</text:p>
          </table:table-cell>
          <table:table-cell table:style-name="ce28" table:formula="of:=([.$B$4]+([.$C$4]*([.BH$3]-1)))*[.$BC23]" office:value-type="float" office:value="16.249219967442">
            <text:p>16,2</text:p>
          </table:table-cell>
          <table:table-cell table:style-name="ce28" table:formula="of:=([.$B$4]+([.$C$4]*([.BI$3]-1)))*[.$BC23]" office:value-type="float" office:value="16.4635896240046">
            <text:p>16,5</text:p>
          </table:table-cell>
          <table:table-cell table:style-name="ce28" table:formula="of:=([.$B$4]+([.$C$4]*([.BJ$3]-1)))*[.$BC23]" office:value-type="float" office:value="16.6779592805671">
            <text:p>16,7</text:p>
          </table:table-cell>
          <table:table-cell table:style-name="ce28" table:formula="of:=([.$B$4]+([.$C$4]*([.BK$3]-1)))*[.$BC23]" office:value-type="float" office:value="16.8923289371297">
            <text:p>16,9</text:p>
          </table:table-cell>
          <table:table-cell table:style-name="ce28" table:formula="of:=([.$B$4]+([.$C$4]*([.BL$3]-1)))*[.$BC23]" office:value-type="float" office:value="17.1066985936923">
            <text:p>17,1</text:p>
          </table:table-cell>
          <table:table-cell table:style-name="ce28" table:formula="of:=([.$B$4]+([.$C$4]*([.BM$3]-1)))*[.$BC23]" office:value-type="float" office:value="17.3210682502548">
            <text:p>17,3</text:p>
          </table:table-cell>
          <table:table-cell table:style-name="ce28" table:formula="of:=([.$B$4]+([.$C$4]*([.BN$3]-1)))*[.$BC23]" office:value-type="float" office:value="17.5354379068174">
            <text:p>17,5</text:p>
          </table:table-cell>
          <table:table-cell table:style-name="ce28" table:formula="of:=([.$B$4]+([.$C$4]*([.BO$3]-1)))*[.$BC23]" office:value-type="float" office:value="17.74980756338">
            <text:p>17,7</text:p>
          </table:table-cell>
          <table:table-cell table:style-name="ce28" table:formula="of:=([.$B$4]+([.$C$4]*([.BP$3]-1)))*[.$BC23]" office:value-type="float" office:value="17.9641772199425">
            <text:p>18,0</text:p>
          </table:table-cell>
          <table:table-cell table:style-name="ce28" table:formula="of:=([.$B$4]+([.$C$4]*([.BQ$3]-1)))*[.$BC23]" office:value-type="float" office:value="18.1785468765051">
            <text:p>18,2</text:p>
          </table:table-cell>
          <table:table-cell table:style-name="ce28" table:formula="of:=([.$B$4]+([.$C$4]*([.BR$3]-1)))*[.$BC23]" office:value-type="float" office:value="18.3929165330676">
            <text:p>18,4</text:p>
          </table:table-cell>
          <table:table-cell table:number-columns-repeated="954"/>
        </table:table-row>
        <table:table-row table:style-name="ro1">
          <table:table-cell table:style-name="ce7" office:value-type="string">
            <text:p>Result</text:p>
          </table:table-cell>
          <table:table-cell table:style-name="ce16" table:formula="of:=([.$B$2]+([.$C$2]*([.$C$20]-1)))*[.$B23]" office:value-type="float" office:value="200">
            <text:p>200,00</text:p>
          </table:table-cell>
          <table:table-cell table:style-name="ce16" table:formula="of:=([.$B$3]+([.$C$3]*([.$C$20]-1)))*[.$C23]" office:value-type="float" office:value="2.5">
            <text:p>2,50</text:p>
          </table:table-cell>
          <table:table-cell table:style-name="ce16" table:formula="of:=([.$B$4]+([.$C$4]*([.$C$20]-1)))*[.$D23]" office:value-type="float" office:value="9">
            <text:p>9,00</text:p>
          </table:table-cell>
          <table:table-cell table:style-name="ce16" table:formula="of:=([.$B$5]+([.$C$5]*([.$C$20]-1)))*[.$E23]" office:value-type="float" office:value="25">
            <text:p>25,00</text:p>
          </table:table-cell>
          <table:table-cell table:style-name="ce16" table:formula="of:=([.$B$6]+([.$C$6]*([.$C$20]-1)))*[.$F23]" office:value-type="float" office:value="1">
            <text:p>1,00</text:p>
          </table:table-cell>
          <table:table-cell table:style-name="ce16" table:formula="of:=([.$B$7]+([.$C$7]*([.$C$20]-1)))*[.$G23]" office:value-type="float" office:value="8">
            <text:p>8,00</text:p>
          </table:table-cell>
          <table:table-cell table:style-name="ce16" table:formula="of:=([.$B$8]+([.$C$8]*([.$C$20]-1)))*[.$H23]" office:value-type="float" office:value="5">
            <text:p>5,00</text:p>
          </table:table-cell>
          <table:table-cell table:style-name="ce16" table:formula="of:=([.$B$9]+([.$C$9]*([.$C$20]-1)))*[.I23]" office:value-type="float" office:value="15">
            <text:p>15,00</text:p>
          </table:table-cell>
          <table:table-cell table:style-name="ce16" table:formula="of:=([.$B$10]+([.$C$10]*([.$C$20]-1)))*[.$J23]" office:value-type="float" office:value="3">
            <text:p>3,00</text:p>
          </table:table-cell>
          <table:table-cell table:number-columns-repeated="2"/>
          <table:table-cell table:style-name="ce23" table:formula="of:=[.M23]+3" office:value-type="float" office:value="60">
            <text:p>60</text:p>
          </table:table-cell>
          <table:table-cell table:style-name="ce24" table:formula="of:=[.$J$2]*[.$M24]" office:value-type="float" office:value="9">
            <text:p>9,000</text:p>
          </table:table-cell>
          <table:table-cell table:style-name="ce25" table:formula="of:=2*LOG([.$N24]*0.13+1;3)+1" office:value-type="float" office:value="2.41037411567934">
            <text:p>2,410</text:p>
          </table:table-cell>
          <table:table-cell table:style-name="ce28" table:formula="of:=([.$B$2]+([.$C$2]*([.P$3]-1)))*[.$O24]" office:value-type="float" office:value="482.074823135867">
            <text:p>482,1</text:p>
          </table:table-cell>
          <table:table-cell table:style-name="ce28" table:formula="of:=([.$B$2]+([.$C$2]*([.Q$3]-1)))*[.$O24]" office:value-type="float" office:value="867.734681644561">
            <text:p>867,7</text:p>
          </table:table-cell>
          <table:table-cell table:style-name="ce28" table:formula="of:=([.$B$2]+([.$C$2]*([.R$3]-1)))*[.$O24]" office:value-type="float" office:value="1349.80950478043">
            <text:p>1349,8</text:p>
          </table:table-cell>
          <table:table-cell table:style-name="ce28" table:formula="of:=([.$B$2]+([.$C$2]*([.S$3]-1)))*[.$O24]" office:value-type="float" office:value="1831.8843279163">
            <text:p>1831,9</text:p>
          </table:table-cell>
          <table:table-cell table:style-name="ce28" table:formula="of:=([.$B$2]+([.$C$2]*([.T$3]-1)))*[.$O24]" office:value-type="float" office:value="2313.95915105216">
            <text:p>2314,0</text:p>
          </table:table-cell>
          <table:table-cell table:style-name="ce28" table:formula="of:=([.$B$2]+([.$C$2]*([.U$3]-1)))*[.$O24]" office:value-type="float" office:value="2796.03397418803">
            <text:p>2796,0</text:p>
          </table:table-cell>
          <table:table-cell table:style-name="ce28" table:formula="of:=([.$B$2]+([.$C$2]*([.V$3]-1)))*[.$O24]" office:value-type="float" office:value="3278.1087973239">
            <text:p>3278,1</text:p>
          </table:table-cell>
          <table:table-cell table:style-name="ce28" table:formula="of:=([.$B$2]+([.$C$2]*([.W$3]-1)))*[.$O24]" office:value-type="float" office:value="3760.18362045976">
            <text:p>3760,2</text:p>
          </table:table-cell>
          <table:table-cell table:style-name="ce28" table:formula="of:=([.$B$2]+([.$C$2]*([.X$3]-1)))*[.$O24]" office:value-type="float" office:value="4242.25844359563">
            <text:p>4242,3</text:p>
          </table:table-cell>
          <table:table-cell table:style-name="ce28" table:formula="of:=([.$B$2]+([.$C$2]*([.Y$3]-1)))*[.$O24]" office:value-type="float" office:value="4724.3332667315">
            <text:p>4724,3</text:p>
          </table:table-cell>
          <table:table-cell table:style-name="ce28" table:formula="of:=([.$B$2]+([.$C$2]*([.Z$3]-1)))*[.$O24]" office:value-type="float" office:value="5206.40808986737">
            <text:p>5206,4</text:p>
          </table:table-cell>
          <table:table-cell table:style-name="ce28" table:formula="of:=([.$B$2]+([.$C$2]*([.AA$3]-1)))*[.$O24]" office:value-type="float" office:value="5688.48291300323">
            <text:p>5688,5</text:p>
          </table:table-cell>
          <table:table-cell table:style-name="ce28" table:formula="of:=([.$B$2]+([.$C$2]*([.AB$3]-1)))*[.$O24]" office:value-type="float" office:value="6170.5577361391">
            <text:p>6170,6</text:p>
          </table:table-cell>
          <table:table-cell table:style-name="ce28" table:formula="of:=([.$B$2]+([.$C$2]*([.AC$3]-1)))*[.$O24]" office:value-type="float" office:value="6652.63255927497">
            <text:p>6652,6</text:p>
          </table:table-cell>
          <table:table-cell table:style-name="ce28" table:formula="of:=([.$B$2]+([.$C$2]*([.AD$3]-1)))*[.$O24]" office:value-type="float" office:value="7134.70738241083">
            <text:p>7134,7</text:p>
          </table:table-cell>
          <table:table-cell table:number-columns-repeated="2"/>
          <table:table-cell table:style-name="ce23" table:formula="of:=[.AG23]+3" office:value-type="float" office:value="60">
            <text:p>60</text:p>
          </table:table-cell>
          <table:table-cell table:style-name="ce24" table:formula="of:=[.$J$3]*[.$AG24]" office:value-type="float" office:value="15">
            <text:p>15,000</text:p>
          </table:table-cell>
          <table:table-cell table:style-name="ce25" table:formula="of:=10*LOG([.$AH24]*0.02+1;3)+1" office:value-type="float" office:value="3.38814245183408">
            <text:p>3,388</text:p>
          </table:table-cell>
          <table:table-cell table:style-name="ce16" table:formula="of:=([.$B$3]+([.$C$3]*([.AJ$3]-1)))*[.$AI24]" office:value-type="float" office:value="8.4703561295852">
            <text:p>8,47</text:p>
          </table:table-cell>
          <table:table-cell table:style-name="ce16" table:formula="of:=([.$B$3]+([.$C$3]*([.AK$3]-1)))*[.$AI24]" office:value-type="float" office:value="27.4439538598561">
            <text:p>27,44</text:p>
          </table:table-cell>
          <table:table-cell table:style-name="ce16" table:formula="of:=([.$B$3]+([.$C$3]*([.AL$3]-1)))*[.$AI24]" office:value-type="float" office:value="47.7728085708605">
            <text:p>47,77</text:p>
          </table:table-cell>
          <table:table-cell table:style-name="ce16" table:formula="of:=([.$B$3]+([.$C$3]*([.AM$3]-1)))*[.$AI24]" office:value-type="float" office:value="74.8779481855332">
            <text:p>74,88</text:p>
          </table:table-cell>
          <table:table-cell table:style-name="ce16" table:formula="of:=([.$B$3]+([.$C$3]*([.AN$3]-1)))*[.$AI24]" office:value-type="float" office:value="101.983087800206">
            <text:p>101,98</text:p>
          </table:table-cell>
          <table:table-cell table:style-name="ce33" table:formula="of:=[.AJ24]/[.P24]*100" office:value-type="float" office:value="1.75706253948009">
            <text:p>1,757</text:p>
          </table:table-cell>
          <table:table-cell table:style-name="ce33" table:formula="of:=[.AK24]/[.S24]*100" office:value-type="float" office:value="1.49812700734618">
            <text:p>1,498</text:p>
          </table:table-cell>
          <table:table-cell table:style-name="ce33" table:formula="of:=[.AL24]/[.V24]*100" office:value-type="float" office:value="1.45732834156878">
            <text:p>1,457</text:p>
          </table:table-cell>
          <table:table-cell table:style-name="ce33" table:formula="of:=[.AM24]/[.Z24]*100" office:value-type="float" office:value="1.43818822675963">
            <text:p>1,438</text:p>
          </table:table-cell>
          <table:table-cell table:style-name="ce33" table:formula="of:=[.AN24]/[.AD24]*100" office:value-type="float" office:value="1.42939411995542">
            <text:p>1,429</text:p>
          </table:table-cell>
          <table:table-cell table:style-name="ce16" table:formula="of:=[.P24]/[.AJ24]" office:value-type="float" office:value="56.9131705634052">
            <text:p>56,91</text:p>
          </table:table-cell>
          <table:table-cell table:style-name="ce16" table:formula="of:=[.S24]/[.AK24]" office:value-type="float" office:value="66.7500148583147">
            <text:p>66,75</text:p>
          </table:table-cell>
          <table:table-cell table:style-name="ce16" table:formula="of:=[.V24]/[.AL24]" office:value-type="float" office:value="68.6187162821197">
            <text:p>68,62</text:p>
          </table:table-cell>
          <table:table-cell table:style-name="ce16" table:formula="of:=[.Z24]/[.AM24]" office:value-type="float" office:value="69.5319278376443">
            <text:p>69,53</text:p>
          </table:table-cell>
          <table:table-cell table:style-name="ce16" table:formula="of:=[.AD24]/[.AN24]" office:value-type="float" office:value="69.9597113237871">
            <text:p>69,96</text:p>
          </table:table-cell>
          <table:table-cell table:number-columns-repeated="2"/>
          <table:table-cell table:style-name="ce23" table:formula="of:=[.BA23]+3" office:value-type="float" office:value="60">
            <text:p>60</text:p>
          </table:table-cell>
          <table:table-cell table:style-name="ce24" table:formula="of:=[.$J$4]*[.$BA24]" office:value-type="float" office:value="12">
            <text:p>12,000</text:p>
          </table:table-cell>
          <table:table-cell table:style-name="ce25" table:formula="of:=0.75*LOG([.$BB24]*0.7+1)+1" office:value-type="float" office:value="1.72984589019977">
            <text:p>1,730</text:p>
          </table:table-cell>
          <table:table-cell table:style-name="ce28" table:formula="of:=([.$B$4]+([.$C$4]*([.BD$3]-1)))*[.$BC24]" office:value-type="float" office:value="15.568613011798">
            <text:p>15,6</text:p>
          </table:table-cell>
          <table:table-cell table:style-name="ce28" table:formula="of:=([.$B$4]+([.$C$4]*([.BE$3]-1)))*[.$BC24]" office:value-type="float" office:value="15.7415976008179">
            <text:p>15,7</text:p>
          </table:table-cell>
          <table:table-cell table:style-name="ce28" table:formula="of:=([.$B$4]+([.$C$4]*([.BF$3]-1)))*[.$BC24]" office:value-type="float" office:value="15.9578283370929">
            <text:p>16,0</text:p>
          </table:table-cell>
          <table:table-cell table:style-name="ce28" table:formula="of:=([.$B$4]+([.$C$4]*([.BG$3]-1)))*[.$BC24]" office:value-type="float" office:value="16.1740590733679">
            <text:p>16,2</text:p>
          </table:table-cell>
          <table:table-cell table:style-name="ce28" table:formula="of:=([.$B$4]+([.$C$4]*([.BH$3]-1)))*[.$BC24]" office:value-type="float" office:value="16.3902898096429">
            <text:p>16,4</text:p>
          </table:table-cell>
          <table:table-cell table:style-name="ce28" table:formula="of:=([.$B$4]+([.$C$4]*([.BI$3]-1)))*[.$BC24]" office:value-type="float" office:value="16.6065205459178">
            <text:p>16,6</text:p>
          </table:table-cell>
          <table:table-cell table:style-name="ce28" table:formula="of:=([.$B$4]+([.$C$4]*([.BJ$3]-1)))*[.$BC24]" office:value-type="float" office:value="16.8227512821928">
            <text:p>16,8</text:p>
          </table:table-cell>
          <table:table-cell table:style-name="ce28" table:formula="of:=([.$B$4]+([.$C$4]*([.BK$3]-1)))*[.$BC24]" office:value-type="float" office:value="17.0389820184678">
            <text:p>17,0</text:p>
          </table:table-cell>
          <table:table-cell table:style-name="ce28" table:formula="of:=([.$B$4]+([.$C$4]*([.BL$3]-1)))*[.$BC24]" office:value-type="float" office:value="17.2552127547427">
            <text:p>17,3</text:p>
          </table:table-cell>
          <table:table-cell table:style-name="ce28" table:formula="of:=([.$B$4]+([.$C$4]*([.BM$3]-1)))*[.$BC24]" office:value-type="float" office:value="17.4714434910177">
            <text:p>17,5</text:p>
          </table:table-cell>
          <table:table-cell table:style-name="ce28" table:formula="of:=([.$B$4]+([.$C$4]*([.BN$3]-1)))*[.$BC24]" office:value-type="float" office:value="17.6876742272927">
            <text:p>17,7</text:p>
          </table:table-cell>
          <table:table-cell table:style-name="ce28" table:formula="of:=([.$B$4]+([.$C$4]*([.BO$3]-1)))*[.$BC24]" office:value-type="float" office:value="17.9039049635677">
            <text:p>17,9</text:p>
          </table:table-cell>
          <table:table-cell table:style-name="ce28" table:formula="of:=([.$B$4]+([.$C$4]*([.BP$3]-1)))*[.$BC24]" office:value-type="float" office:value="18.1201356998426">
            <text:p>18,1</text:p>
          </table:table-cell>
          <table:table-cell table:style-name="ce28" table:formula="of:=([.$B$4]+([.$C$4]*([.BQ$3]-1)))*[.$BC24]" office:value-type="float" office:value="18.3363664361176">
            <text:p>18,3</text:p>
          </table:table-cell>
          <table:table-cell table:style-name="ce28" table:formula="of:=([.$B$4]+([.$C$4]*([.BR$3]-1)))*[.$BC24]" office:value-type="float" office:value="18.5525971723926">
            <text:p>18,6</text:p>
          </table:table-cell>
          <table:table-cell table:number-columns-repeated="954"/>
        </table:table-row>
        <table:table-row table:style-name="ro4">
          <table:table-cell table:number-columns-repeated="31"/>
          <table:table-cell>
            <draw:frame table:end-cell-address="Feuille1.AM68" table:end-x="2.217cm" table:end-y="0.421cm" draw:z-index="1" draw:style-name="gr1" draw:text-style-name="P1" svg:width="18.936cm" svg:height="19.499cm" svg:x="0.712cm" svg:y="0.342cm">
              <draw:object draw:notify-on-update-of-ranges="Feuille1.AG4:Feuille1.AG24 Feuille1.AJ3:Feuille1.AJ3 Feuille1.AJ4:Feuille1.AJ24 Feuille1.AK3:Feuille1.AK3 Feuille1.AK4:Feuille1.AK24 Feuille1.AL3:Feuille1.AL3 Feuille1.AL4:Feuille1.AL24 Feuille1.AM3:Feuille1.AM3 Feuille1.AM4:Feuille1.AM24 Feuille1.AN3:Feuille1.AN3 Feuille1.AN4:Feuille1.AN2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Feuille1.AT69" table:end-x="0.304cm" table:end-y="0.085cm" draw:z-index="2" draw:style-name="gr1" draw:text-style-name="P1" svg:width="14.939cm" svg:height="19.637cm" svg:x="1.968cm" svg:y="0.319cm">
              <draw:object draw:notify-on-update-of-ranges="Feuille1.AG4:Feuille1.AG24 Feuille1.AO3:Feuille1.AO3 Feuille1.AO4:Feuille1.AO24 Feuille1.AP3:Feuille1.AP3 Feuille1.AP4:Feuille1.AP24 Feuille1.AQ3:Feuille1.AQ3 Feuille1.AQ4:Feuille1.AQ24 Feuille1.AR3:Feuille1.AR3 Feuille1.AR4:Feuille1.AR24 Feuille1.AS3:Feuille1.AS3 Feuille1.AS4:Feuille1.AS2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table:end-cell-address="Feuille1.AY69" table:end-x="2.298cm" table:end-y="0.157cm" draw:z-index="3" draw:style-name="gr1" draw:text-style-name="P1" svg:width="14.306cm" svg:height="19.7cm" svg:x="0.3cm" svg:y="0.328cm">
              <draw:object draw:notify-on-update-of-ranges="Feuille1.AG4:Feuille1.AG24 Feuille1.AT3:Feuille1.AT3 Feuille1.AT4:Feuille1.AT24 Feuille1.AU3:Feuille1.AU3 Feuille1.AU4:Feuille1.AU24 Feuille1.AV3:Feuille1.AV3 Feuille1.AV4:Feuille1.AV24 Feuille1.AW3:Feuille1.AW3 Feuille1.AW4:Feuille1.AW24 Feuille1.AX3:Feuille1.AX3 Feuille1.AX4:Feuille1.AX24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5"/>
          <table:table-cell table:style-name="ce39" table:number-columns-repeated="8"/>
          <table:table-cell table:style-name="ce40"/>
          <table:table-cell table:style-name="ce39" table:number-columns-repeated="9"/>
          <table:table-cell table:number-columns-repeated="945"/>
        </table:table-row>
        <table:table-row table:style-name="ro4">
          <table:table-cell table:number-columns-repeated="12"/>
          <table:table-cell>
            <draw:frame table:end-cell-address="Feuille1.AE70" table:end-x="0.043cm" table:end-y="0.007cm" draw:z-index="0" draw:style-name="gr1" draw:text-style-name="P1" svg:width="44.847cm" svg:height="19.863cm" svg:x="0.018cm" svg:y="0.016cm">
              <draw:object draw:notify-on-update-of-ranges="Feuille1.M4:Feuille1.M24 Feuille1.P3:Feuille1.P3 Feuille1.P4:Feuille1.P24 Feuille1.Q3:Feuille1.Q3 Feuille1.Q4:Feuille1.Q24 Feuille1.R3:Feuille1.R3 Feuille1.R4:Feuille1.R24 Feuille1.S3:Feuille1.S3 Feuille1.S4:Feuille1.S24 Feuille1.T3:Feuille1.T3 Feuille1.T4:Feuille1.T24 Feuille1.U3:Feuille1.U3 Feuille1.U4:Feuille1.U24 Feuille1.V3:Feuille1.V3 Feuille1.V4:Feuille1.V24 Feuille1.W3:Feuille1.W3 Feuille1.W4:Feuille1.W24 Feuille1.X3:Feuille1.X3 Feuille1.X4:Feuille1.X24 Feuille1.Y3:Feuille1.Y3 Feuille1.Y4:Feuille1.Y24 Feuille1.Z3:Feuille1.Z3 Feuille1.Z4:Feuille1.Z24 Feuille1.AA3:Feuille1.AA3 Feuille1.AA4:Feuille1.AA24 Feuille1.AB3:Feuille1.AB3 Feuille1.AB4:Feuille1.AB24 Feuille1.AC3:Feuille1.AC3 Feuille1.AC4:Feuille1.AC24 Feuille1.AD3:Feuille1.AD3 Feuille1.AD4:Feuille1.AD24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38"/>
          <table:table-cell>
            <draw:frame table:end-cell-address="Feuille1.BR69" table:end-x="2.17cm" table:end-y="0.404cm" draw:z-index="4" draw:style-name="gr1" draw:text-style-name="P1" svg:width="43.974cm" svg:height="19.78cm" svg:x="2.146cm" svg:y="0.044cm">
              <draw:object draw:notify-on-update-of-ranges="Feuille1.BA4:Feuille1.BA24 Feuille1.BD3:Feuille1.BD3 Feuille1.BD4:Feuille1.BD24 Feuille1.BE3:Feuille1.BE3 Feuille1.BE4:Feuille1.BE24 Feuille1.BF3:Feuille1.BF3 Feuille1.BF4:Feuille1.BF24 Feuille1.BG3:Feuille1.BG3 Feuille1.BG4:Feuille1.BG24 Feuille1.BH3:Feuille1.BH3 Feuille1.BH4:Feuille1.BH24 Feuille1.BI3:Feuille1.BI3 Feuille1.BI4:Feuille1.BI24 Feuille1.BJ3:Feuille1.BJ3 Feuille1.BJ4:Feuille1.BJ24 Feuille1.BK3:Feuille1.BK3 Feuille1.BK4:Feuille1.BK24 Feuille1.BL3:Feuille1.BL3 Feuille1.BL4:Feuille1.BL24 Feuille1.BM3:Feuille1.BM3 Feuille1.BM4:Feuille1.BM24 Feuille1.BN3:Feuille1.BN3 Feuille1.BN4:Feuille1.BN24 Feuille1.BO3:Feuille1.BO3 Feuille1.BO4:Feuille1.BO24 Feuille1.BP3:Feuille1.BP3 Feuille1.BP4:Feuille1.BP24 Feuille1.BQ3:Feuille1.BQ3 Feuille1.BQ4:Feuille1.BQ24 Feuille1.BR3:Feuille1.BR3 Feuille1.BR4:Feuille1.BR24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972"/>
        </table:table-row>
        <table:table-row table:style-name="ro4" table:number-rows-repeated="47">
          <table:table-cell table:number-columns-repeated="1024"/>
        </table:table-row>
        <table:table-row table:style-name="ro4">
          <table:table-cell table:number-columns-repeated="12"/>
          <table:table-cell table:style-name="ce20" table:number-columns-repeated="8"/>
          <table:table-cell table:style-name="ce20" office:value-type="string" table:number-columns-spanned="2" table:number-rows-spanned="1">
            <text:p>DAMAGE</text:p>
          </table:table-cell>
          <table:covered-table-cell table:style-name="ce30"/>
          <table:table-cell table:style-name="ce20" table:number-columns-repeated="8"/>
          <table:table-cell table:number-columns-repeated="2"/>
          <table:table-cell table:style-name="ce20" table:number-columns-repeated="8"/>
          <table:table-cell table:style-name="ce20" office:value-type="string" table:number-columns-spanned="2" table:number-rows-spanned="1">
            <text:p>ATTACK SPEED</text:p>
          </table:table-cell>
          <table:covered-table-cell table:style-name="ce30"/>
          <table:table-cell table:style-name="ce20" table:number-columns-repeated="8"/>
          <table:table-cell table:number-columns-repeated="2"/>
          <table:table-cell table:style-name="ce20" table:number-columns-repeated="8"/>
          <table:table-cell table:style-name="ce20" office:value-type="string" table:number-columns-spanned="2" table:number-rows-spanned="1">
            <text:p>CRITIC</text:p>
          </table:table-cell>
          <table:covered-table-cell table:style-name="ce30"/>
          <table:table-cell table:style-name="ce20" table:number-columns-repeated="8"/>
          <table:table-cell table:number-columns-repeated="954"/>
        </table:table-row>
        <table:table-row table:style-name="ro2">
          <table:table-cell table:number-columns-repeated="12"/>
          <table:table-cell table:style-name="ce21" office:value-type="string">
            <text:p>Points</text:p>
          </table:table-cell>
          <table:table-cell table:style-name="ce5" office:value-type="string">
            <text:p>Multiplier</text:p>
          </table:table-cell>
          <table:table-cell table:style-name="ce6" office:value-type="string">
            <text:p>Log</text:p>
          </table:table-cell>
          <table:table-cell table:style-name="ce26" table:number-columns-repeated="7"/>
          <table:table-cell table:style-name="ce27" office:value-type="string">
            <text:p>Level</text:p>
          </table:table-cell>
          <table:table-cell table:style-name="ce26" table:number-columns-repeated="7"/>
          <table:table-cell table:number-columns-repeated="2"/>
          <table:table-cell table:style-name="ce21" office:value-type="string">
            <text:p>Points</text:p>
          </table:table-cell>
          <table:table-cell table:style-name="ce5" office:value-type="string">
            <text:p>Multiplier</text:p>
          </table:table-cell>
          <table:table-cell table:style-name="ce6" office:value-type="string">
            <text:p>Log</text:p>
          </table:table-cell>
          <table:table-cell table:style-name="ce26" table:number-columns-repeated="7"/>
          <table:table-cell table:style-name="ce27" office:value-type="string">
            <text:p>Level</text:p>
          </table:table-cell>
          <table:table-cell table:style-name="ce26" table:number-columns-repeated="7"/>
          <table:table-cell table:number-columns-repeated="2"/>
          <table:table-cell table:style-name="ce21" office:value-type="string">
            <text:p>Points</text:p>
          </table:table-cell>
          <table:table-cell table:style-name="ce5" office:value-type="string">
            <text:p>Multiplier</text:p>
          </table:table-cell>
          <table:table-cell table:style-name="ce6" office:value-type="string">
            <text:p>Log</text:p>
          </table:table-cell>
          <table:table-cell table:style-name="ce26" table:number-columns-repeated="7"/>
          <table:table-cell table:style-name="ce27" office:value-type="string">
            <text:p>Level</text:p>
          </table:table-cell>
          <table:table-cell table:style-name="ce26" table:number-columns-repeated="7"/>
          <table:table-cell table:number-columns-repeated="954"/>
        </table:table-row>
        <table:table-row table:style-name="ro4">
          <table:table-cell table:number-columns-repeated="12"/>
          <table:table-cell table:style-name="ce22"/>
          <table:table-cell table:style-name="ce24"/>
          <table:table-cell table:style-name="ce25"/>
          <table:table-cell table:style-name="ce27" office:value-type="float" office:value="1">
            <text:p>1</text:p>
          </table:table-cell>
          <table:table-cell table:style-name="ce27" office:value-type="float" office:value="5">
            <text:p>5</text:p>
          </table:table-cell>
          <table:table-cell table:style-name="ce27" table:formula="of:=[.Q76]+5" office:value-type="float" office:value="10">
            <text:p>10</text:p>
          </table:table-cell>
          <table:table-cell table:style-name="ce27" table:formula="of:=[.R76]+5" office:value-type="float" office:value="15">
            <text:p>15</text:p>
          </table:table-cell>
          <table:table-cell table:style-name="ce27" table:formula="of:=[.S76]+5" office:value-type="float" office:value="20">
            <text:p>20</text:p>
          </table:table-cell>
          <table:table-cell table:style-name="ce27" table:formula="of:=[.T76]+5" office:value-type="float" office:value="25">
            <text:p>25</text:p>
          </table:table-cell>
          <table:table-cell table:style-name="ce27" table:formula="of:=[.U76]+5" office:value-type="float" office:value="30">
            <text:p>30</text:p>
          </table:table-cell>
          <table:table-cell table:style-name="ce27" table:formula="of:=[.V76]+5" office:value-type="float" office:value="35">
            <text:p>35</text:p>
          </table:table-cell>
          <table:table-cell table:style-name="ce27" table:formula="of:=[.W76]+5" office:value-type="float" office:value="40">
            <text:p>40</text:p>
          </table:table-cell>
          <table:table-cell table:style-name="ce27" table:formula="of:=[.X76]+5" office:value-type="float" office:value="45">
            <text:p>45</text:p>
          </table:table-cell>
          <table:table-cell table:style-name="ce27" table:formula="of:=[.Y76]+5" office:value-type="float" office:value="50">
            <text:p>50</text:p>
          </table:table-cell>
          <table:table-cell table:style-name="ce27" table:formula="of:=[.Z76]+5" office:value-type="float" office:value="55">
            <text:p>55</text:p>
          </table:table-cell>
          <table:table-cell table:style-name="ce27" table:formula="of:=[.AA76]+5" office:value-type="float" office:value="60">
            <text:p>60</text:p>
          </table:table-cell>
          <table:table-cell table:style-name="ce27" table:formula="of:=[.AB76]+5" office:value-type="float" office:value="65">
            <text:p>65</text:p>
          </table:table-cell>
          <table:table-cell table:style-name="ce27" table:formula="of:=[.AC76]+5" office:value-type="float" office:value="70">
            <text:p>70</text:p>
          </table:table-cell>
          <table:table-cell table:number-columns-repeated="2"/>
          <table:table-cell table:style-name="ce22"/>
          <table:table-cell table:style-name="ce24"/>
          <table:table-cell table:style-name="ce25"/>
          <table:table-cell table:style-name="ce27" office:value-type="float" office:value="1">
            <text:p>1</text:p>
          </table:table-cell>
          <table:table-cell table:style-name="ce27" office:value-type="float" office:value="5">
            <text:p>5</text:p>
          </table:table-cell>
          <table:table-cell table:style-name="ce27" table:formula="of:=[.AK76]+5" office:value-type="float" office:value="10">
            <text:p>10</text:p>
          </table:table-cell>
          <table:table-cell table:style-name="ce27" table:formula="of:=[.AL76]+5" office:value-type="float" office:value="15">
            <text:p>15</text:p>
          </table:table-cell>
          <table:table-cell table:style-name="ce27" table:formula="of:=[.AM76]+5" office:value-type="float" office:value="20">
            <text:p>20</text:p>
          </table:table-cell>
          <table:table-cell table:style-name="ce27" table:formula="of:=[.AN76]+5" office:value-type="float" office:value="25">
            <text:p>25</text:p>
          </table:table-cell>
          <table:table-cell table:style-name="ce27" table:formula="of:=[.AO76]+5" office:value-type="float" office:value="30">
            <text:p>30</text:p>
          </table:table-cell>
          <table:table-cell table:style-name="ce27" table:formula="of:=[.AP76]+5" office:value-type="float" office:value="35">
            <text:p>35</text:p>
          </table:table-cell>
          <table:table-cell table:style-name="ce27" table:formula="of:=[.AQ76]+5" office:value-type="float" office:value="40">
            <text:p>40</text:p>
          </table:table-cell>
          <table:table-cell table:style-name="ce27" table:formula="of:=[.AR76]+5" office:value-type="float" office:value="45">
            <text:p>45</text:p>
          </table:table-cell>
          <table:table-cell table:style-name="ce27" table:formula="of:=[.AS76]+5" office:value-type="float" office:value="50">
            <text:p>50</text:p>
          </table:table-cell>
          <table:table-cell table:style-name="ce27" table:formula="of:=[.AT76]+5" office:value-type="float" office:value="55">
            <text:p>55</text:p>
          </table:table-cell>
          <table:table-cell table:style-name="ce27" table:formula="of:=[.AU76]+5" office:value-type="float" office:value="60">
            <text:p>60</text:p>
          </table:table-cell>
          <table:table-cell table:style-name="ce27" table:formula="of:=[.AV76]+5" office:value-type="float" office:value="65">
            <text:p>65</text:p>
          </table:table-cell>
          <table:table-cell table:style-name="ce27" table:formula="of:=[.AW76]+5" office:value-type="float" office:value="70">
            <text:p>70</text:p>
          </table:table-cell>
          <table:table-cell table:number-columns-repeated="2"/>
          <table:table-cell table:style-name="ce22"/>
          <table:table-cell table:style-name="ce24"/>
          <table:table-cell table:style-name="ce25"/>
          <table:table-cell table:style-name="ce27" office:value-type="float" office:value="1">
            <text:p>1</text:p>
          </table:table-cell>
          <table:table-cell table:style-name="ce27" office:value-type="float" office:value="5">
            <text:p>5</text:p>
          </table:table-cell>
          <table:table-cell table:style-name="ce27" table:formula="of:=[.BE76]+5" office:value-type="float" office:value="10">
            <text:p>10</text:p>
          </table:table-cell>
          <table:table-cell table:style-name="ce27" table:formula="of:=[.BF76]+5" office:value-type="float" office:value="15">
            <text:p>15</text:p>
          </table:table-cell>
          <table:table-cell table:style-name="ce27" table:formula="of:=[.BG76]+5" office:value-type="float" office:value="20">
            <text:p>20</text:p>
          </table:table-cell>
          <table:table-cell table:style-name="ce27" table:formula="of:=[.BH76]+5" office:value-type="float" office:value="25">
            <text:p>25</text:p>
          </table:table-cell>
          <table:table-cell table:style-name="ce27" table:formula="of:=[.BI76]+5" office:value-type="float" office:value="30">
            <text:p>30</text:p>
          </table:table-cell>
          <table:table-cell table:style-name="ce27" table:formula="of:=[.BJ76]+5" office:value-type="float" office:value="35">
            <text:p>35</text:p>
          </table:table-cell>
          <table:table-cell table:style-name="ce27" table:formula="of:=[.BK76]+5" office:value-type="float" office:value="40">
            <text:p>40</text:p>
          </table:table-cell>
          <table:table-cell table:style-name="ce27" table:formula="of:=[.BL76]+5" office:value-type="float" office:value="45">
            <text:p>45</text:p>
          </table:table-cell>
          <table:table-cell table:style-name="ce27" table:formula="of:=[.BM76]+5" office:value-type="float" office:value="50">
            <text:p>50</text:p>
          </table:table-cell>
          <table:table-cell table:style-name="ce27" table:formula="of:=[.BN76]+5" office:value-type="float" office:value="55">
            <text:p>55</text:p>
          </table:table-cell>
          <table:table-cell table:style-name="ce27" table:formula="of:=[.BO76]+5" office:value-type="float" office:value="60">
            <text:p>60</text:p>
          </table:table-cell>
          <table:table-cell table:style-name="ce27" table:formula="of:=[.BP76]+5" office:value-type="float" office:value="65">
            <text:p>65</text:p>
          </table:table-cell>
          <table:table-cell table:style-name="ce27" table:formula="of:=[.BQ76]+5" office:value-type="float" office:value="70">
            <text:p>70</text:p>
          </table:table-cell>
          <table:table-cell table:number-columns-repeated="954"/>
        </table:table-row>
        <table:table-row table:style-name="ro4">
          <table:table-cell table:number-columns-repeated="12"/>
          <table:table-cell table:style-name="ce23" office:value-type="float" office:value="0">
            <text:p>0</text:p>
          </table:table-cell>
          <table:table-cell table:style-name="ce24" table:formula="of:=[.$J$5]*[.$M77]" office:value-type="float" office:value="0">
            <text:p>0,000</text:p>
          </table:table-cell>
          <table:table-cell table:style-name="ce25" table:formula="of:=0.75*LOG([.$N77]*0.2+1; 2)+1" office:value-type="float" office:value="1">
            <text:p>1,000</text:p>
          </table:table-cell>
          <table:table-cell table:style-name="ce28" table:formula="of:=([.$B$5]+([.$C$5]*([.P$76]-1)))*[.$O77]" office:value-type="float" office:value="25">
            <text:p>25,0</text:p>
          </table:table-cell>
          <table:table-cell table:style-name="ce28" table:formula="of:=([.$B$5]+([.$C$5]*([.Q$76]-1)))*[.$O77]" office:value-type="float" office:value="35">
            <text:p>35,0</text:p>
          </table:table-cell>
          <table:table-cell table:style-name="ce28" table:formula="of:=([.$B$5]+([.$C$5]*([.R$76]-1)))*[.$O77]" office:value-type="float" office:value="47.5">
            <text:p>47,5</text:p>
          </table:table-cell>
          <table:table-cell table:style-name="ce28" table:formula="of:=([.$B$5]+([.$C$5]*([.S$76]-1)))*[.$O77]" office:value-type="float" office:value="60">
            <text:p>60,0</text:p>
          </table:table-cell>
          <table:table-cell table:style-name="ce28" table:formula="of:=([.$B$5]+([.$C$5]*([.T$76]-1)))*[.$O77]" office:value-type="float" office:value="72.5">
            <text:p>72,5</text:p>
          </table:table-cell>
          <table:table-cell table:style-name="ce28" table:formula="of:=([.$B$5]+([.$C$5]*([.U$76]-1)))*[.$O77]" office:value-type="float" office:value="85">
            <text:p>85,0</text:p>
          </table:table-cell>
          <table:table-cell table:style-name="ce28" table:formula="of:=([.$B$5]+([.$C$5]*([.V$76]-1)))*[.$O77]" office:value-type="float" office:value="97.5">
            <text:p>97,5</text:p>
          </table:table-cell>
          <table:table-cell table:style-name="ce28" table:formula="of:=([.$B$5]+([.$C$5]*([.W$76]-1)))*[.$O77]" office:value-type="float" office:value="110">
            <text:p>110,0</text:p>
          </table:table-cell>
          <table:table-cell table:style-name="ce28" table:formula="of:=([.$B$5]+([.$C$5]*([.X$76]-1)))*[.$O77]" office:value-type="float" office:value="122.5">
            <text:p>122,5</text:p>
          </table:table-cell>
          <table:table-cell table:style-name="ce28" table:formula="of:=([.$B$5]+([.$C$5]*([.Y$76]-1)))*[.$O77]" office:value-type="float" office:value="135">
            <text:p>135,0</text:p>
          </table:table-cell>
          <table:table-cell table:style-name="ce28" table:formula="of:=([.$B$5]+([.$C$5]*([.Z$76]-1)))*[.$O77]" office:value-type="float" office:value="147.5">
            <text:p>147,5</text:p>
          </table:table-cell>
          <table:table-cell table:style-name="ce28" table:formula="of:=([.$B$5]+([.$C$5]*([.AA$76]-1)))*[.$O77]" office:value-type="float" office:value="160">
            <text:p>160,0</text:p>
          </table:table-cell>
          <table:table-cell table:style-name="ce28" table:formula="of:=([.$B$5]+([.$C$5]*([.AB$76]-1)))*[.$O77]" office:value-type="float" office:value="172.5">
            <text:p>172,5</text:p>
          </table:table-cell>
          <table:table-cell table:style-name="ce28" table:formula="of:=([.$B$5]+([.$C$5]*([.AC$76]-1)))*[.$O77]" office:value-type="float" office:value="185">
            <text:p>185,0</text:p>
          </table:table-cell>
          <table:table-cell table:style-name="ce28" table:formula="of:=([.$B$5]+([.$C$5]*([.AD$76]-1)))*[.$O77]" office:value-type="float" office:value="197.5">
            <text:p>197,5</text:p>
          </table:table-cell>
          <table:table-cell table:number-columns-repeated="2"/>
          <table:table-cell table:style-name="ce23" office:value-type="float" office:value="0">
            <text:p>0</text:p>
          </table:table-cell>
          <table:table-cell table:style-name="ce24" table:formula="of:=[.$J$6]*[.$M77]" office:value-type="float" office:value="0">
            <text:p>0,000</text:p>
          </table:table-cell>
          <table:table-cell table:style-name="ce25" table:formula="of:=1.2*LOG([.$AH77]*0.25+1; 5)+1" office:value-type="float" office:value="1">
            <text:p>1,000</text:p>
          </table:table-cell>
          <table:table-cell table:style-name="ce16" table:formula="of:=([.$B$6]+([.$C$6]*([.AJ$76]-1)))*[.$AI77]" office:value-type="float" office:value="1">
            <text:p>1,00</text:p>
          </table:table-cell>
          <table:table-cell table:style-name="ce16" table:formula="of:=([.$B$6]+([.$C$6]*([.AK$76]-1)))*[.$AI77]" office:value-type="float" office:value="1.004">
            <text:p>1,00</text:p>
          </table:table-cell>
          <table:table-cell table:style-name="ce16" table:formula="of:=([.$B$6]+([.$C$6]*([.AL$76]-1)))*[.$AI77]" office:value-type="float" office:value="1.009">
            <text:p>1,01</text:p>
          </table:table-cell>
          <table:table-cell table:style-name="ce16" table:formula="of:=([.$B$6]+([.$C$6]*([.AM$76]-1)))*[.$AI77]" office:value-type="float" office:value="1.014">
            <text:p>1,01</text:p>
          </table:table-cell>
          <table:table-cell table:style-name="ce16" table:formula="of:=([.$B$6]+([.$C$6]*([.AN$76]-1)))*[.$AI77]" office:value-type="float" office:value="1.019">
            <text:p>1,02</text:p>
          </table:table-cell>
          <table:table-cell table:style-name="ce16" table:formula="of:=([.$B$6]+([.$C$6]*([.AO$76]-1)))*[.$AI77]" office:value-type="float" office:value="1.024">
            <text:p>1,02</text:p>
          </table:table-cell>
          <table:table-cell table:style-name="ce16" table:formula="of:=([.$B$6]+([.$C$6]*([.AP$76]-1)))*[.$AI77]" office:value-type="float" office:value="1.029">
            <text:p>1,03</text:p>
          </table:table-cell>
          <table:table-cell table:style-name="ce16" table:formula="of:=([.$B$6]+([.$C$6]*([.AQ$76]-1)))*[.$AI77]" office:value-type="float" office:value="1.034">
            <text:p>1,03</text:p>
          </table:table-cell>
          <table:table-cell table:style-name="ce16" table:formula="of:=([.$B$6]+([.$C$6]*([.AR$76]-1)))*[.$AI77]" office:value-type="float" office:value="1.039">
            <text:p>1,04</text:p>
          </table:table-cell>
          <table:table-cell table:style-name="ce16" table:formula="of:=([.$B$6]+([.$C$6]*([.AS$76]-1)))*[.$AI77]" office:value-type="float" office:value="1.044">
            <text:p>1,04</text:p>
          </table:table-cell>
          <table:table-cell table:style-name="ce16" table:formula="of:=([.$B$6]+([.$C$6]*([.AT$76]-1)))*[.$AI77]" office:value-type="float" office:value="1.049">
            <text:p>1,05</text:p>
          </table:table-cell>
          <table:table-cell table:style-name="ce16" table:formula="of:=([.$B$6]+([.$C$6]*([.AU$76]-1)))*[.$AI77]" office:value-type="float" office:value="1.054">
            <text:p>1,05</text:p>
          </table:table-cell>
          <table:table-cell table:style-name="ce16" table:formula="of:=([.$B$6]+([.$C$6]*([.AV$76]-1)))*[.$AI77]" office:value-type="float" office:value="1.059">
            <text:p>1,06</text:p>
          </table:table-cell>
          <table:table-cell table:style-name="ce16" table:formula="of:=([.$B$6]+([.$C$6]*([.AW$76]-1)))*[.$AI77]" office:value-type="float" office:value="1.064">
            <text:p>1,06</text:p>
          </table:table-cell>
          <table:table-cell table:style-name="ce16" table:formula="of:=([.$B$6]+([.$C$6]*([.AX$76]-1)))*[.$AI77]" office:value-type="float" office:value="1.069">
            <text:p>1,07</text:p>
          </table:table-cell>
          <table:table-cell table:number-columns-repeated="2"/>
          <table:table-cell table:style-name="ce23" office:value-type="float" office:value="0">
            <text:p>0</text:p>
          </table:table-cell>
          <table:table-cell table:style-name="ce24" table:formula="of:=[.$J$7]*[.$BA77]" office:value-type="float" office:value="0">
            <text:p>0,000</text:p>
          </table:table-cell>
          <table:table-cell table:style-name="ce25" table:formula="of:=LOG([.$BB77]*0.8+1; 5)+1" office:value-type="float" office:value="1">
            <text:p>1,000</text:p>
          </table:table-cell>
          <table:table-cell table:style-name="ce16" table:formula="of:=([.$B$7]+([.$C$7]*([.BD$76]-1)))*[.$BC77]" office:value-type="float" office:value="8">
            <text:p>8,00</text:p>
          </table:table-cell>
          <table:table-cell table:style-name="ce16" table:formula="of:=([.$B$7]+([.$C$7]*([.BE$76]-1)))*[.$BC77]" office:value-type="float" office:value="8.3">
            <text:p>8,30</text:p>
          </table:table-cell>
          <table:table-cell table:style-name="ce16" table:formula="of:=([.$B$7]+([.$C$7]*([.BF$76]-1)))*[.$BC77]" office:value-type="float" office:value="8.675">
            <text:p>8,68</text:p>
          </table:table-cell>
          <table:table-cell table:style-name="ce16" table:formula="of:=([.$B$7]+([.$C$7]*([.BG$76]-1)))*[.$BC77]" office:value-type="float" office:value="9.05">
            <text:p>9,05</text:p>
          </table:table-cell>
          <table:table-cell table:style-name="ce16" table:formula="of:=([.$B$7]+([.$C$7]*([.BH$76]-1)))*[.$BC77]" office:value-type="float" office:value="9.425">
            <text:p>9,43</text:p>
          </table:table-cell>
          <table:table-cell table:style-name="ce16" table:formula="of:=([.$B$7]+([.$C$7]*([.BI$76]-1)))*[.$BC77]" office:value-type="float" office:value="9.8">
            <text:p>9,80</text:p>
          </table:table-cell>
          <table:table-cell table:style-name="ce16" table:formula="of:=([.$B$7]+([.$C$7]*([.BJ$76]-1)))*[.$BC77]" office:value-type="float" office:value="10.175">
            <text:p>10,18</text:p>
          </table:table-cell>
          <table:table-cell table:style-name="ce16" table:formula="of:=([.$B$7]+([.$C$7]*([.BK$76]-1)))*[.$BC77]" office:value-type="float" office:value="10.55">
            <text:p>10,55</text:p>
          </table:table-cell>
          <table:table-cell table:style-name="ce16" table:formula="of:=([.$B$7]+([.$C$7]*([.BL$76]-1)))*[.$BC77]" office:value-type="float" office:value="10.925">
            <text:p>10,93</text:p>
          </table:table-cell>
          <table:table-cell table:style-name="ce16" table:formula="of:=([.$B$7]+([.$C$7]*([.BM$76]-1)))*[.$BC77]" office:value-type="float" office:value="11.3">
            <text:p>11,30</text:p>
          </table:table-cell>
          <table:table-cell table:style-name="ce16" table:formula="of:=([.$B$7]+([.$C$7]*([.BN$76]-1)))*[.$BC77]" office:value-type="float" office:value="11.675">
            <text:p>11,68</text:p>
          </table:table-cell>
          <table:table-cell table:style-name="ce16" table:formula="of:=([.$B$7]+([.$C$7]*([.BO$76]-1)))*[.$BC77]" office:value-type="float" office:value="12.05">
            <text:p>12,05</text:p>
          </table:table-cell>
          <table:table-cell table:style-name="ce16" table:formula="of:=([.$B$7]+([.$C$7]*([.BP$76]-1)))*[.$BC77]" office:value-type="float" office:value="12.425">
            <text:p>12,43</text:p>
          </table:table-cell>
          <table:table-cell table:style-name="ce16" table:formula="of:=([.$B$7]+([.$C$7]*([.BQ$76]-1)))*[.$BC77]" office:value-type="float" office:value="12.8">
            <text:p>12,80</text:p>
          </table:table-cell>
          <table:table-cell table:style-name="ce16" table:formula="of:=([.$B$7]+([.$C$7]*([.BR$76]-1)))*[.$BC77]" office:value-type="float" office:value="13.175">
            <text:p>13,18</text:p>
          </table:table-cell>
          <table:table-cell table:number-columns-repeated="954"/>
        </table:table-row>
        <table:table-row table:style-name="ro4">
          <table:table-cell table:number-columns-repeated="12"/>
          <table:table-cell table:style-name="ce23" table:formula="of:=[.M77]+3" office:value-type="float" office:value="3">
            <text:p>3</text:p>
          </table:table-cell>
          <table:table-cell table:style-name="ce24" table:formula="of:=[.$J$5]*[.$M78]" office:value-type="float" office:value="0.6">
            <text:p>0,600</text:p>
          </table:table-cell>
          <table:table-cell table:style-name="ce25" table:formula="of:=0.75*LOG([.$N78]*0.2+1; 2)+1" office:value-type="float" office:value="1.12262404921216">
            <text:p>1,123</text:p>
          </table:table-cell>
          <table:table-cell table:style-name="ce28" table:formula="of:=([.$B$5]+([.$C$5]*([.P$76]-1)))*[.$O78]" office:value-type="float" office:value="28.065601230304">
            <text:p>28,1</text:p>
          </table:table-cell>
          <table:table-cell table:style-name="ce28" table:formula="of:=([.$B$5]+([.$C$5]*([.Q$76]-1)))*[.$O78]" office:value-type="float" office:value="39.2918417224256">
            <text:p>39,3</text:p>
          </table:table-cell>
          <table:table-cell table:style-name="ce28" table:formula="of:=([.$B$5]+([.$C$5]*([.R$76]-1)))*[.$O78]" office:value-type="float" office:value="53.3246423375776">
            <text:p>53,3</text:p>
          </table:table-cell>
          <table:table-cell table:style-name="ce28" table:formula="of:=([.$B$5]+([.$C$5]*([.S$76]-1)))*[.$O78]" office:value-type="float" office:value="67.3574429527296">
            <text:p>67,4</text:p>
          </table:table-cell>
          <table:table-cell table:style-name="ce28" table:formula="of:=([.$B$5]+([.$C$5]*([.T$76]-1)))*[.$O78]" office:value-type="float" office:value="81.3902435678816">
            <text:p>81,4</text:p>
          </table:table-cell>
          <table:table-cell table:style-name="ce28" table:formula="of:=([.$B$5]+([.$C$5]*([.U$76]-1)))*[.$O78]" office:value-type="float" office:value="95.4230441830336">
            <text:p>95,4</text:p>
          </table:table-cell>
          <table:table-cell table:style-name="ce28" table:formula="of:=([.$B$5]+([.$C$5]*([.V$76]-1)))*[.$O78]" office:value-type="float" office:value="109.455844798186">
            <text:p>109,5</text:p>
          </table:table-cell>
          <table:table-cell table:style-name="ce28" table:formula="of:=([.$B$5]+([.$C$5]*([.W$76]-1)))*[.$O78]" office:value-type="float" office:value="123.488645413338">
            <text:p>123,5</text:p>
          </table:table-cell>
          <table:table-cell table:style-name="ce28" table:formula="of:=([.$B$5]+([.$C$5]*([.X$76]-1)))*[.$O78]" office:value-type="float" office:value="137.52144602849">
            <text:p>137,5</text:p>
          </table:table-cell>
          <table:table-cell table:style-name="ce28" table:formula="of:=([.$B$5]+([.$C$5]*([.Y$76]-1)))*[.$O78]" office:value-type="float" office:value="151.554246643642">
            <text:p>151,6</text:p>
          </table:table-cell>
          <table:table-cell table:style-name="ce28" table:formula="of:=([.$B$5]+([.$C$5]*([.Z$76]-1)))*[.$O78]" office:value-type="float" office:value="165.587047258794">
            <text:p>165,6</text:p>
          </table:table-cell>
          <table:table-cell table:style-name="ce28" table:formula="of:=([.$B$5]+([.$C$5]*([.AA$76]-1)))*[.$O78]" office:value-type="float" office:value="179.619847873946">
            <text:p>179,6</text:p>
          </table:table-cell>
          <table:table-cell table:style-name="ce28" table:formula="of:=([.$B$5]+([.$C$5]*([.AB$76]-1)))*[.$O78]" office:value-type="float" office:value="193.652648489098">
            <text:p>193,7</text:p>
          </table:table-cell>
          <table:table-cell table:style-name="ce28" table:formula="of:=([.$B$5]+([.$C$5]*([.AC$76]-1)))*[.$O78]" office:value-type="float" office:value="207.68544910425">
            <text:p>207,7</text:p>
          </table:table-cell>
          <table:table-cell table:style-name="ce28" table:formula="of:=([.$B$5]+([.$C$5]*([.AD$76]-1)))*[.$O78]" office:value-type="float" office:value="221.718249719402">
            <text:p>221,7</text:p>
          </table:table-cell>
          <table:table-cell table:number-columns-repeated="2"/>
          <table:table-cell table:style-name="ce23" table:formula="of:=[.AG77]+3" office:value-type="float" office:value="3">
            <text:p>3</text:p>
          </table:table-cell>
          <table:table-cell table:style-name="ce24" table:formula="of:=[.$J$6]*[.$M78]" office:value-type="float" office:value="0.3">
            <text:p>0,300</text:p>
          </table:table-cell>
          <table:table-cell table:style-name="ce25" table:formula="of:=1.2*LOG([.$AH78]*0.25+1; 5)+1" office:value-type="float" office:value="1.05392242423586">
            <text:p>1,054</text:p>
          </table:table-cell>
          <table:table-cell table:style-name="ce16" table:formula="of:=([.$B$6]+([.$C$6]*([.AJ$76]-1)))*[.$AI78]" office:value-type="float" office:value="1.05392242423586">
            <text:p>1,05</text:p>
          </table:table-cell>
          <table:table-cell table:style-name="ce16" table:formula="of:=([.$B$6]+([.$C$6]*([.AK$76]-1)))*[.$AI78]" office:value-type="float" office:value="1.05813811393281">
            <text:p>1,06</text:p>
          </table:table-cell>
          <table:table-cell table:style-name="ce16" table:formula="of:=([.$B$6]+([.$C$6]*([.AL$76]-1)))*[.$AI78]" office:value-type="float" office:value="1.06340772605398">
            <text:p>1,06</text:p>
          </table:table-cell>
          <table:table-cell table:style-name="ce16" table:formula="of:=([.$B$6]+([.$C$6]*([.AM$76]-1)))*[.$AI78]" office:value-type="float" office:value="1.06867733817516">
            <text:p>1,07</text:p>
          </table:table-cell>
          <table:table-cell table:style-name="ce16" table:formula="of:=([.$B$6]+([.$C$6]*([.AN$76]-1)))*[.$AI78]" office:value-type="float" office:value="1.07394695029634">
            <text:p>1,07</text:p>
          </table:table-cell>
          <table:table-cell table:style-name="ce16" table:formula="of:=([.$B$6]+([.$C$6]*([.AO$76]-1)))*[.$AI78]" office:value-type="float" office:value="1.07921656241752">
            <text:p>1,08</text:p>
          </table:table-cell>
          <table:table-cell table:style-name="ce16" table:formula="of:=([.$B$6]+([.$C$6]*([.AP$76]-1)))*[.$AI78]" office:value-type="float" office:value="1.0844861745387">
            <text:p>1,08</text:p>
          </table:table-cell>
          <table:table-cell table:style-name="ce16" table:formula="of:=([.$B$6]+([.$C$6]*([.AQ$76]-1)))*[.$AI78]" office:value-type="float" office:value="1.08975578665988">
            <text:p>1,09</text:p>
          </table:table-cell>
          <table:table-cell table:style-name="ce16" table:formula="of:=([.$B$6]+([.$C$6]*([.AR$76]-1)))*[.$AI78]" office:value-type="float" office:value="1.09502539878106">
            <text:p>1,10</text:p>
          </table:table-cell>
          <table:table-cell table:style-name="ce16" table:formula="of:=([.$B$6]+([.$C$6]*([.AS$76]-1)))*[.$AI78]" office:value-type="float" office:value="1.10029501090224">
            <text:p>1,10</text:p>
          </table:table-cell>
          <table:table-cell table:style-name="ce16" table:formula="of:=([.$B$6]+([.$C$6]*([.AT$76]-1)))*[.$AI78]" office:value-type="float" office:value="1.10556462302342">
            <text:p>1,11</text:p>
          </table:table-cell>
          <table:table-cell table:style-name="ce16" table:formula="of:=([.$B$6]+([.$C$6]*([.AU$76]-1)))*[.$AI78]" office:value-type="float" office:value="1.1108342351446">
            <text:p>1,11</text:p>
          </table:table-cell>
          <table:table-cell table:style-name="ce16" table:formula="of:=([.$B$6]+([.$C$6]*([.AV$76]-1)))*[.$AI78]" office:value-type="float" office:value="1.11610384726578">
            <text:p>1,12</text:p>
          </table:table-cell>
          <table:table-cell table:style-name="ce16" table:formula="of:=([.$B$6]+([.$C$6]*([.AW$76]-1)))*[.$AI78]" office:value-type="float" office:value="1.12137345938696">
            <text:p>1,12</text:p>
          </table:table-cell>
          <table:table-cell table:style-name="ce16" table:formula="of:=([.$B$6]+([.$C$6]*([.AX$76]-1)))*[.$AI78]" office:value-type="float" office:value="1.12664307150814">
            <text:p>1,13</text:p>
          </table:table-cell>
          <table:table-cell table:number-columns-repeated="2"/>
          <table:table-cell table:style-name="ce23" table:formula="of:=[.BA77]+3" office:value-type="float" office:value="3">
            <text:p>3</text:p>
          </table:table-cell>
          <table:table-cell table:style-name="ce24" table:formula="of:=[.$J$7]*[.$BA78]" office:value-type="float" office:value="0.75">
            <text:p>0,750</text:p>
          </table:table-cell>
          <table:table-cell table:style-name="ce25" table:formula="of:=LOG([.$BB78]*0.8+1; 5)+1" office:value-type="float" office:value="1.29202967422018">
            <text:p>1,292</text:p>
          </table:table-cell>
          <table:table-cell table:style-name="ce16" table:formula="of:=([.$B$7]+([.$C$7]*([.BD$76]-1)))*[.$BC78]" office:value-type="float" office:value="10.3362373937614">
            <text:p>10,34</text:p>
          </table:table-cell>
          <table:table-cell table:style-name="ce16" table:formula="of:=([.$B$7]+([.$C$7]*([.BE$76]-1)))*[.$BC78]" office:value-type="float" office:value="10.7238462960275">
            <text:p>10,72</text:p>
          </table:table-cell>
          <table:table-cell table:style-name="ce16" table:formula="of:=([.$B$7]+([.$C$7]*([.BF$76]-1)))*[.$BC78]" office:value-type="float" office:value="11.2083574238601">
            <text:p>11,21</text:p>
          </table:table-cell>
          <table:table-cell table:style-name="ce16" table:formula="of:=([.$B$7]+([.$C$7]*([.BG$76]-1)))*[.$BC78]" office:value-type="float" office:value="11.6928685516926">
            <text:p>11,69</text:p>
          </table:table-cell>
          <table:table-cell table:style-name="ce16" table:formula="of:=([.$B$7]+([.$C$7]*([.BH$76]-1)))*[.$BC78]" office:value-type="float" office:value="12.1773796795252">
            <text:p>12,18</text:p>
          </table:table-cell>
          <table:table-cell table:style-name="ce16" table:formula="of:=([.$B$7]+([.$C$7]*([.BI$76]-1)))*[.$BC78]" office:value-type="float" office:value="12.6618908073578">
            <text:p>12,66</text:p>
          </table:table-cell>
          <table:table-cell table:style-name="ce16" table:formula="of:=([.$B$7]+([.$C$7]*([.BJ$76]-1)))*[.$BC78]" office:value-type="float" office:value="13.1464019351903">
            <text:p>13,15</text:p>
          </table:table-cell>
          <table:table-cell table:style-name="ce16" table:formula="of:=([.$B$7]+([.$C$7]*([.BK$76]-1)))*[.$BC78]" office:value-type="float" office:value="13.6309130630229">
            <text:p>13,63</text:p>
          </table:table-cell>
          <table:table-cell table:style-name="ce16" table:formula="of:=([.$B$7]+([.$C$7]*([.BL$76]-1)))*[.$BC78]" office:value-type="float" office:value="14.1154241908555">
            <text:p>14,12</text:p>
          </table:table-cell>
          <table:table-cell table:style-name="ce16" table:formula="of:=([.$B$7]+([.$C$7]*([.BM$76]-1)))*[.$BC78]" office:value-type="float" office:value="14.599935318688">
            <text:p>14,60</text:p>
          </table:table-cell>
          <table:table-cell table:style-name="ce16" table:formula="of:=([.$B$7]+([.$C$7]*([.BN$76]-1)))*[.$BC78]" office:value-type="float" office:value="15.0844464465206">
            <text:p>15,08</text:p>
          </table:table-cell>
          <table:table-cell table:style-name="ce16" table:formula="of:=([.$B$7]+([.$C$7]*([.BO$76]-1)))*[.$BC78]" office:value-type="float" office:value="15.5689575743532">
            <text:p>15,57</text:p>
          </table:table-cell>
          <table:table-cell table:style-name="ce16" table:formula="of:=([.$B$7]+([.$C$7]*([.BP$76]-1)))*[.$BC78]" office:value-type="float" office:value="16.0534687021857">
            <text:p>16,05</text:p>
          </table:table-cell>
          <table:table-cell table:style-name="ce16" table:formula="of:=([.$B$7]+([.$C$7]*([.BQ$76]-1)))*[.$BC78]" office:value-type="float" office:value="16.5379798300183">
            <text:p>16,54</text:p>
          </table:table-cell>
          <table:table-cell table:style-name="ce16" table:formula="of:=([.$B$7]+([.$C$7]*([.BR$76]-1)))*[.$BC78]" office:value-type="float" office:value="17.0224909578509">
            <text:p>17,02</text:p>
          </table:table-cell>
          <table:table-cell table:number-columns-repeated="954"/>
        </table:table-row>
        <table:table-row table:style-name="ro4">
          <table:table-cell table:number-columns-repeated="12"/>
          <table:table-cell table:style-name="ce23" table:formula="of:=[.M78]+3" office:value-type="float" office:value="6">
            <text:p>6</text:p>
          </table:table-cell>
          <table:table-cell table:style-name="ce24" table:formula="of:=[.$J$5]*[.$M79]" office:value-type="float" office:value="1.2">
            <text:p>1,200</text:p>
          </table:table-cell>
          <table:table-cell table:style-name="ce25" table:formula="of:=0.75*LOG([.$N79]*0.2+1; 2)+1" office:value-type="float" office:value="1.23275509045911">
            <text:p>1,233</text:p>
          </table:table-cell>
          <table:table-cell table:style-name="ce28" table:formula="of:=([.$B$5]+([.$C$5]*([.P$76]-1)))*[.$O79]" office:value-type="float" office:value="30.8188772614778">
            <text:p>30,8</text:p>
          </table:table-cell>
          <table:table-cell table:style-name="ce28" table:formula="of:=([.$B$5]+([.$C$5]*([.Q$76]-1)))*[.$O79]" office:value-type="float" office:value="43.146428166069">
            <text:p>43,1</text:p>
          </table:table-cell>
          <table:table-cell table:style-name="ce28" table:formula="of:=([.$B$5]+([.$C$5]*([.R$76]-1)))*[.$O79]" office:value-type="float" office:value="58.5558667968079">
            <text:p>58,6</text:p>
          </table:table-cell>
          <table:table-cell table:style-name="ce28" table:formula="of:=([.$B$5]+([.$C$5]*([.S$76]-1)))*[.$O79]" office:value-type="float" office:value="73.9653054275468">
            <text:p>74,0</text:p>
          </table:table-cell>
          <table:table-cell table:style-name="ce28" table:formula="of:=([.$B$5]+([.$C$5]*([.T$76]-1)))*[.$O79]" office:value-type="float" office:value="89.3747440582857">
            <text:p>89,4</text:p>
          </table:table-cell>
          <table:table-cell table:style-name="ce28" table:formula="of:=([.$B$5]+([.$C$5]*([.U$76]-1)))*[.$O79]" office:value-type="float" office:value="104.784182689025">
            <text:p>104,8</text:p>
          </table:table-cell>
          <table:table-cell table:style-name="ce28" table:formula="of:=([.$B$5]+([.$C$5]*([.V$76]-1)))*[.$O79]" office:value-type="float" office:value="120.193621319764">
            <text:p>120,2</text:p>
          </table:table-cell>
          <table:table-cell table:style-name="ce28" table:formula="of:=([.$B$5]+([.$C$5]*([.W$76]-1)))*[.$O79]" office:value-type="float" office:value="135.603059950502">
            <text:p>135,6</text:p>
          </table:table-cell>
          <table:table-cell table:style-name="ce28" table:formula="of:=([.$B$5]+([.$C$5]*([.X$76]-1)))*[.$O79]" office:value-type="float" office:value="151.012498581241">
            <text:p>151,0</text:p>
          </table:table-cell>
          <table:table-cell table:style-name="ce28" table:formula="of:=([.$B$5]+([.$C$5]*([.Y$76]-1)))*[.$O79]" office:value-type="float" office:value="166.42193721198">
            <text:p>166,4</text:p>
          </table:table-cell>
          <table:table-cell table:style-name="ce28" table:formula="of:=([.$B$5]+([.$C$5]*([.Z$76]-1)))*[.$O79]" office:value-type="float" office:value="181.831375842719">
            <text:p>181,8</text:p>
          </table:table-cell>
          <table:table-cell table:style-name="ce28" table:formula="of:=([.$B$5]+([.$C$5]*([.AA$76]-1)))*[.$O79]" office:value-type="float" office:value="197.240814473458">
            <text:p>197,2</text:p>
          </table:table-cell>
          <table:table-cell table:style-name="ce28" table:formula="of:=([.$B$5]+([.$C$5]*([.AB$76]-1)))*[.$O79]" office:value-type="float" office:value="212.650253104197">
            <text:p>212,7</text:p>
          </table:table-cell>
          <table:table-cell table:style-name="ce28" table:formula="of:=([.$B$5]+([.$C$5]*([.AC$76]-1)))*[.$O79]" office:value-type="float" office:value="228.059691734936">
            <text:p>228,1</text:p>
          </table:table-cell>
          <table:table-cell table:style-name="ce28" table:formula="of:=([.$B$5]+([.$C$5]*([.AD$76]-1)))*[.$O79]" office:value-type="float" office:value="243.469130365675">
            <text:p>243,5</text:p>
          </table:table-cell>
          <table:table-cell table:number-columns-repeated="2"/>
          <table:table-cell table:style-name="ce23" table:formula="of:=[.AG78]+3" office:value-type="float" office:value="6">
            <text:p>6</text:p>
          </table:table-cell>
          <table:table-cell table:style-name="ce24" table:formula="of:=[.$J$6]*[.$M79]" office:value-type="float" office:value="0.6">
            <text:p>0,600</text:p>
          </table:table-cell>
          <table:table-cell table:style-name="ce25" table:formula="of:=1.2*LOG([.$AH79]*0.25+1; 5)+1" office:value-type="float" office:value="1.10420677278351">
            <text:p>1,104</text:p>
          </table:table-cell>
          <table:table-cell table:style-name="ce16" table:formula="of:=([.$B$6]+([.$C$6]*([.AJ$76]-1)))*[.$AI79]" office:value-type="float" office:value="1.10420677278351">
            <text:p>1,10</text:p>
          </table:table-cell>
          <table:table-cell table:style-name="ce16" table:formula="of:=([.$B$6]+([.$C$6]*([.AK$76]-1)))*[.$AI79]" office:value-type="float" office:value="1.10862359987465">
            <text:p>1,11</text:p>
          </table:table-cell>
          <table:table-cell table:style-name="ce16" table:formula="of:=([.$B$6]+([.$C$6]*([.AL$76]-1)))*[.$AI79]" office:value-type="float" office:value="1.11414463373856">
            <text:p>1,11</text:p>
          </table:table-cell>
          <table:table-cell table:style-name="ce16" table:formula="of:=([.$B$6]+([.$C$6]*([.AM$76]-1)))*[.$AI79]" office:value-type="float" office:value="1.11966566760248">
            <text:p>1,12</text:p>
          </table:table-cell>
          <table:table-cell table:style-name="ce16" table:formula="of:=([.$B$6]+([.$C$6]*([.AN$76]-1)))*[.$AI79]" office:value-type="float" office:value="1.1251867014664">
            <text:p>1,13</text:p>
          </table:table-cell>
          <table:table-cell table:style-name="ce16" table:formula="of:=([.$B$6]+([.$C$6]*([.AO$76]-1)))*[.$AI79]" office:value-type="float" office:value="1.13070773533032">
            <text:p>1,13</text:p>
          </table:table-cell>
          <table:table-cell table:style-name="ce16" table:formula="of:=([.$B$6]+([.$C$6]*([.AP$76]-1)))*[.$AI79]" office:value-type="float" office:value="1.13622876919423">
            <text:p>1,14</text:p>
          </table:table-cell>
          <table:table-cell table:style-name="ce16" table:formula="of:=([.$B$6]+([.$C$6]*([.AQ$76]-1)))*[.$AI79]" office:value-type="float" office:value="1.14174980305815">
            <text:p>1,14</text:p>
          </table:table-cell>
          <table:table-cell table:style-name="ce16" table:formula="of:=([.$B$6]+([.$C$6]*([.AR$76]-1)))*[.$AI79]" office:value-type="float" office:value="1.14727083692207">
            <text:p>1,15</text:p>
          </table:table-cell>
          <table:table-cell table:style-name="ce16" table:formula="of:=([.$B$6]+([.$C$6]*([.AS$76]-1)))*[.$AI79]" office:value-type="float" office:value="1.15279187078599">
            <text:p>1,15</text:p>
          </table:table-cell>
          <table:table-cell table:style-name="ce16" table:formula="of:=([.$B$6]+([.$C$6]*([.AT$76]-1)))*[.$AI79]" office:value-type="float" office:value="1.1583129046499">
            <text:p>1,16</text:p>
          </table:table-cell>
          <table:table-cell table:style-name="ce16" table:formula="of:=([.$B$6]+([.$C$6]*([.AU$76]-1)))*[.$AI79]" office:value-type="float" office:value="1.16383393851382">
            <text:p>1,16</text:p>
          </table:table-cell>
          <table:table-cell table:style-name="ce16" table:formula="of:=([.$B$6]+([.$C$6]*([.AV$76]-1)))*[.$AI79]" office:value-type="float" office:value="1.16935497237774">
            <text:p>1,17</text:p>
          </table:table-cell>
          <table:table-cell table:style-name="ce16" table:formula="of:=([.$B$6]+([.$C$6]*([.AW$76]-1)))*[.$AI79]" office:value-type="float" office:value="1.17487600624166">
            <text:p>1,17</text:p>
          </table:table-cell>
          <table:table-cell table:style-name="ce16" table:formula="of:=([.$B$6]+([.$C$6]*([.AX$76]-1)))*[.$AI79]" office:value-type="float" office:value="1.18039704010557">
            <text:p>1,18</text:p>
          </table:table-cell>
          <table:table-cell table:number-columns-repeated="2"/>
          <table:table-cell table:style-name="ce23" table:formula="of:=[.BA78]+3" office:value-type="float" office:value="6">
            <text:p>6</text:p>
          </table:table-cell>
          <table:table-cell table:style-name="ce24" table:formula="of:=[.$J$7]*[.$BA79]" office:value-type="float" office:value="1.5">
            <text:p>1,500</text:p>
          </table:table-cell>
          <table:table-cell table:style-name="ce25" table:formula="of:=LOG([.$BB79]*0.8+1; 5)+1" office:value-type="float" office:value="1.48989610240498">
            <text:p>1,490</text:p>
          </table:table-cell>
          <table:table-cell table:style-name="ce16" table:formula="of:=([.$B$7]+([.$C$7]*([.BD$76]-1)))*[.$BC79]" office:value-type="float" office:value="11.9191688192398">
            <text:p>11,92</text:p>
          </table:table-cell>
          <table:table-cell table:style-name="ce16" table:formula="of:=([.$B$7]+([.$C$7]*([.BE$76]-1)))*[.$BC79]" office:value-type="float" office:value="12.3661376499613">
            <text:p>12,37</text:p>
          </table:table-cell>
          <table:table-cell table:style-name="ce16" table:formula="of:=([.$B$7]+([.$C$7]*([.BF$76]-1)))*[.$BC79]" office:value-type="float" office:value="12.9248486883632">
            <text:p>12,92</text:p>
          </table:table-cell>
          <table:table-cell table:style-name="ce16" table:formula="of:=([.$B$7]+([.$C$7]*([.BG$76]-1)))*[.$BC79]" office:value-type="float" office:value="13.4835597267651">
            <text:p>13,48</text:p>
          </table:table-cell>
          <table:table-cell table:style-name="ce16" table:formula="of:=([.$B$7]+([.$C$7]*([.BH$76]-1)))*[.$BC79]" office:value-type="float" office:value="14.0422707651669">
            <text:p>14,04</text:p>
          </table:table-cell>
          <table:table-cell table:style-name="ce16" table:formula="of:=([.$B$7]+([.$C$7]*([.BI$76]-1)))*[.$BC79]" office:value-type="float" office:value="14.6009818035688">
            <text:p>14,60</text:p>
          </table:table-cell>
          <table:table-cell table:style-name="ce16" table:formula="of:=([.$B$7]+([.$C$7]*([.BJ$76]-1)))*[.$BC79]" office:value-type="float" office:value="15.1596928419707">
            <text:p>15,16</text:p>
          </table:table-cell>
          <table:table-cell table:style-name="ce16" table:formula="of:=([.$B$7]+([.$C$7]*([.BK$76]-1)))*[.$BC79]" office:value-type="float" office:value="15.7184038803725">
            <text:p>15,72</text:p>
          </table:table-cell>
          <table:table-cell table:style-name="ce16" table:formula="of:=([.$B$7]+([.$C$7]*([.BL$76]-1)))*[.$BC79]" office:value-type="float" office:value="16.2771149187744">
            <text:p>16,28</text:p>
          </table:table-cell>
          <table:table-cell table:style-name="ce16" table:formula="of:=([.$B$7]+([.$C$7]*([.BM$76]-1)))*[.$BC79]" office:value-type="float" office:value="16.8358259571763">
            <text:p>16,84</text:p>
          </table:table-cell>
          <table:table-cell table:style-name="ce16" table:formula="of:=([.$B$7]+([.$C$7]*([.BN$76]-1)))*[.$BC79]" office:value-type="float" office:value="17.3945369955781">
            <text:p>17,39</text:p>
          </table:table-cell>
          <table:table-cell table:style-name="ce16" table:formula="of:=([.$B$7]+([.$C$7]*([.BO$76]-1)))*[.$BC79]" office:value-type="float" office:value="17.95324803398">
            <text:p>17,95</text:p>
          </table:table-cell>
          <table:table-cell table:style-name="ce16" table:formula="of:=([.$B$7]+([.$C$7]*([.BP$76]-1)))*[.$BC79]" office:value-type="float" office:value="18.5119590723819">
            <text:p>18,51</text:p>
          </table:table-cell>
          <table:table-cell table:style-name="ce16" table:formula="of:=([.$B$7]+([.$C$7]*([.BQ$76]-1)))*[.$BC79]" office:value-type="float" office:value="19.0706701107837">
            <text:p>19,07</text:p>
          </table:table-cell>
          <table:table-cell table:style-name="ce16" table:formula="of:=([.$B$7]+([.$C$7]*([.BR$76]-1)))*[.$BC79]" office:value-type="float" office:value="19.6293811491856">
            <text:p>19,63</text:p>
          </table:table-cell>
          <table:table-cell table:number-columns-repeated="954"/>
        </table:table-row>
        <table:table-row table:style-name="ro4">
          <table:table-cell table:number-columns-repeated="12"/>
          <table:table-cell table:style-name="ce23" table:formula="of:=[.M79]+3" office:value-type="float" office:value="9">
            <text:p>9</text:p>
          </table:table-cell>
          <table:table-cell table:style-name="ce24" table:formula="of:=[.$J$5]*[.$M80]" office:value-type="float" office:value="1.8">
            <text:p>1,800</text:p>
          </table:table-cell>
          <table:table-cell table:style-name="ce25" table:formula="of:=0.75*LOG([.$N80]*0.2+1; 2)+1" office:value-type="float" office:value="1.33270498860671">
            <text:p>1,333</text:p>
          </table:table-cell>
          <table:table-cell table:style-name="ce28" table:formula="of:=([.$B$5]+([.$C$5]*([.P$76]-1)))*[.$O80]" office:value-type="float" office:value="33.3176247151678">
            <text:p>33,3</text:p>
          </table:table-cell>
          <table:table-cell table:style-name="ce28" table:formula="of:=([.$B$5]+([.$C$5]*([.Q$76]-1)))*[.$O80]" office:value-type="float" office:value="46.6446746012349">
            <text:p>46,6</text:p>
          </table:table-cell>
          <table:table-cell table:style-name="ce28" table:formula="of:=([.$B$5]+([.$C$5]*([.R$76]-1)))*[.$O80]" office:value-type="float" office:value="63.3034869588188">
            <text:p>63,3</text:p>
          </table:table-cell>
          <table:table-cell table:style-name="ce28" table:formula="of:=([.$B$5]+([.$C$5]*([.S$76]-1)))*[.$O80]" office:value-type="float" office:value="79.9622993164027">
            <text:p>80,0</text:p>
          </table:table-cell>
          <table:table-cell table:style-name="ce28" table:formula="of:=([.$B$5]+([.$C$5]*([.T$76]-1)))*[.$O80]" office:value-type="float" office:value="96.6211116739866">
            <text:p>96,6</text:p>
          </table:table-cell>
          <table:table-cell table:style-name="ce28" table:formula="of:=([.$B$5]+([.$C$5]*([.U$76]-1)))*[.$O80]" office:value-type="float" office:value="113.27992403157">
            <text:p>113,3</text:p>
          </table:table-cell>
          <table:table-cell table:style-name="ce28" table:formula="of:=([.$B$5]+([.$C$5]*([.V$76]-1)))*[.$O80]" office:value-type="float" office:value="129.938736389154">
            <text:p>129,9</text:p>
          </table:table-cell>
          <table:table-cell table:style-name="ce28" table:formula="of:=([.$B$5]+([.$C$5]*([.W$76]-1)))*[.$O80]" office:value-type="float" office:value="146.597548746738">
            <text:p>146,6</text:p>
          </table:table-cell>
          <table:table-cell table:style-name="ce28" table:formula="of:=([.$B$5]+([.$C$5]*([.X$76]-1)))*[.$O80]" office:value-type="float" office:value="163.256361104322">
            <text:p>163,3</text:p>
          </table:table-cell>
          <table:table-cell table:style-name="ce28" table:formula="of:=([.$B$5]+([.$C$5]*([.Y$76]-1)))*[.$O80]" office:value-type="float" office:value="179.915173461906">
            <text:p>179,9</text:p>
          </table:table-cell>
          <table:table-cell table:style-name="ce28" table:formula="of:=([.$B$5]+([.$C$5]*([.Z$76]-1)))*[.$O80]" office:value-type="float" office:value="196.57398581949">
            <text:p>196,6</text:p>
          </table:table-cell>
          <table:table-cell table:style-name="ce28" table:formula="of:=([.$B$5]+([.$C$5]*([.AA$76]-1)))*[.$O80]" office:value-type="float" office:value="213.232798177074">
            <text:p>213,2</text:p>
          </table:table-cell>
          <table:table-cell table:style-name="ce28" table:formula="of:=([.$B$5]+([.$C$5]*([.AB$76]-1)))*[.$O80]" office:value-type="float" office:value="229.891610534658">
            <text:p>229,9</text:p>
          </table:table-cell>
          <table:table-cell table:style-name="ce28" table:formula="of:=([.$B$5]+([.$C$5]*([.AC$76]-1)))*[.$O80]" office:value-type="float" office:value="246.550422892242">
            <text:p>246,6</text:p>
          </table:table-cell>
          <table:table-cell table:style-name="ce28" table:formula="of:=([.$B$5]+([.$C$5]*([.AD$76]-1)))*[.$O80]" office:value-type="float" office:value="263.209235249826">
            <text:p>263,2</text:p>
          </table:table-cell>
          <table:table-cell table:number-columns-repeated="2"/>
          <table:table-cell table:style-name="ce23" table:formula="of:=[.AG79]+3" office:value-type="float" office:value="9">
            <text:p>9</text:p>
          </table:table-cell>
          <table:table-cell table:style-name="ce24" table:formula="of:=[.$J$6]*[.$M80]" office:value-type="float" office:value="0.9">
            <text:p>0,900</text:p>
          </table:table-cell>
          <table:table-cell table:style-name="ce25" table:formula="of:=1.2*LOG([.$AH80]*0.25+1; 5)+1" office:value-type="float" office:value="1.15131308322899">
            <text:p>1,151</text:p>
          </table:table-cell>
          <table:table-cell table:style-name="ce16" table:formula="of:=([.$B$6]+([.$C$6]*([.AJ$76]-1)))*[.$AI80]" office:value-type="float" office:value="1.15131308322899">
            <text:p>1,15</text:p>
          </table:table-cell>
          <table:table-cell table:style-name="ce16" table:formula="of:=([.$B$6]+([.$C$6]*([.AK$76]-1)))*[.$AI80]" office:value-type="float" office:value="1.1559183355619">
            <text:p>1,16</text:p>
          </table:table-cell>
          <table:table-cell table:style-name="ce16" table:formula="of:=([.$B$6]+([.$C$6]*([.AL$76]-1)))*[.$AI80]" office:value-type="float" office:value="1.16167490097805">
            <text:p>1,16</text:p>
          </table:table-cell>
          <table:table-cell table:style-name="ce16" table:formula="of:=([.$B$6]+([.$C$6]*([.AM$76]-1)))*[.$AI80]" office:value-type="float" office:value="1.16743146639419">
            <text:p>1,17</text:p>
          </table:table-cell>
          <table:table-cell table:style-name="ce16" table:formula="of:=([.$B$6]+([.$C$6]*([.AN$76]-1)))*[.$AI80]" office:value-type="float" office:value="1.17318803181034">
            <text:p>1,17</text:p>
          </table:table-cell>
          <table:table-cell table:style-name="ce16" table:formula="of:=([.$B$6]+([.$C$6]*([.AO$76]-1)))*[.$AI80]" office:value-type="float" office:value="1.17894459722648">
            <text:p>1,18</text:p>
          </table:table-cell>
          <table:table-cell table:style-name="ce16" table:formula="of:=([.$B$6]+([.$C$6]*([.AP$76]-1)))*[.$AI80]" office:value-type="float" office:value="1.18470116264263">
            <text:p>1,18</text:p>
          </table:table-cell>
          <table:table-cell table:style-name="ce16" table:formula="of:=([.$B$6]+([.$C$6]*([.AQ$76]-1)))*[.$AI80]" office:value-type="float" office:value="1.19045772805877">
            <text:p>1,19</text:p>
          </table:table-cell>
          <table:table-cell table:style-name="ce16" table:formula="of:=([.$B$6]+([.$C$6]*([.AR$76]-1)))*[.$AI80]" office:value-type="float" office:value="1.19621429347492">
            <text:p>1,20</text:p>
          </table:table-cell>
          <table:table-cell table:style-name="ce16" table:formula="of:=([.$B$6]+([.$C$6]*([.AS$76]-1)))*[.$AI80]" office:value-type="float" office:value="1.20197085889106">
            <text:p>1,20</text:p>
          </table:table-cell>
          <table:table-cell table:style-name="ce16" table:formula="of:=([.$B$6]+([.$C$6]*([.AT$76]-1)))*[.$AI80]" office:value-type="float" office:value="1.20772742430721">
            <text:p>1,21</text:p>
          </table:table-cell>
          <table:table-cell table:style-name="ce16" table:formula="of:=([.$B$6]+([.$C$6]*([.AU$76]-1)))*[.$AI80]" office:value-type="float" office:value="1.21348398972335">
            <text:p>1,21</text:p>
          </table:table-cell>
          <table:table-cell table:style-name="ce16" table:formula="of:=([.$B$6]+([.$C$6]*([.AV$76]-1)))*[.$AI80]" office:value-type="float" office:value="1.2192405551395">
            <text:p>1,22</text:p>
          </table:table-cell>
          <table:table-cell table:style-name="ce16" table:formula="of:=([.$B$6]+([.$C$6]*([.AW$76]-1)))*[.$AI80]" office:value-type="float" office:value="1.22499712055564">
            <text:p>1,22</text:p>
          </table:table-cell>
          <table:table-cell table:style-name="ce16" table:formula="of:=([.$B$6]+([.$C$6]*([.AX$76]-1)))*[.$AI80]" office:value-type="float" office:value="1.23075368597179">
            <text:p>1,23</text:p>
          </table:table-cell>
          <table:table-cell table:number-columns-repeated="2"/>
          <table:table-cell table:style-name="ce23" table:formula="of:=[.BA79]+3" office:value-type="float" office:value="9">
            <text:p>9</text:p>
          </table:table-cell>
          <table:table-cell table:style-name="ce24" table:formula="of:=[.$J$7]*[.$BA80]" office:value-type="float" office:value="2.25">
            <text:p>2,250</text:p>
          </table:table-cell>
          <table:table-cell table:style-name="ce25" table:formula="of:=LOG([.$BB80]*0.8+1; 5)+1" office:value-type="float" office:value="1.63973851319556">
            <text:p>1,640</text:p>
          </table:table-cell>
          <table:table-cell table:style-name="ce16" table:formula="of:=([.$B$7]+([.$C$7]*([.BD$76]-1)))*[.$BC80]" office:value-type="float" office:value="13.1179081055645">
            <text:p>13,12</text:p>
          </table:table-cell>
          <table:table-cell table:style-name="ce16" table:formula="of:=([.$B$7]+([.$C$7]*([.BE$76]-1)))*[.$BC80]" office:value-type="float" office:value="13.6098296595232">
            <text:p>13,61</text:p>
          </table:table-cell>
          <table:table-cell table:style-name="ce16" table:formula="of:=([.$B$7]+([.$C$7]*([.BF$76]-1)))*[.$BC80]" office:value-type="float" office:value="14.2247316019715">
            <text:p>14,22</text:p>
          </table:table-cell>
          <table:table-cell table:style-name="ce16" table:formula="of:=([.$B$7]+([.$C$7]*([.BG$76]-1)))*[.$BC80]" office:value-type="float" office:value="14.8396335444198">
            <text:p>14,84</text:p>
          </table:table-cell>
          <table:table-cell table:style-name="ce16" table:formula="of:=([.$B$7]+([.$C$7]*([.BH$76]-1)))*[.$BC80]" office:value-type="float" office:value="15.4545354868682">
            <text:p>15,45</text:p>
          </table:table-cell>
          <table:table-cell table:style-name="ce16" table:formula="of:=([.$B$7]+([.$C$7]*([.BI$76]-1)))*[.$BC80]" office:value-type="float" office:value="16.0694374293165">
            <text:p>16,07</text:p>
          </table:table-cell>
          <table:table-cell table:style-name="ce16" table:formula="of:=([.$B$7]+([.$C$7]*([.BJ$76]-1)))*[.$BC80]" office:value-type="float" office:value="16.6843393717648">
            <text:p>16,68</text:p>
          </table:table-cell>
          <table:table-cell table:style-name="ce16" table:formula="of:=([.$B$7]+([.$C$7]*([.BK$76]-1)))*[.$BC80]" office:value-type="float" office:value="17.2992413142132">
            <text:p>17,30</text:p>
          </table:table-cell>
          <table:table-cell table:style-name="ce16" table:formula="of:=([.$B$7]+([.$C$7]*([.BL$76]-1)))*[.$BC80]" office:value-type="float" office:value="17.9141432566615">
            <text:p>17,91</text:p>
          </table:table-cell>
          <table:table-cell table:style-name="ce16" table:formula="of:=([.$B$7]+([.$C$7]*([.BM$76]-1)))*[.$BC80]" office:value-type="float" office:value="18.5290451991098">
            <text:p>18,53</text:p>
          </table:table-cell>
          <table:table-cell table:style-name="ce16" table:formula="of:=([.$B$7]+([.$C$7]*([.BN$76]-1)))*[.$BC80]" office:value-type="float" office:value="19.1439471415582">
            <text:p>19,14</text:p>
          </table:table-cell>
          <table:table-cell table:style-name="ce16" table:formula="of:=([.$B$7]+([.$C$7]*([.BO$76]-1)))*[.$BC80]" office:value-type="float" office:value="19.7588490840065">
            <text:p>19,76</text:p>
          </table:table-cell>
          <table:table-cell table:style-name="ce16" table:formula="of:=([.$B$7]+([.$C$7]*([.BP$76]-1)))*[.$BC80]" office:value-type="float" office:value="20.3737510264548">
            <text:p>20,37</text:p>
          </table:table-cell>
          <table:table-cell table:style-name="ce16" table:formula="of:=([.$B$7]+([.$C$7]*([.BQ$76]-1)))*[.$BC80]" office:value-type="float" office:value="20.9886529689032">
            <text:p>20,99</text:p>
          </table:table-cell>
          <table:table-cell table:style-name="ce16" table:formula="of:=([.$B$7]+([.$C$7]*([.BR$76]-1)))*[.$BC80]" office:value-type="float" office:value="21.6035549113515">
            <text:p>21,60</text:p>
          </table:table-cell>
          <table:table-cell table:number-columns-repeated="954"/>
        </table:table-row>
        <table:table-row table:style-name="ro4">
          <table:table-cell table:number-columns-repeated="12"/>
          <table:table-cell table:style-name="ce23" table:formula="of:=[.M80]+3" office:value-type="float" office:value="12">
            <text:p>12</text:p>
          </table:table-cell>
          <table:table-cell table:style-name="ce24" table:formula="of:=[.$J$5]*[.$M81]" office:value-type="float" office:value="2.4">
            <text:p>2,400</text:p>
          </table:table-cell>
          <table:table-cell table:style-name="ce25" table:formula="of:=0.75*LOG([.$N81]*0.2+1; 2)+1" office:value-type="float" office:value="1.42419788189067">
            <text:p>1,424</text:p>
          </table:table-cell>
          <table:table-cell table:style-name="ce28" table:formula="of:=([.$B$5]+([.$C$5]*([.P$76]-1)))*[.$O81]" office:value-type="float" office:value="35.6049470472667">
            <text:p>35,6</text:p>
          </table:table-cell>
          <table:table-cell table:style-name="ce28" table:formula="of:=([.$B$5]+([.$C$5]*([.Q$76]-1)))*[.$O81]" office:value-type="float" office:value="49.8469258661734">
            <text:p>49,8</text:p>
          </table:table-cell>
          <table:table-cell table:style-name="ce28" table:formula="of:=([.$B$5]+([.$C$5]*([.R$76]-1)))*[.$O81]" office:value-type="float" office:value="67.6493993898068">
            <text:p>67,6</text:p>
          </table:table-cell>
          <table:table-cell table:style-name="ce28" table:formula="of:=([.$B$5]+([.$C$5]*([.S$76]-1)))*[.$O81]" office:value-type="float" office:value="85.4518729134401">
            <text:p>85,5</text:p>
          </table:table-cell>
          <table:table-cell table:style-name="ce28" table:formula="of:=([.$B$5]+([.$C$5]*([.T$76]-1)))*[.$O81]" office:value-type="float" office:value="103.254346437074">
            <text:p>103,3</text:p>
          </table:table-cell>
          <table:table-cell table:style-name="ce28" table:formula="of:=([.$B$5]+([.$C$5]*([.U$76]-1)))*[.$O81]" office:value-type="float" office:value="121.056819960707">
            <text:p>121,1</text:p>
          </table:table-cell>
          <table:table-cell table:style-name="ce28" table:formula="of:=([.$B$5]+([.$C$5]*([.V$76]-1)))*[.$O81]" office:value-type="float" office:value="138.85929348434">
            <text:p>138,9</text:p>
          </table:table-cell>
          <table:table-cell table:style-name="ce28" table:formula="of:=([.$B$5]+([.$C$5]*([.W$76]-1)))*[.$O81]" office:value-type="float" office:value="156.661767007974">
            <text:p>156,7</text:p>
          </table:table-cell>
          <table:table-cell table:style-name="ce28" table:formula="of:=([.$B$5]+([.$C$5]*([.X$76]-1)))*[.$O81]" office:value-type="float" office:value="174.464240531607">
            <text:p>174,5</text:p>
          </table:table-cell>
          <table:table-cell table:style-name="ce28" table:formula="of:=([.$B$5]+([.$C$5]*([.Y$76]-1)))*[.$O81]" office:value-type="float" office:value="192.26671405524">
            <text:p>192,3</text:p>
          </table:table-cell>
          <table:table-cell table:style-name="ce28" table:formula="of:=([.$B$5]+([.$C$5]*([.Z$76]-1)))*[.$O81]" office:value-type="float" office:value="210.069187578874">
            <text:p>210,1</text:p>
          </table:table-cell>
          <table:table-cell table:style-name="ce28" table:formula="of:=([.$B$5]+([.$C$5]*([.AA$76]-1)))*[.$O81]" office:value-type="float" office:value="227.871661102507">
            <text:p>227,9</text:p>
          </table:table-cell>
          <table:table-cell table:style-name="ce28" table:formula="of:=([.$B$5]+([.$C$5]*([.AB$76]-1)))*[.$O81]" office:value-type="float" office:value="245.67413462614">
            <text:p>245,7</text:p>
          </table:table-cell>
          <table:table-cell table:style-name="ce28" table:formula="of:=([.$B$5]+([.$C$5]*([.AC$76]-1)))*[.$O81]" office:value-type="float" office:value="263.476608149774">
            <text:p>263,5</text:p>
          </table:table-cell>
          <table:table-cell table:style-name="ce28" table:formula="of:=([.$B$5]+([.$C$5]*([.AD$76]-1)))*[.$O81]" office:value-type="float" office:value="281.279081673407">
            <text:p>281,3</text:p>
          </table:table-cell>
          <table:table-cell table:number-columns-repeated="2"/>
          <table:table-cell table:style-name="ce23" table:formula="of:=[.AG80]+3" office:value-type="float" office:value="12">
            <text:p>12</text:p>
          </table:table-cell>
          <table:table-cell table:style-name="ce24" table:formula="of:=[.$J$6]*[.$M81]" office:value-type="float" office:value="1.2">
            <text:p>1,200</text:p>
          </table:table-cell>
          <table:table-cell table:style-name="ce25" table:formula="of:=1.2*LOG([.$AH81]*0.25+1; 5)+1" office:value-type="float" office:value="1.19561929971243">
            <text:p>1,196</text:p>
          </table:table-cell>
          <table:table-cell table:style-name="ce16" table:formula="of:=([.$B$6]+([.$C$6]*([.AJ$76]-1)))*[.$AI81]" office:value-type="float" office:value="1.19561929971243">
            <text:p>1,20</text:p>
          </table:table-cell>
          <table:table-cell table:style-name="ce16" table:formula="of:=([.$B$6]+([.$C$6]*([.AK$76]-1)))*[.$AI81]" office:value-type="float" office:value="1.20040177691128">
            <text:p>1,20</text:p>
          </table:table-cell>
          <table:table-cell table:style-name="ce16" table:formula="of:=([.$B$6]+([.$C$6]*([.AL$76]-1)))*[.$AI81]" office:value-type="float" office:value="1.20637987340984">
            <text:p>1,21</text:p>
          </table:table-cell>
          <table:table-cell table:style-name="ce16" table:formula="of:=([.$B$6]+([.$C$6]*([.AM$76]-1)))*[.$AI81]" office:value-type="float" office:value="1.2123579699084">
            <text:p>1,21</text:p>
          </table:table-cell>
          <table:table-cell table:style-name="ce16" table:formula="of:=([.$B$6]+([.$C$6]*([.AN$76]-1)))*[.$AI81]" office:value-type="float" office:value="1.21833606640696">
            <text:p>1,22</text:p>
          </table:table-cell>
          <table:table-cell table:style-name="ce16" table:formula="of:=([.$B$6]+([.$C$6]*([.AO$76]-1)))*[.$AI81]" office:value-type="float" office:value="1.22431416290553">
            <text:p>1,22</text:p>
          </table:table-cell>
          <table:table-cell table:style-name="ce16" table:formula="of:=([.$B$6]+([.$C$6]*([.AP$76]-1)))*[.$AI81]" office:value-type="float" office:value="1.23029225940409">
            <text:p>1,23</text:p>
          </table:table-cell>
          <table:table-cell table:style-name="ce16" table:formula="of:=([.$B$6]+([.$C$6]*([.AQ$76]-1)))*[.$AI81]" office:value-type="float" office:value="1.23627035590265">
            <text:p>1,24</text:p>
          </table:table-cell>
          <table:table-cell table:style-name="ce16" table:formula="of:=([.$B$6]+([.$C$6]*([.AR$76]-1)))*[.$AI81]" office:value-type="float" office:value="1.24224845240121">
            <text:p>1,24</text:p>
          </table:table-cell>
          <table:table-cell table:style-name="ce16" table:formula="of:=([.$B$6]+([.$C$6]*([.AS$76]-1)))*[.$AI81]" office:value-type="float" office:value="1.24822654889977">
            <text:p>1,25</text:p>
          </table:table-cell>
          <table:table-cell table:style-name="ce16" table:formula="of:=([.$B$6]+([.$C$6]*([.AT$76]-1)))*[.$AI81]" office:value-type="float" office:value="1.25420464539834">
            <text:p>1,25</text:p>
          </table:table-cell>
          <table:table-cell table:style-name="ce16" table:formula="of:=([.$B$6]+([.$C$6]*([.AU$76]-1)))*[.$AI81]" office:value-type="float" office:value="1.2601827418969">
            <text:p>1,26</text:p>
          </table:table-cell>
          <table:table-cell table:style-name="ce16" table:formula="of:=([.$B$6]+([.$C$6]*([.AV$76]-1)))*[.$AI81]" office:value-type="float" office:value="1.26616083839546">
            <text:p>1,27</text:p>
          </table:table-cell>
          <table:table-cell table:style-name="ce16" table:formula="of:=([.$B$6]+([.$C$6]*([.AW$76]-1)))*[.$AI81]" office:value-type="float" office:value="1.27213893489402">
            <text:p>1,27</text:p>
          </table:table-cell>
          <table:table-cell table:style-name="ce16" table:formula="of:=([.$B$6]+([.$C$6]*([.AX$76]-1)))*[.$AI81]" office:value-type="float" office:value="1.27811703139258">
            <text:p>1,28</text:p>
          </table:table-cell>
          <table:table-cell table:number-columns-repeated="2"/>
          <table:table-cell table:style-name="ce23" table:formula="of:=[.BA80]+3" office:value-type="float" office:value="12">
            <text:p>12</text:p>
          </table:table-cell>
          <table:table-cell table:style-name="ce24" table:formula="of:=[.$J$7]*[.$BA81]" office:value-type="float" office:value="3">
            <text:p>3,000</text:p>
          </table:table-cell>
          <table:table-cell table:style-name="ce25" table:formula="of:=LOG([.$BB81]*0.8+1; 5)+1" office:value-type="float" office:value="1.76037442772259">
            <text:p>1,760</text:p>
          </table:table-cell>
          <table:table-cell table:style-name="ce16" table:formula="of:=([.$B$7]+([.$C$7]*([.BD$76]-1)))*[.$BC81]" office:value-type="float" office:value="14.0829954217807">
            <text:p>14,08</text:p>
          </table:table-cell>
          <table:table-cell table:style-name="ce16" table:formula="of:=([.$B$7]+([.$C$7]*([.BE$76]-1)))*[.$BC81]" office:value-type="float" office:value="14.6111077500975">
            <text:p>14,61</text:p>
          </table:table-cell>
          <table:table-cell table:style-name="ce16" table:formula="of:=([.$B$7]+([.$C$7]*([.BF$76]-1)))*[.$BC81]" office:value-type="float" office:value="15.2712481604935">
            <text:p>15,27</text:p>
          </table:table-cell>
          <table:table-cell table:style-name="ce16" table:formula="of:=([.$B$7]+([.$C$7]*([.BG$76]-1)))*[.$BC81]" office:value-type="float" office:value="15.9313885708894">
            <text:p>15,93</text:p>
          </table:table-cell>
          <table:table-cell table:style-name="ce16" table:formula="of:=([.$B$7]+([.$C$7]*([.BH$76]-1)))*[.$BC81]" office:value-type="float" office:value="16.5915289812854">
            <text:p>16,59</text:p>
          </table:table-cell>
          <table:table-cell table:style-name="ce16" table:formula="of:=([.$B$7]+([.$C$7]*([.BI$76]-1)))*[.$BC81]" office:value-type="float" office:value="17.2516693916814">
            <text:p>17,25</text:p>
          </table:table-cell>
          <table:table-cell table:style-name="ce16" table:formula="of:=([.$B$7]+([.$C$7]*([.BJ$76]-1)))*[.$BC81]" office:value-type="float" office:value="17.9118098020773">
            <text:p>17,91</text:p>
          </table:table-cell>
          <table:table-cell table:style-name="ce16" table:formula="of:=([.$B$7]+([.$C$7]*([.BK$76]-1)))*[.$BC81]" office:value-type="float" office:value="18.5719502124733">
            <text:p>18,57</text:p>
          </table:table-cell>
          <table:table-cell table:style-name="ce16" table:formula="of:=([.$B$7]+([.$C$7]*([.BL$76]-1)))*[.$BC81]" office:value-type="float" office:value="19.2320906228693">
            <text:p>19,23</text:p>
          </table:table-cell>
          <table:table-cell table:style-name="ce16" table:formula="of:=([.$B$7]+([.$C$7]*([.BM$76]-1)))*[.$BC81]" office:value-type="float" office:value="19.8922310332652">
            <text:p>19,89</text:p>
          </table:table-cell>
          <table:table-cell table:style-name="ce16" table:formula="of:=([.$B$7]+([.$C$7]*([.BN$76]-1)))*[.$BC81]" office:value-type="float" office:value="20.5523714436612">
            <text:p>20,55</text:p>
          </table:table-cell>
          <table:table-cell table:style-name="ce16" table:formula="of:=([.$B$7]+([.$C$7]*([.BO$76]-1)))*[.$BC81]" office:value-type="float" office:value="21.2125118540572">
            <text:p>21,21</text:p>
          </table:table-cell>
          <table:table-cell table:style-name="ce16" table:formula="of:=([.$B$7]+([.$C$7]*([.BP$76]-1)))*[.$BC81]" office:value-type="float" office:value="21.8726522644532">
            <text:p>21,87</text:p>
          </table:table-cell>
          <table:table-cell table:style-name="ce16" table:formula="of:=([.$B$7]+([.$C$7]*([.BQ$76]-1)))*[.$BC81]" office:value-type="float" office:value="22.5327926748491">
            <text:p>22,53</text:p>
          </table:table-cell>
          <table:table-cell table:style-name="ce16" table:formula="of:=([.$B$7]+([.$C$7]*([.BR$76]-1)))*[.$BC81]" office:value-type="float" office:value="23.1929330852451">
            <text:p>23,19</text:p>
          </table:table-cell>
          <table:table-cell table:number-columns-repeated="954"/>
        </table:table-row>
        <table:table-row table:style-name="ro4">
          <table:table-cell table:number-columns-repeated="12"/>
          <table:table-cell table:style-name="ce23" table:formula="of:=[.M81]+3" office:value-type="float" office:value="15">
            <text:p>15</text:p>
          </table:table-cell>
          <table:table-cell table:style-name="ce24" table:formula="of:=[.$J$5]*[.$M82]" office:value-type="float" office:value="3">
            <text:p>3,000</text:p>
          </table:table-cell>
          <table:table-cell table:style-name="ce25" table:formula="of:=0.75*LOG([.$N82]*0.2+1; 2)+1" office:value-type="float" office:value="1.50855392883448">
            <text:p>1,509</text:p>
          </table:table-cell>
          <table:table-cell table:style-name="ce28" table:formula="of:=([.$B$5]+([.$C$5]*([.P$76]-1)))*[.$O82]" office:value-type="float" office:value="37.713848220862">
            <text:p>37,7</text:p>
          </table:table-cell>
          <table:table-cell table:style-name="ce28" table:formula="of:=([.$B$5]+([.$C$5]*([.Q$76]-1)))*[.$O82]" office:value-type="float" office:value="52.7993875092067">
            <text:p>52,8</text:p>
          </table:table-cell>
          <table:table-cell table:style-name="ce28" table:formula="of:=([.$B$5]+([.$C$5]*([.R$76]-1)))*[.$O82]" office:value-type="float" office:value="71.6563116196377">
            <text:p>71,7</text:p>
          </table:table-cell>
          <table:table-cell table:style-name="ce28" table:formula="of:=([.$B$5]+([.$C$5]*([.S$76]-1)))*[.$O82]" office:value-type="float" office:value="90.5132357300687">
            <text:p>90,5</text:p>
          </table:table-cell>
          <table:table-cell table:style-name="ce28" table:formula="of:=([.$B$5]+([.$C$5]*([.T$76]-1)))*[.$O82]" office:value-type="float" office:value="109.3701598405">
            <text:p>109,4</text:p>
          </table:table-cell>
          <table:table-cell table:style-name="ce28" table:formula="of:=([.$B$5]+([.$C$5]*([.U$76]-1)))*[.$O82]" office:value-type="float" office:value="128.227083950931">
            <text:p>128,2</text:p>
          </table:table-cell>
          <table:table-cell table:style-name="ce28" table:formula="of:=([.$B$5]+([.$C$5]*([.V$76]-1)))*[.$O82]" office:value-type="float" office:value="147.084008061362">
            <text:p>147,1</text:p>
          </table:table-cell>
          <table:table-cell table:style-name="ce28" table:formula="of:=([.$B$5]+([.$C$5]*([.W$76]-1)))*[.$O82]" office:value-type="float" office:value="165.940932171793">
            <text:p>165,9</text:p>
          </table:table-cell>
          <table:table-cell table:style-name="ce28" table:formula="of:=([.$B$5]+([.$C$5]*([.X$76]-1)))*[.$O82]" office:value-type="float" office:value="184.797856282224">
            <text:p>184,8</text:p>
          </table:table-cell>
          <table:table-cell table:style-name="ce28" table:formula="of:=([.$B$5]+([.$C$5]*([.Y$76]-1)))*[.$O82]" office:value-type="float" office:value="203.654780392655">
            <text:p>203,7</text:p>
          </table:table-cell>
          <table:table-cell table:style-name="ce28" table:formula="of:=([.$B$5]+([.$C$5]*([.Z$76]-1)))*[.$O82]" office:value-type="float" office:value="222.511704503086">
            <text:p>222,5</text:p>
          </table:table-cell>
          <table:table-cell table:style-name="ce28" table:formula="of:=([.$B$5]+([.$C$5]*([.AA$76]-1)))*[.$O82]" office:value-type="float" office:value="241.368628613517">
            <text:p>241,4</text:p>
          </table:table-cell>
          <table:table-cell table:style-name="ce28" table:formula="of:=([.$B$5]+([.$C$5]*([.AB$76]-1)))*[.$O82]" office:value-type="float" office:value="260.225552723947">
            <text:p>260,2</text:p>
          </table:table-cell>
          <table:table-cell table:style-name="ce28" table:formula="of:=([.$B$5]+([.$C$5]*([.AC$76]-1)))*[.$O82]" office:value-type="float" office:value="279.082476834378">
            <text:p>279,1</text:p>
          </table:table-cell>
          <table:table-cell table:style-name="ce28" table:formula="of:=([.$B$5]+([.$C$5]*([.AD$76]-1)))*[.$O82]" office:value-type="float" office:value="297.939400944809">
            <text:p>297,9</text:p>
          </table:table-cell>
          <table:table-cell table:number-columns-repeated="2"/>
          <table:table-cell table:style-name="ce23" table:formula="of:=[.AG81]+3" office:value-type="float" office:value="15">
            <text:p>15</text:p>
          </table:table-cell>
          <table:table-cell table:style-name="ce24" table:formula="of:=[.$J$6]*[.$M82]" office:value-type="float" office:value="1.5">
            <text:p>1,500</text:p>
          </table:table-cell>
          <table:table-cell table:style-name="ce25" table:formula="of:=1.2*LOG([.$AH82]*0.25+1; 5)+1" office:value-type="float" office:value="1.23743971382176">
            <text:p>1,237</text:p>
          </table:table-cell>
          <table:table-cell table:style-name="ce16" table:formula="of:=([.$B$6]+([.$C$6]*([.AJ$76]-1)))*[.$AI82]" office:value-type="float" office:value="1.23743971382176">
            <text:p>1,24</text:p>
          </table:table-cell>
          <table:table-cell table:style-name="ce16" table:formula="of:=([.$B$6]+([.$C$6]*([.AK$76]-1)))*[.$AI82]" office:value-type="float" office:value="1.24238947267705">
            <text:p>1,24</text:p>
          </table:table-cell>
          <table:table-cell table:style-name="ce16" table:formula="of:=([.$B$6]+([.$C$6]*([.AL$76]-1)))*[.$AI82]" office:value-type="float" office:value="1.24857667124615">
            <text:p>1,25</text:p>
          </table:table-cell>
          <table:table-cell table:style-name="ce16" table:formula="of:=([.$B$6]+([.$C$6]*([.AM$76]-1)))*[.$AI82]" office:value-type="float" office:value="1.25476386981526">
            <text:p>1,25</text:p>
          </table:table-cell>
          <table:table-cell table:style-name="ce16" table:formula="of:=([.$B$6]+([.$C$6]*([.AN$76]-1)))*[.$AI82]" office:value-type="float" office:value="1.26095106838437">
            <text:p>1,26</text:p>
          </table:table-cell>
          <table:table-cell table:style-name="ce16" table:formula="of:=([.$B$6]+([.$C$6]*([.AO$76]-1)))*[.$AI82]" office:value-type="float" office:value="1.26713826695348">
            <text:p>1,27</text:p>
          </table:table-cell>
          <table:table-cell table:style-name="ce16" table:formula="of:=([.$B$6]+([.$C$6]*([.AP$76]-1)))*[.$AI82]" office:value-type="float" office:value="1.27332546552259">
            <text:p>1,27</text:p>
          </table:table-cell>
          <table:table-cell table:style-name="ce16" table:formula="of:=([.$B$6]+([.$C$6]*([.AQ$76]-1)))*[.$AI82]" office:value-type="float" office:value="1.2795126640917">
            <text:p>1,28</text:p>
          </table:table-cell>
          <table:table-cell table:style-name="ce16" table:formula="of:=([.$B$6]+([.$C$6]*([.AR$76]-1)))*[.$AI82]" office:value-type="float" office:value="1.28569986266081">
            <text:p>1,29</text:p>
          </table:table-cell>
          <table:table-cell table:style-name="ce16" table:formula="of:=([.$B$6]+([.$C$6]*([.AS$76]-1)))*[.$AI82]" office:value-type="float" office:value="1.29188706122992">
            <text:p>1,29</text:p>
          </table:table-cell>
          <table:table-cell table:style-name="ce16" table:formula="of:=([.$B$6]+([.$C$6]*([.AT$76]-1)))*[.$AI82]" office:value-type="float" office:value="1.29807425979903">
            <text:p>1,30</text:p>
          </table:table-cell>
          <table:table-cell table:style-name="ce16" table:formula="of:=([.$B$6]+([.$C$6]*([.AU$76]-1)))*[.$AI82]" office:value-type="float" office:value="1.30426145836813">
            <text:p>1,30</text:p>
          </table:table-cell>
          <table:table-cell table:style-name="ce16" table:formula="of:=([.$B$6]+([.$C$6]*([.AV$76]-1)))*[.$AI82]" office:value-type="float" office:value="1.31044865693724">
            <text:p>1,31</text:p>
          </table:table-cell>
          <table:table-cell table:style-name="ce16" table:formula="of:=([.$B$6]+([.$C$6]*([.AW$76]-1)))*[.$AI82]" office:value-type="float" office:value="1.31663585550635">
            <text:p>1,32</text:p>
          </table:table-cell>
          <table:table-cell table:style-name="ce16" table:formula="of:=([.$B$6]+([.$C$6]*([.AX$76]-1)))*[.$AI82]" office:value-type="float" office:value="1.32282305407546">
            <text:p>1,32</text:p>
          </table:table-cell>
          <table:table-cell table:number-columns-repeated="2"/>
          <table:table-cell table:style-name="ce23" table:formula="of:=[.BA81]+3" office:value-type="float" office:value="15">
            <text:p>15</text:p>
          </table:table-cell>
          <table:table-cell table:style-name="ce24" table:formula="of:=[.$J$7]*[.$BA82]" office:value-type="float" office:value="3.75">
            <text:p>3,750</text:p>
          </table:table-cell>
          <table:table-cell table:style-name="ce25" table:formula="of:=LOG([.$BB82]*0.8+1; 5)+1" office:value-type="float" office:value="1.86135311614679">
            <text:p>1,861</text:p>
          </table:table-cell>
          <table:table-cell table:style-name="ce16" table:formula="of:=([.$B$7]+([.$C$7]*([.BD$76]-1)))*[.$BC82]" office:value-type="float" office:value="14.8908249291743">
            <text:p>14,89</text:p>
          </table:table-cell>
          <table:table-cell table:style-name="ce16" table:formula="of:=([.$B$7]+([.$C$7]*([.BE$76]-1)))*[.$BC82]" office:value-type="float" office:value="15.4492308640183">
            <text:p>15,45</text:p>
          </table:table-cell>
          <table:table-cell table:style-name="ce16" table:formula="of:=([.$B$7]+([.$C$7]*([.BF$76]-1)))*[.$BC82]" office:value-type="float" office:value="16.1472382825734">
            <text:p>16,15</text:p>
          </table:table-cell>
          <table:table-cell table:style-name="ce16" table:formula="of:=([.$B$7]+([.$C$7]*([.BG$76]-1)))*[.$BC82]" office:value-type="float" office:value="16.8452457011284">
            <text:p>16,85</text:p>
          </table:table-cell>
          <table:table-cell table:style-name="ce16" table:formula="of:=([.$B$7]+([.$C$7]*([.BH$76]-1)))*[.$BC82]" office:value-type="float" office:value="17.5432531196835">
            <text:p>17,54</text:p>
          </table:table-cell>
          <table:table-cell table:style-name="ce16" table:formula="of:=([.$B$7]+([.$C$7]*([.BI$76]-1)))*[.$BC82]" office:value-type="float" office:value="18.2412605382385">
            <text:p>18,24</text:p>
          </table:table-cell>
          <table:table-cell table:style-name="ce16" table:formula="of:=([.$B$7]+([.$C$7]*([.BJ$76]-1)))*[.$BC82]" office:value-type="float" office:value="18.9392679567936">
            <text:p>18,94</text:p>
          </table:table-cell>
          <table:table-cell table:style-name="ce16" table:formula="of:=([.$B$7]+([.$C$7]*([.BK$76]-1)))*[.$BC82]" office:value-type="float" office:value="19.6372753753486">
            <text:p>19,64</text:p>
          </table:table-cell>
          <table:table-cell table:style-name="ce16" table:formula="of:=([.$B$7]+([.$C$7]*([.BL$76]-1)))*[.$BC82]" office:value-type="float" office:value="20.3352827939036">
            <text:p>20,34</text:p>
          </table:table-cell>
          <table:table-cell table:style-name="ce16" table:formula="of:=([.$B$7]+([.$C$7]*([.BM$76]-1)))*[.$BC82]" office:value-type="float" office:value="21.0332902124587">
            <text:p>21,03</text:p>
          </table:table-cell>
          <table:table-cell table:style-name="ce16" table:formula="of:=([.$B$7]+([.$C$7]*([.BN$76]-1)))*[.$BC82]" office:value-type="float" office:value="21.7312976310137">
            <text:p>21,73</text:p>
          </table:table-cell>
          <table:table-cell table:style-name="ce16" table:formula="of:=([.$B$7]+([.$C$7]*([.BO$76]-1)))*[.$BC82]" office:value-type="float" office:value="22.4293050495688">
            <text:p>22,43</text:p>
          </table:table-cell>
          <table:table-cell table:style-name="ce16" table:formula="of:=([.$B$7]+([.$C$7]*([.BP$76]-1)))*[.$BC82]" office:value-type="float" office:value="23.1273124681238">
            <text:p>23,13</text:p>
          </table:table-cell>
          <table:table-cell table:style-name="ce16" table:formula="of:=([.$B$7]+([.$C$7]*([.BQ$76]-1)))*[.$BC82]" office:value-type="float" office:value="23.8253198866789">
            <text:p>23,83</text:p>
          </table:table-cell>
          <table:table-cell table:style-name="ce16" table:formula="of:=([.$B$7]+([.$C$7]*([.BR$76]-1)))*[.$BC82]" office:value-type="float" office:value="24.5233273052339">
            <text:p>24,52</text:p>
          </table:table-cell>
          <table:table-cell table:number-columns-repeated="954"/>
        </table:table-row>
        <table:table-row table:style-name="ro4">
          <table:table-cell table:number-columns-repeated="12"/>
          <table:table-cell table:style-name="ce23" table:formula="of:=[.M82]+3" office:value-type="float" office:value="18">
            <text:p>18</text:p>
          </table:table-cell>
          <table:table-cell table:style-name="ce24" table:formula="of:=[.$J$5]*[.$M83]" office:value-type="float" office:value="3.6">
            <text:p>3,600</text:p>
          </table:table-cell>
          <table:table-cell table:style-name="ce25" table:formula="of:=0.75*LOG([.$N83]*0.2+1; 2)+1" office:value-type="float" office:value="1.58680642369553">
            <text:p>1,587</text:p>
          </table:table-cell>
          <table:table-cell table:style-name="ce28" table:formula="of:=([.$B$5]+([.$C$5]*([.P$76]-1)))*[.$O83]" office:value-type="float" office:value="39.6701605923882">
            <text:p>39,7</text:p>
          </table:table-cell>
          <table:table-cell table:style-name="ce28" table:formula="of:=([.$B$5]+([.$C$5]*([.Q$76]-1)))*[.$O83]" office:value-type="float" office:value="55.5382248293436">
            <text:p>55,5</text:p>
          </table:table-cell>
          <table:table-cell table:style-name="ce28" table:formula="of:=([.$B$5]+([.$C$5]*([.R$76]-1)))*[.$O83]" office:value-type="float" office:value="75.3733051255377">
            <text:p>75,4</text:p>
          </table:table-cell>
          <table:table-cell table:style-name="ce28" table:formula="of:=([.$B$5]+([.$C$5]*([.S$76]-1)))*[.$O83]" office:value-type="float" office:value="95.2083854217318">
            <text:p>95,2</text:p>
          </table:table-cell>
          <table:table-cell table:style-name="ce28" table:formula="of:=([.$B$5]+([.$C$5]*([.T$76]-1)))*[.$O83]" office:value-type="float" office:value="115.043465717926">
            <text:p>115,0</text:p>
          </table:table-cell>
          <table:table-cell table:style-name="ce28" table:formula="of:=([.$B$5]+([.$C$5]*([.U$76]-1)))*[.$O83]" office:value-type="float" office:value="134.87854601412">
            <text:p>134,9</text:p>
          </table:table-cell>
          <table:table-cell table:style-name="ce28" table:formula="of:=([.$B$5]+([.$C$5]*([.V$76]-1)))*[.$O83]" office:value-type="float" office:value="154.713626310314">
            <text:p>154,7</text:p>
          </table:table-cell>
          <table:table-cell table:style-name="ce28" table:formula="of:=([.$B$5]+([.$C$5]*([.W$76]-1)))*[.$O83]" office:value-type="float" office:value="174.548706606508">
            <text:p>174,5</text:p>
          </table:table-cell>
          <table:table-cell table:style-name="ce28" table:formula="of:=([.$B$5]+([.$C$5]*([.X$76]-1)))*[.$O83]" office:value-type="float" office:value="194.383786902702">
            <text:p>194,4</text:p>
          </table:table-cell>
          <table:table-cell table:style-name="ce28" table:formula="of:=([.$B$5]+([.$C$5]*([.Y$76]-1)))*[.$O83]" office:value-type="float" office:value="214.218867198897">
            <text:p>214,2</text:p>
          </table:table-cell>
          <table:table-cell table:style-name="ce28" table:formula="of:=([.$B$5]+([.$C$5]*([.Z$76]-1)))*[.$O83]" office:value-type="float" office:value="234.053947495091">
            <text:p>234,1</text:p>
          </table:table-cell>
          <table:table-cell table:style-name="ce28" table:formula="of:=([.$B$5]+([.$C$5]*([.AA$76]-1)))*[.$O83]" office:value-type="float" office:value="253.889027791285">
            <text:p>253,9</text:p>
          </table:table-cell>
          <table:table-cell table:style-name="ce28" table:formula="of:=([.$B$5]+([.$C$5]*([.AB$76]-1)))*[.$O83]" office:value-type="float" office:value="273.724108087479">
            <text:p>273,7</text:p>
          </table:table-cell>
          <table:table-cell table:style-name="ce28" table:formula="of:=([.$B$5]+([.$C$5]*([.AC$76]-1)))*[.$O83]" office:value-type="float" office:value="293.559188383673">
            <text:p>293,6</text:p>
          </table:table-cell>
          <table:table-cell table:style-name="ce28" table:formula="of:=([.$B$5]+([.$C$5]*([.AD$76]-1)))*[.$O83]" office:value-type="float" office:value="313.394268679867">
            <text:p>313,4</text:p>
          </table:table-cell>
          <table:table-cell table:number-columns-repeated="2"/>
          <table:table-cell table:style-name="ce23" table:formula="of:=[.AG82]+3" office:value-type="float" office:value="18">
            <text:p>18</text:p>
          </table:table-cell>
          <table:table-cell table:style-name="ce24" table:formula="of:=[.$J$6]*[.$M83]" office:value-type="float" office:value="1.8">
            <text:p>1,800</text:p>
          </table:table-cell>
          <table:table-cell table:style-name="ce25" table:formula="of:=1.2*LOG([.$AH83]*0.25+1; 5)+1" office:value-type="float" office:value="1.27703850162486">
            <text:p>1,277</text:p>
          </table:table-cell>
          <table:table-cell table:style-name="ce16" table:formula="of:=([.$B$6]+([.$C$6]*([.AJ$76]-1)))*[.$AI83]" office:value-type="float" office:value="1.27703850162486">
            <text:p>1,28</text:p>
          </table:table-cell>
          <table:table-cell table:style-name="ce16" table:formula="of:=([.$B$6]+([.$C$6]*([.AK$76]-1)))*[.$AI83]" office:value-type="float" office:value="1.28214665563136">
            <text:p>1,28</text:p>
          </table:table-cell>
          <table:table-cell table:style-name="ce16" table:formula="of:=([.$B$6]+([.$C$6]*([.AL$76]-1)))*[.$AI83]" office:value-type="float" office:value="1.28853184813948">
            <text:p>1,29</text:p>
          </table:table-cell>
          <table:table-cell table:style-name="ce16" table:formula="of:=([.$B$6]+([.$C$6]*([.AM$76]-1)))*[.$AI83]" office:value-type="float" office:value="1.2949170406476">
            <text:p>1,29</text:p>
          </table:table-cell>
          <table:table-cell table:style-name="ce16" table:formula="of:=([.$B$6]+([.$C$6]*([.AN$76]-1)))*[.$AI83]" office:value-type="float" office:value="1.30130223315573">
            <text:p>1,30</text:p>
          </table:table-cell>
          <table:table-cell table:style-name="ce16" table:formula="of:=([.$B$6]+([.$C$6]*([.AO$76]-1)))*[.$AI83]" office:value-type="float" office:value="1.30768742566385">
            <text:p>1,31</text:p>
          </table:table-cell>
          <table:table-cell table:style-name="ce16" table:formula="of:=([.$B$6]+([.$C$6]*([.AP$76]-1)))*[.$AI83]" office:value-type="float" office:value="1.31407261817198">
            <text:p>1,31</text:p>
          </table:table-cell>
          <table:table-cell table:style-name="ce16" table:formula="of:=([.$B$6]+([.$C$6]*([.AQ$76]-1)))*[.$AI83]" office:value-type="float" office:value="1.3204578106801">
            <text:p>1,32</text:p>
          </table:table-cell>
          <table:table-cell table:style-name="ce16" table:formula="of:=([.$B$6]+([.$C$6]*([.AR$76]-1)))*[.$AI83]" office:value-type="float" office:value="1.32684300318823">
            <text:p>1,33</text:p>
          </table:table-cell>
          <table:table-cell table:style-name="ce16" table:formula="of:=([.$B$6]+([.$C$6]*([.AS$76]-1)))*[.$AI83]" office:value-type="float" office:value="1.33322819569635">
            <text:p>1,33</text:p>
          </table:table-cell>
          <table:table-cell table:style-name="ce16" table:formula="of:=([.$B$6]+([.$C$6]*([.AT$76]-1)))*[.$AI83]" office:value-type="float" office:value="1.33961338820447">
            <text:p>1,34</text:p>
          </table:table-cell>
          <table:table-cell table:style-name="ce16" table:formula="of:=([.$B$6]+([.$C$6]*([.AU$76]-1)))*[.$AI83]" office:value-type="float" office:value="1.3459985807126">
            <text:p>1,35</text:p>
          </table:table-cell>
          <table:table-cell table:style-name="ce16" table:formula="of:=([.$B$6]+([.$C$6]*([.AV$76]-1)))*[.$AI83]" office:value-type="float" office:value="1.35238377322072">
            <text:p>1,35</text:p>
          </table:table-cell>
          <table:table-cell table:style-name="ce16" table:formula="of:=([.$B$6]+([.$C$6]*([.AW$76]-1)))*[.$AI83]" office:value-type="float" office:value="1.35876896572885">
            <text:p>1,36</text:p>
          </table:table-cell>
          <table:table-cell table:style-name="ce16" table:formula="of:=([.$B$6]+([.$C$6]*([.AX$76]-1)))*[.$AI83]" office:value-type="float" office:value="1.36515415823697">
            <text:p>1,37</text:p>
          </table:table-cell>
          <table:table-cell table:number-columns-repeated="2"/>
          <table:table-cell table:style-name="ce23" table:formula="of:=[.BA82]+3" office:value-type="float" office:value="18">
            <text:p>18</text:p>
          </table:table-cell>
          <table:table-cell table:style-name="ce24" table:formula="of:=[.$J$7]*[.$BA83]" office:value-type="float" office:value="4.5">
            <text:p>4,500</text:p>
          </table:table-cell>
          <table:table-cell table:style-name="ce25" table:formula="of:=LOG([.$BB83]*0.8+1; 5)+1" office:value-type="float" office:value="1.94819209346638">
            <text:p>1,948</text:p>
          </table:table-cell>
          <table:table-cell table:style-name="ce16" table:formula="of:=([.$B$7]+([.$C$7]*([.BD$76]-1)))*[.$BC83]" office:value-type="float" office:value="15.585536747731">
            <text:p>15,59</text:p>
          </table:table-cell>
          <table:table-cell table:style-name="ce16" table:formula="of:=([.$B$7]+([.$C$7]*([.BE$76]-1)))*[.$BC83]" office:value-type="float" office:value="16.169994375771">
            <text:p>16,17</text:p>
          </table:table-cell>
          <table:table-cell table:style-name="ce16" table:formula="of:=([.$B$7]+([.$C$7]*([.BF$76]-1)))*[.$BC83]" office:value-type="float" office:value="16.9005664108208">
            <text:p>16,90</text:p>
          </table:table-cell>
          <table:table-cell table:style-name="ce16" table:formula="of:=([.$B$7]+([.$C$7]*([.BG$76]-1)))*[.$BC83]" office:value-type="float" office:value="17.6311384458707">
            <text:p>17,63</text:p>
          </table:table-cell>
          <table:table-cell table:style-name="ce16" table:formula="of:=([.$B$7]+([.$C$7]*([.BH$76]-1)))*[.$BC83]" office:value-type="float" office:value="18.3617104809206">
            <text:p>18,36</text:p>
          </table:table-cell>
          <table:table-cell table:style-name="ce16" table:formula="of:=([.$B$7]+([.$C$7]*([.BI$76]-1)))*[.$BC83]" office:value-type="float" office:value="19.0922825159705">
            <text:p>19,09</text:p>
          </table:table-cell>
          <table:table-cell table:style-name="ce16" table:formula="of:=([.$B$7]+([.$C$7]*([.BJ$76]-1)))*[.$BC83]" office:value-type="float" office:value="19.8228545510204">
            <text:p>19,82</text:p>
          </table:table-cell>
          <table:table-cell table:style-name="ce16" table:formula="of:=([.$B$7]+([.$C$7]*([.BK$76]-1)))*[.$BC83]" office:value-type="float" office:value="20.5534265860703">
            <text:p>20,55</text:p>
          </table:table-cell>
          <table:table-cell table:style-name="ce16" table:formula="of:=([.$B$7]+([.$C$7]*([.BL$76]-1)))*[.$BC83]" office:value-type="float" office:value="21.2839986211202">
            <text:p>21,28</text:p>
          </table:table-cell>
          <table:table-cell table:style-name="ce16" table:formula="of:=([.$B$7]+([.$C$7]*([.BM$76]-1)))*[.$BC83]" office:value-type="float" office:value="22.0145706561701">
            <text:p>22,01</text:p>
          </table:table-cell>
          <table:table-cell table:style-name="ce16" table:formula="of:=([.$B$7]+([.$C$7]*([.BN$76]-1)))*[.$BC83]" office:value-type="float" office:value="22.74514269122">
            <text:p>22,75</text:p>
          </table:table-cell>
          <table:table-cell table:style-name="ce16" table:formula="of:=([.$B$7]+([.$C$7]*([.BO$76]-1)))*[.$BC83]" office:value-type="float" office:value="23.4757147262699">
            <text:p>23,48</text:p>
          </table:table-cell>
          <table:table-cell table:style-name="ce16" table:formula="of:=([.$B$7]+([.$C$7]*([.BP$76]-1)))*[.$BC83]" office:value-type="float" office:value="24.2062867613198">
            <text:p>24,21</text:p>
          </table:table-cell>
          <table:table-cell table:style-name="ce16" table:formula="of:=([.$B$7]+([.$C$7]*([.BQ$76]-1)))*[.$BC83]" office:value-type="float" office:value="24.9368587963697">
            <text:p>24,94</text:p>
          </table:table-cell>
          <table:table-cell table:style-name="ce16" table:formula="of:=([.$B$7]+([.$C$7]*([.BR$76]-1)))*[.$BC83]" office:value-type="float" office:value="25.6674308314196">
            <text:p>25,67</text:p>
          </table:table-cell>
          <table:table-cell table:number-columns-repeated="954"/>
        </table:table-row>
        <table:table-row table:style-name="ro4">
          <table:table-cell table:number-columns-repeated="12"/>
          <table:table-cell table:style-name="ce23" table:formula="of:=[.M83]+3" office:value-type="float" office:value="21">
            <text:p>21</text:p>
          </table:table-cell>
          <table:table-cell table:style-name="ce24" table:formula="of:=[.$J$5]*[.$M84]" office:value-type="float" office:value="4.2">
            <text:p>4,200</text:p>
          </table:table-cell>
          <table:table-cell table:style-name="ce25" table:formula="of:=0.75*LOG([.$N84]*0.2+1; 2)+1" office:value-type="float" office:value="1.65977932471172">
            <text:p>1,660</text:p>
          </table:table-cell>
          <table:table-cell table:style-name="ce28" table:formula="of:=([.$B$5]+([.$C$5]*([.P$76]-1)))*[.$O84]" office:value-type="float" office:value="41.4944831177929">
            <text:p>41,5</text:p>
          </table:table-cell>
          <table:table-cell table:style-name="ce28" table:formula="of:=([.$B$5]+([.$C$5]*([.Q$76]-1)))*[.$O84]" office:value-type="float" office:value="58.0922763649101">
            <text:p>58,1</text:p>
          </table:table-cell>
          <table:table-cell table:style-name="ce28" table:formula="of:=([.$B$5]+([.$C$5]*([.R$76]-1)))*[.$O84]" office:value-type="float" office:value="78.8395179238065">
            <text:p>78,8</text:p>
          </table:table-cell>
          <table:table-cell table:style-name="ce28" table:formula="of:=([.$B$5]+([.$C$5]*([.S$76]-1)))*[.$O84]" office:value-type="float" office:value="99.586759482703">
            <text:p>99,6</text:p>
          </table:table-cell>
          <table:table-cell table:style-name="ce28" table:formula="of:=([.$B$5]+([.$C$5]*([.T$76]-1)))*[.$O84]" office:value-type="float" office:value="120.334001041599">
            <text:p>120,3</text:p>
          </table:table-cell>
          <table:table-cell table:style-name="ce28" table:formula="of:=([.$B$5]+([.$C$5]*([.U$76]-1)))*[.$O84]" office:value-type="float" office:value="141.081242600496">
            <text:p>141,1</text:p>
          </table:table-cell>
          <table:table-cell table:style-name="ce28" table:formula="of:=([.$B$5]+([.$C$5]*([.V$76]-1)))*[.$O84]" office:value-type="float" office:value="161.828484159392">
            <text:p>161,8</text:p>
          </table:table-cell>
          <table:table-cell table:style-name="ce28" table:formula="of:=([.$B$5]+([.$C$5]*([.W$76]-1)))*[.$O84]" office:value-type="float" office:value="182.575725718289">
            <text:p>182,6</text:p>
          </table:table-cell>
          <table:table-cell table:style-name="ce28" table:formula="of:=([.$B$5]+([.$C$5]*([.X$76]-1)))*[.$O84]" office:value-type="float" office:value="203.322967277185">
            <text:p>203,3</text:p>
          </table:table-cell>
          <table:table-cell table:style-name="ce28" table:formula="of:=([.$B$5]+([.$C$5]*([.Y$76]-1)))*[.$O84]" office:value-type="float" office:value="224.070208836082">
            <text:p>224,1</text:p>
          </table:table-cell>
          <table:table-cell table:style-name="ce28" table:formula="of:=([.$B$5]+([.$C$5]*([.Z$76]-1)))*[.$O84]" office:value-type="float" office:value="244.817450394978">
            <text:p>244,8</text:p>
          </table:table-cell>
          <table:table-cell table:style-name="ce28" table:formula="of:=([.$B$5]+([.$C$5]*([.AA$76]-1)))*[.$O84]" office:value-type="float" office:value="265.564691953875">
            <text:p>265,6</text:p>
          </table:table-cell>
          <table:table-cell table:style-name="ce28" table:formula="of:=([.$B$5]+([.$C$5]*([.AB$76]-1)))*[.$O84]" office:value-type="float" office:value="286.311933512771">
            <text:p>286,3</text:p>
          </table:table-cell>
          <table:table-cell table:style-name="ce28" table:formula="of:=([.$B$5]+([.$C$5]*([.AC$76]-1)))*[.$O84]" office:value-type="float" office:value="307.059175071667">
            <text:p>307,1</text:p>
          </table:table-cell>
          <table:table-cell table:style-name="ce28" table:formula="of:=([.$B$5]+([.$C$5]*([.AD$76]-1)))*[.$O84]" office:value-type="float" office:value="327.806416630564">
            <text:p>327,8</text:p>
          </table:table-cell>
          <table:table-cell table:number-columns-repeated="2"/>
          <table:table-cell table:style-name="ce23" table:formula="of:=[.AG83]+3" office:value-type="float" office:value="21">
            <text:p>21</text:p>
          </table:table-cell>
          <table:table-cell table:style-name="ce24" table:formula="of:=[.$J$6]*[.$M84]" office:value-type="float" office:value="2.1">
            <text:p>2,100</text:p>
          </table:table-cell>
          <table:table-cell table:style-name="ce25" table:formula="of:=1.2*LOG([.$AH84]*0.25+1; 5)+1" office:value-type="float" office:value="1.31463984299052">
            <text:p>1,315</text:p>
          </table:table-cell>
          <table:table-cell table:style-name="ce16" table:formula="of:=([.$B$6]+([.$C$6]*([.AJ$76]-1)))*[.$AI84]" office:value-type="float" office:value="1.31463984299052">
            <text:p>1,31</text:p>
          </table:table-cell>
          <table:table-cell table:style-name="ce16" table:formula="of:=([.$B$6]+([.$C$6]*([.AK$76]-1)))*[.$AI84]" office:value-type="float" office:value="1.31989840236248">
            <text:p>1,32</text:p>
          </table:table-cell>
          <table:table-cell table:style-name="ce16" table:formula="of:=([.$B$6]+([.$C$6]*([.AL$76]-1)))*[.$AI84]" office:value-type="float" office:value="1.32647160157743">
            <text:p>1,33</text:p>
          </table:table-cell>
          <table:table-cell table:style-name="ce16" table:formula="of:=([.$B$6]+([.$C$6]*([.AM$76]-1)))*[.$AI84]" office:value-type="float" office:value="1.33304480079238">
            <text:p>1,33</text:p>
          </table:table-cell>
          <table:table-cell table:style-name="ce16" table:formula="of:=([.$B$6]+([.$C$6]*([.AN$76]-1)))*[.$AI84]" office:value-type="float" office:value="1.33961800000734">
            <text:p>1,34</text:p>
          </table:table-cell>
          <table:table-cell table:style-name="ce16" table:formula="of:=([.$B$6]+([.$C$6]*([.AO$76]-1)))*[.$AI84]" office:value-type="float" office:value="1.34619119922229">
            <text:p>1,35</text:p>
          </table:table-cell>
          <table:table-cell table:style-name="ce16" table:formula="of:=([.$B$6]+([.$C$6]*([.AP$76]-1)))*[.$AI84]" office:value-type="float" office:value="1.35276439843724">
            <text:p>1,35</text:p>
          </table:table-cell>
          <table:table-cell table:style-name="ce16" table:formula="of:=([.$B$6]+([.$C$6]*([.AQ$76]-1)))*[.$AI84]" office:value-type="float" office:value="1.35933759765219">
            <text:p>1,36</text:p>
          </table:table-cell>
          <table:table-cell table:style-name="ce16" table:formula="of:=([.$B$6]+([.$C$6]*([.AR$76]-1)))*[.$AI84]" office:value-type="float" office:value="1.36591079686715">
            <text:p>1,37</text:p>
          </table:table-cell>
          <table:table-cell table:style-name="ce16" table:formula="of:=([.$B$6]+([.$C$6]*([.AS$76]-1)))*[.$AI84]" office:value-type="float" office:value="1.3724839960821">
            <text:p>1,37</text:p>
          </table:table-cell>
          <table:table-cell table:style-name="ce16" table:formula="of:=([.$B$6]+([.$C$6]*([.AT$76]-1)))*[.$AI84]" office:value-type="float" office:value="1.37905719529705">
            <text:p>1,38</text:p>
          </table:table-cell>
          <table:table-cell table:style-name="ce16" table:formula="of:=([.$B$6]+([.$C$6]*([.AU$76]-1)))*[.$AI84]" office:value-type="float" office:value="1.385630394512">
            <text:p>1,39</text:p>
          </table:table-cell>
          <table:table-cell table:style-name="ce16" table:formula="of:=([.$B$6]+([.$C$6]*([.AV$76]-1)))*[.$AI84]" office:value-type="float" office:value="1.39220359372696">
            <text:p>1,39</text:p>
          </table:table-cell>
          <table:table-cell table:style-name="ce16" table:formula="of:=([.$B$6]+([.$C$6]*([.AW$76]-1)))*[.$AI84]" office:value-type="float" office:value="1.39877679294191">
            <text:p>1,40</text:p>
          </table:table-cell>
          <table:table-cell table:style-name="ce16" table:formula="of:=([.$B$6]+([.$C$6]*([.AX$76]-1)))*[.$AI84]" office:value-type="float" office:value="1.40534999215686">
            <text:p>1,41</text:p>
          </table:table-cell>
          <table:table-cell table:number-columns-repeated="2"/>
          <table:table-cell table:style-name="ce23" table:formula="of:=[.BA83]+3" office:value-type="float" office:value="21">
            <text:p>21</text:p>
          </table:table-cell>
          <table:table-cell table:style-name="ce24" table:formula="of:=[.$J$7]*[.$BA84]" office:value-type="float" office:value="5.25">
            <text:p>5,250</text:p>
          </table:table-cell>
          <table:table-cell table:style-name="ce25" table:formula="of:=LOG([.$BB84]*0.8+1; 5)+1" office:value-type="float" office:value="2.02436919924048">
            <text:p>2,024</text:p>
          </table:table-cell>
          <table:table-cell table:style-name="ce16" table:formula="of:=([.$B$7]+([.$C$7]*([.BD$76]-1)))*[.$BC84]" office:value-type="float" office:value="16.1949535939238">
            <text:p>16,19</text:p>
          </table:table-cell>
          <table:table-cell table:style-name="ce16" table:formula="of:=([.$B$7]+([.$C$7]*([.BE$76]-1)))*[.$BC84]" office:value-type="float" office:value="16.8022643536959">
            <text:p>16,80</text:p>
          </table:table-cell>
          <table:table-cell table:style-name="ce16" table:formula="of:=([.$B$7]+([.$C$7]*([.BF$76]-1)))*[.$BC84]" office:value-type="float" office:value="17.5614028034111">
            <text:p>17,56</text:p>
          </table:table-cell>
          <table:table-cell table:style-name="ce16" table:formula="of:=([.$B$7]+([.$C$7]*([.BG$76]-1)))*[.$BC84]" office:value-type="float" office:value="18.3205412531263">
            <text:p>18,32</text:p>
          </table:table-cell>
          <table:table-cell table:style-name="ce16" table:formula="of:=([.$B$7]+([.$C$7]*([.BH$76]-1)))*[.$BC84]" office:value-type="float" office:value="19.0796797028415">
            <text:p>19,08</text:p>
          </table:table-cell>
          <table:table-cell table:style-name="ce16" table:formula="of:=([.$B$7]+([.$C$7]*([.BI$76]-1)))*[.$BC84]" office:value-type="float" office:value="19.8388181525567">
            <text:p>19,84</text:p>
          </table:table-cell>
          <table:table-cell table:style-name="ce16" table:formula="of:=([.$B$7]+([.$C$7]*([.BJ$76]-1)))*[.$BC84]" office:value-type="float" office:value="20.5979566022718">
            <text:p>20,60</text:p>
          </table:table-cell>
          <table:table-cell table:style-name="ce16" table:formula="of:=([.$B$7]+([.$C$7]*([.BK$76]-1)))*[.$BC84]" office:value-type="float" office:value="21.357095051987">
            <text:p>21,36</text:p>
          </table:table-cell>
          <table:table-cell table:style-name="ce16" table:formula="of:=([.$B$7]+([.$C$7]*([.BL$76]-1)))*[.$BC84]" office:value-type="float" office:value="22.1162335017022">
            <text:p>22,12</text:p>
          </table:table-cell>
          <table:table-cell table:style-name="ce16" table:formula="of:=([.$B$7]+([.$C$7]*([.BM$76]-1)))*[.$BC84]" office:value-type="float" office:value="22.8753719514174">
            <text:p>22,88</text:p>
          </table:table-cell>
          <table:table-cell table:style-name="ce16" table:formula="of:=([.$B$7]+([.$C$7]*([.BN$76]-1)))*[.$BC84]" office:value-type="float" office:value="23.6345104011326">
            <text:p>23,63</text:p>
          </table:table-cell>
          <table:table-cell table:style-name="ce16" table:formula="of:=([.$B$7]+([.$C$7]*([.BO$76]-1)))*[.$BC84]" office:value-type="float" office:value="24.3936488508477">
            <text:p>24,39</text:p>
          </table:table-cell>
          <table:table-cell table:style-name="ce16" table:formula="of:=([.$B$7]+([.$C$7]*([.BP$76]-1)))*[.$BC84]" office:value-type="float" office:value="25.1527873005629">
            <text:p>25,15</text:p>
          </table:table-cell>
          <table:table-cell table:style-name="ce16" table:formula="of:=([.$B$7]+([.$C$7]*([.BQ$76]-1)))*[.$BC84]" office:value-type="float" office:value="25.9119257502781">
            <text:p>25,91</text:p>
          </table:table-cell>
          <table:table-cell table:style-name="ce16" table:formula="of:=([.$B$7]+([.$C$7]*([.BR$76]-1)))*[.$BC84]" office:value-type="float" office:value="26.6710641999933">
            <text:p>26,67</text:p>
          </table:table-cell>
          <table:table-cell table:number-columns-repeated="954"/>
        </table:table-row>
        <table:table-row table:style-name="ro4">
          <table:table-cell table:number-columns-repeated="12"/>
          <table:table-cell table:style-name="ce23" table:formula="of:=[.M84]+3" office:value-type="float" office:value="24">
            <text:p>24</text:p>
          </table:table-cell>
          <table:table-cell table:style-name="ce24" table:formula="of:=[.$J$5]*[.$M85]" office:value-type="float" office:value="4.8">
            <text:p>4,800</text:p>
          </table:table-cell>
          <table:table-cell table:style-name="ce25" table:formula="of:=0.75*LOG([.$N85]*0.2+1; 2)+1" office:value-type="float" office:value="1.72814024075536">
            <text:p>1,728</text:p>
          </table:table-cell>
          <table:table-cell table:style-name="ce28" table:formula="of:=([.$B$5]+([.$C$5]*([.P$76]-1)))*[.$O85]" office:value-type="float" office:value="43.2035060188841">
            <text:p>43,2</text:p>
          </table:table-cell>
          <table:table-cell table:style-name="ce28" table:formula="of:=([.$B$5]+([.$C$5]*([.Q$76]-1)))*[.$O85]" office:value-type="float" office:value="60.4849084264377">
            <text:p>60,5</text:p>
          </table:table-cell>
          <table:table-cell table:style-name="ce28" table:formula="of:=([.$B$5]+([.$C$5]*([.R$76]-1)))*[.$O85]" office:value-type="float" office:value="82.0866614358797">
            <text:p>82,1</text:p>
          </table:table-cell>
          <table:table-cell table:style-name="ce28" table:formula="of:=([.$B$5]+([.$C$5]*([.S$76]-1)))*[.$O85]" office:value-type="float" office:value="103.688414445322">
            <text:p>103,7</text:p>
          </table:table-cell>
          <table:table-cell table:style-name="ce28" table:formula="of:=([.$B$5]+([.$C$5]*([.T$76]-1)))*[.$O85]" office:value-type="float" office:value="125.290167454764">
            <text:p>125,3</text:p>
          </table:table-cell>
          <table:table-cell table:style-name="ce28" table:formula="of:=([.$B$5]+([.$C$5]*([.U$76]-1)))*[.$O85]" office:value-type="float" office:value="146.891920464206">
            <text:p>146,9</text:p>
          </table:table-cell>
          <table:table-cell table:style-name="ce28" table:formula="of:=([.$B$5]+([.$C$5]*([.V$76]-1)))*[.$O85]" office:value-type="float" office:value="168.493673473648">
            <text:p>168,5</text:p>
          </table:table-cell>
          <table:table-cell table:style-name="ce28" table:formula="of:=([.$B$5]+([.$C$5]*([.W$76]-1)))*[.$O85]" office:value-type="float" office:value="190.09542648309">
            <text:p>190,1</text:p>
          </table:table-cell>
          <table:table-cell table:style-name="ce28" table:formula="of:=([.$B$5]+([.$C$5]*([.X$76]-1)))*[.$O85]" office:value-type="float" office:value="211.697179492532">
            <text:p>211,7</text:p>
          </table:table-cell>
          <table:table-cell table:style-name="ce28" table:formula="of:=([.$B$5]+([.$C$5]*([.Y$76]-1)))*[.$O85]" office:value-type="float" office:value="233.298932501974">
            <text:p>233,3</text:p>
          </table:table-cell>
          <table:table-cell table:style-name="ce28" table:formula="of:=([.$B$5]+([.$C$5]*([.Z$76]-1)))*[.$O85]" office:value-type="float" office:value="254.900685511416">
            <text:p>254,9</text:p>
          </table:table-cell>
          <table:table-cell table:style-name="ce28" table:formula="of:=([.$B$5]+([.$C$5]*([.AA$76]-1)))*[.$O85]" office:value-type="float" office:value="276.502438520858">
            <text:p>276,5</text:p>
          </table:table-cell>
          <table:table-cell table:style-name="ce28" table:formula="of:=([.$B$5]+([.$C$5]*([.AB$76]-1)))*[.$O85]" office:value-type="float" office:value="298.1041915303">
            <text:p>298,1</text:p>
          </table:table-cell>
          <table:table-cell table:style-name="ce28" table:formula="of:=([.$B$5]+([.$C$5]*([.AC$76]-1)))*[.$O85]" office:value-type="float" office:value="319.705944539742">
            <text:p>319,7</text:p>
          </table:table-cell>
          <table:table-cell table:style-name="ce28" table:formula="of:=([.$B$5]+([.$C$5]*([.AD$76]-1)))*[.$O85]" office:value-type="float" office:value="341.307697549184">
            <text:p>341,3</text:p>
          </table:table-cell>
          <table:table-cell table:number-columns-repeated="2"/>
          <table:table-cell table:style-name="ce23" table:formula="of:=[.AG84]+3" office:value-type="float" office:value="24">
            <text:p>24</text:p>
          </table:table-cell>
          <table:table-cell table:style-name="ce24" table:formula="of:=[.$J$6]*[.$M85]" office:value-type="float" office:value="2.4">
            <text:p>2,400</text:p>
          </table:table-cell>
          <table:table-cell table:style-name="ce25" table:formula="of:=1.2*LOG([.$AH85]*0.25+1; 5)+1" office:value-type="float" office:value="1.35043560906422">
            <text:p>1,350</text:p>
          </table:table-cell>
          <table:table-cell table:style-name="ce16" table:formula="of:=([.$B$6]+([.$C$6]*([.AJ$76]-1)))*[.$AI85]" office:value-type="float" office:value="1.35043560906422">
            <text:p>1,35</text:p>
          </table:table-cell>
          <table:table-cell table:style-name="ce16" table:formula="of:=([.$B$6]+([.$C$6]*([.AK$76]-1)))*[.$AI85]" office:value-type="float" office:value="1.35583735150047">
            <text:p>1,36</text:p>
          </table:table-cell>
          <table:table-cell table:style-name="ce16" table:formula="of:=([.$B$6]+([.$C$6]*([.AL$76]-1)))*[.$AI85]" office:value-type="float" office:value="1.36258952954579">
            <text:p>1,36</text:p>
          </table:table-cell>
          <table:table-cell table:style-name="ce16" table:formula="of:=([.$B$6]+([.$C$6]*([.AM$76]-1)))*[.$AI85]" office:value-type="float" office:value="1.36934170759111">
            <text:p>1,37</text:p>
          </table:table-cell>
          <table:table-cell table:style-name="ce16" table:formula="of:=([.$B$6]+([.$C$6]*([.AN$76]-1)))*[.$AI85]" office:value-type="float" office:value="1.37609388563644">
            <text:p>1,38</text:p>
          </table:table-cell>
          <table:table-cell table:style-name="ce16" table:formula="of:=([.$B$6]+([.$C$6]*([.AO$76]-1)))*[.$AI85]" office:value-type="float" office:value="1.38284606368176">
            <text:p>1,38</text:p>
          </table:table-cell>
          <table:table-cell table:style-name="ce16" table:formula="of:=([.$B$6]+([.$C$6]*([.AP$76]-1)))*[.$AI85]" office:value-type="float" office:value="1.38959824172708">
            <text:p>1,39</text:p>
          </table:table-cell>
          <table:table-cell table:style-name="ce16" table:formula="of:=([.$B$6]+([.$C$6]*([.AQ$76]-1)))*[.$AI85]" office:value-type="float" office:value="1.3963504197724">
            <text:p>1,40</text:p>
          </table:table-cell>
          <table:table-cell table:style-name="ce16" table:formula="of:=([.$B$6]+([.$C$6]*([.AR$76]-1)))*[.$AI85]" office:value-type="float" office:value="1.40310259781772">
            <text:p>1,40</text:p>
          </table:table-cell>
          <table:table-cell table:style-name="ce16" table:formula="of:=([.$B$6]+([.$C$6]*([.AS$76]-1)))*[.$AI85]" office:value-type="float" office:value="1.40985477586304">
            <text:p>1,41</text:p>
          </table:table-cell>
          <table:table-cell table:style-name="ce16" table:formula="of:=([.$B$6]+([.$C$6]*([.AT$76]-1)))*[.$AI85]" office:value-type="float" office:value="1.41660695390836">
            <text:p>1,42</text:p>
          </table:table-cell>
          <table:table-cell table:style-name="ce16" table:formula="of:=([.$B$6]+([.$C$6]*([.AU$76]-1)))*[.$AI85]" office:value-type="float" office:value="1.42335913195368">
            <text:p>1,42</text:p>
          </table:table-cell>
          <table:table-cell table:style-name="ce16" table:formula="of:=([.$B$6]+([.$C$6]*([.AV$76]-1)))*[.$AI85]" office:value-type="float" office:value="1.430111309999">
            <text:p>1,43</text:p>
          </table:table-cell>
          <table:table-cell table:style-name="ce16" table:formula="of:=([.$B$6]+([.$C$6]*([.AW$76]-1)))*[.$AI85]" office:value-type="float" office:value="1.43686348804433">
            <text:p>1,44</text:p>
          </table:table-cell>
          <table:table-cell table:style-name="ce16" table:formula="of:=([.$B$6]+([.$C$6]*([.AX$76]-1)))*[.$AI85]" office:value-type="float" office:value="1.44361566608965">
            <text:p>1,44</text:p>
          </table:table-cell>
          <table:table-cell table:number-columns-repeated="2"/>
          <table:table-cell table:style-name="ce23" table:formula="of:=[.BA84]+3" office:value-type="float" office:value="24">
            <text:p>24</text:p>
          </table:table-cell>
          <table:table-cell table:style-name="ce24" table:formula="of:=[.$J$7]*[.$BA85]" office:value-type="float" office:value="6">
            <text:p>6,000</text:p>
          </table:table-cell>
          <table:table-cell table:style-name="ce25" table:formula="of:=LOG([.$BB85]*0.8+1; 5)+1" office:value-type="float" office:value="2.0922185341675">
            <text:p>2,092</text:p>
          </table:table-cell>
          <table:table-cell table:style-name="ce16" table:formula="of:=([.$B$7]+([.$C$7]*([.BD$76]-1)))*[.$BC85]" office:value-type="float" office:value="16.73774827334">
            <text:p>16,74</text:p>
          </table:table-cell>
          <table:table-cell table:style-name="ce16" table:formula="of:=([.$B$7]+([.$C$7]*([.BE$76]-1)))*[.$BC85]" office:value-type="float" office:value="17.3654138335902">
            <text:p>17,37</text:p>
          </table:table-cell>
          <table:table-cell table:style-name="ce16" table:formula="of:=([.$B$7]+([.$C$7]*([.BF$76]-1)))*[.$BC85]" office:value-type="float" office:value="18.1499957839031">
            <text:p>18,15</text:p>
          </table:table-cell>
          <table:table-cell table:style-name="ce16" table:formula="of:=([.$B$7]+([.$C$7]*([.BG$76]-1)))*[.$BC85]" office:value-type="float" office:value="18.9345777342159">
            <text:p>18,93</text:p>
          </table:table-cell>
          <table:table-cell table:style-name="ce16" table:formula="of:=([.$B$7]+([.$C$7]*([.BH$76]-1)))*[.$BC85]" office:value-type="float" office:value="19.7191596845287">
            <text:p>19,72</text:p>
          </table:table-cell>
          <table:table-cell table:style-name="ce16" table:formula="of:=([.$B$7]+([.$C$7]*([.BI$76]-1)))*[.$BC85]" office:value-type="float" office:value="20.5037416348415">
            <text:p>20,50</text:p>
          </table:table-cell>
          <table:table-cell table:style-name="ce16" table:formula="of:=([.$B$7]+([.$C$7]*([.BJ$76]-1)))*[.$BC85]" office:value-type="float" office:value="21.2883235851543">
            <text:p>21,29</text:p>
          </table:table-cell>
          <table:table-cell table:style-name="ce16" table:formula="of:=([.$B$7]+([.$C$7]*([.BK$76]-1)))*[.$BC85]" office:value-type="float" office:value="22.0729055354671">
            <text:p>22,07</text:p>
          </table:table-cell>
          <table:table-cell table:style-name="ce16" table:formula="of:=([.$B$7]+([.$C$7]*([.BL$76]-1)))*[.$BC85]" office:value-type="float" office:value="22.8574874857799">
            <text:p>22,86</text:p>
          </table:table-cell>
          <table:table-cell table:style-name="ce16" table:formula="of:=([.$B$7]+([.$C$7]*([.BM$76]-1)))*[.$BC85]" office:value-type="float" office:value="23.6420694360927">
            <text:p>23,64</text:p>
          </table:table-cell>
          <table:table-cell table:style-name="ce16" table:formula="of:=([.$B$7]+([.$C$7]*([.BN$76]-1)))*[.$BC85]" office:value-type="float" office:value="24.4266513864056">
            <text:p>24,43</text:p>
          </table:table-cell>
          <table:table-cell table:style-name="ce16" table:formula="of:=([.$B$7]+([.$C$7]*([.BO$76]-1)))*[.$BC85]" office:value-type="float" office:value="25.2112333367184">
            <text:p>25,21</text:p>
          </table:table-cell>
          <table:table-cell table:style-name="ce16" table:formula="of:=([.$B$7]+([.$C$7]*([.BP$76]-1)))*[.$BC85]" office:value-type="float" office:value="25.9958152870312">
            <text:p>26,00</text:p>
          </table:table-cell>
          <table:table-cell table:style-name="ce16" table:formula="of:=([.$B$7]+([.$C$7]*([.BQ$76]-1)))*[.$BC85]" office:value-type="float" office:value="26.780397237344">
            <text:p>26,78</text:p>
          </table:table-cell>
          <table:table-cell table:style-name="ce16" table:formula="of:=([.$B$7]+([.$C$7]*([.BR$76]-1)))*[.$BC85]" office:value-type="float" office:value="27.5649791876568">
            <text:p>27,56</text:p>
          </table:table-cell>
          <table:table-cell table:number-columns-repeated="954"/>
        </table:table-row>
        <table:table-row table:style-name="ro4">
          <table:table-cell table:number-columns-repeated="12"/>
          <table:table-cell table:style-name="ce23" table:formula="of:=[.M85]+3" office:value-type="float" office:value="27">
            <text:p>27</text:p>
          </table:table-cell>
          <table:table-cell table:style-name="ce24" table:formula="of:=[.$J$5]*[.$M86]" office:value-type="float" office:value="5.4">
            <text:p>5,400</text:p>
          </table:table-cell>
          <table:table-cell table:style-name="ce25" table:formula="of:=0.75*LOG([.$N86]*0.2+1; 2)+1" office:value-type="float" office:value="1.79243764627478">
            <text:p>1,792</text:p>
          </table:table-cell>
          <table:table-cell table:style-name="ce28" table:formula="of:=([.$B$5]+([.$C$5]*([.P$76]-1)))*[.$O86]" office:value-type="float" office:value="44.8109411568694">
            <text:p>44,8</text:p>
          </table:table-cell>
          <table:table-cell table:style-name="ce28" table:formula="of:=([.$B$5]+([.$C$5]*([.Q$76]-1)))*[.$O86]" office:value-type="float" office:value="62.7353176196172">
            <text:p>62,7</text:p>
          </table:table-cell>
          <table:table-cell table:style-name="ce28" table:formula="of:=([.$B$5]+([.$C$5]*([.R$76]-1)))*[.$O86]" office:value-type="float" office:value="85.1407881980519">
            <text:p>85,1</text:p>
          </table:table-cell>
          <table:table-cell table:style-name="ce28" table:formula="of:=([.$B$5]+([.$C$5]*([.S$76]-1)))*[.$O86]" office:value-type="float" office:value="107.546258776487">
            <text:p>107,5</text:p>
          </table:table-cell>
          <table:table-cell table:style-name="ce28" table:formula="of:=([.$B$5]+([.$C$5]*([.T$76]-1)))*[.$O86]" office:value-type="float" office:value="129.951729354921">
            <text:p>130,0</text:p>
          </table:table-cell>
          <table:table-cell table:style-name="ce28" table:formula="of:=([.$B$5]+([.$C$5]*([.U$76]-1)))*[.$O86]" office:value-type="float" office:value="152.357199933356">
            <text:p>152,4</text:p>
          </table:table-cell>
          <table:table-cell table:style-name="ce28" table:formula="of:=([.$B$5]+([.$C$5]*([.V$76]-1)))*[.$O86]" office:value-type="float" office:value="174.762670511791">
            <text:p>174,8</text:p>
          </table:table-cell>
          <table:table-cell table:style-name="ce28" table:formula="of:=([.$B$5]+([.$C$5]*([.W$76]-1)))*[.$O86]" office:value-type="float" office:value="197.168141090225">
            <text:p>197,2</text:p>
          </table:table-cell>
          <table:table-cell table:style-name="ce28" table:formula="of:=([.$B$5]+([.$C$5]*([.X$76]-1)))*[.$O86]" office:value-type="float" office:value="219.57361166866">
            <text:p>219,6</text:p>
          </table:table-cell>
          <table:table-cell table:style-name="ce28" table:formula="of:=([.$B$5]+([.$C$5]*([.Y$76]-1)))*[.$O86]" office:value-type="float" office:value="241.979082247095">
            <text:p>242,0</text:p>
          </table:table-cell>
          <table:table-cell table:style-name="ce28" table:formula="of:=([.$B$5]+([.$C$5]*([.Z$76]-1)))*[.$O86]" office:value-type="float" office:value="264.384552825529">
            <text:p>264,4</text:p>
          </table:table-cell>
          <table:table-cell table:style-name="ce28" table:formula="of:=([.$B$5]+([.$C$5]*([.AA$76]-1)))*[.$O86]" office:value-type="float" office:value="286.790023403964">
            <text:p>286,8</text:p>
          </table:table-cell>
          <table:table-cell table:style-name="ce28" table:formula="of:=([.$B$5]+([.$C$5]*([.AB$76]-1)))*[.$O86]" office:value-type="float" office:value="309.195493982399">
            <text:p>309,2</text:p>
          </table:table-cell>
          <table:table-cell table:style-name="ce28" table:formula="of:=([.$B$5]+([.$C$5]*([.AC$76]-1)))*[.$O86]" office:value-type="float" office:value="331.600964560833">
            <text:p>331,6</text:p>
          </table:table-cell>
          <table:table-cell table:style-name="ce28" table:formula="of:=([.$B$5]+([.$C$5]*([.AD$76]-1)))*[.$O86]" office:value-type="float" office:value="354.006435139268">
            <text:p>354,0</text:p>
          </table:table-cell>
          <table:table-cell table:number-columns-repeated="2"/>
          <table:table-cell table:style-name="ce23" table:formula="of:=[.AG85]+3" office:value-type="float" office:value="27">
            <text:p>27</text:p>
          </table:table-cell>
          <table:table-cell table:style-name="ce24" table:formula="of:=[.$J$6]*[.$M86]" office:value-type="float" office:value="2.7">
            <text:p>2,700</text:p>
          </table:table-cell>
          <table:table-cell table:style-name="ce25" table:formula="of:=1.2*LOG([.$AH86]*0.25+1; 5)+1" office:value-type="float" office:value="1.38459128715087">
            <text:p>1,385</text:p>
          </table:table-cell>
          <table:table-cell table:style-name="ce16" table:formula="of:=([.$B$6]+([.$C$6]*([.AJ$76]-1)))*[.$AI86]" office:value-type="float" office:value="1.38459128715087">
            <text:p>1,38</text:p>
          </table:table-cell>
          <table:table-cell table:style-name="ce16" table:formula="of:=([.$B$6]+([.$C$6]*([.AK$76]-1)))*[.$AI86]" office:value-type="float" office:value="1.39012965229947">
            <text:p>1,39</text:p>
          </table:table-cell>
          <table:table-cell table:style-name="ce16" table:formula="of:=([.$B$6]+([.$C$6]*([.AL$76]-1)))*[.$AI86]" office:value-type="float" office:value="1.39705260873523">
            <text:p>1,40</text:p>
          </table:table-cell>
          <table:table-cell table:style-name="ce16" table:formula="of:=([.$B$6]+([.$C$6]*([.AM$76]-1)))*[.$AI86]" office:value-type="float" office:value="1.40397556517098">
            <text:p>1,40</text:p>
          </table:table-cell>
          <table:table-cell table:style-name="ce16" table:formula="of:=([.$B$6]+([.$C$6]*([.AN$76]-1)))*[.$AI86]" office:value-type="float" office:value="1.41089852160673">
            <text:p>1,41</text:p>
          </table:table-cell>
          <table:table-cell table:style-name="ce16" table:formula="of:=([.$B$6]+([.$C$6]*([.AO$76]-1)))*[.$AI86]" office:value-type="float" office:value="1.41782147804249">
            <text:p>1,42</text:p>
          </table:table-cell>
          <table:table-cell table:style-name="ce16" table:formula="of:=([.$B$6]+([.$C$6]*([.AP$76]-1)))*[.$AI86]" office:value-type="float" office:value="1.42474443447824">
            <text:p>1,42</text:p>
          </table:table-cell>
          <table:table-cell table:style-name="ce16" table:formula="of:=([.$B$6]+([.$C$6]*([.AQ$76]-1)))*[.$AI86]" office:value-type="float" office:value="1.431667390914">
            <text:p>1,43</text:p>
          </table:table-cell>
          <table:table-cell table:style-name="ce16" table:formula="of:=([.$B$6]+([.$C$6]*([.AR$76]-1)))*[.$AI86]" office:value-type="float" office:value="1.43859034734975">
            <text:p>1,44</text:p>
          </table:table-cell>
          <table:table-cell table:style-name="ce16" table:formula="of:=([.$B$6]+([.$C$6]*([.AS$76]-1)))*[.$AI86]" office:value-type="float" office:value="1.44551330378551">
            <text:p>1,45</text:p>
          </table:table-cell>
          <table:table-cell table:style-name="ce16" table:formula="of:=([.$B$6]+([.$C$6]*([.AT$76]-1)))*[.$AI86]" office:value-type="float" office:value="1.45243626022126">
            <text:p>1,45</text:p>
          </table:table-cell>
          <table:table-cell table:style-name="ce16" table:formula="of:=([.$B$6]+([.$C$6]*([.AU$76]-1)))*[.$AI86]" office:value-type="float" office:value="1.45935921665701">
            <text:p>1,46</text:p>
          </table:table-cell>
          <table:table-cell table:style-name="ce16" table:formula="of:=([.$B$6]+([.$C$6]*([.AV$76]-1)))*[.$AI86]" office:value-type="float" office:value="1.46628217309277">
            <text:p>1,47</text:p>
          </table:table-cell>
          <table:table-cell table:style-name="ce16" table:formula="of:=([.$B$6]+([.$C$6]*([.AW$76]-1)))*[.$AI86]" office:value-type="float" office:value="1.47320512952852">
            <text:p>1,47</text:p>
          </table:table-cell>
          <table:table-cell table:style-name="ce16" table:formula="of:=([.$B$6]+([.$C$6]*([.AX$76]-1)))*[.$AI86]" office:value-type="float" office:value="1.48012808596428">
            <text:p>1,48</text:p>
          </table:table-cell>
          <table:table-cell table:number-columns-repeated="2"/>
          <table:table-cell table:style-name="ce23" table:formula="of:=[.BA85]+3" office:value-type="float" office:value="27">
            <text:p>27</text:p>
          </table:table-cell>
          <table:table-cell table:style-name="ce24" table:formula="of:=[.$J$7]*[.$BA86]" office:value-type="float" office:value="6.75">
            <text:p>6,750</text:p>
          </table:table-cell>
          <table:table-cell table:style-name="ce25" table:formula="of:=LOG([.$BB86]*0.8+1; 5)+1" office:value-type="float" office:value="2.15338279036697">
            <text:p>2,153</text:p>
          </table:table-cell>
          <table:table-cell table:style-name="ce16" table:formula="of:=([.$B$7]+([.$C$7]*([.BD$76]-1)))*[.$BC86]" office:value-type="float" office:value="17.2270623229357">
            <text:p>17,23</text:p>
          </table:table-cell>
          <table:table-cell table:style-name="ce16" table:formula="of:=([.$B$7]+([.$C$7]*([.BE$76]-1)))*[.$BC86]" office:value-type="float" office:value="17.8730771600458">
            <text:p>17,87</text:p>
          </table:table-cell>
          <table:table-cell table:style-name="ce16" table:formula="of:=([.$B$7]+([.$C$7]*([.BF$76]-1)))*[.$BC86]" office:value-type="float" office:value="18.6805957064334">
            <text:p>18,68</text:p>
          </table:table-cell>
          <table:table-cell table:style-name="ce16" table:formula="of:=([.$B$7]+([.$C$7]*([.BG$76]-1)))*[.$BC86]" office:value-type="float" office:value="19.488114252821">
            <text:p>19,49</text:p>
          </table:table-cell>
          <table:table-cell table:style-name="ce16" table:formula="of:=([.$B$7]+([.$C$7]*([.BH$76]-1)))*[.$BC86]" office:value-type="float" office:value="20.2956327992087">
            <text:p>20,30</text:p>
          </table:table-cell>
          <table:table-cell table:style-name="ce16" table:formula="of:=([.$B$7]+([.$C$7]*([.BI$76]-1)))*[.$BC86]" office:value-type="float" office:value="21.1031513455963">
            <text:p>21,10</text:p>
          </table:table-cell>
          <table:table-cell table:style-name="ce16" table:formula="of:=([.$B$7]+([.$C$7]*([.BJ$76]-1)))*[.$BC86]" office:value-type="float" office:value="21.9106698919839">
            <text:p>21,91</text:p>
          </table:table-cell>
          <table:table-cell table:style-name="ce16" table:formula="of:=([.$B$7]+([.$C$7]*([.BK$76]-1)))*[.$BC86]" office:value-type="float" office:value="22.7181884383715">
            <text:p>22,72</text:p>
          </table:table-cell>
          <table:table-cell table:style-name="ce16" table:formula="of:=([.$B$7]+([.$C$7]*([.BL$76]-1)))*[.$BC86]" office:value-type="float" office:value="23.5257069847591">
            <text:p>23,53</text:p>
          </table:table-cell>
          <table:table-cell table:style-name="ce16" table:formula="of:=([.$B$7]+([.$C$7]*([.BM$76]-1)))*[.$BC86]" office:value-type="float" office:value="24.3332255311467">
            <text:p>24,33</text:p>
          </table:table-cell>
          <table:table-cell table:style-name="ce16" table:formula="of:=([.$B$7]+([.$C$7]*([.BN$76]-1)))*[.$BC86]" office:value-type="float" office:value="25.1407440775343">
            <text:p>25,14</text:p>
          </table:table-cell>
          <table:table-cell table:style-name="ce16" table:formula="of:=([.$B$7]+([.$C$7]*([.BO$76]-1)))*[.$BC86]" office:value-type="float" office:value="25.9482626239219">
            <text:p>25,95</text:p>
          </table:table-cell>
          <table:table-cell table:style-name="ce16" table:formula="of:=([.$B$7]+([.$C$7]*([.BP$76]-1)))*[.$BC86]" office:value-type="float" office:value="26.7557811703095">
            <text:p>26,76</text:p>
          </table:table-cell>
          <table:table-cell table:style-name="ce16" table:formula="of:=([.$B$7]+([.$C$7]*([.BQ$76]-1)))*[.$BC86]" office:value-type="float" office:value="27.5632997166972">
            <text:p>27,56</text:p>
          </table:table-cell>
          <table:table-cell table:style-name="ce16" table:formula="of:=([.$B$7]+([.$C$7]*([.BR$76]-1)))*[.$BC86]" office:value-type="float" office:value="28.3708182630848">
            <text:p>28,37</text:p>
          </table:table-cell>
          <table:table-cell table:number-columns-repeated="954"/>
        </table:table-row>
        <table:table-row table:style-name="ro4">
          <table:table-cell table:number-columns-repeated="12"/>
          <table:table-cell table:style-name="ce23" table:formula="of:=[.M86]+3" office:value-type="float" office:value="30">
            <text:p>30</text:p>
          </table:table-cell>
          <table:table-cell table:style-name="ce24" table:formula="of:=[.$J$5]*[.$M87]" office:value-type="float" office:value="6">
            <text:p>6,000</text:p>
          </table:table-cell>
          <table:table-cell table:style-name="ce25" table:formula="of:=0.75*LOG([.$N87]*0.2+1; 2)+1" office:value-type="float" office:value="1.85312764281245">
            <text:p>1,853</text:p>
          </table:table-cell>
          <table:table-cell table:style-name="ce29" table:formula="of:=([.$B$5]+([.$C$5]*([.P$76]-1)))*[.$O87]" office:value-type="float" office:value="46.3281910703113">
            <text:p>46,3</text:p>
          </table:table-cell>
          <table:table-cell table:style-name="ce29" table:formula="of:=([.$B$5]+([.$C$5]*([.Q$76]-1)))*[.$O87]" office:value-type="float" office:value="64.8594674984358">
            <text:p>64,9</text:p>
          </table:table-cell>
          <table:table-cell table:style-name="ce29" table:formula="of:=([.$B$5]+([.$C$5]*([.R$76]-1)))*[.$O87]" office:value-type="float" office:value="88.0235630335914">
            <text:p>88,0</text:p>
          </table:table-cell>
          <table:table-cell table:style-name="ce29" table:formula="of:=([.$B$5]+([.$C$5]*([.S$76]-1)))*[.$O87]" office:value-type="float" office:value="111.187658568747">
            <text:p>111,2</text:p>
          </table:table-cell>
          <table:table-cell table:style-name="ce29" table:formula="of:=([.$B$5]+([.$C$5]*([.T$76]-1)))*[.$O87]" office:value-type="float" office:value="134.351754103903">
            <text:p>134,4</text:p>
          </table:table-cell>
          <table:table-cell table:style-name="ce29" table:formula="of:=([.$B$5]+([.$C$5]*([.U$76]-1)))*[.$O87]" office:value-type="float" office:value="157.515849639058">
            <text:p>157,5</text:p>
          </table:table-cell>
          <table:table-cell table:style-name="ce29" table:formula="of:=([.$B$5]+([.$C$5]*([.V$76]-1)))*[.$O87]" office:value-type="float" office:value="180.679945174214">
            <text:p>180,7</text:p>
          </table:table-cell>
          <table:table-cell table:style-name="ce29" table:formula="of:=([.$B$5]+([.$C$5]*([.W$76]-1)))*[.$O87]" office:value-type="float" office:value="203.84404070937">
            <text:p>203,8</text:p>
          </table:table-cell>
          <table:table-cell table:style-name="ce29" table:formula="of:=([.$B$5]+([.$C$5]*([.X$76]-1)))*[.$O87]" office:value-type="float" office:value="227.008136244525">
            <text:p>227,0</text:p>
          </table:table-cell>
          <table:table-cell table:style-name="ce29" table:formula="of:=([.$B$5]+([.$C$5]*([.Y$76]-1)))*[.$O87]" office:value-type="float" office:value="250.172231779681">
            <text:p>250,2</text:p>
          </table:table-cell>
          <table:table-cell table:style-name="ce29" table:formula="of:=([.$B$5]+([.$C$5]*([.Z$76]-1)))*[.$O87]" office:value-type="float" office:value="273.336327314837">
            <text:p>273,3</text:p>
          </table:table-cell>
          <table:table-cell table:style-name="ce29" table:formula="of:=([.$B$5]+([.$C$5]*([.AA$76]-1)))*[.$O87]" office:value-type="float" office:value="296.500422849992">
            <text:p>296,5</text:p>
          </table:table-cell>
          <table:table-cell table:style-name="ce29" table:formula="of:=([.$B$5]+([.$C$5]*([.AB$76]-1)))*[.$O87]" office:value-type="float" office:value="319.664518385148">
            <text:p>319,7</text:p>
          </table:table-cell>
          <table:table-cell table:style-name="ce29" table:formula="of:=([.$B$5]+([.$C$5]*([.AC$76]-1)))*[.$O87]" office:value-type="float" office:value="342.828613920303">
            <text:p>342,8</text:p>
          </table:table-cell>
          <table:table-cell table:style-name="ce29" table:formula="of:=([.$B$5]+([.$C$5]*([.AD$76]-1)))*[.$O87]" office:value-type="float" office:value="365.992709455459">
            <text:p>366,0</text:p>
          </table:table-cell>
          <table:table-cell table:number-columns-repeated="2"/>
          <table:table-cell table:style-name="ce23" table:formula="of:=[.AG86]+3" office:value-type="float" office:value="30">
            <text:p>30</text:p>
          </table:table-cell>
          <table:table-cell table:style-name="ce24" table:formula="of:=[.$J$6]*[.$M87]" office:value-type="float" office:value="3">
            <text:p>3,000</text:p>
          </table:table-cell>
          <table:table-cell table:style-name="ce25" table:formula="of:=1.2*LOG([.$AH87]*0.25+1; 5)+1" office:value-type="float" office:value="1.41725060677046">
            <text:p>1,417</text:p>
          </table:table-cell>
          <table:table-cell table:style-name="ce16" table:formula="of:=([.$B$6]+([.$C$6]*([.AJ$76]-1)))*[.$AI87]" office:value-type="float" office:value="1.41725060677046">
            <text:p>1,42</text:p>
          </table:table-cell>
          <table:table-cell table:style-name="ce16" table:formula="of:=([.$B$6]+([.$C$6]*([.AK$76]-1)))*[.$AI87]" office:value-type="float" office:value="1.42291960919754">
            <text:p>1,42</text:p>
          </table:table-cell>
          <table:table-cell table:style-name="ce16" table:formula="of:=([.$B$6]+([.$C$6]*([.AL$76]-1)))*[.$AI87]" office:value-type="float" office:value="1.43000586223139">
            <text:p>1,43</text:p>
          </table:table-cell>
          <table:table-cell table:style-name="ce16" table:formula="of:=([.$B$6]+([.$C$6]*([.AM$76]-1)))*[.$AI87]" office:value-type="float" office:value="1.43709211526524">
            <text:p>1,44</text:p>
          </table:table-cell>
          <table:table-cell table:style-name="ce16" table:formula="of:=([.$B$6]+([.$C$6]*([.AN$76]-1)))*[.$AI87]" office:value-type="float" office:value="1.4441783682991">
            <text:p>1,44</text:p>
          </table:table-cell>
          <table:table-cell table:style-name="ce16" table:formula="of:=([.$B$6]+([.$C$6]*([.AO$76]-1)))*[.$AI87]" office:value-type="float" office:value="1.45126462133295">
            <text:p>1,45</text:p>
          </table:table-cell>
          <table:table-cell table:style-name="ce16" table:formula="of:=([.$B$6]+([.$C$6]*([.AP$76]-1)))*[.$AI87]" office:value-type="float" office:value="1.4583508743668">
            <text:p>1,46</text:p>
          </table:table-cell>
          <table:table-cell table:style-name="ce16" table:formula="of:=([.$B$6]+([.$C$6]*([.AQ$76]-1)))*[.$AI87]" office:value-type="float" office:value="1.46543712740065">
            <text:p>1,47</text:p>
          </table:table-cell>
          <table:table-cell table:style-name="ce16" table:formula="of:=([.$B$6]+([.$C$6]*([.AR$76]-1)))*[.$AI87]" office:value-type="float" office:value="1.47252338043451">
            <text:p>1,47</text:p>
          </table:table-cell>
          <table:table-cell table:style-name="ce16" table:formula="of:=([.$B$6]+([.$C$6]*([.AS$76]-1)))*[.$AI87]" office:value-type="float" office:value="1.47960963346836">
            <text:p>1,48</text:p>
          </table:table-cell>
          <table:table-cell table:style-name="ce16" table:formula="of:=([.$B$6]+([.$C$6]*([.AT$76]-1)))*[.$AI87]" office:value-type="float" office:value="1.48669588650221">
            <text:p>1,49</text:p>
          </table:table-cell>
          <table:table-cell table:style-name="ce16" table:formula="of:=([.$B$6]+([.$C$6]*([.AU$76]-1)))*[.$AI87]" office:value-type="float" office:value="1.49378213953606">
            <text:p>1,49</text:p>
          </table:table-cell>
          <table:table-cell table:style-name="ce16" table:formula="of:=([.$B$6]+([.$C$6]*([.AV$76]-1)))*[.$AI87]" office:value-type="float" office:value="1.50086839256991">
            <text:p>1,50</text:p>
          </table:table-cell>
          <table:table-cell table:style-name="ce16" table:formula="of:=([.$B$6]+([.$C$6]*([.AW$76]-1)))*[.$AI87]" office:value-type="float" office:value="1.50795464560377">
            <text:p>1,51</text:p>
          </table:table-cell>
          <table:table-cell table:style-name="ce16" table:formula="of:=([.$B$6]+([.$C$6]*([.AX$76]-1)))*[.$AI87]" office:value-type="float" office:value="1.51504089863762">
            <text:p>1,52</text:p>
          </table:table-cell>
          <table:table-cell table:number-columns-repeated="2"/>
          <table:table-cell table:style-name="ce23" table:formula="of:=[.BA86]+3" office:value-type="float" office:value="30">
            <text:p>30</text:p>
          </table:table-cell>
          <table:table-cell table:style-name="ce24" table:formula="of:=[.$J$7]*[.$BA87]" office:value-type="float" office:value="7.5">
            <text:p>7,500</text:p>
          </table:table-cell>
          <table:table-cell table:style-name="ce25" table:formula="of:=LOG([.$BB87]*0.8+1; 5)+1" office:value-type="float" office:value="2.20906195512217">
            <text:p>2,209</text:p>
          </table:table-cell>
          <table:table-cell table:style-name="ce16" table:formula="of:=([.$B$7]+([.$C$7]*([.BD$76]-1)))*[.$BC87]" office:value-type="float" office:value="17.6724956409773">
            <text:p>17,67</text:p>
          </table:table-cell>
          <table:table-cell table:style-name="ce16" table:formula="of:=([.$B$7]+([.$C$7]*([.BE$76]-1)))*[.$BC87]" office:value-type="float" office:value="18.335214227514">
            <text:p>18,34</text:p>
          </table:table-cell>
          <table:table-cell table:style-name="ce16" table:formula="of:=([.$B$7]+([.$C$7]*([.BF$76]-1)))*[.$BC87]" office:value-type="float" office:value="19.1636124606848">
            <text:p>19,16</text:p>
          </table:table-cell>
          <table:table-cell table:style-name="ce16" table:formula="of:=([.$B$7]+([.$C$7]*([.BG$76]-1)))*[.$BC87]" office:value-type="float" office:value="19.9920106938556">
            <text:p>19,99</text:p>
          </table:table-cell>
          <table:table-cell table:style-name="ce16" table:formula="of:=([.$B$7]+([.$C$7]*([.BH$76]-1)))*[.$BC87]" office:value-type="float" office:value="20.8204089270264">
            <text:p>20,82</text:p>
          </table:table-cell>
          <table:table-cell table:style-name="ce16" table:formula="of:=([.$B$7]+([.$C$7]*([.BI$76]-1)))*[.$BC87]" office:value-type="float" office:value="21.6488071601972">
            <text:p>21,65</text:p>
          </table:table-cell>
          <table:table-cell table:style-name="ce16" table:formula="of:=([.$B$7]+([.$C$7]*([.BJ$76]-1)))*[.$BC87]" office:value-type="float" office:value="22.4772053933681">
            <text:p>22,48</text:p>
          </table:table-cell>
          <table:table-cell table:style-name="ce16" table:formula="of:=([.$B$7]+([.$C$7]*([.BK$76]-1)))*[.$BC87]" office:value-type="float" office:value="23.3056036265389">
            <text:p>23,31</text:p>
          </table:table-cell>
          <table:table-cell table:style-name="ce16" table:formula="of:=([.$B$7]+([.$C$7]*([.BL$76]-1)))*[.$BC87]" office:value-type="float" office:value="24.1340018597097">
            <text:p>24,13</text:p>
          </table:table-cell>
          <table:table-cell table:style-name="ce16" table:formula="of:=([.$B$7]+([.$C$7]*([.BM$76]-1)))*[.$BC87]" office:value-type="float" office:value="24.9624000928805">
            <text:p>24,96</text:p>
          </table:table-cell>
          <table:table-cell table:style-name="ce16" table:formula="of:=([.$B$7]+([.$C$7]*([.BN$76]-1)))*[.$BC87]" office:value-type="float" office:value="25.7907983260513">
            <text:p>25,79</text:p>
          </table:table-cell>
          <table:table-cell table:style-name="ce16" table:formula="of:=([.$B$7]+([.$C$7]*([.BO$76]-1)))*[.$BC87]" office:value-type="float" office:value="26.6191965592221">
            <text:p>26,62</text:p>
          </table:table-cell>
          <table:table-cell table:style-name="ce16" table:formula="of:=([.$B$7]+([.$C$7]*([.BP$76]-1)))*[.$BC87]" office:value-type="float" office:value="27.4475947923929">
            <text:p>27,45</text:p>
          </table:table-cell>
          <table:table-cell table:style-name="ce16" table:formula="of:=([.$B$7]+([.$C$7]*([.BQ$76]-1)))*[.$BC87]" office:value-type="float" office:value="28.2759930255637">
            <text:p>28,28</text:p>
          </table:table-cell>
          <table:table-cell table:style-name="ce16" table:formula="of:=([.$B$7]+([.$C$7]*([.BR$76]-1)))*[.$BC87]" office:value-type="float" office:value="29.1043912587346">
            <text:p>29,10</text:p>
          </table:table-cell>
          <table:table-cell table:number-columns-repeated="954"/>
        </table:table-row>
        <table:table-row table:style-name="ro4">
          <table:table-cell table:number-columns-repeated="12"/>
          <table:table-cell table:style-name="ce23" table:formula="of:=[.M87]+3" office:value-type="float" office:value="33">
            <text:p>33</text:p>
          </table:table-cell>
          <table:table-cell table:style-name="ce24" table:formula="of:=[.$J$5]*[.$M88]" office:value-type="float" office:value="6.6">
            <text:p>6,600</text:p>
          </table:table-cell>
          <table:table-cell table:style-name="ce25" table:formula="of:=0.75*LOG([.$N88]*0.2+1; 2)+1" office:value-type="float" office:value="1.91059360401464">
            <text:p>1,911</text:p>
          </table:table-cell>
          <table:table-cell table:style-name="ce28" table:formula="of:=([.$B$5]+([.$C$5]*([.P$76]-1)))*[.$O88]" office:value-type="float" office:value="47.7648401003659">
            <text:p>47,8</text:p>
          </table:table-cell>
          <table:table-cell table:style-name="ce28" table:formula="of:=([.$B$5]+([.$C$5]*([.Q$76]-1)))*[.$O88]" office:value-type="float" office:value="66.8707761405122">
            <text:p>66,9</text:p>
          </table:table-cell>
          <table:table-cell table:style-name="ce28" table:formula="of:=([.$B$5]+([.$C$5]*([.R$76]-1)))*[.$O88]" office:value-type="float" office:value="90.7531961906952">
            <text:p>90,8</text:p>
          </table:table-cell>
          <table:table-cell table:style-name="ce28" table:formula="of:=([.$B$5]+([.$C$5]*([.S$76]-1)))*[.$O88]" office:value-type="float" office:value="114.635616240878">
            <text:p>114,6</text:p>
          </table:table-cell>
          <table:table-cell table:style-name="ce28" table:formula="of:=([.$B$5]+([.$C$5]*([.T$76]-1)))*[.$O88]" office:value-type="float" office:value="138.518036291061">
            <text:p>138,5</text:p>
          </table:table-cell>
          <table:table-cell table:style-name="ce28" table:formula="of:=([.$B$5]+([.$C$5]*([.U$76]-1)))*[.$O88]" office:value-type="float" office:value="162.400456341244">
            <text:p>162,4</text:p>
          </table:table-cell>
          <table:table-cell table:style-name="ce28" table:formula="of:=([.$B$5]+([.$C$5]*([.V$76]-1)))*[.$O88]" office:value-type="float" office:value="186.282876391427">
            <text:p>186,3</text:p>
          </table:table-cell>
          <table:table-cell table:style-name="ce28" table:formula="of:=([.$B$5]+([.$C$5]*([.W$76]-1)))*[.$O88]" office:value-type="float" office:value="210.16529644161">
            <text:p>210,2</text:p>
          </table:table-cell>
          <table:table-cell table:style-name="ce28" table:formula="of:=([.$B$5]+([.$C$5]*([.X$76]-1)))*[.$O88]" office:value-type="float" office:value="234.047716491793">
            <text:p>234,0</text:p>
          </table:table-cell>
          <table:table-cell table:style-name="ce28" table:formula="of:=([.$B$5]+([.$C$5]*([.Y$76]-1)))*[.$O88]" office:value-type="float" office:value="257.930136541976">
            <text:p>257,9</text:p>
          </table:table-cell>
          <table:table-cell table:style-name="ce28" table:formula="of:=([.$B$5]+([.$C$5]*([.Z$76]-1)))*[.$O88]" office:value-type="float" office:value="281.812556592159">
            <text:p>281,8</text:p>
          </table:table-cell>
          <table:table-cell table:style-name="ce28" table:formula="of:=([.$B$5]+([.$C$5]*([.AA$76]-1)))*[.$O88]" office:value-type="float" office:value="305.694976642342">
            <text:p>305,7</text:p>
          </table:table-cell>
          <table:table-cell table:style-name="ce28" table:formula="of:=([.$B$5]+([.$C$5]*([.AB$76]-1)))*[.$O88]" office:value-type="float" office:value="329.577396692525">
            <text:p>329,6</text:p>
          </table:table-cell>
          <table:table-cell table:style-name="ce28" table:formula="of:=([.$B$5]+([.$C$5]*([.AC$76]-1)))*[.$O88]" office:value-type="float" office:value="353.459816742708">
            <text:p>353,5</text:p>
          </table:table-cell>
          <table:table-cell table:style-name="ce28" table:formula="of:=([.$B$5]+([.$C$5]*([.AD$76]-1)))*[.$O88]" office:value-type="float" office:value="377.342236792891">
            <text:p>377,3</text:p>
          </table:table-cell>
          <table:table-cell table:number-columns-repeated="2"/>
          <table:table-cell table:style-name="ce23" table:formula="of:=[.AG87]+3" office:value-type="float" office:value="33">
            <text:p>33</text:p>
          </table:table-cell>
          <table:table-cell table:style-name="ce24" table:formula="of:=[.$J$6]*[.$M88]" office:value-type="float" office:value="3.3">
            <text:p>3,300</text:p>
          </table:table-cell>
          <table:table-cell table:style-name="ce25" table:formula="of:=1.2*LOG([.$AH88]*0.25+1; 5)+1" office:value-type="float" office:value="1.44853919425171">
            <text:p>1,449</text:p>
          </table:table-cell>
          <table:table-cell table:style-name="ce16" table:formula="of:=([.$B$6]+([.$C$6]*([.AJ$76]-1)))*[.$AI88]" office:value-type="float" office:value="1.44853919425171">
            <text:p>1,45</text:p>
          </table:table-cell>
          <table:table-cell table:style-name="ce16" table:formula="of:=([.$B$6]+([.$C$6]*([.AK$76]-1)))*[.$AI88]" office:value-type="float" office:value="1.45433335102872">
            <text:p>1,45</text:p>
          </table:table-cell>
          <table:table-cell table:style-name="ce16" table:formula="of:=([.$B$6]+([.$C$6]*([.AL$76]-1)))*[.$AI88]" office:value-type="float" office:value="1.46157604699998">
            <text:p>1,46</text:p>
          </table:table-cell>
          <table:table-cell table:style-name="ce16" table:formula="of:=([.$B$6]+([.$C$6]*([.AM$76]-1)))*[.$AI88]" office:value-type="float" office:value="1.46881874297123">
            <text:p>1,47</text:p>
          </table:table-cell>
          <table:table-cell table:style-name="ce16" table:formula="of:=([.$B$6]+([.$C$6]*([.AN$76]-1)))*[.$AI88]" office:value-type="float" office:value="1.47606143894249">
            <text:p>1,48</text:p>
          </table:table-cell>
          <table:table-cell table:style-name="ce16" table:formula="of:=([.$B$6]+([.$C$6]*([.AO$76]-1)))*[.$AI88]" office:value-type="float" office:value="1.48330413491375">
            <text:p>1,48</text:p>
          </table:table-cell>
          <table:table-cell table:style-name="ce16" table:formula="of:=([.$B$6]+([.$C$6]*([.AP$76]-1)))*[.$AI88]" office:value-type="float" office:value="1.49054683088501">
            <text:p>1,49</text:p>
          </table:table-cell>
          <table:table-cell table:style-name="ce16" table:formula="of:=([.$B$6]+([.$C$6]*([.AQ$76]-1)))*[.$AI88]" office:value-type="float" office:value="1.49778952685627">
            <text:p>1,50</text:p>
          </table:table-cell>
          <table:table-cell table:style-name="ce16" table:formula="of:=([.$B$6]+([.$C$6]*([.AR$76]-1)))*[.$AI88]" office:value-type="float" office:value="1.50503222282753">
            <text:p>1,51</text:p>
          </table:table-cell>
          <table:table-cell table:style-name="ce16" table:formula="of:=([.$B$6]+([.$C$6]*([.AS$76]-1)))*[.$AI88]" office:value-type="float" office:value="1.51227491879879">
            <text:p>1,51</text:p>
          </table:table-cell>
          <table:table-cell table:style-name="ce16" table:formula="of:=([.$B$6]+([.$C$6]*([.AT$76]-1)))*[.$AI88]" office:value-type="float" office:value="1.51951761477004">
            <text:p>1,52</text:p>
          </table:table-cell>
          <table:table-cell table:style-name="ce16" table:formula="of:=([.$B$6]+([.$C$6]*([.AU$76]-1)))*[.$AI88]" office:value-type="float" office:value="1.5267603107413">
            <text:p>1,53</text:p>
          </table:table-cell>
          <table:table-cell table:style-name="ce16" table:formula="of:=([.$B$6]+([.$C$6]*([.AV$76]-1)))*[.$AI88]" office:value-type="float" office:value="1.53400300671256">
            <text:p>1,53</text:p>
          </table:table-cell>
          <table:table-cell table:style-name="ce16" table:formula="of:=([.$B$6]+([.$C$6]*([.AW$76]-1)))*[.$AI88]" office:value-type="float" office:value="1.54124570268382">
            <text:p>1,54</text:p>
          </table:table-cell>
          <table:table-cell table:style-name="ce16" table:formula="of:=([.$B$6]+([.$C$6]*([.AX$76]-1)))*[.$AI88]" office:value-type="float" office:value="1.54848839865508">
            <text:p>1,55</text:p>
          </table:table-cell>
          <table:table-cell table:number-columns-repeated="2"/>
          <table:table-cell table:style-name="ce23" table:formula="of:=[.BA87]+3" office:value-type="float" office:value="33">
            <text:p>33</text:p>
          </table:table-cell>
          <table:table-cell table:style-name="ce24" table:formula="of:=[.$J$7]*[.$BA88]" office:value-type="float" office:value="8.25">
            <text:p>8,250</text:p>
          </table:table-cell>
          <table:table-cell table:style-name="ce25" table:formula="of:=LOG([.$BB88]*0.8+1; 5)+1" office:value-type="float" office:value="2.26015935850854">
            <text:p>2,260</text:p>
          </table:table-cell>
          <table:table-cell table:style-name="ce16" table:formula="of:=([.$B$7]+([.$C$7]*([.BD$76]-1)))*[.$BC88]" office:value-type="float" office:value="18.0812748680683">
            <text:p>18,08</text:p>
          </table:table-cell>
          <table:table-cell table:style-name="ce16" table:formula="of:=([.$B$7]+([.$C$7]*([.BE$76]-1)))*[.$BC88]" office:value-type="float" office:value="18.7593226756209">
            <text:p>18,76</text:p>
          </table:table-cell>
          <table:table-cell table:style-name="ce16" table:formula="of:=([.$B$7]+([.$C$7]*([.BF$76]-1)))*[.$BC88]" office:value-type="float" office:value="19.6068824350616">
            <text:p>19,61</text:p>
          </table:table-cell>
          <table:table-cell table:style-name="ce16" table:formula="of:=([.$B$7]+([.$C$7]*([.BG$76]-1)))*[.$BC88]" office:value-type="float" office:value="20.4544421945023">
            <text:p>20,45</text:p>
          </table:table-cell>
          <table:table-cell table:style-name="ce16" table:formula="of:=([.$B$7]+([.$C$7]*([.BH$76]-1)))*[.$BC88]" office:value-type="float" office:value="21.302001953943">
            <text:p>21,30</text:p>
          </table:table-cell>
          <table:table-cell table:style-name="ce16" table:formula="of:=([.$B$7]+([.$C$7]*([.BI$76]-1)))*[.$BC88]" office:value-type="float" office:value="22.1495617133837">
            <text:p>22,15</text:p>
          </table:table-cell>
          <table:table-cell table:style-name="ce16" table:formula="of:=([.$B$7]+([.$C$7]*([.BJ$76]-1)))*[.$BC88]" office:value-type="float" office:value="22.9971214728244">
            <text:p>23,00</text:p>
          </table:table-cell>
          <table:table-cell table:style-name="ce16" table:formula="of:=([.$B$7]+([.$C$7]*([.BK$76]-1)))*[.$BC88]" office:value-type="float" office:value="23.8446812322651">
            <text:p>23,84</text:p>
          </table:table-cell>
          <table:table-cell table:style-name="ce16" table:formula="of:=([.$B$7]+([.$C$7]*([.BL$76]-1)))*[.$BC88]" office:value-type="float" office:value="24.6922409917058">
            <text:p>24,69</text:p>
          </table:table-cell>
          <table:table-cell table:style-name="ce16" table:formula="of:=([.$B$7]+([.$C$7]*([.BM$76]-1)))*[.$BC88]" office:value-type="float" office:value="25.5398007511465">
            <text:p>25,54</text:p>
          </table:table-cell>
          <table:table-cell table:style-name="ce16" table:formula="of:=([.$B$7]+([.$C$7]*([.BN$76]-1)))*[.$BC88]" office:value-type="float" office:value="26.3873605105872">
            <text:p>26,39</text:p>
          </table:table-cell>
          <table:table-cell table:style-name="ce16" table:formula="of:=([.$B$7]+([.$C$7]*([.BO$76]-1)))*[.$BC88]" office:value-type="float" office:value="27.234920270028">
            <text:p>27,23</text:p>
          </table:table-cell>
          <table:table-cell table:style-name="ce16" table:formula="of:=([.$B$7]+([.$C$7]*([.BP$76]-1)))*[.$BC88]" office:value-type="float" office:value="28.0824800294687">
            <text:p>28,08</text:p>
          </table:table-cell>
          <table:table-cell table:style-name="ce16" table:formula="of:=([.$B$7]+([.$C$7]*([.BQ$76]-1)))*[.$BC88]" office:value-type="float" office:value="28.9300397889094">
            <text:p>28,93</text:p>
          </table:table-cell>
          <table:table-cell table:style-name="ce16" table:formula="of:=([.$B$7]+([.$C$7]*([.BR$76]-1)))*[.$BC88]" office:value-type="float" office:value="29.7775995483501">
            <text:p>29,78</text:p>
          </table:table-cell>
          <table:table-cell table:number-columns-repeated="954"/>
        </table:table-row>
        <table:table-row table:style-name="ro4">
          <table:table-cell table:number-columns-repeated="12"/>
          <table:table-cell table:style-name="ce23" table:formula="of:=[.M88]+3" office:value-type="float" office:value="36">
            <text:p>36</text:p>
          </table:table-cell>
          <table:table-cell table:style-name="ce24" table:formula="of:=[.$J$5]*[.$M89]" office:value-type="float" office:value="7.2">
            <text:p>7,200</text:p>
          </table:table-cell>
          <table:table-cell table:style-name="ce25" table:formula="of:=0.75*LOG([.$N89]*0.2+1; 2)+1" office:value-type="float" office:value="1.96516086084112">
            <text:p>1,965</text:p>
          </table:table-cell>
          <table:table-cell table:style-name="ce28" table:formula="of:=([.$B$5]+([.$C$5]*([.P$76]-1)))*[.$O89]" office:value-type="float" office:value="49.129021521028">
            <text:p>49,1</text:p>
          </table:table-cell>
          <table:table-cell table:style-name="ce28" table:formula="of:=([.$B$5]+([.$C$5]*([.Q$76]-1)))*[.$O89]" office:value-type="float" office:value="68.7806301294393">
            <text:p>68,8</text:p>
          </table:table-cell>
          <table:table-cell table:style-name="ce28" table:formula="of:=([.$B$5]+([.$C$5]*([.R$76]-1)))*[.$O89]" office:value-type="float" office:value="93.3451408899533">
            <text:p>93,3</text:p>
          </table:table-cell>
          <table:table-cell table:style-name="ce28" table:formula="of:=([.$B$5]+([.$C$5]*([.S$76]-1)))*[.$O89]" office:value-type="float" office:value="117.909651650467">
            <text:p>117,9</text:p>
          </table:table-cell>
          <table:table-cell table:style-name="ce28" table:formula="of:=([.$B$5]+([.$C$5]*([.T$76]-1)))*[.$O89]" office:value-type="float" office:value="142.474162410981">
            <text:p>142,5</text:p>
          </table:table-cell>
          <table:table-cell table:style-name="ce28" table:formula="of:=([.$B$5]+([.$C$5]*([.U$76]-1)))*[.$O89]" office:value-type="float" office:value="167.038673171495">
            <text:p>167,0</text:p>
          </table:table-cell>
          <table:table-cell table:style-name="ce28" table:formula="of:=([.$B$5]+([.$C$5]*([.V$76]-1)))*[.$O89]" office:value-type="float" office:value="191.603183932009">
            <text:p>191,6</text:p>
          </table:table-cell>
          <table:table-cell table:style-name="ce28" table:formula="of:=([.$B$5]+([.$C$5]*([.W$76]-1)))*[.$O89]" office:value-type="float" office:value="216.167694692523">
            <text:p>216,2</text:p>
          </table:table-cell>
          <table:table-cell table:style-name="ce28" table:formula="of:=([.$B$5]+([.$C$5]*([.X$76]-1)))*[.$O89]" office:value-type="float" office:value="240.732205453037">
            <text:p>240,7</text:p>
          </table:table-cell>
          <table:table-cell table:style-name="ce28" table:formula="of:=([.$B$5]+([.$C$5]*([.Y$76]-1)))*[.$O89]" office:value-type="float" office:value="265.296716213551">
            <text:p>265,3</text:p>
          </table:table-cell>
          <table:table-cell table:style-name="ce28" table:formula="of:=([.$B$5]+([.$C$5]*([.Z$76]-1)))*[.$O89]" office:value-type="float" office:value="289.861226974065">
            <text:p>289,9</text:p>
          </table:table-cell>
          <table:table-cell table:style-name="ce28" table:formula="of:=([.$B$5]+([.$C$5]*([.AA$76]-1)))*[.$O89]" office:value-type="float" office:value="314.425737734579">
            <text:p>314,4</text:p>
          </table:table-cell>
          <table:table-cell table:style-name="ce28" table:formula="of:=([.$B$5]+([.$C$5]*([.AB$76]-1)))*[.$O89]" office:value-type="float" office:value="338.990248495093">
            <text:p>339,0</text:p>
          </table:table-cell>
          <table:table-cell table:style-name="ce28" table:formula="of:=([.$B$5]+([.$C$5]*([.AC$76]-1)))*[.$O89]" office:value-type="float" office:value="363.554759255608">
            <text:p>363,6</text:p>
          </table:table-cell>
          <table:table-cell table:style-name="ce28" table:formula="of:=([.$B$5]+([.$C$5]*([.AD$76]-1)))*[.$O89]" office:value-type="float" office:value="388.119270016122">
            <text:p>388,1</text:p>
          </table:table-cell>
          <table:table-cell table:number-columns-repeated="2"/>
          <table:table-cell table:style-name="ce23" table:formula="of:=[.AG88]+3" office:value-type="float" office:value="36">
            <text:p>36</text:p>
          </table:table-cell>
          <table:table-cell table:style-name="ce24" table:formula="of:=[.$J$6]*[.$M89]" office:value-type="float" office:value="3.6">
            <text:p>3,600</text:p>
          </table:table-cell>
          <table:table-cell table:style-name="ce25" table:formula="of:=1.2*LOG([.$AH89]*0.25+1; 5)+1" office:value-type="float" office:value="1.47856749083411">
            <text:p>1,479</text:p>
          </table:table-cell>
          <table:table-cell table:style-name="ce16" table:formula="of:=([.$B$6]+([.$C$6]*([.AJ$76]-1)))*[.$AI89]" office:value-type="float" office:value="1.47856749083411">
            <text:p>1,48</text:p>
          </table:table-cell>
          <table:table-cell table:style-name="ce16" table:formula="of:=([.$B$6]+([.$C$6]*([.AK$76]-1)))*[.$AI89]" office:value-type="float" office:value="1.48448176079745">
            <text:p>1,48</text:p>
          </table:table-cell>
          <table:table-cell table:style-name="ce16" table:formula="of:=([.$B$6]+([.$C$6]*([.AL$76]-1)))*[.$AI89]" office:value-type="float" office:value="1.49187459825162">
            <text:p>1,49</text:p>
          </table:table-cell>
          <table:table-cell table:style-name="ce16" table:formula="of:=([.$B$6]+([.$C$6]*([.AM$76]-1)))*[.$AI89]" office:value-type="float" office:value="1.49926743570579">
            <text:p>1,50</text:p>
          </table:table-cell>
          <table:table-cell table:style-name="ce16" table:formula="of:=([.$B$6]+([.$C$6]*([.AN$76]-1)))*[.$AI89]" office:value-type="float" office:value="1.50666027315996">
            <text:p>1,51</text:p>
          </table:table-cell>
          <table:table-cell table:style-name="ce16" table:formula="of:=([.$B$6]+([.$C$6]*([.AO$76]-1)))*[.$AI89]" office:value-type="float" office:value="1.51405311061413">
            <text:p>1,51</text:p>
          </table:table-cell>
          <table:table-cell table:style-name="ce16" table:formula="of:=([.$B$6]+([.$C$6]*([.AP$76]-1)))*[.$AI89]" office:value-type="float" office:value="1.5214459480683">
            <text:p>1,52</text:p>
          </table:table-cell>
          <table:table-cell table:style-name="ce16" table:formula="of:=([.$B$6]+([.$C$6]*([.AQ$76]-1)))*[.$AI89]" office:value-type="float" office:value="1.52883878552247">
            <text:p>1,53</text:p>
          </table:table-cell>
          <table:table-cell table:style-name="ce16" table:formula="of:=([.$B$6]+([.$C$6]*([.AR$76]-1)))*[.$AI89]" office:value-type="float" office:value="1.53623162297664">
            <text:p>1,54</text:p>
          </table:table-cell>
          <table:table-cell table:style-name="ce16" table:formula="of:=([.$B$6]+([.$C$6]*([.AS$76]-1)))*[.$AI89]" office:value-type="float" office:value="1.54362446043081">
            <text:p>1,54</text:p>
          </table:table-cell>
          <table:table-cell table:style-name="ce16" table:formula="of:=([.$B$6]+([.$C$6]*([.AT$76]-1)))*[.$AI89]" office:value-type="float" office:value="1.55101729788498">
            <text:p>1,55</text:p>
          </table:table-cell>
          <table:table-cell table:style-name="ce16" table:formula="of:=([.$B$6]+([.$C$6]*([.AU$76]-1)))*[.$AI89]" office:value-type="float" office:value="1.55841013533915">
            <text:p>1,56</text:p>
          </table:table-cell>
          <table:table-cell table:style-name="ce16" table:formula="of:=([.$B$6]+([.$C$6]*([.AV$76]-1)))*[.$AI89]" office:value-type="float" office:value="1.56580297279332">
            <text:p>1,57</text:p>
          </table:table-cell>
          <table:table-cell table:style-name="ce16" table:formula="of:=([.$B$6]+([.$C$6]*([.AW$76]-1)))*[.$AI89]" office:value-type="float" office:value="1.57319581024749">
            <text:p>1,57</text:p>
          </table:table-cell>
          <table:table-cell table:style-name="ce16" table:formula="of:=([.$B$6]+([.$C$6]*([.AX$76]-1)))*[.$AI89]" office:value-type="float" office:value="1.58058864770166">
            <text:p>1,58</text:p>
          </table:table-cell>
          <table:table-cell table:number-columns-repeated="2"/>
          <table:table-cell table:style-name="ce23" table:formula="of:=[.BA88]+3" office:value-type="float" office:value="36">
            <text:p>36</text:p>
          </table:table-cell>
          <table:table-cell table:style-name="ce24" table:formula="of:=[.$J$7]*[.$BA89]" office:value-type="float" office:value="9">
            <text:p>9,000</text:p>
          </table:table-cell>
          <table:table-cell table:style-name="ce25" table:formula="of:=LOG([.$BB89]*0.8+1; 5)+1" office:value-type="float" office:value="2.30737205704812">
            <text:p>2,307</text:p>
          </table:table-cell>
          <table:table-cell table:style-name="ce16" table:formula="of:=([.$B$7]+([.$C$7]*([.BD$76]-1)))*[.$BC89]" office:value-type="float" office:value="18.458976456385">
            <text:p>18,46</text:p>
          </table:table-cell>
          <table:table-cell table:style-name="ce16" table:formula="of:=([.$B$7]+([.$C$7]*([.BE$76]-1)))*[.$BC89]" office:value-type="float" office:value="19.1511880734994">
            <text:p>19,15</text:p>
          </table:table-cell>
          <table:table-cell table:style-name="ce16" table:formula="of:=([.$B$7]+([.$C$7]*([.BF$76]-1)))*[.$BC89]" office:value-type="float" office:value="20.0164525948925">
            <text:p>20,02</text:p>
          </table:table-cell>
          <table:table-cell table:style-name="ce16" table:formula="of:=([.$B$7]+([.$C$7]*([.BG$76]-1)))*[.$BC89]" office:value-type="float" office:value="20.8817171162855">
            <text:p>20,88</text:p>
          </table:table-cell>
          <table:table-cell table:style-name="ce16" table:formula="of:=([.$B$7]+([.$C$7]*([.BH$76]-1)))*[.$BC89]" office:value-type="float" office:value="21.7469816376786">
            <text:p>21,75</text:p>
          </table:table-cell>
          <table:table-cell table:style-name="ce16" table:formula="of:=([.$B$7]+([.$C$7]*([.BI$76]-1)))*[.$BC89]" office:value-type="float" office:value="22.6122461590716">
            <text:p>22,61</text:p>
          </table:table-cell>
          <table:table-cell table:style-name="ce16" table:formula="of:=([.$B$7]+([.$C$7]*([.BJ$76]-1)))*[.$BC89]" office:value-type="float" office:value="23.4775106804647">
            <text:p>23,48</text:p>
          </table:table-cell>
          <table:table-cell table:style-name="ce16" table:formula="of:=([.$B$7]+([.$C$7]*([.BK$76]-1)))*[.$BC89]" office:value-type="float" office:value="24.3427752018577">
            <text:p>24,34</text:p>
          </table:table-cell>
          <table:table-cell table:style-name="ce16" table:formula="of:=([.$B$7]+([.$C$7]*([.BL$76]-1)))*[.$BC89]" office:value-type="float" office:value="25.2080397232508">
            <text:p>25,21</text:p>
          </table:table-cell>
          <table:table-cell table:style-name="ce16" table:formula="of:=([.$B$7]+([.$C$7]*([.BM$76]-1)))*[.$BC89]" office:value-type="float" office:value="26.0733042446438">
            <text:p>26,07</text:p>
          </table:table-cell>
          <table:table-cell table:style-name="ce16" table:formula="of:=([.$B$7]+([.$C$7]*([.BN$76]-1)))*[.$BC89]" office:value-type="float" office:value="26.9385687660368">
            <text:p>26,94</text:p>
          </table:table-cell>
          <table:table-cell table:style-name="ce16" table:formula="of:=([.$B$7]+([.$C$7]*([.BO$76]-1)))*[.$BC89]" office:value-type="float" office:value="27.8038332874299">
            <text:p>27,80</text:p>
          </table:table-cell>
          <table:table-cell table:style-name="ce16" table:formula="of:=([.$B$7]+([.$C$7]*([.BP$76]-1)))*[.$BC89]" office:value-type="float" office:value="28.6690978088229">
            <text:p>28,67</text:p>
          </table:table-cell>
          <table:table-cell table:style-name="ce16" table:formula="of:=([.$B$7]+([.$C$7]*([.BQ$76]-1)))*[.$BC89]" office:value-type="float" office:value="29.534362330216">
            <text:p>29,53</text:p>
          </table:table-cell>
          <table:table-cell table:style-name="ce16" table:formula="of:=([.$B$7]+([.$C$7]*([.BR$76]-1)))*[.$BC89]" office:value-type="float" office:value="30.399626851609">
            <text:p>30,40</text:p>
          </table:table-cell>
          <table:table-cell table:number-columns-repeated="954"/>
        </table:table-row>
        <table:table-row table:style-name="ro4">
          <table:table-cell table:number-columns-repeated="12"/>
          <table:table-cell table:style-name="ce23" table:formula="of:=[.M89]+3" office:value-type="float" office:value="39">
            <text:p>39</text:p>
          </table:table-cell>
          <table:table-cell table:style-name="ce24" table:formula="of:=[.$J$5]*[.$M90]" office:value-type="float" office:value="7.8">
            <text:p>7,800</text:p>
          </table:table-cell>
          <table:table-cell table:style-name="ce25" table:formula="of:=0.75*LOG([.$N90]*0.2+1; 2)+1" office:value-type="float" office:value="2.01710785766896">
            <text:p>2,017</text:p>
          </table:table-cell>
          <table:table-cell table:style-name="ce28" table:formula="of:=([.$B$5]+([.$C$5]*([.P$76]-1)))*[.$O90]" office:value-type="float" office:value="50.4276964417239">
            <text:p>50,4</text:p>
          </table:table-cell>
          <table:table-cell table:style-name="ce28" table:formula="of:=([.$B$5]+([.$C$5]*([.Q$76]-1)))*[.$O90]" office:value-type="float" office:value="70.5987750184135">
            <text:p>70,6</text:p>
          </table:table-cell>
          <table:table-cell table:style-name="ce28" table:formula="of:=([.$B$5]+([.$C$5]*([.R$76]-1)))*[.$O90]" office:value-type="float" office:value="95.8126232392754">
            <text:p>95,8</text:p>
          </table:table-cell>
          <table:table-cell table:style-name="ce28" table:formula="of:=([.$B$5]+([.$C$5]*([.S$76]-1)))*[.$O90]" office:value-type="float" office:value="121.026471460137">
            <text:p>121,0</text:p>
          </table:table-cell>
          <table:table-cell table:style-name="ce28" table:formula="of:=([.$B$5]+([.$C$5]*([.T$76]-1)))*[.$O90]" office:value-type="float" office:value="146.240319680999">
            <text:p>146,2</text:p>
          </table:table-cell>
          <table:table-cell table:style-name="ce28" table:formula="of:=([.$B$5]+([.$C$5]*([.U$76]-1)))*[.$O90]" office:value-type="float" office:value="171.454167901861">
            <text:p>171,5</text:p>
          </table:table-cell>
          <table:table-cell table:style-name="ce28" table:formula="of:=([.$B$5]+([.$C$5]*([.V$76]-1)))*[.$O90]" office:value-type="float" office:value="196.668016122723">
            <text:p>196,7</text:p>
          </table:table-cell>
          <table:table-cell table:style-name="ce28" table:formula="of:=([.$B$5]+([.$C$5]*([.W$76]-1)))*[.$O90]" office:value-type="float" office:value="221.881864343585">
            <text:p>221,9</text:p>
          </table:table-cell>
          <table:table-cell table:style-name="ce28" table:formula="of:=([.$B$5]+([.$C$5]*([.X$76]-1)))*[.$O90]" office:value-type="float" office:value="247.095712564447">
            <text:p>247,1</text:p>
          </table:table-cell>
          <table:table-cell table:style-name="ce28" table:formula="of:=([.$B$5]+([.$C$5]*([.Y$76]-1)))*[.$O90]" office:value-type="float" office:value="272.309560785309">
            <text:p>272,3</text:p>
          </table:table-cell>
          <table:table-cell table:style-name="ce28" table:formula="of:=([.$B$5]+([.$C$5]*([.Z$76]-1)))*[.$O90]" office:value-type="float" office:value="297.523409006171">
            <text:p>297,5</text:p>
          </table:table-cell>
          <table:table-cell table:style-name="ce28" table:formula="of:=([.$B$5]+([.$C$5]*([.AA$76]-1)))*[.$O90]" office:value-type="float" office:value="322.737257227033">
            <text:p>322,7</text:p>
          </table:table-cell>
          <table:table-cell table:style-name="ce28" table:formula="of:=([.$B$5]+([.$C$5]*([.AB$76]-1)))*[.$O90]" office:value-type="float" office:value="347.951105447895">
            <text:p>348,0</text:p>
          </table:table-cell>
          <table:table-cell table:style-name="ce28" table:formula="of:=([.$B$5]+([.$C$5]*([.AC$76]-1)))*[.$O90]" office:value-type="float" office:value="373.164953668757">
            <text:p>373,2</text:p>
          </table:table-cell>
          <table:table-cell table:style-name="ce28" table:formula="of:=([.$B$5]+([.$C$5]*([.AD$76]-1)))*[.$O90]" office:value-type="float" office:value="398.378801889619">
            <text:p>398,4</text:p>
          </table:table-cell>
          <table:table-cell table:number-columns-repeated="2"/>
          <table:table-cell table:style-name="ce23" table:formula="of:=[.AG89]+3" office:value-type="float" office:value="39">
            <text:p>39</text:p>
          </table:table-cell>
          <table:table-cell table:style-name="ce24" table:formula="of:=[.$J$6]*[.$M90]" office:value-type="float" office:value="3.9">
            <text:p>3,900</text:p>
          </table:table-cell>
          <table:table-cell table:style-name="ce25" table:formula="of:=1.2*LOG([.$AH90]*0.25+1; 5)+1" office:value-type="float" office:value="1.50743310550486">
            <text:p>1,507</text:p>
          </table:table-cell>
          <table:table-cell table:style-name="ce16" table:formula="of:=([.$B$6]+([.$C$6]*([.AJ$76]-1)))*[.$AI90]" office:value-type="float" office:value="1.50743310550486">
            <text:p>1,51</text:p>
          </table:table-cell>
          <table:table-cell table:style-name="ce16" table:formula="of:=([.$B$6]+([.$C$6]*([.AK$76]-1)))*[.$AI90]" office:value-type="float" office:value="1.51346283792688">
            <text:p>1,51</text:p>
          </table:table-cell>
          <table:table-cell table:style-name="ce16" table:formula="of:=([.$B$6]+([.$C$6]*([.AL$76]-1)))*[.$AI90]" office:value-type="float" office:value="1.52100000345441">
            <text:p>1,52</text:p>
          </table:table-cell>
          <table:table-cell table:style-name="ce16" table:formula="of:=([.$B$6]+([.$C$6]*([.AM$76]-1)))*[.$AI90]" office:value-type="float" office:value="1.52853716898193">
            <text:p>1,53</text:p>
          </table:table-cell>
          <table:table-cell table:style-name="ce16" table:formula="of:=([.$B$6]+([.$C$6]*([.AN$76]-1)))*[.$AI90]" office:value-type="float" office:value="1.53607433450946">
            <text:p>1,54</text:p>
          </table:table-cell>
          <table:table-cell table:style-name="ce16" table:formula="of:=([.$B$6]+([.$C$6]*([.AO$76]-1)))*[.$AI90]" office:value-type="float" office:value="1.54361150003698">
            <text:p>1,54</text:p>
          </table:table-cell>
          <table:table-cell table:style-name="ce16" table:formula="of:=([.$B$6]+([.$C$6]*([.AP$76]-1)))*[.$AI90]" office:value-type="float" office:value="1.55114866556451">
            <text:p>1,55</text:p>
          </table:table-cell>
          <table:table-cell table:style-name="ce16" table:formula="of:=([.$B$6]+([.$C$6]*([.AQ$76]-1)))*[.$AI90]" office:value-type="float" office:value="1.55868583109203">
            <text:p>1,56</text:p>
          </table:table-cell>
          <table:table-cell table:style-name="ce16" table:formula="of:=([.$B$6]+([.$C$6]*([.AR$76]-1)))*[.$AI90]" office:value-type="float" office:value="1.56622299661955">
            <text:p>1,57</text:p>
          </table:table-cell>
          <table:table-cell table:style-name="ce16" table:formula="of:=([.$B$6]+([.$C$6]*([.AS$76]-1)))*[.$AI90]" office:value-type="float" office:value="1.57376016214708">
            <text:p>1,57</text:p>
          </table:table-cell>
          <table:table-cell table:style-name="ce16" table:formula="of:=([.$B$6]+([.$C$6]*([.AT$76]-1)))*[.$AI90]" office:value-type="float" office:value="1.5812973276746">
            <text:p>1,58</text:p>
          </table:table-cell>
          <table:table-cell table:style-name="ce16" table:formula="of:=([.$B$6]+([.$C$6]*([.AU$76]-1)))*[.$AI90]" office:value-type="float" office:value="1.58883449320213">
            <text:p>1,59</text:p>
          </table:table-cell>
          <table:table-cell table:style-name="ce16" table:formula="of:=([.$B$6]+([.$C$6]*([.AV$76]-1)))*[.$AI90]" office:value-type="float" office:value="1.59637165872965">
            <text:p>1,60</text:p>
          </table:table-cell>
          <table:table-cell table:style-name="ce16" table:formula="of:=([.$B$6]+([.$C$6]*([.AW$76]-1)))*[.$AI90]" office:value-type="float" office:value="1.60390882425718">
            <text:p>1,60</text:p>
          </table:table-cell>
          <table:table-cell table:style-name="ce16" table:formula="of:=([.$B$6]+([.$C$6]*([.AX$76]-1)))*[.$AI90]" office:value-type="float" office:value="1.6114459897847">
            <text:p>1,61</text:p>
          </table:table-cell>
          <table:table-cell table:number-columns-repeated="2"/>
          <table:table-cell table:style-name="ce23" table:formula="of:=[.BA89]+3" office:value-type="float" office:value="39">
            <text:p>39</text:p>
          </table:table-cell>
          <table:table-cell table:style-name="ce24" table:formula="of:=[.$J$7]*[.$BA90]" office:value-type="float" office:value="9.75">
            <text:p>9,750</text:p>
          </table:table-cell>
          <table:table-cell table:style-name="ce25" table:formula="of:=LOG([.$BB90]*0.8+1; 5)+1" office:value-type="float" office:value="2.35124921855176">
            <text:p>2,351</text:p>
          </table:table-cell>
          <table:table-cell table:style-name="ce16" table:formula="of:=([.$B$7]+([.$C$7]*([.BD$76]-1)))*[.$BC90]" office:value-type="float" office:value="18.8099937484141">
            <text:p>18,81</text:p>
          </table:table-cell>
          <table:table-cell table:style-name="ce16" table:formula="of:=([.$B$7]+([.$C$7]*([.BE$76]-1)))*[.$BC90]" office:value-type="float" office:value="19.5153685139796">
            <text:p>19,52</text:p>
          </table:table-cell>
          <table:table-cell table:style-name="ce16" table:formula="of:=([.$B$7]+([.$C$7]*([.BF$76]-1)))*[.$BC90]" office:value-type="float" office:value="20.3970869709366">
            <text:p>20,40</text:p>
          </table:table-cell>
          <table:table-cell table:style-name="ce16" table:formula="of:=([.$B$7]+([.$C$7]*([.BG$76]-1)))*[.$BC90]" office:value-type="float" office:value="21.2788054278935">
            <text:p>21,28</text:p>
          </table:table-cell>
          <table:table-cell table:style-name="ce16" table:formula="of:=([.$B$7]+([.$C$7]*([.BH$76]-1)))*[.$BC90]" office:value-type="float" office:value="22.1605238848504">
            <text:p>22,16</text:p>
          </table:table-cell>
          <table:table-cell table:style-name="ce16" table:formula="of:=([.$B$7]+([.$C$7]*([.BI$76]-1)))*[.$BC90]" office:value-type="float" office:value="23.0422423418073">
            <text:p>23,04</text:p>
          </table:table-cell>
          <table:table-cell table:style-name="ce16" table:formula="of:=([.$B$7]+([.$C$7]*([.BJ$76]-1)))*[.$BC90]" office:value-type="float" office:value="23.9239607987642">
            <text:p>23,92</text:p>
          </table:table-cell>
          <table:table-cell table:style-name="ce16" table:formula="of:=([.$B$7]+([.$C$7]*([.BK$76]-1)))*[.$BC90]" office:value-type="float" office:value="24.8056792557211">
            <text:p>24,81</text:p>
          </table:table-cell>
          <table:table-cell table:style-name="ce16" table:formula="of:=([.$B$7]+([.$C$7]*([.BL$76]-1)))*[.$BC90]" office:value-type="float" office:value="25.687397712678">
            <text:p>25,69</text:p>
          </table:table-cell>
          <table:table-cell table:style-name="ce16" table:formula="of:=([.$B$7]+([.$C$7]*([.BM$76]-1)))*[.$BC90]" office:value-type="float" office:value="26.5691161696349">
            <text:p>26,57</text:p>
          </table:table-cell>
          <table:table-cell table:style-name="ce16" table:formula="of:=([.$B$7]+([.$C$7]*([.BN$76]-1)))*[.$BC90]" office:value-type="float" office:value="27.4508346265919">
            <text:p>27,45</text:p>
          </table:table-cell>
          <table:table-cell table:style-name="ce16" table:formula="of:=([.$B$7]+([.$C$7]*([.BO$76]-1)))*[.$BC90]" office:value-type="float" office:value="28.3325530835488">
            <text:p>28,33</text:p>
          </table:table-cell>
          <table:table-cell table:style-name="ce16" table:formula="of:=([.$B$7]+([.$C$7]*([.BP$76]-1)))*[.$BC90]" office:value-type="float" office:value="29.2142715405057">
            <text:p>29,21</text:p>
          </table:table-cell>
          <table:table-cell table:style-name="ce16" table:formula="of:=([.$B$7]+([.$C$7]*([.BQ$76]-1)))*[.$BC90]" office:value-type="float" office:value="30.0959899974626">
            <text:p>30,10</text:p>
          </table:table-cell>
          <table:table-cell table:style-name="ce16" table:formula="of:=([.$B$7]+([.$C$7]*([.BR$76]-1)))*[.$BC90]" office:value-type="float" office:value="30.9777084544195">
            <text:p>30,98</text:p>
          </table:table-cell>
          <table:table-cell table:number-columns-repeated="954"/>
        </table:table-row>
        <table:table-row table:style-name="ro4">
          <table:table-cell table:number-columns-repeated="12"/>
          <table:table-cell table:style-name="ce23" table:formula="of:=[.M90]+3" office:value-type="float" office:value="42">
            <text:p>42</text:p>
          </table:table-cell>
          <table:table-cell table:style-name="ce24" table:formula="of:=[.$J$5]*[.$M91]" office:value-type="float" office:value="8.4">
            <text:p>8,400</text:p>
          </table:table-cell>
          <table:table-cell table:style-name="ce25" table:formula="of:=0.75*LOG([.$N91]*0.2+1; 2)+1" office:value-type="float" office:value="2.06667475051229">
            <text:p>2,067</text:p>
          </table:table-cell>
          <table:table-cell table:style-name="ce28" table:formula="of:=([.$B$5]+([.$C$5]*([.P$76]-1)))*[.$O91]" office:value-type="float" office:value="51.6668687628072">
            <text:p>51,7</text:p>
          </table:table-cell>
          <table:table-cell table:style-name="ce28" table:formula="of:=([.$B$5]+([.$C$5]*([.Q$76]-1)))*[.$O91]" office:value-type="float" office:value="72.33361626793">
            <text:p>72,3</text:p>
          </table:table-cell>
          <table:table-cell table:style-name="ce28" table:formula="of:=([.$B$5]+([.$C$5]*([.R$76]-1)))*[.$O91]" office:value-type="float" office:value="98.1670506493336">
            <text:p>98,2</text:p>
          </table:table-cell>
          <table:table-cell table:style-name="ce28" table:formula="of:=([.$B$5]+([.$C$5]*([.S$76]-1)))*[.$O91]" office:value-type="float" office:value="124.000485030737">
            <text:p>124,0</text:p>
          </table:table-cell>
          <table:table-cell table:style-name="ce28" table:formula="of:=([.$B$5]+([.$C$5]*([.T$76]-1)))*[.$O91]" office:value-type="float" office:value="149.833919412141">
            <text:p>149,8</text:p>
          </table:table-cell>
          <table:table-cell table:style-name="ce28" table:formula="of:=([.$B$5]+([.$C$5]*([.U$76]-1)))*[.$O91]" office:value-type="float" office:value="175.667353793544">
            <text:p>175,7</text:p>
          </table:table-cell>
          <table:table-cell table:style-name="ce28" table:formula="of:=([.$B$5]+([.$C$5]*([.V$76]-1)))*[.$O91]" office:value-type="float" office:value="201.500788174948">
            <text:p>201,5</text:p>
          </table:table-cell>
          <table:table-cell table:style-name="ce28" table:formula="of:=([.$B$5]+([.$C$5]*([.W$76]-1)))*[.$O91]" office:value-type="float" office:value="227.334222556351">
            <text:p>227,3</text:p>
          </table:table-cell>
          <table:table-cell table:style-name="ce28" table:formula="of:=([.$B$5]+([.$C$5]*([.X$76]-1)))*[.$O91]" office:value-type="float" office:value="253.167656937755">
            <text:p>253,2</text:p>
          </table:table-cell>
          <table:table-cell table:style-name="ce28" table:formula="of:=([.$B$5]+([.$C$5]*([.Y$76]-1)))*[.$O91]" office:value-type="float" office:value="279.001091319159">
            <text:p>279,0</text:p>
          </table:table-cell>
          <table:table-cell table:style-name="ce28" table:formula="of:=([.$B$5]+([.$C$5]*([.Z$76]-1)))*[.$O91]" office:value-type="float" office:value="304.834525700562">
            <text:p>304,8</text:p>
          </table:table-cell>
          <table:table-cell table:style-name="ce28" table:formula="of:=([.$B$5]+([.$C$5]*([.AA$76]-1)))*[.$O91]" office:value-type="float" office:value="330.667960081966">
            <text:p>330,7</text:p>
          </table:table-cell>
          <table:table-cell table:style-name="ce28" table:formula="of:=([.$B$5]+([.$C$5]*([.AB$76]-1)))*[.$O91]" office:value-type="float" office:value="356.501394463369">
            <text:p>356,5</text:p>
          </table:table-cell>
          <table:table-cell table:style-name="ce28" table:formula="of:=([.$B$5]+([.$C$5]*([.AC$76]-1)))*[.$O91]" office:value-type="float" office:value="382.334828844773">
            <text:p>382,3</text:p>
          </table:table-cell>
          <table:table-cell table:style-name="ce28" table:formula="of:=([.$B$5]+([.$C$5]*([.AD$76]-1)))*[.$O91]" office:value-type="float" office:value="408.168263226176">
            <text:p>408,2</text:p>
          </table:table-cell>
          <table:table-cell table:number-columns-repeated="2"/>
          <table:table-cell table:style-name="ce23" table:formula="of:=[.AG90]+3" office:value-type="float" office:value="42">
            <text:p>42</text:p>
          </table:table-cell>
          <table:table-cell table:style-name="ce24" table:formula="of:=[.$J$6]*[.$M91]" office:value-type="float" office:value="4.2">
            <text:p>4,200</text:p>
          </table:table-cell>
          <table:table-cell table:style-name="ce25" table:formula="of:=1.2*LOG([.$AH91]*0.25+1; 5)+1" office:value-type="float" office:value="1.53522272908161">
            <text:p>1,535</text:p>
          </table:table-cell>
          <table:table-cell table:style-name="ce16" table:formula="of:=([.$B$6]+([.$C$6]*([.AJ$76]-1)))*[.$AI91]" office:value-type="float" office:value="1.53522272908161">
            <text:p>1,54</text:p>
          </table:table-cell>
          <table:table-cell table:style-name="ce16" table:formula="of:=([.$B$6]+([.$C$6]*([.AK$76]-1)))*[.$AI91]" office:value-type="float" office:value="1.54136361999793">
            <text:p>1,54</text:p>
          </table:table-cell>
          <table:table-cell table:style-name="ce16" table:formula="of:=([.$B$6]+([.$C$6]*([.AL$76]-1)))*[.$AI91]" office:value-type="float" office:value="1.54903973364334">
            <text:p>1,55</text:p>
          </table:table-cell>
          <table:table-cell table:style-name="ce16" table:formula="of:=([.$B$6]+([.$C$6]*([.AM$76]-1)))*[.$AI91]" office:value-type="float" office:value="1.55671584728875">
            <text:p>1,56</text:p>
          </table:table-cell>
          <table:table-cell table:style-name="ce16" table:formula="of:=([.$B$6]+([.$C$6]*([.AN$76]-1)))*[.$AI91]" office:value-type="float" office:value="1.56439196093416">
            <text:p>1,56</text:p>
          </table:table-cell>
          <table:table-cell table:style-name="ce16" table:formula="of:=([.$B$6]+([.$C$6]*([.AO$76]-1)))*[.$AI91]" office:value-type="float" office:value="1.57206807457956">
            <text:p>1,57</text:p>
          </table:table-cell>
          <table:table-cell table:style-name="ce16" table:formula="of:=([.$B$6]+([.$C$6]*([.AP$76]-1)))*[.$AI91]" office:value-type="float" office:value="1.57974418822497">
            <text:p>1,58</text:p>
          </table:table-cell>
          <table:table-cell table:style-name="ce16" table:formula="of:=([.$B$6]+([.$C$6]*([.AQ$76]-1)))*[.$AI91]" office:value-type="float" office:value="1.58742030187038">
            <text:p>1,59</text:p>
          </table:table-cell>
          <table:table-cell table:style-name="ce16" table:formula="of:=([.$B$6]+([.$C$6]*([.AR$76]-1)))*[.$AI91]" office:value-type="float" office:value="1.59509641551579">
            <text:p>1,60</text:p>
          </table:table-cell>
          <table:table-cell table:style-name="ce16" table:formula="of:=([.$B$6]+([.$C$6]*([.AS$76]-1)))*[.$AI91]" office:value-type="float" office:value="1.6027725291612">
            <text:p>1,60</text:p>
          </table:table-cell>
          <table:table-cell table:style-name="ce16" table:formula="of:=([.$B$6]+([.$C$6]*([.AT$76]-1)))*[.$AI91]" office:value-type="float" office:value="1.6104486428066">
            <text:p>1,61</text:p>
          </table:table-cell>
          <table:table-cell table:style-name="ce16" table:formula="of:=([.$B$6]+([.$C$6]*([.AU$76]-1)))*[.$AI91]" office:value-type="float" office:value="1.61812475645201">
            <text:p>1,62</text:p>
          </table:table-cell>
          <table:table-cell table:style-name="ce16" table:formula="of:=([.$B$6]+([.$C$6]*([.AV$76]-1)))*[.$AI91]" office:value-type="float" office:value="1.62580087009742">
            <text:p>1,63</text:p>
          </table:table-cell>
          <table:table-cell table:style-name="ce16" table:formula="of:=([.$B$6]+([.$C$6]*([.AW$76]-1)))*[.$AI91]" office:value-type="float" office:value="1.63347698374283">
            <text:p>1,63</text:p>
          </table:table-cell>
          <table:table-cell table:style-name="ce16" table:formula="of:=([.$B$6]+([.$C$6]*([.AX$76]-1)))*[.$AI91]" office:value-type="float" office:value="1.64115309738824">
            <text:p>1,64</text:p>
          </table:table-cell>
          <table:table-cell table:number-columns-repeated="2"/>
          <table:table-cell table:style-name="ce23" table:formula="of:=[.BA90]+3" office:value-type="float" office:value="42">
            <text:p>42</text:p>
          </table:table-cell>
          <table:table-cell table:style-name="ce24" table:formula="of:=[.$J$7]*[.$BA91]" office:value-type="float" office:value="10.5">
            <text:p>10,500</text:p>
          </table:table-cell>
          <table:table-cell table:style-name="ce25" table:formula="of:=LOG([.$BB91]*0.8+1; 5)+1" office:value-type="float" office:value="2.39223120815337">
            <text:p>2,392</text:p>
          </table:table-cell>
          <table:table-cell table:style-name="ce16" table:formula="of:=([.$B$7]+([.$C$7]*([.BD$76]-1)))*[.$BC91]" office:value-type="float" office:value="19.1378496652269">
            <text:p>19,14</text:p>
          </table:table-cell>
          <table:table-cell table:style-name="ce16" table:formula="of:=([.$B$7]+([.$C$7]*([.BE$76]-1)))*[.$BC91]" office:value-type="float" office:value="19.8555190276729">
            <text:p>19,86</text:p>
          </table:table-cell>
          <table:table-cell table:style-name="ce16" table:formula="of:=([.$B$7]+([.$C$7]*([.BF$76]-1)))*[.$BC91]" office:value-type="float" office:value="20.7526057307305">
            <text:p>20,75</text:p>
          </table:table-cell>
          <table:table-cell table:style-name="ce16" table:formula="of:=([.$B$7]+([.$C$7]*([.BG$76]-1)))*[.$BC91]" office:value-type="float" office:value="21.649692433788">
            <text:p>21,65</text:p>
          </table:table-cell>
          <table:table-cell table:style-name="ce16" table:formula="of:=([.$B$7]+([.$C$7]*([.BH$76]-1)))*[.$BC91]" office:value-type="float" office:value="22.5467791368455">
            <text:p>22,55</text:p>
          </table:table-cell>
          <table:table-cell table:style-name="ce16" table:formula="of:=([.$B$7]+([.$C$7]*([.BI$76]-1)))*[.$BC91]" office:value-type="float" office:value="23.443865839903">
            <text:p>23,44</text:p>
          </table:table-cell>
          <table:table-cell table:style-name="ce16" table:formula="of:=([.$B$7]+([.$C$7]*([.BJ$76]-1)))*[.$BC91]" office:value-type="float" office:value="24.3409525429605">
            <text:p>24,34</text:p>
          </table:table-cell>
          <table:table-cell table:style-name="ce16" table:formula="of:=([.$B$7]+([.$C$7]*([.BK$76]-1)))*[.$BC91]" office:value-type="float" office:value="25.238039246018">
            <text:p>25,24</text:p>
          </table:table-cell>
          <table:table-cell table:style-name="ce16" table:formula="of:=([.$B$7]+([.$C$7]*([.BL$76]-1)))*[.$BC91]" office:value-type="float" office:value="26.1351259490755">
            <text:p>26,14</text:p>
          </table:table-cell>
          <table:table-cell table:style-name="ce16" table:formula="of:=([.$B$7]+([.$C$7]*([.BM$76]-1)))*[.$BC91]" office:value-type="float" office:value="27.032212652133">
            <text:p>27,03</text:p>
          </table:table-cell>
          <table:table-cell table:style-name="ce16" table:formula="of:=([.$B$7]+([.$C$7]*([.BN$76]-1)))*[.$BC91]" office:value-type="float" office:value="27.9292993551905">
            <text:p>27,93</text:p>
          </table:table-cell>
          <table:table-cell table:style-name="ce16" table:formula="of:=([.$B$7]+([.$C$7]*([.BO$76]-1)))*[.$BC91]" office:value-type="float" office:value="28.8263860582481">
            <text:p>28,83</text:p>
          </table:table-cell>
          <table:table-cell table:style-name="ce16" table:formula="of:=([.$B$7]+([.$C$7]*([.BP$76]-1)))*[.$BC91]" office:value-type="float" office:value="29.7234727613056">
            <text:p>29,72</text:p>
          </table:table-cell>
          <table:table-cell table:style-name="ce16" table:formula="of:=([.$B$7]+([.$C$7]*([.BQ$76]-1)))*[.$BC91]" office:value-type="float" office:value="30.6205594643631">
            <text:p>30,62</text:p>
          </table:table-cell>
          <table:table-cell table:style-name="ce16" table:formula="of:=([.$B$7]+([.$C$7]*([.BR$76]-1)))*[.$BC91]" office:value-type="float" office:value="31.5176461674206">
            <text:p>31,52</text:p>
          </table:table-cell>
          <table:table-cell table:number-columns-repeated="954"/>
        </table:table-row>
        <table:table-row table:style-name="ro4">
          <table:table-cell table:number-columns-repeated="12"/>
          <table:table-cell table:style-name="ce23" table:formula="of:=[.M91]+3" office:value-type="float" office:value="45">
            <text:p>45</text:p>
          </table:table-cell>
          <table:table-cell table:style-name="ce24" table:formula="of:=[.$J$5]*[.$M92]" office:value-type="float" office:value="9">
            <text:p>9,000</text:p>
          </table:table-cell>
          <table:table-cell table:style-name="ce25" table:formula="of:=0.75*LOG([.$N92]*0.2+1; 2)+1" office:value-type="float" office:value="2.11407012037768">
            <text:p>2,114</text:p>
          </table:table-cell>
          <table:table-cell table:style-name="ce28" table:formula="of:=([.$B$5]+([.$C$5]*([.P$76]-1)))*[.$O92]" office:value-type="float" office:value="52.851753009442">
            <text:p>52,9</text:p>
          </table:table-cell>
          <table:table-cell table:style-name="ce28" table:formula="of:=([.$B$5]+([.$C$5]*([.Q$76]-1)))*[.$O92]" office:value-type="float" office:value="73.9924542132188">
            <text:p>74,0</text:p>
          </table:table-cell>
          <table:table-cell table:style-name="ce28" table:formula="of:=([.$B$5]+([.$C$5]*([.R$76]-1)))*[.$O92]" office:value-type="float" office:value="100.41833071794">
            <text:p>100,4</text:p>
          </table:table-cell>
          <table:table-cell table:style-name="ce28" table:formula="of:=([.$B$5]+([.$C$5]*([.S$76]-1)))*[.$O92]" office:value-type="float" office:value="126.844207222661">
            <text:p>126,8</text:p>
          </table:table-cell>
          <table:table-cell table:style-name="ce28" table:formula="of:=([.$B$5]+([.$C$5]*([.T$76]-1)))*[.$O92]" office:value-type="float" office:value="153.270083727382">
            <text:p>153,3</text:p>
          </table:table-cell>
          <table:table-cell table:style-name="ce28" table:formula="of:=([.$B$5]+([.$C$5]*([.U$76]-1)))*[.$O92]" office:value-type="float" office:value="179.695960232103">
            <text:p>179,7</text:p>
          </table:table-cell>
          <table:table-cell table:style-name="ce28" table:formula="of:=([.$B$5]+([.$C$5]*([.V$76]-1)))*[.$O92]" office:value-type="float" office:value="206.121836736824">
            <text:p>206,1</text:p>
          </table:table-cell>
          <table:table-cell table:style-name="ce28" table:formula="of:=([.$B$5]+([.$C$5]*([.W$76]-1)))*[.$O92]" office:value-type="float" office:value="232.547713241545">
            <text:p>232,5</text:p>
          </table:table-cell>
          <table:table-cell table:style-name="ce28" table:formula="of:=([.$B$5]+([.$C$5]*([.X$76]-1)))*[.$O92]" office:value-type="float" office:value="258.973589746266">
            <text:p>259,0</text:p>
          </table:table-cell>
          <table:table-cell table:style-name="ce28" table:formula="of:=([.$B$5]+([.$C$5]*([.Y$76]-1)))*[.$O92]" office:value-type="float" office:value="285.399466250987">
            <text:p>285,4</text:p>
          </table:table-cell>
          <table:table-cell table:style-name="ce28" table:formula="of:=([.$B$5]+([.$C$5]*([.Z$76]-1)))*[.$O92]" office:value-type="float" office:value="311.825342755708">
            <text:p>311,8</text:p>
          </table:table-cell>
          <table:table-cell table:style-name="ce28" table:formula="of:=([.$B$5]+([.$C$5]*([.AA$76]-1)))*[.$O92]" office:value-type="float" office:value="338.251219260429">
            <text:p>338,3</text:p>
          </table:table-cell>
          <table:table-cell table:style-name="ce28" table:formula="of:=([.$B$5]+([.$C$5]*([.AB$76]-1)))*[.$O92]" office:value-type="float" office:value="364.67709576515">
            <text:p>364,7</text:p>
          </table:table-cell>
          <table:table-cell table:style-name="ce28" table:formula="of:=([.$B$5]+([.$C$5]*([.AC$76]-1)))*[.$O92]" office:value-type="float" office:value="391.102972269871">
            <text:p>391,1</text:p>
          </table:table-cell>
          <table:table-cell table:style-name="ce28" table:formula="of:=([.$B$5]+([.$C$5]*([.AD$76]-1)))*[.$O92]" office:value-type="float" office:value="417.528848774592">
            <text:p>417,5</text:p>
          </table:table-cell>
          <table:table-cell table:number-columns-repeated="2"/>
          <table:table-cell table:style-name="ce23" table:formula="of:=[.AG91]+3" office:value-type="float" office:value="45">
            <text:p>45</text:p>
          </table:table-cell>
          <table:table-cell table:style-name="ce24" table:formula="of:=[.$J$6]*[.$M92]" office:value-type="float" office:value="4.5">
            <text:p>4,500</text:p>
          </table:table-cell>
          <table:table-cell table:style-name="ce25" table:formula="of:=1.2*LOG([.$AH92]*0.25+1; 5)+1" office:value-type="float" office:value="1.56201370420289">
            <text:p>1,562</text:p>
          </table:table-cell>
          <table:table-cell table:style-name="ce16" table:formula="of:=([.$B$6]+([.$C$6]*([.AJ$76]-1)))*[.$AI92]" office:value-type="float" office:value="1.56201370420289">
            <text:p>1,56</text:p>
          </table:table-cell>
          <table:table-cell table:style-name="ce16" table:formula="of:=([.$B$6]+([.$C$6]*([.AK$76]-1)))*[.$AI92]" office:value-type="float" office:value="1.5682617590197">
            <text:p>1,57</text:p>
          </table:table-cell>
          <table:table-cell table:style-name="ce16" table:formula="of:=([.$B$6]+([.$C$6]*([.AL$76]-1)))*[.$AI92]" office:value-type="float" office:value="1.57607182754072">
            <text:p>1,58</text:p>
          </table:table-cell>
          <table:table-cell table:style-name="ce16" table:formula="of:=([.$B$6]+([.$C$6]*([.AM$76]-1)))*[.$AI92]" office:value-type="float" office:value="1.58388189606173">
            <text:p>1,58</text:p>
          </table:table-cell>
          <table:table-cell table:style-name="ce16" table:formula="of:=([.$B$6]+([.$C$6]*([.AN$76]-1)))*[.$AI92]" office:value-type="float" office:value="1.59169196458275">
            <text:p>1,59</text:p>
          </table:table-cell>
          <table:table-cell table:style-name="ce16" table:formula="of:=([.$B$6]+([.$C$6]*([.AO$76]-1)))*[.$AI92]" office:value-type="float" office:value="1.59950203310376">
            <text:p>1,60</text:p>
          </table:table-cell>
          <table:table-cell table:style-name="ce16" table:formula="of:=([.$B$6]+([.$C$6]*([.AP$76]-1)))*[.$AI92]" office:value-type="float" office:value="1.60731210162477">
            <text:p>1,61</text:p>
          </table:table-cell>
          <table:table-cell table:style-name="ce16" table:formula="of:=([.$B$6]+([.$C$6]*([.AQ$76]-1)))*[.$AI92]" office:value-type="float" office:value="1.61512217014579">
            <text:p>1,62</text:p>
          </table:table-cell>
          <table:table-cell table:style-name="ce16" table:formula="of:=([.$B$6]+([.$C$6]*([.AR$76]-1)))*[.$AI92]" office:value-type="float" office:value="1.6229322386668">
            <text:p>1,62</text:p>
          </table:table-cell>
          <table:table-cell table:style-name="ce16" table:formula="of:=([.$B$6]+([.$C$6]*([.AS$76]-1)))*[.$AI92]" office:value-type="float" office:value="1.63074230718782">
            <text:p>1,63</text:p>
          </table:table-cell>
          <table:table-cell table:style-name="ce16" table:formula="of:=([.$B$6]+([.$C$6]*([.AT$76]-1)))*[.$AI92]" office:value-type="float" office:value="1.63855237570883">
            <text:p>1,64</text:p>
          </table:table-cell>
          <table:table-cell table:style-name="ce16" table:formula="of:=([.$B$6]+([.$C$6]*([.AU$76]-1)))*[.$AI92]" office:value-type="float" office:value="1.64636244422985">
            <text:p>1,65</text:p>
          </table:table-cell>
          <table:table-cell table:style-name="ce16" table:formula="of:=([.$B$6]+([.$C$6]*([.AV$76]-1)))*[.$AI92]" office:value-type="float" office:value="1.65417251275086">
            <text:p>1,65</text:p>
          </table:table-cell>
          <table:table-cell table:style-name="ce16" table:formula="of:=([.$B$6]+([.$C$6]*([.AW$76]-1)))*[.$AI92]" office:value-type="float" office:value="1.66198258127188">
            <text:p>1,66</text:p>
          </table:table-cell>
          <table:table-cell table:style-name="ce16" table:formula="of:=([.$B$6]+([.$C$6]*([.AX$76]-1)))*[.$AI92]" office:value-type="float" office:value="1.66979264979289">
            <text:p>1,67</text:p>
          </table:table-cell>
          <table:table-cell table:number-columns-repeated="2"/>
          <table:table-cell table:style-name="ce23" table:formula="of:=[.BA91]+3" office:value-type="float" office:value="45">
            <text:p>45</text:p>
          </table:table-cell>
          <table:table-cell table:style-name="ce24" table:formula="of:=[.$J$7]*[.$BA92]" office:value-type="float" office:value="11.25">
            <text:p>11,250</text:p>
          </table:table-cell>
          <table:table-cell table:style-name="ce25" table:formula="of:=LOG([.$BB92]*0.8+1; 5)+1" office:value-type="float" office:value="2.43067655807339">
            <text:p>2,431</text:p>
          </table:table-cell>
          <table:table-cell table:style-name="ce16" table:formula="of:=([.$B$7]+([.$C$7]*([.BD$76]-1)))*[.$BC92]" office:value-type="float" office:value="19.4454124645871">
            <text:p>19,45</text:p>
          </table:table-cell>
          <table:table-cell table:style-name="ce16" table:formula="of:=([.$B$7]+([.$C$7]*([.BE$76]-1)))*[.$BC92]" office:value-type="float" office:value="20.1746154320092">
            <text:p>20,17</text:p>
          </table:table-cell>
          <table:table-cell table:style-name="ce16" table:formula="of:=([.$B$7]+([.$C$7]*([.BF$76]-1)))*[.$BC92]" office:value-type="float" office:value="21.0861191412867">
            <text:p>21,09</text:p>
          </table:table-cell>
          <table:table-cell table:style-name="ce16" table:formula="of:=([.$B$7]+([.$C$7]*([.BG$76]-1)))*[.$BC92]" office:value-type="float" office:value="21.9976228505642">
            <text:p>22,00</text:p>
          </table:table-cell>
          <table:table-cell table:style-name="ce16" table:formula="of:=([.$B$7]+([.$C$7]*([.BH$76]-1)))*[.$BC92]" office:value-type="float" office:value="22.9091265598417">
            <text:p>22,91</text:p>
          </table:table-cell>
          <table:table-cell table:style-name="ce16" table:formula="of:=([.$B$7]+([.$C$7]*([.BI$76]-1)))*[.$BC92]" office:value-type="float" office:value="23.8206302691193">
            <text:p>23,82</text:p>
          </table:table-cell>
          <table:table-cell table:style-name="ce16" table:formula="of:=([.$B$7]+([.$C$7]*([.BJ$76]-1)))*[.$BC92]" office:value-type="float" office:value="24.7321339783968">
            <text:p>24,73</text:p>
          </table:table-cell>
          <table:table-cell table:style-name="ce16" table:formula="of:=([.$B$7]+([.$C$7]*([.BK$76]-1)))*[.$BC92]" office:value-type="float" office:value="25.6436376876743">
            <text:p>25,64</text:p>
          </table:table-cell>
          <table:table-cell table:style-name="ce16" table:formula="of:=([.$B$7]+([.$C$7]*([.BL$76]-1)))*[.$BC92]" office:value-type="float" office:value="26.5551413969518">
            <text:p>26,56</text:p>
          </table:table-cell>
          <table:table-cell table:style-name="ce16" table:formula="of:=([.$B$7]+([.$C$7]*([.BM$76]-1)))*[.$BC92]" office:value-type="float" office:value="27.4666451062293">
            <text:p>27,47</text:p>
          </table:table-cell>
          <table:table-cell table:style-name="ce16" table:formula="of:=([.$B$7]+([.$C$7]*([.BN$76]-1)))*[.$BC92]" office:value-type="float" office:value="28.3781488155069">
            <text:p>28,38</text:p>
          </table:table-cell>
          <table:table-cell table:style-name="ce16" table:formula="of:=([.$B$7]+([.$C$7]*([.BO$76]-1)))*[.$BC92]" office:value-type="float" office:value="29.2896525247844">
            <text:p>29,29</text:p>
          </table:table-cell>
          <table:table-cell table:style-name="ce16" table:formula="of:=([.$B$7]+([.$C$7]*([.BP$76]-1)))*[.$BC92]" office:value-type="float" office:value="30.2011562340619">
            <text:p>30,20</text:p>
          </table:table-cell>
          <table:table-cell table:style-name="ce16" table:formula="of:=([.$B$7]+([.$C$7]*([.BQ$76]-1)))*[.$BC92]" office:value-type="float" office:value="31.1126599433394">
            <text:p>31,11</text:p>
          </table:table-cell>
          <table:table-cell table:style-name="ce16" table:formula="of:=([.$B$7]+([.$C$7]*([.BR$76]-1)))*[.$BC92]" office:value-type="float" office:value="32.024163652617">
            <text:p>32,02</text:p>
          </table:table-cell>
          <table:table-cell table:number-columns-repeated="954"/>
        </table:table-row>
        <table:table-row table:style-name="ro4">
          <table:table-cell table:number-columns-repeated="12"/>
          <table:table-cell table:style-name="ce23" table:formula="of:=[.M92]+3" office:value-type="float" office:value="48">
            <text:p>48</text:p>
          </table:table-cell>
          <table:table-cell table:style-name="ce24" table:formula="of:=[.$J$5]*[.$M93]" office:value-type="float" office:value="9.6">
            <text:p>9,600</text:p>
          </table:table-cell>
          <table:table-cell table:style-name="ce25" table:formula="of:=0.75*LOG([.$N93]*0.2+1; 2)+1" office:value-type="float" office:value="2.15947627682897">
            <text:p>2,159</text:p>
          </table:table-cell>
          <table:table-cell table:style-name="ce28" table:formula="of:=([.$B$5]+([.$C$5]*([.P$76]-1)))*[.$O93]" office:value-type="float" office:value="53.9869069207242">
            <text:p>54,0</text:p>
          </table:table-cell>
          <table:table-cell table:style-name="ce28" table:formula="of:=([.$B$5]+([.$C$5]*([.Q$76]-1)))*[.$O93]" office:value-type="float" office:value="75.5816696890139">
            <text:p>75,6</text:p>
          </table:table-cell>
          <table:table-cell table:style-name="ce28" table:formula="of:=([.$B$5]+([.$C$5]*([.R$76]-1)))*[.$O93]" office:value-type="float" office:value="102.575123149376">
            <text:p>102,6</text:p>
          </table:table-cell>
          <table:table-cell table:style-name="ce28" table:formula="of:=([.$B$5]+([.$C$5]*([.S$76]-1)))*[.$O93]" office:value-type="float" office:value="129.568576609738">
            <text:p>129,6</text:p>
          </table:table-cell>
          <table:table-cell table:style-name="ce28" table:formula="of:=([.$B$5]+([.$C$5]*([.T$76]-1)))*[.$O93]" office:value-type="float" office:value="156.5620300701">
            <text:p>156,6</text:p>
          </table:table-cell>
          <table:table-cell table:style-name="ce28" table:formula="of:=([.$B$5]+([.$C$5]*([.U$76]-1)))*[.$O93]" office:value-type="float" office:value="183.555483530462">
            <text:p>183,6</text:p>
          </table:table-cell>
          <table:table-cell table:style-name="ce28" table:formula="of:=([.$B$5]+([.$C$5]*([.V$76]-1)))*[.$O93]" office:value-type="float" office:value="210.548936990825">
            <text:p>210,5</text:p>
          </table:table-cell>
          <table:table-cell table:style-name="ce28" table:formula="of:=([.$B$5]+([.$C$5]*([.W$76]-1)))*[.$O93]" office:value-type="float" office:value="237.542390451187">
            <text:p>237,5</text:p>
          </table:table-cell>
          <table:table-cell table:style-name="ce28" table:formula="of:=([.$B$5]+([.$C$5]*([.X$76]-1)))*[.$O93]" office:value-type="float" office:value="264.535843911549">
            <text:p>264,5</text:p>
          </table:table-cell>
          <table:table-cell table:style-name="ce28" table:formula="of:=([.$B$5]+([.$C$5]*([.Y$76]-1)))*[.$O93]" office:value-type="float" office:value="291.529297371911">
            <text:p>291,5</text:p>
          </table:table-cell>
          <table:table-cell table:style-name="ce28" table:formula="of:=([.$B$5]+([.$C$5]*([.Z$76]-1)))*[.$O93]" office:value-type="float" office:value="318.522750832273">
            <text:p>318,5</text:p>
          </table:table-cell>
          <table:table-cell table:style-name="ce28" table:formula="of:=([.$B$5]+([.$C$5]*([.AA$76]-1)))*[.$O93]" office:value-type="float" office:value="345.516204292635">
            <text:p>345,5</text:p>
          </table:table-cell>
          <table:table-cell table:style-name="ce28" table:formula="of:=([.$B$5]+([.$C$5]*([.AB$76]-1)))*[.$O93]" office:value-type="float" office:value="372.509657752997">
            <text:p>372,5</text:p>
          </table:table-cell>
          <table:table-cell table:style-name="ce28" table:formula="of:=([.$B$5]+([.$C$5]*([.AC$76]-1)))*[.$O93]" office:value-type="float" office:value="399.503111213359">
            <text:p>399,5</text:p>
          </table:table-cell>
          <table:table-cell table:style-name="ce28" table:formula="of:=([.$B$5]+([.$C$5]*([.AD$76]-1)))*[.$O93]" office:value-type="float" office:value="426.496564673722">
            <text:p>426,5</text:p>
          </table:table-cell>
          <table:table-cell table:number-columns-repeated="2"/>
          <table:table-cell table:style-name="ce23" table:formula="of:=[.AG92]+3" office:value-type="float" office:value="48">
            <text:p>48</text:p>
          </table:table-cell>
          <table:table-cell table:style-name="ce24" table:formula="of:=[.$J$6]*[.$M93]" office:value-type="float" office:value="4.8">
            <text:p>4,800</text:p>
          </table:table-cell>
          <table:table-cell table:style-name="ce25" table:formula="of:=1.2*LOG([.$AH93]*0.25+1; 5)+1" office:value-type="float" office:value="1.58787532288597">
            <text:p>1,588</text:p>
          </table:table-cell>
          <table:table-cell table:style-name="ce16" table:formula="of:=([.$B$6]+([.$C$6]*([.AJ$76]-1)))*[.$AI93]" office:value-type="float" office:value="1.58787532288597">
            <text:p>1,59</text:p>
          </table:table-cell>
          <table:table-cell table:style-name="ce16" table:formula="of:=([.$B$6]+([.$C$6]*([.AK$76]-1)))*[.$AI93]" office:value-type="float" office:value="1.59422682417752">
            <text:p>1,59</text:p>
          </table:table-cell>
          <table:table-cell table:style-name="ce16" table:formula="of:=([.$B$6]+([.$C$6]*([.AL$76]-1)))*[.$AI93]" office:value-type="float" office:value="1.60216620079195">
            <text:p>1,60</text:p>
          </table:table-cell>
          <table:table-cell table:style-name="ce16" table:formula="of:=([.$B$6]+([.$C$6]*([.AM$76]-1)))*[.$AI93]" office:value-type="float" office:value="1.61010557740638">
            <text:p>1,61</text:p>
          </table:table-cell>
          <table:table-cell table:style-name="ce16" table:formula="of:=([.$B$6]+([.$C$6]*([.AN$76]-1)))*[.$AI93]" office:value-type="float" office:value="1.61804495402081">
            <text:p>1,62</text:p>
          </table:table-cell>
          <table:table-cell table:style-name="ce16" table:formula="of:=([.$B$6]+([.$C$6]*([.AO$76]-1)))*[.$AI93]" office:value-type="float" office:value="1.62598433063524">
            <text:p>1,63</text:p>
          </table:table-cell>
          <table:table-cell table:style-name="ce16" table:formula="of:=([.$B$6]+([.$C$6]*([.AP$76]-1)))*[.$AI93]" office:value-type="float" office:value="1.63392370724967">
            <text:p>1,63</text:p>
          </table:table-cell>
          <table:table-cell table:style-name="ce16" table:formula="of:=([.$B$6]+([.$C$6]*([.AQ$76]-1)))*[.$AI93]" office:value-type="float" office:value="1.6418630838641">
            <text:p>1,64</text:p>
          </table:table-cell>
          <table:table-cell table:style-name="ce16" table:formula="of:=([.$B$6]+([.$C$6]*([.AR$76]-1)))*[.$AI93]" office:value-type="float" office:value="1.64980246047853">
            <text:p>1,65</text:p>
          </table:table-cell>
          <table:table-cell table:style-name="ce16" table:formula="of:=([.$B$6]+([.$C$6]*([.AS$76]-1)))*[.$AI93]" office:value-type="float" office:value="1.65774183709296">
            <text:p>1,66</text:p>
          </table:table-cell>
          <table:table-cell table:style-name="ce16" table:formula="of:=([.$B$6]+([.$C$6]*([.AT$76]-1)))*[.$AI93]" office:value-type="float" office:value="1.66568121370739">
            <text:p>1,67</text:p>
          </table:table-cell>
          <table:table-cell table:style-name="ce16" table:formula="of:=([.$B$6]+([.$C$6]*([.AU$76]-1)))*[.$AI93]" office:value-type="float" office:value="1.67362059032182">
            <text:p>1,67</text:p>
          </table:table-cell>
          <table:table-cell table:style-name="ce16" table:formula="of:=([.$B$6]+([.$C$6]*([.AV$76]-1)))*[.$AI93]" office:value-type="float" office:value="1.68155996693625">
            <text:p>1,68</text:p>
          </table:table-cell>
          <table:table-cell table:style-name="ce16" table:formula="of:=([.$B$6]+([.$C$6]*([.AW$76]-1)))*[.$AI93]" office:value-type="float" office:value="1.68949934355068">
            <text:p>1,69</text:p>
          </table:table-cell>
          <table:table-cell table:style-name="ce16" table:formula="of:=([.$B$6]+([.$C$6]*([.AX$76]-1)))*[.$AI93]" office:value-type="float" office:value="1.69743872016511">
            <text:p>1,70</text:p>
          </table:table-cell>
          <table:table-cell table:number-columns-repeated="2"/>
          <table:table-cell table:style-name="ce23" table:formula="of:=[.BA92]+3" office:value-type="float" office:value="48">
            <text:p>48</text:p>
          </table:table-cell>
          <table:table-cell table:style-name="ce24" table:formula="of:=[.$J$7]*[.$BA93]" office:value-type="float" office:value="12">
            <text:p>12,000</text:p>
          </table:table-cell>
          <table:table-cell table:style-name="ce25" table:formula="of:=LOG([.$BB93]*0.8+1; 5)+1" office:value-type="float" office:value="2.46688106628946">
            <text:p>2,467</text:p>
          </table:table-cell>
          <table:table-cell table:style-name="ce16" table:formula="of:=([.$B$7]+([.$C$7]*([.BD$76]-1)))*[.$BC93]" office:value-type="float" office:value="19.7350485303157">
            <text:p>19,74</text:p>
          </table:table-cell>
          <table:table-cell table:style-name="ce16" table:formula="of:=([.$B$7]+([.$C$7]*([.BE$76]-1)))*[.$BC93]" office:value-type="float" office:value="20.4751128502025">
            <text:p>20,48</text:p>
          </table:table-cell>
          <table:table-cell table:style-name="ce16" table:formula="of:=([.$B$7]+([.$C$7]*([.BF$76]-1)))*[.$BC93]" office:value-type="float" office:value="21.4001932500611">
            <text:p>21,40</text:p>
          </table:table-cell>
          <table:table-cell table:style-name="ce16" table:formula="of:=([.$B$7]+([.$C$7]*([.BG$76]-1)))*[.$BC93]" office:value-type="float" office:value="22.3252736499196">
            <text:p>22,33</text:p>
          </table:table-cell>
          <table:table-cell table:style-name="ce16" table:formula="of:=([.$B$7]+([.$C$7]*([.BH$76]-1)))*[.$BC93]" office:value-type="float" office:value="23.2503540497782">
            <text:p>23,25</text:p>
          </table:table-cell>
          <table:table-cell table:style-name="ce16" table:formula="of:=([.$B$7]+([.$C$7]*([.BI$76]-1)))*[.$BC93]" office:value-type="float" office:value="24.1754344496367">
            <text:p>24,18</text:p>
          </table:table-cell>
          <table:table-cell table:style-name="ce16" table:formula="of:=([.$B$7]+([.$C$7]*([.BJ$76]-1)))*[.$BC93]" office:value-type="float" office:value="25.1005148494953">
            <text:p>25,10</text:p>
          </table:table-cell>
          <table:table-cell table:style-name="ce16" table:formula="of:=([.$B$7]+([.$C$7]*([.BK$76]-1)))*[.$BC93]" office:value-type="float" office:value="26.0255952493538">
            <text:p>26,03</text:p>
          </table:table-cell>
          <table:table-cell table:style-name="ce16" table:formula="of:=([.$B$7]+([.$C$7]*([.BL$76]-1)))*[.$BC93]" office:value-type="float" office:value="26.9506756492124">
            <text:p>26,95</text:p>
          </table:table-cell>
          <table:table-cell table:style-name="ce16" table:formula="of:=([.$B$7]+([.$C$7]*([.BM$76]-1)))*[.$BC93]" office:value-type="float" office:value="27.8757560490709">
            <text:p>27,88</text:p>
          </table:table-cell>
          <table:table-cell table:style-name="ce16" table:formula="of:=([.$B$7]+([.$C$7]*([.BN$76]-1)))*[.$BC93]" office:value-type="float" office:value="28.8008364489295">
            <text:p>28,80</text:p>
          </table:table-cell>
          <table:table-cell table:style-name="ce16" table:formula="of:=([.$B$7]+([.$C$7]*([.BO$76]-1)))*[.$BC93]" office:value-type="float" office:value="29.725916848788">
            <text:p>29,73</text:p>
          </table:table-cell>
          <table:table-cell table:style-name="ce16" table:formula="of:=([.$B$7]+([.$C$7]*([.BP$76]-1)))*[.$BC93]" office:value-type="float" office:value="30.6509972486466">
            <text:p>30,65</text:p>
          </table:table-cell>
          <table:table-cell table:style-name="ce16" table:formula="of:=([.$B$7]+([.$C$7]*([.BQ$76]-1)))*[.$BC93]" office:value-type="float" office:value="31.5760776485051">
            <text:p>31,58</text:p>
          </table:table-cell>
          <table:table-cell table:style-name="ce16" table:formula="of:=([.$B$7]+([.$C$7]*([.BR$76]-1)))*[.$BC93]" office:value-type="float" office:value="32.5011580483637">
            <text:p>32,50</text:p>
          </table:table-cell>
          <table:table-cell table:number-columns-repeated="954"/>
        </table:table-row>
        <table:table-row table:style-name="ro4">
          <table:table-cell table:number-columns-repeated="12"/>
          <table:table-cell table:style-name="ce23" table:formula="of:=[.M93]+3" office:value-type="float" office:value="51">
            <text:p>51</text:p>
          </table:table-cell>
          <table:table-cell table:style-name="ce24" table:formula="of:=[.$J$5]*[.$M94]" office:value-type="float" office:value="10.2">
            <text:p>10,200</text:p>
          </table:table-cell>
          <table:table-cell table:style-name="ce25" table:formula="of:=0.75*LOG([.$N94]*0.2+1; 2)+1" office:value-type="float" office:value="2.20305349275165">
            <text:p>2,203</text:p>
          </table:table-cell>
          <table:table-cell table:style-name="ce28" table:formula="of:=([.$B$5]+([.$C$5]*([.P$76]-1)))*[.$O94]" office:value-type="float" office:value="55.0763373187912">
            <text:p>55,1</text:p>
          </table:table-cell>
          <table:table-cell table:style-name="ce28" table:formula="of:=([.$B$5]+([.$C$5]*([.Q$76]-1)))*[.$O94]" office:value-type="float" office:value="77.1068722463076">
            <text:p>77,1</text:p>
          </table:table-cell>
          <table:table-cell table:style-name="ce28" table:formula="of:=([.$B$5]+([.$C$5]*([.R$76]-1)))*[.$O94]" office:value-type="float" office:value="104.645040905703">
            <text:p>104,6</text:p>
          </table:table-cell>
          <table:table-cell table:style-name="ce28" table:formula="of:=([.$B$5]+([.$C$5]*([.S$76]-1)))*[.$O94]" office:value-type="float" office:value="132.183209565099">
            <text:p>132,2</text:p>
          </table:table-cell>
          <table:table-cell table:style-name="ce28" table:formula="of:=([.$B$5]+([.$C$5]*([.T$76]-1)))*[.$O94]" office:value-type="float" office:value="159.721378224494">
            <text:p>159,7</text:p>
          </table:table-cell>
          <table:table-cell table:style-name="ce28" table:formula="of:=([.$B$5]+([.$C$5]*([.U$76]-1)))*[.$O94]" office:value-type="float" office:value="187.25954688389">
            <text:p>187,3</text:p>
          </table:table-cell>
          <table:table-cell table:style-name="ce28" table:formula="of:=([.$B$5]+([.$C$5]*([.V$76]-1)))*[.$O94]" office:value-type="float" office:value="214.797715543285">
            <text:p>214,8</text:p>
          </table:table-cell>
          <table:table-cell table:style-name="ce28" table:formula="of:=([.$B$5]+([.$C$5]*([.W$76]-1)))*[.$O94]" office:value-type="float" office:value="242.335884202681">
            <text:p>242,3</text:p>
          </table:table-cell>
          <table:table-cell table:style-name="ce28" table:formula="of:=([.$B$5]+([.$C$5]*([.X$76]-1)))*[.$O94]" office:value-type="float" office:value="269.874052862077">
            <text:p>269,9</text:p>
          </table:table-cell>
          <table:table-cell table:style-name="ce28" table:formula="of:=([.$B$5]+([.$C$5]*([.Y$76]-1)))*[.$O94]" office:value-type="float" office:value="297.412221521472">
            <text:p>297,4</text:p>
          </table:table-cell>
          <table:table-cell table:style-name="ce28" table:formula="of:=([.$B$5]+([.$C$5]*([.Z$76]-1)))*[.$O94]" office:value-type="float" office:value="324.950390180868">
            <text:p>325,0</text:p>
          </table:table-cell>
          <table:table-cell table:style-name="ce28" table:formula="of:=([.$B$5]+([.$C$5]*([.AA$76]-1)))*[.$O94]" office:value-type="float" office:value="352.488558840263">
            <text:p>352,5</text:p>
          </table:table-cell>
          <table:table-cell table:style-name="ce28" table:formula="of:=([.$B$5]+([.$C$5]*([.AB$76]-1)))*[.$O94]" office:value-type="float" office:value="380.026727499659">
            <text:p>380,0</text:p>
          </table:table-cell>
          <table:table-cell table:style-name="ce28" table:formula="of:=([.$B$5]+([.$C$5]*([.AC$76]-1)))*[.$O94]" office:value-type="float" office:value="407.564896159054">
            <text:p>407,6</text:p>
          </table:table-cell>
          <table:table-cell table:style-name="ce28" table:formula="of:=([.$B$5]+([.$C$5]*([.AD$76]-1)))*[.$O94]" office:value-type="float" office:value="435.10306481845">
            <text:p>435,1</text:p>
          </table:table-cell>
          <table:table-cell table:number-columns-repeated="2"/>
          <table:table-cell table:style-name="ce23" table:formula="of:=[.AG93]+3" office:value-type="float" office:value="51">
            <text:p>51</text:p>
          </table:table-cell>
          <table:table-cell table:style-name="ce24" table:formula="of:=[.$J$6]*[.$M94]" office:value-type="float" office:value="5.1">
            <text:p>5,100</text:p>
          </table:table-cell>
          <table:table-cell table:style-name="ce25" table:formula="of:=1.2*LOG([.$AH94]*0.25+1; 5)+1" office:value-type="float" office:value="1.61286990648289">
            <text:p>1,613</text:p>
          </table:table-cell>
          <table:table-cell table:style-name="ce16" table:formula="of:=([.$B$6]+([.$C$6]*([.AJ$76]-1)))*[.$AI94]" office:value-type="float" office:value="1.61286990648289">
            <text:p>1,61</text:p>
          </table:table-cell>
          <table:table-cell table:style-name="ce16" table:formula="of:=([.$B$6]+([.$C$6]*([.AK$76]-1)))*[.$AI94]" office:value-type="float" office:value="1.61932138610882">
            <text:p>1,62</text:p>
          </table:table-cell>
          <table:table-cell table:style-name="ce16" table:formula="of:=([.$B$6]+([.$C$6]*([.AL$76]-1)))*[.$AI94]" office:value-type="float" office:value="1.62738573564123">
            <text:p>1,63</text:p>
          </table:table-cell>
          <table:table-cell table:style-name="ce16" table:formula="of:=([.$B$6]+([.$C$6]*([.AM$76]-1)))*[.$AI94]" office:value-type="float" office:value="1.63545008517365">
            <text:p>1,64</text:p>
          </table:table-cell>
          <table:table-cell table:style-name="ce16" table:formula="of:=([.$B$6]+([.$C$6]*([.AN$76]-1)))*[.$AI94]" office:value-type="float" office:value="1.64351443470606">
            <text:p>1,64</text:p>
          </table:table-cell>
          <table:table-cell table:style-name="ce16" table:formula="of:=([.$B$6]+([.$C$6]*([.AO$76]-1)))*[.$AI94]" office:value-type="float" office:value="1.65157878423847">
            <text:p>1,65</text:p>
          </table:table-cell>
          <table:table-cell table:style-name="ce16" table:formula="of:=([.$B$6]+([.$C$6]*([.AP$76]-1)))*[.$AI94]" office:value-type="float" office:value="1.65964313377089">
            <text:p>1,66</text:p>
          </table:table-cell>
          <table:table-cell table:style-name="ce16" table:formula="of:=([.$B$6]+([.$C$6]*([.AQ$76]-1)))*[.$AI94]" office:value-type="float" office:value="1.6677074833033">
            <text:p>1,67</text:p>
          </table:table-cell>
          <table:table-cell table:style-name="ce16" table:formula="of:=([.$B$6]+([.$C$6]*([.AR$76]-1)))*[.$AI94]" office:value-type="float" office:value="1.67577183283572">
            <text:p>1,68</text:p>
          </table:table-cell>
          <table:table-cell table:style-name="ce16" table:formula="of:=([.$B$6]+([.$C$6]*([.AS$76]-1)))*[.$AI94]" office:value-type="float" office:value="1.68383618236813">
            <text:p>1,68</text:p>
          </table:table-cell>
          <table:table-cell table:style-name="ce16" table:formula="of:=([.$B$6]+([.$C$6]*([.AT$76]-1)))*[.$AI94]" office:value-type="float" office:value="1.69190053190055">
            <text:p>1,69</text:p>
          </table:table-cell>
          <table:table-cell table:style-name="ce16" table:formula="of:=([.$B$6]+([.$C$6]*([.AU$76]-1)))*[.$AI94]" office:value-type="float" office:value="1.69996488143296">
            <text:p>1,70</text:p>
          </table:table-cell>
          <table:table-cell table:style-name="ce16" table:formula="of:=([.$B$6]+([.$C$6]*([.AV$76]-1)))*[.$AI94]" office:value-type="float" office:value="1.70802923096538">
            <text:p>1,71</text:p>
          </table:table-cell>
          <table:table-cell table:style-name="ce16" table:formula="of:=([.$B$6]+([.$C$6]*([.AW$76]-1)))*[.$AI94]" office:value-type="float" office:value="1.71609358049779">
            <text:p>1,72</text:p>
          </table:table-cell>
          <table:table-cell table:style-name="ce16" table:formula="of:=([.$B$6]+([.$C$6]*([.AX$76]-1)))*[.$AI94]" office:value-type="float" office:value="1.7241579300302">
            <text:p>1,72</text:p>
          </table:table-cell>
          <table:table-cell table:number-columns-repeated="2"/>
          <table:table-cell table:style-name="ce23" table:formula="of:=[.BA93]+3" office:value-type="float" office:value="51">
            <text:p>51</text:p>
          </table:table-cell>
          <table:table-cell table:style-name="ce24" table:formula="of:=[.$J$7]*[.$BA94]" office:value-type="float" office:value="12.75">
            <text:p>12,750</text:p>
          </table:table-cell>
          <table:table-cell table:style-name="ce25" table:formula="of:=LOG([.$BB94]*0.8+1; 5)+1" office:value-type="float" office:value="2.50109162934235">
            <text:p>2,501</text:p>
          </table:table-cell>
          <table:table-cell table:style-name="ce16" table:formula="of:=([.$B$7]+([.$C$7]*([.BD$76]-1)))*[.$BC94]" office:value-type="float" office:value="20.0087330347388">
            <text:p>20,01</text:p>
          </table:table-cell>
          <table:table-cell table:style-name="ce16" table:formula="of:=([.$B$7]+([.$C$7]*([.BE$76]-1)))*[.$BC94]" office:value-type="float" office:value="20.7590605235415">
            <text:p>20,76</text:p>
          </table:table-cell>
          <table:table-cell table:style-name="ce16" table:formula="of:=([.$B$7]+([.$C$7]*([.BF$76]-1)))*[.$BC94]" office:value-type="float" office:value="21.6969698845449">
            <text:p>21,70</text:p>
          </table:table-cell>
          <table:table-cell table:style-name="ce16" table:formula="of:=([.$B$7]+([.$C$7]*([.BG$76]-1)))*[.$BC94]" office:value-type="float" office:value="22.6348792455482">
            <text:p>22,63</text:p>
          </table:table-cell>
          <table:table-cell table:style-name="ce16" table:formula="of:=([.$B$7]+([.$C$7]*([.BH$76]-1)))*[.$BC94]" office:value-type="float" office:value="23.5727886065516">
            <text:p>23,57</text:p>
          </table:table-cell>
          <table:table-cell table:style-name="ce16" table:formula="of:=([.$B$7]+([.$C$7]*([.BI$76]-1)))*[.$BC94]" office:value-type="float" office:value="24.510697967555">
            <text:p>24,51</text:p>
          </table:table-cell>
          <table:table-cell table:style-name="ce16" table:formula="of:=([.$B$7]+([.$C$7]*([.BJ$76]-1)))*[.$BC94]" office:value-type="float" office:value="25.4486073285584">
            <text:p>25,45</text:p>
          </table:table-cell>
          <table:table-cell table:style-name="ce16" table:formula="of:=([.$B$7]+([.$C$7]*([.BK$76]-1)))*[.$BC94]" office:value-type="float" office:value="26.3865166895618">
            <text:p>26,39</text:p>
          </table:table-cell>
          <table:table-cell table:style-name="ce16" table:formula="of:=([.$B$7]+([.$C$7]*([.BL$76]-1)))*[.$BC94]" office:value-type="float" office:value="27.3244260505651">
            <text:p>27,32</text:p>
          </table:table-cell>
          <table:table-cell table:style-name="ce16" table:formula="of:=([.$B$7]+([.$C$7]*([.BM$76]-1)))*[.$BC94]" office:value-type="float" office:value="28.2623354115685">
            <text:p>28,26</text:p>
          </table:table-cell>
          <table:table-cell table:style-name="ce16" table:formula="of:=([.$B$7]+([.$C$7]*([.BN$76]-1)))*[.$BC94]" office:value-type="float" office:value="29.2002447725719">
            <text:p>29,20</text:p>
          </table:table-cell>
          <table:table-cell table:style-name="ce16" table:formula="of:=([.$B$7]+([.$C$7]*([.BO$76]-1)))*[.$BC94]" office:value-type="float" office:value="30.1381541335753">
            <text:p>30,14</text:p>
          </table:table-cell>
          <table:table-cell table:style-name="ce16" table:formula="of:=([.$B$7]+([.$C$7]*([.BP$76]-1)))*[.$BC94]" office:value-type="float" office:value="31.0760634945787">
            <text:p>31,08</text:p>
          </table:table-cell>
          <table:table-cell table:style-name="ce16" table:formula="of:=([.$B$7]+([.$C$7]*([.BQ$76]-1)))*[.$BC94]" office:value-type="float" office:value="32.013972855582">
            <text:p>32,01</text:p>
          </table:table-cell>
          <table:table-cell table:style-name="ce16" table:formula="of:=([.$B$7]+([.$C$7]*([.BR$76]-1)))*[.$BC94]" office:value-type="float" office:value="32.9518822165854">
            <text:p>32,95</text:p>
          </table:table-cell>
          <table:table-cell table:number-columns-repeated="954"/>
        </table:table-row>
        <table:table-row table:style-name="ro4">
          <table:table-cell table:number-columns-repeated="12"/>
          <table:table-cell table:style-name="ce23" table:formula="of:=[.M94]+3" office:value-type="float" office:value="54">
            <text:p>54</text:p>
          </table:table-cell>
          <table:table-cell table:style-name="ce24" table:formula="of:=[.$J$5]*[.$M95]" office:value-type="float" office:value="10.8">
            <text:p>10,800</text:p>
          </table:table-cell>
          <table:table-cell table:style-name="ce25" table:formula="of:=0.75*LOG([.$N95]*0.2+1; 2)+1" office:value-type="float" office:value="2.24494341880178">
            <text:p>2,245</text:p>
          </table:table-cell>
          <table:table-cell table:style-name="ce28" table:formula="of:=([.$B$5]+([.$C$5]*([.P$76]-1)))*[.$O95]" office:value-type="float" office:value="56.1235854700446">
            <text:p>56,1</text:p>
          </table:table-cell>
          <table:table-cell table:style-name="ce28" table:formula="of:=([.$B$5]+([.$C$5]*([.Q$76]-1)))*[.$O95]" office:value-type="float" office:value="78.5730196580624">
            <text:p>78,6</text:p>
          </table:table-cell>
          <table:table-cell table:style-name="ce28" table:formula="of:=([.$B$5]+([.$C$5]*([.R$76]-1)))*[.$O95]" office:value-type="float" office:value="106.634812393085">
            <text:p>106,6</text:p>
          </table:table-cell>
          <table:table-cell table:style-name="ce28" table:formula="of:=([.$B$5]+([.$C$5]*([.S$76]-1)))*[.$O95]" office:value-type="float" office:value="134.696605128107">
            <text:p>134,7</text:p>
          </table:table-cell>
          <table:table-cell table:style-name="ce28" table:formula="of:=([.$B$5]+([.$C$5]*([.T$76]-1)))*[.$O95]" office:value-type="float" office:value="162.758397863129">
            <text:p>162,8</text:p>
          </table:table-cell>
          <table:table-cell table:style-name="ce28" table:formula="of:=([.$B$5]+([.$C$5]*([.U$76]-1)))*[.$O95]" office:value-type="float" office:value="190.820190598152">
            <text:p>190,8</text:p>
          </table:table-cell>
          <table:table-cell table:style-name="ce28" table:formula="of:=([.$B$5]+([.$C$5]*([.V$76]-1)))*[.$O95]" office:value-type="float" office:value="218.881983333174">
            <text:p>218,9</text:p>
          </table:table-cell>
          <table:table-cell table:style-name="ce28" table:formula="of:=([.$B$5]+([.$C$5]*([.W$76]-1)))*[.$O95]" office:value-type="float" office:value="246.943776068196">
            <text:p>246,9</text:p>
          </table:table-cell>
          <table:table-cell table:style-name="ce28" table:formula="of:=([.$B$5]+([.$C$5]*([.X$76]-1)))*[.$O95]" office:value-type="float" office:value="275.005568803218">
            <text:p>275,0</text:p>
          </table:table-cell>
          <table:table-cell table:style-name="ce28" table:formula="of:=([.$B$5]+([.$C$5]*([.Y$76]-1)))*[.$O95]" office:value-type="float" office:value="303.067361538241">
            <text:p>303,1</text:p>
          </table:table-cell>
          <table:table-cell table:style-name="ce28" table:formula="of:=([.$B$5]+([.$C$5]*([.Z$76]-1)))*[.$O95]" office:value-type="float" office:value="331.129154273263">
            <text:p>331,1</text:p>
          </table:table-cell>
          <table:table-cell table:style-name="ce28" table:formula="of:=([.$B$5]+([.$C$5]*([.AA$76]-1)))*[.$O95]" office:value-type="float" office:value="359.190947008285">
            <text:p>359,2</text:p>
          </table:table-cell>
          <table:table-cell table:style-name="ce28" table:formula="of:=([.$B$5]+([.$C$5]*([.AB$76]-1)))*[.$O95]" office:value-type="float" office:value="387.252739743308">
            <text:p>387,3</text:p>
          </table:table-cell>
          <table:table-cell table:style-name="ce28" table:formula="of:=([.$B$5]+([.$C$5]*([.AC$76]-1)))*[.$O95]" office:value-type="float" office:value="415.31453247833">
            <text:p>415,3</text:p>
          </table:table-cell>
          <table:table-cell table:style-name="ce28" table:formula="of:=([.$B$5]+([.$C$5]*([.AD$76]-1)))*[.$O95]" office:value-type="float" office:value="443.376325213352">
            <text:p>443,4</text:p>
          </table:table-cell>
          <table:table-cell table:number-columns-repeated="2"/>
          <table:table-cell table:style-name="ce23" table:formula="of:=[.AG94]+3" office:value-type="float" office:value="54">
            <text:p>54</text:p>
          </table:table-cell>
          <table:table-cell table:style-name="ce24" table:formula="of:=[.$J$6]*[.$M95]" office:value-type="float" office:value="5.4">
            <text:p>5,400</text:p>
          </table:table-cell>
          <table:table-cell table:style-name="ce25" table:formula="of:=1.2*LOG([.$AH95]*0.25+1; 5)+1" office:value-type="float" office:value="1.6370537104079">
            <text:p>1,637</text:p>
          </table:table-cell>
          <table:table-cell table:style-name="ce16" table:formula="of:=([.$B$6]+([.$C$6]*([.AJ$76]-1)))*[.$AI95]" office:value-type="float" office:value="1.6370537104079">
            <text:p>1,64</text:p>
          </table:table-cell>
          <table:table-cell table:style-name="ce16" table:formula="of:=([.$B$6]+([.$C$6]*([.AK$76]-1)))*[.$AI95]" office:value-type="float" office:value="1.64360192524953">
            <text:p>1,64</text:p>
          </table:table-cell>
          <table:table-cell table:style-name="ce16" table:formula="of:=([.$B$6]+([.$C$6]*([.AL$76]-1)))*[.$AI95]" office:value-type="float" office:value="1.65178719380157">
            <text:p>1,65</text:p>
          </table:table-cell>
          <table:table-cell table:style-name="ce16" table:formula="of:=([.$B$6]+([.$C$6]*([.AM$76]-1)))*[.$AI95]" office:value-type="float" office:value="1.65997246235361">
            <text:p>1,66</text:p>
          </table:table-cell>
          <table:table-cell table:style-name="ce16" table:formula="of:=([.$B$6]+([.$C$6]*([.AN$76]-1)))*[.$AI95]" office:value-type="float" office:value="1.66815773090565">
            <text:p>1,67</text:p>
          </table:table-cell>
          <table:table-cell table:style-name="ce16" table:formula="of:=([.$B$6]+([.$C$6]*([.AO$76]-1)))*[.$AI95]" office:value-type="float" office:value="1.67634299945769">
            <text:p>1,68</text:p>
          </table:table-cell>
          <table:table-cell table:style-name="ce16" table:formula="of:=([.$B$6]+([.$C$6]*([.AP$76]-1)))*[.$AI95]" office:value-type="float" office:value="1.68452826800972">
            <text:p>1,68</text:p>
          </table:table-cell>
          <table:table-cell table:style-name="ce16" table:formula="of:=([.$B$6]+([.$C$6]*([.AQ$76]-1)))*[.$AI95]" office:value-type="float" office:value="1.69271353656176">
            <text:p>1,69</text:p>
          </table:table-cell>
          <table:table-cell table:style-name="ce16" table:formula="of:=([.$B$6]+([.$C$6]*([.AR$76]-1)))*[.$AI95]" office:value-type="float" office:value="1.7008988051138">
            <text:p>1,70</text:p>
          </table:table-cell>
          <table:table-cell table:style-name="ce16" table:formula="of:=([.$B$6]+([.$C$6]*([.AS$76]-1)))*[.$AI95]" office:value-type="float" office:value="1.70908407366584">
            <text:p>1,71</text:p>
          </table:table-cell>
          <table:table-cell table:style-name="ce16" table:formula="of:=([.$B$6]+([.$C$6]*([.AT$76]-1)))*[.$AI95]" office:value-type="float" office:value="1.71726934221788">
            <text:p>1,72</text:p>
          </table:table-cell>
          <table:table-cell table:style-name="ce16" table:formula="of:=([.$B$6]+([.$C$6]*([.AU$76]-1)))*[.$AI95]" office:value-type="float" office:value="1.72545461076992">
            <text:p>1,73</text:p>
          </table:table-cell>
          <table:table-cell table:style-name="ce16" table:formula="of:=([.$B$6]+([.$C$6]*([.AV$76]-1)))*[.$AI95]" office:value-type="float" office:value="1.73363987932196">
            <text:p>1,73</text:p>
          </table:table-cell>
          <table:table-cell table:style-name="ce16" table:formula="of:=([.$B$6]+([.$C$6]*([.AW$76]-1)))*[.$AI95]" office:value-type="float" office:value="1.741825147874">
            <text:p>1,74</text:p>
          </table:table-cell>
          <table:table-cell table:style-name="ce16" table:formula="of:=([.$B$6]+([.$C$6]*([.AX$76]-1)))*[.$AI95]" office:value-type="float" office:value="1.75001041642604">
            <text:p>1,75</text:p>
          </table:table-cell>
          <table:table-cell table:number-columns-repeated="2"/>
          <table:table-cell table:style-name="ce23" table:formula="of:=[.BA94]+3" office:value-type="float" office:value="54">
            <text:p>54</text:p>
          </table:table-cell>
          <table:table-cell table:style-name="ce24" table:formula="of:=[.$J$7]*[.$BA95]" office:value-type="float" office:value="13.5">
            <text:p>13,500</text:p>
          </table:table-cell>
          <table:table-cell table:style-name="ce25" table:formula="of:=LOG([.$BB95]*0.8+1; 5)+1" office:value-type="float" office:value="2.53351646087353">
            <text:p>2,534</text:p>
          </table:table-cell>
          <table:table-cell table:style-name="ce16" table:formula="of:=([.$B$7]+([.$C$7]*([.BD$76]-1)))*[.$BC95]" office:value-type="float" office:value="20.2681316869882">
            <text:p>20,27</text:p>
          </table:table-cell>
          <table:table-cell table:style-name="ce16" table:formula="of:=([.$B$7]+([.$C$7]*([.BE$76]-1)))*[.$BC95]" office:value-type="float" office:value="21.0281866252503">
            <text:p>21,03</text:p>
          </table:table-cell>
          <table:table-cell table:style-name="ce16" table:formula="of:=([.$B$7]+([.$C$7]*([.BF$76]-1)))*[.$BC95]" office:value-type="float" office:value="21.9782552980779">
            <text:p>21,98</text:p>
          </table:table-cell>
          <table:table-cell table:style-name="ce16" table:formula="of:=([.$B$7]+([.$C$7]*([.BG$76]-1)))*[.$BC95]" office:value-type="float" office:value="22.9283239709054">
            <text:p>22,93</text:p>
          </table:table-cell>
          <table:table-cell table:style-name="ce16" table:formula="of:=([.$B$7]+([.$C$7]*([.BH$76]-1)))*[.$BC95]" office:value-type="float" office:value="23.878392643733">
            <text:p>23,88</text:p>
          </table:table-cell>
          <table:table-cell table:style-name="ce16" table:formula="of:=([.$B$7]+([.$C$7]*([.BI$76]-1)))*[.$BC95]" office:value-type="float" office:value="24.8284613165606">
            <text:p>24,83</text:p>
          </table:table-cell>
          <table:table-cell table:style-name="ce16" table:formula="of:=([.$B$7]+([.$C$7]*([.BJ$76]-1)))*[.$BC95]" office:value-type="float" office:value="25.7785299893881">
            <text:p>25,78</text:p>
          </table:table-cell>
          <table:table-cell table:style-name="ce16" table:formula="of:=([.$B$7]+([.$C$7]*([.BK$76]-1)))*[.$BC95]" office:value-type="float" office:value="26.7285986622157">
            <text:p>26,73</text:p>
          </table:table-cell>
          <table:table-cell table:style-name="ce16" table:formula="of:=([.$B$7]+([.$C$7]*([.BL$76]-1)))*[.$BC95]" office:value-type="float" office:value="27.6786673350433">
            <text:p>27,68</text:p>
          </table:table-cell>
          <table:table-cell table:style-name="ce16" table:formula="of:=([.$B$7]+([.$C$7]*([.BM$76]-1)))*[.$BC95]" office:value-type="float" office:value="28.6287360078709">
            <text:p>28,63</text:p>
          </table:table-cell>
          <table:table-cell table:style-name="ce16" table:formula="of:=([.$B$7]+([.$C$7]*([.BN$76]-1)))*[.$BC95]" office:value-type="float" office:value="29.5788046806984">
            <text:p>29,58</text:p>
          </table:table-cell>
          <table:table-cell table:style-name="ce16" table:formula="of:=([.$B$7]+([.$C$7]*([.BO$76]-1)))*[.$BC95]" office:value-type="float" office:value="30.528873353526">
            <text:p>30,53</text:p>
          </table:table-cell>
          <table:table-cell table:style-name="ce16" table:formula="of:=([.$B$7]+([.$C$7]*([.BP$76]-1)))*[.$BC95]" office:value-type="float" office:value="31.4789420263536">
            <text:p>31,48</text:p>
          </table:table-cell>
          <table:table-cell table:style-name="ce16" table:formula="of:=([.$B$7]+([.$C$7]*([.BQ$76]-1)))*[.$BC95]" office:value-type="float" office:value="32.4290106991812">
            <text:p>32,43</text:p>
          </table:table-cell>
          <table:table-cell table:style-name="ce16" table:formula="of:=([.$B$7]+([.$C$7]*([.BR$76]-1)))*[.$BC95]" office:value-type="float" office:value="33.3790793720087">
            <text:p>33,38</text:p>
          </table:table-cell>
          <table:table-cell table:number-columns-repeated="954"/>
        </table:table-row>
        <table:table-row table:style-name="ro4">
          <table:table-cell table:number-columns-repeated="12"/>
          <table:table-cell table:style-name="ce23" table:formula="of:=[.M95]+3" office:value-type="float" office:value="57">
            <text:p>57</text:p>
          </table:table-cell>
          <table:table-cell table:style-name="ce24" table:formula="of:=[.$J$5]*[.$M96]" office:value-type="float" office:value="11.4">
            <text:p>11,400</text:p>
          </table:table-cell>
          <table:table-cell table:style-name="ce25" table:formula="of:=0.75*LOG([.$N96]*0.2+1; 2)+1" office:value-type="float" office:value="2.28527186113252">
            <text:p>2,285</text:p>
          </table:table-cell>
          <table:table-cell table:style-name="ce28" table:formula="of:=([.$B$5]+([.$C$5]*([.P$76]-1)))*[.$O96]" office:value-type="float" office:value="57.131796528313">
            <text:p>57,1</text:p>
          </table:table-cell>
          <table:table-cell table:style-name="ce28" table:formula="of:=([.$B$5]+([.$C$5]*([.Q$76]-1)))*[.$O96]" office:value-type="float" office:value="79.9845151396382">
            <text:p>80,0</text:p>
          </table:table-cell>
          <table:table-cell table:style-name="ce28" table:formula="of:=([.$B$5]+([.$C$5]*([.R$76]-1)))*[.$O96]" office:value-type="float" office:value="108.550413403795">
            <text:p>108,6</text:p>
          </table:table-cell>
          <table:table-cell table:style-name="ce28" table:formula="of:=([.$B$5]+([.$C$5]*([.S$76]-1)))*[.$O96]" office:value-type="float" office:value="137.116311667951">
            <text:p>137,1</text:p>
          </table:table-cell>
          <table:table-cell table:style-name="ce28" table:formula="of:=([.$B$5]+([.$C$5]*([.T$76]-1)))*[.$O96]" office:value-type="float" office:value="165.682209932108">
            <text:p>165,7</text:p>
          </table:table-cell>
          <table:table-cell table:style-name="ce28" table:formula="of:=([.$B$5]+([.$C$5]*([.U$76]-1)))*[.$O96]" office:value-type="float" office:value="194.248108196264">
            <text:p>194,2</text:p>
          </table:table-cell>
          <table:table-cell table:style-name="ce28" table:formula="of:=([.$B$5]+([.$C$5]*([.V$76]-1)))*[.$O96]" office:value-type="float" office:value="222.814006460421">
            <text:p>222,8</text:p>
          </table:table-cell>
          <table:table-cell table:style-name="ce28" table:formula="of:=([.$B$5]+([.$C$5]*([.W$76]-1)))*[.$O96]" office:value-type="float" office:value="251.379904724577">
            <text:p>251,4</text:p>
          </table:table-cell>
          <table:table-cell table:style-name="ce28" table:formula="of:=([.$B$5]+([.$C$5]*([.X$76]-1)))*[.$O96]" office:value-type="float" office:value="279.945802988734">
            <text:p>279,9</text:p>
          </table:table-cell>
          <table:table-cell table:style-name="ce28" table:formula="of:=([.$B$5]+([.$C$5]*([.Y$76]-1)))*[.$O96]" office:value-type="float" office:value="308.51170125289">
            <text:p>308,5</text:p>
          </table:table-cell>
          <table:table-cell table:style-name="ce28" table:formula="of:=([.$B$5]+([.$C$5]*([.Z$76]-1)))*[.$O96]" office:value-type="float" office:value="337.077599517047">
            <text:p>337,1</text:p>
          </table:table-cell>
          <table:table-cell table:style-name="ce28" table:formula="of:=([.$B$5]+([.$C$5]*([.AA$76]-1)))*[.$O96]" office:value-type="float" office:value="365.643497781203">
            <text:p>365,6</text:p>
          </table:table-cell>
          <table:table-cell table:style-name="ce28" table:formula="of:=([.$B$5]+([.$C$5]*([.AB$76]-1)))*[.$O96]" office:value-type="float" office:value="394.20939604536">
            <text:p>394,2</text:p>
          </table:table-cell>
          <table:table-cell table:style-name="ce28" table:formula="of:=([.$B$5]+([.$C$5]*([.AC$76]-1)))*[.$O96]" office:value-type="float" office:value="422.775294309516">
            <text:p>422,8</text:p>
          </table:table-cell>
          <table:table-cell table:style-name="ce28" table:formula="of:=([.$B$5]+([.$C$5]*([.AD$76]-1)))*[.$O96]" office:value-type="float" office:value="451.341192573673">
            <text:p>451,3</text:p>
          </table:table-cell>
          <table:table-cell table:number-columns-repeated="2"/>
          <table:table-cell table:style-name="ce23" table:formula="of:=[.AG95]+3" office:value-type="float" office:value="57">
            <text:p>57</text:p>
          </table:table-cell>
          <table:table-cell table:style-name="ce24" table:formula="of:=[.$J$6]*[.$M96]" office:value-type="float" office:value="5.7">
            <text:p>5,700</text:p>
          </table:table-cell>
          <table:table-cell table:style-name="ce25" table:formula="of:=1.2*LOG([.$AH96]*0.25+1; 5)+1" office:value-type="float" office:value="1.66047768668483">
            <text:p>1,660</text:p>
          </table:table-cell>
          <table:table-cell table:style-name="ce16" table:formula="of:=([.$B$6]+([.$C$6]*([.AJ$76]-1)))*[.$AI96]" office:value-type="float" office:value="1.66047768668483">
            <text:p>1,66</text:p>
          </table:table-cell>
          <table:table-cell table:style-name="ce16" table:formula="of:=([.$B$6]+([.$C$6]*([.AK$76]-1)))*[.$AI96]" office:value-type="float" office:value="1.66711959743157">
            <text:p>1,67</text:p>
          </table:table-cell>
          <table:table-cell table:style-name="ce16" table:formula="of:=([.$B$6]+([.$C$6]*([.AL$76]-1)))*[.$AI96]" office:value-type="float" office:value="1.67542198586499">
            <text:p>1,68</text:p>
          </table:table-cell>
          <table:table-cell table:style-name="ce16" table:formula="of:=([.$B$6]+([.$C$6]*([.AM$76]-1)))*[.$AI96]" office:value-type="float" office:value="1.68372437429842">
            <text:p>1,68</text:p>
          </table:table-cell>
          <table:table-cell table:style-name="ce16" table:formula="of:=([.$B$6]+([.$C$6]*([.AN$76]-1)))*[.$AI96]" office:value-type="float" office:value="1.69202676273184">
            <text:p>1,69</text:p>
          </table:table-cell>
          <table:table-cell table:style-name="ce16" table:formula="of:=([.$B$6]+([.$C$6]*([.AO$76]-1)))*[.$AI96]" office:value-type="float" office:value="1.70032915116527">
            <text:p>1,70</text:p>
          </table:table-cell>
          <table:table-cell table:style-name="ce16" table:formula="of:=([.$B$6]+([.$C$6]*([.AP$76]-1)))*[.$AI96]" office:value-type="float" office:value="1.70863153959869">
            <text:p>1,71</text:p>
          </table:table-cell>
          <table:table-cell table:style-name="ce16" table:formula="of:=([.$B$6]+([.$C$6]*([.AQ$76]-1)))*[.$AI96]" office:value-type="float" office:value="1.71693392803211">
            <text:p>1,72</text:p>
          </table:table-cell>
          <table:table-cell table:style-name="ce16" table:formula="of:=([.$B$6]+([.$C$6]*([.AR$76]-1)))*[.$AI96]" office:value-type="float" office:value="1.72523631646554">
            <text:p>1,73</text:p>
          </table:table-cell>
          <table:table-cell table:style-name="ce16" table:formula="of:=([.$B$6]+([.$C$6]*([.AS$76]-1)))*[.$AI96]" office:value-type="float" office:value="1.73353870489896">
            <text:p>1,73</text:p>
          </table:table-cell>
          <table:table-cell table:style-name="ce16" table:formula="of:=([.$B$6]+([.$C$6]*([.AT$76]-1)))*[.$AI96]" office:value-type="float" office:value="1.74184109333239">
            <text:p>1,74</text:p>
          </table:table-cell>
          <table:table-cell table:style-name="ce16" table:formula="of:=([.$B$6]+([.$C$6]*([.AU$76]-1)))*[.$AI96]" office:value-type="float" office:value="1.75014348176581">
            <text:p>1,75</text:p>
          </table:table-cell>
          <table:table-cell table:style-name="ce16" table:formula="of:=([.$B$6]+([.$C$6]*([.AV$76]-1)))*[.$AI96]" office:value-type="float" office:value="1.75844587019923">
            <text:p>1,76</text:p>
          </table:table-cell>
          <table:table-cell table:style-name="ce16" table:formula="of:=([.$B$6]+([.$C$6]*([.AW$76]-1)))*[.$AI96]" office:value-type="float" office:value="1.76674825863266">
            <text:p>1,77</text:p>
          </table:table-cell>
          <table:table-cell table:style-name="ce16" table:formula="of:=([.$B$6]+([.$C$6]*([.AX$76]-1)))*[.$AI96]" office:value-type="float" office:value="1.77505064706608">
            <text:p>1,78</text:p>
          </table:table-cell>
          <table:table-cell table:number-columns-repeated="2"/>
          <table:table-cell table:style-name="ce23" table:formula="of:=[.BA95]+3" office:value-type="float" office:value="57">
            <text:p>57</text:p>
          </table:table-cell>
          <table:table-cell table:style-name="ce24" table:formula="of:=[.$J$7]*[.$BA96]" office:value-type="float" office:value="14.25">
            <text:p>14,250</text:p>
          </table:table-cell>
          <table:table-cell table:style-name="ce25" table:formula="of:=LOG([.$BB96]*0.8+1; 5)+1" office:value-type="float" office:value="2.56433277305072">
            <text:p>2,564</text:p>
          </table:table-cell>
          <table:table-cell table:style-name="ce16" table:formula="of:=([.$B$7]+([.$C$7]*([.BD$76]-1)))*[.$BC96]" office:value-type="float" office:value="20.5146621844057">
            <text:p>20,51</text:p>
          </table:table-cell>
          <table:table-cell table:style-name="ce16" table:formula="of:=([.$B$7]+([.$C$7]*([.BE$76]-1)))*[.$BC96]" office:value-type="float" office:value="21.2839620163209">
            <text:p>21,28</text:p>
          </table:table-cell>
          <table:table-cell table:style-name="ce16" table:formula="of:=([.$B$7]+([.$C$7]*([.BF$76]-1)))*[.$BC96]" office:value-type="float" office:value="22.245586806215">
            <text:p>22,25</text:p>
          </table:table-cell>
          <table:table-cell table:style-name="ce16" table:formula="of:=([.$B$7]+([.$C$7]*([.BG$76]-1)))*[.$BC96]" office:value-type="float" office:value="23.207211596109">
            <text:p>23,21</text:p>
          </table:table-cell>
          <table:table-cell table:style-name="ce16" table:formula="of:=([.$B$7]+([.$C$7]*([.BH$76]-1)))*[.$BC96]" office:value-type="float" office:value="24.168836386003">
            <text:p>24,17</text:p>
          </table:table-cell>
          <table:table-cell table:style-name="ce16" table:formula="of:=([.$B$7]+([.$C$7]*([.BI$76]-1)))*[.$BC96]" office:value-type="float" office:value="25.130461175897">
            <text:p>25,13</text:p>
          </table:table-cell>
          <table:table-cell table:style-name="ce16" table:formula="of:=([.$B$7]+([.$C$7]*([.BJ$76]-1)))*[.$BC96]" office:value-type="float" office:value="26.092085965791">
            <text:p>26,09</text:p>
          </table:table-cell>
          <table:table-cell table:style-name="ce16" table:formula="of:=([.$B$7]+([.$C$7]*([.BK$76]-1)))*[.$BC96]" office:value-type="float" office:value="27.0537107556851">
            <text:p>27,05</text:p>
          </table:table-cell>
          <table:table-cell table:style-name="ce16" table:formula="of:=([.$B$7]+([.$C$7]*([.BL$76]-1)))*[.$BC96]" office:value-type="float" office:value="28.0153355455791">
            <text:p>28,02</text:p>
          </table:table-cell>
          <table:table-cell table:style-name="ce16" table:formula="of:=([.$B$7]+([.$C$7]*([.BM$76]-1)))*[.$BC96]" office:value-type="float" office:value="28.9769603354731">
            <text:p>28,98</text:p>
          </table:table-cell>
          <table:table-cell table:style-name="ce16" table:formula="of:=([.$B$7]+([.$C$7]*([.BN$76]-1)))*[.$BC96]" office:value-type="float" office:value="29.9385851253671">
            <text:p>29,94</text:p>
          </table:table-cell>
          <table:table-cell table:style-name="ce16" table:formula="of:=([.$B$7]+([.$C$7]*([.BO$76]-1)))*[.$BC96]" office:value-type="float" office:value="30.9002099152611">
            <text:p>30,90</text:p>
          </table:table-cell>
          <table:table-cell table:style-name="ce16" table:formula="of:=([.$B$7]+([.$C$7]*([.BP$76]-1)))*[.$BC96]" office:value-type="float" office:value="31.8618347051551">
            <text:p>31,86</text:p>
          </table:table-cell>
          <table:table-cell table:style-name="ce16" table:formula="of:=([.$B$7]+([.$C$7]*([.BQ$76]-1)))*[.$BC96]" office:value-type="float" office:value="32.8234594950492">
            <text:p>32,82</text:p>
          </table:table-cell>
          <table:table-cell table:style-name="ce16" table:formula="of:=([.$B$7]+([.$C$7]*([.BR$76]-1)))*[.$BC96]" office:value-type="float" office:value="33.7850842849432">
            <text:p>33,79</text:p>
          </table:table-cell>
          <table:table-cell table:number-columns-repeated="954"/>
        </table:table-row>
        <table:table-row table:style-name="ro4">
          <table:table-cell table:number-columns-repeated="12"/>
          <table:table-cell table:style-name="ce23" table:formula="of:=[.M96]+3" office:value-type="float" office:value="60">
            <text:p>60</text:p>
          </table:table-cell>
          <table:table-cell table:style-name="ce24" table:formula="of:=[.$J$5]*[.$M97]" office:value-type="float" office:value="12">
            <text:p>12,000</text:p>
          </table:table-cell>
          <table:table-cell table:style-name="ce25" table:formula="of:=0.75*LOG([.$N97]*0.2+1; 2)+1" office:value-type="float" office:value="2.32415105977223">
            <text:p>2,324</text:p>
          </table:table-cell>
          <table:table-cell table:style-name="ce28" table:formula="of:=([.$B$5]+([.$C$5]*([.P$76]-1)))*[.$O97]" office:value-type="float" office:value="58.1037764943058">
            <text:p>58,1</text:p>
          </table:table-cell>
          <table:table-cell table:style-name="ce28" table:formula="of:=([.$B$5]+([.$C$5]*([.Q$76]-1)))*[.$O97]" office:value-type="float" office:value="81.3452870920282">
            <text:p>81,3</text:p>
          </table:table-cell>
          <table:table-cell table:style-name="ce28" table:formula="of:=([.$B$5]+([.$C$5]*([.R$76]-1)))*[.$O97]" office:value-type="float" office:value="110.397175339181">
            <text:p>110,4</text:p>
          </table:table-cell>
          <table:table-cell table:style-name="ce28" table:formula="of:=([.$B$5]+([.$C$5]*([.S$76]-1)))*[.$O97]" office:value-type="float" office:value="139.449063586334">
            <text:p>139,4</text:p>
          </table:table-cell>
          <table:table-cell table:style-name="ce28" table:formula="of:=([.$B$5]+([.$C$5]*([.T$76]-1)))*[.$O97]" office:value-type="float" office:value="168.500951833487">
            <text:p>168,5</text:p>
          </table:table-cell>
          <table:table-cell table:style-name="ce28" table:formula="of:=([.$B$5]+([.$C$5]*([.U$76]-1)))*[.$O97]" office:value-type="float" office:value="197.55284008064">
            <text:p>197,6</text:p>
          </table:table-cell>
          <table:table-cell table:style-name="ce28" table:formula="of:=([.$B$5]+([.$C$5]*([.V$76]-1)))*[.$O97]" office:value-type="float" office:value="226.604728327793">
            <text:p>226,6</text:p>
          </table:table-cell>
          <table:table-cell table:style-name="ce28" table:formula="of:=([.$B$5]+([.$C$5]*([.W$76]-1)))*[.$O97]" office:value-type="float" office:value="255.656616574946">
            <text:p>255,7</text:p>
          </table:table-cell>
          <table:table-cell table:style-name="ce28" table:formula="of:=([.$B$5]+([.$C$5]*([.X$76]-1)))*[.$O97]" office:value-type="float" office:value="284.708504822099">
            <text:p>284,7</text:p>
          </table:table-cell>
          <table:table-cell table:style-name="ce28" table:formula="of:=([.$B$5]+([.$C$5]*([.Y$76]-1)))*[.$O97]" office:value-type="float" office:value="313.760393069251">
            <text:p>313,8</text:p>
          </table:table-cell>
          <table:table-cell table:style-name="ce28" table:formula="of:=([.$B$5]+([.$C$5]*([.Z$76]-1)))*[.$O97]" office:value-type="float" office:value="342.812281316404">
            <text:p>342,8</text:p>
          </table:table-cell>
          <table:table-cell table:style-name="ce28" table:formula="of:=([.$B$5]+([.$C$5]*([.AA$76]-1)))*[.$O97]" office:value-type="float" office:value="371.864169563557">
            <text:p>371,9</text:p>
          </table:table-cell>
          <table:table-cell table:style-name="ce28" table:formula="of:=([.$B$5]+([.$C$5]*([.AB$76]-1)))*[.$O97]" office:value-type="float" office:value="400.91605781071">
            <text:p>400,9</text:p>
          </table:table-cell>
          <table:table-cell table:style-name="ce28" table:formula="of:=([.$B$5]+([.$C$5]*([.AC$76]-1)))*[.$O97]" office:value-type="float" office:value="429.967946057863">
            <text:p>430,0</text:p>
          </table:table-cell>
          <table:table-cell table:style-name="ce28" table:formula="of:=([.$B$5]+([.$C$5]*([.AD$76]-1)))*[.$O97]" office:value-type="float" office:value="459.019834305016">
            <text:p>459,0</text:p>
          </table:table-cell>
          <table:table-cell table:number-columns-repeated="2"/>
          <table:table-cell table:style-name="ce23" table:formula="of:=[.AG96]+3" office:value-type="float" office:value="60">
            <text:p>60</text:p>
          </table:table-cell>
          <table:table-cell table:style-name="ce24" table:formula="of:=[.$J$6]*[.$M97]" office:value-type="float" office:value="6">
            <text:p>6,000</text:p>
          </table:table-cell>
          <table:table-cell table:style-name="ce25" table:formula="of:=1.2*LOG([.$AH97]*0.25+1; 5)+1" office:value-type="float" office:value="1.68318813031193">
            <text:p>1,683</text:p>
          </table:table-cell>
          <table:table-cell table:style-name="ce16" table:formula="of:=([.$B$6]+([.$C$6]*([.AJ$76]-1)))*[.$AI97]" office:value-type="float" office:value="1.68318813031193">
            <text:p>1,68</text:p>
          </table:table-cell>
          <table:table-cell table:style-name="ce16" table:formula="of:=([.$B$6]+([.$C$6]*([.AK$76]-1)))*[.$AI97]" office:value-type="float" office:value="1.68992088283318">
            <text:p>1,69</text:p>
          </table:table-cell>
          <table:table-cell table:style-name="ce16" table:formula="of:=([.$B$6]+([.$C$6]*([.AL$76]-1)))*[.$AI97]" office:value-type="float" office:value="1.69833682348474">
            <text:p>1,70</text:p>
          </table:table-cell>
          <table:table-cell table:style-name="ce16" table:formula="of:=([.$B$6]+([.$C$6]*([.AM$76]-1)))*[.$AI97]" office:value-type="float" office:value="1.7067527641363">
            <text:p>1,71</text:p>
          </table:table-cell>
          <table:table-cell table:style-name="ce16" table:formula="of:=([.$B$6]+([.$C$6]*([.AN$76]-1)))*[.$AI97]" office:value-type="float" office:value="1.71516870478785">
            <text:p>1,72</text:p>
          </table:table-cell>
          <table:table-cell table:style-name="ce16" table:formula="of:=([.$B$6]+([.$C$6]*([.AO$76]-1)))*[.$AI97]" office:value-type="float" office:value="1.72358464543941">
            <text:p>1,72</text:p>
          </table:table-cell>
          <table:table-cell table:style-name="ce16" table:formula="of:=([.$B$6]+([.$C$6]*([.AP$76]-1)))*[.$AI97]" office:value-type="float" office:value="1.73200058609097">
            <text:p>1,73</text:p>
          </table:table-cell>
          <table:table-cell table:style-name="ce16" table:formula="of:=([.$B$6]+([.$C$6]*([.AQ$76]-1)))*[.$AI97]" office:value-type="float" office:value="1.74041652674253">
            <text:p>1,74</text:p>
          </table:table-cell>
          <table:table-cell table:style-name="ce16" table:formula="of:=([.$B$6]+([.$C$6]*([.AR$76]-1)))*[.$AI97]" office:value-type="float" office:value="1.74883246739409">
            <text:p>1,75</text:p>
          </table:table-cell>
          <table:table-cell table:style-name="ce16" table:formula="of:=([.$B$6]+([.$C$6]*([.AS$76]-1)))*[.$AI97]" office:value-type="float" office:value="1.75724840804565">
            <text:p>1,76</text:p>
          </table:table-cell>
          <table:table-cell table:style-name="ce16" table:formula="of:=([.$B$6]+([.$C$6]*([.AT$76]-1)))*[.$AI97]" office:value-type="float" office:value="1.76566434869721">
            <text:p>1,77</text:p>
          </table:table-cell>
          <table:table-cell table:style-name="ce16" table:formula="of:=([.$B$6]+([.$C$6]*([.AU$76]-1)))*[.$AI97]" office:value-type="float" office:value="1.77408028934877">
            <text:p>1,77</text:p>
          </table:table-cell>
          <table:table-cell table:style-name="ce16" table:formula="of:=([.$B$6]+([.$C$6]*([.AV$76]-1)))*[.$AI97]" office:value-type="float" office:value="1.78249623000033">
            <text:p>1,78</text:p>
          </table:table-cell>
          <table:table-cell table:style-name="ce16" table:formula="of:=([.$B$6]+([.$C$6]*([.AW$76]-1)))*[.$AI97]" office:value-type="float" office:value="1.79091217065189">
            <text:p>1,79</text:p>
          </table:table-cell>
          <table:table-cell table:style-name="ce16" table:formula="of:=([.$B$6]+([.$C$6]*([.AX$76]-1)))*[.$AI97]" office:value-type="float" office:value="1.79932811130345">
            <text:p>1,80</text:p>
          </table:table-cell>
          <table:table-cell table:number-columns-repeated="2"/>
          <table:table-cell table:style-name="ce23" table:formula="of:=[.BA96]+3" office:value-type="float" office:value="60">
            <text:p>60</text:p>
          </table:table-cell>
          <table:table-cell table:style-name="ce24" table:formula="of:=[.$J$7]*[.$BA97]" office:value-type="float" office:value="15">
            <text:p>15,000</text:p>
          </table:table-cell>
          <table:table-cell table:style-name="ce25" table:formula="of:=LOG([.$BB97]*0.8+1; 5)+1" office:value-type="float" office:value="2.59369264116708">
            <text:p>2,594</text:p>
          </table:table-cell>
          <table:table-cell table:style-name="ce16" table:formula="of:=([.$B$7]+([.$C$7]*([.BD$76]-1)))*[.$BC97]" office:value-type="float" office:value="20.7495411293367">
            <text:p>20,75</text:p>
          </table:table-cell>
          <table:table-cell table:style-name="ce16" table:formula="of:=([.$B$7]+([.$C$7]*([.BE$76]-1)))*[.$BC97]" office:value-type="float" office:value="21.5276489216868">
            <text:p>21,53</text:p>
          </table:table-cell>
          <table:table-cell table:style-name="ce16" table:formula="of:=([.$B$7]+([.$C$7]*([.BF$76]-1)))*[.$BC97]" office:value-type="float" office:value="22.5002836621244">
            <text:p>22,50</text:p>
          </table:table-cell>
          <table:table-cell table:style-name="ce16" table:formula="of:=([.$B$7]+([.$C$7]*([.BG$76]-1)))*[.$BC97]" office:value-type="float" office:value="23.4729184025621">
            <text:p>23,47</text:p>
          </table:table-cell>
          <table:table-cell table:style-name="ce16" table:formula="of:=([.$B$7]+([.$C$7]*([.BH$76]-1)))*[.$BC97]" office:value-type="float" office:value="24.4455531429998">
            <text:p>24,45</text:p>
          </table:table-cell>
          <table:table-cell table:style-name="ce16" table:formula="of:=([.$B$7]+([.$C$7]*([.BI$76]-1)))*[.$BC97]" office:value-type="float" office:value="25.4181878834374">
            <text:p>25,42</text:p>
          </table:table-cell>
          <table:table-cell table:style-name="ce16" table:formula="of:=([.$B$7]+([.$C$7]*([.BJ$76]-1)))*[.$BC97]" office:value-type="float" office:value="26.3908226238751">
            <text:p>26,39</text:p>
          </table:table-cell>
          <table:table-cell table:style-name="ce16" table:formula="of:=([.$B$7]+([.$C$7]*([.BK$76]-1)))*[.$BC97]" office:value-type="float" office:value="27.3634573643127">
            <text:p>27,36</text:p>
          </table:table-cell>
          <table:table-cell table:style-name="ce16" table:formula="of:=([.$B$7]+([.$C$7]*([.BL$76]-1)))*[.$BC97]" office:value-type="float" office:value="28.3360921047504">
            <text:p>28,34</text:p>
          </table:table-cell>
          <table:table-cell table:style-name="ce16" table:formula="of:=([.$B$7]+([.$C$7]*([.BM$76]-1)))*[.$BC97]" office:value-type="float" office:value="29.308726845188">
            <text:p>29,31</text:p>
          </table:table-cell>
          <table:table-cell table:style-name="ce16" table:formula="of:=([.$B$7]+([.$C$7]*([.BN$76]-1)))*[.$BC97]" office:value-type="float" office:value="30.2813615856257">
            <text:p>30,28</text:p>
          </table:table-cell>
          <table:table-cell table:style-name="ce16" table:formula="of:=([.$B$7]+([.$C$7]*([.BO$76]-1)))*[.$BC97]" office:value-type="float" office:value="31.2539963260633">
            <text:p>31,25</text:p>
          </table:table-cell>
          <table:table-cell table:style-name="ce16" table:formula="of:=([.$B$7]+([.$C$7]*([.BP$76]-1)))*[.$BC97]" office:value-type="float" office:value="32.226631066501">
            <text:p>32,23</text:p>
          </table:table-cell>
          <table:table-cell table:style-name="ce16" table:formula="of:=([.$B$7]+([.$C$7]*([.BQ$76]-1)))*[.$BC97]" office:value-type="float" office:value="33.1992658069387">
            <text:p>33,20</text:p>
          </table:table-cell>
          <table:table-cell table:style-name="ce16" table:formula="of:=([.$B$7]+([.$C$7]*([.BR$76]-1)))*[.$BC97]" office:value-type="float" office:value="34.1719005473763">
            <text:p>34,17</text:p>
          </table:table-cell>
          <table:table-cell table:number-columns-repeated="954"/>
        </table:table-row>
        <table:table-row table:style-name="ro4">
          <table:table-cell table:number-columns-repeated="12"/>
          <table:table-cell>
            <draw:frame table:end-cell-address="Feuille1.AD144" table:end-x="2.432cm" table:end-y="0.019cm" draw:z-index="5" draw:style-name="gr1" draw:text-style-name="P1" svg:width="44.537cm" svg:height="20.484cm" svg:x="0.227cm" svg:y="0.31cm">
              <draw:object draw:notify-on-update-of-ranges="Feuille1.M77:Feuille1.M97 Feuille1.P76:Feuille1.P76 Feuille1.P77:Feuille1.P97 Feuille1.Q76:Feuille1.Q76 Feuille1.Q77:Feuille1.Q97 Feuille1.R76:Feuille1.R76 Feuille1.R77:Feuille1.R97 Feuille1.S76:Feuille1.S76 Feuille1.S77:Feuille1.S97 Feuille1.T76:Feuille1.T76 Feuille1.T77:Feuille1.T97 Feuille1.U76:Feuille1.U76 Feuille1.U77:Feuille1.U97 Feuille1.V76:Feuille1.V76 Feuille1.V77:Feuille1.V97 Feuille1.W76:Feuille1.W76 Feuille1.W77:Feuille1.W97 Feuille1.X76:Feuille1.X76 Feuille1.X77:Feuille1.X97 Feuille1.Y76:Feuille1.Y76 Feuille1.Y77:Feuille1.Y97 Feuille1.Z76:Feuille1.Z76 Feuille1.Z77:Feuille1.Z97 Feuille1.AA76:Feuille1.AA76 Feuille1.AA77:Feuille1.AA97 Feuille1.AB76:Feuille1.AB76 Feuille1.AB77:Feuille1.AB97 Feuille1.AC76:Feuille1.AC76 Feuille1.AC77:Feuille1.AC97 Feuille1.AD76:Feuille1.AD76 Feuille1.AD77:Feuille1.AD97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9"/>
          <table:table-cell>
            <draw:frame table:end-cell-address="Feuille1.AX144" table:end-x="2.563cm" table:end-y="0.09cm" draw:z-index="6" draw:style-name="gr1" draw:text-style-name="P1" svg:width="43.638cm" svg:height="20.466cm" svg:x="0.132cm" svg:y="0.399cm">
              <draw:object draw:notify-on-update-of-ranges="Feuille1.AG76:Feuille1.AG76 Feuille1.AG77:Feuille1.AG97 Feuille1.AJ76:Feuille1.AJ76 Feuille1.AJ77:Feuille1.AJ97 Feuille1.AK76:Feuille1.AK76 Feuille1.AK77:Feuille1.AK97 Feuille1.AL76:Feuille1.AL76 Feuille1.AL77:Feuille1.AL97 Feuille1.AM76:Feuille1.AM76 Feuille1.AM77:Feuille1.AM97 Feuille1.AN76:Feuille1.AN76 Feuille1.AN77:Feuille1.AN97 Feuille1.AO76:Feuille1.AO76 Feuille1.AO77:Feuille1.AO97 Feuille1.AP76:Feuille1.AP76 Feuille1.AP77:Feuille1.AP97 Feuille1.AQ76:Feuille1.AQ76 Feuille1.AQ77:Feuille1.AQ97 Feuille1.AR76:Feuille1.AR76 Feuille1.AR77:Feuille1.AR97 Feuille1.AS76:Feuille1.AS76 Feuille1.AS77:Feuille1.AS97 Feuille1.AT76:Feuille1.AT76 Feuille1.AT77:Feuille1.AT97 Feuille1.AU76:Feuille1.AU76 Feuille1.AU77:Feuille1.AU97 Feuille1.AV76:Feuille1.AV76 Feuille1.AV77:Feuille1.AV97 Feuille1.AW76:Feuille1.AW76 Feuille1.AW77:Feuille1.AW97 Feuille1.AX76:Feuille1.AX76 Feuille1.AX77:Feuille1.AX97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9"/>
          <table:table-cell>
            <draw:frame table:end-cell-address="Feuille1.BR144" table:end-x="2.428cm" table:end-y="0.219cm" draw:z-index="7" draw:style-name="gr1" draw:text-style-name="P1" svg:width="44.056cm" svg:height="20.565cm" svg:x="0.111cm" svg:y="0.429cm">
              <draw:object draw:notify-on-update-of-ranges="Feuille1.BA76:Feuille1.BA76 Feuille1.BA77:Feuille1.BA97 Feuille1.BD76:Feuille1.BD76 Feuille1.BD77:Feuille1.BD97 Feuille1.BE76:Feuille1.BE76 Feuille1.BE77:Feuille1.BE97 Feuille1.BF76:Feuille1.BF76 Feuille1.BF77:Feuille1.BF97 Feuille1.BG76:Feuille1.BG76 Feuille1.BG77:Feuille1.BG97 Feuille1.BH76:Feuille1.BH76 Feuille1.BH77:Feuille1.BH97 Feuille1.BI76:Feuille1.BI76 Feuille1.BI77:Feuille1.BI97 Feuille1.BJ76:Feuille1.BJ76 Feuille1.BJ77:Feuille1.BJ97 Feuille1.BK76:Feuille1.BK76 Feuille1.BK77:Feuille1.BK97 Feuille1.BL76:Feuille1.BL76 Feuille1.BL77:Feuille1.BL97 Feuille1.BM76:Feuille1.BM76 Feuille1.BM77:Feuille1.BM97 Feuille1.BN76:Feuille1.BN76 Feuille1.BN77:Feuille1.BN97 Feuille1.BO76:Feuille1.BO76 Feuille1.BO77:Feuille1.BO97 Feuille1.BP76:Feuille1.BP76 Feuille1.BP77:Feuille1.BP97 Feuille1.BQ76:Feuille1.BQ76 Feuille1.BQ77:Feuille1.BQ97 Feuille1.BR76:Feuille1.BR76 Feuille1.BR77:Feuille1.BR97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971"/>
        </table:table-row>
        <table:table-row table:style-name="ro4" table:number-rows-repeated="49">
          <table:table-cell table:number-columns-repeated="1024"/>
        </table:table-row>
        <table:table-row table:style-name="ro4">
          <table:table-cell table:number-columns-repeated="12"/>
          <table:table-cell table:style-name="ce20" table:number-columns-repeated="8"/>
          <table:table-cell table:style-name="ce20" office:value-type="string" table:number-columns-spanned="2" table:number-rows-spanned="1">
            <text:p>DODGE</text:p>
          </table:table-cell>
          <table:covered-table-cell table:style-name="ce30"/>
          <table:table-cell table:style-name="ce20" table:number-columns-repeated="8"/>
          <table:table-cell table:number-columns-repeated="2"/>
          <table:table-cell table:style-name="ce20" table:number-columns-repeated="8"/>
          <table:table-cell table:style-name="ce20" office:value-type="string" table:number-columns-spanned="2" table:number-rows-spanned="1">
            <text:p>DEFENSE</text:p>
          </table:table-cell>
          <table:covered-table-cell table:style-name="ce30"/>
          <table:table-cell table:style-name="ce20" table:number-columns-repeated="8"/>
          <table:table-cell table:number-columns-repeated="2"/>
          <table:table-cell table:style-name="ce20" table:number-columns-repeated="8"/>
          <table:table-cell table:style-name="ce20" office:value-type="string" table:number-columns-spanned="2" table:number-rows-spanned="1">
            <text:p>MASTERY</text:p>
          </table:table-cell>
          <table:covered-table-cell table:style-name="ce30"/>
          <table:table-cell table:style-name="ce20" table:number-columns-repeated="8"/>
          <table:table-cell table:number-columns-repeated="954"/>
        </table:table-row>
        <table:table-row table:style-name="ro4">
          <table:table-cell table:number-columns-repeated="12"/>
          <table:table-cell table:style-name="ce21" office:value-type="string">
            <text:p>Points</text:p>
          </table:table-cell>
          <table:table-cell table:style-name="ce5" office:value-type="string">
            <text:p>Multiplier</text:p>
          </table:table-cell>
          <table:table-cell table:style-name="ce6" office:value-type="string">
            <text:p>Log</text:p>
          </table:table-cell>
          <table:table-cell table:style-name="ce26" table:number-columns-repeated="7"/>
          <table:table-cell table:style-name="ce27" office:value-type="string">
            <text:p>Level</text:p>
          </table:table-cell>
          <table:table-cell table:style-name="ce26" table:number-columns-repeated="7"/>
          <table:table-cell table:number-columns-repeated="2"/>
          <table:table-cell table:style-name="ce21" office:value-type="string">
            <text:p>Points</text:p>
          </table:table-cell>
          <table:table-cell table:style-name="ce5" office:value-type="string">
            <text:p>Multiplier</text:p>
          </table:table-cell>
          <table:table-cell table:style-name="ce6" office:value-type="string">
            <text:p>Log</text:p>
          </table:table-cell>
          <table:table-cell table:style-name="ce26" table:number-columns-repeated="3"/>
          <table:table-cell table:style-name="ce27" office:value-type="string">
            <text:p>Level</text:p>
          </table:table-cell>
          <table:table-cell table:style-name="ce26" table:number-columns-repeated="3"/>
          <table:table-cell table:style-name="ce21" office:value-type="string">
            <text:p>Points</text:p>
          </table:table-cell>
          <table:table-cell table:style-name="ce35" table:number-columns-repeated="3"/>
          <table:table-cell table:style-name="ce36" office:value-type="string">
            <text:p>Reduction %</text:p>
          </table:table-cell>
          <table:table-cell table:style-name="ce35" table:number-columns-repeated="3"/>
          <table:table-cell table:number-columns-repeated="2"/>
          <table:table-cell table:style-name="ce21" office:value-type="string">
            <text:p>Points</text:p>
          </table:table-cell>
          <table:table-cell table:style-name="ce5" office:value-type="string">
            <text:p>Multiplier</text:p>
          </table:table-cell>
          <table:table-cell table:style-name="ce6" office:value-type="string">
            <text:p>Log</text:p>
          </table:table-cell>
          <table:table-cell table:style-name="ce26" table:number-columns-repeated="7"/>
          <table:table-cell table:style-name="ce27" office:value-type="string">
            <text:p>Level</text:p>
          </table:table-cell>
          <table:table-cell table:style-name="ce26" table:number-columns-repeated="7"/>
          <table:table-cell table:number-columns-repeated="954"/>
        </table:table-row>
        <table:table-row table:style-name="ro4">
          <table:table-cell table:number-columns-repeated="12"/>
          <table:table-cell table:style-name="ce22"/>
          <table:table-cell table:style-name="ce24"/>
          <table:table-cell table:style-name="ce25"/>
          <table:table-cell table:style-name="ce27" office:value-type="float" office:value="1">
            <text:p>1</text:p>
          </table:table-cell>
          <table:table-cell table:style-name="ce27" office:value-type="float" office:value="5">
            <text:p>5</text:p>
          </table:table-cell>
          <table:table-cell table:style-name="ce27" table:formula="of:=[.Q150]+5" office:value-type="float" office:value="10">
            <text:p>10</text:p>
          </table:table-cell>
          <table:table-cell table:style-name="ce27" table:formula="of:=[.R150]+5" office:value-type="float" office:value="15">
            <text:p>15</text:p>
          </table:table-cell>
          <table:table-cell table:style-name="ce27" table:formula="of:=[.S150]+5" office:value-type="float" office:value="20">
            <text:p>20</text:p>
          </table:table-cell>
          <table:table-cell table:style-name="ce27" table:formula="of:=[.T150]+5" office:value-type="float" office:value="25">
            <text:p>25</text:p>
          </table:table-cell>
          <table:table-cell table:style-name="ce27" table:formula="of:=[.U150]+5" office:value-type="float" office:value="30">
            <text:p>30</text:p>
          </table:table-cell>
          <table:table-cell table:style-name="ce27" table:formula="of:=[.V150]+5" office:value-type="float" office:value="35">
            <text:p>35</text:p>
          </table:table-cell>
          <table:table-cell table:style-name="ce27" table:formula="of:=[.W150]+5" office:value-type="float" office:value="40">
            <text:p>40</text:p>
          </table:table-cell>
          <table:table-cell table:style-name="ce27" table:formula="of:=[.X150]+5" office:value-type="float" office:value="45">
            <text:p>45</text:p>
          </table:table-cell>
          <table:table-cell table:style-name="ce27" table:formula="of:=[.Y150]+5" office:value-type="float" office:value="50">
            <text:p>50</text:p>
          </table:table-cell>
          <table:table-cell table:style-name="ce27" table:formula="of:=[.Z150]+5" office:value-type="float" office:value="55">
            <text:p>55</text:p>
          </table:table-cell>
          <table:table-cell table:style-name="ce27" table:formula="of:=[.AA150]+5" office:value-type="float" office:value="60">
            <text:p>60</text:p>
          </table:table-cell>
          <table:table-cell table:style-name="ce27" table:formula="of:=[.AB150]+5" office:value-type="float" office:value="65">
            <text:p>65</text:p>
          </table:table-cell>
          <table:table-cell table:style-name="ce27" table:formula="of:=[.AC150]+5" office:value-type="float" office:value="70">
            <text:p>70</text:p>
          </table:table-cell>
          <table:table-cell table:number-columns-repeated="2"/>
          <table:table-cell table:style-name="ce22"/>
          <table:table-cell table:style-name="ce24"/>
          <table:table-cell table:style-name="ce25"/>
          <table:table-cell table:style-name="ce27" office:value-type="float" office:value="1">
            <text:p>1</text:p>
          </table:table-cell>
          <table:table-cell table:style-name="ce27" office:value-type="float" office:value="10">
            <text:p>10</text:p>
          </table:table-cell>
          <table:table-cell table:style-name="ce27" table:formula="of:=[.AK150]+10" office:value-type="float" office:value="20">
            <text:p>20</text:p>
          </table:table-cell>
          <table:table-cell table:style-name="ce27" table:formula="of:=[.AL150]+10" office:value-type="float" office:value="30">
            <text:p>30</text:p>
          </table:table-cell>
          <table:table-cell table:style-name="ce27" table:formula="of:=[.AM150]+10" office:value-type="float" office:value="40">
            <text:p>40</text:p>
          </table:table-cell>
          <table:table-cell table:style-name="ce27" table:formula="of:=[.AN150]+10" office:value-type="float" office:value="50">
            <text:p>50</text:p>
          </table:table-cell>
          <table:table-cell table:style-name="ce27" office:value-type="float" office:value="70">
            <text:p>70</text:p>
          </table:table-cell>
          <table:table-cell table:style-name="ce22"/>
          <table:table-cell table:style-name="ce36" office:value-type="float" office:value="1">
            <text:p>1</text:p>
          </table:table-cell>
          <table:table-cell table:style-name="ce36" table:formula="of:=10" office:value-type="float" office:value="10">
            <text:p>10</text:p>
          </table:table-cell>
          <table:table-cell table:style-name="ce36" table:formula="of:=[.AS150]+10" office:value-type="float" office:value="20">
            <text:p>20</text:p>
          </table:table-cell>
          <table:table-cell table:style-name="ce36" table:formula="of:=[.AT150]+10" office:value-type="float" office:value="30">
            <text:p>30</text:p>
          </table:table-cell>
          <table:table-cell table:style-name="ce36" table:formula="of:=[.AU150]+10" office:value-type="float" office:value="40">
            <text:p>40</text:p>
          </table:table-cell>
          <table:table-cell table:style-name="ce36" table:formula="of:=[.AV150]+10" office:value-type="float" office:value="50">
            <text:p>50</text:p>
          </table:table-cell>
          <table:table-cell table:style-name="ce36" table:formula="of:=70" office:value-type="float" office:value="70">
            <text:p>70</text:p>
          </table:table-cell>
          <table:table-cell table:number-columns-repeated="2"/>
          <table:table-cell table:style-name="ce22"/>
          <table:table-cell table:style-name="ce24"/>
          <table:table-cell table:style-name="ce25"/>
          <table:table-cell table:style-name="ce27" office:value-type="float" office:value="1">
            <text:p>1</text:p>
          </table:table-cell>
          <table:table-cell table:style-name="ce27" office:value-type="float" office:value="5">
            <text:p>5</text:p>
          </table:table-cell>
          <table:table-cell table:style-name="ce27" table:formula="of:=[.BE150]+5" office:value-type="float" office:value="10">
            <text:p>10</text:p>
          </table:table-cell>
          <table:table-cell table:style-name="ce27" table:formula="of:=[.BF150]+5" office:value-type="float" office:value="15">
            <text:p>15</text:p>
          </table:table-cell>
          <table:table-cell table:style-name="ce27" table:formula="of:=[.BG150]+5" office:value-type="float" office:value="20">
            <text:p>20</text:p>
          </table:table-cell>
          <table:table-cell table:style-name="ce27" table:formula="of:=[.BH150]+5" office:value-type="float" office:value="25">
            <text:p>25</text:p>
          </table:table-cell>
          <table:table-cell table:style-name="ce27" table:formula="of:=[.BI150]+5" office:value-type="float" office:value="30">
            <text:p>30</text:p>
          </table:table-cell>
          <table:table-cell table:style-name="ce27" table:formula="of:=[.BJ150]+5" office:value-type="float" office:value="35">
            <text:p>35</text:p>
          </table:table-cell>
          <table:table-cell table:style-name="ce27" table:formula="of:=[.BK150]+5" office:value-type="float" office:value="40">
            <text:p>40</text:p>
          </table:table-cell>
          <table:table-cell table:style-name="ce27" table:formula="of:=[.BL150]+5" office:value-type="float" office:value="45">
            <text:p>45</text:p>
          </table:table-cell>
          <table:table-cell table:style-name="ce27" table:formula="of:=[.BM150]+5" office:value-type="float" office:value="50">
            <text:p>50</text:p>
          </table:table-cell>
          <table:table-cell table:style-name="ce27" table:formula="of:=[.BN150]+5" office:value-type="float" office:value="55">
            <text:p>55</text:p>
          </table:table-cell>
          <table:table-cell table:style-name="ce27" table:formula="of:=[.BO150]+5" office:value-type="float" office:value="60">
            <text:p>60</text:p>
          </table:table-cell>
          <table:table-cell table:style-name="ce27" table:formula="of:=[.BP150]+5" office:value-type="float" office:value="65">
            <text:p>65</text:p>
          </table:table-cell>
          <table:table-cell table:style-name="ce27" table:formula="of:=[.BQ150]+5" office:value-type="float" office:value="70">
            <text:p>70</text:p>
          </table:table-cell>
          <table:table-cell table:number-columns-repeated="954"/>
        </table:table-row>
        <table:table-row table:style-name="ro4">
          <table:table-cell table:number-columns-repeated="12"/>
          <table:table-cell table:style-name="ce23" office:value-type="float" office:value="0">
            <text:p>0</text:p>
          </table:table-cell>
          <table:table-cell table:style-name="ce24" table:formula="of:=[.$J$8]*[.$M151]" office:value-type="float" office:value="0">
            <text:p>0,000</text:p>
          </table:table-cell>
          <table:table-cell table:style-name="ce25" table:formula="of:=2.5*LOG([.$N151]*0.25+1; 3)+1" office:value-type="float" office:value="1">
            <text:p>1,000</text:p>
          </table:table-cell>
          <table:table-cell table:style-name="ce28" table:formula="of:=([.$B$8]+([.$C$8]*([.P$150]-1)))*[.$O151]" office:value-type="float" office:value="5">
            <text:p>5,0</text:p>
          </table:table-cell>
          <table:table-cell table:style-name="ce28" table:formula="of:=([.$B$8]+([.$C$8]*([.Q$150]-1)))*[.$O151]" office:value-type="float" office:value="5.1">
            <text:p>5,1</text:p>
          </table:table-cell>
          <table:table-cell table:style-name="ce28" table:formula="of:=([.$B$8]+([.$C$8]*([.R$150]-1)))*[.$O151]" office:value-type="float" office:value="5.225">
            <text:p>5,2</text:p>
          </table:table-cell>
          <table:table-cell table:style-name="ce28" table:formula="of:=([.$B$8]+([.$C$8]*([.S$150]-1)))*[.$O151]" office:value-type="float" office:value="5.35">
            <text:p>5,4</text:p>
          </table:table-cell>
          <table:table-cell table:style-name="ce28" table:formula="of:=([.$B$8]+([.$C$8]*([.T$150]-1)))*[.$O151]" office:value-type="float" office:value="5.475">
            <text:p>5,5</text:p>
          </table:table-cell>
          <table:table-cell table:style-name="ce28" table:formula="of:=([.$B$8]+([.$C$8]*([.U$150]-1)))*[.$O151]" office:value-type="float" office:value="5.6">
            <text:p>5,6</text:p>
          </table:table-cell>
          <table:table-cell table:style-name="ce28" table:formula="of:=([.$B$8]+([.$C$8]*([.V$150]-1)))*[.$O151]" office:value-type="float" office:value="5.725">
            <text:p>5,7</text:p>
          </table:table-cell>
          <table:table-cell table:style-name="ce28" table:formula="of:=([.$B$8]+([.$C$8]*([.W$150]-1)))*[.$O151]" office:value-type="float" office:value="5.85">
            <text:p>5,9</text:p>
          </table:table-cell>
          <table:table-cell table:style-name="ce28" table:formula="of:=([.$B$8]+([.$C$8]*([.X$150]-1)))*[.$O151]" office:value-type="float" office:value="5.975">
            <text:p>6,0</text:p>
          </table:table-cell>
          <table:table-cell table:style-name="ce28" table:formula="of:=([.$B$8]+([.$C$8]*([.Y$150]-1)))*[.$O151]" office:value-type="float" office:value="6.1">
            <text:p>6,1</text:p>
          </table:table-cell>
          <table:table-cell table:style-name="ce28" table:formula="of:=([.$B$8]+([.$C$8]*([.Z$150]-1)))*[.$O151]" office:value-type="float" office:value="6.225">
            <text:p>6,2</text:p>
          </table:table-cell>
          <table:table-cell table:style-name="ce28" table:formula="of:=([.$B$8]+([.$C$8]*([.AA$150]-1)))*[.$O151]" office:value-type="float" office:value="6.35">
            <text:p>6,4</text:p>
          </table:table-cell>
          <table:table-cell table:style-name="ce28" table:formula="of:=([.$B$8]+([.$C$8]*([.AB$150]-1)))*[.$O151]" office:value-type="float" office:value="6.475">
            <text:p>6,5</text:p>
          </table:table-cell>
          <table:table-cell table:style-name="ce28" table:formula="of:=([.$B$8]+([.$C$8]*([.AC$150]-1)))*[.$O151]" office:value-type="float" office:value="6.6">
            <text:p>6,6</text:p>
          </table:table-cell>
          <table:table-cell table:style-name="ce28" table:formula="of:=([.$B$8]+([.$C$8]*([.AD$150]-1)))*[.$O151]" office:value-type="float" office:value="6.725">
            <text:p>6,7</text:p>
          </table:table-cell>
          <table:table-cell table:number-columns-repeated="2"/>
          <table:table-cell table:style-name="ce23" office:value-type="float" office:value="0">
            <text:p>0</text:p>
          </table:table-cell>
          <table:table-cell table:style-name="ce24" table:formula="of:=[.$J$9]*[.$AG151]" office:value-type="float" office:value="0">
            <text:p>0,000</text:p>
          </table:table-cell>
          <table:table-cell table:style-name="ce25" table:formula="of:=1.5*LOG([.$AH151]*0.3+1; 3)+1" office:value-type="float" office:value="1">
            <text:p>1,000</text:p>
          </table:table-cell>
          <table:table-cell table:style-name="ce28" table:formula="of:=([.$B$9]+([.$C$9]*([.AJ$150]-1)))*[.$AI151]" office:value-type="float" office:value="15">
            <text:p>15,0</text:p>
          </table:table-cell>
          <table:table-cell table:style-name="ce28" table:formula="of:=([.$B$9]+([.$C$9]*([.AK$150]-1)))*[.$AI151]" office:value-type="float" office:value="15.675">
            <text:p>15,7</text:p>
          </table:table-cell>
          <table:table-cell table:style-name="ce28" table:formula="of:=([.$B$9]+([.$C$9]*([.AL$150]-1)))*[.$AI151]" office:value-type="float" office:value="16.425">
            <text:p>16,4</text:p>
          </table:table-cell>
          <table:table-cell table:style-name="ce28" table:formula="of:=([.$B$9]+([.$C$9]*([.AM$150]-1)))*[.$AI151]" office:value-type="float" office:value="17.175">
            <text:p>17,2</text:p>
          </table:table-cell>
          <table:table-cell table:style-name="ce28" table:formula="of:=([.$B$9]+([.$C$9]*([.AN$150]-1)))*[.$AI151]" office:value-type="float" office:value="17.925">
            <text:p>17,9</text:p>
          </table:table-cell>
          <table:table-cell table:style-name="ce28" table:formula="of:=([.$B$9]+([.$C$9]*([.AO$150]-1)))*[.$AI151]" office:value-type="float" office:value="18.675">
            <text:p>18,7</text:p>
          </table:table-cell>
          <table:table-cell table:style-name="ce28" table:formula="of:=([.$B$9]+([.$C$9]*([.AP$150]-1)))*[.$AI151]" office:value-type="float" office:value="20.175">
            <text:p>20,2</text:p>
          </table:table-cell>
          <table:table-cell table:style-name="ce23" office:value-type="float" office:value="0">
            <text:p>0</text:p>
          </table:table-cell>
          <table:table-cell table:style-name="ce37" table:formula="of:=100-(100/(100+[.AJ151])*100)" office:value-type="float" office:value="13.0434782608696">
            <text:p>13,04</text:p>
          </table:table-cell>
          <table:table-cell table:style-name="ce37" table:formula="of:=100-(100/(100+[.AK151])*100)" office:value-type="float" office:value="13.5508969094446">
            <text:p>13,55</text:p>
          </table:table-cell>
          <table:table-cell table:style-name="ce37" table:formula="of:=100-(100/(100+[.AL151])*100)" office:value-type="float" office:value="14.1077947176294">
            <text:p>14,11</text:p>
          </table:table-cell>
          <table:table-cell table:style-name="ce37" table:formula="of:=100-(100/(100+[.AM151])*100)" office:value-type="float" office:value="14.6575634734372">
            <text:p>14,66</text:p>
          </table:table-cell>
          <table:table-cell table:style-name="ce37" table:formula="of:=100-(100/(100+[.AN151])*100)" office:value-type="float" office:value="15.2003391986432">
            <text:p>15,20</text:p>
          </table:table-cell>
          <table:table-cell table:style-name="ce37" table:formula="of:=100-(100/(100+[.AO151])*100)" office:value-type="float" office:value="15.7362544765115">
            <text:p>15,74</text:p>
          </table:table-cell>
          <table:table-cell table:style-name="ce37" table:formula="of:=100-(100/(100+[.AP151])*100)" office:value-type="float" office:value="16.7880174745163">
            <text:p>16,79</text:p>
          </table:table-cell>
          <table:table-cell table:number-columns-repeated="2"/>
          <table:table-cell table:style-name="ce23" office:value-type="float" office:value="0">
            <text:p>0</text:p>
          </table:table-cell>
          <table:table-cell table:style-name="ce24" table:formula="of:=[.$J$10]*[.$BA151]" office:value-type="float" office:value="0">
            <text:p>0,000</text:p>
          </table:table-cell>
          <table:table-cell table:style-name="ce25" table:formula="of:=3*LOG([.$BB151]*0.5+1; 2)+1" office:value-type="float" office:value="1">
            <text:p>1,000</text:p>
          </table:table-cell>
          <table:table-cell table:style-name="ce16" table:formula="of:=([.$B$10]+([.$C$10]*([.BD$150]-1)))*[.$BC151]" office:value-type="float" office:value="3">
            <text:p>3,00</text:p>
          </table:table-cell>
          <table:table-cell table:style-name="ce16" table:formula="of:=([.$B$10]+([.$C$10]*([.BE$150]-1)))*[.$BC151]" office:value-type="float" office:value="3.04">
            <text:p>3,04</text:p>
          </table:table-cell>
          <table:table-cell table:style-name="ce16" table:formula="of:=([.$B$10]+([.$C$10]*([.BF$150]-1)))*[.$BC151]" office:value-type="float" office:value="3.09">
            <text:p>3,09</text:p>
          </table:table-cell>
          <table:table-cell table:style-name="ce16" table:formula="of:=([.$B$10]+([.$C$10]*([.BG$150]-1)))*[.$BC151]" office:value-type="float" office:value="3.14">
            <text:p>3,14</text:p>
          </table:table-cell>
          <table:table-cell table:style-name="ce16" table:formula="of:=([.$B$10]+([.$C$10]*([.BH$150]-1)))*[.$BC151]" office:value-type="float" office:value="3.19">
            <text:p>3,19</text:p>
          </table:table-cell>
          <table:table-cell table:style-name="ce16" table:formula="of:=([.$B$10]+([.$C$10]*([.BI$150]-1)))*[.$BC151]" office:value-type="float" office:value="3.24">
            <text:p>3,24</text:p>
          </table:table-cell>
          <table:table-cell table:style-name="ce16" table:formula="of:=([.$B$10]+([.$C$10]*([.BJ$150]-1)))*[.$BC151]" office:value-type="float" office:value="3.29">
            <text:p>3,29</text:p>
          </table:table-cell>
          <table:table-cell table:style-name="ce16" table:formula="of:=([.$B$10]+([.$C$10]*([.BK$150]-1)))*[.$BC151]" office:value-type="float" office:value="3.34">
            <text:p>3,34</text:p>
          </table:table-cell>
          <table:table-cell table:style-name="ce16" table:formula="of:=([.$B$10]+([.$C$10]*([.BL$150]-1)))*[.$BC151]" office:value-type="float" office:value="3.39">
            <text:p>3,39</text:p>
          </table:table-cell>
          <table:table-cell table:style-name="ce16" table:formula="of:=([.$B$10]+([.$C$10]*([.BM$150]-1)))*[.$BC151]" office:value-type="float" office:value="3.44">
            <text:p>3,44</text:p>
          </table:table-cell>
          <table:table-cell table:style-name="ce16" table:formula="of:=([.$B$10]+([.$C$10]*([.BN$150]-1)))*[.$BC151]" office:value-type="float" office:value="3.49">
            <text:p>3,49</text:p>
          </table:table-cell>
          <table:table-cell table:style-name="ce16" table:formula="of:=([.$B$10]+([.$C$10]*([.BO$150]-1)))*[.$BC151]" office:value-type="float" office:value="3.54">
            <text:p>3,54</text:p>
          </table:table-cell>
          <table:table-cell table:style-name="ce16" table:formula="of:=([.$B$10]+([.$C$10]*([.BP$150]-1)))*[.$BC151]" office:value-type="float" office:value="3.59">
            <text:p>3,59</text:p>
          </table:table-cell>
          <table:table-cell table:style-name="ce16" table:formula="of:=([.$B$10]+([.$C$10]*([.BQ$150]-1)))*[.$BC151]" office:value-type="float" office:value="3.64">
            <text:p>3,64</text:p>
          </table:table-cell>
          <table:table-cell table:style-name="ce16" table:formula="of:=([.$B$10]+([.$C$10]*([.BR$150]-1)))*[.$BC151]" office:value-type="float" office:value="3.69">
            <text:p>3,69</text:p>
          </table:table-cell>
          <table:table-cell table:number-columns-repeated="954"/>
        </table:table-row>
        <table:table-row table:style-name="ro4">
          <table:table-cell table:number-columns-repeated="12"/>
          <table:table-cell table:style-name="ce23" table:formula="of:=[.M151]+3" office:value-type="float" office:value="3">
            <text:p>3</text:p>
          </table:table-cell>
          <table:table-cell table:style-name="ce24" table:formula="of:=[.$J$8]*[.$M152]" office:value-type="float" office:value="0.75">
            <text:p>0,750</text:p>
          </table:table-cell>
          <table:table-cell table:style-name="ce25" table:formula="of:=2.5*LOG([.$N152]*0.25+1; 3)+1" office:value-type="float" office:value="1.39106211240136">
            <text:p>1,391</text:p>
          </table:table-cell>
          <table:table-cell table:style-name="ce28" table:formula="of:=([.$B$8]+([.$C$8]*([.P$150]-1)))*[.$O152]" office:value-type="float" office:value="6.95531056200682">
            <text:p>7,0</text:p>
          </table:table-cell>
          <table:table-cell table:style-name="ce28" table:formula="of:=([.$B$8]+([.$C$8]*([.Q$150]-1)))*[.$O152]" office:value-type="float" office:value="7.09441677324696">
            <text:p>7,1</text:p>
          </table:table-cell>
          <table:table-cell table:style-name="ce28" table:formula="of:=([.$B$8]+([.$C$8]*([.R$150]-1)))*[.$O152]" office:value-type="float" office:value="7.26829953729713">
            <text:p>7,3</text:p>
          </table:table-cell>
          <table:table-cell table:style-name="ce28" table:formula="of:=([.$B$8]+([.$C$8]*([.S$150]-1)))*[.$O152]" office:value-type="float" office:value="7.4421823013473">
            <text:p>7,4</text:p>
          </table:table-cell>
          <table:table-cell table:style-name="ce28" table:formula="of:=([.$B$8]+([.$C$8]*([.T$150]-1)))*[.$O152]" office:value-type="float" office:value="7.61606506539747">
            <text:p>7,6</text:p>
          </table:table-cell>
          <table:table-cell table:style-name="ce28" table:formula="of:=([.$B$8]+([.$C$8]*([.U$150]-1)))*[.$O152]" office:value-type="float" office:value="7.78994782944764">
            <text:p>7,8</text:p>
          </table:table-cell>
          <table:table-cell table:style-name="ce28" table:formula="of:=([.$B$8]+([.$C$8]*([.V$150]-1)))*[.$O152]" office:value-type="float" office:value="7.96383059349781">
            <text:p>8,0</text:p>
          </table:table-cell>
          <table:table-cell table:style-name="ce28" table:formula="of:=([.$B$8]+([.$C$8]*([.W$150]-1)))*[.$O152]" office:value-type="float" office:value="8.13771335754798">
            <text:p>8,1</text:p>
          </table:table-cell>
          <table:table-cell table:style-name="ce28" table:formula="of:=([.$B$8]+([.$C$8]*([.X$150]-1)))*[.$O152]" office:value-type="float" office:value="8.31159612159815">
            <text:p>8,3</text:p>
          </table:table-cell>
          <table:table-cell table:style-name="ce28" table:formula="of:=([.$B$8]+([.$C$8]*([.Y$150]-1)))*[.$O152]" office:value-type="float" office:value="8.48547888564832">
            <text:p>8,5</text:p>
          </table:table-cell>
          <table:table-cell table:style-name="ce28" table:formula="of:=([.$B$8]+([.$C$8]*([.Z$150]-1)))*[.$O152]" office:value-type="float" office:value="8.65936164969849">
            <text:p>8,7</text:p>
          </table:table-cell>
          <table:table-cell table:style-name="ce28" table:formula="of:=([.$B$8]+([.$C$8]*([.AA$150]-1)))*[.$O152]" office:value-type="float" office:value="8.83324441374866">
            <text:p>8,8</text:p>
          </table:table-cell>
          <table:table-cell table:style-name="ce28" table:formula="of:=([.$B$8]+([.$C$8]*([.AB$150]-1)))*[.$O152]" office:value-type="float" office:value="9.00712717779883">
            <text:p>9,0</text:p>
          </table:table-cell>
          <table:table-cell table:style-name="ce28" table:formula="of:=([.$B$8]+([.$C$8]*([.AC$150]-1)))*[.$O152]" office:value-type="float" office:value="9.181009941849">
            <text:p>9,2</text:p>
          </table:table-cell>
          <table:table-cell table:style-name="ce28" table:formula="of:=([.$B$8]+([.$C$8]*([.AD$150]-1)))*[.$O152]" office:value-type="float" office:value="9.35489270589917">
            <text:p>9,4</text:p>
          </table:table-cell>
          <table:table-cell table:number-columns-repeated="2"/>
          <table:table-cell table:style-name="ce23" table:formula="of:=[.AG151]+3" office:value-type="float" office:value="3">
            <text:p>3</text:p>
          </table:table-cell>
          <table:table-cell table:style-name="ce24" table:formula="of:=[.$J$9]*[.$AG152]" office:value-type="float" office:value="0.45">
            <text:p>0,450</text:p>
          </table:table-cell>
          <table:table-cell table:style-name="ce25" table:formula="of:=1.5*LOG([.$AH152]*0.3+1; 3)+1" office:value-type="float" office:value="1.17289900937694">
            <text:p>1,173</text:p>
          </table:table-cell>
          <table:table-cell table:style-name="ce28" table:formula="of:=([.$B$9]+([.$C$9]*([.AJ$150]-1)))*[.$AI152]" office:value-type="float" office:value="17.5934851406541">
            <text:p>17,6</text:p>
          </table:table-cell>
          <table:table-cell table:style-name="ce28" table:formula="of:=([.$B$9]+([.$C$9]*([.AK$150]-1)))*[.$AI152]" office:value-type="float" office:value="18.3851919719835">
            <text:p>18,4</text:p>
          </table:table-cell>
          <table:table-cell table:style-name="ce28" table:formula="of:=([.$B$9]+([.$C$9]*([.AL$150]-1)))*[.$AI152]" office:value-type="float" office:value="19.2648662290162">
            <text:p>19,3</text:p>
          </table:table-cell>
          <table:table-cell table:style-name="ce28" table:formula="of:=([.$B$9]+([.$C$9]*([.AM$150]-1)))*[.$AI152]" office:value-type="float" office:value="20.1445404860489">
            <text:p>20,1</text:p>
          </table:table-cell>
          <table:table-cell table:style-name="ce28" table:formula="of:=([.$B$9]+([.$C$9]*([.AN$150]-1)))*[.$AI152]" office:value-type="float" office:value="21.0242147430816">
            <text:p>21,0</text:p>
          </table:table-cell>
          <table:table-cell table:style-name="ce28" table:formula="of:=([.$B$9]+([.$C$9]*([.AO$150]-1)))*[.$AI152]" office:value-type="float" office:value="21.9038890001144">
            <text:p>21,9</text:p>
          </table:table-cell>
          <table:table-cell table:style-name="ce28" table:formula="of:=([.$B$9]+([.$C$9]*([.AP$150]-1)))*[.$AI152]" office:value-type="float" office:value="23.6632375141798">
            <text:p>23,7</text:p>
          </table:table-cell>
          <table:table-cell table:style-name="ce23" table:formula="of:=[.AQ151]+3" office:value-type="float" office:value="3">
            <text:p>3</text:p>
          </table:table-cell>
          <table:table-cell table:style-name="ce37" table:formula="of:=100-(100/(100+[.AJ152])*100)" office:value-type="float" office:value="14.9612753798482">
            <text:p>14,96</text:p>
          </table:table-cell>
          <table:table-cell table:style-name="ce37" table:formula="of:=100-(100/(100+[.AK152])*100)" office:value-type="float" office:value="15.5299760601262">
            <text:p>15,53</text:p>
          </table:table-cell>
          <table:table-cell table:style-name="ce37" table:formula="of:=100-(100/(100+[.AL152])*100)" office:value-type="float" office:value="16.1530103861629">
            <text:p>16,15</text:p>
          </table:table-cell>
          <table:table-cell table:style-name="ce37" table:formula="of:=100-(100/(100+[.AM152])*100)" office:value-type="float" office:value="16.7669212471524">
            <text:p>16,77</text:p>
          </table:table-cell>
          <table:table-cell table:style-name="ce37" table:formula="of:=100-(100/(100+[.AN152])*100)" office:value-type="float" office:value="17.3719075870174">
            <text:p>17,37</text:p>
          </table:table-cell>
          <table:table-cell table:style-name="ce37" table:formula="of:=100-(100/(100+[.AO152])*100)" office:value-type="float" office:value="17.9681626072601">
            <text:p>17,97</text:p>
          </table:table-cell>
          <table:table-cell table:style-name="ce37" table:formula="of:=100-(100/(100+[.AP152])*100)" office:value-type="float" office:value="19.1352240082397">
            <text:p>19,14</text:p>
          </table:table-cell>
          <table:table-cell table:number-columns-repeated="2"/>
          <table:table-cell table:style-name="ce23" table:formula="of:=[.BA151]+3" office:value-type="float" office:value="3">
            <text:p>3</text:p>
          </table:table-cell>
          <table:table-cell table:style-name="ce24" table:formula="of:=[.$J$10]*[.$BA152]" office:value-type="float" office:value="0.6">
            <text:p>0,600</text:p>
          </table:table-cell>
          <table:table-cell table:style-name="ce25" table:formula="of:=3*LOG([.$BB152]*0.5+1; 2)+1" office:value-type="float" office:value="2.13553486976119">
            <text:p>2,136</text:p>
          </table:table-cell>
          <table:table-cell table:style-name="ce16" table:formula="of:=([.$B$10]+([.$C$10]*([.BD$150]-1)))*[.$BC152]" office:value-type="float" office:value="6.40660460928357">
            <text:p>6,41</text:p>
          </table:table-cell>
          <table:table-cell table:style-name="ce16" table:formula="of:=([.$B$10]+([.$C$10]*([.BE$150]-1)))*[.$BC152]" office:value-type="float" office:value="6.49202600407402">
            <text:p>6,49</text:p>
          </table:table-cell>
          <table:table-cell table:style-name="ce16" table:formula="of:=([.$B$10]+([.$C$10]*([.BF$150]-1)))*[.$BC152]" office:value-type="float" office:value="6.59880274756208">
            <text:p>6,60</text:p>
          </table:table-cell>
          <table:table-cell table:style-name="ce16" table:formula="of:=([.$B$10]+([.$C$10]*([.BG$150]-1)))*[.$BC152]" office:value-type="float" office:value="6.70557949105014">
            <text:p>6,71</text:p>
          </table:table-cell>
          <table:table-cell table:style-name="ce16" table:formula="of:=([.$B$10]+([.$C$10]*([.BH$150]-1)))*[.$BC152]" office:value-type="float" office:value="6.81235623453819">
            <text:p>6,81</text:p>
          </table:table-cell>
          <table:table-cell table:style-name="ce16" table:formula="of:=([.$B$10]+([.$C$10]*([.BI$150]-1)))*[.$BC152]" office:value-type="float" office:value="6.91913297802626">
            <text:p>6,92</text:p>
          </table:table-cell>
          <table:table-cell table:style-name="ce16" table:formula="of:=([.$B$10]+([.$C$10]*([.BJ$150]-1)))*[.$BC152]" office:value-type="float" office:value="7.02590972151431">
            <text:p>7,03</text:p>
          </table:table-cell>
          <table:table-cell table:style-name="ce16" table:formula="of:=([.$B$10]+([.$C$10]*([.BK$150]-1)))*[.$BC152]" office:value-type="float" office:value="7.13268646500237">
            <text:p>7,13</text:p>
          </table:table-cell>
          <table:table-cell table:style-name="ce16" table:formula="of:=([.$B$10]+([.$C$10]*([.BL$150]-1)))*[.$BC152]" office:value-type="float" office:value="7.23946320849043">
            <text:p>7,24</text:p>
          </table:table-cell>
          <table:table-cell table:style-name="ce16" table:formula="of:=([.$B$10]+([.$C$10]*([.BM$150]-1)))*[.$BC152]" office:value-type="float" office:value="7.34623995197849">
            <text:p>7,35</text:p>
          </table:table-cell>
          <table:table-cell table:style-name="ce16" table:formula="of:=([.$B$10]+([.$C$10]*([.BN$150]-1)))*[.$BC152]" office:value-type="float" office:value="7.45301669546655">
            <text:p>7,45</text:p>
          </table:table-cell>
          <table:table-cell table:style-name="ce16" table:formula="of:=([.$B$10]+([.$C$10]*([.BO$150]-1)))*[.$BC152]" office:value-type="float" office:value="7.55979343895461">
            <text:p>7,56</text:p>
          </table:table-cell>
          <table:table-cell table:style-name="ce16" table:formula="of:=([.$B$10]+([.$C$10]*([.BP$150]-1)))*[.$BC152]" office:value-type="float" office:value="7.66657018244267">
            <text:p>7,67</text:p>
          </table:table-cell>
          <table:table-cell table:style-name="ce16" table:formula="of:=([.$B$10]+([.$C$10]*([.BQ$150]-1)))*[.$BC152]" office:value-type="float" office:value="7.77334692593073">
            <text:p>7,77</text:p>
          </table:table-cell>
          <table:table-cell table:style-name="ce16" table:formula="of:=([.$B$10]+([.$C$10]*([.BR$150]-1)))*[.$BC152]" office:value-type="float" office:value="7.88012366941879">
            <text:p>7,88</text:p>
          </table:table-cell>
          <table:table-cell table:number-columns-repeated="954"/>
        </table:table-row>
        <table:table-row table:style-name="ro4">
          <table:table-cell table:number-columns-repeated="12"/>
          <table:table-cell table:style-name="ce23" table:formula="of:=[.M152]+3" office:value-type="float" office:value="6">
            <text:p>6</text:p>
          </table:table-cell>
          <table:table-cell table:style-name="ce24" table:formula="of:=[.$J$8]*[.$M153]" office:value-type="float" office:value="1.5">
            <text:p>1,500</text:p>
          </table:table-cell>
          <table:table-cell table:style-name="ce25" table:formula="of:=2.5*LOG([.$N153]*0.25+1; 3)+1" office:value-type="float" office:value="1.72467269482441">
            <text:p>1,725</text:p>
          </table:table-cell>
          <table:table-cell table:style-name="ce28" table:formula="of:=([.$B$8]+([.$C$8]*([.P$150]-1)))*[.$O153]" office:value-type="float" office:value="8.62336347412207">
            <text:p>8,6</text:p>
          </table:table-cell>
          <table:table-cell table:style-name="ce28" table:formula="of:=([.$B$8]+([.$C$8]*([.Q$150]-1)))*[.$O153]" office:value-type="float" office:value="8.79583074360451">
            <text:p>8,8</text:p>
          </table:table-cell>
          <table:table-cell table:style-name="ce28" table:formula="of:=([.$B$8]+([.$C$8]*([.R$150]-1)))*[.$O153]" office:value-type="float" office:value="9.01141483045756">
            <text:p>9,0</text:p>
          </table:table-cell>
          <table:table-cell table:style-name="ce28" table:formula="of:=([.$B$8]+([.$C$8]*([.S$150]-1)))*[.$O153]" office:value-type="float" office:value="9.22699891731062">
            <text:p>9,2</text:p>
          </table:table-cell>
          <table:table-cell table:style-name="ce28" table:formula="of:=([.$B$8]+([.$C$8]*([.T$150]-1)))*[.$O153]" office:value-type="float" office:value="9.44258300416367">
            <text:p>9,4</text:p>
          </table:table-cell>
          <table:table-cell table:style-name="ce28" table:formula="of:=([.$B$8]+([.$C$8]*([.U$150]-1)))*[.$O153]" office:value-type="float" office:value="9.65816709101672">
            <text:p>9,7</text:p>
          </table:table-cell>
          <table:table-cell table:style-name="ce28" table:formula="of:=([.$B$8]+([.$C$8]*([.V$150]-1)))*[.$O153]" office:value-type="float" office:value="9.87375117786977">
            <text:p>9,9</text:p>
          </table:table-cell>
          <table:table-cell table:style-name="ce28" table:formula="of:=([.$B$8]+([.$C$8]*([.W$150]-1)))*[.$O153]" office:value-type="float" office:value="10.0893352647228">
            <text:p>10,1</text:p>
          </table:table-cell>
          <table:table-cell table:style-name="ce28" table:formula="of:=([.$B$8]+([.$C$8]*([.X$150]-1)))*[.$O153]" office:value-type="float" office:value="10.3049193515759">
            <text:p>10,3</text:p>
          </table:table-cell>
          <table:table-cell table:style-name="ce28" table:formula="of:=([.$B$8]+([.$C$8]*([.Y$150]-1)))*[.$O153]" office:value-type="float" office:value="10.5205034384289">
            <text:p>10,5</text:p>
          </table:table-cell>
          <table:table-cell table:style-name="ce28" table:formula="of:=([.$B$8]+([.$C$8]*([.Z$150]-1)))*[.$O153]" office:value-type="float" office:value="10.736087525282">
            <text:p>10,7</text:p>
          </table:table-cell>
          <table:table-cell table:style-name="ce28" table:formula="of:=([.$B$8]+([.$C$8]*([.AA$150]-1)))*[.$O153]" office:value-type="float" office:value="10.951671612135">
            <text:p>11,0</text:p>
          </table:table-cell>
          <table:table-cell table:style-name="ce28" table:formula="of:=([.$B$8]+([.$C$8]*([.AB$150]-1)))*[.$O153]" office:value-type="float" office:value="11.1672556989881">
            <text:p>11,2</text:p>
          </table:table-cell>
          <table:table-cell table:style-name="ce28" table:formula="of:=([.$B$8]+([.$C$8]*([.AC$150]-1)))*[.$O153]" office:value-type="float" office:value="11.3828397858411">
            <text:p>11,4</text:p>
          </table:table-cell>
          <table:table-cell table:style-name="ce28" table:formula="of:=([.$B$8]+([.$C$8]*([.AD$150]-1)))*[.$O153]" office:value-type="float" office:value="11.5984238726942">
            <text:p>11,6</text:p>
          </table:table-cell>
          <table:table-cell table:number-columns-repeated="2"/>
          <table:table-cell table:style-name="ce23" table:formula="of:=[.AG152]+3" office:value-type="float" office:value="6">
            <text:p>6</text:p>
          </table:table-cell>
          <table:table-cell table:style-name="ce24" table:formula="of:=[.$J$9]*[.$AG153]" office:value-type="float" office:value="0.9">
            <text:p>0,900</text:p>
          </table:table-cell>
          <table:table-cell table:style-name="ce25" table:formula="of:=1.5*LOG([.$AH153]*0.3+1; 3)+1" office:value-type="float" office:value="1.32634383795252">
            <text:p>1,326</text:p>
          </table:table-cell>
          <table:table-cell table:style-name="ce28" table:formula="of:=([.$B$9]+([.$C$9]*([.AJ$150]-1)))*[.$AI153]" office:value-type="float" office:value="19.8951575692878">
            <text:p>19,9</text:p>
          </table:table-cell>
          <table:table-cell table:style-name="ce28" table:formula="of:=([.$B$9]+([.$C$9]*([.AK$150]-1)))*[.$AI153]" office:value-type="float" office:value="20.7904396599057">
            <text:p>20,8</text:p>
          </table:table-cell>
          <table:table-cell table:style-name="ce28" table:formula="of:=([.$B$9]+([.$C$9]*([.AL$150]-1)))*[.$AI153]" office:value-type="float" office:value="21.7851975383701">
            <text:p>21,8</text:p>
          </table:table-cell>
          <table:table-cell table:style-name="ce28" table:formula="of:=([.$B$9]+([.$C$9]*([.AM$150]-1)))*[.$AI153]" office:value-type="float" office:value="22.7799554168345">
            <text:p>22,8</text:p>
          </table:table-cell>
          <table:table-cell table:style-name="ce28" table:formula="of:=([.$B$9]+([.$C$9]*([.AN$150]-1)))*[.$AI153]" office:value-type="float" office:value="23.7747132952989">
            <text:p>23,8</text:p>
          </table:table-cell>
          <table:table-cell table:style-name="ce28" table:formula="of:=([.$B$9]+([.$C$9]*([.AO$150]-1)))*[.$AI153]" office:value-type="float" office:value="24.7694711737633">
            <text:p>24,8</text:p>
          </table:table-cell>
          <table:table-cell table:style-name="ce28" table:formula="of:=([.$B$9]+([.$C$9]*([.AP$150]-1)))*[.$AI153]" office:value-type="float" office:value="26.758986930692">
            <text:p>26,8</text:p>
          </table:table-cell>
          <table:table-cell table:style-name="ce23" table:formula="of:=[.AQ152]+3" office:value-type="float" office:value="6">
            <text:p>6</text:p>
          </table:table-cell>
          <table:table-cell table:style-name="ce37" table:formula="of:=100-(100/(100+[.AJ153])*100)" office:value-type="float" office:value="16.5937957567555">
            <text:p>16,59</text:p>
          </table:table-cell>
          <table:table-cell table:style-name="ce37" table:formula="of:=100-(100/(100+[.AK153])*100)" office:value-type="float" office:value="17.211991047009">
            <text:p>17,21</text:p>
          </table:table-cell>
          <table:table-cell table:style-name="ce37" table:formula="of:=100-(100/(100+[.AL153])*100)" office:value-type="float" office:value="17.8882146424292">
            <text:p>17,89</text:p>
          </table:table-cell>
          <table:table-cell table:style-name="ce37" table:formula="of:=100-(100/(100+[.AM153])*100)" office:value-type="float" office:value="18.5534807693138">
            <text:p>18,55</text:p>
          </table:table-cell>
          <table:table-cell table:style-name="ce37" table:formula="of:=100-(100/(100+[.AN153])*100)" office:value-type="float" office:value="19.2080536180098">
            <text:p>19,21</text:p>
          </table:table-cell>
          <table:table-cell table:style-name="ce37" table:formula="of:=100-(100/(100+[.AO153])*100)" office:value-type="float" office:value="19.8521889535522">
            <text:p>19,85</text:p>
          </table:table-cell>
          <table:table-cell table:style-name="ce37" table:formula="of:=100-(100/(100+[.AP153])*100)" office:value-type="float" office:value="21.1101300023193">
            <text:p>21,11</text:p>
          </table:table-cell>
          <table:table-cell table:number-columns-repeated="2"/>
          <table:table-cell table:style-name="ce23" table:formula="of:=[.BA152]+3" office:value-type="float" office:value="6">
            <text:p>6</text:p>
          </table:table-cell>
          <table:table-cell table:style-name="ce24" table:formula="of:=[.$J$10]*[.$BA153]" office:value-type="float" office:value="1.2">
            <text:p>1,200</text:p>
          </table:table-cell>
          <table:table-cell table:style-name="ce25" table:formula="of:=3*LOG([.$BB153]*0.5+1; 2)+1" office:value-type="float" office:value="3.03421571533791">
            <text:p>3,034</text:p>
          </table:table-cell>
          <table:table-cell table:style-name="ce16" table:formula="of:=([.$B$10]+([.$C$10]*([.BD$150]-1)))*[.$BC153]" office:value-type="float" office:value="9.10264714601374">
            <text:p>9,10</text:p>
          </table:table-cell>
          <table:table-cell table:style-name="ce16" table:formula="of:=([.$B$10]+([.$C$10]*([.BE$150]-1)))*[.$BC153]" office:value-type="float" office:value="9.22401577462726">
            <text:p>9,22</text:p>
          </table:table-cell>
          <table:table-cell table:style-name="ce16" table:formula="of:=([.$B$10]+([.$C$10]*([.BF$150]-1)))*[.$BC153]" office:value-type="float" office:value="9.37572656039415">
            <text:p>9,38</text:p>
          </table:table-cell>
          <table:table-cell table:style-name="ce16" table:formula="of:=([.$B$10]+([.$C$10]*([.BG$150]-1)))*[.$BC153]" office:value-type="float" office:value="9.52743734616105">
            <text:p>9,53</text:p>
          </table:table-cell>
          <table:table-cell table:style-name="ce16" table:formula="of:=([.$B$10]+([.$C$10]*([.BH$150]-1)))*[.$BC153]" office:value-type="float" office:value="9.67914813192794">
            <text:p>9,68</text:p>
          </table:table-cell>
          <table:table-cell table:style-name="ce16" table:formula="of:=([.$B$10]+([.$C$10]*([.BI$150]-1)))*[.$BC153]" office:value-type="float" office:value="9.83085891769484">
            <text:p>9,83</text:p>
          </table:table-cell>
          <table:table-cell table:style-name="ce16" table:formula="of:=([.$B$10]+([.$C$10]*([.BJ$150]-1)))*[.$BC153]" office:value-type="float" office:value="9.98256970346174">
            <text:p>9,98</text:p>
          </table:table-cell>
          <table:table-cell table:style-name="ce16" table:formula="of:=([.$B$10]+([.$C$10]*([.BK$150]-1)))*[.$BC153]" office:value-type="float" office:value="10.1342804892286">
            <text:p>10,13</text:p>
          </table:table-cell>
          <table:table-cell table:style-name="ce16" table:formula="of:=([.$B$10]+([.$C$10]*([.BL$150]-1)))*[.$BC153]" office:value-type="float" office:value="10.2859912749955">
            <text:p>10,29</text:p>
          </table:table-cell>
          <table:table-cell table:style-name="ce16" table:formula="of:=([.$B$10]+([.$C$10]*([.BM$150]-1)))*[.$BC153]" office:value-type="float" office:value="10.4377020607624">
            <text:p>10,44</text:p>
          </table:table-cell>
          <table:table-cell table:style-name="ce16" table:formula="of:=([.$B$10]+([.$C$10]*([.BN$150]-1)))*[.$BC153]" office:value-type="float" office:value="10.5894128465293">
            <text:p>10,59</text:p>
          </table:table-cell>
          <table:table-cell table:style-name="ce16" table:formula="of:=([.$B$10]+([.$C$10]*([.BO$150]-1)))*[.$BC153]" office:value-type="float" office:value="10.7411236322962">
            <text:p>10,74</text:p>
          </table:table-cell>
          <table:table-cell table:style-name="ce16" table:formula="of:=([.$B$10]+([.$C$10]*([.BP$150]-1)))*[.$BC153]" office:value-type="float" office:value="10.8928344180631">
            <text:p>10,89</text:p>
          </table:table-cell>
          <table:table-cell table:style-name="ce16" table:formula="of:=([.$B$10]+([.$C$10]*([.BQ$150]-1)))*[.$BC153]" office:value-type="float" office:value="11.04454520383">
            <text:p>11,04</text:p>
          </table:table-cell>
          <table:table-cell table:style-name="ce16" table:formula="of:=([.$B$10]+([.$C$10]*([.BR$150]-1)))*[.$BC153]" office:value-type="float" office:value="11.1962559895969">
            <text:p>11,20</text:p>
          </table:table-cell>
          <table:table-cell table:number-columns-repeated="954"/>
        </table:table-row>
        <table:table-row table:style-name="ro4">
          <table:table-cell table:number-columns-repeated="12"/>
          <table:table-cell table:style-name="ce23" table:formula="of:=[.M153]+3" office:value-type="float" office:value="9">
            <text:p>9</text:p>
          </table:table-cell>
          <table:table-cell table:style-name="ce24" table:formula="of:=[.$J$8]*[.$M154]" office:value-type="float" office:value="2.25">
            <text:p>2,250</text:p>
          </table:table-cell>
          <table:table-cell table:style-name="ce25" table:formula="of:=2.5*LOG([.$N154]*0.25+1; 3)+1" office:value-type="float" office:value="2.01557006787506">
            <text:p>2,016</text:p>
          </table:table-cell>
          <table:table-cell table:style-name="ce28" table:formula="of:=([.$B$8]+([.$C$8]*([.P$150]-1)))*[.$O154]" office:value-type="float" office:value="10.0778503393753">
            <text:p>10,1</text:p>
          </table:table-cell>
          <table:table-cell table:style-name="ce28" table:formula="of:=([.$B$8]+([.$C$8]*([.Q$150]-1)))*[.$O154]" office:value-type="float" office:value="10.2794073461628">
            <text:p>10,3</text:p>
          </table:table-cell>
          <table:table-cell table:style-name="ce28" table:formula="of:=([.$B$8]+([.$C$8]*([.R$150]-1)))*[.$O154]" office:value-type="float" office:value="10.5313536046472">
            <text:p>10,5</text:p>
          </table:table-cell>
          <table:table-cell table:style-name="ce28" table:formula="of:=([.$B$8]+([.$C$8]*([.S$150]-1)))*[.$O154]" office:value-type="float" office:value="10.7832998631316">
            <text:p>10,8</text:p>
          </table:table-cell>
          <table:table-cell table:style-name="ce28" table:formula="of:=([.$B$8]+([.$C$8]*([.T$150]-1)))*[.$O154]" office:value-type="float" office:value="11.035246121616">
            <text:p>11,0</text:p>
          </table:table-cell>
          <table:table-cell table:style-name="ce28" table:formula="of:=([.$B$8]+([.$C$8]*([.U$150]-1)))*[.$O154]" office:value-type="float" office:value="11.2871923801003">
            <text:p>11,3</text:p>
          </table:table-cell>
          <table:table-cell table:style-name="ce28" table:formula="of:=([.$B$8]+([.$C$8]*([.V$150]-1)))*[.$O154]" office:value-type="float" office:value="11.5391386385847">
            <text:p>11,5</text:p>
          </table:table-cell>
          <table:table-cell table:style-name="ce28" table:formula="of:=([.$B$8]+([.$C$8]*([.W$150]-1)))*[.$O154]" office:value-type="float" office:value="11.7910848970691">
            <text:p>11,8</text:p>
          </table:table-cell>
          <table:table-cell table:style-name="ce28" table:formula="of:=([.$B$8]+([.$C$8]*([.X$150]-1)))*[.$O154]" office:value-type="float" office:value="12.0430311555535">
            <text:p>12,0</text:p>
          </table:table-cell>
          <table:table-cell table:style-name="ce28" table:formula="of:=([.$B$8]+([.$C$8]*([.Y$150]-1)))*[.$O154]" office:value-type="float" office:value="12.2949774140379">
            <text:p>12,3</text:p>
          </table:table-cell>
          <table:table-cell table:style-name="ce28" table:formula="of:=([.$B$8]+([.$C$8]*([.Z$150]-1)))*[.$O154]" office:value-type="float" office:value="12.5469236725223">
            <text:p>12,5</text:p>
          </table:table-cell>
          <table:table-cell table:style-name="ce28" table:formula="of:=([.$B$8]+([.$C$8]*([.AA$150]-1)))*[.$O154]" office:value-type="float" office:value="12.7988699310066">
            <text:p>12,8</text:p>
          </table:table-cell>
          <table:table-cell table:style-name="ce28" table:formula="of:=([.$B$8]+([.$C$8]*([.AB$150]-1)))*[.$O154]" office:value-type="float" office:value="13.050816189491">
            <text:p>13,1</text:p>
          </table:table-cell>
          <table:table-cell table:style-name="ce28" table:formula="of:=([.$B$8]+([.$C$8]*([.AC$150]-1)))*[.$O154]" office:value-type="float" office:value="13.3027624479754">
            <text:p>13,3</text:p>
          </table:table-cell>
          <table:table-cell table:style-name="ce28" table:formula="of:=([.$B$8]+([.$C$8]*([.AD$150]-1)))*[.$O154]" office:value-type="float" office:value="13.5547087064598">
            <text:p>13,6</text:p>
          </table:table-cell>
          <table:table-cell table:number-columns-repeated="2"/>
          <table:table-cell table:style-name="ce23" table:formula="of:=[.AG153]+3" office:value-type="float" office:value="9">
            <text:p>9</text:p>
          </table:table-cell>
          <table:table-cell table:style-name="ce24" table:formula="of:=[.$J$9]*[.$AG154]" office:value-type="float" office:value="1.35">
            <text:p>1,350</text:p>
          </table:table-cell>
          <table:table-cell table:style-name="ce25" table:formula="of:=1.5*LOG([.$AH154]*0.3+1; 3)+1" office:value-type="float" office:value="1.46427293726791">
            <text:p>1,464</text:p>
          </table:table-cell>
          <table:table-cell table:style-name="ce28" table:formula="of:=([.$B$9]+([.$C$9]*([.AJ$150]-1)))*[.$AI154]" office:value-type="float" office:value="21.9640940590186">
            <text:p>22,0</text:p>
          </table:table-cell>
          <table:table-cell table:style-name="ce28" table:formula="of:=([.$B$9]+([.$C$9]*([.AK$150]-1)))*[.$AI154]" office:value-type="float" office:value="22.9524782916745">
            <text:p>23,0</text:p>
          </table:table-cell>
          <table:table-cell table:style-name="ce28" table:formula="of:=([.$B$9]+([.$C$9]*([.AL$150]-1)))*[.$AI154]" office:value-type="float" office:value="24.0506829946254">
            <text:p>24,1</text:p>
          </table:table-cell>
          <table:table-cell table:style-name="ce28" table:formula="of:=([.$B$9]+([.$C$9]*([.AM$150]-1)))*[.$AI154]" office:value-type="float" office:value="25.1488876975763">
            <text:p>25,1</text:p>
          </table:table-cell>
          <table:table-cell table:style-name="ce28" table:formula="of:=([.$B$9]+([.$C$9]*([.AN$150]-1)))*[.$AI154]" office:value-type="float" office:value="26.2470924005273">
            <text:p>26,2</text:p>
          </table:table-cell>
          <table:table-cell table:style-name="ce28" table:formula="of:=([.$B$9]+([.$C$9]*([.AO$150]-1)))*[.$AI154]" office:value-type="float" office:value="27.3452971034782">
            <text:p>27,3</text:p>
          </table:table-cell>
          <table:table-cell table:style-name="ce28" table:formula="of:=([.$B$9]+([.$C$9]*([.AP$150]-1)))*[.$AI154]" office:value-type="float" office:value="29.5417065093801">
            <text:p>29,5</text:p>
          </table:table-cell>
          <table:table-cell table:style-name="ce23" table:formula="of:=[.AQ153]+3" office:value-type="float" office:value="9">
            <text:p>9</text:p>
          </table:table-cell>
          <table:table-cell table:style-name="ce37" table:formula="of:=100-(100/(100+[.AJ154])*100)" office:value-type="float" office:value="18.0086559314663">
            <text:p>18,01</text:p>
          </table:table-cell>
          <table:table-cell table:style-name="ce37" table:formula="of:=100-(100/(100+[.AK154])*100)" office:value-type="float" office:value="18.6677638471226">
            <text:p>18,67</text:p>
          </table:table-cell>
          <table:table-cell table:style-name="ce37" table:formula="of:=100-(100/(100+[.AL154])*100)" office:value-type="float" office:value="19.3877876477854">
            <text:p>19,39</text:p>
          </table:table-cell>
          <table:table-cell table:style-name="ce37" table:formula="of:=100-(100/(100+[.AM154])*100)" office:value-type="float" office:value="20.0951747636375">
            <text:p>20,10</text:p>
          </table:table-cell>
          <table:table-cell table:style-name="ce37" table:formula="of:=100-(100/(100+[.AN154])*100)" office:value-type="float" office:value="20.7902549686108">
            <text:p>20,79</text:p>
          </table:table-cell>
          <table:table-cell table:style-name="ce37" table:formula="of:=100-(100/(100+[.AO154])*100)" office:value-type="float" office:value="21.4733466609748">
            <text:p>21,47</text:p>
          </table:table-cell>
          <table:table-cell table:style-name="ce37" table:formula="of:=100-(100/(100+[.AP154])*100)" office:value-type="float" office:value="22.8047841157944">
            <text:p>22,80</text:p>
          </table:table-cell>
          <table:table-cell table:number-columns-repeated="2"/>
          <table:table-cell table:style-name="ce23" table:formula="of:=[.BA153]+3" office:value-type="float" office:value="9">
            <text:p>9</text:p>
          </table:table-cell>
          <table:table-cell table:style-name="ce24" table:formula="of:=[.$J$10]*[.$BA154]" office:value-type="float" office:value="1.8">
            <text:p>1,800</text:p>
          </table:table-cell>
          <table:table-cell table:style-name="ce25" table:formula="of:=3*LOG([.$BB154]*0.5+1; 2)+1" office:value-type="float" office:value="3.77799825566867">
            <text:p>3,778</text:p>
          </table:table-cell>
          <table:table-cell table:style-name="ce16" table:formula="of:=([.$B$10]+([.$C$10]*([.BD$150]-1)))*[.$BC154]" office:value-type="float" office:value="11.333994767006">
            <text:p>11,33</text:p>
          </table:table-cell>
          <table:table-cell table:style-name="ce16" table:formula="of:=([.$B$10]+([.$C$10]*([.BE$150]-1)))*[.$BC154]" office:value-type="float" office:value="11.4851146972328">
            <text:p>11,49</text:p>
          </table:table-cell>
          <table:table-cell table:style-name="ce16" table:formula="of:=([.$B$10]+([.$C$10]*([.BF$150]-1)))*[.$BC154]" office:value-type="float" office:value="11.6740146100162">
            <text:p>11,67</text:p>
          </table:table-cell>
          <table:table-cell table:style-name="ce16" table:formula="of:=([.$B$10]+([.$C$10]*([.BG$150]-1)))*[.$BC154]" office:value-type="float" office:value="11.8629145227996">
            <text:p>11,86</text:p>
          </table:table-cell>
          <table:table-cell table:style-name="ce16" table:formula="of:=([.$B$10]+([.$C$10]*([.BH$150]-1)))*[.$BC154]" office:value-type="float" office:value="12.0518144355831">
            <text:p>12,05</text:p>
          </table:table-cell>
          <table:table-cell table:style-name="ce16" table:formula="of:=([.$B$10]+([.$C$10]*([.BI$150]-1)))*[.$BC154]" office:value-type="float" office:value="12.2407143483665">
            <text:p>12,24</text:p>
          </table:table-cell>
          <table:table-cell table:style-name="ce16" table:formula="of:=([.$B$10]+([.$C$10]*([.BJ$150]-1)))*[.$BC154]" office:value-type="float" office:value="12.4296142611499">
            <text:p>12,43</text:p>
          </table:table-cell>
          <table:table-cell table:style-name="ce16" table:formula="of:=([.$B$10]+([.$C$10]*([.BK$150]-1)))*[.$BC154]" office:value-type="float" office:value="12.6185141739334">
            <text:p>12,62</text:p>
          </table:table-cell>
          <table:table-cell table:style-name="ce16" table:formula="of:=([.$B$10]+([.$C$10]*([.BL$150]-1)))*[.$BC154]" office:value-type="float" office:value="12.8074140867168">
            <text:p>12,81</text:p>
          </table:table-cell>
          <table:table-cell table:style-name="ce16" table:formula="of:=([.$B$10]+([.$C$10]*([.BM$150]-1)))*[.$BC154]" office:value-type="float" office:value="12.9963139995002">
            <text:p>13,00</text:p>
          </table:table-cell>
          <table:table-cell table:style-name="ce16" table:formula="of:=([.$B$10]+([.$C$10]*([.BN$150]-1)))*[.$BC154]" office:value-type="float" office:value="13.1852139122837">
            <text:p>13,19</text:p>
          </table:table-cell>
          <table:table-cell table:style-name="ce16" table:formula="of:=([.$B$10]+([.$C$10]*([.BO$150]-1)))*[.$BC154]" office:value-type="float" office:value="13.3741138250671">
            <text:p>13,37</text:p>
          </table:table-cell>
          <table:table-cell table:style-name="ce16" table:formula="of:=([.$B$10]+([.$C$10]*([.BP$150]-1)))*[.$BC154]" office:value-type="float" office:value="13.5630137378505">
            <text:p>13,56</text:p>
          </table:table-cell>
          <table:table-cell table:style-name="ce16" table:formula="of:=([.$B$10]+([.$C$10]*([.BQ$150]-1)))*[.$BC154]" office:value-type="float" office:value="13.751913650634">
            <text:p>13,75</text:p>
          </table:table-cell>
          <table:table-cell table:style-name="ce16" table:formula="of:=([.$B$10]+([.$C$10]*([.BR$150]-1)))*[.$BC154]" office:value-type="float" office:value="13.9408135634174">
            <text:p>13,94</text:p>
          </table:table-cell>
          <table:table-cell table:number-columns-repeated="954"/>
        </table:table-row>
        <table:table-row table:style-name="ro4">
          <table:table-cell table:number-columns-repeated="12"/>
          <table:table-cell table:style-name="ce23" table:formula="of:=[.M154]+3" office:value-type="float" office:value="12">
            <text:p>12</text:p>
          </table:table-cell>
          <table:table-cell table:style-name="ce24" table:formula="of:=[.$J$8]*[.$M155]" office:value-type="float" office:value="3">
            <text:p>3,000</text:p>
          </table:table-cell>
          <table:table-cell table:style-name="ce25" table:formula="of:=2.5*LOG([.$N155]*0.25+1; 3)+1" office:value-type="float" office:value="2.27346060504627">
            <text:p>2,273</text:p>
          </table:table-cell>
          <table:table-cell table:style-name="ce28" table:formula="of:=([.$B$8]+([.$C$8]*([.P$150]-1)))*[.$O155]" office:value-type="float" office:value="11.3673030252313">
            <text:p>11,4</text:p>
          </table:table-cell>
          <table:table-cell table:style-name="ce28" table:formula="of:=([.$B$8]+([.$C$8]*([.Q$150]-1)))*[.$O155]" office:value-type="float" office:value="11.594649085736">
            <text:p>11,6</text:p>
          </table:table-cell>
          <table:table-cell table:style-name="ce28" table:formula="of:=([.$B$8]+([.$C$8]*([.R$150]-1)))*[.$O155]" office:value-type="float" office:value="11.8788316613668">
            <text:p>11,9</text:p>
          </table:table-cell>
          <table:table-cell table:style-name="ce28" table:formula="of:=([.$B$8]+([.$C$8]*([.S$150]-1)))*[.$O155]" office:value-type="float" office:value="12.1630142369975">
            <text:p>12,2</text:p>
          </table:table-cell>
          <table:table-cell table:style-name="ce28" table:formula="of:=([.$B$8]+([.$C$8]*([.T$150]-1)))*[.$O155]" office:value-type="float" office:value="12.4471968126283">
            <text:p>12,4</text:p>
          </table:table-cell>
          <table:table-cell table:style-name="ce28" table:formula="of:=([.$B$8]+([.$C$8]*([.U$150]-1)))*[.$O155]" office:value-type="float" office:value="12.7313793882591">
            <text:p>12,7</text:p>
          </table:table-cell>
          <table:table-cell table:style-name="ce28" table:formula="of:=([.$B$8]+([.$C$8]*([.V$150]-1)))*[.$O155]" office:value-type="float" office:value="13.0155619638899">
            <text:p>13,0</text:p>
          </table:table-cell>
          <table:table-cell table:style-name="ce28" table:formula="of:=([.$B$8]+([.$C$8]*([.W$150]-1)))*[.$O155]" office:value-type="float" office:value="13.2997445395207">
            <text:p>13,3</text:p>
          </table:table-cell>
          <table:table-cell table:style-name="ce28" table:formula="of:=([.$B$8]+([.$C$8]*([.X$150]-1)))*[.$O155]" office:value-type="float" office:value="13.5839271151515">
            <text:p>13,6</text:p>
          </table:table-cell>
          <table:table-cell table:style-name="ce28" table:formula="of:=([.$B$8]+([.$C$8]*([.Y$150]-1)))*[.$O155]" office:value-type="float" office:value="13.8681096907822">
            <text:p>13,9</text:p>
          </table:table-cell>
          <table:table-cell table:style-name="ce28" table:formula="of:=([.$B$8]+([.$C$8]*([.Z$150]-1)))*[.$O155]" office:value-type="float" office:value="14.152292266413">
            <text:p>14,2</text:p>
          </table:table-cell>
          <table:table-cell table:style-name="ce28" table:formula="of:=([.$B$8]+([.$C$8]*([.AA$150]-1)))*[.$O155]" office:value-type="float" office:value="14.4364748420438">
            <text:p>14,4</text:p>
          </table:table-cell>
          <table:table-cell table:style-name="ce28" table:formula="of:=([.$B$8]+([.$C$8]*([.AB$150]-1)))*[.$O155]" office:value-type="float" office:value="14.7206574176746">
            <text:p>14,7</text:p>
          </table:table-cell>
          <table:table-cell table:style-name="ce28" table:formula="of:=([.$B$8]+([.$C$8]*([.AC$150]-1)))*[.$O155]" office:value-type="float" office:value="15.0048399933054">
            <text:p>15,0</text:p>
          </table:table-cell>
          <table:table-cell table:style-name="ce28" table:formula="of:=([.$B$8]+([.$C$8]*([.AD$150]-1)))*[.$O155]" office:value-type="float" office:value="15.2890225689362">
            <text:p>15,3</text:p>
          </table:table-cell>
          <table:table-cell table:number-columns-repeated="2"/>
          <table:table-cell table:style-name="ce23" table:formula="of:=[.AG154]+3" office:value-type="float" office:value="12">
            <text:p>12</text:p>
          </table:table-cell>
          <table:table-cell table:style-name="ce24" table:formula="of:=[.$J$9]*[.$AG155]" office:value-type="float" office:value="1.8">
            <text:p>1,800</text:p>
          </table:table-cell>
          <table:table-cell table:style-name="ce25" table:formula="of:=1.5*LOG([.$AH155]*0.3+1; 3)+1" office:value-type="float" office:value="1.58953793919737">
            <text:p>1,590</text:p>
          </table:table-cell>
          <table:table-cell table:style-name="ce28" table:formula="of:=([.$B$9]+([.$C$9]*([.AJ$150]-1)))*[.$AI155]" office:value-type="float" office:value="23.8430690879606">
            <text:p>23,8</text:p>
          </table:table-cell>
          <table:table-cell table:style-name="ce28" table:formula="of:=([.$B$9]+([.$C$9]*([.AK$150]-1)))*[.$AI155]" office:value-type="float" office:value="24.9160071969188">
            <text:p>24,9</text:p>
          </table:table-cell>
          <table:table-cell table:style-name="ce28" table:formula="of:=([.$B$9]+([.$C$9]*([.AL$150]-1)))*[.$AI155]" office:value-type="float" office:value="26.1081606513168">
            <text:p>26,1</text:p>
          </table:table-cell>
          <table:table-cell table:style-name="ce28" table:formula="of:=([.$B$9]+([.$C$9]*([.AM$150]-1)))*[.$AI155]" office:value-type="float" office:value="27.3003141057149">
            <text:p>27,3</text:p>
          </table:table-cell>
          <table:table-cell table:style-name="ce28" table:formula="of:=([.$B$9]+([.$C$9]*([.AN$150]-1)))*[.$AI155]" office:value-type="float" office:value="28.4924675601129">
            <text:p>28,5</text:p>
          </table:table-cell>
          <table:table-cell table:style-name="ce28" table:formula="of:=([.$B$9]+([.$C$9]*([.AO$150]-1)))*[.$AI155]" office:value-type="float" office:value="29.6846210145109">
            <text:p>29,7</text:p>
          </table:table-cell>
          <table:table-cell table:style-name="ce28" table:formula="of:=([.$B$9]+([.$C$9]*([.AP$150]-1)))*[.$AI155]" office:value-type="float" office:value="32.068927923307">
            <text:p>32,1</text:p>
          </table:table-cell>
          <table:table-cell table:style-name="ce23" table:formula="of:=[.AQ154]+3" office:value-type="float" office:value="12">
            <text:p>12</text:p>
          </table:table-cell>
          <table:table-cell table:style-name="ce37" table:formula="of:=100-(100/(100+[.AJ155])*100)" office:value-type="float" office:value="19.2526471312059">
            <text:p>19,25</text:p>
          </table:table-cell>
          <table:table-cell table:style-name="ce37" table:formula="of:=100-(100/(100+[.AK155])*100)" office:value-type="float" office:value="19.946208461211">
            <text:p>19,95</text:p>
          </table:table-cell>
          <table:table-cell table:style-name="ce37" table:formula="of:=100-(100/(100+[.AL155])*100)" office:value-type="float" office:value="20.7029906046324">
            <text:p>20,70</text:p>
          </table:table-cell>
          <table:table-cell table:style-name="ce37" table:formula="of:=100-(100/(100+[.AM155])*100)" office:value-type="float" office:value="21.4455983848113">
            <text:p>21,45</text:p>
          </table:table-cell>
          <table:table-cell table:style-name="ce37" table:formula="of:=100-(100/(100+[.AN155])*100)" office:value-type="float" office:value="22.1744263310869">
            <text:p>22,17</text:p>
          </table:table-cell>
          <table:table-cell table:style-name="ce37" table:formula="of:=100-(100/(100+[.AO155])*100)" office:value-type="float" office:value="22.8898544656189">
            <text:p>22,89</text:p>
          </table:table-cell>
          <table:table-cell table:style-name="ce37" table:formula="of:=100-(100/(100+[.AP155])*100)" office:value-type="float" office:value="24.2819627807758">
            <text:p>24,28</text:p>
          </table:table-cell>
          <table:table-cell table:number-columns-repeated="2"/>
          <table:table-cell table:style-name="ce23" table:formula="of:=[.BA154]+3" office:value-type="float" office:value="12">
            <text:p>12</text:p>
          </table:table-cell>
          <table:table-cell table:style-name="ce24" table:formula="of:=[.$J$10]*[.$BA155]" office:value-type="float" office:value="2.4">
            <text:p>2,400</text:p>
          </table:table-cell>
          <table:table-cell table:style-name="ce25" table:formula="of:=3*LOG([.$BB155]*0.5+1; 2)+1" office:value-type="float" office:value="4.41251057124981">
            <text:p>4,413</text:p>
          </table:table-cell>
          <table:table-cell table:style-name="ce16" table:formula="of:=([.$B$10]+([.$C$10]*([.BD$150]-1)))*[.$BC155]" office:value-type="float" office:value="13.2375317137494">
            <text:p>13,24</text:p>
          </table:table-cell>
          <table:table-cell table:style-name="ce16" table:formula="of:=([.$B$10]+([.$C$10]*([.BE$150]-1)))*[.$BC155]" office:value-type="float" office:value="13.4140321365994">
            <text:p>13,41</text:p>
          </table:table-cell>
          <table:table-cell table:style-name="ce16" table:formula="of:=([.$B$10]+([.$C$10]*([.BF$150]-1)))*[.$BC155]" office:value-type="float" office:value="13.6346576651619">
            <text:p>13,63</text:p>
          </table:table-cell>
          <table:table-cell table:style-name="ce16" table:formula="of:=([.$B$10]+([.$C$10]*([.BG$150]-1)))*[.$BC155]" office:value-type="float" office:value="13.8552831937244">
            <text:p>13,86</text:p>
          </table:table-cell>
          <table:table-cell table:style-name="ce16" table:formula="of:=([.$B$10]+([.$C$10]*([.BH$150]-1)))*[.$BC155]" office:value-type="float" office:value="14.0759087222869">
            <text:p>14,08</text:p>
          </table:table-cell>
          <table:table-cell table:style-name="ce16" table:formula="of:=([.$B$10]+([.$C$10]*([.BI$150]-1)))*[.$BC155]" office:value-type="float" office:value="14.2965342508494">
            <text:p>14,30</text:p>
          </table:table-cell>
          <table:table-cell table:style-name="ce16" table:formula="of:=([.$B$10]+([.$C$10]*([.BJ$150]-1)))*[.$BC155]" office:value-type="float" office:value="14.5171597794119">
            <text:p>14,52</text:p>
          </table:table-cell>
          <table:table-cell table:style-name="ce16" table:formula="of:=([.$B$10]+([.$C$10]*([.BK$150]-1)))*[.$BC155]" office:value-type="float" office:value="14.7377853079744">
            <text:p>14,74</text:p>
          </table:table-cell>
          <table:table-cell table:style-name="ce16" table:formula="of:=([.$B$10]+([.$C$10]*([.BL$150]-1)))*[.$BC155]" office:value-type="float" office:value="14.9584108365368">
            <text:p>14,96</text:p>
          </table:table-cell>
          <table:table-cell table:style-name="ce16" table:formula="of:=([.$B$10]+([.$C$10]*([.BM$150]-1)))*[.$BC155]" office:value-type="float" office:value="15.1790363650993">
            <text:p>15,18</text:p>
          </table:table-cell>
          <table:table-cell table:style-name="ce16" table:formula="of:=([.$B$10]+([.$C$10]*([.BN$150]-1)))*[.$BC155]" office:value-type="float" office:value="15.3996618936618">
            <text:p>15,40</text:p>
          </table:table-cell>
          <table:table-cell table:style-name="ce16" table:formula="of:=([.$B$10]+([.$C$10]*([.BO$150]-1)))*[.$BC155]" office:value-type="float" office:value="15.6202874222243">
            <text:p>15,62</text:p>
          </table:table-cell>
          <table:table-cell table:style-name="ce16" table:formula="of:=([.$B$10]+([.$C$10]*([.BP$150]-1)))*[.$BC155]" office:value-type="float" office:value="15.8409129507868">
            <text:p>15,84</text:p>
          </table:table-cell>
          <table:table-cell table:style-name="ce16" table:formula="of:=([.$B$10]+([.$C$10]*([.BQ$150]-1)))*[.$BC155]" office:value-type="float" office:value="16.0615384793493">
            <text:p>16,06</text:p>
          </table:table-cell>
          <table:table-cell table:style-name="ce16" table:formula="of:=([.$B$10]+([.$C$10]*([.BR$150]-1)))*[.$BC155]" office:value-type="float" office:value="16.2821640079118">
            <text:p>16,28</text:p>
          </table:table-cell>
          <table:table-cell table:number-columns-repeated="954"/>
        </table:table-row>
        <table:table-row table:style-name="ro4">
          <table:table-cell table:number-columns-repeated="12"/>
          <table:table-cell table:style-name="ce23" table:formula="of:=[.M155]+3" office:value-type="float" office:value="15">
            <text:p>15</text:p>
          </table:table-cell>
          <table:table-cell table:style-name="ce24" table:formula="of:=[.$J$8]*[.$M156]" office:value-type="float" office:value="3.75">
            <text:p>3,750</text:p>
          </table:table-cell>
          <table:table-cell table:style-name="ce25" table:formula="of:=2.5*LOG([.$N156]*0.25+1; 3)+1" office:value-type="float" office:value="2.50507710742796">
            <text:p>2,505</text:p>
          </table:table-cell>
          <table:table-cell table:style-name="ce28" table:formula="of:=([.$B$8]+([.$C$8]*([.P$150]-1)))*[.$O156]" office:value-type="float" office:value="12.5253855371398">
            <text:p>12,5</text:p>
          </table:table-cell>
          <table:table-cell table:style-name="ce28" table:formula="of:=([.$B$8]+([.$C$8]*([.Q$150]-1)))*[.$O156]" office:value-type="float" office:value="12.7758932478826">
            <text:p>12,8</text:p>
          </table:table-cell>
          <table:table-cell table:style-name="ce28" table:formula="of:=([.$B$8]+([.$C$8]*([.R$150]-1)))*[.$O156]" office:value-type="float" office:value="13.0890278863111">
            <text:p>13,1</text:p>
          </table:table-cell>
          <table:table-cell table:style-name="ce28" table:formula="of:=([.$B$8]+([.$C$8]*([.S$150]-1)))*[.$O156]" office:value-type="float" office:value="13.4021625247396">
            <text:p>13,4</text:p>
          </table:table-cell>
          <table:table-cell table:style-name="ce28" table:formula="of:=([.$B$8]+([.$C$8]*([.T$150]-1)))*[.$O156]" office:value-type="float" office:value="13.7152971631681">
            <text:p>13,7</text:p>
          </table:table-cell>
          <table:table-cell table:style-name="ce28" table:formula="of:=([.$B$8]+([.$C$8]*([.U$150]-1)))*[.$O156]" office:value-type="float" office:value="14.0284318015966">
            <text:p>14,0</text:p>
          </table:table-cell>
          <table:table-cell table:style-name="ce28" table:formula="of:=([.$B$8]+([.$C$8]*([.V$150]-1)))*[.$O156]" office:value-type="float" office:value="14.3415664400251">
            <text:p>14,3</text:p>
          </table:table-cell>
          <table:table-cell table:style-name="ce28" table:formula="of:=([.$B$8]+([.$C$8]*([.W$150]-1)))*[.$O156]" office:value-type="float" office:value="14.6547010784536">
            <text:p>14,7</text:p>
          </table:table-cell>
          <table:table-cell table:style-name="ce28" table:formula="of:=([.$B$8]+([.$C$8]*([.X$150]-1)))*[.$O156]" office:value-type="float" office:value="14.9678357168821">
            <text:p>15,0</text:p>
          </table:table-cell>
          <table:table-cell table:style-name="ce28" table:formula="of:=([.$B$8]+([.$C$8]*([.Y$150]-1)))*[.$O156]" office:value-type="float" office:value="15.2809703553106">
            <text:p>15,3</text:p>
          </table:table-cell>
          <table:table-cell table:style-name="ce28" table:formula="of:=([.$B$8]+([.$C$8]*([.Z$150]-1)))*[.$O156]" office:value-type="float" office:value="15.5941049937391">
            <text:p>15,6</text:p>
          </table:table-cell>
          <table:table-cell table:style-name="ce28" table:formula="of:=([.$B$8]+([.$C$8]*([.AA$150]-1)))*[.$O156]" office:value-type="float" office:value="15.9072396321676">
            <text:p>15,9</text:p>
          </table:table-cell>
          <table:table-cell table:style-name="ce28" table:formula="of:=([.$B$8]+([.$C$8]*([.AB$150]-1)))*[.$O156]" office:value-type="float" office:value="16.2203742705961">
            <text:p>16,2</text:p>
          </table:table-cell>
          <table:table-cell table:style-name="ce28" table:formula="of:=([.$B$8]+([.$C$8]*([.AC$150]-1)))*[.$O156]" office:value-type="float" office:value="16.5335089090246">
            <text:p>16,5</text:p>
          </table:table-cell>
          <table:table-cell table:style-name="ce28" table:formula="of:=([.$B$8]+([.$C$8]*([.AD$150]-1)))*[.$O156]" office:value-type="float" office:value="16.846643547453">
            <text:p>16,8</text:p>
          </table:table-cell>
          <table:table-cell table:number-columns-repeated="2"/>
          <table:table-cell table:style-name="ce23" table:formula="of:=[.AG155]+3" office:value-type="float" office:value="15">
            <text:p>15</text:p>
          </table:table-cell>
          <table:table-cell table:style-name="ce24" table:formula="of:=[.$J$9]*[.$AG156]" office:value-type="float" office:value="2.25">
            <text:p>2,250</text:p>
          </table:table-cell>
          <table:table-cell table:style-name="ce25" table:formula="of:=1.5*LOG([.$AH156]*0.3+1; 3)+1" office:value-type="float" office:value="1.70427006496856">
            <text:p>1,704</text:p>
          </table:table-cell>
          <table:table-cell table:style-name="ce28" table:formula="of:=([.$B$9]+([.$C$9]*([.AJ$150]-1)))*[.$AI156]" office:value-type="float" office:value="25.5640509745284">
            <text:p>25,6</text:p>
          </table:table-cell>
          <table:table-cell table:style-name="ce28" table:formula="of:=([.$B$9]+([.$C$9]*([.AK$150]-1)))*[.$AI156]" office:value-type="float" office:value="26.7144332683821">
            <text:p>26,7</text:p>
          </table:table-cell>
          <table:table-cell table:style-name="ce28" table:formula="of:=([.$B$9]+([.$C$9]*([.AL$150]-1)))*[.$AI156]" office:value-type="float" office:value="27.9926358171085">
            <text:p>28,0</text:p>
          </table:table-cell>
          <table:table-cell table:style-name="ce28" table:formula="of:=([.$B$9]+([.$C$9]*([.AM$150]-1)))*[.$AI156]" office:value-type="float" office:value="29.270838365835">
            <text:p>29,3</text:p>
          </table:table-cell>
          <table:table-cell table:style-name="ce28" table:formula="of:=([.$B$9]+([.$C$9]*([.AN$150]-1)))*[.$AI156]" office:value-type="float" office:value="30.5490409145614">
            <text:p>30,5</text:p>
          </table:table-cell>
          <table:table-cell table:style-name="ce28" table:formula="of:=([.$B$9]+([.$C$9]*([.AO$150]-1)))*[.$AI156]" office:value-type="float" office:value="31.8272434632878">
            <text:p>31,8</text:p>
          </table:table-cell>
          <table:table-cell table:style-name="ce28" table:formula="of:=([.$B$9]+([.$C$9]*([.AP$150]-1)))*[.$AI156]" office:value-type="float" office:value="34.3836485607406">
            <text:p>34,4</text:p>
          </table:table-cell>
          <table:table-cell table:style-name="ce23" table:formula="of:=[.AQ155]+3" office:value-type="float" office:value="15">
            <text:p>15</text:p>
          </table:table-cell>
          <table:table-cell table:style-name="ce37" table:formula="of:=100-(100/(100+[.AJ156])*100)" office:value-type="float" office:value="20.3593709952176">
            <text:p>20,36</text:p>
          </table:table-cell>
          <table:table-cell table:style-name="ce37" table:formula="of:=100-(100/(100+[.AK156])*100)" office:value-type="float" office:value="21.0823917838947">
            <text:p>21,08</text:p>
          </table:table-cell>
          <table:table-cell table:style-name="ce37" table:formula="of:=100-(100/(100+[.AL156])*100)" office:value-type="float" office:value="21.8705050008563">
            <text:p>21,87</text:p>
          </table:table-cell>
          <table:table-cell table:style-name="ce37" table:formula="of:=100-(100/(100+[.AM156])*100)" office:value-type="float" office:value="22.6430328261652">
            <text:p>22,64</text:p>
          </table:table-cell>
          <table:table-cell table:style-name="ce37" table:formula="of:=100-(100/(100+[.AN156])*100)" office:value-type="float" office:value="23.4004330484162">
            <text:p>23,40</text:p>
          </table:table-cell>
          <table:table-cell table:style-name="ce37" table:formula="of:=100-(100/(100+[.AO156])*100)" office:value-type="float" office:value="24.1431457012535">
            <text:p>24,14</text:p>
          </table:table-cell>
          <table:table-cell table:style-name="ce37" table:formula="of:=100-(100/(100+[.AP156])*100)" office:value-type="float" office:value="25.5861847248473">
            <text:p>25,59</text:p>
          </table:table-cell>
          <table:table-cell table:number-columns-repeated="2"/>
          <table:table-cell table:style-name="ce23" table:formula="of:=[.BA155]+3" office:value-type="float" office:value="15">
            <text:p>15</text:p>
          </table:table-cell>
          <table:table-cell table:style-name="ce24" table:formula="of:=[.$J$10]*[.$BA156]" office:value-type="float" office:value="3">
            <text:p>3,000</text:p>
          </table:table-cell>
          <table:table-cell table:style-name="ce25" table:formula="of:=3*LOG([.$BB156]*0.5+1; 2)+1" office:value-type="float" office:value="4.96578428466209">
            <text:p>4,966</text:p>
          </table:table-cell>
          <table:table-cell table:style-name="ce16" table:formula="of:=([.$B$10]+([.$C$10]*([.BD$150]-1)))*[.$BC156]" office:value-type="float" office:value="14.8973528539863">
            <text:p>14,90</text:p>
          </table:table-cell>
          <table:table-cell table:style-name="ce16" table:formula="of:=([.$B$10]+([.$C$10]*([.BE$150]-1)))*[.$BC156]" office:value-type="float" office:value="15.0959842253727">
            <text:p>15,10</text:p>
          </table:table-cell>
          <table:table-cell table:style-name="ce16" table:formula="of:=([.$B$10]+([.$C$10]*([.BF$150]-1)))*[.$BC156]" office:value-type="float" office:value="15.3442734396058">
            <text:p>15,34</text:p>
          </table:table-cell>
          <table:table-cell table:style-name="ce16" table:formula="of:=([.$B$10]+([.$C$10]*([.BG$150]-1)))*[.$BC156]" office:value-type="float" office:value="15.592562653839">
            <text:p>15,59</text:p>
          </table:table-cell>
          <table:table-cell table:style-name="ce16" table:formula="of:=([.$B$10]+([.$C$10]*([.BH$150]-1)))*[.$BC156]" office:value-type="float" office:value="15.8408518680721">
            <text:p>15,84</text:p>
          </table:table-cell>
          <table:table-cell table:style-name="ce16" table:formula="of:=([.$B$10]+([.$C$10]*([.BI$150]-1)))*[.$BC156]" office:value-type="float" office:value="16.0891410823052">
            <text:p>16,09</text:p>
          </table:table-cell>
          <table:table-cell table:style-name="ce16" table:formula="of:=([.$B$10]+([.$C$10]*([.BJ$150]-1)))*[.$BC156]" office:value-type="float" office:value="16.3374302965383">
            <text:p>16,34</text:p>
          </table:table-cell>
          <table:table-cell table:style-name="ce16" table:formula="of:=([.$B$10]+([.$C$10]*([.BK$150]-1)))*[.$BC156]" office:value-type="float" office:value="16.5857195107714">
            <text:p>16,59</text:p>
          </table:table-cell>
          <table:table-cell table:style-name="ce16" table:formula="of:=([.$B$10]+([.$C$10]*([.BL$150]-1)))*[.$BC156]" office:value-type="float" office:value="16.8340087250045">
            <text:p>16,83</text:p>
          </table:table-cell>
          <table:table-cell table:style-name="ce16" table:formula="of:=([.$B$10]+([.$C$10]*([.BM$150]-1)))*[.$BC156]" office:value-type="float" office:value="17.0822979392376">
            <text:p>17,08</text:p>
          </table:table-cell>
          <table:table-cell table:style-name="ce16" table:formula="of:=([.$B$10]+([.$C$10]*([.BN$150]-1)))*[.$BC156]" office:value-type="float" office:value="17.3305871534707">
            <text:p>17,33</text:p>
          </table:table-cell>
          <table:table-cell table:style-name="ce16" table:formula="of:=([.$B$10]+([.$C$10]*([.BO$150]-1)))*[.$BC156]" office:value-type="float" office:value="17.5788763677038">
            <text:p>17,58</text:p>
          </table:table-cell>
          <table:table-cell table:style-name="ce16" table:formula="of:=([.$B$10]+([.$C$10]*([.BP$150]-1)))*[.$BC156]" office:value-type="float" office:value="17.8271655819369">
            <text:p>17,83</text:p>
          </table:table-cell>
          <table:table-cell table:style-name="ce16" table:formula="of:=([.$B$10]+([.$C$10]*([.BQ$150]-1)))*[.$BC156]" office:value-type="float" office:value="18.07545479617">
            <text:p>18,08</text:p>
          </table:table-cell>
          <table:table-cell table:style-name="ce16" table:formula="of:=([.$B$10]+([.$C$10]*([.BR$150]-1)))*[.$BC156]" office:value-type="float" office:value="18.3237440104031">
            <text:p>18,32</text:p>
          </table:table-cell>
          <table:table-cell table:number-columns-repeated="954"/>
        </table:table-row>
        <table:table-row table:style-name="ro4">
          <table:table-cell table:number-columns-repeated="12"/>
          <table:table-cell table:style-name="ce23" table:formula="of:=[.M156]+3" office:value-type="float" office:value="18">
            <text:p>18</text:p>
          </table:table-cell>
          <table:table-cell table:style-name="ce24" table:formula="of:=[.$J$8]*[.$M157]" office:value-type="float" office:value="4.5">
            <text:p>4,500</text:p>
          </table:table-cell>
          <table:table-cell table:style-name="ce25" table:formula="of:=2.5*LOG([.$N157]*0.25+1; 3)+1" office:value-type="float" office:value="2.71528165612048">
            <text:p>2,715</text:p>
          </table:table-cell>
          <table:table-cell table:style-name="ce28" table:formula="of:=([.$B$8]+([.$C$8]*([.P$150]-1)))*[.$O157]" office:value-type="float" office:value="13.5764082806024">
            <text:p>13,6</text:p>
          </table:table-cell>
          <table:table-cell table:style-name="ce28" table:formula="of:=([.$B$8]+([.$C$8]*([.Q$150]-1)))*[.$O157]" office:value-type="float" office:value="13.8479364462145">
            <text:p>13,8</text:p>
          </table:table-cell>
          <table:table-cell table:style-name="ce28" table:formula="of:=([.$B$8]+([.$C$8]*([.R$150]-1)))*[.$O157]" office:value-type="float" office:value="14.1873466532295">
            <text:p>14,2</text:p>
          </table:table-cell>
          <table:table-cell table:style-name="ce28" table:formula="of:=([.$B$8]+([.$C$8]*([.S$150]-1)))*[.$O157]" office:value-type="float" office:value="14.5267568602446">
            <text:p>14,5</text:p>
          </table:table-cell>
          <table:table-cell table:style-name="ce28" table:formula="of:=([.$B$8]+([.$C$8]*([.T$150]-1)))*[.$O157]" office:value-type="float" office:value="14.8661670672597">
            <text:p>14,9</text:p>
          </table:table-cell>
          <table:table-cell table:style-name="ce28" table:formula="of:=([.$B$8]+([.$C$8]*([.U$150]-1)))*[.$O157]" office:value-type="float" office:value="15.2055772742747">
            <text:p>15,2</text:p>
          </table:table-cell>
          <table:table-cell table:style-name="ce28" table:formula="of:=([.$B$8]+([.$C$8]*([.V$150]-1)))*[.$O157]" office:value-type="float" office:value="15.5449874812898">
            <text:p>15,5</text:p>
          </table:table-cell>
          <table:table-cell table:style-name="ce28" table:formula="of:=([.$B$8]+([.$C$8]*([.W$150]-1)))*[.$O157]" office:value-type="float" office:value="15.8843976883048">
            <text:p>15,9</text:p>
          </table:table-cell>
          <table:table-cell table:style-name="ce28" table:formula="of:=([.$B$8]+([.$C$8]*([.X$150]-1)))*[.$O157]" office:value-type="float" office:value="16.2238078953199">
            <text:p>16,2</text:p>
          </table:table-cell>
          <table:table-cell table:style-name="ce28" table:formula="of:=([.$B$8]+([.$C$8]*([.Y$150]-1)))*[.$O157]" office:value-type="float" office:value="16.563218102335">
            <text:p>16,6</text:p>
          </table:table-cell>
          <table:table-cell table:style-name="ce28" table:formula="of:=([.$B$8]+([.$C$8]*([.Z$150]-1)))*[.$O157]" office:value-type="float" office:value="16.90262830935">
            <text:p>16,9</text:p>
          </table:table-cell>
          <table:table-cell table:style-name="ce28" table:formula="of:=([.$B$8]+([.$C$8]*([.AA$150]-1)))*[.$O157]" office:value-type="float" office:value="17.2420385163651">
            <text:p>17,2</text:p>
          </table:table-cell>
          <table:table-cell table:style-name="ce28" table:formula="of:=([.$B$8]+([.$C$8]*([.AB$150]-1)))*[.$O157]" office:value-type="float" office:value="17.5814487233801">
            <text:p>17,6</text:p>
          </table:table-cell>
          <table:table-cell table:style-name="ce28" table:formula="of:=([.$B$8]+([.$C$8]*([.AC$150]-1)))*[.$O157]" office:value-type="float" office:value="17.9208589303952">
            <text:p>17,9</text:p>
          </table:table-cell>
          <table:table-cell table:style-name="ce28" table:formula="of:=([.$B$8]+([.$C$8]*([.AD$150]-1)))*[.$O157]" office:value-type="float" office:value="18.2602691374103">
            <text:p>18,3</text:p>
          </table:table-cell>
          <table:table-cell table:number-columns-repeated="2"/>
          <table:table-cell table:style-name="ce23" table:formula="of:=[.AG156]+3" office:value-type="float" office:value="18">
            <text:p>18</text:p>
          </table:table-cell>
          <table:table-cell table:style-name="ce24" table:formula="of:=[.$J$9]*[.$AG157]" office:value-type="float" office:value="2.7">
            <text:p>2,700</text:p>
          </table:table-cell>
          <table:table-cell table:style-name="ce25" table:formula="of:=1.5*LOG([.$AH157]*0.3+1; 3)+1" office:value-type="float" office:value="1.81010405317382">
            <text:p>1,810</text:p>
          </table:table-cell>
          <table:table-cell table:style-name="ce28" table:formula="of:=([.$B$9]+([.$C$9]*([.AJ$150]-1)))*[.$AI157]" office:value-type="float" office:value="27.1515607976073">
            <text:p>27,2</text:p>
          </table:table-cell>
          <table:table-cell table:style-name="ce28" table:formula="of:=([.$B$9]+([.$C$9]*([.AK$150]-1)))*[.$AI157]" office:value-type="float" office:value="28.3733810334996">
            <text:p>28,4</text:p>
          </table:table-cell>
          <table:table-cell table:style-name="ce28" table:formula="of:=([.$B$9]+([.$C$9]*([.AL$150]-1)))*[.$AI157]" office:value-type="float" office:value="29.73095907338">
            <text:p>29,7</text:p>
          </table:table-cell>
          <table:table-cell table:style-name="ce28" table:formula="of:=([.$B$9]+([.$C$9]*([.AM$150]-1)))*[.$AI157]" office:value-type="float" office:value="31.0885371132603">
            <text:p>31,1</text:p>
          </table:table-cell>
          <table:table-cell table:style-name="ce28" table:formula="of:=([.$B$9]+([.$C$9]*([.AN$150]-1)))*[.$AI157]" office:value-type="float" office:value="32.4461151531407">
            <text:p>32,4</text:p>
          </table:table-cell>
          <table:table-cell table:style-name="ce28" table:formula="of:=([.$B$9]+([.$C$9]*([.AO$150]-1)))*[.$AI157]" office:value-type="float" office:value="33.8036931930211">
            <text:p>33,8</text:p>
          </table:table-cell>
          <table:table-cell table:style-name="ce28" table:formula="of:=([.$B$9]+([.$C$9]*([.AP$150]-1)))*[.$AI157]" office:value-type="float" office:value="36.5188492727818">
            <text:p>36,5</text:p>
          </table:table-cell>
          <table:table-cell table:style-name="ce23" table:formula="of:=[.AQ156]+3" office:value-type="float" office:value="18">
            <text:p>18</text:p>
          </table:table-cell>
          <table:table-cell table:style-name="ce37" table:formula="of:=100-(100/(100+[.AJ157])*100)" office:value-type="float" office:value="21.3536983952762">
            <text:p>21,35</text:p>
          </table:table-cell>
          <table:table-cell table:style-name="ce37" table:formula="of:=100-(100/(100+[.AK157])*100)" office:value-type="float" office:value="22.1022308558621">
            <text:p>22,10</text:p>
          </table:table-cell>
          <table:table-cell table:style-name="ce37" table:formula="of:=100-(100/(100+[.AL157])*100)" office:value-type="float" office:value="22.9173971161064">
            <text:p>22,92</text:p>
          </table:table-cell>
          <table:table-cell table:style-name="ce37" table:formula="of:=100-(100/(100+[.AM157])*100)" office:value-type="float" office:value="23.7156793399867">
            <text:p>23,72</text:p>
          </table:table-cell>
          <table:table-cell table:style-name="ce37" table:formula="of:=100-(100/(100+[.AN157])*100)" office:value-type="float" office:value="24.497596713671">
            <text:p>24,50</text:p>
          </table:table-cell>
          <table:table-cell table:style-name="ce37" table:formula="of:=100-(100/(100+[.AO157])*100)" office:value-type="float" office:value="25.2636473525861">
            <text:p>25,26</text:p>
          </table:table-cell>
          <table:table-cell table:style-name="ce37" table:formula="of:=100-(100/(100+[.AP157])*100)" office:value-type="float" office:value="26.7500418200952">
            <text:p>26,75</text:p>
          </table:table-cell>
          <table:table-cell table:number-columns-repeated="2"/>
          <table:table-cell table:style-name="ce23" table:formula="of:=[.BA156]+3" office:value-type="float" office:value="18">
            <text:p>18</text:p>
          </table:table-cell>
          <table:table-cell table:style-name="ce24" table:formula="of:=[.$J$10]*[.$BA157]" office:value-type="float" office:value="3.6">
            <text:p>3,600</text:p>
          </table:table-cell>
          <table:table-cell table:style-name="ce25" table:formula="of:=3*LOG([.$BB157]*0.5+1; 2)+1" office:value-type="float" office:value="5.45628048151072">
            <text:p>5,456</text:p>
          </table:table-cell>
          <table:table-cell table:style-name="ce16" table:formula="of:=([.$B$10]+([.$C$10]*([.BD$150]-1)))*[.$BC157]" office:value-type="float" office:value="16.3688414445322">
            <text:p>16,37</text:p>
          </table:table-cell>
          <table:table-cell table:style-name="ce16" table:formula="of:=([.$B$10]+([.$C$10]*([.BE$150]-1)))*[.$BC157]" office:value-type="float" office:value="16.5870926637926">
            <text:p>16,59</text:p>
          </table:table-cell>
          <table:table-cell table:style-name="ce16" table:formula="of:=([.$B$10]+([.$C$10]*([.BF$150]-1)))*[.$BC157]" office:value-type="float" office:value="16.8599066878681">
            <text:p>16,86</text:p>
          </table:table-cell>
          <table:table-cell table:style-name="ce16" table:formula="of:=([.$B$10]+([.$C$10]*([.BG$150]-1)))*[.$BC157]" office:value-type="float" office:value="17.1327207119437">
            <text:p>17,13</text:p>
          </table:table-cell>
          <table:table-cell table:style-name="ce16" table:formula="of:=([.$B$10]+([.$C$10]*([.BH$150]-1)))*[.$BC157]" office:value-type="float" office:value="17.4055347360192">
            <text:p>17,41</text:p>
          </table:table-cell>
          <table:table-cell table:style-name="ce16" table:formula="of:=([.$B$10]+([.$C$10]*([.BI$150]-1)))*[.$BC157]" office:value-type="float" office:value="17.6783487600947">
            <text:p>17,68</text:p>
          </table:table-cell>
          <table:table-cell table:style-name="ce16" table:formula="of:=([.$B$10]+([.$C$10]*([.BJ$150]-1)))*[.$BC157]" office:value-type="float" office:value="17.9511627841703">
            <text:p>17,95</text:p>
          </table:table-cell>
          <table:table-cell table:style-name="ce16" table:formula="of:=([.$B$10]+([.$C$10]*([.BK$150]-1)))*[.$BC157]" office:value-type="float" office:value="18.2239768082458">
            <text:p>18,22</text:p>
          </table:table-cell>
          <table:table-cell table:style-name="ce16" table:formula="of:=([.$B$10]+([.$C$10]*([.BL$150]-1)))*[.$BC157]" office:value-type="float" office:value="18.4967908323214">
            <text:p>18,50</text:p>
          </table:table-cell>
          <table:table-cell table:style-name="ce16" table:formula="of:=([.$B$10]+([.$C$10]*([.BM$150]-1)))*[.$BC157]" office:value-type="float" office:value="18.7696048563969">
            <text:p>18,77</text:p>
          </table:table-cell>
          <table:table-cell table:style-name="ce16" table:formula="of:=([.$B$10]+([.$C$10]*([.BN$150]-1)))*[.$BC157]" office:value-type="float" office:value="19.0424188804724">
            <text:p>19,04</text:p>
          </table:table-cell>
          <table:table-cell table:style-name="ce16" table:formula="of:=([.$B$10]+([.$C$10]*([.BO$150]-1)))*[.$BC157]" office:value-type="float" office:value="19.315232904548">
            <text:p>19,32</text:p>
          </table:table-cell>
          <table:table-cell table:style-name="ce16" table:formula="of:=([.$B$10]+([.$C$10]*([.BP$150]-1)))*[.$BC157]" office:value-type="float" office:value="19.5880469286235">
            <text:p>19,59</text:p>
          </table:table-cell>
          <table:table-cell table:style-name="ce16" table:formula="of:=([.$B$10]+([.$C$10]*([.BQ$150]-1)))*[.$BC157]" office:value-type="float" office:value="19.860860952699">
            <text:p>19,86</text:p>
          </table:table-cell>
          <table:table-cell table:style-name="ce16" table:formula="of:=([.$B$10]+([.$C$10]*([.BR$150]-1)))*[.$BC157]" office:value-type="float" office:value="20.1336749767746">
            <text:p>20,13</text:p>
          </table:table-cell>
          <table:table-cell table:number-columns-repeated="954"/>
        </table:table-row>
        <table:table-row table:style-name="ro4">
          <table:table-cell table:number-columns-repeated="12"/>
          <table:table-cell table:style-name="ce23" table:formula="of:=[.M157]+3" office:value-type="float" office:value="21">
            <text:p>21</text:p>
          </table:table-cell>
          <table:table-cell table:style-name="ce24" table:formula="of:=[.$J$8]*[.$M158]" office:value-type="float" office:value="5.25">
            <text:p>5,250</text:p>
          </table:table-cell>
          <table:table-cell table:style-name="ce25" table:formula="of:=2.5*LOG([.$N158]*0.25+1; 3)+1" office:value-type="float" office:value="2.90770028483111">
            <text:p>2,908</text:p>
          </table:table-cell>
          <table:table-cell table:style-name="ce28" table:formula="of:=([.$B$8]+([.$C$8]*([.P$150]-1)))*[.$O158]" office:value-type="float" office:value="14.5385014241555">
            <text:p>14,5</text:p>
          </table:table-cell>
          <table:table-cell table:style-name="ce28" table:formula="of:=([.$B$8]+([.$C$8]*([.Q$150]-1)))*[.$O158]" office:value-type="float" office:value="14.8292714526386">
            <text:p>14,8</text:p>
          </table:table-cell>
          <table:table-cell table:style-name="ce28" table:formula="of:=([.$B$8]+([.$C$8]*([.R$150]-1)))*[.$O158]" office:value-type="float" office:value="15.1927339882425">
            <text:p>15,2</text:p>
          </table:table-cell>
          <table:table-cell table:style-name="ce28" table:formula="of:=([.$B$8]+([.$C$8]*([.S$150]-1)))*[.$O158]" office:value-type="float" office:value="15.5561965238464">
            <text:p>15,6</text:p>
          </table:table-cell>
          <table:table-cell table:style-name="ce28" table:formula="of:=([.$B$8]+([.$C$8]*([.T$150]-1)))*[.$O158]" office:value-type="float" office:value="15.9196590594503">
            <text:p>15,9</text:p>
          </table:table-cell>
          <table:table-cell table:style-name="ce28" table:formula="of:=([.$B$8]+([.$C$8]*([.U$150]-1)))*[.$O158]" office:value-type="float" office:value="16.2831215950542">
            <text:p>16,3</text:p>
          </table:table-cell>
          <table:table-cell table:style-name="ce28" table:formula="of:=([.$B$8]+([.$C$8]*([.V$150]-1)))*[.$O158]" office:value-type="float" office:value="16.6465841306581">
            <text:p>16,6</text:p>
          </table:table-cell>
          <table:table-cell table:style-name="ce28" table:formula="of:=([.$B$8]+([.$C$8]*([.W$150]-1)))*[.$O158]" office:value-type="float" office:value="17.010046666262">
            <text:p>17,0</text:p>
          </table:table-cell>
          <table:table-cell table:style-name="ce28" table:formula="of:=([.$B$8]+([.$C$8]*([.X$150]-1)))*[.$O158]" office:value-type="float" office:value="17.3735092018659">
            <text:p>17,4</text:p>
          </table:table-cell>
          <table:table-cell table:style-name="ce28" table:formula="of:=([.$B$8]+([.$C$8]*([.Y$150]-1)))*[.$O158]" office:value-type="float" office:value="17.7369717374698">
            <text:p>17,7</text:p>
          </table:table-cell>
          <table:table-cell table:style-name="ce28" table:formula="of:=([.$B$8]+([.$C$8]*([.Z$150]-1)))*[.$O158]" office:value-type="float" office:value="18.1004342730736">
            <text:p>18,1</text:p>
          </table:table-cell>
          <table:table-cell table:style-name="ce28" table:formula="of:=([.$B$8]+([.$C$8]*([.AA$150]-1)))*[.$O158]" office:value-type="float" office:value="18.4638968086775">
            <text:p>18,5</text:p>
          </table:table-cell>
          <table:table-cell table:style-name="ce28" table:formula="of:=([.$B$8]+([.$C$8]*([.AB$150]-1)))*[.$O158]" office:value-type="float" office:value="18.8273593442814">
            <text:p>18,8</text:p>
          </table:table-cell>
          <table:table-cell table:style-name="ce28" table:formula="of:=([.$B$8]+([.$C$8]*([.AC$150]-1)))*[.$O158]" office:value-type="float" office:value="19.1908218798853">
            <text:p>19,2</text:p>
          </table:table-cell>
          <table:table-cell table:style-name="ce28" table:formula="of:=([.$B$8]+([.$C$8]*([.AD$150]-1)))*[.$O158]" office:value-type="float" office:value="19.5542844154892">
            <text:p>19,6</text:p>
          </table:table-cell>
          <table:table-cell table:number-columns-repeated="2"/>
          <table:table-cell table:style-name="ce23" table:formula="of:=[.AG157]+3" office:value-type="float" office:value="21">
            <text:p>21</text:p>
          </table:table-cell>
          <table:table-cell table:style-name="ce24" table:formula="of:=[.$J$9]*[.$AG158]" office:value-type="float" office:value="3.15">
            <text:p>3,150</text:p>
          </table:table-cell>
          <table:table-cell table:style-name="ce25" table:formula="of:=1.5*LOG([.$AH158]*0.3+1; 3)+1" office:value-type="float" office:value="1.90832132126922">
            <text:p>1,908</text:p>
          </table:table-cell>
          <table:table-cell table:style-name="ce28" table:formula="of:=([.$B$9]+([.$C$9]*([.AJ$150]-1)))*[.$AI158]" office:value-type="float" office:value="28.6248198190382">
            <text:p>28,6</text:p>
          </table:table-cell>
          <table:table-cell table:style-name="ce28" table:formula="of:=([.$B$9]+([.$C$9]*([.AK$150]-1)))*[.$AI158]" office:value-type="float" office:value="29.912936710895">
            <text:p>29,9</text:p>
          </table:table-cell>
          <table:table-cell table:style-name="ce28" table:formula="of:=([.$B$9]+([.$C$9]*([.AL$150]-1)))*[.$AI158]" office:value-type="float" office:value="31.3441777018469">
            <text:p>31,3</text:p>
          </table:table-cell>
          <table:table-cell table:style-name="ce28" table:formula="of:=([.$B$9]+([.$C$9]*([.AM$150]-1)))*[.$AI158]" office:value-type="float" office:value="32.7754186927988">
            <text:p>32,8</text:p>
          </table:table-cell>
          <table:table-cell table:style-name="ce28" table:formula="of:=([.$B$9]+([.$C$9]*([.AN$150]-1)))*[.$AI158]" office:value-type="float" office:value="34.2066596837507">
            <text:p>34,2</text:p>
          </table:table-cell>
          <table:table-cell table:style-name="ce28" table:formula="of:=([.$B$9]+([.$C$9]*([.AO$150]-1)))*[.$AI158]" office:value-type="float" office:value="35.6379006747026">
            <text:p>35,6</text:p>
          </table:table-cell>
          <table:table-cell table:style-name="ce28" table:formula="of:=([.$B$9]+([.$C$9]*([.AP$150]-1)))*[.$AI158]" office:value-type="float" office:value="38.5003826566064">
            <text:p>38,5</text:p>
          </table:table-cell>
          <table:table-cell table:style-name="ce23" table:formula="of:=[.AQ157]+3" office:value-type="float" office:value="21">
            <text:p>21</text:p>
          </table:table-cell>
          <table:table-cell table:style-name="ce37" table:formula="of:=100-(100/(100+[.AJ158])*100)" office:value-type="float" office:value="22.2545072244302">
            <text:p>22,25</text:p>
          </table:table-cell>
          <table:table-cell table:style-name="ce37" table:formula="of:=100-(100/(100+[.AK158])*100)" office:value-type="float" office:value="23.0253718130185">
            <text:p>23,03</text:p>
          </table:table-cell>
          <table:table-cell table:style-name="ce37" table:formula="of:=100-(100/(100+[.AL158])*100)" office:value-type="float" office:value="23.8641546586089">
            <text:p>23,86</text:p>
          </table:table-cell>
          <table:table-cell table:style-name="ce37" table:formula="of:=100-(100/(100+[.AM158])*100)" office:value-type="float" office:value="24.684854331833">
            <text:p>24,68</text:p>
          </table:table-cell>
          <table:table-cell table:style-name="ce37" table:formula="of:=100-(100/(100+[.AN158])*100)" office:value-type="float" office:value="25.4880493742684">
            <text:p>25,49</text:p>
          </table:table-cell>
          <table:table-cell table:style-name="ce37" table:formula="of:=100-(100/(100+[.AO158])*100)" office:value-type="float" office:value="26.2742939085825">
            <text:p>26,27</text:p>
          </table:table-cell>
          <table:table-cell table:style-name="ce37" table:formula="of:=100-(100/(100+[.AP158])*100)" office:value-type="float" office:value="27.7980334192022">
            <text:p>27,80</text:p>
          </table:table-cell>
          <table:table-cell table:number-columns-repeated="2"/>
          <table:table-cell table:style-name="ce23" table:formula="of:=[.BA157]+3" office:value-type="float" office:value="21">
            <text:p>21</text:p>
          </table:table-cell>
          <table:table-cell table:style-name="ce24" table:formula="of:=[.$J$10]*[.$BA158]" office:value-type="float" office:value="4.2">
            <text:p>4,200</text:p>
          </table:table-cell>
          <table:table-cell table:style-name="ce25" table:formula="of:=3*LOG([.$BB158]*0.5+1; 2)+1" office:value-type="float" office:value="5.89680464649854">
            <text:p>5,897</text:p>
          </table:table-cell>
          <table:table-cell table:style-name="ce16" table:formula="of:=([.$B$10]+([.$C$10]*([.BD$150]-1)))*[.$BC158]" office:value-type="float" office:value="17.6904139394956">
            <text:p>17,69</text:p>
          </table:table-cell>
          <table:table-cell table:style-name="ce16" table:formula="of:=([.$B$10]+([.$C$10]*([.BE$150]-1)))*[.$BC158]" office:value-type="float" office:value="17.9262861253556">
            <text:p>17,93</text:p>
          </table:table-cell>
          <table:table-cell table:style-name="ce16" table:formula="of:=([.$B$10]+([.$C$10]*([.BF$150]-1)))*[.$BC158]" office:value-type="float" office:value="18.2211263576805">
            <text:p>18,22</text:p>
          </table:table-cell>
          <table:table-cell table:style-name="ce16" table:formula="of:=([.$B$10]+([.$C$10]*([.BG$150]-1)))*[.$BC158]" office:value-type="float" office:value="18.5159665900054">
            <text:p>18,52</text:p>
          </table:table-cell>
          <table:table-cell table:style-name="ce16" table:formula="of:=([.$B$10]+([.$C$10]*([.BH$150]-1)))*[.$BC158]" office:value-type="float" office:value="18.8108068223303">
            <text:p>18,81</text:p>
          </table:table-cell>
          <table:table-cell table:style-name="ce16" table:formula="of:=([.$B$10]+([.$C$10]*([.BI$150]-1)))*[.$BC158]" office:value-type="float" office:value="19.1056470546553">
            <text:p>19,11</text:p>
          </table:table-cell>
          <table:table-cell table:style-name="ce16" table:formula="of:=([.$B$10]+([.$C$10]*([.BJ$150]-1)))*[.$BC158]" office:value-type="float" office:value="19.4004872869802">
            <text:p>19,40</text:p>
          </table:table-cell>
          <table:table-cell table:style-name="ce16" table:formula="of:=([.$B$10]+([.$C$10]*([.BK$150]-1)))*[.$BC158]" office:value-type="float" office:value="19.6953275193051">
            <text:p>19,70</text:p>
          </table:table-cell>
          <table:table-cell table:style-name="ce16" table:formula="of:=([.$B$10]+([.$C$10]*([.BL$150]-1)))*[.$BC158]" office:value-type="float" office:value="19.99016775163">
            <text:p>19,99</text:p>
          </table:table-cell>
          <table:table-cell table:style-name="ce16" table:formula="of:=([.$B$10]+([.$C$10]*([.BM$150]-1)))*[.$BC158]" office:value-type="float" office:value="20.285007983955">
            <text:p>20,29</text:p>
          </table:table-cell>
          <table:table-cell table:style-name="ce16" table:formula="of:=([.$B$10]+([.$C$10]*([.BN$150]-1)))*[.$BC158]" office:value-type="float" office:value="20.5798482162799">
            <text:p>20,58</text:p>
          </table:table-cell>
          <table:table-cell table:style-name="ce16" table:formula="of:=([.$B$10]+([.$C$10]*([.BO$150]-1)))*[.$BC158]" office:value-type="float" office:value="20.8746884486048">
            <text:p>20,87</text:p>
          </table:table-cell>
          <table:table-cell table:style-name="ce16" table:formula="of:=([.$B$10]+([.$C$10]*([.BP$150]-1)))*[.$BC158]" office:value-type="float" office:value="21.1695286809298">
            <text:p>21,17</text:p>
          </table:table-cell>
          <table:table-cell table:style-name="ce16" table:formula="of:=([.$B$10]+([.$C$10]*([.BQ$150]-1)))*[.$BC158]" office:value-type="float" office:value="21.4643689132547">
            <text:p>21,46</text:p>
          </table:table-cell>
          <table:table-cell table:style-name="ce16" table:formula="of:=([.$B$10]+([.$C$10]*([.BR$150]-1)))*[.$BC158]" office:value-type="float" office:value="21.7592091455796">
            <text:p>21,76</text:p>
          </table:table-cell>
          <table:table-cell table:number-columns-repeated="954"/>
        </table:table-row>
        <table:table-row table:style-name="ro4">
          <table:table-cell table:number-columns-repeated="12"/>
          <table:table-cell table:style-name="ce23" table:formula="of:=[.M158]+3" office:value-type="float" office:value="24">
            <text:p>24</text:p>
          </table:table-cell>
          <table:table-cell table:style-name="ce24" table:formula="of:=[.$J$8]*[.$M159]" office:value-type="float" office:value="6">
            <text:p>6,000</text:p>
          </table:table-cell>
          <table:table-cell table:style-name="ce25" table:formula="of:=2.5*LOG([.$N159]*0.25+1; 3)+1" office:value-type="float" office:value="3.08510941786617">
            <text:p>3,085</text:p>
          </table:table-cell>
          <table:table-cell table:style-name="ce28" table:formula="of:=([.$B$8]+([.$C$8]*([.P$150]-1)))*[.$O159]" office:value-type="float" office:value="15.4255470893309">
            <text:p>15,4</text:p>
          </table:table-cell>
          <table:table-cell table:style-name="ce28" table:formula="of:=([.$B$8]+([.$C$8]*([.Q$150]-1)))*[.$O159]" office:value-type="float" office:value="15.7340580311175">
            <text:p>15,7</text:p>
          </table:table-cell>
          <table:table-cell table:style-name="ce28" table:formula="of:=([.$B$8]+([.$C$8]*([.R$150]-1)))*[.$O159]" office:value-type="float" office:value="16.1196967083508">
            <text:p>16,1</text:p>
          </table:table-cell>
          <table:table-cell table:style-name="ce28" table:formula="of:=([.$B$8]+([.$C$8]*([.S$150]-1)))*[.$O159]" office:value-type="float" office:value="16.505335385584">
            <text:p>16,5</text:p>
          </table:table-cell>
          <table:table-cell table:style-name="ce28" table:formula="of:=([.$B$8]+([.$C$8]*([.T$150]-1)))*[.$O159]" office:value-type="float" office:value="16.8909740628173">
            <text:p>16,9</text:p>
          </table:table-cell>
          <table:table-cell table:style-name="ce28" table:formula="of:=([.$B$8]+([.$C$8]*([.U$150]-1)))*[.$O159]" office:value-type="float" office:value="17.2766127400506">
            <text:p>17,3</text:p>
          </table:table-cell>
          <table:table-cell table:style-name="ce28" table:formula="of:=([.$B$8]+([.$C$8]*([.V$150]-1)))*[.$O159]" office:value-type="float" office:value="17.6622514172838">
            <text:p>17,7</text:p>
          </table:table-cell>
          <table:table-cell table:style-name="ce28" table:formula="of:=([.$B$8]+([.$C$8]*([.W$150]-1)))*[.$O159]" office:value-type="float" office:value="18.0478900945171">
            <text:p>18,0</text:p>
          </table:table-cell>
          <table:table-cell table:style-name="ce28" table:formula="of:=([.$B$8]+([.$C$8]*([.X$150]-1)))*[.$O159]" office:value-type="float" office:value="18.4335287717504">
            <text:p>18,4</text:p>
          </table:table-cell>
          <table:table-cell table:style-name="ce28" table:formula="of:=([.$B$8]+([.$C$8]*([.Y$150]-1)))*[.$O159]" office:value-type="float" office:value="18.8191674489837">
            <text:p>18,8</text:p>
          </table:table-cell>
          <table:table-cell table:style-name="ce28" table:formula="of:=([.$B$8]+([.$C$8]*([.Z$150]-1)))*[.$O159]" office:value-type="float" office:value="19.2048061262169">
            <text:p>19,2</text:p>
          </table:table-cell>
          <table:table-cell table:style-name="ce28" table:formula="of:=([.$B$8]+([.$C$8]*([.AA$150]-1)))*[.$O159]" office:value-type="float" office:value="19.5904448034502">
            <text:p>19,6</text:p>
          </table:table-cell>
          <table:table-cell table:style-name="ce28" table:formula="of:=([.$B$8]+([.$C$8]*([.AB$150]-1)))*[.$O159]" office:value-type="float" office:value="19.9760834806835">
            <text:p>20,0</text:p>
          </table:table-cell>
          <table:table-cell table:style-name="ce28" table:formula="of:=([.$B$8]+([.$C$8]*([.AC$150]-1)))*[.$O159]" office:value-type="float" office:value="20.3617221579167">
            <text:p>20,4</text:p>
          </table:table-cell>
          <table:table-cell table:style-name="ce28" table:formula="of:=([.$B$8]+([.$C$8]*([.AD$150]-1)))*[.$O159]" office:value-type="float" office:value="20.74736083515">
            <text:p>20,7</text:p>
          </table:table-cell>
          <table:table-cell table:number-columns-repeated="2"/>
          <table:table-cell table:style-name="ce23" table:formula="of:=[.AG158]+3" office:value-type="float" office:value="24">
            <text:p>24</text:p>
          </table:table-cell>
          <table:table-cell table:style-name="ce24" table:formula="of:=[.$J$9]*[.$AG159]" office:value-type="float" office:value="3.6">
            <text:p>3,600</text:p>
          </table:table-cell>
          <table:table-cell table:style-name="ce25" table:formula="of:=1.5*LOG([.$AH159]*0.3+1; 3)+1" office:value-type="float" office:value="1.99994497776978">
            <text:p>2,000</text:p>
          </table:table-cell>
          <table:table-cell table:style-name="ce28" table:formula="of:=([.$B$9]+([.$C$9]*([.AJ$150]-1)))*[.$AI159]" office:value-type="float" office:value="29.9991746665467">
            <text:p>30,0</text:p>
          </table:table-cell>
          <table:table-cell table:style-name="ce28" table:formula="of:=([.$B$9]+([.$C$9]*([.AK$150]-1)))*[.$AI159]" office:value-type="float" office:value="31.3491375265413">
            <text:p>31,3</text:p>
          </table:table-cell>
          <table:table-cell table:style-name="ce28" table:formula="of:=([.$B$9]+([.$C$9]*([.AL$150]-1)))*[.$AI159]" office:value-type="float" office:value="32.8490962598686">
            <text:p>32,8</text:p>
          </table:table-cell>
          <table:table-cell table:style-name="ce28" table:formula="of:=([.$B$9]+([.$C$9]*([.AM$150]-1)))*[.$AI159]" office:value-type="float" office:value="34.349054993196">
            <text:p>34,3</text:p>
          </table:table-cell>
          <table:table-cell table:style-name="ce28" table:formula="of:=([.$B$9]+([.$C$9]*([.AN$150]-1)))*[.$AI159]" office:value-type="float" office:value="35.8490137265233">
            <text:p>35,8</text:p>
          </table:table-cell>
          <table:table-cell table:style-name="ce28" table:formula="of:=([.$B$9]+([.$C$9]*([.AO$150]-1)))*[.$AI159]" office:value-type="float" office:value="37.3489724598506">
            <text:p>37,3</text:p>
          </table:table-cell>
          <table:table-cell table:style-name="ce28" table:formula="of:=([.$B$9]+([.$C$9]*([.AP$150]-1)))*[.$AI159]" office:value-type="float" office:value="40.3488899265053">
            <text:p>40,3</text:p>
          </table:table-cell>
          <table:table-cell table:style-name="ce23" table:formula="of:=[.AQ158]+3" office:value-type="float" office:value="24">
            <text:p>24</text:p>
          </table:table-cell>
          <table:table-cell table:style-name="ce37" table:formula="of:=100-(100/(100+[.AJ159])*100)" office:value-type="float" office:value="23.0764347108325">
            <text:p>23,08</text:p>
          </table:table-cell>
          <table:table-cell table:style-name="ce37" table:formula="of:=100-(100/(100+[.AK159])*100)" office:value-type="float" office:value="23.8670295952318">
            <text:p>23,87</text:p>
          </table:table-cell>
          <table:table-cell table:style-name="ce37" table:formula="of:=100-(100/(100+[.AL159])*100)" office:value-type="float" office:value="24.7266238045097">
            <text:p>24,73</text:p>
          </table:table-cell>
          <table:table-cell table:style-name="ce37" table:formula="of:=100-(100/(100+[.AM159])*100)" office:value-type="float" office:value="25.567023895282">
            <text:p>25,57</text:p>
          </table:table-cell>
          <table:table-cell table:style-name="ce37" table:formula="of:=100-(100/(100+[.AN159])*100)" office:value-type="float" office:value="26.3888656554332">
            <text:p>26,39</text:p>
          </table:table-cell>
          <table:table-cell table:style-name="ce37" table:formula="of:=100-(100/(100+[.AO159])*100)" office:value-type="float" office:value="27.1927570996342">
            <text:p>27,19</text:p>
          </table:table-cell>
          <table:table-cell table:style-name="ce37" table:formula="of:=100-(100/(100+[.AP159])*100)" office:value-type="float" office:value="28.7489911374677">
            <text:p>28,75</text:p>
          </table:table-cell>
          <table:table-cell table:number-columns-repeated="2"/>
          <table:table-cell table:style-name="ce23" table:formula="of:=[.BA158]+3" office:value-type="float" office:value="24">
            <text:p>24</text:p>
          </table:table-cell>
          <table:table-cell table:style-name="ce24" table:formula="of:=[.$J$10]*[.$BA159]" office:value-type="float" office:value="4.8">
            <text:p>4,800</text:p>
          </table:table-cell>
          <table:table-cell table:style-name="ce25" table:formula="of:=3*LOG([.$BB159]*0.5+1; 2)+1" office:value-type="float" office:value="6.29660423908893">
            <text:p>6,297</text:p>
          </table:table-cell>
          <table:table-cell table:style-name="ce16" table:formula="of:=([.$B$10]+([.$C$10]*([.BD$150]-1)))*[.$BC159]" office:value-type="float" office:value="18.8898127172668">
            <text:p>18,89</text:p>
          </table:table-cell>
          <table:table-cell table:style-name="ce16" table:formula="of:=([.$B$10]+([.$C$10]*([.BE$150]-1)))*[.$BC159]" office:value-type="float" office:value="19.1416768868304">
            <text:p>19,14</text:p>
          </table:table-cell>
          <table:table-cell table:style-name="ce16" table:formula="of:=([.$B$10]+([.$C$10]*([.BF$150]-1)))*[.$BC159]" office:value-type="float" office:value="19.4565070987848">
            <text:p>19,46</text:p>
          </table:table-cell>
          <table:table-cell table:style-name="ce16" table:formula="of:=([.$B$10]+([.$C$10]*([.BG$150]-1)))*[.$BC159]" office:value-type="float" office:value="19.7713373107392">
            <text:p>19,77</text:p>
          </table:table-cell>
          <table:table-cell table:style-name="ce16" table:formula="of:=([.$B$10]+([.$C$10]*([.BH$150]-1)))*[.$BC159]" office:value-type="float" office:value="20.0861675226937">
            <text:p>20,09</text:p>
          </table:table-cell>
          <table:table-cell table:style-name="ce16" table:formula="of:=([.$B$10]+([.$C$10]*([.BI$150]-1)))*[.$BC159]" office:value-type="float" office:value="20.4009977346481">
            <text:p>20,40</text:p>
          </table:table-cell>
          <table:table-cell table:style-name="ce16" table:formula="of:=([.$B$10]+([.$C$10]*([.BJ$150]-1)))*[.$BC159]" office:value-type="float" office:value="20.7158279466026">
            <text:p>20,72</text:p>
          </table:table-cell>
          <table:table-cell table:style-name="ce16" table:formula="of:=([.$B$10]+([.$C$10]*([.BK$150]-1)))*[.$BC159]" office:value-type="float" office:value="21.030658158557">
            <text:p>21,03</text:p>
          </table:table-cell>
          <table:table-cell table:style-name="ce16" table:formula="of:=([.$B$10]+([.$C$10]*([.BL$150]-1)))*[.$BC159]" office:value-type="float" office:value="21.3454883705115">
            <text:p>21,35</text:p>
          </table:table-cell>
          <table:table-cell table:style-name="ce16" table:formula="of:=([.$B$10]+([.$C$10]*([.BM$150]-1)))*[.$BC159]" office:value-type="float" office:value="21.6603185824659">
            <text:p>21,66</text:p>
          </table:table-cell>
          <table:table-cell table:style-name="ce16" table:formula="of:=([.$B$10]+([.$C$10]*([.BN$150]-1)))*[.$BC159]" office:value-type="float" office:value="21.9751487944204">
            <text:p>21,98</text:p>
          </table:table-cell>
          <table:table-cell table:style-name="ce16" table:formula="of:=([.$B$10]+([.$C$10]*([.BO$150]-1)))*[.$BC159]" office:value-type="float" office:value="22.2899790063748">
            <text:p>22,29</text:p>
          </table:table-cell>
          <table:table-cell table:style-name="ce16" table:formula="of:=([.$B$10]+([.$C$10]*([.BP$150]-1)))*[.$BC159]" office:value-type="float" office:value="22.6048092183293">
            <text:p>22,60</text:p>
          </table:table-cell>
          <table:table-cell table:style-name="ce16" table:formula="of:=([.$B$10]+([.$C$10]*([.BQ$150]-1)))*[.$BC159]" office:value-type="float" office:value="22.9196394302837">
            <text:p>22,92</text:p>
          </table:table-cell>
          <table:table-cell table:style-name="ce16" table:formula="of:=([.$B$10]+([.$C$10]*([.BR$150]-1)))*[.$BC159]" office:value-type="float" office:value="23.2344696422382">
            <text:p>23,23</text:p>
          </table:table-cell>
          <table:table-cell table:number-columns-repeated="954"/>
        </table:table-row>
        <table:table-row table:style-name="ro4">
          <table:table-cell table:number-columns-repeated="12"/>
          <table:table-cell table:style-name="ce23" table:formula="of:=[.M159]+3" office:value-type="float" office:value="27">
            <text:p>27</text:p>
          </table:table-cell>
          <table:table-cell table:style-name="ce24" table:formula="of:=[.$J$8]*[.$M160]" office:value-type="float" office:value="6.75">
            <text:p>6,750</text:p>
          </table:table-cell>
          <table:table-cell table:style-name="ce25" table:formula="of:=2.5*LOG([.$N160]*0.25+1; 3)+1" office:value-type="float" office:value="3.24968217552962">
            <text:p>3,250</text:p>
          </table:table-cell>
          <table:table-cell table:style-name="ce28" table:formula="of:=([.$B$8]+([.$C$8]*([.P$150]-1)))*[.$O160]" office:value-type="float" office:value="16.2484108776481">
            <text:p>16,2</text:p>
          </table:table-cell>
          <table:table-cell table:style-name="ce28" table:formula="of:=([.$B$8]+([.$C$8]*([.Q$150]-1)))*[.$O160]" office:value-type="float" office:value="16.5733790952011">
            <text:p>16,6</text:p>
          </table:table-cell>
          <table:table-cell table:style-name="ce28" table:formula="of:=([.$B$8]+([.$C$8]*([.R$150]-1)))*[.$O160]" office:value-type="float" office:value="16.9795893671423">
            <text:p>17,0</text:p>
          </table:table-cell>
          <table:table-cell table:style-name="ce28" table:formula="of:=([.$B$8]+([.$C$8]*([.S$150]-1)))*[.$O160]" office:value-type="float" office:value="17.3857996390835">
            <text:p>17,4</text:p>
          </table:table-cell>
          <table:table-cell table:style-name="ce28" table:formula="of:=([.$B$8]+([.$C$8]*([.T$150]-1)))*[.$O160]" office:value-type="float" office:value="17.7920099110247">
            <text:p>17,8</text:p>
          </table:table-cell>
          <table:table-cell table:style-name="ce28" table:formula="of:=([.$B$8]+([.$C$8]*([.U$150]-1)))*[.$O160]" office:value-type="float" office:value="18.1982201829659">
            <text:p>18,2</text:p>
          </table:table-cell>
          <table:table-cell table:style-name="ce28" table:formula="of:=([.$B$8]+([.$C$8]*([.V$150]-1)))*[.$O160]" office:value-type="float" office:value="18.6044304549071">
            <text:p>18,6</text:p>
          </table:table-cell>
          <table:table-cell table:style-name="ce28" table:formula="of:=([.$B$8]+([.$C$8]*([.W$150]-1)))*[.$O160]" office:value-type="float" office:value="19.0106407268483">
            <text:p>19,0</text:p>
          </table:table-cell>
          <table:table-cell table:style-name="ce28" table:formula="of:=([.$B$8]+([.$C$8]*([.X$150]-1)))*[.$O160]" office:value-type="float" office:value="19.4168509987895">
            <text:p>19,4</text:p>
          </table:table-cell>
          <table:table-cell table:style-name="ce28" table:formula="of:=([.$B$8]+([.$C$8]*([.Y$150]-1)))*[.$O160]" office:value-type="float" office:value="19.8230612707307">
            <text:p>19,8</text:p>
          </table:table-cell>
          <table:table-cell table:style-name="ce28" table:formula="of:=([.$B$8]+([.$C$8]*([.Z$150]-1)))*[.$O160]" office:value-type="float" office:value="20.2292715426719">
            <text:p>20,2</text:p>
          </table:table-cell>
          <table:table-cell table:style-name="ce28" table:formula="of:=([.$B$8]+([.$C$8]*([.AA$150]-1)))*[.$O160]" office:value-type="float" office:value="20.6354818146131">
            <text:p>20,6</text:p>
          </table:table-cell>
          <table:table-cell table:style-name="ce28" table:formula="of:=([.$B$8]+([.$C$8]*([.AB$150]-1)))*[.$O160]" office:value-type="float" office:value="21.0416920865543">
            <text:p>21,0</text:p>
          </table:table-cell>
          <table:table-cell table:style-name="ce28" table:formula="of:=([.$B$8]+([.$C$8]*([.AC$150]-1)))*[.$O160]" office:value-type="float" office:value="21.4479023584955">
            <text:p>21,4</text:p>
          </table:table-cell>
          <table:table-cell table:style-name="ce28" table:formula="of:=([.$B$8]+([.$C$8]*([.AD$150]-1)))*[.$O160]" office:value-type="float" office:value="21.8541126304367">
            <text:p>21,9</text:p>
          </table:table-cell>
          <table:table-cell table:number-columns-repeated="2"/>
          <table:table-cell table:style-name="ce23" table:formula="of:=[.AG159]+3" office:value-type="float" office:value="27">
            <text:p>27</text:p>
          </table:table-cell>
          <table:table-cell table:style-name="ce24" table:formula="of:=[.$J$9]*[.$AG160]" office:value-type="float" office:value="4.05">
            <text:p>4,050</text:p>
          </table:table-cell>
          <table:table-cell table:style-name="ce25" table:formula="of:=1.5*LOG([.$AH160]*0.3+1; 3)+1" office:value-type="float" office:value="2.0858048990985">
            <text:p>2,086</text:p>
          </table:table-cell>
          <table:table-cell table:style-name="ce28" table:formula="of:=([.$B$9]+([.$C$9]*([.AJ$150]-1)))*[.$AI160]" office:value-type="float" office:value="31.2870734864775">
            <text:p>31,3</text:p>
          </table:table-cell>
          <table:table-cell table:style-name="ce28" table:formula="of:=([.$B$9]+([.$C$9]*([.AK$150]-1)))*[.$AI160]" office:value-type="float" office:value="32.694991793369">
            <text:p>32,7</text:p>
          </table:table-cell>
          <table:table-cell table:style-name="ce28" table:formula="of:=([.$B$9]+([.$C$9]*([.AL$150]-1)))*[.$AI160]" office:value-type="float" office:value="34.2593454676929">
            <text:p>34,3</text:p>
          </table:table-cell>
          <table:table-cell table:style-name="ce28" table:formula="of:=([.$B$9]+([.$C$9]*([.AM$150]-1)))*[.$AI160]" office:value-type="float" office:value="35.8236991420167">
            <text:p>35,8</text:p>
          </table:table-cell>
          <table:table-cell table:style-name="ce28" table:formula="of:=([.$B$9]+([.$C$9]*([.AN$150]-1)))*[.$AI160]" office:value-type="float" office:value="37.3880528163406">
            <text:p>37,4</text:p>
          </table:table-cell>
          <table:table-cell table:style-name="ce28" table:formula="of:=([.$B$9]+([.$C$9]*([.AO$150]-1)))*[.$AI160]" office:value-type="float" office:value="38.9524064906645">
            <text:p>39,0</text:p>
          </table:table-cell>
          <table:table-cell table:style-name="ce28" table:formula="of:=([.$B$9]+([.$C$9]*([.AP$150]-1)))*[.$AI160]" office:value-type="float" office:value="42.0811138393122">
            <text:p>42,1</text:p>
          </table:table-cell>
          <table:table-cell table:style-name="ce23" table:formula="of:=[.AQ159]+3" office:value-type="float" office:value="27">
            <text:p>27</text:p>
          </table:table-cell>
          <table:table-cell table:style-name="ce37" table:formula="of:=100-(100/(100+[.AJ160])*100)" office:value-type="float" office:value="23.8310388491522">
            <text:p>23,83</text:p>
          </table:table-cell>
          <table:table-cell table:style-name="ce37" table:formula="of:=100-(100/(100+[.AK160])*100)" office:value-type="float" office:value="24.639205558173">
            <text:p>24,64</text:p>
          </table:table-cell>
          <table:table-cell table:style-name="ce37" table:formula="of:=100-(100/(100+[.AL160])*100)" office:value-type="float" office:value="25.5172892049714">
            <text:p>25,52</text:p>
          </table:table-cell>
          <table:table-cell table:style-name="ce37" table:formula="of:=100-(100/(100+[.AM160])*100)" office:value-type="float" office:value="26.3751461404093">
            <text:p>26,38</text:p>
          </table:table-cell>
          <table:table-cell table:style-name="ce37" table:formula="of:=100-(100/(100+[.AN160])*100)" office:value-type="float" office:value="27.2134672920364">
            <text:p>27,21</text:p>
          </table:table-cell>
          <table:table-cell table:style-name="ce37" table:formula="of:=100-(100/(100+[.AO160])*100)" office:value-type="float" office:value="28.0329124730067">
            <text:p>28,03</text:p>
          </table:table-cell>
          <table:table-cell table:style-name="ce37" table:formula="of:=100-(100/(100+[.AP160])*100)" office:value-type="float" office:value="29.6176688809634">
            <text:p>29,62</text:p>
          </table:table-cell>
          <table:table-cell table:number-columns-repeated="2"/>
          <table:table-cell table:style-name="ce23" table:formula="of:=[.BA159]+3" office:value-type="float" office:value="27">
            <text:p>27</text:p>
          </table:table-cell>
          <table:table-cell table:style-name="ce24" table:formula="of:=[.$J$10]*[.$BA160]" office:value-type="float" office:value="5.4">
            <text:p>5,400</text:p>
          </table:table-cell>
          <table:table-cell table:style-name="ce25" table:formula="of:=3*LOG([.$BB160]*0.5+1; 2)+1" office:value-type="float" office:value="6.66257581222476">
            <text:p>6,663</text:p>
          </table:table-cell>
          <table:table-cell table:style-name="ce16" table:formula="of:=([.$B$10]+([.$C$10]*([.BD$150]-1)))*[.$BC160]" office:value-type="float" office:value="19.9877274366743">
            <text:p>19,99</text:p>
          </table:table-cell>
          <table:table-cell table:style-name="ce16" table:formula="of:=([.$B$10]+([.$C$10]*([.BE$150]-1)))*[.$BC160]" office:value-type="float" office:value="20.2542304691633">
            <text:p>20,25</text:p>
          </table:table-cell>
          <table:table-cell table:style-name="ce16" table:formula="of:=([.$B$10]+([.$C$10]*([.BF$150]-1)))*[.$BC160]" office:value-type="float" office:value="20.5873592597745">
            <text:p>20,59</text:p>
          </table:table-cell>
          <table:table-cell table:style-name="ce16" table:formula="of:=([.$B$10]+([.$C$10]*([.BG$150]-1)))*[.$BC160]" office:value-type="float" office:value="20.9204880503858">
            <text:p>20,92</text:p>
          </table:table-cell>
          <table:table-cell table:style-name="ce16" table:formula="of:=([.$B$10]+([.$C$10]*([.BH$150]-1)))*[.$BC160]" office:value-type="float" office:value="21.253616840997">
            <text:p>21,25</text:p>
          </table:table-cell>
          <table:table-cell table:style-name="ce16" table:formula="of:=([.$B$10]+([.$C$10]*([.BI$150]-1)))*[.$BC160]" office:value-type="float" office:value="21.5867456316082">
            <text:p>21,59</text:p>
          </table:table-cell>
          <table:table-cell table:style-name="ce16" table:formula="of:=([.$B$10]+([.$C$10]*([.BJ$150]-1)))*[.$BC160]" office:value-type="float" office:value="21.9198744222195">
            <text:p>21,92</text:p>
          </table:table-cell>
          <table:table-cell table:style-name="ce16" table:formula="of:=([.$B$10]+([.$C$10]*([.BK$150]-1)))*[.$BC160]" office:value-type="float" office:value="22.2530032128307">
            <text:p>22,25</text:p>
          </table:table-cell>
          <table:table-cell table:style-name="ce16" table:formula="of:=([.$B$10]+([.$C$10]*([.BL$150]-1)))*[.$BC160]" office:value-type="float" office:value="22.5861320034419">
            <text:p>22,59</text:p>
          </table:table-cell>
          <table:table-cell table:style-name="ce16" table:formula="of:=([.$B$10]+([.$C$10]*([.BM$150]-1)))*[.$BC160]" office:value-type="float" office:value="22.9192607940532">
            <text:p>22,92</text:p>
          </table:table-cell>
          <table:table-cell table:style-name="ce16" table:formula="of:=([.$B$10]+([.$C$10]*([.BN$150]-1)))*[.$BC160]" office:value-type="float" office:value="23.2523895846644">
            <text:p>23,25</text:p>
          </table:table-cell>
          <table:table-cell table:style-name="ce16" table:formula="of:=([.$B$10]+([.$C$10]*([.BO$150]-1)))*[.$BC160]" office:value-type="float" office:value="23.5855183752757">
            <text:p>23,59</text:p>
          </table:table-cell>
          <table:table-cell table:style-name="ce16" table:formula="of:=([.$B$10]+([.$C$10]*([.BP$150]-1)))*[.$BC160]" office:value-type="float" office:value="23.9186471658869">
            <text:p>23,92</text:p>
          </table:table-cell>
          <table:table-cell table:style-name="ce16" table:formula="of:=([.$B$10]+([.$C$10]*([.BQ$150]-1)))*[.$BC160]" office:value-type="float" office:value="24.2517759564981">
            <text:p>24,25</text:p>
          </table:table-cell>
          <table:table-cell table:style-name="ce16" table:formula="of:=([.$B$10]+([.$C$10]*([.BR$150]-1)))*[.$BC160]" office:value-type="float" office:value="24.5849047471094">
            <text:p>24,58</text:p>
          </table:table-cell>
          <table:table-cell table:number-columns-repeated="954"/>
        </table:table-row>
        <table:table-row table:style-name="ro4">
          <table:table-cell table:number-columns-repeated="12"/>
          <table:table-cell table:style-name="ce23" table:formula="of:=[.M160]+3" office:value-type="float" office:value="30">
            <text:p>30</text:p>
          </table:table-cell>
          <table:table-cell table:style-name="ce24" table:formula="of:=[.$J$8]*[.$M161]" office:value-type="float" office:value="7.5">
            <text:p>7,500</text:p>
          </table:table-cell>
          <table:table-cell table:style-name="ce25" table:formula="of:=2.5*LOG([.$N161]*0.25+1; 3)+1" office:value-type="float" office:value="3.40315142371475">
            <text:p>3,403</text:p>
          </table:table-cell>
          <table:table-cell table:style-name="ce28" table:formula="of:=([.$B$8]+([.$C$8]*([.P$150]-1)))*[.$O161]" office:value-type="float" office:value="17.0157571185737">
            <text:p>17,0</text:p>
          </table:table-cell>
          <table:table-cell table:style-name="ce28" table:formula="of:=([.$B$8]+([.$C$8]*([.Q$150]-1)))*[.$O161]" office:value-type="float" office:value="17.3560722609452">
            <text:p>17,4</text:p>
          </table:table-cell>
          <table:table-cell table:style-name="ce28" table:formula="of:=([.$B$8]+([.$C$8]*([.R$150]-1)))*[.$O161]" office:value-type="float" office:value="17.7814661889096">
            <text:p>17,8</text:p>
          </table:table-cell>
          <table:table-cell table:style-name="ce28" table:formula="of:=([.$B$8]+([.$C$8]*([.S$150]-1)))*[.$O161]" office:value-type="float" office:value="18.2068601168739">
            <text:p>18,2</text:p>
          </table:table-cell>
          <table:table-cell table:style-name="ce28" table:formula="of:=([.$B$8]+([.$C$8]*([.T$150]-1)))*[.$O161]" office:value-type="float" office:value="18.6322540448382">
            <text:p>18,6</text:p>
          </table:table-cell>
          <table:table-cell table:style-name="ce28" table:formula="of:=([.$B$8]+([.$C$8]*([.U$150]-1)))*[.$O161]" office:value-type="float" office:value="19.0576479728026">
            <text:p>19,1</text:p>
          </table:table-cell>
          <table:table-cell table:style-name="ce28" table:formula="of:=([.$B$8]+([.$C$8]*([.V$150]-1)))*[.$O161]" office:value-type="float" office:value="19.4830419007669">
            <text:p>19,5</text:p>
          </table:table-cell>
          <table:table-cell table:style-name="ce28" table:formula="of:=([.$B$8]+([.$C$8]*([.W$150]-1)))*[.$O161]" office:value-type="float" office:value="19.9084358287313">
            <text:p>19,9</text:p>
          </table:table-cell>
          <table:table-cell table:style-name="ce28" table:formula="of:=([.$B$8]+([.$C$8]*([.X$150]-1)))*[.$O161]" office:value-type="float" office:value="20.3338297566956">
            <text:p>20,3</text:p>
          </table:table-cell>
          <table:table-cell table:style-name="ce28" table:formula="of:=([.$B$8]+([.$C$8]*([.Y$150]-1)))*[.$O161]" office:value-type="float" office:value="20.75922368466">
            <text:p>20,8</text:p>
          </table:table-cell>
          <table:table-cell table:style-name="ce28" table:formula="of:=([.$B$8]+([.$C$8]*([.Z$150]-1)))*[.$O161]" office:value-type="float" office:value="21.1846176126243">
            <text:p>21,2</text:p>
          </table:table-cell>
          <table:table-cell table:style-name="ce28" table:formula="of:=([.$B$8]+([.$C$8]*([.AA$150]-1)))*[.$O161]" office:value-type="float" office:value="21.6100115405886">
            <text:p>21,6</text:p>
          </table:table-cell>
          <table:table-cell table:style-name="ce28" table:formula="of:=([.$B$8]+([.$C$8]*([.AB$150]-1)))*[.$O161]" office:value-type="float" office:value="22.035405468553">
            <text:p>22,0</text:p>
          </table:table-cell>
          <table:table-cell table:style-name="ce28" table:formula="of:=([.$B$8]+([.$C$8]*([.AC$150]-1)))*[.$O161]" office:value-type="float" office:value="22.4607993965173">
            <text:p>22,5</text:p>
          </table:table-cell>
          <table:table-cell table:style-name="ce28" table:formula="of:=([.$B$8]+([.$C$8]*([.AD$150]-1)))*[.$O161]" office:value-type="float" office:value="22.8861933244817">
            <text:p>22,9</text:p>
          </table:table-cell>
          <table:table-cell table:number-columns-repeated="2"/>
          <table:table-cell table:style-name="ce23" table:formula="of:=[.AG160]+3" office:value-type="float" office:value="30">
            <text:p>30</text:p>
          </table:table-cell>
          <table:table-cell table:style-name="ce24" table:formula="of:=[.$J$9]*[.$AG161]" office:value-type="float" office:value="4.5">
            <text:p>4,500</text:p>
          </table:table-cell>
          <table:table-cell table:style-name="ce25" table:formula="of:=1.5*LOG([.$AH161]*0.3+1; 3)+1" office:value-type="float" office:value="2.16658352127834">
            <text:p>2,167</text:p>
          </table:table-cell>
          <table:table-cell table:style-name="ce28" table:formula="of:=([.$B$9]+([.$C$9]*([.AJ$150]-1)))*[.$AI161]" office:value-type="float" office:value="32.4987528191751">
            <text:p>32,5</text:p>
          </table:table-cell>
          <table:table-cell table:style-name="ce28" table:formula="of:=([.$B$9]+([.$C$9]*([.AK$150]-1)))*[.$AI161]" office:value-type="float" office:value="33.961196696038">
            <text:p>34,0</text:p>
          </table:table-cell>
          <table:table-cell table:style-name="ce28" table:formula="of:=([.$B$9]+([.$C$9]*([.AL$150]-1)))*[.$AI161]" office:value-type="float" office:value="35.5861343369968">
            <text:p>35,6</text:p>
          </table:table-cell>
          <table:table-cell table:style-name="ce28" table:formula="of:=([.$B$9]+([.$C$9]*([.AM$150]-1)))*[.$AI161]" office:value-type="float" office:value="37.2110719779555">
            <text:p>37,2</text:p>
          </table:table-cell>
          <table:table-cell table:style-name="ce28" table:formula="of:=([.$B$9]+([.$C$9]*([.AN$150]-1)))*[.$AI161]" office:value-type="float" office:value="38.8360096189143">
            <text:p>38,8</text:p>
          </table:table-cell>
          <table:table-cell table:style-name="ce28" table:formula="of:=([.$B$9]+([.$C$9]*([.AO$150]-1)))*[.$AI161]" office:value-type="float" office:value="40.460947259873">
            <text:p>40,5</text:p>
          </table:table-cell>
          <table:table-cell table:style-name="ce28" table:formula="of:=([.$B$9]+([.$C$9]*([.AP$150]-1)))*[.$AI161]" office:value-type="float" office:value="43.7108225417905">
            <text:p>43,7</text:p>
          </table:table-cell>
          <table:table-cell table:style-name="ce23" table:formula="of:=[.AQ160]+3" office:value-type="float" office:value="30">
            <text:p>30</text:p>
          </table:table-cell>
          <table:table-cell table:style-name="ce37" table:formula="of:=100-(100/(100+[.AJ161])*100)" office:value-type="float" office:value="24.5275914887494">
            <text:p>24,53</text:p>
          </table:table-cell>
          <table:table-cell table:style-name="ce37" table:formula="of:=100-(100/(100+[.AK161])*100)" office:value-type="float" office:value="25.3515178526637">
            <text:p>25,35</text:p>
          </table:table-cell>
          <table:table-cell table:style-name="ce37" table:formula="of:=100-(100/(100+[.AL161])*100)" office:value-type="float" office:value="26.2461456778081">
            <text:p>26,25</text:p>
          </table:table-cell>
          <table:table-cell table:style-name="ce37" table:formula="of:=100-(100/(100+[.AM161])*100)" office:value-type="float" office:value="27.1195840405167">
            <text:p>27,12</text:p>
          </table:table-cell>
          <table:table-cell table:style-name="ce37" table:formula="of:=100-(100/(100+[.AN161])*100)" office:value-type="float" office:value="27.9725769456453">
            <text:p>27,97</text:p>
          </table:table-cell>
          <table:table-cell table:style-name="ce37" table:formula="of:=100-(100/(100+[.AO161])*100)" office:value-type="float" office:value="28.8058339696474">
            <text:p>28,81</text:p>
          </table:table-cell>
          <table:table-cell table:style-name="ce37" table:formula="of:=100-(100/(100+[.AP161])*100)" office:value-type="float" office:value="30.4158182165297">
            <text:p>30,42</text:p>
          </table:table-cell>
          <table:table-cell table:number-columns-repeated="2"/>
          <table:table-cell table:style-name="ce23" table:formula="of:=[.BA160]+3" office:value-type="float" office:value="30">
            <text:p>30</text:p>
          </table:table-cell>
          <table:table-cell table:style-name="ce24" table:formula="of:=[.$J$10]*[.$BA161]" office:value-type="float" office:value="6">
            <text:p>6,000</text:p>
          </table:table-cell>
          <table:table-cell table:style-name="ce25" table:formula="of:=3*LOG([.$BB161]*0.5+1; 2)+1" office:value-type="float" office:value="7">
            <text:p>7,000</text:p>
          </table:table-cell>
          <table:table-cell table:style-name="ce16" table:formula="of:=([.$B$10]+([.$C$10]*([.BD$150]-1)))*[.$BC161]" office:value-type="float" office:value="21">
            <text:p>21,00</text:p>
          </table:table-cell>
          <table:table-cell table:style-name="ce16" table:formula="of:=([.$B$10]+([.$C$10]*([.BE$150]-1)))*[.$BC161]" office:value-type="float" office:value="21.28">
            <text:p>21,28</text:p>
          </table:table-cell>
          <table:table-cell table:style-name="ce16" table:formula="of:=([.$B$10]+([.$C$10]*([.BF$150]-1)))*[.$BC161]" office:value-type="float" office:value="21.63">
            <text:p>21,63</text:p>
          </table:table-cell>
          <table:table-cell table:style-name="ce16" table:formula="of:=([.$B$10]+([.$C$10]*([.BG$150]-1)))*[.$BC161]" office:value-type="float" office:value="21.98">
            <text:p>21,98</text:p>
          </table:table-cell>
          <table:table-cell table:style-name="ce16" table:formula="of:=([.$B$10]+([.$C$10]*([.BH$150]-1)))*[.$BC161]" office:value-type="float" office:value="22.33">
            <text:p>22,33</text:p>
          </table:table-cell>
          <table:table-cell table:style-name="ce16" table:formula="of:=([.$B$10]+([.$C$10]*([.BI$150]-1)))*[.$BC161]" office:value-type="float" office:value="22.68">
            <text:p>22,68</text:p>
          </table:table-cell>
          <table:table-cell table:style-name="ce16" table:formula="of:=([.$B$10]+([.$C$10]*([.BJ$150]-1)))*[.$BC161]" office:value-type="float" office:value="23.03">
            <text:p>23,03</text:p>
          </table:table-cell>
          <table:table-cell table:style-name="ce16" table:formula="of:=([.$B$10]+([.$C$10]*([.BK$150]-1)))*[.$BC161]" office:value-type="float" office:value="23.38">
            <text:p>23,38</text:p>
          </table:table-cell>
          <table:table-cell table:style-name="ce16" table:formula="of:=([.$B$10]+([.$C$10]*([.BL$150]-1)))*[.$BC161]" office:value-type="float" office:value="23.73">
            <text:p>23,73</text:p>
          </table:table-cell>
          <table:table-cell table:style-name="ce16" table:formula="of:=([.$B$10]+([.$C$10]*([.BM$150]-1)))*[.$BC161]" office:value-type="float" office:value="24.08">
            <text:p>24,08</text:p>
          </table:table-cell>
          <table:table-cell table:style-name="ce16" table:formula="of:=([.$B$10]+([.$C$10]*([.BN$150]-1)))*[.$BC161]" office:value-type="float" office:value="24.43">
            <text:p>24,43</text:p>
          </table:table-cell>
          <table:table-cell table:style-name="ce16" table:formula="of:=([.$B$10]+([.$C$10]*([.BO$150]-1)))*[.$BC161]" office:value-type="float" office:value="24.78">
            <text:p>24,78</text:p>
          </table:table-cell>
          <table:table-cell table:style-name="ce16" table:formula="of:=([.$B$10]+([.$C$10]*([.BP$150]-1)))*[.$BC161]" office:value-type="float" office:value="25.13">
            <text:p>25,13</text:p>
          </table:table-cell>
          <table:table-cell table:style-name="ce16" table:formula="of:=([.$B$10]+([.$C$10]*([.BQ$150]-1)))*[.$BC161]" office:value-type="float" office:value="25.48">
            <text:p>25,48</text:p>
          </table:table-cell>
          <table:table-cell table:style-name="ce16" table:formula="of:=([.$B$10]+([.$C$10]*([.BR$150]-1)))*[.$BC161]" office:value-type="float" office:value="25.83">
            <text:p>25,83</text:p>
          </table:table-cell>
          <table:table-cell table:number-columns-repeated="954"/>
        </table:table-row>
        <table:table-row table:style-name="ro4">
          <table:table-cell table:number-columns-repeated="12"/>
          <table:table-cell table:style-name="ce23" table:formula="of:=[.M161]+3" office:value-type="float" office:value="33">
            <text:p>33</text:p>
          </table:table-cell>
          <table:table-cell table:style-name="ce24" table:formula="of:=[.$J$8]*[.$M162]" office:value-type="float" office:value="8.25">
            <text:p>8,250</text:p>
          </table:table-cell>
          <table:table-cell table:style-name="ce25" table:formula="of:=2.5*LOG([.$N162]*0.25+1; 3)+1" office:value-type="float" office:value="3.54692121009254">
            <text:p>3,547</text:p>
          </table:table-cell>
          <table:table-cell table:style-name="ce28" table:formula="of:=([.$B$8]+([.$C$8]*([.P$150]-1)))*[.$O162]" office:value-type="float" office:value="17.7346060504627">
            <text:p>17,7</text:p>
          </table:table-cell>
          <table:table-cell table:style-name="ce28" table:formula="of:=([.$B$8]+([.$C$8]*([.Q$150]-1)))*[.$O162]" office:value-type="float" office:value="18.0892981714719">
            <text:p>18,1</text:p>
          </table:table-cell>
          <table:table-cell table:style-name="ce28" table:formula="of:=([.$B$8]+([.$C$8]*([.R$150]-1)))*[.$O162]" office:value-type="float" office:value="18.5326633227335">
            <text:p>18,5</text:p>
          </table:table-cell>
          <table:table-cell table:style-name="ce28" table:formula="of:=([.$B$8]+([.$C$8]*([.S$150]-1)))*[.$O162]" office:value-type="float" office:value="18.9760284739951">
            <text:p>19,0</text:p>
          </table:table-cell>
          <table:table-cell table:style-name="ce28" table:formula="of:=([.$B$8]+([.$C$8]*([.T$150]-1)))*[.$O162]" office:value-type="float" office:value="19.4193936252566">
            <text:p>19,4</text:p>
          </table:table-cell>
          <table:table-cell table:style-name="ce28" table:formula="of:=([.$B$8]+([.$C$8]*([.U$150]-1)))*[.$O162]" office:value-type="float" office:value="19.8627587765182">
            <text:p>19,9</text:p>
          </table:table-cell>
          <table:table-cell table:style-name="ce28" table:formula="of:=([.$B$8]+([.$C$8]*([.V$150]-1)))*[.$O162]" office:value-type="float" office:value="20.3061239277798">
            <text:p>20,3</text:p>
          </table:table-cell>
          <table:table-cell table:style-name="ce28" table:formula="of:=([.$B$8]+([.$C$8]*([.W$150]-1)))*[.$O162]" office:value-type="float" office:value="20.7494890790413">
            <text:p>20,7</text:p>
          </table:table-cell>
          <table:table-cell table:style-name="ce28" table:formula="of:=([.$B$8]+([.$C$8]*([.X$150]-1)))*[.$O162]" office:value-type="float" office:value="21.1928542303029">
            <text:p>21,2</text:p>
          </table:table-cell>
          <table:table-cell table:style-name="ce28" table:formula="of:=([.$B$8]+([.$C$8]*([.Y$150]-1)))*[.$O162]" office:value-type="float" office:value="21.6362193815645">
            <text:p>21,6</text:p>
          </table:table-cell>
          <table:table-cell table:style-name="ce28" table:formula="of:=([.$B$8]+([.$C$8]*([.Z$150]-1)))*[.$O162]" office:value-type="float" office:value="22.079584532826">
            <text:p>22,1</text:p>
          </table:table-cell>
          <table:table-cell table:style-name="ce28" table:formula="of:=([.$B$8]+([.$C$8]*([.AA$150]-1)))*[.$O162]" office:value-type="float" office:value="22.5229496840876">
            <text:p>22,5</text:p>
          </table:table-cell>
          <table:table-cell table:style-name="ce28" table:formula="of:=([.$B$8]+([.$C$8]*([.AB$150]-1)))*[.$O162]" office:value-type="float" office:value="22.9663148353492">
            <text:p>23,0</text:p>
          </table:table-cell>
          <table:table-cell table:style-name="ce28" table:formula="of:=([.$B$8]+([.$C$8]*([.AC$150]-1)))*[.$O162]" office:value-type="float" office:value="23.4096799866107">
            <text:p>23,4</text:p>
          </table:table-cell>
          <table:table-cell table:style-name="ce28" table:formula="of:=([.$B$8]+([.$C$8]*([.AD$150]-1)))*[.$O162]" office:value-type="float" office:value="23.8530451378723">
            <text:p>23,9</text:p>
          </table:table-cell>
          <table:table-cell table:number-columns-repeated="2"/>
          <table:table-cell table:style-name="ce23" table:formula="of:=[.AG161]+3" office:value-type="float" office:value="33">
            <text:p>33</text:p>
          </table:table-cell>
          <table:table-cell table:style-name="ce24" table:formula="of:=[.$J$9]*[.$AG162]" office:value-type="float" office:value="4.95">
            <text:p>4,950</text:p>
          </table:table-cell>
          <table:table-cell table:style-name="ce25" table:formula="of:=1.5*LOG([.$AH162]*0.3+1; 3)+1" office:value-type="float" office:value="2.2428488224706">
            <text:p>2,243</text:p>
          </table:table-cell>
          <table:table-cell table:style-name="ce28" table:formula="of:=([.$B$9]+([.$C$9]*([.AJ$150]-1)))*[.$AI162]" office:value-type="float" office:value="33.642732337059">
            <text:p>33,6</text:p>
          </table:table-cell>
          <table:table-cell table:style-name="ce28" table:formula="of:=([.$B$9]+([.$C$9]*([.AK$150]-1)))*[.$AI162]" office:value-type="float" office:value="35.1566552922266">
            <text:p>35,2</text:p>
          </table:table-cell>
          <table:table-cell table:style-name="ce28" table:formula="of:=([.$B$9]+([.$C$9]*([.AL$150]-1)))*[.$AI162]" office:value-type="float" office:value="36.8387919090796">
            <text:p>36,8</text:p>
          </table:table-cell>
          <table:table-cell table:style-name="ce28" table:formula="of:=([.$B$9]+([.$C$9]*([.AM$150]-1)))*[.$AI162]" office:value-type="float" office:value="38.5209285259325">
            <text:p>38,5</text:p>
          </table:table-cell>
          <table:table-cell table:style-name="ce28" table:formula="of:=([.$B$9]+([.$C$9]*([.AN$150]-1)))*[.$AI162]" office:value-type="float" office:value="40.2030651427855">
            <text:p>40,2</text:p>
          </table:table-cell>
          <table:table-cell table:style-name="ce28" table:formula="of:=([.$B$9]+([.$C$9]*([.AO$150]-1)))*[.$AI162]" office:value-type="float" office:value="41.8852017596384">
            <text:p>41,9</text:p>
          </table:table-cell>
          <table:table-cell table:style-name="ce28" table:formula="of:=([.$B$9]+([.$C$9]*([.AP$150]-1)))*[.$AI162]" office:value-type="float" office:value="45.2494749933443">
            <text:p>45,2</text:p>
          </table:table-cell>
          <table:table-cell table:style-name="ce23" table:formula="of:=[.AQ161]+3" office:value-type="float" office:value="33">
            <text:p>33</text:p>
          </table:table-cell>
          <table:table-cell table:style-name="ce37" table:formula="of:=100-(100/(100+[.AJ162])*100)" office:value-type="float" office:value="25.1736340231424">
            <text:p>25,17</text:p>
          </table:table-cell>
          <table:table-cell table:style-name="ce37" table:formula="of:=100-(100/(100+[.AK162])*100)" office:value-type="float" office:value="26.0117825616602">
            <text:p>26,01</text:p>
          </table:table-cell>
          <table:table-cell table:style-name="ce37" table:formula="of:=100-(100/(100+[.AL162])*100)" office:value-type="float" office:value="26.9213074707328">
            <text:p>26,92</text:p>
          </table:table-cell>
          <table:table-cell table:style-name="ce37" table:formula="of:=100-(100/(100+[.AM162])*100)" office:value-type="float" office:value="27.8087426469431">
            <text:p>27,81</text:p>
          </table:table-cell>
          <table:table-cell table:style-name="ce37" table:formula="of:=100-(100/(100+[.AN162])*100)" office:value-type="float" office:value="28.6748831787963">
            <text:p>28,67</text:p>
          </table:table-cell>
          <table:table-cell table:style-name="ce37" table:formula="of:=100-(100/(100+[.AO162])*100)" office:value-type="float" office:value="29.5204864497386">
            <text:p>29,52</text:p>
          </table:table-cell>
          <table:table-cell table:style-name="ce37" table:formula="of:=100-(100/(100+[.AP162])*100)" office:value-type="float" office:value="31.1529353172655">
            <text:p>31,15</text:p>
          </table:table-cell>
          <table:table-cell table:number-columns-repeated="2"/>
          <table:table-cell table:style-name="ce23" table:formula="of:=[.BA161]+3" office:value-type="float" office:value="33">
            <text:p>33</text:p>
          </table:table-cell>
          <table:table-cell table:style-name="ce24" table:formula="of:=[.$J$10]*[.$BA162]" office:value-type="float" office:value="6.6">
            <text:p>6,600</text:p>
          </table:table-cell>
          <table:table-cell table:style-name="ce25" table:formula="of:=3*LOG([.$BB162]*0.5+1; 2)+1" office:value-type="float" office:value="7.31300997944421">
            <text:p>7,313</text:p>
          </table:table-cell>
          <table:table-cell table:style-name="ce16" table:formula="of:=([.$B$10]+([.$C$10]*([.BD$150]-1)))*[.$BC162]" office:value-type="float" office:value="21.9390299383326">
            <text:p>21,94</text:p>
          </table:table-cell>
          <table:table-cell table:style-name="ce16" table:formula="of:=([.$B$10]+([.$C$10]*([.BE$150]-1)))*[.$BC162]" office:value-type="float" office:value="22.2315503375104">
            <text:p>22,23</text:p>
          </table:table-cell>
          <table:table-cell table:style-name="ce16" table:formula="of:=([.$B$10]+([.$C$10]*([.BF$150]-1)))*[.$BC162]" office:value-type="float" office:value="22.5972008364826">
            <text:p>22,60</text:p>
          </table:table-cell>
          <table:table-cell table:style-name="ce16" table:formula="of:=([.$B$10]+([.$C$10]*([.BG$150]-1)))*[.$BC162]" office:value-type="float" office:value="22.9628513354548">
            <text:p>22,96</text:p>
          </table:table-cell>
          <table:table-cell table:style-name="ce16" table:formula="of:=([.$B$10]+([.$C$10]*([.BH$150]-1)))*[.$BC162]" office:value-type="float" office:value="23.328501834427">
            <text:p>23,33</text:p>
          </table:table-cell>
          <table:table-cell table:style-name="ce16" table:formula="of:=([.$B$10]+([.$C$10]*([.BI$150]-1)))*[.$BC162]" office:value-type="float" office:value="23.6941523333992">
            <text:p>23,69</text:p>
          </table:table-cell>
          <table:table-cell table:style-name="ce16" table:formula="of:=([.$B$10]+([.$C$10]*([.BJ$150]-1)))*[.$BC162]" office:value-type="float" office:value="24.0598028323714">
            <text:p>24,06</text:p>
          </table:table-cell>
          <table:table-cell table:style-name="ce16" table:formula="of:=([.$B$10]+([.$C$10]*([.BK$150]-1)))*[.$BC162]" office:value-type="float" office:value="24.4254533313436">
            <text:p>24,43</text:p>
          </table:table-cell>
          <table:table-cell table:style-name="ce16" table:formula="of:=([.$B$10]+([.$C$10]*([.BL$150]-1)))*[.$BC162]" office:value-type="float" office:value="24.7911038303159">
            <text:p>24,79</text:p>
          </table:table-cell>
          <table:table-cell table:style-name="ce16" table:formula="of:=([.$B$10]+([.$C$10]*([.BM$150]-1)))*[.$BC162]" office:value-type="float" office:value="25.1567543292881">
            <text:p>25,16</text:p>
          </table:table-cell>
          <table:table-cell table:style-name="ce16" table:formula="of:=([.$B$10]+([.$C$10]*([.BN$150]-1)))*[.$BC162]" office:value-type="float" office:value="25.5224048282603">
            <text:p>25,52</text:p>
          </table:table-cell>
          <table:table-cell table:style-name="ce16" table:formula="of:=([.$B$10]+([.$C$10]*([.BO$150]-1)))*[.$BC162]" office:value-type="float" office:value="25.8880553272325">
            <text:p>25,89</text:p>
          </table:table-cell>
          <table:table-cell table:style-name="ce16" table:formula="of:=([.$B$10]+([.$C$10]*([.BP$150]-1)))*[.$BC162]" office:value-type="float" office:value="26.2537058262047">
            <text:p>26,25</text:p>
          </table:table-cell>
          <table:table-cell table:style-name="ce16" table:formula="of:=([.$B$10]+([.$C$10]*([.BQ$150]-1)))*[.$BC162]" office:value-type="float" office:value="26.6193563251769">
            <text:p>26,62</text:p>
          </table:table-cell>
          <table:table-cell table:style-name="ce16" table:formula="of:=([.$B$10]+([.$C$10]*([.BR$150]-1)))*[.$BC162]" office:value-type="float" office:value="26.9850068241491">
            <text:p>26,99</text:p>
          </table:table-cell>
          <table:table-cell table:number-columns-repeated="954"/>
        </table:table-row>
        <table:table-row table:style-name="ro4">
          <table:table-cell table:number-columns-repeated="12"/>
          <table:table-cell table:style-name="ce23" table:formula="of:=[.M162]+3" office:value-type="float" office:value="36">
            <text:p>36</text:p>
          </table:table-cell>
          <table:table-cell table:style-name="ce24" table:formula="of:=[.$J$8]*[.$M163]" office:value-type="float" office:value="9">
            <text:p>9,000</text:p>
          </table:table-cell>
          <table:table-cell table:style-name="ce25" table:formula="of:=2.5*LOG([.$N163]*0.25+1; 3)+1" office:value-type="float" office:value="3.68214503082469">
            <text:p>3,682</text:p>
          </table:table-cell>
          <table:table-cell table:style-name="ce28" table:formula="of:=([.$B$8]+([.$C$8]*([.P$150]-1)))*[.$O163]" office:value-type="float" office:value="18.4107251541235">
            <text:p>18,4</text:p>
          </table:table-cell>
          <table:table-cell table:style-name="ce28" table:formula="of:=([.$B$8]+([.$C$8]*([.Q$150]-1)))*[.$O163]" office:value-type="float" office:value="18.7789396572059">
            <text:p>18,8</text:p>
          </table:table-cell>
          <table:table-cell table:style-name="ce28" table:formula="of:=([.$B$8]+([.$C$8]*([.R$150]-1)))*[.$O163]" office:value-type="float" office:value="19.239207786059">
            <text:p>19,2</text:p>
          </table:table-cell>
          <table:table-cell table:style-name="ce28" table:formula="of:=([.$B$8]+([.$C$8]*([.S$150]-1)))*[.$O163]" office:value-type="float" office:value="19.6994759149121">
            <text:p>19,7</text:p>
          </table:table-cell>
          <table:table-cell table:style-name="ce28" table:formula="of:=([.$B$8]+([.$C$8]*([.T$150]-1)))*[.$O163]" office:value-type="float" office:value="20.1597440437652">
            <text:p>20,2</text:p>
          </table:table-cell>
          <table:table-cell table:style-name="ce28" table:formula="of:=([.$B$8]+([.$C$8]*([.U$150]-1)))*[.$O163]" office:value-type="float" office:value="20.6200121726183">
            <text:p>20,6</text:p>
          </table:table-cell>
          <table:table-cell table:style-name="ce28" table:formula="of:=([.$B$8]+([.$C$8]*([.V$150]-1)))*[.$O163]" office:value-type="float" office:value="21.0802803014714">
            <text:p>21,1</text:p>
          </table:table-cell>
          <table:table-cell table:style-name="ce28" table:formula="of:=([.$B$8]+([.$C$8]*([.W$150]-1)))*[.$O163]" office:value-type="float" office:value="21.5405484303245">
            <text:p>21,5</text:p>
          </table:table-cell>
          <table:table-cell table:style-name="ce28" table:formula="of:=([.$B$8]+([.$C$8]*([.X$150]-1)))*[.$O163]" office:value-type="float" office:value="22.0008165591775">
            <text:p>22,0</text:p>
          </table:table-cell>
          <table:table-cell table:style-name="ce28" table:formula="of:=([.$B$8]+([.$C$8]*([.Y$150]-1)))*[.$O163]" office:value-type="float" office:value="22.4610846880306">
            <text:p>22,5</text:p>
          </table:table-cell>
          <table:table-cell table:style-name="ce28" table:formula="of:=([.$B$8]+([.$C$8]*([.Z$150]-1)))*[.$O163]" office:value-type="float" office:value="22.9213528168837">
            <text:p>22,9</text:p>
          </table:table-cell>
          <table:table-cell table:style-name="ce28" table:formula="of:=([.$B$8]+([.$C$8]*([.AA$150]-1)))*[.$O163]" office:value-type="float" office:value="23.3816209457368">
            <text:p>23,4</text:p>
          </table:table-cell>
          <table:table-cell table:style-name="ce28" table:formula="of:=([.$B$8]+([.$C$8]*([.AB$150]-1)))*[.$O163]" office:value-type="float" office:value="23.8418890745899">
            <text:p>23,8</text:p>
          </table:table-cell>
          <table:table-cell table:style-name="ce28" table:formula="of:=([.$B$8]+([.$C$8]*([.AC$150]-1)))*[.$O163]" office:value-type="float" office:value="24.302157203443">
            <text:p>24,3</text:p>
          </table:table-cell>
          <table:table-cell table:style-name="ce28" table:formula="of:=([.$B$8]+([.$C$8]*([.AD$150]-1)))*[.$O163]" office:value-type="float" office:value="24.7624253322961">
            <text:p>24,8</text:p>
          </table:table-cell>
          <table:table-cell table:number-columns-repeated="2"/>
          <table:table-cell table:style-name="ce23" table:formula="of:=[.AG162]+3" office:value-type="float" office:value="36">
            <text:p>36</text:p>
          </table:table-cell>
          <table:table-cell table:style-name="ce24" table:formula="of:=[.$J$9]*[.$AG163]" office:value-type="float" office:value="5.4">
            <text:p>5,400</text:p>
          </table:table-cell>
          <table:table-cell table:style-name="ce25" table:formula="of:=1.5*LOG([.$AH163]*0.3+1; 3)+1" office:value-type="float" office:value="2.3150785691748">
            <text:p>2,315</text:p>
          </table:table-cell>
          <table:table-cell table:style-name="ce28" table:formula="of:=([.$B$9]+([.$C$9]*([.AJ$150]-1)))*[.$AI163]" office:value-type="float" office:value="34.726178537622">
            <text:p>34,7</text:p>
          </table:table-cell>
          <table:table-cell table:style-name="ce28" table:formula="of:=([.$B$9]+([.$C$9]*([.AK$150]-1)))*[.$AI163]" office:value-type="float" office:value="36.288856571815">
            <text:p>36,3</text:p>
          </table:table-cell>
          <table:table-cell table:style-name="ce28" table:formula="of:=([.$B$9]+([.$C$9]*([.AL$150]-1)))*[.$AI163]" office:value-type="float" office:value="38.0251654986961">
            <text:p>38,0</text:p>
          </table:table-cell>
          <table:table-cell table:style-name="ce28" table:formula="of:=([.$B$9]+([.$C$9]*([.AM$150]-1)))*[.$AI163]" office:value-type="float" office:value="39.7614744255772">
            <text:p>39,8</text:p>
          </table:table-cell>
          <table:table-cell table:style-name="ce28" table:formula="of:=([.$B$9]+([.$C$9]*([.AN$150]-1)))*[.$AI163]" office:value-type="float" office:value="41.4977833524583">
            <text:p>41,5</text:p>
          </table:table-cell>
          <table:table-cell table:style-name="ce28" table:formula="of:=([.$B$9]+([.$C$9]*([.AO$150]-1)))*[.$AI163]" office:value-type="float" office:value="43.2340922793394">
            <text:p>43,2</text:p>
          </table:table-cell>
          <table:table-cell table:style-name="ce28" table:formula="of:=([.$B$9]+([.$C$9]*([.AP$150]-1)))*[.$AI163]" office:value-type="float" office:value="46.7067101331016">
            <text:p>46,7</text:p>
          </table:table-cell>
          <table:table-cell table:style-name="ce23" table:formula="of:=[.AQ162]+3" office:value-type="float" office:value="36">
            <text:p>36</text:p>
          </table:table-cell>
          <table:table-cell table:style-name="ce37" table:formula="of:=100-(100/(100+[.AJ163])*100)" office:value-type="float" office:value="25.7753755911103">
            <text:p>25,78</text:p>
          </table:table-cell>
          <table:table-cell table:style-name="ce37" table:formula="of:=100-(100/(100+[.AK163])*100)" office:value-type="float" office:value="26.6264296910388">
            <text:p>26,63</text:p>
          </table:table-cell>
          <table:table-cell table:style-name="ce37" table:formula="of:=100-(100/(100+[.AL163])*100)" office:value-type="float" office:value="27.5494438722881">
            <text:p>27,55</text:p>
          </table:table-cell>
          <table:table-cell table:style-name="ce37" table:formula="of:=100-(100/(100+[.AM163])*100)" office:value-type="float" office:value="28.449524154634">
            <text:p>28,45</text:p>
          </table:table-cell>
          <table:table-cell table:style-name="ce37" table:formula="of:=100-(100/(100+[.AN163])*100)" office:value-type="float" office:value="29.3275147986531">
            <text:p>29,33</text:p>
          </table:table-cell>
          <table:table-cell table:style-name="ce37" table:formula="of:=100-(100/(100+[.AO163])*100)" office:value-type="float" office:value="30.1842191278198">
            <text:p>30,18</text:p>
          </table:table-cell>
          <table:table-cell table:style-name="ce37" table:formula="of:=100-(100/(100+[.AP163])*100)" office:value-type="float" office:value="31.8367919849926">
            <text:p>31,84</text:p>
          </table:table-cell>
          <table:table-cell table:number-columns-repeated="2"/>
          <table:table-cell table:style-name="ce23" table:formula="of:=[.BA162]+3" office:value-type="float" office:value="36">
            <text:p>36</text:p>
          </table:table-cell>
          <table:table-cell table:style-name="ce24" table:formula="of:=[.$J$10]*[.$BA163]" office:value-type="float" office:value="7.2">
            <text:p>7,200</text:p>
          </table:table-cell>
          <table:table-cell table:style-name="ce25" table:formula="of:=3*LOG([.$BB163]*0.5+1; 2)+1" office:value-type="float" office:value="7.60490158350895">
            <text:p>7,605</text:p>
          </table:table-cell>
          <table:table-cell table:style-name="ce16" table:formula="of:=([.$B$10]+([.$C$10]*([.BD$150]-1)))*[.$BC163]" office:value-type="float" office:value="22.8147047505269">
            <text:p>22,81</text:p>
          </table:table-cell>
          <table:table-cell table:style-name="ce16" table:formula="of:=([.$B$10]+([.$C$10]*([.BE$150]-1)))*[.$BC163]" office:value-type="float" office:value="23.1189008138672">
            <text:p>23,12</text:p>
          </table:table-cell>
          <table:table-cell table:style-name="ce16" table:formula="of:=([.$B$10]+([.$C$10]*([.BF$150]-1)))*[.$BC163]" office:value-type="float" office:value="23.4991458930427">
            <text:p>23,50</text:p>
          </table:table-cell>
          <table:table-cell table:style-name="ce16" table:formula="of:=([.$B$10]+([.$C$10]*([.BG$150]-1)))*[.$BC163]" office:value-type="float" office:value="23.8793909722181">
            <text:p>23,88</text:p>
          </table:table-cell>
          <table:table-cell table:style-name="ce16" table:formula="of:=([.$B$10]+([.$C$10]*([.BH$150]-1)))*[.$BC163]" office:value-type="float" office:value="24.2596360513936">
            <text:p>24,26</text:p>
          </table:table-cell>
          <table:table-cell table:style-name="ce16" table:formula="of:=([.$B$10]+([.$C$10]*([.BI$150]-1)))*[.$BC163]" office:value-type="float" office:value="24.639881130569">
            <text:p>24,64</text:p>
          </table:table-cell>
          <table:table-cell table:style-name="ce16" table:formula="of:=([.$B$10]+([.$C$10]*([.BJ$150]-1)))*[.$BC163]" office:value-type="float" office:value="25.0201262097444">
            <text:p>25,02</text:p>
          </table:table-cell>
          <table:table-cell table:style-name="ce16" table:formula="of:=([.$B$10]+([.$C$10]*([.BK$150]-1)))*[.$BC163]" office:value-type="float" office:value="25.4003712889199">
            <text:p>25,40</text:p>
          </table:table-cell>
          <table:table-cell table:style-name="ce16" table:formula="of:=([.$B$10]+([.$C$10]*([.BL$150]-1)))*[.$BC163]" office:value-type="float" office:value="25.7806163680953">
            <text:p>25,78</text:p>
          </table:table-cell>
          <table:table-cell table:style-name="ce16" table:formula="of:=([.$B$10]+([.$C$10]*([.BM$150]-1)))*[.$BC163]" office:value-type="float" office:value="26.1608614472708">
            <text:p>26,16</text:p>
          </table:table-cell>
          <table:table-cell table:style-name="ce16" table:formula="of:=([.$B$10]+([.$C$10]*([.BN$150]-1)))*[.$BC163]" office:value-type="float" office:value="26.5411065264462">
            <text:p>26,54</text:p>
          </table:table-cell>
          <table:table-cell table:style-name="ce16" table:formula="of:=([.$B$10]+([.$C$10]*([.BO$150]-1)))*[.$BC163]" office:value-type="float" office:value="26.9213516056217">
            <text:p>26,92</text:p>
          </table:table-cell>
          <table:table-cell table:style-name="ce16" table:formula="of:=([.$B$10]+([.$C$10]*([.BP$150]-1)))*[.$BC163]" office:value-type="float" office:value="27.3015966847971">
            <text:p>27,30</text:p>
          </table:table-cell>
          <table:table-cell table:style-name="ce16" table:formula="of:=([.$B$10]+([.$C$10]*([.BQ$150]-1)))*[.$BC163]" office:value-type="float" office:value="27.6818417639726">
            <text:p>27,68</text:p>
          </table:table-cell>
          <table:table-cell table:style-name="ce16" table:formula="of:=([.$B$10]+([.$C$10]*([.BR$150]-1)))*[.$BC163]" office:value-type="float" office:value="28.062086843148">
            <text:p>28,06</text:p>
          </table:table-cell>
          <table:table-cell table:number-columns-repeated="954"/>
        </table:table-row>
        <table:table-row table:style-name="ro4">
          <table:table-cell table:number-columns-repeated="12"/>
          <table:table-cell table:style-name="ce23" table:formula="of:=[.M163]+3" office:value-type="float" office:value="39">
            <text:p>39</text:p>
          </table:table-cell>
          <table:table-cell table:style-name="ce24" table:formula="of:=[.$J$8]*[.$M164]" office:value-type="float" office:value="9.75">
            <text:p>9,750</text:p>
          </table:table-cell>
          <table:table-cell table:style-name="ce25" table:formula="of:=2.5*LOG([.$N164]*0.25+1; 3)+1" office:value-type="float" office:value="3.80978211269059">
            <text:p>3,810</text:p>
          </table:table-cell>
          <table:table-cell table:style-name="ce28" table:formula="of:=([.$B$8]+([.$C$8]*([.P$150]-1)))*[.$O164]" office:value-type="float" office:value="19.0489105634529">
            <text:p>19,0</text:p>
          </table:table-cell>
          <table:table-cell table:style-name="ce28" table:formula="of:=([.$B$8]+([.$C$8]*([.Q$150]-1)))*[.$O164]" office:value-type="float" office:value="19.429888774722">
            <text:p>19,4</text:p>
          </table:table-cell>
          <table:table-cell table:style-name="ce28" table:formula="of:=([.$B$8]+([.$C$8]*([.R$150]-1)))*[.$O164]" office:value-type="float" office:value="19.9061115388083">
            <text:p>19,9</text:p>
          </table:table-cell>
          <table:table-cell table:style-name="ce28" table:formula="of:=([.$B$8]+([.$C$8]*([.S$150]-1)))*[.$O164]" office:value-type="float" office:value="20.3823343028946">
            <text:p>20,4</text:p>
          </table:table-cell>
          <table:table-cell table:style-name="ce28" table:formula="of:=([.$B$8]+([.$C$8]*([.T$150]-1)))*[.$O164]" office:value-type="float" office:value="20.858557066981">
            <text:p>20,9</text:p>
          </table:table-cell>
          <table:table-cell table:style-name="ce28" table:formula="of:=([.$B$8]+([.$C$8]*([.U$150]-1)))*[.$O164]" office:value-type="float" office:value="21.3347798310673">
            <text:p>21,3</text:p>
          </table:table-cell>
          <table:table-cell table:style-name="ce28" table:formula="of:=([.$B$8]+([.$C$8]*([.V$150]-1)))*[.$O164]" office:value-type="float" office:value="21.8110025951536">
            <text:p>21,8</text:p>
          </table:table-cell>
          <table:table-cell table:style-name="ce28" table:formula="of:=([.$B$8]+([.$C$8]*([.W$150]-1)))*[.$O164]" office:value-type="float" office:value="22.2872253592399">
            <text:p>22,3</text:p>
          </table:table-cell>
          <table:table-cell table:style-name="ce28" table:formula="of:=([.$B$8]+([.$C$8]*([.X$150]-1)))*[.$O164]" office:value-type="float" office:value="22.7634481233263">
            <text:p>22,8</text:p>
          </table:table-cell>
          <table:table-cell table:style-name="ce28" table:formula="of:=([.$B$8]+([.$C$8]*([.Y$150]-1)))*[.$O164]" office:value-type="float" office:value="23.2396708874126">
            <text:p>23,2</text:p>
          </table:table-cell>
          <table:table-cell table:style-name="ce28" table:formula="of:=([.$B$8]+([.$C$8]*([.Z$150]-1)))*[.$O164]" office:value-type="float" office:value="23.7158936514989">
            <text:p>23,7</text:p>
          </table:table-cell>
          <table:table-cell table:style-name="ce28" table:formula="of:=([.$B$8]+([.$C$8]*([.AA$150]-1)))*[.$O164]" office:value-type="float" office:value="24.1921164155852">
            <text:p>24,2</text:p>
          </table:table-cell>
          <table:table-cell table:style-name="ce28" table:formula="of:=([.$B$8]+([.$C$8]*([.AB$150]-1)))*[.$O164]" office:value-type="float" office:value="24.6683391796716">
            <text:p>24,7</text:p>
          </table:table-cell>
          <table:table-cell table:style-name="ce28" table:formula="of:=([.$B$8]+([.$C$8]*([.AC$150]-1)))*[.$O164]" office:value-type="float" office:value="25.1445619437579">
            <text:p>25,1</text:p>
          </table:table-cell>
          <table:table-cell table:style-name="ce28" table:formula="of:=([.$B$8]+([.$C$8]*([.AD$150]-1)))*[.$O164]" office:value-type="float" office:value="25.6207847078442">
            <text:p>25,6</text:p>
          </table:table-cell>
          <table:table-cell table:number-columns-repeated="2"/>
          <table:table-cell table:style-name="ce23" table:formula="of:=[.AG163]+3" office:value-type="float" office:value="39">
            <text:p>39</text:p>
          </table:table-cell>
          <table:table-cell table:style-name="ce24" table:formula="of:=[.$J$9]*[.$AG164]" office:value-type="float" office:value="5.85">
            <text:p>5,850</text:p>
          </table:table-cell>
          <table:table-cell table:style-name="ce25" table:formula="of:=1.5*LOG([.$AH164]*0.3+1; 3)+1" office:value-type="float" office:value="2.38367846381022">
            <text:p>2,384</text:p>
          </table:table-cell>
          <table:table-cell table:style-name="ce28" table:formula="of:=([.$B$9]+([.$C$9]*([.AJ$150]-1)))*[.$AI164]" office:value-type="float" office:value="35.7551769571533">
            <text:p>35,8</text:p>
          </table:table-cell>
          <table:table-cell table:style-name="ce28" table:formula="of:=([.$B$9]+([.$C$9]*([.AK$150]-1)))*[.$AI164]" office:value-type="float" office:value="37.3641599202252">
            <text:p>37,4</text:p>
          </table:table-cell>
          <table:table-cell table:style-name="ce28" table:formula="of:=([.$B$9]+([.$C$9]*([.AL$150]-1)))*[.$AI164]" office:value-type="float" office:value="39.1519187680828">
            <text:p>39,2</text:p>
          </table:table-cell>
          <table:table-cell table:style-name="ce28" table:formula="of:=([.$B$9]+([.$C$9]*([.AM$150]-1)))*[.$AI164]" office:value-type="float" office:value="40.9396776159405">
            <text:p>40,9</text:p>
          </table:table-cell>
          <table:table-cell table:style-name="ce28" table:formula="of:=([.$B$9]+([.$C$9]*([.AN$150]-1)))*[.$AI164]" office:value-type="float" office:value="42.7274364637981">
            <text:p>42,7</text:p>
          </table:table-cell>
          <table:table-cell table:style-name="ce28" table:formula="of:=([.$B$9]+([.$C$9]*([.AO$150]-1)))*[.$AI164]" office:value-type="float" office:value="44.5151953116558">
            <text:p>44,5</text:p>
          </table:table-cell>
          <table:table-cell table:style-name="ce28" table:formula="of:=([.$B$9]+([.$C$9]*([.AP$150]-1)))*[.$AI164]" office:value-type="float" office:value="48.0907130073711">
            <text:p>48,1</text:p>
          </table:table-cell>
          <table:table-cell table:style-name="ce23" table:formula="of:=[.AQ163]+3" office:value-type="float" office:value="39">
            <text:p>39</text:p>
          </table:table-cell>
          <table:table-cell table:style-name="ce37" table:formula="of:=100-(100/(100+[.AJ164])*100)" office:value-type="float" office:value="26.3379841259669">
            <text:p>26,34</text:p>
          </table:table-cell>
          <table:table-cell table:style-name="ce37" table:formula="of:=100-(100/(100+[.AK164])*100)" office:value-type="float" office:value="27.2008069222165">
            <text:p>27,20</text:p>
          </table:table-cell>
          <table:table-cell table:style-name="ce37" table:formula="of:=100-(100/(100+[.AL164])*100)" office:value-type="float" office:value="28.1360969469169">
            <text:p>28,14</text:p>
          </table:table-cell>
          <table:table-cell table:style-name="ce37" table:formula="of:=100-(100/(100+[.AM164])*100)" office:value-type="float" office:value="29.0476594728">
            <text:p>29,05</text:p>
          </table:table-cell>
          <table:table-cell table:style-name="ce37" table:formula="of:=100-(100/(100+[.AN164])*100)" office:value-type="float" office:value="29.9363861093628">
            <text:p>29,94</text:p>
          </table:table-cell>
          <table:table-cell table:style-name="ce37" table:formula="of:=100-(100/(100+[.AO164])*100)" office:value-type="float" office:value="30.8031243466516">
            <text:p>30,80</text:p>
          </table:table-cell>
          <table:table-cell table:style-name="ce37" table:formula="of:=100-(100/(100+[.AP164])*100)" office:value-type="float" office:value="32.4738209647066">
            <text:p>32,47</text:p>
          </table:table-cell>
          <table:table-cell table:number-columns-repeated="2"/>
          <table:table-cell table:style-name="ce23" table:formula="of:=[.BA163]+3" office:value-type="float" office:value="39">
            <text:p>39</text:p>
          </table:table-cell>
          <table:table-cell table:style-name="ce24" table:formula="of:=[.$J$10]*[.$BA164]" office:value-type="float" office:value="7.8">
            <text:p>7,800</text:p>
          </table:table-cell>
          <table:table-cell table:style-name="ce25" table:formula="of:=3*LOG([.$BB164]*0.5+1; 2)+1" office:value-type="float" office:value="7.87834524768354">
            <text:p>7,878</text:p>
          </table:table-cell>
          <table:table-cell table:style-name="ce16" table:formula="of:=([.$B$10]+([.$C$10]*([.BD$150]-1)))*[.$BC164]" office:value-type="float" office:value="23.6350357430506">
            <text:p>23,64</text:p>
          </table:table-cell>
          <table:table-cell table:style-name="ce16" table:formula="of:=([.$B$10]+([.$C$10]*([.BE$150]-1)))*[.$BC164]" office:value-type="float" office:value="23.950169552958">
            <text:p>23,95</text:p>
          </table:table-cell>
          <table:table-cell table:style-name="ce16" table:formula="of:=([.$B$10]+([.$C$10]*([.BF$150]-1)))*[.$BC164]" office:value-type="float" office:value="24.3440868153421">
            <text:p>24,34</text:p>
          </table:table-cell>
          <table:table-cell table:style-name="ce16" table:formula="of:=([.$B$10]+([.$C$10]*([.BG$150]-1)))*[.$BC164]" office:value-type="float" office:value="24.7380040777263">
            <text:p>24,74</text:p>
          </table:table-cell>
          <table:table-cell table:style-name="ce16" table:formula="of:=([.$B$10]+([.$C$10]*([.BH$150]-1)))*[.$BC164]" office:value-type="float" office:value="25.1319213401105">
            <text:p>25,13</text:p>
          </table:table-cell>
          <table:table-cell table:style-name="ce16" table:formula="of:=([.$B$10]+([.$C$10]*([.BI$150]-1)))*[.$BC164]" office:value-type="float" office:value="25.5258386024947">
            <text:p>25,53</text:p>
          </table:table-cell>
          <table:table-cell table:style-name="ce16" table:formula="of:=([.$B$10]+([.$C$10]*([.BJ$150]-1)))*[.$BC164]" office:value-type="float" office:value="25.9197558648788">
            <text:p>25,92</text:p>
          </table:table-cell>
          <table:table-cell table:style-name="ce16" table:formula="of:=([.$B$10]+([.$C$10]*([.BK$150]-1)))*[.$BC164]" office:value-type="float" office:value="26.313673127263">
            <text:p>26,31</text:p>
          </table:table-cell>
          <table:table-cell table:style-name="ce16" table:formula="of:=([.$B$10]+([.$C$10]*([.BL$150]-1)))*[.$BC164]" office:value-type="float" office:value="26.7075903896472">
            <text:p>26,71</text:p>
          </table:table-cell>
          <table:table-cell table:style-name="ce16" table:formula="of:=([.$B$10]+([.$C$10]*([.BM$150]-1)))*[.$BC164]" office:value-type="float" office:value="27.1015076520314">
            <text:p>27,10</text:p>
          </table:table-cell>
          <table:table-cell table:style-name="ce16" table:formula="of:=([.$B$10]+([.$C$10]*([.BN$150]-1)))*[.$BC164]" office:value-type="float" office:value="27.4954249144155">
            <text:p>27,50</text:p>
          </table:table-cell>
          <table:table-cell table:style-name="ce16" table:formula="of:=([.$B$10]+([.$C$10]*([.BO$150]-1)))*[.$BC164]" office:value-type="float" office:value="27.8893421767997">
            <text:p>27,89</text:p>
          </table:table-cell>
          <table:table-cell table:style-name="ce16" table:formula="of:=([.$B$10]+([.$C$10]*([.BP$150]-1)))*[.$BC164]" office:value-type="float" office:value="28.2832594391839">
            <text:p>28,28</text:p>
          </table:table-cell>
          <table:table-cell table:style-name="ce16" table:formula="of:=([.$B$10]+([.$C$10]*([.BQ$150]-1)))*[.$BC164]" office:value-type="float" office:value="28.6771767015681">
            <text:p>28,68</text:p>
          </table:table-cell>
          <table:table-cell table:style-name="ce16" table:formula="of:=([.$B$10]+([.$C$10]*([.BR$150]-1)))*[.$BC164]" office:value-type="float" office:value="29.0710939639523">
            <text:p>29,07</text:p>
          </table:table-cell>
          <table:table-cell table:number-columns-repeated="954"/>
        </table:table-row>
        <table:table-row table:style-name="ro4">
          <table:table-cell table:number-columns-repeated="12"/>
          <table:table-cell table:style-name="ce23" table:formula="of:=[.M164]+3" office:value-type="float" office:value="42">
            <text:p>42</text:p>
          </table:table-cell>
          <table:table-cell table:style-name="ce24" table:formula="of:=[.$J$8]*[.$M165]" office:value-type="float" office:value="10.5">
            <text:p>10,500</text:p>
          </table:table-cell>
          <table:table-cell table:style-name="ce25" table:formula="of:=2.5*LOG([.$N165]*0.25+1; 3)+1" office:value-type="float" office:value="3.93063872849073">
            <text:p>3,931</text:p>
          </table:table-cell>
          <table:table-cell table:style-name="ce28" table:formula="of:=([.$B$8]+([.$C$8]*([.P$150]-1)))*[.$O165]" office:value-type="float" office:value="19.6531936424536">
            <text:p>19,7</text:p>
          </table:table-cell>
          <table:table-cell table:style-name="ce28" table:formula="of:=([.$B$8]+([.$C$8]*([.Q$150]-1)))*[.$O165]" office:value-type="float" office:value="20.0462575153027">
            <text:p>20,0</text:p>
          </table:table-cell>
          <table:table-cell table:style-name="ce28" table:formula="of:=([.$B$8]+([.$C$8]*([.R$150]-1)))*[.$O165]" office:value-type="float" office:value="20.537587356364">
            <text:p>20,5</text:p>
          </table:table-cell>
          <table:table-cell table:style-name="ce28" table:formula="of:=([.$B$8]+([.$C$8]*([.S$150]-1)))*[.$O165]" office:value-type="float" office:value="21.0289171974254">
            <text:p>21,0</text:p>
          </table:table-cell>
          <table:table-cell table:style-name="ce28" table:formula="of:=([.$B$8]+([.$C$8]*([.T$150]-1)))*[.$O165]" office:value-type="float" office:value="21.5202470384867">
            <text:p>21,5</text:p>
          </table:table-cell>
          <table:table-cell table:style-name="ce28" table:formula="of:=([.$B$8]+([.$C$8]*([.U$150]-1)))*[.$O165]" office:value-type="float" office:value="22.0115768795481">
            <text:p>22,0</text:p>
          </table:table-cell>
          <table:table-cell table:style-name="ce28" table:formula="of:=([.$B$8]+([.$C$8]*([.V$150]-1)))*[.$O165]" office:value-type="float" office:value="22.5029067206094">
            <text:p>22,5</text:p>
          </table:table-cell>
          <table:table-cell table:style-name="ce28" table:formula="of:=([.$B$8]+([.$C$8]*([.W$150]-1)))*[.$O165]" office:value-type="float" office:value="22.9942365616707">
            <text:p>23,0</text:p>
          </table:table-cell>
          <table:table-cell table:style-name="ce28" table:formula="of:=([.$B$8]+([.$C$8]*([.X$150]-1)))*[.$O165]" office:value-type="float" office:value="23.4855664027321">
            <text:p>23,5</text:p>
          </table:table-cell>
          <table:table-cell table:style-name="ce28" table:formula="of:=([.$B$8]+([.$C$8]*([.Y$150]-1)))*[.$O165]" office:value-type="float" office:value="23.9768962437934">
            <text:p>24,0</text:p>
          </table:table-cell>
          <table:table-cell table:style-name="ce28" table:formula="of:=([.$B$8]+([.$C$8]*([.Z$150]-1)))*[.$O165]" office:value-type="float" office:value="24.4682260848548">
            <text:p>24,5</text:p>
          </table:table-cell>
          <table:table-cell table:style-name="ce28" table:formula="of:=([.$B$8]+([.$C$8]*([.AA$150]-1)))*[.$O165]" office:value-type="float" office:value="24.9595559259161">
            <text:p>25,0</text:p>
          </table:table-cell>
          <table:table-cell table:style-name="ce28" table:formula="of:=([.$B$8]+([.$C$8]*([.AB$150]-1)))*[.$O165]" office:value-type="float" office:value="25.4508857669774">
            <text:p>25,5</text:p>
          </table:table-cell>
          <table:table-cell table:style-name="ce28" table:formula="of:=([.$B$8]+([.$C$8]*([.AC$150]-1)))*[.$O165]" office:value-type="float" office:value="25.9422156080388">
            <text:p>25,9</text:p>
          </table:table-cell>
          <table:table-cell table:style-name="ce28" table:formula="of:=([.$B$8]+([.$C$8]*([.AD$150]-1)))*[.$O165]" office:value-type="float" office:value="26.4335454491001">
            <text:p>26,4</text:p>
          </table:table-cell>
          <table:table-cell table:number-columns-repeated="2"/>
          <table:table-cell table:style-name="ce23" table:formula="of:=[.AG164]+3" office:value-type="float" office:value="42">
            <text:p>42</text:p>
          </table:table-cell>
          <table:table-cell table:style-name="ce24" table:formula="of:=[.$J$9]*[.$AG165]" office:value-type="float" office:value="6.3">
            <text:p>6,300</text:p>
          </table:table-cell>
          <table:table-cell table:style-name="ce25" table:formula="of:=1.5*LOG([.$AH165]*0.3+1; 3)+1" office:value-type="float" office:value="2.44899594661954">
            <text:p>2,449</text:p>
          </table:table-cell>
          <table:table-cell table:style-name="ce28" table:formula="of:=([.$B$9]+([.$C$9]*([.AJ$150]-1)))*[.$AI165]" office:value-type="float" office:value="36.7349391992931">
            <text:p>36,7</text:p>
          </table:table-cell>
          <table:table-cell table:style-name="ce28" table:formula="of:=([.$B$9]+([.$C$9]*([.AK$150]-1)))*[.$AI165]" office:value-type="float" office:value="38.3880114632613">
            <text:p>38,4</text:p>
          </table:table-cell>
          <table:table-cell table:style-name="ce28" table:formula="of:=([.$B$9]+([.$C$9]*([.AL$150]-1)))*[.$AI165]" office:value-type="float" office:value="40.224758423226">
            <text:p>40,2</text:p>
          </table:table-cell>
          <table:table-cell table:style-name="ce28" table:formula="of:=([.$B$9]+([.$C$9]*([.AM$150]-1)))*[.$AI165]" office:value-type="float" office:value="42.0615053831907">
            <text:p>42,1</text:p>
          </table:table-cell>
          <table:table-cell table:style-name="ce28" table:formula="of:=([.$B$9]+([.$C$9]*([.AN$150]-1)))*[.$AI165]" office:value-type="float" office:value="43.8982523431553">
            <text:p>43,9</text:p>
          </table:table-cell>
          <table:table-cell table:style-name="ce28" table:formula="of:=([.$B$9]+([.$C$9]*([.AO$150]-1)))*[.$AI165]" office:value-type="float" office:value="45.73499930312">
            <text:p>45,7</text:p>
          </table:table-cell>
          <table:table-cell table:style-name="ce28" table:formula="of:=([.$B$9]+([.$C$9]*([.AP$150]-1)))*[.$AI165]" office:value-type="float" office:value="49.4084932230493">
            <text:p>49,4</text:p>
          </table:table-cell>
          <table:table-cell table:style-name="ce23" table:formula="of:=[.AQ164]+3" office:value-type="float" office:value="42">
            <text:p>42</text:p>
          </table:table-cell>
          <table:table-cell table:style-name="ce37" table:formula="of:=100-(100/(100+[.AJ165])*100)" office:value-type="float" office:value="26.8658028550782">
            <text:p>26,87</text:p>
          </table:table-cell>
          <table:table-cell table:style-name="ce37" table:formula="of:=100-(100/(100+[.AK165])*100)" office:value-type="float" office:value="27.7394053555372">
            <text:p>27,74</text:p>
          </table:table-cell>
          <table:table-cell table:style-name="ce37" table:formula="of:=100-(100/(100+[.AL165])*100)" office:value-type="float" office:value="28.6859174339383">
            <text:p>28,69</text:p>
          </table:table-cell>
          <table:table-cell table:style-name="ce37" table:formula="of:=100-(100/(100+[.AM165])*100)" office:value-type="float" office:value="29.6079541531928">
            <text:p>29,61</text:p>
          </table:table-cell>
          <table:table-cell table:style-name="ce37" table:formula="of:=100-(100/(100+[.AN165])*100)" office:value-type="float" office:value="30.5064527388914">
            <text:p>30,51</text:p>
          </table:table-cell>
          <table:table-cell table:style-name="ce37" table:formula="of:=100-(100/(100+[.AO165])*100)" office:value-type="float" office:value="31.3823031679535">
            <text:p>31,38</text:p>
          </table:table-cell>
          <table:table-cell table:style-name="ce37" table:formula="of:=100-(100/(100+[.AP165])*100)" office:value-type="float" office:value="33.0694006459782">
            <text:p>33,07</text:p>
          </table:table-cell>
          <table:table-cell table:number-columns-repeated="2"/>
          <table:table-cell table:style-name="ce23" table:formula="of:=[.BA164]+3" office:value-type="float" office:value="42">
            <text:p>42</text:p>
          </table:table-cell>
          <table:table-cell table:style-name="ce24" table:formula="of:=[.$J$10]*[.$BA165]" office:value-type="float" office:value="8.4">
            <text:p>8,400</text:p>
          </table:table-cell>
          <table:table-cell table:style-name="ce25" table:formula="of:=3*LOG([.$BB165]*0.5+1; 2)+1" office:value-type="float" office:value="8.13553486976119">
            <text:p>8,136</text:p>
          </table:table-cell>
          <table:table-cell table:style-name="ce16" table:formula="of:=([.$B$10]+([.$C$10]*([.BD$150]-1)))*[.$BC165]" office:value-type="float" office:value="24.4066046092836">
            <text:p>24,41</text:p>
          </table:table-cell>
          <table:table-cell table:style-name="ce16" table:formula="of:=([.$B$10]+([.$C$10]*([.BE$150]-1)))*[.$BC165]" office:value-type="float" office:value="24.732026004074">
            <text:p>24,73</text:p>
          </table:table-cell>
          <table:table-cell table:style-name="ce16" table:formula="of:=([.$B$10]+([.$C$10]*([.BF$150]-1)))*[.$BC165]" office:value-type="float" office:value="25.1388027475621">
            <text:p>25,14</text:p>
          </table:table-cell>
          <table:table-cell table:style-name="ce16" table:formula="of:=([.$B$10]+([.$C$10]*([.BG$150]-1)))*[.$BC165]" office:value-type="float" office:value="25.5455794910501">
            <text:p>25,55</text:p>
          </table:table-cell>
          <table:table-cell table:style-name="ce16" table:formula="of:=([.$B$10]+([.$C$10]*([.BH$150]-1)))*[.$BC165]" office:value-type="float" office:value="25.9523562345382">
            <text:p>25,95</text:p>
          </table:table-cell>
          <table:table-cell table:style-name="ce16" table:formula="of:=([.$B$10]+([.$C$10]*([.BI$150]-1)))*[.$BC165]" office:value-type="float" office:value="26.3591329780263">
            <text:p>26,36</text:p>
          </table:table-cell>
          <table:table-cell table:style-name="ce16" table:formula="of:=([.$B$10]+([.$C$10]*([.BJ$150]-1)))*[.$BC165]" office:value-type="float" office:value="26.7659097215143">
            <text:p>26,77</text:p>
          </table:table-cell>
          <table:table-cell table:style-name="ce16" table:formula="of:=([.$B$10]+([.$C$10]*([.BK$150]-1)))*[.$BC165]" office:value-type="float" office:value="27.1726864650024">
            <text:p>27,17</text:p>
          </table:table-cell>
          <table:table-cell table:style-name="ce16" table:formula="of:=([.$B$10]+([.$C$10]*([.BL$150]-1)))*[.$BC165]" office:value-type="float" office:value="27.5794632084904">
            <text:p>27,58</text:p>
          </table:table-cell>
          <table:table-cell table:style-name="ce16" table:formula="of:=([.$B$10]+([.$C$10]*([.BM$150]-1)))*[.$BC165]" office:value-type="float" office:value="27.9862399519785">
            <text:p>27,99</text:p>
          </table:table-cell>
          <table:table-cell table:style-name="ce16" table:formula="of:=([.$B$10]+([.$C$10]*([.BN$150]-1)))*[.$BC165]" office:value-type="float" office:value="28.3930166954666">
            <text:p>28,39</text:p>
          </table:table-cell>
          <table:table-cell table:style-name="ce16" table:formula="of:=([.$B$10]+([.$C$10]*([.BO$150]-1)))*[.$BC165]" office:value-type="float" office:value="28.7997934389546">
            <text:p>28,80</text:p>
          </table:table-cell>
          <table:table-cell table:style-name="ce16" table:formula="of:=([.$B$10]+([.$C$10]*([.BP$150]-1)))*[.$BC165]" office:value-type="float" office:value="29.2065701824427">
            <text:p>29,21</text:p>
          </table:table-cell>
          <table:table-cell table:style-name="ce16" table:formula="of:=([.$B$10]+([.$C$10]*([.BQ$150]-1)))*[.$BC165]" office:value-type="float" office:value="29.6133469259307">
            <text:p>29,61</text:p>
          </table:table-cell>
          <table:table-cell table:style-name="ce16" table:formula="of:=([.$B$10]+([.$C$10]*([.BR$150]-1)))*[.$BC165]" office:value-type="float" office:value="30.0201236694188">
            <text:p>30,02</text:p>
          </table:table-cell>
          <table:table-cell table:number-columns-repeated="954"/>
        </table:table-row>
        <table:table-row table:style-name="ro4">
          <table:table-cell table:number-columns-repeated="12"/>
          <table:table-cell table:style-name="ce23" table:formula="of:=[.M165]+3" office:value-type="float" office:value="45">
            <text:p>45</text:p>
          </table:table-cell>
          <table:table-cell table:style-name="ce24" table:formula="of:=[.$J$8]*[.$M166]" office:value-type="float" office:value="11.25">
            <text:p>11,250</text:p>
          </table:table-cell>
          <table:table-cell table:style-name="ce25" table:formula="of:=2.5*LOG([.$N166]*0.25+1; 3)+1" office:value-type="float" office:value="4.04539908149941">
            <text:p>4,045</text:p>
          </table:table-cell>
          <table:table-cell table:style-name="ce28" table:formula="of:=([.$B$8]+([.$C$8]*([.P$150]-1)))*[.$O166]" office:value-type="float" office:value="20.226995407497">
            <text:p>20,2</text:p>
          </table:table-cell>
          <table:table-cell table:style-name="ce28" table:formula="of:=([.$B$8]+([.$C$8]*([.Q$150]-1)))*[.$O166]" office:value-type="float" office:value="20.631535315647">
            <text:p>20,6</text:p>
          </table:table-cell>
          <table:table-cell table:style-name="ce28" table:formula="of:=([.$B$8]+([.$C$8]*([.R$150]-1)))*[.$O166]" office:value-type="float" office:value="21.1372102008344">
            <text:p>21,1</text:p>
          </table:table-cell>
          <table:table-cell table:style-name="ce28" table:formula="of:=([.$B$8]+([.$C$8]*([.S$150]-1)))*[.$O166]" office:value-type="float" office:value="21.6428850860218">
            <text:p>21,6</text:p>
          </table:table-cell>
          <table:table-cell table:style-name="ce28" table:formula="of:=([.$B$8]+([.$C$8]*([.T$150]-1)))*[.$O166]" office:value-type="float" office:value="22.1485599712093">
            <text:p>22,1</text:p>
          </table:table-cell>
          <table:table-cell table:style-name="ce28" table:formula="of:=([.$B$8]+([.$C$8]*([.U$150]-1)))*[.$O166]" office:value-type="float" office:value="22.6542348563967">
            <text:p>22,7</text:p>
          </table:table-cell>
          <table:table-cell table:style-name="ce28" table:formula="of:=([.$B$8]+([.$C$8]*([.V$150]-1)))*[.$O166]" office:value-type="float" office:value="23.1599097415841">
            <text:p>23,2</text:p>
          </table:table-cell>
          <table:table-cell table:style-name="ce28" table:formula="of:=([.$B$8]+([.$C$8]*([.W$150]-1)))*[.$O166]" office:value-type="float" office:value="23.6655846267715">
            <text:p>23,7</text:p>
          </table:table-cell>
          <table:table-cell table:style-name="ce28" table:formula="of:=([.$B$8]+([.$C$8]*([.X$150]-1)))*[.$O166]" office:value-type="float" office:value="24.171259511959">
            <text:p>24,2</text:p>
          </table:table-cell>
          <table:table-cell table:style-name="ce28" table:formula="of:=([.$B$8]+([.$C$8]*([.Y$150]-1)))*[.$O166]" office:value-type="float" office:value="24.6769343971464">
            <text:p>24,7</text:p>
          </table:table-cell>
          <table:table-cell table:style-name="ce28" table:formula="of:=([.$B$8]+([.$C$8]*([.Z$150]-1)))*[.$O166]" office:value-type="float" office:value="25.1826092823338">
            <text:p>25,2</text:p>
          </table:table-cell>
          <table:table-cell table:style-name="ce28" table:formula="of:=([.$B$8]+([.$C$8]*([.AA$150]-1)))*[.$O166]" office:value-type="float" office:value="25.6882841675212">
            <text:p>25,7</text:p>
          </table:table-cell>
          <table:table-cell table:style-name="ce28" table:formula="of:=([.$B$8]+([.$C$8]*([.AB$150]-1)))*[.$O166]" office:value-type="float" office:value="26.1939590527087">
            <text:p>26,2</text:p>
          </table:table-cell>
          <table:table-cell table:style-name="ce28" table:formula="of:=([.$B$8]+([.$C$8]*([.AC$150]-1)))*[.$O166]" office:value-type="float" office:value="26.6996339378961">
            <text:p>26,7</text:p>
          </table:table-cell>
          <table:table-cell table:style-name="ce28" table:formula="of:=([.$B$8]+([.$C$8]*([.AD$150]-1)))*[.$O166]" office:value-type="float" office:value="27.2053088230835">
            <text:p>27,2</text:p>
          </table:table-cell>
          <table:table-cell table:number-columns-repeated="2"/>
          <table:table-cell table:style-name="ce23" table:formula="of:=[.AG165]+3" office:value-type="float" office:value="45">
            <text:p>45</text:p>
          </table:table-cell>
          <table:table-cell table:style-name="ce24" table:formula="of:=[.$J$9]*[.$AG166]" office:value-type="float" office:value="6.75">
            <text:p>6,750</text:p>
          </table:table-cell>
          <table:table-cell table:style-name="ce25" table:formula="of:=1.5*LOG([.$AH166]*0.3+1; 3)+1" office:value-type="float" office:value="2.51133084378396">
            <text:p>2,511</text:p>
          </table:table-cell>
          <table:table-cell table:style-name="ce28" table:formula="of:=([.$B$9]+([.$C$9]*([.AJ$150]-1)))*[.$AI166]" office:value-type="float" office:value="37.6699626567595">
            <text:p>37,7</text:p>
          </table:table-cell>
          <table:table-cell table:style-name="ce28" table:formula="of:=([.$B$9]+([.$C$9]*([.AK$150]-1)))*[.$AI166]" office:value-type="float" office:value="39.3651109763136">
            <text:p>39,4</text:p>
          </table:table-cell>
          <table:table-cell table:style-name="ce28" table:formula="of:=([.$B$9]+([.$C$9]*([.AL$150]-1)))*[.$AI166]" office:value-type="float" office:value="41.2486091091516">
            <text:p>41,2</text:p>
          </table:table-cell>
          <table:table-cell table:style-name="ce28" table:formula="of:=([.$B$9]+([.$C$9]*([.AM$150]-1)))*[.$AI166]" office:value-type="float" office:value="43.1321072419896">
            <text:p>43,1</text:p>
          </table:table-cell>
          <table:table-cell table:style-name="ce28" table:formula="of:=([.$B$9]+([.$C$9]*([.AN$150]-1)))*[.$AI166]" office:value-type="float" office:value="45.0156053748276">
            <text:p>45,0</text:p>
          </table:table-cell>
          <table:table-cell table:style-name="ce28" table:formula="of:=([.$B$9]+([.$C$9]*([.AO$150]-1)))*[.$AI166]" office:value-type="float" office:value="46.8991035076656">
            <text:p>46,9</text:p>
          </table:table-cell>
          <table:table-cell table:style-name="ce28" table:formula="of:=([.$B$9]+([.$C$9]*([.AP$150]-1)))*[.$AI166]" office:value-type="float" office:value="50.6660997733415">
            <text:p>50,7</text:p>
          </table:table-cell>
          <table:table-cell table:style-name="ce23" table:formula="of:=[.AQ165]+3" office:value-type="float" office:value="45">
            <text:p>45</text:p>
          </table:table-cell>
          <table:table-cell table:style-name="ce37" table:formula="of:=100-(100/(100+[.AJ166])*100)" office:value-type="float" office:value="27.3625138917766">
            <text:p>27,36</text:p>
          </table:table-cell>
          <table:table-cell table:style-name="ce37" table:formula="of:=100-(100/(100+[.AK166])*100)" office:value-type="float" office:value="28.2460299428916">
            <text:p>28,25</text:p>
          </table:table-cell>
          <table:table-cell table:style-name="ce37" table:formula="of:=100-(100/(100+[.AL166])*100)" office:value-type="float" office:value="29.202842682349">
            <text:p>29,20</text:p>
          </table:table-cell>
          <table:table-cell table:style-name="ce37" table:formula="of:=100-(100/(100+[.AM166])*100)" office:value-type="float" office:value="30.1344737201887">
            <text:p>30,13</text:p>
          </table:table-cell>
          <table:table-cell table:style-name="ce37" table:formula="of:=100-(100/(100+[.AN166])*100)" office:value-type="float" office:value="31.0419042547">
            <text:p>31,04</text:p>
          </table:table-cell>
          <table:table-cell table:style-name="ce37" table:formula="of:=100-(100/(100+[.AO166])*100)" office:value-type="float" office:value="31.9260651616014">
            <text:p>31,93</text:p>
          </table:table-cell>
          <table:table-cell table:style-name="ce37" table:formula="of:=100-(100/(100+[.AP166])*100)" office:value-type="float" office:value="33.6280688552782">
            <text:p>33,63</text:p>
          </table:table-cell>
          <table:table-cell table:number-columns-repeated="2"/>
          <table:table-cell table:style-name="ce23" table:formula="of:=[.BA165]+3" office:value-type="float" office:value="45">
            <text:p>45</text:p>
          </table:table-cell>
          <table:table-cell table:style-name="ce24" table:formula="of:=[.$J$10]*[.$BA166]" office:value-type="float" office:value="9">
            <text:p>9,000</text:p>
          </table:table-cell>
          <table:table-cell table:style-name="ce25" table:formula="of:=3*LOG([.$BB166]*0.5+1; 2)+1" office:value-type="float" office:value="8.37829485591189">
            <text:p>8,378</text:p>
          </table:table-cell>
          <table:table-cell table:style-name="ce16" table:formula="of:=([.$B$10]+([.$C$10]*([.BD$150]-1)))*[.$BC166]" office:value-type="float" office:value="25.1348845677357">
            <text:p>25,13</text:p>
          </table:table-cell>
          <table:table-cell table:style-name="ce16" table:formula="of:=([.$B$10]+([.$C$10]*([.BE$150]-1)))*[.$BC166]" office:value-type="float" office:value="25.4700163619722">
            <text:p>25,47</text:p>
          </table:table-cell>
          <table:table-cell table:style-name="ce16" table:formula="of:=([.$B$10]+([.$C$10]*([.BF$150]-1)))*[.$BC166]" office:value-type="float" office:value="25.8889311047677">
            <text:p>25,89</text:p>
          </table:table-cell>
          <table:table-cell table:style-name="ce16" table:formula="of:=([.$B$10]+([.$C$10]*([.BG$150]-1)))*[.$BC166]" office:value-type="float" office:value="26.3078458475633">
            <text:p>26,31</text:p>
          </table:table-cell>
          <table:table-cell table:style-name="ce16" table:formula="of:=([.$B$10]+([.$C$10]*([.BH$150]-1)))*[.$BC166]" office:value-type="float" office:value="26.7267605903589">
            <text:p>26,73</text:p>
          </table:table-cell>
          <table:table-cell table:style-name="ce16" table:formula="of:=([.$B$10]+([.$C$10]*([.BI$150]-1)))*[.$BC166]" office:value-type="float" office:value="27.1456753331545">
            <text:p>27,15</text:p>
          </table:table-cell>
          <table:table-cell table:style-name="ce16" table:formula="of:=([.$B$10]+([.$C$10]*([.BJ$150]-1)))*[.$BC166]" office:value-type="float" office:value="27.5645900759501">
            <text:p>27,56</text:p>
          </table:table-cell>
          <table:table-cell table:style-name="ce16" table:formula="of:=([.$B$10]+([.$C$10]*([.BK$150]-1)))*[.$BC166]" office:value-type="float" office:value="27.9835048187457">
            <text:p>27,98</text:p>
          </table:table-cell>
          <table:table-cell table:style-name="ce16" table:formula="of:=([.$B$10]+([.$C$10]*([.BL$150]-1)))*[.$BC166]" office:value-type="float" office:value="28.4024195615413">
            <text:p>28,40</text:p>
          </table:table-cell>
          <table:table-cell table:style-name="ce16" table:formula="of:=([.$B$10]+([.$C$10]*([.BM$150]-1)))*[.$BC166]" office:value-type="float" office:value="28.8213343043369">
            <text:p>28,82</text:p>
          </table:table-cell>
          <table:table-cell table:style-name="ce16" table:formula="of:=([.$B$10]+([.$C$10]*([.BN$150]-1)))*[.$BC166]" office:value-type="float" office:value="29.2402490471325">
            <text:p>29,24</text:p>
          </table:table-cell>
          <table:table-cell table:style-name="ce16" table:formula="of:=([.$B$10]+([.$C$10]*([.BO$150]-1)))*[.$BC166]" office:value-type="float" office:value="29.6591637899281">
            <text:p>29,66</text:p>
          </table:table-cell>
          <table:table-cell table:style-name="ce16" table:formula="of:=([.$B$10]+([.$C$10]*([.BP$150]-1)))*[.$BC166]" office:value-type="float" office:value="30.0780785327237">
            <text:p>30,08</text:p>
          </table:table-cell>
          <table:table-cell table:style-name="ce16" table:formula="of:=([.$B$10]+([.$C$10]*([.BQ$150]-1)))*[.$BC166]" office:value-type="float" office:value="30.4969932755193">
            <text:p>30,50</text:p>
          </table:table-cell>
          <table:table-cell table:style-name="ce16" table:formula="of:=([.$B$10]+([.$C$10]*([.BR$150]-1)))*[.$BC166]" office:value-type="float" office:value="30.9159080183149">
            <text:p>30,92</text:p>
          </table:table-cell>
          <table:table-cell table:number-columns-repeated="954"/>
        </table:table-row>
        <table:table-row table:style-name="ro4">
          <table:table-cell table:number-columns-repeated="12"/>
          <table:table-cell table:style-name="ce23" table:formula="of:=[.M166]+3" office:value-type="float" office:value="48">
            <text:p>48</text:p>
          </table:table-cell>
          <table:table-cell table:style-name="ce24" table:formula="of:=[.$J$8]*[.$M167]" office:value-type="float" office:value="12">
            <text:p>12,000</text:p>
          </table:table-cell>
          <table:table-cell table:style-name="ce25" table:formula="of:=2.5*LOG([.$N167]*0.25+1; 3)+1" office:value-type="float" office:value="4.15464876785729">
            <text:p>4,155</text:p>
          </table:table-cell>
          <table:table-cell table:style-name="ce28" table:formula="of:=([.$B$8]+([.$C$8]*([.P$150]-1)))*[.$O167]" office:value-type="float" office:value="20.7732438392864">
            <text:p>20,8</text:p>
          </table:table-cell>
          <table:table-cell table:style-name="ce28" table:formula="of:=([.$B$8]+([.$C$8]*([.Q$150]-1)))*[.$O167]" office:value-type="float" office:value="21.1887087160722">
            <text:p>21,2</text:p>
          </table:table-cell>
          <table:table-cell table:style-name="ce28" table:formula="of:=([.$B$8]+([.$C$8]*([.R$150]-1)))*[.$O167]" office:value-type="float" office:value="21.7080398120543">
            <text:p>21,7</text:p>
          </table:table-cell>
          <table:table-cell table:style-name="ce28" table:formula="of:=([.$B$8]+([.$C$8]*([.S$150]-1)))*[.$O167]" office:value-type="float" office:value="22.2273709080365">
            <text:p>22,2</text:p>
          </table:table-cell>
          <table:table-cell table:style-name="ce28" table:formula="of:=([.$B$8]+([.$C$8]*([.T$150]-1)))*[.$O167]" office:value-type="float" office:value="22.7467020040186">
            <text:p>22,7</text:p>
          </table:table-cell>
          <table:table-cell table:style-name="ce28" table:formula="of:=([.$B$8]+([.$C$8]*([.U$150]-1)))*[.$O167]" office:value-type="float" office:value="23.2660331000008">
            <text:p>23,3</text:p>
          </table:table-cell>
          <table:table-cell table:style-name="ce28" table:formula="of:=([.$B$8]+([.$C$8]*([.V$150]-1)))*[.$O167]" office:value-type="float" office:value="23.785364195983">
            <text:p>23,8</text:p>
          </table:table-cell>
          <table:table-cell table:style-name="ce28" table:formula="of:=([.$B$8]+([.$C$8]*([.W$150]-1)))*[.$O167]" office:value-type="float" office:value="24.3046952919651">
            <text:p>24,3</text:p>
          </table:table-cell>
          <table:table-cell table:style-name="ce28" table:formula="of:=([.$B$8]+([.$C$8]*([.X$150]-1)))*[.$O167]" office:value-type="float" office:value="24.8240263879473">
            <text:p>24,8</text:p>
          </table:table-cell>
          <table:table-cell table:style-name="ce28" table:formula="of:=([.$B$8]+([.$C$8]*([.Y$150]-1)))*[.$O167]" office:value-type="float" office:value="25.3433574839294">
            <text:p>25,3</text:p>
          </table:table-cell>
          <table:table-cell table:style-name="ce28" table:formula="of:=([.$B$8]+([.$C$8]*([.Z$150]-1)))*[.$O167]" office:value-type="float" office:value="25.8626885799116">
            <text:p>25,9</text:p>
          </table:table-cell>
          <table:table-cell table:style-name="ce28" table:formula="of:=([.$B$8]+([.$C$8]*([.AA$150]-1)))*[.$O167]" office:value-type="float" office:value="26.3820196758938">
            <text:p>26,4</text:p>
          </table:table-cell>
          <table:table-cell table:style-name="ce28" table:formula="of:=([.$B$8]+([.$C$8]*([.AB$150]-1)))*[.$O167]" office:value-type="float" office:value="26.9013507718759">
            <text:p>26,9</text:p>
          </table:table-cell>
          <table:table-cell table:style-name="ce28" table:formula="of:=([.$B$8]+([.$C$8]*([.AC$150]-1)))*[.$O167]" office:value-type="float" office:value="27.4206818678581">
            <text:p>27,4</text:p>
          </table:table-cell>
          <table:table-cell table:style-name="ce28" table:formula="of:=([.$B$8]+([.$C$8]*([.AD$150]-1)))*[.$O167]" office:value-type="float" office:value="27.9400129638403">
            <text:p>27,9</text:p>
          </table:table-cell>
          <table:table-cell table:number-columns-repeated="2"/>
          <table:table-cell table:style-name="ce23" table:formula="of:=[.AG166]+3" office:value-type="float" office:value="48">
            <text:p>48</text:p>
          </table:table-cell>
          <table:table-cell table:style-name="ce24" table:formula="of:=[.$J$9]*[.$AG167]" office:value-type="float" office:value="7.2">
            <text:p>7,200</text:p>
          </table:table-cell>
          <table:table-cell table:style-name="ce25" table:formula="of:=1.5*LOG([.$AH167]*0.3+1; 3)+1" office:value-type="float" office:value="2.57094368887003">
            <text:p>2,571</text:p>
          </table:table-cell>
          <table:table-cell table:style-name="ce28" table:formula="of:=([.$B$9]+([.$C$9]*([.AJ$150]-1)))*[.$AI167]" office:value-type="float" office:value="38.5641553330505">
            <text:p>38,6</text:p>
          </table:table-cell>
          <table:table-cell table:style-name="ce28" table:formula="of:=([.$B$9]+([.$C$9]*([.AK$150]-1)))*[.$AI167]" office:value-type="float" office:value="40.2995423230378">
            <text:p>40,3</text:p>
          </table:table-cell>
          <table:table-cell table:style-name="ce28" table:formula="of:=([.$B$9]+([.$C$9]*([.AL$150]-1)))*[.$AI167]" office:value-type="float" office:value="42.2277500896903">
            <text:p>42,2</text:p>
          </table:table-cell>
          <table:table-cell table:style-name="ce28" table:formula="of:=([.$B$9]+([.$C$9]*([.AM$150]-1)))*[.$AI167]" office:value-type="float" office:value="44.1559578563428">
            <text:p>44,2</text:p>
          </table:table-cell>
          <table:table-cell table:style-name="ce28" table:formula="of:=([.$B$9]+([.$C$9]*([.AN$150]-1)))*[.$AI167]" office:value-type="float" office:value="46.0841656229954">
            <text:p>46,1</text:p>
          </table:table-cell>
          <table:table-cell table:style-name="ce28" table:formula="of:=([.$B$9]+([.$C$9]*([.AO$150]-1)))*[.$AI167]" office:value-type="float" office:value="48.0123733896479">
            <text:p>48,0</text:p>
          </table:table-cell>
          <table:table-cell table:style-name="ce28" table:formula="of:=([.$B$9]+([.$C$9]*([.AP$150]-1)))*[.$AI167]" office:value-type="float" office:value="51.8687889229529">
            <text:p>51,9</text:p>
          </table:table-cell>
          <table:table-cell table:style-name="ce23" table:formula="of:=[.AQ166]+3" office:value-type="float" office:value="48">
            <text:p>48</text:p>
          </table:table-cell>
          <table:table-cell table:style-name="ce37" table:formula="of:=100-(100/(100+[.AJ167])*100)" office:value-type="float" office:value="27.8312636051931">
            <text:p>27,83</text:p>
          </table:table-cell>
          <table:table-cell table:style-name="ce37" table:formula="of:=100-(100/(100+[.AK167])*100)" office:value-type="float" office:value="28.7239299970406">
            <text:p>28,72</text:p>
          </table:table-cell>
          <table:table-cell table:style-name="ce37" table:formula="of:=100-(100/(100+[.AL167])*100)" office:value-type="float" office:value="29.6902327872451">
            <text:p>29,69</text:p>
          </table:table-cell>
          <table:table-cell table:style-name="ce37" table:formula="of:=100-(100/(100+[.AM167])*100)" office:value-type="float" office:value="30.6306853445114">
            <text:p>30,63</text:p>
          </table:table-cell>
          <table:table-cell table:style-name="ce37" table:formula="of:=100-(100/(100+[.AN167])*100)" office:value-type="float" office:value="31.5463112832683">
            <text:p>31,55</text:p>
          </table:table-cell>
          <table:table-cell table:style-name="ce37" table:formula="of:=100-(100/(100+[.AO167])*100)" office:value-type="float" office:value="32.438080878045">
            <text:p>32,44</text:p>
          </table:table-cell>
          <table:table-cell table:style-name="ce37" table:formula="of:=100-(100/(100+[.AP167])*100)" office:value-type="float" office:value="34.1536857512358">
            <text:p>34,15</text:p>
          </table:table-cell>
          <table:table-cell table:number-columns-repeated="2"/>
          <table:table-cell table:style-name="ce23" table:formula="of:=[.BA166]+3" office:value-type="float" office:value="48">
            <text:p>48</text:p>
          </table:table-cell>
          <table:table-cell table:style-name="ce24" table:formula="of:=[.$J$10]*[.$BA167]" office:value-type="float" office:value="9.6">
            <text:p>9,600</text:p>
          </table:table-cell>
          <table:table-cell table:style-name="ce25" table:formula="of:=3*LOG([.$BB167]*0.5+1; 2)+1" office:value-type="float" office:value="8.60815870072063">
            <text:p>8,608</text:p>
          </table:table-cell>
          <table:table-cell table:style-name="ce16" table:formula="of:=([.$B$10]+([.$C$10]*([.BD$150]-1)))*[.$BC167]" office:value-type="float" office:value="25.8244761021619">
            <text:p>25,82</text:p>
          </table:table-cell>
          <table:table-cell table:style-name="ce16" table:formula="of:=([.$B$10]+([.$C$10]*([.BE$150]-1)))*[.$BC167]" office:value-type="float" office:value="26.1688024501907">
            <text:p>26,17</text:p>
          </table:table-cell>
          <table:table-cell table:style-name="ce16" table:formula="of:=([.$B$10]+([.$C$10]*([.BF$150]-1)))*[.$BC167]" office:value-type="float" office:value="26.5992103852267">
            <text:p>26,60</text:p>
          </table:table-cell>
          <table:table-cell table:style-name="ce16" table:formula="of:=([.$B$10]+([.$C$10]*([.BG$150]-1)))*[.$BC167]" office:value-type="float" office:value="27.0296183202628">
            <text:p>27,03</text:p>
          </table:table-cell>
          <table:table-cell table:style-name="ce16" table:formula="of:=([.$B$10]+([.$C$10]*([.BH$150]-1)))*[.$BC167]" office:value-type="float" office:value="27.4600262552988">
            <text:p>27,46</text:p>
          </table:table-cell>
          <table:table-cell table:style-name="ce16" table:formula="of:=([.$B$10]+([.$C$10]*([.BI$150]-1)))*[.$BC167]" office:value-type="float" office:value="27.8904341903348">
            <text:p>27,89</text:p>
          </table:table-cell>
          <table:table-cell table:style-name="ce16" table:formula="of:=([.$B$10]+([.$C$10]*([.BJ$150]-1)))*[.$BC167]" office:value-type="float" office:value="28.3208421253709">
            <text:p>28,32</text:p>
          </table:table-cell>
          <table:table-cell table:style-name="ce16" table:formula="of:=([.$B$10]+([.$C$10]*([.BK$150]-1)))*[.$BC167]" office:value-type="float" office:value="28.7512500604069">
            <text:p>28,75</text:p>
          </table:table-cell>
          <table:table-cell table:style-name="ce16" table:formula="of:=([.$B$10]+([.$C$10]*([.BL$150]-1)))*[.$BC167]" office:value-type="float" office:value="29.1816579954429">
            <text:p>29,18</text:p>
          </table:table-cell>
          <table:table-cell table:style-name="ce16" table:formula="of:=([.$B$10]+([.$C$10]*([.BM$150]-1)))*[.$BC167]" office:value-type="float" office:value="29.612065930479">
            <text:p>29,61</text:p>
          </table:table-cell>
          <table:table-cell table:style-name="ce16" table:formula="of:=([.$B$10]+([.$C$10]*([.BN$150]-1)))*[.$BC167]" office:value-type="float" office:value="30.042473865515">
            <text:p>30,04</text:p>
          </table:table-cell>
          <table:table-cell table:style-name="ce16" table:formula="of:=([.$B$10]+([.$C$10]*([.BO$150]-1)))*[.$BC167]" office:value-type="float" office:value="30.472881800551">
            <text:p>30,47</text:p>
          </table:table-cell>
          <table:table-cell table:style-name="ce16" table:formula="of:=([.$B$10]+([.$C$10]*([.BP$150]-1)))*[.$BC167]" office:value-type="float" office:value="30.9032897355871">
            <text:p>30,90</text:p>
          </table:table-cell>
          <table:table-cell table:style-name="ce16" table:formula="of:=([.$B$10]+([.$C$10]*([.BQ$150]-1)))*[.$BC167]" office:value-type="float" office:value="31.3336976706231">
            <text:p>31,33</text:p>
          </table:table-cell>
          <table:table-cell table:style-name="ce16" table:formula="of:=([.$B$10]+([.$C$10]*([.BR$150]-1)))*[.$BC167]" office:value-type="float" office:value="31.7641056056591">
            <text:p>31,76</text:p>
          </table:table-cell>
          <table:table-cell table:number-columns-repeated="954"/>
        </table:table-row>
        <table:table-row table:style-name="ro4">
          <table:table-cell table:number-columns-repeated="12"/>
          <table:table-cell table:style-name="ce23" table:formula="of:=[.M167]+3" office:value-type="float" office:value="51">
            <text:p>51</text:p>
          </table:table-cell>
          <table:table-cell table:style-name="ce24" table:formula="of:=[.$J$8]*[.$M168]" office:value-type="float" office:value="12.75">
            <text:p>12,750</text:p>
          </table:table-cell>
          <table:table-cell table:style-name="ce25" table:formula="of:=2.5*LOG([.$N168]*0.25+1; 3)+1" office:value-type="float" office:value="4.25889285948044">
            <text:p>4,259</text:p>
          </table:table-cell>
          <table:table-cell table:style-name="ce28" table:formula="of:=([.$B$8]+([.$C$8]*([.P$150]-1)))*[.$O168]" office:value-type="float" office:value="21.2944642974022">
            <text:p>21,3</text:p>
          </table:table-cell>
          <table:table-cell table:style-name="ce28" table:formula="of:=([.$B$8]+([.$C$8]*([.Q$150]-1)))*[.$O168]" office:value-type="float" office:value="21.7203535833502">
            <text:p>21,7</text:p>
          </table:table-cell>
          <table:table-cell table:style-name="ce28" table:formula="of:=([.$B$8]+([.$C$8]*([.R$150]-1)))*[.$O168]" office:value-type="float" office:value="22.2527151907853">
            <text:p>22,3</text:p>
          </table:table-cell>
          <table:table-cell table:style-name="ce28" table:formula="of:=([.$B$8]+([.$C$8]*([.S$150]-1)))*[.$O168]" office:value-type="float" office:value="22.7850767982203">
            <text:p>22,8</text:p>
          </table:table-cell>
          <table:table-cell table:style-name="ce28" table:formula="of:=([.$B$8]+([.$C$8]*([.T$150]-1)))*[.$O168]" office:value-type="float" office:value="23.3174384056554">
            <text:p>23,3</text:p>
          </table:table-cell>
          <table:table-cell table:style-name="ce28" table:formula="of:=([.$B$8]+([.$C$8]*([.U$150]-1)))*[.$O168]" office:value-type="float" office:value="23.8498000130904">
            <text:p>23,8</text:p>
          </table:table-cell>
          <table:table-cell table:style-name="ce28" table:formula="of:=([.$B$8]+([.$C$8]*([.V$150]-1)))*[.$O168]" office:value-type="float" office:value="24.3821616205255">
            <text:p>24,4</text:p>
          </table:table-cell>
          <table:table-cell table:style-name="ce28" table:formula="of:=([.$B$8]+([.$C$8]*([.W$150]-1)))*[.$O168]" office:value-type="float" office:value="24.9145232279605">
            <text:p>24,9</text:p>
          </table:table-cell>
          <table:table-cell table:style-name="ce28" table:formula="of:=([.$B$8]+([.$C$8]*([.X$150]-1)))*[.$O168]" office:value-type="float" office:value="25.4468848353956">
            <text:p>25,4</text:p>
          </table:table-cell>
          <table:table-cell table:style-name="ce28" table:formula="of:=([.$B$8]+([.$C$8]*([.Y$150]-1)))*[.$O168]" office:value-type="float" office:value="25.9792464428307">
            <text:p>26,0</text:p>
          </table:table-cell>
          <table:table-cell table:style-name="ce28" table:formula="of:=([.$B$8]+([.$C$8]*([.Z$150]-1)))*[.$O168]" office:value-type="float" office:value="26.5116080502657">
            <text:p>26,5</text:p>
          </table:table-cell>
          <table:table-cell table:style-name="ce28" table:formula="of:=([.$B$8]+([.$C$8]*([.AA$150]-1)))*[.$O168]" office:value-type="float" office:value="27.0439696577008">
            <text:p>27,0</text:p>
          </table:table-cell>
          <table:table-cell table:style-name="ce28" table:formula="of:=([.$B$8]+([.$C$8]*([.AB$150]-1)))*[.$O168]" office:value-type="float" office:value="27.5763312651358">
            <text:p>27,6</text:p>
          </table:table-cell>
          <table:table-cell table:style-name="ce28" table:formula="of:=([.$B$8]+([.$C$8]*([.AC$150]-1)))*[.$O168]" office:value-type="float" office:value="28.1086928725709">
            <text:p>28,1</text:p>
          </table:table-cell>
          <table:table-cell table:style-name="ce28" table:formula="of:=([.$B$8]+([.$C$8]*([.AD$150]-1)))*[.$O168]" office:value-type="float" office:value="28.6410544800059">
            <text:p>28,6</text:p>
          </table:table-cell>
          <table:table-cell table:number-columns-repeated="2"/>
          <table:table-cell table:style-name="ce23" table:formula="of:=[.AG167]+3" office:value-type="float" office:value="51">
            <text:p>51</text:p>
          </table:table-cell>
          <table:table-cell table:style-name="ce24" table:formula="of:=[.$J$9]*[.$AG168]" office:value-type="float" office:value="7.65">
            <text:p>7,650</text:p>
          </table:table-cell>
          <table:table-cell table:style-name="ce25" table:formula="of:=1.5*LOG([.$AH168]*0.3+1; 3)+1" office:value-type="float" office:value="2.62806230221592">
            <text:p>2,628</text:p>
          </table:table-cell>
          <table:table-cell table:style-name="ce28" table:formula="of:=([.$B$9]+([.$C$9]*([.AJ$150]-1)))*[.$AI168]" office:value-type="float" office:value="39.4209345332388">
            <text:p>39,4</text:p>
          </table:table-cell>
          <table:table-cell table:style-name="ce28" table:formula="of:=([.$B$9]+([.$C$9]*([.AK$150]-1)))*[.$AI168]" office:value-type="float" office:value="41.1948765872346">
            <text:p>41,2</text:p>
          </table:table-cell>
          <table:table-cell table:style-name="ce28" table:formula="of:=([.$B$9]+([.$C$9]*([.AL$150]-1)))*[.$AI168]" office:value-type="float" office:value="43.1659233138965">
            <text:p>43,2</text:p>
          </table:table-cell>
          <table:table-cell table:style-name="ce28" table:formula="of:=([.$B$9]+([.$C$9]*([.AM$150]-1)))*[.$AI168]" office:value-type="float" office:value="45.1369700405585">
            <text:p>45,1</text:p>
          </table:table-cell>
          <table:table-cell table:style-name="ce28" table:formula="of:=([.$B$9]+([.$C$9]*([.AN$150]-1)))*[.$AI168]" office:value-type="float" office:value="47.1080167672204">
            <text:p>47,1</text:p>
          </table:table-cell>
          <table:table-cell table:style-name="ce28" table:formula="of:=([.$B$9]+([.$C$9]*([.AO$150]-1)))*[.$AI168]" office:value-type="float" office:value="49.0790634938824">
            <text:p>49,1</text:p>
          </table:table-cell>
          <table:table-cell table:style-name="ce28" table:formula="of:=([.$B$9]+([.$C$9]*([.AP$150]-1)))*[.$AI168]" office:value-type="float" office:value="53.0211569472062">
            <text:p>53,0</text:p>
          </table:table-cell>
          <table:table-cell table:style-name="ce23" table:formula="of:=[.AQ167]+3" office:value-type="float" office:value="51">
            <text:p>51</text:p>
          </table:table-cell>
          <table:table-cell table:style-name="ce37" table:formula="of:=100-(100/(100+[.AJ168])*100)" office:value-type="float" office:value="28.2747599312933">
            <text:p>28,27</text:p>
          </table:table-cell>
          <table:table-cell table:style-name="ce37" table:formula="of:=100-(100/(100+[.AK168])*100)" office:value-type="float" office:value="29.1759004171678">
            <text:p>29,18</text:p>
          </table:table-cell>
          <table:table-cell table:style-name="ce37" table:formula="of:=100-(100/(100+[.AL168])*100)" office:value-type="float" office:value="30.1509760945373">
            <text:p>30,15</text:p>
          </table:table-cell>
          <table:table-cell table:style-name="ce37" table:formula="of:=100-(100/(100+[.AM168])*100)" office:value-type="float" office:value="31.0995675519097">
            <text:p>31,10</text:p>
          </table:table-cell>
          <table:table-cell table:style-name="ce37" table:formula="of:=100-(100/(100+[.AN168])*100)" office:value-type="float" office:value="32.0227393465326">
            <text:p>32,02</text:p>
          </table:table-cell>
          <table:table-cell table:style-name="ce37" table:formula="of:=100-(100/(100+[.AO168])*100)" office:value-type="float" office:value="32.9214997355389">
            <text:p>32,92</text:p>
          </table:table-cell>
          <table:table-cell table:style-name="ce37" table:formula="of:=100-(100/(100+[.AP168])*100)" office:value-type="float" office:value="34.6495595805089">
            <text:p>34,65</text:p>
          </table:table-cell>
          <table:table-cell table:number-columns-repeated="2"/>
          <table:table-cell table:style-name="ce23" table:formula="of:=[.BA167]+3" office:value-type="float" office:value="51">
            <text:p>51</text:p>
          </table:table-cell>
          <table:table-cell table:style-name="ce24" table:formula="of:=[.$J$10]*[.$BA168]" office:value-type="float" office:value="10.2">
            <text:p>10,200</text:p>
          </table:table-cell>
          <table:table-cell table:style-name="ce25" table:formula="of:=3*LOG([.$BB168]*0.5+1; 2)+1" office:value-type="float" office:value="8.82642772802657">
            <text:p>8,826</text:p>
          </table:table-cell>
          <table:table-cell table:style-name="ce16" table:formula="of:=([.$B$10]+([.$C$10]*([.BD$150]-1)))*[.$BC168]" office:value-type="float" office:value="26.4792831840797">
            <text:p>26,48</text:p>
          </table:table-cell>
          <table:table-cell table:style-name="ce16" table:formula="of:=([.$B$10]+([.$C$10]*([.BE$150]-1)))*[.$BC168]" office:value-type="float" office:value="26.8323402932008">
            <text:p>26,83</text:p>
          </table:table-cell>
          <table:table-cell table:style-name="ce16" table:formula="of:=([.$B$10]+([.$C$10]*([.BF$150]-1)))*[.$BC168]" office:value-type="float" office:value="27.2736616796021">
            <text:p>27,27</text:p>
          </table:table-cell>
          <table:table-cell table:style-name="ce16" table:formula="of:=([.$B$10]+([.$C$10]*([.BG$150]-1)))*[.$BC168]" office:value-type="float" office:value="27.7149830660034">
            <text:p>27,71</text:p>
          </table:table-cell>
          <table:table-cell table:style-name="ce16" table:formula="of:=([.$B$10]+([.$C$10]*([.BH$150]-1)))*[.$BC168]" office:value-type="float" office:value="28.1563044524048">
            <text:p>28,16</text:p>
          </table:table-cell>
          <table:table-cell table:style-name="ce16" table:formula="of:=([.$B$10]+([.$C$10]*([.BI$150]-1)))*[.$BC168]" office:value-type="float" office:value="28.5976258388061">
            <text:p>28,60</text:p>
          </table:table-cell>
          <table:table-cell table:style-name="ce16" table:formula="of:=([.$B$10]+([.$C$10]*([.BJ$150]-1)))*[.$BC168]" office:value-type="float" office:value="29.0389472252074">
            <text:p>29,04</text:p>
          </table:table-cell>
          <table:table-cell table:style-name="ce16" table:formula="of:=([.$B$10]+([.$C$10]*([.BK$150]-1)))*[.$BC168]" office:value-type="float" office:value="29.4802686116088">
            <text:p>29,48</text:p>
          </table:table-cell>
          <table:table-cell table:style-name="ce16" table:formula="of:=([.$B$10]+([.$C$10]*([.BL$150]-1)))*[.$BC168]" office:value-type="float" office:value="29.9215899980101">
            <text:p>29,92</text:p>
          </table:table-cell>
          <table:table-cell table:style-name="ce16" table:formula="of:=([.$B$10]+([.$C$10]*([.BM$150]-1)))*[.$BC168]" office:value-type="float" office:value="30.3629113844114">
            <text:p>30,36</text:p>
          </table:table-cell>
          <table:table-cell table:style-name="ce16" table:formula="of:=([.$B$10]+([.$C$10]*([.BN$150]-1)))*[.$BC168]" office:value-type="float" office:value="30.8042327708127">
            <text:p>30,80</text:p>
          </table:table-cell>
          <table:table-cell table:style-name="ce16" table:formula="of:=([.$B$10]+([.$C$10]*([.BO$150]-1)))*[.$BC168]" office:value-type="float" office:value="31.2455541572141">
            <text:p>31,25</text:p>
          </table:table-cell>
          <table:table-cell table:style-name="ce16" table:formula="of:=([.$B$10]+([.$C$10]*([.BP$150]-1)))*[.$BC168]" office:value-type="float" office:value="31.6868755436154">
            <text:p>31,69</text:p>
          </table:table-cell>
          <table:table-cell table:style-name="ce16" table:formula="of:=([.$B$10]+([.$C$10]*([.BQ$150]-1)))*[.$BC168]" office:value-type="float" office:value="32.1281969300167">
            <text:p>32,13</text:p>
          </table:table-cell>
          <table:table-cell table:style-name="ce16" table:formula="of:=([.$B$10]+([.$C$10]*([.BR$150]-1)))*[.$BC168]" office:value-type="float" office:value="32.5695183164181">
            <text:p>32,57</text:p>
          </table:table-cell>
          <table:table-cell table:number-columns-repeated="954"/>
        </table:table-row>
        <table:table-row table:style-name="ro4">
          <table:table-cell table:number-columns-repeated="12"/>
          <table:table-cell table:style-name="ce23" table:formula="of:=[.M168]+3" office:value-type="float" office:value="54">
            <text:p>54</text:p>
          </table:table-cell>
          <table:table-cell table:style-name="ce24" table:formula="of:=[.$J$8]*[.$M169]" office:value-type="float" office:value="13.5">
            <text:p>13,500</text:p>
          </table:table-cell>
          <table:table-cell table:style-name="ce25" table:formula="of:=2.5*LOG([.$N169]*0.25+1; 3)+1" office:value-type="float" office:value="4.35857002291244">
            <text:p>4,359</text:p>
          </table:table-cell>
          <table:table-cell table:style-name="ce28" table:formula="of:=([.$B$8]+([.$C$8]*([.P$150]-1)))*[.$O169]" office:value-type="float" office:value="21.7928501145622">
            <text:p>21,8</text:p>
          </table:table-cell>
          <table:table-cell table:style-name="ce28" table:formula="of:=([.$B$8]+([.$C$8]*([.Q$150]-1)))*[.$O169]" office:value-type="float" office:value="22.2287071168535">
            <text:p>22,2</text:p>
          </table:table-cell>
          <table:table-cell table:style-name="ce28" table:formula="of:=([.$B$8]+([.$C$8]*([.R$150]-1)))*[.$O169]" office:value-type="float" office:value="22.7735283697175">
            <text:p>22,8</text:p>
          </table:table-cell>
          <table:table-cell table:style-name="ce28" table:formula="of:=([.$B$8]+([.$C$8]*([.S$150]-1)))*[.$O169]" office:value-type="float" office:value="23.3183496225816">
            <text:p>23,3</text:p>
          </table:table-cell>
          <table:table-cell table:style-name="ce28" table:formula="of:=([.$B$8]+([.$C$8]*([.T$150]-1)))*[.$O169]" office:value-type="float" office:value="23.8631708754456">
            <text:p>23,9</text:p>
          </table:table-cell>
          <table:table-cell table:style-name="ce28" table:formula="of:=([.$B$8]+([.$C$8]*([.U$150]-1)))*[.$O169]" office:value-type="float" office:value="24.4079921283097">
            <text:p>24,4</text:p>
          </table:table-cell>
          <table:table-cell table:style-name="ce28" table:formula="of:=([.$B$8]+([.$C$8]*([.V$150]-1)))*[.$O169]" office:value-type="float" office:value="24.9528133811737">
            <text:p>25,0</text:p>
          </table:table-cell>
          <table:table-cell table:style-name="ce28" table:formula="of:=([.$B$8]+([.$C$8]*([.W$150]-1)))*[.$O169]" office:value-type="float" office:value="25.4976346340378">
            <text:p>25,5</text:p>
          </table:table-cell>
          <table:table-cell table:style-name="ce28" table:formula="of:=([.$B$8]+([.$C$8]*([.X$150]-1)))*[.$O169]" office:value-type="float" office:value="26.0424558869018">
            <text:p>26,0</text:p>
          </table:table-cell>
          <table:table-cell table:style-name="ce28" table:formula="of:=([.$B$8]+([.$C$8]*([.Y$150]-1)))*[.$O169]" office:value-type="float" office:value="26.5872771397659">
            <text:p>26,6</text:p>
          </table:table-cell>
          <table:table-cell table:style-name="ce28" table:formula="of:=([.$B$8]+([.$C$8]*([.Z$150]-1)))*[.$O169]" office:value-type="float" office:value="27.13209839263">
            <text:p>27,1</text:p>
          </table:table-cell>
          <table:table-cell table:style-name="ce28" table:formula="of:=([.$B$8]+([.$C$8]*([.AA$150]-1)))*[.$O169]" office:value-type="float" office:value="27.676919645494">
            <text:p>27,7</text:p>
          </table:table-cell>
          <table:table-cell table:style-name="ce28" table:formula="of:=([.$B$8]+([.$C$8]*([.AB$150]-1)))*[.$O169]" office:value-type="float" office:value="28.2217408983581">
            <text:p>28,2</text:p>
          </table:table-cell>
          <table:table-cell table:style-name="ce28" table:formula="of:=([.$B$8]+([.$C$8]*([.AC$150]-1)))*[.$O169]" office:value-type="float" office:value="28.7665621512221">
            <text:p>28,8</text:p>
          </table:table-cell>
          <table:table-cell table:style-name="ce28" table:formula="of:=([.$B$8]+([.$C$8]*([.AD$150]-1)))*[.$O169]" office:value-type="float" office:value="29.3113834040862">
            <text:p>29,3</text:p>
          </table:table-cell>
          <table:table-cell table:number-columns-repeated="2"/>
          <table:table-cell table:style-name="ce23" table:formula="of:=[.AG168]+3" office:value-type="float" office:value="54">
            <text:p>54</text:p>
          </table:table-cell>
          <table:table-cell table:style-name="ce24" table:formula="of:=[.$J$9]*[.$AG169]" office:value-type="float" office:value="8.1">
            <text:p>8,100</text:p>
          </table:table-cell>
          <table:table-cell table:style-name="ce25" table:formula="of:=1.5*LOG([.$AH169]*0.3+1; 3)+1" office:value-type="float" office:value="2.68288704835825">
            <text:p>2,683</text:p>
          </table:table-cell>
          <table:table-cell table:style-name="ce28" table:formula="of:=([.$B$9]+([.$C$9]*([.AJ$150]-1)))*[.$AI169]" office:value-type="float" office:value="40.2433057253737">
            <text:p>40,2</text:p>
          </table:table-cell>
          <table:table-cell table:style-name="ce28" table:formula="of:=([.$B$9]+([.$C$9]*([.AK$150]-1)))*[.$AI169]" office:value-type="float" office:value="42.0542544830155">
            <text:p>42,1</text:p>
          </table:table-cell>
          <table:table-cell table:style-name="ce28" table:formula="of:=([.$B$9]+([.$C$9]*([.AL$150]-1)))*[.$AI169]" office:value-type="float" office:value="44.0664197692842">
            <text:p>44,1</text:p>
          </table:table-cell>
          <table:table-cell table:style-name="ce28" table:formula="of:=([.$B$9]+([.$C$9]*([.AM$150]-1)))*[.$AI169]" office:value-type="float" office:value="46.0785850555529">
            <text:p>46,1</text:p>
          </table:table-cell>
          <table:table-cell table:style-name="ce28" table:formula="of:=([.$B$9]+([.$C$9]*([.AN$150]-1)))*[.$AI169]" office:value-type="float" office:value="48.0907503418216">
            <text:p>48,1</text:p>
          </table:table-cell>
          <table:table-cell table:style-name="ce28" table:formula="of:=([.$B$9]+([.$C$9]*([.AO$150]-1)))*[.$AI169]" office:value-type="float" office:value="50.1029156280903">
            <text:p>50,1</text:p>
          </table:table-cell>
          <table:table-cell table:style-name="ce28" table:formula="of:=([.$B$9]+([.$C$9]*([.AP$150]-1)))*[.$AI169]" office:value-type="float" office:value="54.1272462006276">
            <text:p>54,1</text:p>
          </table:table-cell>
          <table:table-cell table:style-name="ce23" table:formula="of:=[.AQ168]+3" office:value-type="float" office:value="54">
            <text:p>54</text:p>
          </table:table-cell>
          <table:table-cell table:style-name="ce37" table:formula="of:=100-(100/(100+[.AJ169])*100)" office:value-type="float" office:value="28.6953487849029">
            <text:p>28,70</text:p>
          </table:table-cell>
          <table:table-cell table:style-name="ce37" table:formula="of:=100-(100/(100+[.AK169])*100)" office:value-type="float" office:value="29.604361119676">
            <text:p>29,60</text:p>
          </table:table-cell>
          <table:table-cell table:style-name="ce37" table:formula="of:=100-(100/(100+[.AL169])*100)" office:value-type="float" office:value="30.5875719267922">
            <text:p>30,59</text:p>
          </table:table-cell>
          <table:table-cell table:style-name="ce37" table:formula="of:=100-(100/(100+[.AM169])*100)" office:value-type="float" office:value="31.543696181086">
            <text:p>31,54</text:p>
          </table:table-cell>
          <table:table-cell table:style-name="ce37" table:formula="of:=100-(100/(100+[.AN169])*100)" office:value-type="float" office:value="32.4738379884084">
            <text:p>32,47</text:p>
          </table:table-cell>
          <table:table-cell table:style-name="ce37" table:formula="of:=100-(100/(100+[.AO169])*100)" office:value-type="float" office:value="33.3790422514045">
            <text:p>33,38</text:p>
          </table:table-cell>
          <table:table-cell table:style-name="ce37" table:formula="of:=100-(100/(100+[.AP169])*100)" office:value-type="float" office:value="35.1185449262943">
            <text:p>35,12</text:p>
          </table:table-cell>
          <table:table-cell table:number-columns-repeated="2"/>
          <table:table-cell table:style-name="ce23" table:formula="of:=[.BA168]+3" office:value-type="float" office:value="54">
            <text:p>54</text:p>
          </table:table-cell>
          <table:table-cell table:style-name="ce24" table:formula="of:=[.$J$10]*[.$BA169]" office:value-type="float" office:value="10.8">
            <text:p>10,800</text:p>
          </table:table-cell>
          <table:table-cell table:style-name="ce25" table:formula="of:=3*LOG([.$BB169]*0.5+1; 2)+1" office:value-type="float" office:value="9.03421571533791">
            <text:p>9,034</text:p>
          </table:table-cell>
          <table:table-cell table:style-name="ce16" table:formula="of:=([.$B$10]+([.$C$10]*([.BD$150]-1)))*[.$BC169]" office:value-type="float" office:value="27.1026471460137">
            <text:p>27,10</text:p>
          </table:table-cell>
          <table:table-cell table:style-name="ce16" table:formula="of:=([.$B$10]+([.$C$10]*([.BE$150]-1)))*[.$BC169]" office:value-type="float" office:value="27.4640157746273">
            <text:p>27,46</text:p>
          </table:table-cell>
          <table:table-cell table:style-name="ce16" table:formula="of:=([.$B$10]+([.$C$10]*([.BF$150]-1)))*[.$BC169]" office:value-type="float" office:value="27.9157265603941">
            <text:p>27,92</text:p>
          </table:table-cell>
          <table:table-cell table:style-name="ce16" table:formula="of:=([.$B$10]+([.$C$10]*([.BG$150]-1)))*[.$BC169]" office:value-type="float" office:value="28.367437346161">
            <text:p>28,37</text:p>
          </table:table-cell>
          <table:table-cell table:style-name="ce16" table:formula="of:=([.$B$10]+([.$C$10]*([.BH$150]-1)))*[.$BC169]" office:value-type="float" office:value="28.8191481319279">
            <text:p>28,82</text:p>
          </table:table-cell>
          <table:table-cell table:style-name="ce16" table:formula="of:=([.$B$10]+([.$C$10]*([.BI$150]-1)))*[.$BC169]" office:value-type="float" office:value="29.2708589176948">
            <text:p>29,27</text:p>
          </table:table-cell>
          <table:table-cell table:style-name="ce16" table:formula="of:=([.$B$10]+([.$C$10]*([.BJ$150]-1)))*[.$BC169]" office:value-type="float" office:value="29.7225697034617">
            <text:p>29,72</text:p>
          </table:table-cell>
          <table:table-cell table:style-name="ce16" table:formula="of:=([.$B$10]+([.$C$10]*([.BK$150]-1)))*[.$BC169]" office:value-type="float" office:value="30.1742804892286">
            <text:p>30,17</text:p>
          </table:table-cell>
          <table:table-cell table:style-name="ce16" table:formula="of:=([.$B$10]+([.$C$10]*([.BL$150]-1)))*[.$BC169]" office:value-type="float" office:value="30.6259912749955">
            <text:p>30,63</text:p>
          </table:table-cell>
          <table:table-cell table:style-name="ce16" table:formula="of:=([.$B$10]+([.$C$10]*([.BM$150]-1)))*[.$BC169]" office:value-type="float" office:value="31.0777020607624">
            <text:p>31,08</text:p>
          </table:table-cell>
          <table:table-cell table:style-name="ce16" table:formula="of:=([.$B$10]+([.$C$10]*([.BN$150]-1)))*[.$BC169]" office:value-type="float" office:value="31.5294128465293">
            <text:p>31,53</text:p>
          </table:table-cell>
          <table:table-cell table:style-name="ce16" table:formula="of:=([.$B$10]+([.$C$10]*([.BO$150]-1)))*[.$BC169]" office:value-type="float" office:value="31.9811236322962">
            <text:p>31,98</text:p>
          </table:table-cell>
          <table:table-cell table:style-name="ce16" table:formula="of:=([.$B$10]+([.$C$10]*([.BP$150]-1)))*[.$BC169]" office:value-type="float" office:value="32.4328344180631">
            <text:p>32,43</text:p>
          </table:table-cell>
          <table:table-cell table:style-name="ce16" table:formula="of:=([.$B$10]+([.$C$10]*([.BQ$150]-1)))*[.$BC169]" office:value-type="float" office:value="32.88454520383">
            <text:p>32,88</text:p>
          </table:table-cell>
          <table:table-cell table:style-name="ce16" table:formula="of:=([.$B$10]+([.$C$10]*([.BR$150]-1)))*[.$BC169]" office:value-type="float" office:value="33.3362559895969">
            <text:p>33,34</text:p>
          </table:table-cell>
          <table:table-cell table:number-columns-repeated="954"/>
        </table:table-row>
        <table:table-row table:style-name="ro4">
          <table:table-cell table:number-columns-repeated="12"/>
          <table:table-cell table:style-name="ce23" table:formula="of:=[.M169]+3" office:value-type="float" office:value="57">
            <text:p>57</text:p>
          </table:table-cell>
          <table:table-cell table:style-name="ce24" table:formula="of:=[.$J$8]*[.$M170]" office:value-type="float" office:value="14.25">
            <text:p>14,250</text:p>
          </table:table-cell>
          <table:table-cell table:style-name="ce25" table:formula="of:=2.5*LOG([.$N170]*0.25+1; 3)+1" office:value-type="float" office:value="4.45406367324724">
            <text:p>4,454</text:p>
          </table:table-cell>
          <table:table-cell table:style-name="ce28" table:formula="of:=([.$B$8]+([.$C$8]*([.P$150]-1)))*[.$O170]" office:value-type="float" office:value="22.2703183662362">
            <text:p>22,3</text:p>
          </table:table-cell>
          <table:table-cell table:style-name="ce28" table:formula="of:=([.$B$8]+([.$C$8]*([.Q$150]-1)))*[.$O170]" office:value-type="float" office:value="22.7157247335609">
            <text:p>22,7</text:p>
          </table:table-cell>
          <table:table-cell table:style-name="ce28" table:formula="of:=([.$B$8]+([.$C$8]*([.R$150]-1)))*[.$O170]" office:value-type="float" office:value="23.2724826927168">
            <text:p>23,3</text:p>
          </table:table-cell>
          <table:table-cell table:style-name="ce28" table:formula="of:=([.$B$8]+([.$C$8]*([.S$150]-1)))*[.$O170]" office:value-type="float" office:value="23.8292406518727">
            <text:p>23,8</text:p>
          </table:table-cell>
          <table:table-cell table:style-name="ce28" table:formula="of:=([.$B$8]+([.$C$8]*([.T$150]-1)))*[.$O170]" office:value-type="float" office:value="24.3859986110286">
            <text:p>24,4</text:p>
          </table:table-cell>
          <table:table-cell table:style-name="ce28" table:formula="of:=([.$B$8]+([.$C$8]*([.U$150]-1)))*[.$O170]" office:value-type="float" office:value="24.9427565701845">
            <text:p>24,9</text:p>
          </table:table-cell>
          <table:table-cell table:style-name="ce28" table:formula="of:=([.$B$8]+([.$C$8]*([.V$150]-1)))*[.$O170]" office:value-type="float" office:value="25.4995145293404">
            <text:p>25,5</text:p>
          </table:table-cell>
          <table:table-cell table:style-name="ce28" table:formula="of:=([.$B$8]+([.$C$8]*([.W$150]-1)))*[.$O170]" office:value-type="float" office:value="26.0562724884963">
            <text:p>26,1</text:p>
          </table:table-cell>
          <table:table-cell table:style-name="ce28" table:formula="of:=([.$B$8]+([.$C$8]*([.X$150]-1)))*[.$O170]" office:value-type="float" office:value="26.6130304476522">
            <text:p>26,6</text:p>
          </table:table-cell>
          <table:table-cell table:style-name="ce28" table:formula="of:=([.$B$8]+([.$C$8]*([.Y$150]-1)))*[.$O170]" office:value-type="float" office:value="27.1697884068081">
            <text:p>27,2</text:p>
          </table:table-cell>
          <table:table-cell table:style-name="ce28" table:formula="of:=([.$B$8]+([.$C$8]*([.Z$150]-1)))*[.$O170]" office:value-type="float" office:value="27.726546365964">
            <text:p>27,7</text:p>
          </table:table-cell>
          <table:table-cell table:style-name="ce28" table:formula="of:=([.$B$8]+([.$C$8]*([.AA$150]-1)))*[.$O170]" office:value-type="float" office:value="28.2833043251199">
            <text:p>28,3</text:p>
          </table:table-cell>
          <table:table-cell table:style-name="ce28" table:formula="of:=([.$B$8]+([.$C$8]*([.AB$150]-1)))*[.$O170]" office:value-type="float" office:value="28.8400622842759">
            <text:p>28,8</text:p>
          </table:table-cell>
          <table:table-cell table:style-name="ce28" table:formula="of:=([.$B$8]+([.$C$8]*([.AC$150]-1)))*[.$O170]" office:value-type="float" office:value="29.3968202434318">
            <text:p>29,4</text:p>
          </table:table-cell>
          <table:table-cell table:style-name="ce28" table:formula="of:=([.$B$8]+([.$C$8]*([.AD$150]-1)))*[.$O170]" office:value-type="float" office:value="29.9535782025877">
            <text:p>30,0</text:p>
          </table:table-cell>
          <table:table-cell table:number-columns-repeated="2"/>
          <table:table-cell table:style-name="ce23" table:formula="of:=[.AG169]+3" office:value-type="float" office:value="57">
            <text:p>57</text:p>
          </table:table-cell>
          <table:table-cell table:style-name="ce24" table:formula="of:=[.$J$9]*[.$AG170]" office:value-type="float" office:value="8.55">
            <text:p>8,550</text:p>
          </table:table-cell>
          <table:table-cell table:style-name="ce25" table:formula="of:=1.5*LOG([.$AH170]*0.3+1; 3)+1" office:value-type="float" office:value="2.73559507796059">
            <text:p>2,736</text:p>
          </table:table-cell>
          <table:table-cell table:style-name="ce28" table:formula="of:=([.$B$9]+([.$C$9]*([.AJ$150]-1)))*[.$AI170]" office:value-type="float" office:value="41.0339261694088">
            <text:p>41,0</text:p>
          </table:table-cell>
          <table:table-cell table:style-name="ce28" table:formula="of:=([.$B$9]+([.$C$9]*([.AK$150]-1)))*[.$AI170]" office:value-type="float" office:value="42.8804528470322">
            <text:p>42,9</text:p>
          </table:table-cell>
          <table:table-cell table:style-name="ce28" table:formula="of:=([.$B$9]+([.$C$9]*([.AL$150]-1)))*[.$AI170]" office:value-type="float" office:value="44.9321491555027">
            <text:p>44,9</text:p>
          </table:table-cell>
          <table:table-cell table:style-name="ce28" table:formula="of:=([.$B$9]+([.$C$9]*([.AM$150]-1)))*[.$AI170]" office:value-type="float" office:value="46.9838454639731">
            <text:p>47,0</text:p>
          </table:table-cell>
          <table:table-cell table:style-name="ce28" table:formula="of:=([.$B$9]+([.$C$9]*([.AN$150]-1)))*[.$AI170]" office:value-type="float" office:value="49.0355417724436">
            <text:p>49,0</text:p>
          </table:table-cell>
          <table:table-cell table:style-name="ce28" table:formula="of:=([.$B$9]+([.$C$9]*([.AO$150]-1)))*[.$AI170]" office:value-type="float" office:value="51.087238080914">
            <text:p>51,1</text:p>
          </table:table-cell>
          <table:table-cell table:style-name="ce28" table:formula="of:=([.$B$9]+([.$C$9]*([.AP$150]-1)))*[.$AI170]" office:value-type="float" office:value="55.1906306978549">
            <text:p>55,2</text:p>
          </table:table-cell>
          <table:table-cell table:style-name="ce23" table:formula="of:=[.AQ169]+3" office:value-type="float" office:value="57">
            <text:p>57</text:p>
          </table:table-cell>
          <table:table-cell table:style-name="ce37" table:formula="of:=100-(100/(100+[.AJ170])*100)" office:value-type="float" office:value="29.0950746986361">
            <text:p>29,10</text:p>
          </table:table-cell>
          <table:table-cell table:style-name="ce37" table:formula="of:=100-(100/(100+[.AK170])*100)" office:value-type="float" office:value="30.01142003164">
            <text:p>30,01</text:p>
          </table:table-cell>
          <table:table-cell table:style-name="ce37" table:formula="of:=100-(100/(100+[.AL170])*100)" office:value-type="float" office:value="31.0021961430334">
            <text:p>31,00</text:p>
          </table:table-cell>
          <table:table-cell table:style-name="ce37" table:formula="of:=100-(100/(100+[.AM170])*100)" office:value-type="float" office:value="31.9653124570681">
            <text:p>31,97</text:p>
          </table:table-cell>
          <table:table-cell table:style-name="ce37" table:formula="of:=100-(100/(100+[.AN170])*100)" office:value-type="float" office:value="32.9019113087226">
            <text:p>32,90</text:p>
          </table:table-cell>
          <table:table-cell table:style-name="ce37" table:formula="of:=100-(100/(100+[.AO170])*100)" office:value-type="float" office:value="33.8130729834074">
            <text:p>33,81</text:p>
          </table:table-cell>
          <table:table-cell table:style-name="ce37" table:formula="of:=100-(100/(100+[.AP170])*100)" office:value-type="float" office:value="35.5631203054436">
            <text:p>35,56</text:p>
          </table:table-cell>
          <table:table-cell table:number-columns-repeated="2"/>
          <table:table-cell table:style-name="ce23" table:formula="of:=[.BA169]+3" office:value-type="float" office:value="57">
            <text:p>57</text:p>
          </table:table-cell>
          <table:table-cell table:style-name="ce24" table:formula="of:=[.$J$10]*[.$BA170]" office:value-type="float" office:value="11.4">
            <text:p>11,400</text:p>
          </table:table-cell>
          <table:table-cell table:style-name="ce25" table:formula="of:=3*LOG([.$BB170]*0.5+1; 2)+1" office:value-type="float" office:value="9.23248328671123">
            <text:p>9,232</text:p>
          </table:table-cell>
          <table:table-cell table:style-name="ce16" table:formula="of:=([.$B$10]+([.$C$10]*([.BD$150]-1)))*[.$BC170]" office:value-type="float" office:value="27.6974498601337">
            <text:p>27,70</text:p>
          </table:table-cell>
          <table:table-cell table:style-name="ce16" table:formula="of:=([.$B$10]+([.$C$10]*([.BE$150]-1)))*[.$BC170]" office:value-type="float" office:value="28.0667491916021">
            <text:p>28,07</text:p>
          </table:table-cell>
          <table:table-cell table:style-name="ce16" table:formula="of:=([.$B$10]+([.$C$10]*([.BF$150]-1)))*[.$BC170]" office:value-type="float" office:value="28.5283733559377">
            <text:p>28,53</text:p>
          </table:table-cell>
          <table:table-cell table:style-name="ce16" table:formula="of:=([.$B$10]+([.$C$10]*([.BG$150]-1)))*[.$BC170]" office:value-type="float" office:value="28.9899975202733">
            <text:p>28,99</text:p>
          </table:table-cell>
          <table:table-cell table:style-name="ce16" table:formula="of:=([.$B$10]+([.$C$10]*([.BH$150]-1)))*[.$BC170]" office:value-type="float" office:value="29.4516216846088">
            <text:p>29,45</text:p>
          </table:table-cell>
          <table:table-cell table:style-name="ce16" table:formula="of:=([.$B$10]+([.$C$10]*([.BI$150]-1)))*[.$BC170]" office:value-type="float" office:value="29.9132458489444">
            <text:p>29,91</text:p>
          </table:table-cell>
          <table:table-cell table:style-name="ce16" table:formula="of:=([.$B$10]+([.$C$10]*([.BJ$150]-1)))*[.$BC170]" office:value-type="float" office:value="30.3748700132799">
            <text:p>30,37</text:p>
          </table:table-cell>
          <table:table-cell table:style-name="ce16" table:formula="of:=([.$B$10]+([.$C$10]*([.BK$150]-1)))*[.$BC170]" office:value-type="float" office:value="30.8364941776155">
            <text:p>30,84</text:p>
          </table:table-cell>
          <table:table-cell table:style-name="ce16" table:formula="of:=([.$B$10]+([.$C$10]*([.BL$150]-1)))*[.$BC170]" office:value-type="float" office:value="31.2981183419511">
            <text:p>31,30</text:p>
          </table:table-cell>
          <table:table-cell table:style-name="ce16" table:formula="of:=([.$B$10]+([.$C$10]*([.BM$150]-1)))*[.$BC170]" office:value-type="float" office:value="31.7597425062866">
            <text:p>31,76</text:p>
          </table:table-cell>
          <table:table-cell table:style-name="ce16" table:formula="of:=([.$B$10]+([.$C$10]*([.BN$150]-1)))*[.$BC170]" office:value-type="float" office:value="32.2213666706222">
            <text:p>32,22</text:p>
          </table:table-cell>
          <table:table-cell table:style-name="ce16" table:formula="of:=([.$B$10]+([.$C$10]*([.BO$150]-1)))*[.$BC170]" office:value-type="float" office:value="32.6829908349578">
            <text:p>32,68</text:p>
          </table:table-cell>
          <table:table-cell table:style-name="ce16" table:formula="of:=([.$B$10]+([.$C$10]*([.BP$150]-1)))*[.$BC170]" office:value-type="float" office:value="33.1446149992933">
            <text:p>33,14</text:p>
          </table:table-cell>
          <table:table-cell table:style-name="ce16" table:formula="of:=([.$B$10]+([.$C$10]*([.BQ$150]-1)))*[.$BC170]" office:value-type="float" office:value="33.6062391636289">
            <text:p>33,61</text:p>
          </table:table-cell>
          <table:table-cell table:style-name="ce16" table:formula="of:=([.$B$10]+([.$C$10]*([.BR$150]-1)))*[.$BC170]" office:value-type="float" office:value="34.0678633279644">
            <text:p>34,07</text:p>
          </table:table-cell>
          <table:table-cell table:number-columns-repeated="954"/>
        </table:table-row>
        <table:table-row table:style-name="ro4">
          <table:table-cell table:number-columns-repeated="12"/>
          <table:table-cell table:style-name="ce23" table:formula="of:=[.M170]+3" office:value-type="float" office:value="60">
            <text:p>60</text:p>
          </table:table-cell>
          <table:table-cell table:style-name="ce24" table:formula="of:=[.$J$8]*[.$M171]" office:value-type="float" office:value="15">
            <text:p>15,000</text:p>
          </table:table-cell>
          <table:table-cell table:style-name="ce25" table:formula="of:=2.5*LOG([.$N171]*0.25+1; 3)+1" office:value-type="float" office:value="4.54571088025865">
            <text:p>4,546</text:p>
          </table:table-cell>
          <table:table-cell table:style-name="ce28" table:formula="of:=([.$B$8]+([.$C$8]*([.P$150]-1)))*[.$O171]" office:value-type="float" office:value="22.7285544012933">
            <text:p>22,7</text:p>
          </table:table-cell>
          <table:table-cell table:style-name="ce28" table:formula="of:=([.$B$8]+([.$C$8]*([.Q$150]-1)))*[.$O171]" office:value-type="float" office:value="23.1831254893191">
            <text:p>23,2</text:p>
          </table:table-cell>
          <table:table-cell table:style-name="ce28" table:formula="of:=([.$B$8]+([.$C$8]*([.R$150]-1)))*[.$O171]" office:value-type="float" office:value="23.7513393493515">
            <text:p>23,8</text:p>
          </table:table-cell>
          <table:table-cell table:style-name="ce28" table:formula="of:=([.$B$8]+([.$C$8]*([.S$150]-1)))*[.$O171]" office:value-type="float" office:value="24.3195532093838">
            <text:p>24,3</text:p>
          </table:table-cell>
          <table:table-cell table:style-name="ce28" table:formula="of:=([.$B$8]+([.$C$8]*([.T$150]-1)))*[.$O171]" office:value-type="float" office:value="24.8877670694161">
            <text:p>24,9</text:p>
          </table:table-cell>
          <table:table-cell table:style-name="ce28" table:formula="of:=([.$B$8]+([.$C$8]*([.U$150]-1)))*[.$O171]" office:value-type="float" office:value="25.4559809294484">
            <text:p>25,5</text:p>
          </table:table-cell>
          <table:table-cell table:style-name="ce28" table:formula="of:=([.$B$8]+([.$C$8]*([.V$150]-1)))*[.$O171]" office:value-type="float" office:value="26.0241947894808">
            <text:p>26,0</text:p>
          </table:table-cell>
          <table:table-cell table:style-name="ce28" table:formula="of:=([.$B$8]+([.$C$8]*([.W$150]-1)))*[.$O171]" office:value-type="float" office:value="26.5924086495131">
            <text:p>26,6</text:p>
          </table:table-cell>
          <table:table-cell table:style-name="ce28" table:formula="of:=([.$B$8]+([.$C$8]*([.X$150]-1)))*[.$O171]" office:value-type="float" office:value="27.1606225095454">
            <text:p>27,2</text:p>
          </table:table-cell>
          <table:table-cell table:style-name="ce28" table:formula="of:=([.$B$8]+([.$C$8]*([.Y$150]-1)))*[.$O171]" office:value-type="float" office:value="27.7288363695778">
            <text:p>27,7</text:p>
          </table:table-cell>
          <table:table-cell table:style-name="ce28" table:formula="of:=([.$B$8]+([.$C$8]*([.Z$150]-1)))*[.$O171]" office:value-type="float" office:value="28.2970502296101">
            <text:p>28,3</text:p>
          </table:table-cell>
          <table:table-cell table:style-name="ce28" table:formula="of:=([.$B$8]+([.$C$8]*([.AA$150]-1)))*[.$O171]" office:value-type="float" office:value="28.8652640896424">
            <text:p>28,9</text:p>
          </table:table-cell>
          <table:table-cell table:style-name="ce28" table:formula="of:=([.$B$8]+([.$C$8]*([.AB$150]-1)))*[.$O171]" office:value-type="float" office:value="29.4334779496748">
            <text:p>29,4</text:p>
          </table:table-cell>
          <table:table-cell table:style-name="ce28" table:formula="of:=([.$B$8]+([.$C$8]*([.AC$150]-1)))*[.$O171]" office:value-type="float" office:value="30.0016918097071">
            <text:p>30,0</text:p>
          </table:table-cell>
          <table:table-cell table:style-name="ce28" table:formula="of:=([.$B$8]+([.$C$8]*([.AD$150]-1)))*[.$O171]" office:value-type="float" office:value="30.5699056697394">
            <text:p>30,6</text:p>
          </table:table-cell>
          <table:table-cell table:number-columns-repeated="2"/>
          <table:table-cell table:style-name="ce23" table:formula="of:=[.AG170]+3" office:value-type="float" office:value="60">
            <text:p>60</text:p>
          </table:table-cell>
          <table:table-cell table:style-name="ce24" table:formula="of:=[.$J$9]*[.$AG171]" office:value-type="float" office:value="9">
            <text:p>9,000</text:p>
          </table:table-cell>
          <table:table-cell table:style-name="ce25" table:formula="of:=1.5*LOG([.$AH171]*0.3+1; 3)+1" office:value-type="float" office:value="2.78634378089333">
            <text:p>2,786</text:p>
          </table:table-cell>
          <table:table-cell table:style-name="ce28" table:formula="of:=([.$B$9]+([.$C$9]*([.AJ$150]-1)))*[.$AI171]" office:value-type="float" office:value="41.7951567134">
            <text:p>41,8</text:p>
          </table:table-cell>
          <table:table-cell table:style-name="ce28" table:formula="of:=([.$B$9]+([.$C$9]*([.AK$150]-1)))*[.$AI171]" office:value-type="float" office:value="43.675938765503">
            <text:p>43,7</text:p>
          </table:table-cell>
          <table:table-cell table:style-name="ce28" table:formula="of:=([.$B$9]+([.$C$9]*([.AL$150]-1)))*[.$AI171]" office:value-type="float" office:value="45.765696601173">
            <text:p>45,8</text:p>
          </table:table-cell>
          <table:table-cell table:style-name="ce28" table:formula="of:=([.$B$9]+([.$C$9]*([.AM$150]-1)))*[.$AI171]" office:value-type="float" office:value="47.855454436843">
            <text:p>47,9</text:p>
          </table:table-cell>
          <table:table-cell table:style-name="ce28" table:formula="of:=([.$B$9]+([.$C$9]*([.AN$150]-1)))*[.$AI171]" office:value-type="float" office:value="49.945212272513">
            <text:p>49,9</text:p>
          </table:table-cell>
          <table:table-cell table:style-name="ce28" table:formula="of:=([.$B$9]+([.$C$9]*([.AO$150]-1)))*[.$AI171]" office:value-type="float" office:value="52.034970108183">
            <text:p>52,0</text:p>
          </table:table-cell>
          <table:table-cell table:style-name="ce28" table:formula="of:=([.$B$9]+([.$C$9]*([.AP$150]-1)))*[.$AI171]" office:value-type="float" office:value="56.214485779523">
            <text:p>56,2</text:p>
          </table:table-cell>
          <table:table-cell table:style-name="ce23" table:formula="of:=[.AQ170]+3" office:value-type="float" office:value="60">
            <text:p>60</text:p>
          </table:table-cell>
          <table:table-cell table:style-name="ce37" table:formula="of:=100-(100/(100+[.AJ171])*100)" office:value-type="float" office:value="29.4757294128723">
            <text:p>29,48</text:p>
          </table:table-cell>
          <table:table-cell table:style-name="ce37" table:formula="of:=100-(100/(100+[.AK171])*100)" office:value-type="float" office:value="30.3989235363811">
            <text:p>30,40</text:p>
          </table:table-cell>
          <table:table-cell table:style-name="ce37" table:formula="of:=100-(100/(100+[.AL171])*100)" office:value-type="float" office:value="31.3967536041019">
            <text:p>31,40</text:p>
          </table:table-cell>
          <table:table-cell table:style-name="ce37" table:formula="of:=100-(100/(100+[.AM171])*100)" office:value-type="float" office:value="32.3663774320106">
            <text:p>32,37</text:p>
          </table:table-cell>
          <table:table-cell table:style-name="ce37" table:formula="of:=100-(100/(100+[.AN171])*100)" office:value-type="float" office:value="33.3089743350669">
            <text:p>33,31</text:p>
          </table:table-cell>
          <table:table-cell table:style-name="ce37" table:formula="of:=100-(100/(100+[.AO171])*100)" office:value-type="float" office:value="34.225658788341">
            <text:p>34,23</text:p>
          </table:table-cell>
          <table:table-cell table:style-name="ce37" table:formula="of:=100-(100/(100+[.AP171])*100)" office:value-type="float" office:value="35.9854500682239">
            <text:p>35,99</text:p>
          </table:table-cell>
          <table:table-cell table:number-columns-repeated="2"/>
          <table:table-cell table:style-name="ce23" table:formula="of:=[.BA170]+3" office:value-type="float" office:value="60">
            <text:p>60</text:p>
          </table:table-cell>
          <table:table-cell table:style-name="ce24" table:formula="of:=[.$J$10]*[.$BA171]" office:value-type="float" office:value="12">
            <text:p>12,000</text:p>
          </table:table-cell>
          <table:table-cell table:style-name="ce25" table:formula="of:=3*LOG([.$BB171]*0.5+1; 2)+1" office:value-type="float" office:value="9.42206476617281">
            <text:p>9,422</text:p>
          </table:table-cell>
          <table:table-cell table:style-name="ce16" table:formula="of:=([.$B$10]+([.$C$10]*([.BD$150]-1)))*[.$BC171]" office:value-type="float" office:value="28.2661942985184">
            <text:p>28,27</text:p>
          </table:table-cell>
          <table:table-cell table:style-name="ce16" table:formula="of:=([.$B$10]+([.$C$10]*([.BE$150]-1)))*[.$BC171]" office:value-type="float" office:value="28.6430768891653">
            <text:p>28,64</text:p>
          </table:table-cell>
          <table:table-cell table:style-name="ce16" table:formula="of:=([.$B$10]+([.$C$10]*([.BF$150]-1)))*[.$BC171]" office:value-type="float" office:value="29.114180127474">
            <text:p>29,11</text:p>
          </table:table-cell>
          <table:table-cell table:style-name="ce16" table:formula="of:=([.$B$10]+([.$C$10]*([.BG$150]-1)))*[.$BC171]" office:value-type="float" office:value="29.5852833657826">
            <text:p>29,59</text:p>
          </table:table-cell>
          <table:table-cell table:style-name="ce16" table:formula="of:=([.$B$10]+([.$C$10]*([.BH$150]-1)))*[.$BC171]" office:value-type="float" office:value="30.0563866040913">
            <text:p>30,06</text:p>
          </table:table-cell>
          <table:table-cell table:style-name="ce16" table:formula="of:=([.$B$10]+([.$C$10]*([.BI$150]-1)))*[.$BC171]" office:value-type="float" office:value="30.5274898423999">
            <text:p>30,53</text:p>
          </table:table-cell>
          <table:table-cell table:style-name="ce16" table:formula="of:=([.$B$10]+([.$C$10]*([.BJ$150]-1)))*[.$BC171]" office:value-type="float" office:value="30.9985930807086">
            <text:p>31,00</text:p>
          </table:table-cell>
          <table:table-cell table:style-name="ce16" table:formula="of:=([.$B$10]+([.$C$10]*([.BK$150]-1)))*[.$BC171]" office:value-type="float" office:value="31.4696963190172">
            <text:p>31,47</text:p>
          </table:table-cell>
          <table:table-cell table:style-name="ce16" table:formula="of:=([.$B$10]+([.$C$10]*([.BL$150]-1)))*[.$BC171]" office:value-type="float" office:value="31.9407995573258">
            <text:p>31,94</text:p>
          </table:table-cell>
          <table:table-cell table:style-name="ce16" table:formula="of:=([.$B$10]+([.$C$10]*([.BM$150]-1)))*[.$BC171]" office:value-type="float" office:value="32.4119027956345">
            <text:p>32,41</text:p>
          </table:table-cell>
          <table:table-cell table:style-name="ce16" table:formula="of:=([.$B$10]+([.$C$10]*([.BN$150]-1)))*[.$BC171]" office:value-type="float" office:value="32.8830060339431">
            <text:p>32,88</text:p>
          </table:table-cell>
          <table:table-cell table:style-name="ce16" table:formula="of:=([.$B$10]+([.$C$10]*([.BO$150]-1)))*[.$BC171]" office:value-type="float" office:value="33.3541092722518">
            <text:p>33,35</text:p>
          </table:table-cell>
          <table:table-cell table:style-name="ce16" table:formula="of:=([.$B$10]+([.$C$10]*([.BP$150]-1)))*[.$BC171]" office:value-type="float" office:value="33.8252125105604">
            <text:p>33,83</text:p>
          </table:table-cell>
          <table:table-cell table:style-name="ce16" table:formula="of:=([.$B$10]+([.$C$10]*([.BQ$150]-1)))*[.$BC171]" office:value-type="float" office:value="34.296315748869">
            <text:p>34,30</text:p>
          </table:table-cell>
          <table:table-cell table:style-name="ce16" table:formula="of:=([.$B$10]+([.$C$10]*([.BR$150]-1)))*[.$BC171]" office:value-type="float" office:value="34.7674189871777">
            <text:p>34,77</text:p>
          </table:table-cell>
          <table:table-cell table:number-columns-repeated="954"/>
        </table:table-row>
        <table:table-row table:style-name="ro4">
          <table:table-cell table:number-columns-repeated="52"/>
          <table:table-cell>
            <draw:frame table:end-cell-address="Feuille1.BR210" table:end-x="2.414cm" table:end-y="0.03cm" draw:z-index="11" draw:style-name="gr1" draw:text-style-name="P1" svg:width="44.107cm" svg:height="16.77cm" svg:x="0.046cm" svg:y="0.421cm">
              <draw:object draw:notify-on-update-of-ranges="Feuille1.BA150:Feuille1.BA150 Feuille1.BA151:Feuille1.BA171 Feuille1.BD150:Feuille1.BD150 Feuille1.BD151:Feuille1.BD171 Feuille1.BE150:Feuille1.BE150 Feuille1.BE151:Feuille1.BE171 Feuille1.BF150:Feuille1.BF150 Feuille1.BF151:Feuille1.BF171 Feuille1.BG150:Feuille1.BG150 Feuille1.BG151:Feuille1.BG171 Feuille1.BH150:Feuille1.BH150 Feuille1.BH151:Feuille1.BH171 Feuille1.BI150:Feuille1.BI150 Feuille1.BI151:Feuille1.BI171 Feuille1.BJ150:Feuille1.BJ150 Feuille1.BJ151:Feuille1.BJ171 Feuille1.BK150:Feuille1.BK150 Feuille1.BK151:Feuille1.BK171 Feuille1.BL150:Feuille1.BL150 Feuille1.BL151:Feuille1.BL171 Feuille1.BM150:Feuille1.BM150 Feuille1.BM151:Feuille1.BM171 Feuille1.BN150:Feuille1.BN150 Feuille1.BN151:Feuille1.BN171 Feuille1.BO150:Feuille1.BO150 Feuille1.BO151:Feuille1.BO171 Feuille1.BP150:Feuille1.BP150 Feuille1.BP151:Feuille1.BP171 Feuille1.BQ150:Feuille1.BQ150 Feuille1.BQ151:Feuille1.BQ171 Feuille1.BR150:Feuille1.BR150 Feuille1.BR151:Feuille1.BR171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971"/>
        </table:table-row>
        <table:table-row table:style-name="ro4">
          <table:table-cell table:number-columns-repeated="12"/>
          <table:table-cell>
            <draw:frame table:end-cell-address="Feuille1.AE209" table:end-x="0.066cm" table:end-y="0.384cm" draw:z-index="8" draw:style-name="gr1" draw:text-style-name="P1" svg:width="44.789cm" svg:height="16.569cm" svg:x="0.099cm" svg:y="0.074cm">
              <draw:object draw:notify-on-update-of-ranges="Feuille1.M150:Feuille1.M150 Feuille1.M151:Feuille1.M171 Feuille1.P150:Feuille1.P150 Feuille1.P151:Feuille1.P171 Feuille1.Q150:Feuille1.Q150 Feuille1.Q151:Feuille1.Q171 Feuille1.R150:Feuille1.R150 Feuille1.R151:Feuille1.R171 Feuille1.S150:Feuille1.S150 Feuille1.S151:Feuille1.S171 Feuille1.T150:Feuille1.T150 Feuille1.T151:Feuille1.T171 Feuille1.U150:Feuille1.U150 Feuille1.U151:Feuille1.U171 Feuille1.V150:Feuille1.V150 Feuille1.V151:Feuille1.V171 Feuille1.W150:Feuille1.W150 Feuille1.W151:Feuille1.W171 Feuille1.X150:Feuille1.X150 Feuille1.X151:Feuille1.X171 Feuille1.Y150:Feuille1.Y150 Feuille1.Y151:Feuille1.Y171 Feuille1.Z150:Feuille1.Z150 Feuille1.Z151:Feuille1.Z171 Feuille1.AA150:Feuille1.AA150 Feuille1.AA151:Feuille1.AA171 Feuille1.AB150:Feuille1.AB150 Feuille1.AB151:Feuille1.AB171 Feuille1.AC150:Feuille1.AC150 Feuille1.AC151:Feuille1.AC171 Feuille1.AD150:Feuille1.AD150 Feuille1.AD151:Feuille1.AD171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9"/>
          <table:table-cell>
            <draw:frame table:end-cell-address="Feuille1.AP209" table:end-x="1.688cm" table:end-y="0.248cm" draw:z-index="9" draw:style-name="gr1" draw:text-style-name="P1" svg:width="23.707cm" svg:height="16.405cm" svg:x="0.251cm" svg:y="0.102cm">
              <draw:object draw:notify-on-update-of-ranges="Feuille1.AG150:Feuille1.AG150 Feuille1.AG151:Feuille1.AG171 Feuille1.AJ150:Feuille1.AJ150 Feuille1.AJ151:Feuille1.AJ171 Feuille1.AK150:Feuille1.AK150 Feuille1.AK151:Feuille1.AK171 Feuille1.AL150:Feuille1.AL150 Feuille1.AL151:Feuille1.AL171 Feuille1.AM150:Feuille1.AM150 Feuille1.AM151:Feuille1.AM171 Feuille1.AN150:Feuille1.AN150 Feuille1.AN151:Feuille1.AN171 Feuille1.AO150:Feuille1.AO150 Feuille1.AO151:Feuille1.AO171 Feuille1.AP150:Feuille1.AP150 Feuille1.AP151:Feuille1.AP171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8"/>
          <table:table-cell>
            <draw:frame table:end-cell-address="Feuille1.AX209" table:end-x="2.565cm" table:end-y="0.248cm" draw:z-index="10" draw:style-name="gr1" draw:text-style-name="P1" svg:width="19.676cm" svg:height="16.37cm" svg:x="1.826cm" svg:y="0.137cm">
              <draw:object draw:notify-on-update-of-ranges="Feuille1.AQ150:Feuille1.AQ150 Feuille1.AQ151:Feuille1.AQ171 Feuille1.AR150:Feuille1.AR150 Feuille1.AR151:Feuille1.AR171 Feuille1.AS150:Feuille1.AS150 Feuille1.AS151:Feuille1.AS171 Feuille1.AT150:Feuille1.AT150 Feuille1.AT151:Feuille1.AT171 Feuille1.AU150:Feuille1.AU150 Feuille1.AU151:Feuille1.AU171 Feuille1.AV150:Feuille1.AV150 Feuille1.AV151:Feuille1.AV171 Feuille1.AW150:Feuille1.AW150 Feuille1.AW151:Feuille1.AW171 Feuille1.AX150:Feuille1.AX150 Feuille1.AX151:Feuille1.AX171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98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scadia Mono" svg:font-family="'Cascadia Mono'"/>
    <style:font-face style:name="Segoe UI" svg:font-family="'Segoe UI'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10">10/11/2024</text:date>, <text:time>12:4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xy TM</meta:initial-creator>
    <meta:creation-date>2024-11-06T15:04:21.82</meta:creation-date>
    <dc:date>2024-11-10T12:45:08.66</dc:date>
    <dc:creator>Dexy TM</dc:creator>
    <meta:editing-duration>P3DT16H9M8S</meta:editing-duration>
    <meta:editing-cycles>33</meta:editing-cycles>
    <meta:generator>OpenOffice/4.1.15$Win32 OpenOffice.org_project/4115m2$Build-9813</meta:generator>
    <meta:document-statistic meta:table-count="1" meta:cell-count="3763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937cm" svg:height="19.5cm" xlink:href=".." xlink:type="simple" chart:class="chart:line" chart:style-name="ch1">
        <chart:title svg:x="6.567cm" svg:y="0.526cm" chart:style-name="ch2">
          <text:p>Heal regen per point per level</text:p>
        </chart:title>
        <chart:legend chart:legend-position="top" svg:x="5.8cm" svg:y="1.88cm" style:legend-expansion="wide" chart:style-name="ch3"/>
        <chart:plot-area chart:style-name="ch4" table:cell-range-address="Feuille1.AG4:Feuille1.AG24 Feuille1.AJ3:Feuille1.AN24" chart:data-source-has-labels="both" svg:x="1.416cm" svg:y="3.284cm" svg:width="16.765cm" svg:height="14.818cm">
          <chartooo:coordinate-region svg:x="2.699cm" svg:y="3.496cm" svg:width="15.295cm" svg:height="13.933cm"/>
          <chart:axis chart:dimension="x" chart:name="primary-x" chart:style-name="ch5" chartooo:axis-type="auto">
            <chartooo:date-scale/>
            <chart:title svg:x="9.278cm" svg:y="18.493cm" chart:style-name="ch6">
              <text:p>Points</text:p>
            </chart:title>
            <chart:categories table:cell-range-address="Feuille1.AG4:Feuille1.AG24"/>
          </chart:axis>
          <chart:axis chart:dimension="y" chart:name="primary-y" chart:style-name="ch7">
            <chart:title svg:x="0.451cm" svg:y="11.24cm" chart:style-name="ch8">
              <text:p>Regen</text:p>
            </chart:title>
            <chart:grid chart:style-name="ch9" chart:class="major"/>
          </chart:axis>
          <chart:series chart:style-name="ch10" chart:values-cell-range-address="Feuille1.AJ4:Feuille1.AJ24" chart:label-cell-address="Feuille1.AJ3:Feuille1.AJ3" chart:class="chart:line">
            <chart:data-point chart:repeated="21"/>
          </chart:series>
          <chart:series chart:style-name="ch11" chart:values-cell-range-address="Feuille1.AK4:Feuille1.AK24" chart:label-cell-address="Feuille1.AK3:Feuille1.AK3" chart:class="chart:line">
            <chart:data-point chart:repeated="21"/>
          </chart:series>
          <chart:series chart:style-name="ch12" chart:values-cell-range-address="Feuille1.AL4:Feuille1.AL24" chart:label-cell-address="Feuille1.AL3:Feuille1.AL3" chart:class="chart:line">
            <chart:data-point chart:repeated="21"/>
          </chart:series>
          <chart:series chart:style-name="ch13" chart:values-cell-range-address="Feuille1.AM4:Feuille1.AM24" chart:label-cell-address="Feuille1.AM3:Feuille1.AM3" chart:class="chart:line">
            <chart:data-point chart:repeated="21"/>
          </chart:series>
          <chart:series chart:style-name="ch14" chart:values-cell-range-address="Feuille1.AN4:Feuille1.AN24" chart:label-cell-address="Feuille1.AN3:Feuille1.AN3" chart:class="chart:line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Feuille1.AJ3:Feuille1.AJ3</svg:desc>
                </draw:g>
              </table:table-cell>
              <table:table-cell office:value-type="string">
                <text:p>15</text:p>
                <draw:g>
                  <svg:desc>Feuille1.AK3:Feuille1.AK3</svg:desc>
                </draw:g>
              </table:table-cell>
              <table:table-cell office:value-type="string">
                <text:p>30</text:p>
                <draw:g>
                  <svg:desc>Feuille1.AL3:Feuille1.AL3</svg:desc>
                </draw:g>
              </table:table-cell>
              <table:table-cell office:value-type="string">
                <text:p>50</text:p>
                <draw:g>
                  <svg:desc>Feuille1.AM3:Feuille1.AM3</svg:desc>
                </draw:g>
              </table:table-cell>
              <table:table-cell office:value-type="string">
                <text:p>70</text:p>
                <draw:g>
                  <svg:desc>Feuille1.AN3:Feuille1.AN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le1.AG4:Feuille1.AG24</svg:desc>
                </draw:g>
              </table:table-cell>
              <table:table-cell office:value-type="float" office:value="2.5">
                <text:p>2.5</text:p>
                <draw:g>
                  <svg:desc>Feuille1.AJ4:Feuille1.AJ24</svg:desc>
                </draw:g>
              </table:table-cell>
              <table:table-cell office:value-type="float" office:value="8.1">
                <text:p>8.1</text:p>
                <draw:g>
                  <svg:desc>Feuille1.AK4:Feuille1.AK24</svg:desc>
                </draw:g>
              </table:table-cell>
              <table:table-cell office:value-type="float" office:value="14.1">
                <text:p>14.1</text:p>
                <draw:g>
                  <svg:desc>Feuille1.AL4:Feuille1.AL24</svg:desc>
                </draw:g>
              </table:table-cell>
              <table:table-cell office:value-type="float" office:value="22.1">
                <text:p>22.1</text:p>
                <draw:g>
                  <svg:desc>Feuille1.AM4:Feuille1.AM24</svg:desc>
                </draw:g>
              </table:table-cell>
              <table:table-cell office:value-type="float" office:value="30.1">
                <text:p>30.1</text:p>
                <draw:g>
                  <svg:desc>Feuille1.AN4:Feuille1.AN24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83880497804645">
                <text:p>2.83880497804645</text:p>
              </table:table-cell>
              <table:table-cell office:value-type="float" office:value="9.19772812887051">
                <text:p>9.19772812887051</text:p>
              </table:table-cell>
              <table:table-cell office:value-type="float" office:value="16.010860076182">
                <text:p>16.010860076182</text:p>
              </table:table-cell>
              <table:table-cell office:value-type="float" office:value="25.0950360059307">
                <text:p>25.0950360059307</text:p>
              </table:table-cell>
              <table:table-cell office:value-type="float" office:value="34.1792119356793">
                <text:p>34.179211935679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.17263953230898">
                <text:p>3.17263953230898</text:p>
              </table:table-cell>
              <table:table-cell office:value-type="float" office:value="10.2793520846811">
                <text:p>10.2793520846811</text:p>
              </table:table-cell>
              <table:table-cell office:value-type="float" office:value="17.8936869622226">
                <text:p>17.8936869622226</text:p>
              </table:table-cell>
              <table:table-cell office:value-type="float" office:value="28.0461334656113">
                <text:p>28.0461334656113</text:p>
              </table:table-cell>
              <table:table-cell office:value-type="float" office:value="38.1985799690001">
                <text:p>38.198579969000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.50164739350717">
                <text:p>3.50164739350717</text:p>
              </table:table-cell>
              <table:table-cell office:value-type="float" office:value="11.3453375549632">
                <text:p>11.3453375549632</text:p>
              </table:table-cell>
              <table:table-cell office:value-type="float" office:value="19.7492912993804">
                <text:p>19.7492912993804</text:p>
              </table:table-cell>
              <table:table-cell office:value-type="float" office:value="30.9545629586034">
                <text:p>30.9545629586034</text:p>
              </table:table-cell>
              <table:table-cell office:value-type="float" office:value="42.1598346178263">
                <text:p>42.159834617826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.82596614667895">
                <text:p>3.82596614667895</text:p>
              </table:table-cell>
              <table:table-cell office:value-type="float" office:value="12.3961303152398">
                <text:p>12.3961303152398</text:p>
              </table:table-cell>
              <table:table-cell office:value-type="float" office:value="21.5784490672693">
                <text:p>21.5784490672693</text:p>
              </table:table-cell>
              <table:table-cell office:value-type="float" office:value="33.8215407366419">
                <text:p>33.8215407366419</text:p>
              </table:table-cell>
              <table:table-cell office:value-type="float" office:value="46.0646324060146">
                <text:p>46.064632406014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.1457275766345">
                <text:p>4.1457275766345</text:p>
              </table:table-cell>
              <table:table-cell office:value-type="float" office:value="13.4321573482958">
                <text:p>13.4321573482958</text:p>
              </table:table-cell>
              <table:table-cell office:value-type="float" office:value="23.3819035322186">
                <text:p>23.3819035322186</text:p>
              </table:table-cell>
              <table:table-cell office:value-type="float" office:value="36.648231777449">
                <text:p>36.648231777449</text:p>
              </table:table-cell>
              <table:table-cell office:value-type="float" office:value="49.9145600226794">
                <text:p>49.914560022679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4.46105798947345">
                <text:p>4.46105798947345</text:p>
              </table:table-cell>
              <table:table-cell office:value-type="float" office:value="14.453827885894">
                <text:p>14.453827885894</text:p>
              </table:table-cell>
              <table:table-cell office:value-type="float" office:value="25.1603670606303">
                <text:p>25.1603670606303</text:p>
              </table:table-cell>
              <table:table-cell office:value-type="float" office:value="39.4357526269453">
                <text:p>39.4357526269453</text:p>
              </table:table-cell>
              <table:table-cell office:value-type="float" office:value="53.7111381932604">
                <text:p>53.711138193260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4.7720785121283">
                <text:p>4.7720785121283</text:p>
              </table:table-cell>
              <table:table-cell office:value-type="float" office:value="15.4615343792957">
                <text:p>15.4615343792957</text:p>
              </table:table-cell>
              <table:table-cell office:value-type="float" office:value="26.9145228084036">
                <text:p>26.9145228084036</text:p>
              </table:table-cell>
              <table:table-cell office:value-type="float" office:value="42.1851740472142">
                <text:p>42.1851740472142</text:p>
              </table:table-cell>
              <table:table-cell office:value-type="float" office:value="57.4558252860247">
                <text:p>57.455825286024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5.07890537171207">
                <text:p>5.07890537171207</text:p>
              </table:table-cell>
              <table:table-cell office:value-type="float" office:value="16.4556534043471">
                <text:p>16.4556534043471</text:p>
              </table:table-cell>
              <table:table-cell office:value-type="float" office:value="28.6450262964561">
                <text:p>28.6450262964561</text:p>
              </table:table-cell>
              <table:table-cell office:value-type="float" office:value="44.8975234859347">
                <text:p>44.8975234859347</text:p>
              </table:table-cell>
              <table:table-cell office:value-type="float" office:value="61.1500206754134">
                <text:p>61.150020675413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5.38165015628233">
                <text:p>5.38165015628233</text:p>
              </table:table-cell>
              <table:table-cell office:value-type="float" office:value="17.4365465063548">
                <text:p>17.4365465063548</text:p>
              </table:table-cell>
              <table:table-cell office:value-type="float" office:value="30.3525068814324">
                <text:p>30.3525068814324</text:p>
              </table:table-cell>
              <table:table-cell office:value-type="float" office:value="47.5737873815358">
                <text:p>47.5737873815358</text:p>
              </table:table-cell>
              <table:table-cell office:value-type="float" office:value="64.7950678816393">
                <text:p>64.795067881639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.68042005848572">
                <text:p>5.68042005848572</text:p>
              </table:table-cell>
              <table:table-cell office:value-type="float" office:value="18.4045609894938">
                <text:p>18.4045609894938</text:p>
              </table:table-cell>
              <table:table-cell office:value-type="float" office:value="32.0375691298595">
                <text:p>32.0375691298595</text:p>
              </table:table-cell>
              <table:table-cell office:value-type="float" office:value="50.2149133170138">
                <text:p>50.2149133170138</text:p>
              </table:table-cell>
              <table:table-cell office:value-type="float" office:value="68.3922575041681">
                <text:p>68.392257504168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5.97531810341421">
                <text:p>5.97531810341421</text:p>
              </table:table-cell>
              <table:table-cell office:value-type="float" office:value="19.360030655062">
                <text:p>19.360030655062</text:p>
              </table:table-cell>
              <table:table-cell office:value-type="float" office:value="33.7007941032561">
                <text:p>33.7007941032561</text:p>
              </table:table-cell>
              <table:table-cell office:value-type="float" office:value="52.8218120341816">
                <text:p>52.8218120341816</text:p>
              </table:table-cell>
              <table:table-cell office:value-type="float" office:value="71.9428299651071">
                <text:p>71.942829965107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6.26644336188504">
                <text:p>6.26644336188504</text:p>
              </table:table-cell>
              <table:table-cell office:value-type="float" office:value="20.3032764925075">
                <text:p>20.3032764925075</text:p>
              </table:table-cell>
              <table:table-cell office:value-type="float" office:value="35.3427405610316">
                <text:p>35.3427405610316</text:p>
              </table:table-cell>
              <table:table-cell office:value-type="float" office:value="55.3953593190638">
                <text:p>55.3953593190638</text:p>
              </table:table-cell>
              <table:table-cell office:value-type="float" office:value="75.4479780770959">
                <text:p>75.4479780770959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6.55389115024937">
                <text:p>6.55389115024937</text:p>
              </table:table-cell>
              <table:table-cell office:value-type="float" office:value="21.2346073268079">
                <text:p>21.2346073268079</text:p>
              </table:table-cell>
              <table:table-cell office:value-type="float" office:value="36.9639460874064">
                <text:p>36.9639460874064</text:p>
              </table:table-cell>
              <table:table-cell office:value-type="float" office:value="57.9363977682044">
                <text:p>57.9363977682044</text:p>
              </table:table-cell>
              <table:table-cell office:value-type="float" office:value="78.9088494490024">
                <text:p>78.9088494490024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6.83775321773767">
                <text:p>6.83775321773767</text:p>
              </table:table-cell>
              <table:table-cell office:value-type="float" office:value="22.1543204254701">
                <text:p>22.1543204254701</text:p>
              </table:table-cell>
              <table:table-cell office:value-type="float" office:value="38.5649281480405">
                <text:p>38.5649281480405</text:p>
              </table:table-cell>
              <table:table-cell office:value-type="float" office:value="60.445738444801">
                <text:p>60.445738444801</text:p>
              </table:table-cell>
              <table:table-cell office:value-type="float" office:value="82.3265487415616">
                <text:p>82.326548741561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7.11811792226363">
                <text:p>7.11811792226363</text:p>
              </table:table-cell>
              <table:table-cell office:value-type="float" office:value="23.0627020681342">
                <text:p>23.0627020681342</text:p>
              </table:table-cell>
              <table:table-cell office:value-type="float" office:value="40.1461850815669">
                <text:p>40.1461850815669</text:p>
              </table:table-cell>
              <table:table-cell office:value-type="float" office:value="62.9241624328105">
                <text:p>62.9241624328105</text:p>
              </table:table-cell>
              <table:table-cell office:value-type="float" office:value="85.7021397840541">
                <text:p>85.702139784054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7.39507039552901">
                <text:p>7.39507039552901</text:p>
              </table:table-cell>
              <table:table-cell office:value-type="float" office:value="23.960028081514">
                <text:p>23.960028081514</text:p>
              </table:table-cell>
              <table:table-cell office:value-type="float" office:value="41.7081970307836">
                <text:p>41.7081970307836</text:p>
              </table:table-cell>
              <table:table-cell office:value-type="float" office:value="65.3724222964765">
                <text:p>65.3724222964765</text:p>
              </table:table-cell>
              <table:table-cell office:value-type="float" office:value="89.0366475621693">
                <text:p>89.036647562169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7.66869269820185">
                <text:p>7.66869269820185</text:p>
              </table:table-cell>
              <table:table-cell office:value-type="float" office:value="24.846564342174">
                <text:p>24.846564342174</text:p>
              </table:table-cell>
              <table:table-cell office:value-type="float" office:value="43.2514268178584">
                <text:p>43.2514268178584</text:p>
              </table:table-cell>
              <table:table-cell office:value-type="float" office:value="67.7912434521043">
                <text:p>67.7912434521043</text:p>
              </table:table-cell>
              <table:table-cell office:value-type="float" office:value="92.3310600863502">
                <text:p>92.33106008635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7.93906396587529">
                <text:p>7.93906396587529</text:p>
              </table:table-cell>
              <table:table-cell office:value-type="float" office:value="25.7225672494359">
                <text:p>25.7225672494359</text:p>
              </table:table-cell>
              <table:table-cell office:value-type="float" office:value="44.7763207675366">
                <text:p>44.7763207675366</text:p>
              </table:table-cell>
              <table:table-cell office:value-type="float" office:value="70.1813254583376">
                <text:p>70.1813254583376</text:p>
              </table:table-cell>
              <table:table-cell office:value-type="float" office:value="95.5863301491385">
                <text:p>95.5863301491385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8.20626054645692">
                <text:p>8.20626054645692</text:p>
              </table:table-cell>
              <table:table-cell office:value-type="float" office:value="26.5882841705204">
                <text:p>26.5882841705204</text:p>
              </table:table-cell>
              <table:table-cell office:value-type="float" office:value="46.2833094820171">
                <text:p>46.2833094820171</text:p>
              </table:table-cell>
              <table:table-cell office:value-type="float" office:value="72.5433432306792">
                <text:p>72.5433432306792</text:p>
              </table:table-cell>
              <table:table-cell office:value-type="float" office:value="98.8033769793414">
                <text:p>98.803376979341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.4703561295852">
                <text:p>8.4703561295852</text:p>
              </table:table-cell>
              <table:table-cell office:value-type="float" office:value="27.4439538598561">
                <text:p>27.4439538598561</text:p>
              </table:table-cell>
              <table:table-cell office:value-type="float" office:value="47.7728085708605">
                <text:p>47.7728085708605</text:p>
              </table:table-cell>
              <table:table-cell office:value-type="float" office:value="74.8779481855332">
                <text:p>74.8779481855332</text:p>
              </table:table-cell>
              <table:table-cell office:value-type="float" office:value="101.983087800206">
                <text:p>101.9830878002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2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2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9.677cm" svg:height="16.371cm" xlink:href=".." xlink:type="simple" chart:class="chart:line" chart:style-name="ch1">
        <chart:title svg:x="6.181cm" svg:y="0.768cm" chart:style-name="ch2">
          <text:p>Reduction percent per point per level</text:p>
        </chart:title>
        <chart:legend chart:legend-position="end" svg:x="17.963cm" svg:y="6.301cm" style:legend-expansion="high" chart:style-name="ch3"/>
        <chart:plot-area chart:style-name="ch4" table:cell-range-address="Feuille1.AQ150:Feuille1.AX171" chart:data-source-has-labels="both" svg:x="1.431cm" svg:y="2.223cm" svg:width="15.746cm" svg:height="12.813cm">
          <chartooo:coordinate-region svg:x="2.529cm" svg:y="2.435cm" svg:width="14.461cm" svg:height="11.928cm"/>
          <chart:axis chart:dimension="x" chart:name="primary-x" chart:style-name="ch5" chartooo:axis-type="auto">
            <chartooo:date-scale/>
            <chart:title svg:x="8.784cm" svg:y="15.364cm" chart:style-name="ch6">
              <text:p>Points</text:p>
            </chart:title>
            <chart:categories table:cell-range-address="Feuille1.AQ151:Feuille1.AQ171"/>
          </chart:axis>
          <chart:axis chart:dimension="y" chart:name="primary-y" chart:style-name="ch7">
            <chart:title svg:x="0.451cm" svg:y="9.612cm" chart:style-name="ch8">
              <text:p>Reduction %</text:p>
            </chart:title>
            <chart:grid chart:style-name="ch9" chart:class="major"/>
          </chart:axis>
          <chart:series chart:style-name="ch10" chart:values-cell-range-address="Feuille1.AR151:Feuille1.AR171" chart:label-cell-address="Feuille1.AR150:Feuille1.AR150" chart:class="chart:line">
            <chart:data-point chart:repeated="21"/>
          </chart:series>
          <chart:series chart:style-name="ch11" chart:values-cell-range-address="Feuille1.AS151:Feuille1.AS171" chart:label-cell-address="Feuille1.AS150:Feuille1.AS150" chart:class="chart:line">
            <chart:data-point chart:repeated="21"/>
          </chart:series>
          <chart:series chart:style-name="ch12" chart:values-cell-range-address="Feuille1.AT151:Feuille1.AT171" chart:label-cell-address="Feuille1.AT150:Feuille1.AT150" chart:class="chart:line">
            <chart:data-point chart:repeated="21"/>
          </chart:series>
          <chart:series chart:style-name="ch13" chart:values-cell-range-address="Feuille1.AU151:Feuille1.AU171" chart:label-cell-address="Feuille1.AU150:Feuille1.AU150" chart:class="chart:line">
            <chart:data-point chart:repeated="21"/>
          </chart:series>
          <chart:series chart:style-name="ch14" chart:values-cell-range-address="Feuille1.AV151:Feuille1.AV171" chart:label-cell-address="Feuille1.AV150:Feuille1.AV150" chart:class="chart:line">
            <chart:data-point chart:repeated="21"/>
          </chart:series>
          <chart:series chart:style-name="ch15" chart:values-cell-range-address="Feuille1.AW151:Feuille1.AW171" chart:label-cell-address="Feuille1.AW150:Feuille1.AW150" chart:class="chart:line">
            <chart:data-point chart:repeated="21"/>
          </chart:series>
          <chart:series chart:style-name="ch16" chart:values-cell-range-address="Feuille1.AX151:Feuille1.AX171" chart:label-cell-address="Feuille1.AX150:Feuille1.AX150" chart:class="chart:line">
            <chart:data-point chart:repeated="2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Feuille1.AR150:Feuille1.AR150</svg:desc>
                </draw:g>
              </table:table-cell>
              <table:table-cell office:value-type="string">
                <text:p>10</text:p>
                <draw:g>
                  <svg:desc>Feuille1.AS150:Feuille1.AS150</svg:desc>
                </draw:g>
              </table:table-cell>
              <table:table-cell office:value-type="string">
                <text:p>20</text:p>
                <draw:g>
                  <svg:desc>Feuille1.AT150:Feuille1.AT150</svg:desc>
                </draw:g>
              </table:table-cell>
              <table:table-cell office:value-type="string">
                <text:p>30</text:p>
                <draw:g>
                  <svg:desc>Feuille1.AU150:Feuille1.AU150</svg:desc>
                </draw:g>
              </table:table-cell>
              <table:table-cell office:value-type="string">
                <text:p>40</text:p>
                <draw:g>
                  <svg:desc>Feuille1.AV150:Feuille1.AV150</svg:desc>
                </draw:g>
              </table:table-cell>
              <table:table-cell office:value-type="string">
                <text:p>50</text:p>
                <draw:g>
                  <svg:desc>Feuille1.AW150:Feuille1.AW150</svg:desc>
                </draw:g>
              </table:table-cell>
              <table:table-cell office:value-type="string">
                <text:p>70</text:p>
                <draw:g>
                  <svg:desc>Feuille1.AX150:Feuille1.AX15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le1.AQ151:Feuille1.AQ171</svg:desc>
                </draw:g>
              </table:table-cell>
              <table:table-cell office:value-type="float" office:value="13.0434782608696">
                <text:p>13.0434782608696</text:p>
                <draw:g>
                  <svg:desc>Feuille1.AR151:Feuille1.AR171</svg:desc>
                </draw:g>
              </table:table-cell>
              <table:table-cell office:value-type="float" office:value="13.5508969094446">
                <text:p>13.5508969094446</text:p>
                <draw:g>
                  <svg:desc>Feuille1.AS151:Feuille1.AS171</svg:desc>
                </draw:g>
              </table:table-cell>
              <table:table-cell office:value-type="float" office:value="14.1077947176294">
                <text:p>14.1077947176294</text:p>
                <draw:g>
                  <svg:desc>Feuille1.AT151:Feuille1.AT171</svg:desc>
                </draw:g>
              </table:table-cell>
              <table:table-cell office:value-type="float" office:value="14.6575634734372">
                <text:p>14.6575634734372</text:p>
                <draw:g>
                  <svg:desc>Feuille1.AU151:Feuille1.AU171</svg:desc>
                </draw:g>
              </table:table-cell>
              <table:table-cell office:value-type="float" office:value="15.2003391986432">
                <text:p>15.2003391986432</text:p>
                <draw:g>
                  <svg:desc>Feuille1.AV151:Feuille1.AV171</svg:desc>
                </draw:g>
              </table:table-cell>
              <table:table-cell office:value-type="float" office:value="15.7362544765115">
                <text:p>15.7362544765115</text:p>
                <draw:g>
                  <svg:desc>Feuille1.AW151:Feuille1.AW171</svg:desc>
                </draw:g>
              </table:table-cell>
              <table:table-cell office:value-type="float" office:value="16.7880174745163">
                <text:p>16.7880174745163</text:p>
                <draw:g>
                  <svg:desc>Feuille1.AX151:Feuille1.AX171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4.9612753798482">
                <text:p>14.9612753798482</text:p>
              </table:table-cell>
              <table:table-cell office:value-type="float" office:value="15.5299760601262">
                <text:p>15.5299760601262</text:p>
              </table:table-cell>
              <table:table-cell office:value-type="float" office:value="16.1530103861629">
                <text:p>16.1530103861629</text:p>
              </table:table-cell>
              <table:table-cell office:value-type="float" office:value="16.7669212471524">
                <text:p>16.7669212471524</text:p>
              </table:table-cell>
              <table:table-cell office:value-type="float" office:value="17.3719075870174">
                <text:p>17.3719075870174</text:p>
              </table:table-cell>
              <table:table-cell office:value-type="float" office:value="17.9681626072601">
                <text:p>17.9681626072601</text:p>
              </table:table-cell>
              <table:table-cell office:value-type="float" office:value="19.1352240082397">
                <text:p>19.13522400823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.5937957567555">
                <text:p>16.5937957567555</text:p>
              </table:table-cell>
              <table:table-cell office:value-type="float" office:value="17.211991047009">
                <text:p>17.211991047009</text:p>
              </table:table-cell>
              <table:table-cell office:value-type="float" office:value="17.8882146424292">
                <text:p>17.8882146424292</text:p>
              </table:table-cell>
              <table:table-cell office:value-type="float" office:value="18.5534807693138">
                <text:p>18.5534807693138</text:p>
              </table:table-cell>
              <table:table-cell office:value-type="float" office:value="19.2080536180098">
                <text:p>19.2080536180098</text:p>
              </table:table-cell>
              <table:table-cell office:value-type="float" office:value="19.8521889535522">
                <text:p>19.8521889535522</text:p>
              </table:table-cell>
              <table:table-cell office:value-type="float" office:value="21.1101300023193">
                <text:p>21.110130002319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8.0086559314663">
                <text:p>18.0086559314663</text:p>
              </table:table-cell>
              <table:table-cell office:value-type="float" office:value="18.6677638471226">
                <text:p>18.6677638471226</text:p>
              </table:table-cell>
              <table:table-cell office:value-type="float" office:value="19.3877876477854">
                <text:p>19.3877876477854</text:p>
              </table:table-cell>
              <table:table-cell office:value-type="float" office:value="20.0951747636375">
                <text:p>20.0951747636375</text:p>
              </table:table-cell>
              <table:table-cell office:value-type="float" office:value="20.7902549686108">
                <text:p>20.7902549686108</text:p>
              </table:table-cell>
              <table:table-cell office:value-type="float" office:value="21.4733466609748">
                <text:p>21.4733466609748</text:p>
              </table:table-cell>
              <table:table-cell office:value-type="float" office:value="22.8047841157944">
                <text:p>22.804784115794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9.2526471312059">
                <text:p>19.2526471312059</text:p>
              </table:table-cell>
              <table:table-cell office:value-type="float" office:value="19.946208461211">
                <text:p>19.946208461211</text:p>
              </table:table-cell>
              <table:table-cell office:value-type="float" office:value="20.7029906046324">
                <text:p>20.7029906046324</text:p>
              </table:table-cell>
              <table:table-cell office:value-type="float" office:value="21.4455983848113">
                <text:p>21.4455983848113</text:p>
              </table:table-cell>
              <table:table-cell office:value-type="float" office:value="22.1744263310869">
                <text:p>22.1744263310869</text:p>
              </table:table-cell>
              <table:table-cell office:value-type="float" office:value="22.8898544656189">
                <text:p>22.8898544656189</text:p>
              </table:table-cell>
              <table:table-cell office:value-type="float" office:value="24.2819627807758">
                <text:p>24.281962780775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0.3593709952176">
                <text:p>20.3593709952176</text:p>
              </table:table-cell>
              <table:table-cell office:value-type="float" office:value="21.0823917838947">
                <text:p>21.0823917838947</text:p>
              </table:table-cell>
              <table:table-cell office:value-type="float" office:value="21.8705050008563">
                <text:p>21.8705050008563</text:p>
              </table:table-cell>
              <table:table-cell office:value-type="float" office:value="22.6430328261652">
                <text:p>22.6430328261652</text:p>
              </table:table-cell>
              <table:table-cell office:value-type="float" office:value="23.4004330484162">
                <text:p>23.4004330484162</text:p>
              </table:table-cell>
              <table:table-cell office:value-type="float" office:value="24.1431457012535">
                <text:p>24.1431457012535</text:p>
              </table:table-cell>
              <table:table-cell office:value-type="float" office:value="25.5861847248473">
                <text:p>25.586184724847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1.3536983952762">
                <text:p>21.3536983952762</text:p>
              </table:table-cell>
              <table:table-cell office:value-type="float" office:value="22.1022308558621">
                <text:p>22.1022308558621</text:p>
              </table:table-cell>
              <table:table-cell office:value-type="float" office:value="22.9173971161064">
                <text:p>22.9173971161064</text:p>
              </table:table-cell>
              <table:table-cell office:value-type="float" office:value="23.7156793399867">
                <text:p>23.7156793399867</text:p>
              </table:table-cell>
              <table:table-cell office:value-type="float" office:value="24.497596713671">
                <text:p>24.497596713671</text:p>
              </table:table-cell>
              <table:table-cell office:value-type="float" office:value="25.2636473525861">
                <text:p>25.2636473525861</text:p>
              </table:table-cell>
              <table:table-cell office:value-type="float" office:value="26.7500418200952">
                <text:p>26.750041820095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2.2545072244302">
                <text:p>22.2545072244302</text:p>
              </table:table-cell>
              <table:table-cell office:value-type="float" office:value="23.0253718130185">
                <text:p>23.0253718130185</text:p>
              </table:table-cell>
              <table:table-cell office:value-type="float" office:value="23.8641546586089">
                <text:p>23.8641546586089</text:p>
              </table:table-cell>
              <table:table-cell office:value-type="float" office:value="24.684854331833">
                <text:p>24.684854331833</text:p>
              </table:table-cell>
              <table:table-cell office:value-type="float" office:value="25.4880493742684">
                <text:p>25.4880493742684</text:p>
              </table:table-cell>
              <table:table-cell office:value-type="float" office:value="26.2742939085825">
                <text:p>26.2742939085825</text:p>
              </table:table-cell>
              <table:table-cell office:value-type="float" office:value="27.7980334192022">
                <text:p>27.798033419202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3.0764347108325">
                <text:p>23.0764347108325</text:p>
              </table:table-cell>
              <table:table-cell office:value-type="float" office:value="23.8670295952318">
                <text:p>23.8670295952318</text:p>
              </table:table-cell>
              <table:table-cell office:value-type="float" office:value="24.7266238045097">
                <text:p>24.7266238045097</text:p>
              </table:table-cell>
              <table:table-cell office:value-type="float" office:value="25.567023895282">
                <text:p>25.567023895282</text:p>
              </table:table-cell>
              <table:table-cell office:value-type="float" office:value="26.3888656554332">
                <text:p>26.3888656554332</text:p>
              </table:table-cell>
              <table:table-cell office:value-type="float" office:value="27.1927570996342">
                <text:p>27.1927570996342</text:p>
              </table:table-cell>
              <table:table-cell office:value-type="float" office:value="28.7489911374677">
                <text:p>28.7489911374677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3.8310388491522">
                <text:p>23.8310388491522</text:p>
              </table:table-cell>
              <table:table-cell office:value-type="float" office:value="24.639205558173">
                <text:p>24.639205558173</text:p>
              </table:table-cell>
              <table:table-cell office:value-type="float" office:value="25.5172892049714">
                <text:p>25.5172892049714</text:p>
              </table:table-cell>
              <table:table-cell office:value-type="float" office:value="26.3751461404093">
                <text:p>26.3751461404093</text:p>
              </table:table-cell>
              <table:table-cell office:value-type="float" office:value="27.2134672920364">
                <text:p>27.2134672920364</text:p>
              </table:table-cell>
              <table:table-cell office:value-type="float" office:value="28.0329124730067">
                <text:p>28.0329124730067</text:p>
              </table:table-cell>
              <table:table-cell office:value-type="float" office:value="29.6176688809634">
                <text:p>29.617668880963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4.5275914887494">
                <text:p>24.5275914887494</text:p>
              </table:table-cell>
              <table:table-cell office:value-type="float" office:value="25.3515178526637">
                <text:p>25.3515178526637</text:p>
              </table:table-cell>
              <table:table-cell office:value-type="float" office:value="26.2461456778081">
                <text:p>26.2461456778081</text:p>
              </table:table-cell>
              <table:table-cell office:value-type="float" office:value="27.1195840405167">
                <text:p>27.1195840405167</text:p>
              </table:table-cell>
              <table:table-cell office:value-type="float" office:value="27.9725769456453">
                <text:p>27.9725769456453</text:p>
              </table:table-cell>
              <table:table-cell office:value-type="float" office:value="28.8058339696474">
                <text:p>28.8058339696474</text:p>
              </table:table-cell>
              <table:table-cell office:value-type="float" office:value="30.4158182165297">
                <text:p>30.415818216529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5.1736340231424">
                <text:p>25.1736340231424</text:p>
              </table:table-cell>
              <table:table-cell office:value-type="float" office:value="26.0117825616602">
                <text:p>26.0117825616602</text:p>
              </table:table-cell>
              <table:table-cell office:value-type="float" office:value="26.9213074707328">
                <text:p>26.9213074707328</text:p>
              </table:table-cell>
              <table:table-cell office:value-type="float" office:value="27.8087426469431">
                <text:p>27.8087426469431</text:p>
              </table:table-cell>
              <table:table-cell office:value-type="float" office:value="28.6748831787963">
                <text:p>28.6748831787963</text:p>
              </table:table-cell>
              <table:table-cell office:value-type="float" office:value="29.5204864497386">
                <text:p>29.5204864497386</text:p>
              </table:table-cell>
              <table:table-cell office:value-type="float" office:value="31.1529353172655">
                <text:p>31.152935317265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5.7753755911103">
                <text:p>25.7753755911103</text:p>
              </table:table-cell>
              <table:table-cell office:value-type="float" office:value="26.6264296910388">
                <text:p>26.6264296910388</text:p>
              </table:table-cell>
              <table:table-cell office:value-type="float" office:value="27.5494438722881">
                <text:p>27.5494438722881</text:p>
              </table:table-cell>
              <table:table-cell office:value-type="float" office:value="28.449524154634">
                <text:p>28.449524154634</text:p>
              </table:table-cell>
              <table:table-cell office:value-type="float" office:value="29.3275147986531">
                <text:p>29.3275147986531</text:p>
              </table:table-cell>
              <table:table-cell office:value-type="float" office:value="30.1842191278198">
                <text:p>30.1842191278198</text:p>
              </table:table-cell>
              <table:table-cell office:value-type="float" office:value="31.8367919849926">
                <text:p>31.836791984992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6.3379841259669">
                <text:p>26.3379841259669</text:p>
              </table:table-cell>
              <table:table-cell office:value-type="float" office:value="27.2008069222165">
                <text:p>27.2008069222165</text:p>
              </table:table-cell>
              <table:table-cell office:value-type="float" office:value="28.1360969469169">
                <text:p>28.1360969469169</text:p>
              </table:table-cell>
              <table:table-cell office:value-type="float" office:value="29.0476594728">
                <text:p>29.0476594728</text:p>
              </table:table-cell>
              <table:table-cell office:value-type="float" office:value="29.9363861093628">
                <text:p>29.9363861093628</text:p>
              </table:table-cell>
              <table:table-cell office:value-type="float" office:value="30.8031243466516">
                <text:p>30.8031243466516</text:p>
              </table:table-cell>
              <table:table-cell office:value-type="float" office:value="32.4738209647066">
                <text:p>32.473820964706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6.8658028550782">
                <text:p>26.8658028550782</text:p>
              </table:table-cell>
              <table:table-cell office:value-type="float" office:value="27.7394053555372">
                <text:p>27.7394053555372</text:p>
              </table:table-cell>
              <table:table-cell office:value-type="float" office:value="28.6859174339383">
                <text:p>28.6859174339383</text:p>
              </table:table-cell>
              <table:table-cell office:value-type="float" office:value="29.6079541531928">
                <text:p>29.6079541531928</text:p>
              </table:table-cell>
              <table:table-cell office:value-type="float" office:value="30.5064527388914">
                <text:p>30.5064527388914</text:p>
              </table:table-cell>
              <table:table-cell office:value-type="float" office:value="31.3823031679535">
                <text:p>31.3823031679535</text:p>
              </table:table-cell>
              <table:table-cell office:value-type="float" office:value="33.0694006459782">
                <text:p>33.069400645978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7.3625138917766">
                <text:p>27.3625138917766</text:p>
              </table:table-cell>
              <table:table-cell office:value-type="float" office:value="28.2460299428916">
                <text:p>28.2460299428916</text:p>
              </table:table-cell>
              <table:table-cell office:value-type="float" office:value="29.202842682349">
                <text:p>29.202842682349</text:p>
              </table:table-cell>
              <table:table-cell office:value-type="float" office:value="30.1344737201887">
                <text:p>30.1344737201887</text:p>
              </table:table-cell>
              <table:table-cell office:value-type="float" office:value="31.0419042547">
                <text:p>31.0419042547</text:p>
              </table:table-cell>
              <table:table-cell office:value-type="float" office:value="31.9260651616014">
                <text:p>31.9260651616014</text:p>
              </table:table-cell>
              <table:table-cell office:value-type="float" office:value="33.6280688552782">
                <text:p>33.628068855278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7.8312636051931">
                <text:p>27.8312636051931</text:p>
              </table:table-cell>
              <table:table-cell office:value-type="float" office:value="28.7239299970406">
                <text:p>28.7239299970406</text:p>
              </table:table-cell>
              <table:table-cell office:value-type="float" office:value="29.6902327872451">
                <text:p>29.6902327872451</text:p>
              </table:table-cell>
              <table:table-cell office:value-type="float" office:value="30.6306853445114">
                <text:p>30.6306853445114</text:p>
              </table:table-cell>
              <table:table-cell office:value-type="float" office:value="31.5463112832683">
                <text:p>31.5463112832683</text:p>
              </table:table-cell>
              <table:table-cell office:value-type="float" office:value="32.438080878045">
                <text:p>32.438080878045</text:p>
              </table:table-cell>
              <table:table-cell office:value-type="float" office:value="34.1536857512358">
                <text:p>34.1536857512358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8.2747599312933">
                <text:p>28.2747599312933</text:p>
              </table:table-cell>
              <table:table-cell office:value-type="float" office:value="29.1759004171678">
                <text:p>29.1759004171678</text:p>
              </table:table-cell>
              <table:table-cell office:value-type="float" office:value="30.1509760945373">
                <text:p>30.1509760945373</text:p>
              </table:table-cell>
              <table:table-cell office:value-type="float" office:value="31.0995675519097">
                <text:p>31.0995675519097</text:p>
              </table:table-cell>
              <table:table-cell office:value-type="float" office:value="32.0227393465326">
                <text:p>32.0227393465326</text:p>
              </table:table-cell>
              <table:table-cell office:value-type="float" office:value="32.9214997355389">
                <text:p>32.9214997355389</text:p>
              </table:table-cell>
              <table:table-cell office:value-type="float" office:value="34.6495595805089">
                <text:p>34.6495595805089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8.6953487849029">
                <text:p>28.6953487849029</text:p>
              </table:table-cell>
              <table:table-cell office:value-type="float" office:value="29.604361119676">
                <text:p>29.604361119676</text:p>
              </table:table-cell>
              <table:table-cell office:value-type="float" office:value="30.5875719267922">
                <text:p>30.5875719267922</text:p>
              </table:table-cell>
              <table:table-cell office:value-type="float" office:value="31.543696181086">
                <text:p>31.543696181086</text:p>
              </table:table-cell>
              <table:table-cell office:value-type="float" office:value="32.4738379884084">
                <text:p>32.4738379884084</text:p>
              </table:table-cell>
              <table:table-cell office:value-type="float" office:value="33.3790422514045">
                <text:p>33.3790422514045</text:p>
              </table:table-cell>
              <table:table-cell office:value-type="float" office:value="35.1185449262943">
                <text:p>35.1185449262943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9.0950746986361">
                <text:p>29.0950746986361</text:p>
              </table:table-cell>
              <table:table-cell office:value-type="float" office:value="30.01142003164">
                <text:p>30.01142003164</text:p>
              </table:table-cell>
              <table:table-cell office:value-type="float" office:value="31.0021961430334">
                <text:p>31.0021961430334</text:p>
              </table:table-cell>
              <table:table-cell office:value-type="float" office:value="31.9653124570681">
                <text:p>31.9653124570681</text:p>
              </table:table-cell>
              <table:table-cell office:value-type="float" office:value="32.9019113087226">
                <text:p>32.9019113087226</text:p>
              </table:table-cell>
              <table:table-cell office:value-type="float" office:value="33.8130729834074">
                <text:p>33.8130729834074</text:p>
              </table:table-cell>
              <table:table-cell office:value-type="float" office:value="35.5631203054436">
                <text:p>35.563120305443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9.4757294128723">
                <text:p>29.4757294128723</text:p>
              </table:table-cell>
              <table:table-cell office:value-type="float" office:value="30.3989235363811">
                <text:p>30.3989235363811</text:p>
              </table:table-cell>
              <table:table-cell office:value-type="float" office:value="31.3967536041019">
                <text:p>31.3967536041019</text:p>
              </table:table-cell>
              <table:table-cell office:value-type="float" office:value="32.3663774320106">
                <text:p>32.3663774320106</text:p>
              </table:table-cell>
              <table:table-cell office:value-type="float" office:value="33.3089743350669">
                <text:p>33.3089743350669</text:p>
              </table:table-cell>
              <table:table-cell office:value-type="float" office:value="34.225658788341">
                <text:p>34.225658788341</text:p>
              </table:table-cell>
              <table:table-cell office:value-type="float" office:value="35.9854500682239">
                <text:p>35.985450068223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2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2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2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2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2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2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2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2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4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44.108cm" svg:height="16.771cm" xlink:href=".." xlink:type="simple" chart:class="chart:line" chart:style-name="ch1">
        <chart:title svg:x="18.637cm" svg:y="0.471cm" chart:style-name="ch2">
          <text:p>Mastery percent per point per level</text:p>
        </chart:title>
        <chart:legend chart:legend-position="end" svg:x="42.394cm" svg:y="4.405cm" style:legend-expansion="high" chart:style-name="ch3"/>
        <chart:plot-area chart:style-name="ch4" table:cell-range-address="Feuille1.BA150:Feuille1.BA171 Feuille1.BD150:Feuille1.BR171" chart:data-source-has-labels="both" svg:x="1.92cm" svg:y="2.255cm" svg:width="38.71cm" svg:height="13.173cm">
          <chartooo:coordinate-region svg:x="3.018cm" svg:y="2.467cm" svg:width="37.425cm" svg:height="12.288cm"/>
          <chart:axis chart:dimension="x" chart:name="primary-x" chart:style-name="ch5" chartooo:axis-type="auto">
            <chartooo:date-scale/>
            <chart:title svg:x="20.755cm" svg:y="15.764cm" chart:style-name="ch6">
              <text:p>Points</text:p>
            </chart:title>
            <chart:categories table:cell-range-address="Feuille1.BA151:Feuille1.BA171"/>
          </chart:axis>
          <chart:axis chart:dimension="y" chart:name="primary-y" chart:style-name="ch7">
            <chart:title svg:x="0.451cm" svg:y="9.639cm" chart:style-name="ch8">
              <text:p>Mastery %</text:p>
            </chart:title>
            <chart:grid chart:style-name="ch9" chart:class="major"/>
          </chart:axis>
          <chart:series chart:style-name="ch10" chart:values-cell-range-address="Feuille1.BD151:Feuille1.BD171" chart:label-cell-address="Feuille1.BD150:Feuille1.BD150" chart:class="chart:line">
            <chart:data-point chart:repeated="21"/>
          </chart:series>
          <chart:series chart:style-name="ch11" chart:values-cell-range-address="Feuille1.BE151:Feuille1.BE171" chart:label-cell-address="Feuille1.BE150:Feuille1.BE150" chart:class="chart:line">
            <chart:data-point chart:repeated="21"/>
          </chart:series>
          <chart:series chart:style-name="ch12" chart:values-cell-range-address="Feuille1.BF151:Feuille1.BF171" chart:label-cell-address="Feuille1.BF150:Feuille1.BF150" chart:class="chart:line">
            <chart:data-point chart:repeated="21"/>
          </chart:series>
          <chart:series chart:style-name="ch13" chart:values-cell-range-address="Feuille1.BG151:Feuille1.BG171" chart:label-cell-address="Feuille1.BG150:Feuille1.BG150" chart:class="chart:line">
            <chart:data-point chart:repeated="21"/>
          </chart:series>
          <chart:series chart:style-name="ch14" chart:values-cell-range-address="Feuille1.BH151:Feuille1.BH171" chart:label-cell-address="Feuille1.BH150:Feuille1.BH150" chart:class="chart:line">
            <chart:data-point chart:repeated="21"/>
          </chart:series>
          <chart:series chart:style-name="ch15" chart:values-cell-range-address="Feuille1.BI151:Feuille1.BI171" chart:label-cell-address="Feuille1.BI150:Feuille1.BI150" chart:class="chart:line">
            <chart:data-point chart:repeated="21"/>
          </chart:series>
          <chart:series chart:style-name="ch16" chart:values-cell-range-address="Feuille1.BJ151:Feuille1.BJ171" chart:label-cell-address="Feuille1.BJ150:Feuille1.BJ150" chart:class="chart:line">
            <chart:data-point chart:repeated="21"/>
          </chart:series>
          <chart:series chart:style-name="ch17" chart:values-cell-range-address="Feuille1.BK151:Feuille1.BK171" chart:label-cell-address="Feuille1.BK150:Feuille1.BK150" chart:class="chart:line">
            <chart:data-point chart:repeated="21"/>
          </chart:series>
          <chart:series chart:style-name="ch18" chart:values-cell-range-address="Feuille1.BL151:Feuille1.BL171" chart:label-cell-address="Feuille1.BL150:Feuille1.BL150" chart:class="chart:line">
            <chart:data-point chart:repeated="21"/>
          </chart:series>
          <chart:series chart:style-name="ch19" chart:values-cell-range-address="Feuille1.BM151:Feuille1.BM171" chart:label-cell-address="Feuille1.BM150:Feuille1.BM150" chart:class="chart:line">
            <chart:data-point chart:repeated="21"/>
          </chart:series>
          <chart:series chart:style-name="ch20" chart:values-cell-range-address="Feuille1.BN151:Feuille1.BN171" chart:label-cell-address="Feuille1.BN150:Feuille1.BN150" chart:class="chart:line">
            <chart:data-point chart:repeated="21"/>
          </chart:series>
          <chart:series chart:style-name="ch21" chart:values-cell-range-address="Feuille1.BO151:Feuille1.BO171" chart:label-cell-address="Feuille1.BO150:Feuille1.BO150" chart:class="chart:line">
            <chart:data-point chart:repeated="21"/>
          </chart:series>
          <chart:series chart:style-name="ch22" chart:values-cell-range-address="Feuille1.BP151:Feuille1.BP171" chart:label-cell-address="Feuille1.BP150:Feuille1.BP150" chart:class="chart:line">
            <chart:data-point chart:repeated="21"/>
          </chart:series>
          <chart:series chart:style-name="ch23" chart:values-cell-range-address="Feuille1.BQ151:Feuille1.BQ171" chart:label-cell-address="Feuille1.BQ150:Feuille1.BQ150" chart:class="chart:line">
            <chart:data-point chart:repeated="21"/>
          </chart:series>
          <chart:series chart:style-name="ch24" chart:values-cell-range-address="Feuille1.BR151:Feuille1.BR171" chart:label-cell-address="Feuille1.BR150:Feuille1.BR150" chart:class="chart:line">
            <chart:data-point chart:repeated="21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Feuille1.BD150:Feuille1.BD150</svg:desc>
                </draw:g>
              </table:table-cell>
              <table:table-cell office:value-type="string">
                <text:p>5</text:p>
                <draw:g>
                  <svg:desc>Feuille1.BE150:Feuille1.BE150</svg:desc>
                </draw:g>
              </table:table-cell>
              <table:table-cell office:value-type="string">
                <text:p>10</text:p>
                <draw:g>
                  <svg:desc>Feuille1.BF150:Feuille1.BF150</svg:desc>
                </draw:g>
              </table:table-cell>
              <table:table-cell office:value-type="string">
                <text:p>15</text:p>
                <draw:g>
                  <svg:desc>Feuille1.BG150:Feuille1.BG150</svg:desc>
                </draw:g>
              </table:table-cell>
              <table:table-cell office:value-type="string">
                <text:p>20</text:p>
                <draw:g>
                  <svg:desc>Feuille1.BH150:Feuille1.BH150</svg:desc>
                </draw:g>
              </table:table-cell>
              <table:table-cell office:value-type="string">
                <text:p>25</text:p>
                <draw:g>
                  <svg:desc>Feuille1.BI150:Feuille1.BI150</svg:desc>
                </draw:g>
              </table:table-cell>
              <table:table-cell office:value-type="string">
                <text:p>30</text:p>
                <draw:g>
                  <svg:desc>Feuille1.BJ150:Feuille1.BJ150</svg:desc>
                </draw:g>
              </table:table-cell>
              <table:table-cell office:value-type="string">
                <text:p>35</text:p>
                <draw:g>
                  <svg:desc>Feuille1.BK150:Feuille1.BK150</svg:desc>
                </draw:g>
              </table:table-cell>
              <table:table-cell office:value-type="string">
                <text:p>40</text:p>
                <draw:g>
                  <svg:desc>Feuille1.BL150:Feuille1.BL150</svg:desc>
                </draw:g>
              </table:table-cell>
              <table:table-cell office:value-type="string">
                <text:p>45</text:p>
                <draw:g>
                  <svg:desc>Feuille1.BM150:Feuille1.BM150</svg:desc>
                </draw:g>
              </table:table-cell>
              <table:table-cell office:value-type="string">
                <text:p>50</text:p>
                <draw:g>
                  <svg:desc>Feuille1.BN150:Feuille1.BN150</svg:desc>
                </draw:g>
              </table:table-cell>
              <table:table-cell office:value-type="string">
                <text:p>55</text:p>
                <draw:g>
                  <svg:desc>Feuille1.BO150:Feuille1.BO150</svg:desc>
                </draw:g>
              </table:table-cell>
              <table:table-cell office:value-type="string">
                <text:p>60</text:p>
                <draw:g>
                  <svg:desc>Feuille1.BP150:Feuille1.BP150</svg:desc>
                </draw:g>
              </table:table-cell>
              <table:table-cell office:value-type="string">
                <text:p>65</text:p>
                <draw:g>
                  <svg:desc>Feuille1.BQ150:Feuille1.BQ150</svg:desc>
                </draw:g>
              </table:table-cell>
              <table:table-cell office:value-type="string">
                <text:p>70</text:p>
                <draw:g>
                  <svg:desc>Feuille1.BR150:Feuille1.BR15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le1.BA151:Feuille1.BA171</svg:desc>
                </draw:g>
              </table:table-cell>
              <table:table-cell office:value-type="float" office:value="3">
                <text:p>3</text:p>
                <draw:g>
                  <svg:desc>Feuille1.BD151:Feuille1.BD171</svg:desc>
                </draw:g>
              </table:table-cell>
              <table:table-cell office:value-type="float" office:value="3.04">
                <text:p>3.04</text:p>
                <draw:g>
                  <svg:desc>Feuille1.BE151:Feuille1.BE171</svg:desc>
                </draw:g>
              </table:table-cell>
              <table:table-cell office:value-type="float" office:value="3.09">
                <text:p>3.09</text:p>
                <draw:g>
                  <svg:desc>Feuille1.BF151:Feuille1.BF171</svg:desc>
                </draw:g>
              </table:table-cell>
              <table:table-cell office:value-type="float" office:value="3.14">
                <text:p>3.14</text:p>
                <draw:g>
                  <svg:desc>Feuille1.BG151:Feuille1.BG171</svg:desc>
                </draw:g>
              </table:table-cell>
              <table:table-cell office:value-type="float" office:value="3.19">
                <text:p>3.19</text:p>
                <draw:g>
                  <svg:desc>Feuille1.BH151:Feuille1.BH171</svg:desc>
                </draw:g>
              </table:table-cell>
              <table:table-cell office:value-type="float" office:value="3.24">
                <text:p>3.24</text:p>
                <draw:g>
                  <svg:desc>Feuille1.BI151:Feuille1.BI171</svg:desc>
                </draw:g>
              </table:table-cell>
              <table:table-cell office:value-type="float" office:value="3.29">
                <text:p>3.29</text:p>
                <draw:g>
                  <svg:desc>Feuille1.BJ151:Feuille1.BJ171</svg:desc>
                </draw:g>
              </table:table-cell>
              <table:table-cell office:value-type="float" office:value="3.34">
                <text:p>3.34</text:p>
                <draw:g>
                  <svg:desc>Feuille1.BK151:Feuille1.BK171</svg:desc>
                </draw:g>
              </table:table-cell>
              <table:table-cell office:value-type="float" office:value="3.39">
                <text:p>3.39</text:p>
                <draw:g>
                  <svg:desc>Feuille1.BL151:Feuille1.BL171</svg:desc>
                </draw:g>
              </table:table-cell>
              <table:table-cell office:value-type="float" office:value="3.44">
                <text:p>3.44</text:p>
                <draw:g>
                  <svg:desc>Feuille1.BM151:Feuille1.BM171</svg:desc>
                </draw:g>
              </table:table-cell>
              <table:table-cell office:value-type="float" office:value="3.49">
                <text:p>3.49</text:p>
                <draw:g>
                  <svg:desc>Feuille1.BN151:Feuille1.BN171</svg:desc>
                </draw:g>
              </table:table-cell>
              <table:table-cell office:value-type="float" office:value="3.54">
                <text:p>3.54</text:p>
                <draw:g>
                  <svg:desc>Feuille1.BO151:Feuille1.BO171</svg:desc>
                </draw:g>
              </table:table-cell>
              <table:table-cell office:value-type="float" office:value="3.59">
                <text:p>3.59</text:p>
                <draw:g>
                  <svg:desc>Feuille1.BP151:Feuille1.BP171</svg:desc>
                </draw:g>
              </table:table-cell>
              <table:table-cell office:value-type="float" office:value="3.64">
                <text:p>3.64</text:p>
                <draw:g>
                  <svg:desc>Feuille1.BQ151:Feuille1.BQ171</svg:desc>
                </draw:g>
              </table:table-cell>
              <table:table-cell office:value-type="float" office:value="3.69">
                <text:p>3.69</text:p>
                <draw:g>
                  <svg:desc>Feuille1.BR151:Feuille1.BR171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.40660460928357">
                <text:p>6.40660460928357</text:p>
              </table:table-cell>
              <table:table-cell office:value-type="float" office:value="6.49202600407402">
                <text:p>6.49202600407402</text:p>
              </table:table-cell>
              <table:table-cell office:value-type="float" office:value="6.59880274756208">
                <text:p>6.59880274756208</text:p>
              </table:table-cell>
              <table:table-cell office:value-type="float" office:value="6.70557949105014">
                <text:p>6.70557949105014</text:p>
              </table:table-cell>
              <table:table-cell office:value-type="float" office:value="6.81235623453819">
                <text:p>6.81235623453819</text:p>
              </table:table-cell>
              <table:table-cell office:value-type="float" office:value="6.91913297802626">
                <text:p>6.91913297802626</text:p>
              </table:table-cell>
              <table:table-cell office:value-type="float" office:value="7.02590972151431">
                <text:p>7.02590972151431</text:p>
              </table:table-cell>
              <table:table-cell office:value-type="float" office:value="7.13268646500237">
                <text:p>7.13268646500237</text:p>
              </table:table-cell>
              <table:table-cell office:value-type="float" office:value="7.23946320849043">
                <text:p>7.23946320849043</text:p>
              </table:table-cell>
              <table:table-cell office:value-type="float" office:value="7.34623995197849">
                <text:p>7.34623995197849</text:p>
              </table:table-cell>
              <table:table-cell office:value-type="float" office:value="7.45301669546655">
                <text:p>7.45301669546655</text:p>
              </table:table-cell>
              <table:table-cell office:value-type="float" office:value="7.55979343895461">
                <text:p>7.55979343895461</text:p>
              </table:table-cell>
              <table:table-cell office:value-type="float" office:value="7.66657018244267">
                <text:p>7.66657018244267</text:p>
              </table:table-cell>
              <table:table-cell office:value-type="float" office:value="7.77334692593073">
                <text:p>7.77334692593073</text:p>
              </table:table-cell>
              <table:table-cell office:value-type="float" office:value="7.88012366941879">
                <text:p>7.8801236694187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.10264714601374">
                <text:p>9.10264714601374</text:p>
              </table:table-cell>
              <table:table-cell office:value-type="float" office:value="9.22401577462726">
                <text:p>9.22401577462726</text:p>
              </table:table-cell>
              <table:table-cell office:value-type="float" office:value="9.37572656039415">
                <text:p>9.37572656039415</text:p>
              </table:table-cell>
              <table:table-cell office:value-type="float" office:value="9.52743734616105">
                <text:p>9.52743734616105</text:p>
              </table:table-cell>
              <table:table-cell office:value-type="float" office:value="9.67914813192794">
                <text:p>9.67914813192794</text:p>
              </table:table-cell>
              <table:table-cell office:value-type="float" office:value="9.83085891769484">
                <text:p>9.83085891769484</text:p>
              </table:table-cell>
              <table:table-cell office:value-type="float" office:value="9.98256970346174">
                <text:p>9.98256970346174</text:p>
              </table:table-cell>
              <table:table-cell office:value-type="float" office:value="10.1342804892286">
                <text:p>10.1342804892286</text:p>
              </table:table-cell>
              <table:table-cell office:value-type="float" office:value="10.2859912749955">
                <text:p>10.2859912749955</text:p>
              </table:table-cell>
              <table:table-cell office:value-type="float" office:value="10.4377020607624">
                <text:p>10.4377020607624</text:p>
              </table:table-cell>
              <table:table-cell office:value-type="float" office:value="10.5894128465293">
                <text:p>10.5894128465293</text:p>
              </table:table-cell>
              <table:table-cell office:value-type="float" office:value="10.7411236322962">
                <text:p>10.7411236322962</text:p>
              </table:table-cell>
              <table:table-cell office:value-type="float" office:value="10.8928344180631">
                <text:p>10.8928344180631</text:p>
              </table:table-cell>
              <table:table-cell office:value-type="float" office:value="11.04454520383">
                <text:p>11.04454520383</text:p>
              </table:table-cell>
              <table:table-cell office:value-type="float" office:value="11.1962559895969">
                <text:p>11.196255989596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1.333994767006">
                <text:p>11.333994767006</text:p>
              </table:table-cell>
              <table:table-cell office:value-type="float" office:value="11.4851146972328">
                <text:p>11.4851146972328</text:p>
              </table:table-cell>
              <table:table-cell office:value-type="float" office:value="11.6740146100162">
                <text:p>11.6740146100162</text:p>
              </table:table-cell>
              <table:table-cell office:value-type="float" office:value="11.8629145227996">
                <text:p>11.8629145227996</text:p>
              </table:table-cell>
              <table:table-cell office:value-type="float" office:value="12.0518144355831">
                <text:p>12.0518144355831</text:p>
              </table:table-cell>
              <table:table-cell office:value-type="float" office:value="12.2407143483665">
                <text:p>12.2407143483665</text:p>
              </table:table-cell>
              <table:table-cell office:value-type="float" office:value="12.4296142611499">
                <text:p>12.4296142611499</text:p>
              </table:table-cell>
              <table:table-cell office:value-type="float" office:value="12.6185141739334">
                <text:p>12.6185141739334</text:p>
              </table:table-cell>
              <table:table-cell office:value-type="float" office:value="12.8074140867168">
                <text:p>12.8074140867168</text:p>
              </table:table-cell>
              <table:table-cell office:value-type="float" office:value="12.9963139995002">
                <text:p>12.9963139995002</text:p>
              </table:table-cell>
              <table:table-cell office:value-type="float" office:value="13.1852139122837">
                <text:p>13.1852139122837</text:p>
              </table:table-cell>
              <table:table-cell office:value-type="float" office:value="13.3741138250671">
                <text:p>13.3741138250671</text:p>
              </table:table-cell>
              <table:table-cell office:value-type="float" office:value="13.5630137378505">
                <text:p>13.5630137378505</text:p>
              </table:table-cell>
              <table:table-cell office:value-type="float" office:value="13.751913650634">
                <text:p>13.751913650634</text:p>
              </table:table-cell>
              <table:table-cell office:value-type="float" office:value="13.9408135634174">
                <text:p>13.940813563417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3.2375317137494">
                <text:p>13.2375317137494</text:p>
              </table:table-cell>
              <table:table-cell office:value-type="float" office:value="13.4140321365994">
                <text:p>13.4140321365994</text:p>
              </table:table-cell>
              <table:table-cell office:value-type="float" office:value="13.6346576651619">
                <text:p>13.6346576651619</text:p>
              </table:table-cell>
              <table:table-cell office:value-type="float" office:value="13.8552831937244">
                <text:p>13.8552831937244</text:p>
              </table:table-cell>
              <table:table-cell office:value-type="float" office:value="14.0759087222869">
                <text:p>14.0759087222869</text:p>
              </table:table-cell>
              <table:table-cell office:value-type="float" office:value="14.2965342508494">
                <text:p>14.2965342508494</text:p>
              </table:table-cell>
              <table:table-cell office:value-type="float" office:value="14.5171597794119">
                <text:p>14.5171597794119</text:p>
              </table:table-cell>
              <table:table-cell office:value-type="float" office:value="14.7377853079744">
                <text:p>14.7377853079744</text:p>
              </table:table-cell>
              <table:table-cell office:value-type="float" office:value="14.9584108365368">
                <text:p>14.9584108365368</text:p>
              </table:table-cell>
              <table:table-cell office:value-type="float" office:value="15.1790363650993">
                <text:p>15.1790363650993</text:p>
              </table:table-cell>
              <table:table-cell office:value-type="float" office:value="15.3996618936618">
                <text:p>15.3996618936618</text:p>
              </table:table-cell>
              <table:table-cell office:value-type="float" office:value="15.6202874222243">
                <text:p>15.6202874222243</text:p>
              </table:table-cell>
              <table:table-cell office:value-type="float" office:value="15.8409129507868">
                <text:p>15.8409129507868</text:p>
              </table:table-cell>
              <table:table-cell office:value-type="float" office:value="16.0615384793493">
                <text:p>16.0615384793493</text:p>
              </table:table-cell>
              <table:table-cell office:value-type="float" office:value="16.2821640079118">
                <text:p>16.282164007911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4.8973528539863">
                <text:p>14.8973528539863</text:p>
              </table:table-cell>
              <table:table-cell office:value-type="float" office:value="15.0959842253727">
                <text:p>15.0959842253727</text:p>
              </table:table-cell>
              <table:table-cell office:value-type="float" office:value="15.3442734396058">
                <text:p>15.3442734396058</text:p>
              </table:table-cell>
              <table:table-cell office:value-type="float" office:value="15.592562653839">
                <text:p>15.592562653839</text:p>
              </table:table-cell>
              <table:table-cell office:value-type="float" office:value="15.8408518680721">
                <text:p>15.8408518680721</text:p>
              </table:table-cell>
              <table:table-cell office:value-type="float" office:value="16.0891410823052">
                <text:p>16.0891410823052</text:p>
              </table:table-cell>
              <table:table-cell office:value-type="float" office:value="16.3374302965383">
                <text:p>16.3374302965383</text:p>
              </table:table-cell>
              <table:table-cell office:value-type="float" office:value="16.5857195107714">
                <text:p>16.5857195107714</text:p>
              </table:table-cell>
              <table:table-cell office:value-type="float" office:value="16.8340087250045">
                <text:p>16.8340087250045</text:p>
              </table:table-cell>
              <table:table-cell office:value-type="float" office:value="17.0822979392376">
                <text:p>17.0822979392376</text:p>
              </table:table-cell>
              <table:table-cell office:value-type="float" office:value="17.3305871534707">
                <text:p>17.3305871534707</text:p>
              </table:table-cell>
              <table:table-cell office:value-type="float" office:value="17.5788763677038">
                <text:p>17.5788763677038</text:p>
              </table:table-cell>
              <table:table-cell office:value-type="float" office:value="17.8271655819369">
                <text:p>17.8271655819369</text:p>
              </table:table-cell>
              <table:table-cell office:value-type="float" office:value="18.07545479617">
                <text:p>18.07545479617</text:p>
              </table:table-cell>
              <table:table-cell office:value-type="float" office:value="18.3237440104031">
                <text:p>18.323744010403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6.3688414445322">
                <text:p>16.3688414445322</text:p>
              </table:table-cell>
              <table:table-cell office:value-type="float" office:value="16.5870926637926">
                <text:p>16.5870926637926</text:p>
              </table:table-cell>
              <table:table-cell office:value-type="float" office:value="16.8599066878681">
                <text:p>16.8599066878681</text:p>
              </table:table-cell>
              <table:table-cell office:value-type="float" office:value="17.1327207119437">
                <text:p>17.1327207119437</text:p>
              </table:table-cell>
              <table:table-cell office:value-type="float" office:value="17.4055347360192">
                <text:p>17.4055347360192</text:p>
              </table:table-cell>
              <table:table-cell office:value-type="float" office:value="17.6783487600947">
                <text:p>17.6783487600947</text:p>
              </table:table-cell>
              <table:table-cell office:value-type="float" office:value="17.9511627841703">
                <text:p>17.9511627841703</text:p>
              </table:table-cell>
              <table:table-cell office:value-type="float" office:value="18.2239768082458">
                <text:p>18.2239768082458</text:p>
              </table:table-cell>
              <table:table-cell office:value-type="float" office:value="18.4967908323214">
                <text:p>18.4967908323214</text:p>
              </table:table-cell>
              <table:table-cell office:value-type="float" office:value="18.7696048563969">
                <text:p>18.7696048563969</text:p>
              </table:table-cell>
              <table:table-cell office:value-type="float" office:value="19.0424188804724">
                <text:p>19.0424188804724</text:p>
              </table:table-cell>
              <table:table-cell office:value-type="float" office:value="19.315232904548">
                <text:p>19.315232904548</text:p>
              </table:table-cell>
              <table:table-cell office:value-type="float" office:value="19.5880469286235">
                <text:p>19.5880469286235</text:p>
              </table:table-cell>
              <table:table-cell office:value-type="float" office:value="19.860860952699">
                <text:p>19.860860952699</text:p>
              </table:table-cell>
              <table:table-cell office:value-type="float" office:value="20.1336749767746">
                <text:p>20.133674976774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7.6904139394956">
                <text:p>17.6904139394956</text:p>
              </table:table-cell>
              <table:table-cell office:value-type="float" office:value="17.9262861253556">
                <text:p>17.9262861253556</text:p>
              </table:table-cell>
              <table:table-cell office:value-type="float" office:value="18.2211263576805">
                <text:p>18.2211263576805</text:p>
              </table:table-cell>
              <table:table-cell office:value-type="float" office:value="18.5159665900054">
                <text:p>18.5159665900054</text:p>
              </table:table-cell>
              <table:table-cell office:value-type="float" office:value="18.8108068223303">
                <text:p>18.8108068223303</text:p>
              </table:table-cell>
              <table:table-cell office:value-type="float" office:value="19.1056470546553">
                <text:p>19.1056470546553</text:p>
              </table:table-cell>
              <table:table-cell office:value-type="float" office:value="19.4004872869802">
                <text:p>19.4004872869802</text:p>
              </table:table-cell>
              <table:table-cell office:value-type="float" office:value="19.6953275193051">
                <text:p>19.6953275193051</text:p>
              </table:table-cell>
              <table:table-cell office:value-type="float" office:value="19.99016775163">
                <text:p>19.99016775163</text:p>
              </table:table-cell>
              <table:table-cell office:value-type="float" office:value="20.285007983955">
                <text:p>20.285007983955</text:p>
              </table:table-cell>
              <table:table-cell office:value-type="float" office:value="20.5798482162799">
                <text:p>20.5798482162799</text:p>
              </table:table-cell>
              <table:table-cell office:value-type="float" office:value="20.8746884486048">
                <text:p>20.8746884486048</text:p>
              </table:table-cell>
              <table:table-cell office:value-type="float" office:value="21.1695286809298">
                <text:p>21.1695286809298</text:p>
              </table:table-cell>
              <table:table-cell office:value-type="float" office:value="21.4643689132547">
                <text:p>21.4643689132547</text:p>
              </table:table-cell>
              <table:table-cell office:value-type="float" office:value="21.7592091455796">
                <text:p>21.759209145579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8.8898127172668">
                <text:p>18.8898127172668</text:p>
              </table:table-cell>
              <table:table-cell office:value-type="float" office:value="19.1416768868304">
                <text:p>19.1416768868304</text:p>
              </table:table-cell>
              <table:table-cell office:value-type="float" office:value="19.4565070987848">
                <text:p>19.4565070987848</text:p>
              </table:table-cell>
              <table:table-cell office:value-type="float" office:value="19.7713373107392">
                <text:p>19.7713373107392</text:p>
              </table:table-cell>
              <table:table-cell office:value-type="float" office:value="20.0861675226937">
                <text:p>20.0861675226937</text:p>
              </table:table-cell>
              <table:table-cell office:value-type="float" office:value="20.4009977346481">
                <text:p>20.4009977346481</text:p>
              </table:table-cell>
              <table:table-cell office:value-type="float" office:value="20.7158279466026">
                <text:p>20.7158279466026</text:p>
              </table:table-cell>
              <table:table-cell office:value-type="float" office:value="21.030658158557">
                <text:p>21.030658158557</text:p>
              </table:table-cell>
              <table:table-cell office:value-type="float" office:value="21.3454883705115">
                <text:p>21.3454883705115</text:p>
              </table:table-cell>
              <table:table-cell office:value-type="float" office:value="21.6603185824659">
                <text:p>21.6603185824659</text:p>
              </table:table-cell>
              <table:table-cell office:value-type="float" office:value="21.9751487944204">
                <text:p>21.9751487944204</text:p>
              </table:table-cell>
              <table:table-cell office:value-type="float" office:value="22.2899790063748">
                <text:p>22.2899790063748</text:p>
              </table:table-cell>
              <table:table-cell office:value-type="float" office:value="22.6048092183293">
                <text:p>22.6048092183293</text:p>
              </table:table-cell>
              <table:table-cell office:value-type="float" office:value="22.9196394302837">
                <text:p>22.9196394302837</text:p>
              </table:table-cell>
              <table:table-cell office:value-type="float" office:value="23.2344696422382">
                <text:p>23.234469642238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9.9877274366743">
                <text:p>19.9877274366743</text:p>
              </table:table-cell>
              <table:table-cell office:value-type="float" office:value="20.2542304691633">
                <text:p>20.2542304691633</text:p>
              </table:table-cell>
              <table:table-cell office:value-type="float" office:value="20.5873592597745">
                <text:p>20.5873592597745</text:p>
              </table:table-cell>
              <table:table-cell office:value-type="float" office:value="20.9204880503858">
                <text:p>20.9204880503858</text:p>
              </table:table-cell>
              <table:table-cell office:value-type="float" office:value="21.253616840997">
                <text:p>21.253616840997</text:p>
              </table:table-cell>
              <table:table-cell office:value-type="float" office:value="21.5867456316082">
                <text:p>21.5867456316082</text:p>
              </table:table-cell>
              <table:table-cell office:value-type="float" office:value="21.9198744222195">
                <text:p>21.9198744222195</text:p>
              </table:table-cell>
              <table:table-cell office:value-type="float" office:value="22.2530032128307">
                <text:p>22.2530032128307</text:p>
              </table:table-cell>
              <table:table-cell office:value-type="float" office:value="22.5861320034419">
                <text:p>22.5861320034419</text:p>
              </table:table-cell>
              <table:table-cell office:value-type="float" office:value="22.9192607940532">
                <text:p>22.9192607940532</text:p>
              </table:table-cell>
              <table:table-cell office:value-type="float" office:value="23.2523895846644">
                <text:p>23.2523895846644</text:p>
              </table:table-cell>
              <table:table-cell office:value-type="float" office:value="23.5855183752757">
                <text:p>23.5855183752757</text:p>
              </table:table-cell>
              <table:table-cell office:value-type="float" office:value="23.9186471658869">
                <text:p>23.9186471658869</text:p>
              </table:table-cell>
              <table:table-cell office:value-type="float" office:value="24.2517759564981">
                <text:p>24.2517759564981</text:p>
              </table:table-cell>
              <table:table-cell office:value-type="float" office:value="24.5849047471094">
                <text:p>24.584904747109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21.28">
                <text:p>21.28</text:p>
              </table:table-cell>
              <table:table-cell office:value-type="float" office:value="21.63">
                <text:p>21.63</text:p>
              </table:table-cell>
              <table:table-cell office:value-type="float" office:value="21.98">
                <text:p>21.98</text:p>
              </table:table-cell>
              <table:table-cell office:value-type="float" office:value="22.33">
                <text:p>22.33</text:p>
              </table:table-cell>
              <table:table-cell office:value-type="float" office:value="22.68">
                <text:p>22.68</text:p>
              </table:table-cell>
              <table:table-cell office:value-type="float" office:value="23.03">
                <text:p>23.03</text:p>
              </table:table-cell>
              <table:table-cell office:value-type="float" office:value="23.38">
                <text:p>23.38</text:p>
              </table:table-cell>
              <table:table-cell office:value-type="float" office:value="23.73">
                <text:p>23.73</text:p>
              </table:table-cell>
              <table:table-cell office:value-type="float" office:value="24.08">
                <text:p>24.08</text:p>
              </table:table-cell>
              <table:table-cell office:value-type="float" office:value="24.43">
                <text:p>24.43</text:p>
              </table:table-cell>
              <table:table-cell office:value-type="float" office:value="24.78">
                <text:p>24.78</text:p>
              </table:table-cell>
              <table:table-cell office:value-type="float" office:value="25.13">
                <text:p>25.13</text:p>
              </table:table-cell>
              <table:table-cell office:value-type="float" office:value="25.48">
                <text:p>25.48</text:p>
              </table:table-cell>
              <table:table-cell office:value-type="float" office:value="25.83">
                <text:p>25.8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1.9390299383326">
                <text:p>21.9390299383326</text:p>
              </table:table-cell>
              <table:table-cell office:value-type="float" office:value="22.2315503375104">
                <text:p>22.2315503375104</text:p>
              </table:table-cell>
              <table:table-cell office:value-type="float" office:value="22.5972008364826">
                <text:p>22.5972008364826</text:p>
              </table:table-cell>
              <table:table-cell office:value-type="float" office:value="22.9628513354548">
                <text:p>22.9628513354548</text:p>
              </table:table-cell>
              <table:table-cell office:value-type="float" office:value="23.328501834427">
                <text:p>23.328501834427</text:p>
              </table:table-cell>
              <table:table-cell office:value-type="float" office:value="23.6941523333992">
                <text:p>23.6941523333992</text:p>
              </table:table-cell>
              <table:table-cell office:value-type="float" office:value="24.0598028323714">
                <text:p>24.0598028323714</text:p>
              </table:table-cell>
              <table:table-cell office:value-type="float" office:value="24.4254533313436">
                <text:p>24.4254533313436</text:p>
              </table:table-cell>
              <table:table-cell office:value-type="float" office:value="24.7911038303159">
                <text:p>24.7911038303159</text:p>
              </table:table-cell>
              <table:table-cell office:value-type="float" office:value="25.1567543292881">
                <text:p>25.1567543292881</text:p>
              </table:table-cell>
              <table:table-cell office:value-type="float" office:value="25.5224048282603">
                <text:p>25.5224048282603</text:p>
              </table:table-cell>
              <table:table-cell office:value-type="float" office:value="25.8880553272325">
                <text:p>25.8880553272325</text:p>
              </table:table-cell>
              <table:table-cell office:value-type="float" office:value="26.2537058262047">
                <text:p>26.2537058262047</text:p>
              </table:table-cell>
              <table:table-cell office:value-type="float" office:value="26.6193563251769">
                <text:p>26.6193563251769</text:p>
              </table:table-cell>
              <table:table-cell office:value-type="float" office:value="26.9850068241491">
                <text:p>26.985006824149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2.8147047505269">
                <text:p>22.8147047505269</text:p>
              </table:table-cell>
              <table:table-cell office:value-type="float" office:value="23.1189008138672">
                <text:p>23.1189008138672</text:p>
              </table:table-cell>
              <table:table-cell office:value-type="float" office:value="23.4991458930427">
                <text:p>23.4991458930427</text:p>
              </table:table-cell>
              <table:table-cell office:value-type="float" office:value="23.8793909722181">
                <text:p>23.8793909722181</text:p>
              </table:table-cell>
              <table:table-cell office:value-type="float" office:value="24.2596360513936">
                <text:p>24.2596360513936</text:p>
              </table:table-cell>
              <table:table-cell office:value-type="float" office:value="24.639881130569">
                <text:p>24.639881130569</text:p>
              </table:table-cell>
              <table:table-cell office:value-type="float" office:value="25.0201262097444">
                <text:p>25.0201262097444</text:p>
              </table:table-cell>
              <table:table-cell office:value-type="float" office:value="25.4003712889199">
                <text:p>25.4003712889199</text:p>
              </table:table-cell>
              <table:table-cell office:value-type="float" office:value="25.7806163680953">
                <text:p>25.7806163680953</text:p>
              </table:table-cell>
              <table:table-cell office:value-type="float" office:value="26.1608614472708">
                <text:p>26.1608614472708</text:p>
              </table:table-cell>
              <table:table-cell office:value-type="float" office:value="26.5411065264462">
                <text:p>26.5411065264462</text:p>
              </table:table-cell>
              <table:table-cell office:value-type="float" office:value="26.9213516056217">
                <text:p>26.9213516056217</text:p>
              </table:table-cell>
              <table:table-cell office:value-type="float" office:value="27.3015966847971">
                <text:p>27.3015966847971</text:p>
              </table:table-cell>
              <table:table-cell office:value-type="float" office:value="27.6818417639726">
                <text:p>27.6818417639726</text:p>
              </table:table-cell>
              <table:table-cell office:value-type="float" office:value="28.062086843148">
                <text:p>28.06208684314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3.6350357430506">
                <text:p>23.6350357430506</text:p>
              </table:table-cell>
              <table:table-cell office:value-type="float" office:value="23.950169552958">
                <text:p>23.950169552958</text:p>
              </table:table-cell>
              <table:table-cell office:value-type="float" office:value="24.3440868153421">
                <text:p>24.3440868153421</text:p>
              </table:table-cell>
              <table:table-cell office:value-type="float" office:value="24.7380040777263">
                <text:p>24.7380040777263</text:p>
              </table:table-cell>
              <table:table-cell office:value-type="float" office:value="25.1319213401105">
                <text:p>25.1319213401105</text:p>
              </table:table-cell>
              <table:table-cell office:value-type="float" office:value="25.5258386024947">
                <text:p>25.5258386024947</text:p>
              </table:table-cell>
              <table:table-cell office:value-type="float" office:value="25.9197558648788">
                <text:p>25.9197558648788</text:p>
              </table:table-cell>
              <table:table-cell office:value-type="float" office:value="26.313673127263">
                <text:p>26.313673127263</text:p>
              </table:table-cell>
              <table:table-cell office:value-type="float" office:value="26.7075903896472">
                <text:p>26.7075903896472</text:p>
              </table:table-cell>
              <table:table-cell office:value-type="float" office:value="27.1015076520314">
                <text:p>27.1015076520314</text:p>
              </table:table-cell>
              <table:table-cell office:value-type="float" office:value="27.4954249144155">
                <text:p>27.4954249144155</text:p>
              </table:table-cell>
              <table:table-cell office:value-type="float" office:value="27.8893421767997">
                <text:p>27.8893421767997</text:p>
              </table:table-cell>
              <table:table-cell office:value-type="float" office:value="28.2832594391839">
                <text:p>28.2832594391839</text:p>
              </table:table-cell>
              <table:table-cell office:value-type="float" office:value="28.6771767015681">
                <text:p>28.6771767015681</text:p>
              </table:table-cell>
              <table:table-cell office:value-type="float" office:value="29.0710939639523">
                <text:p>29.071093963952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4.4066046092836">
                <text:p>24.4066046092836</text:p>
              </table:table-cell>
              <table:table-cell office:value-type="float" office:value="24.732026004074">
                <text:p>24.732026004074</text:p>
              </table:table-cell>
              <table:table-cell office:value-type="float" office:value="25.1388027475621">
                <text:p>25.1388027475621</text:p>
              </table:table-cell>
              <table:table-cell office:value-type="float" office:value="25.5455794910501">
                <text:p>25.5455794910501</text:p>
              </table:table-cell>
              <table:table-cell office:value-type="float" office:value="25.9523562345382">
                <text:p>25.9523562345382</text:p>
              </table:table-cell>
              <table:table-cell office:value-type="float" office:value="26.3591329780263">
                <text:p>26.3591329780263</text:p>
              </table:table-cell>
              <table:table-cell office:value-type="float" office:value="26.7659097215143">
                <text:p>26.7659097215143</text:p>
              </table:table-cell>
              <table:table-cell office:value-type="float" office:value="27.1726864650024">
                <text:p>27.1726864650024</text:p>
              </table:table-cell>
              <table:table-cell office:value-type="float" office:value="27.5794632084904">
                <text:p>27.5794632084904</text:p>
              </table:table-cell>
              <table:table-cell office:value-type="float" office:value="27.9862399519785">
                <text:p>27.9862399519785</text:p>
              </table:table-cell>
              <table:table-cell office:value-type="float" office:value="28.3930166954666">
                <text:p>28.3930166954666</text:p>
              </table:table-cell>
              <table:table-cell office:value-type="float" office:value="28.7997934389546">
                <text:p>28.7997934389546</text:p>
              </table:table-cell>
              <table:table-cell office:value-type="float" office:value="29.2065701824427">
                <text:p>29.2065701824427</text:p>
              </table:table-cell>
              <table:table-cell office:value-type="float" office:value="29.6133469259307">
                <text:p>29.6133469259307</text:p>
              </table:table-cell>
              <table:table-cell office:value-type="float" office:value="30.0201236694188">
                <text:p>30.0201236694188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5.1348845677357">
                <text:p>25.1348845677357</text:p>
              </table:table-cell>
              <table:table-cell office:value-type="float" office:value="25.4700163619722">
                <text:p>25.4700163619722</text:p>
              </table:table-cell>
              <table:table-cell office:value-type="float" office:value="25.8889311047677">
                <text:p>25.8889311047677</text:p>
              </table:table-cell>
              <table:table-cell office:value-type="float" office:value="26.3078458475633">
                <text:p>26.3078458475633</text:p>
              </table:table-cell>
              <table:table-cell office:value-type="float" office:value="26.7267605903589">
                <text:p>26.7267605903589</text:p>
              </table:table-cell>
              <table:table-cell office:value-type="float" office:value="27.1456753331545">
                <text:p>27.1456753331545</text:p>
              </table:table-cell>
              <table:table-cell office:value-type="float" office:value="27.5645900759501">
                <text:p>27.5645900759501</text:p>
              </table:table-cell>
              <table:table-cell office:value-type="float" office:value="27.9835048187457">
                <text:p>27.9835048187457</text:p>
              </table:table-cell>
              <table:table-cell office:value-type="float" office:value="28.4024195615413">
                <text:p>28.4024195615413</text:p>
              </table:table-cell>
              <table:table-cell office:value-type="float" office:value="28.8213343043369">
                <text:p>28.8213343043369</text:p>
              </table:table-cell>
              <table:table-cell office:value-type="float" office:value="29.2402490471325">
                <text:p>29.2402490471325</text:p>
              </table:table-cell>
              <table:table-cell office:value-type="float" office:value="29.6591637899281">
                <text:p>29.6591637899281</text:p>
              </table:table-cell>
              <table:table-cell office:value-type="float" office:value="30.0780785327237">
                <text:p>30.0780785327237</text:p>
              </table:table-cell>
              <table:table-cell office:value-type="float" office:value="30.4969932755193">
                <text:p>30.4969932755193</text:p>
              </table:table-cell>
              <table:table-cell office:value-type="float" office:value="30.9159080183149">
                <text:p>30.915908018314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5.8244761021619">
                <text:p>25.8244761021619</text:p>
              </table:table-cell>
              <table:table-cell office:value-type="float" office:value="26.1688024501907">
                <text:p>26.1688024501907</text:p>
              </table:table-cell>
              <table:table-cell office:value-type="float" office:value="26.5992103852267">
                <text:p>26.5992103852267</text:p>
              </table:table-cell>
              <table:table-cell office:value-type="float" office:value="27.0296183202628">
                <text:p>27.0296183202628</text:p>
              </table:table-cell>
              <table:table-cell office:value-type="float" office:value="27.4600262552988">
                <text:p>27.4600262552988</text:p>
              </table:table-cell>
              <table:table-cell office:value-type="float" office:value="27.8904341903348">
                <text:p>27.8904341903348</text:p>
              </table:table-cell>
              <table:table-cell office:value-type="float" office:value="28.3208421253709">
                <text:p>28.3208421253709</text:p>
              </table:table-cell>
              <table:table-cell office:value-type="float" office:value="28.7512500604069">
                <text:p>28.7512500604069</text:p>
              </table:table-cell>
              <table:table-cell office:value-type="float" office:value="29.1816579954429">
                <text:p>29.1816579954429</text:p>
              </table:table-cell>
              <table:table-cell office:value-type="float" office:value="29.612065930479">
                <text:p>29.612065930479</text:p>
              </table:table-cell>
              <table:table-cell office:value-type="float" office:value="30.042473865515">
                <text:p>30.042473865515</text:p>
              </table:table-cell>
              <table:table-cell office:value-type="float" office:value="30.472881800551">
                <text:p>30.472881800551</text:p>
              </table:table-cell>
              <table:table-cell office:value-type="float" office:value="30.9032897355871">
                <text:p>30.9032897355871</text:p>
              </table:table-cell>
              <table:table-cell office:value-type="float" office:value="31.3336976706231">
                <text:p>31.3336976706231</text:p>
              </table:table-cell>
              <table:table-cell office:value-type="float" office:value="31.7641056056591">
                <text:p>31.7641056056591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6.4792831840797">
                <text:p>26.4792831840797</text:p>
              </table:table-cell>
              <table:table-cell office:value-type="float" office:value="26.8323402932008">
                <text:p>26.8323402932008</text:p>
              </table:table-cell>
              <table:table-cell office:value-type="float" office:value="27.2736616796021">
                <text:p>27.2736616796021</text:p>
              </table:table-cell>
              <table:table-cell office:value-type="float" office:value="27.7149830660034">
                <text:p>27.7149830660034</text:p>
              </table:table-cell>
              <table:table-cell office:value-type="float" office:value="28.1563044524048">
                <text:p>28.1563044524048</text:p>
              </table:table-cell>
              <table:table-cell office:value-type="float" office:value="28.5976258388061">
                <text:p>28.5976258388061</text:p>
              </table:table-cell>
              <table:table-cell office:value-type="float" office:value="29.0389472252074">
                <text:p>29.0389472252074</text:p>
              </table:table-cell>
              <table:table-cell office:value-type="float" office:value="29.4802686116088">
                <text:p>29.4802686116088</text:p>
              </table:table-cell>
              <table:table-cell office:value-type="float" office:value="29.9215899980101">
                <text:p>29.9215899980101</text:p>
              </table:table-cell>
              <table:table-cell office:value-type="float" office:value="30.3629113844114">
                <text:p>30.3629113844114</text:p>
              </table:table-cell>
              <table:table-cell office:value-type="float" office:value="30.8042327708127">
                <text:p>30.8042327708127</text:p>
              </table:table-cell>
              <table:table-cell office:value-type="float" office:value="31.2455541572141">
                <text:p>31.2455541572141</text:p>
              </table:table-cell>
              <table:table-cell office:value-type="float" office:value="31.6868755436154">
                <text:p>31.6868755436154</text:p>
              </table:table-cell>
              <table:table-cell office:value-type="float" office:value="32.1281969300167">
                <text:p>32.1281969300167</text:p>
              </table:table-cell>
              <table:table-cell office:value-type="float" office:value="32.5695183164181">
                <text:p>32.5695183164181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7.1026471460137">
                <text:p>27.1026471460137</text:p>
              </table:table-cell>
              <table:table-cell office:value-type="float" office:value="27.4640157746273">
                <text:p>27.4640157746273</text:p>
              </table:table-cell>
              <table:table-cell office:value-type="float" office:value="27.9157265603941">
                <text:p>27.9157265603941</text:p>
              </table:table-cell>
              <table:table-cell office:value-type="float" office:value="28.367437346161">
                <text:p>28.367437346161</text:p>
              </table:table-cell>
              <table:table-cell office:value-type="float" office:value="28.8191481319279">
                <text:p>28.8191481319279</text:p>
              </table:table-cell>
              <table:table-cell office:value-type="float" office:value="29.2708589176948">
                <text:p>29.2708589176948</text:p>
              </table:table-cell>
              <table:table-cell office:value-type="float" office:value="29.7225697034617">
                <text:p>29.7225697034617</text:p>
              </table:table-cell>
              <table:table-cell office:value-type="float" office:value="30.1742804892286">
                <text:p>30.1742804892286</text:p>
              </table:table-cell>
              <table:table-cell office:value-type="float" office:value="30.6259912749955">
                <text:p>30.6259912749955</text:p>
              </table:table-cell>
              <table:table-cell office:value-type="float" office:value="31.0777020607624">
                <text:p>31.0777020607624</text:p>
              </table:table-cell>
              <table:table-cell office:value-type="float" office:value="31.5294128465293">
                <text:p>31.5294128465293</text:p>
              </table:table-cell>
              <table:table-cell office:value-type="float" office:value="31.9811236322962">
                <text:p>31.9811236322962</text:p>
              </table:table-cell>
              <table:table-cell office:value-type="float" office:value="32.4328344180631">
                <text:p>32.4328344180631</text:p>
              </table:table-cell>
              <table:table-cell office:value-type="float" office:value="32.88454520383">
                <text:p>32.88454520383</text:p>
              </table:table-cell>
              <table:table-cell office:value-type="float" office:value="33.3362559895969">
                <text:p>33.336255989596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7.6974498601337">
                <text:p>27.6974498601337</text:p>
              </table:table-cell>
              <table:table-cell office:value-type="float" office:value="28.0667491916021">
                <text:p>28.0667491916021</text:p>
              </table:table-cell>
              <table:table-cell office:value-type="float" office:value="28.5283733559377">
                <text:p>28.5283733559377</text:p>
              </table:table-cell>
              <table:table-cell office:value-type="float" office:value="28.9899975202733">
                <text:p>28.9899975202733</text:p>
              </table:table-cell>
              <table:table-cell office:value-type="float" office:value="29.4516216846088">
                <text:p>29.4516216846088</text:p>
              </table:table-cell>
              <table:table-cell office:value-type="float" office:value="29.9132458489444">
                <text:p>29.9132458489444</text:p>
              </table:table-cell>
              <table:table-cell office:value-type="float" office:value="30.3748700132799">
                <text:p>30.3748700132799</text:p>
              </table:table-cell>
              <table:table-cell office:value-type="float" office:value="30.8364941776155">
                <text:p>30.8364941776155</text:p>
              </table:table-cell>
              <table:table-cell office:value-type="float" office:value="31.2981183419511">
                <text:p>31.2981183419511</text:p>
              </table:table-cell>
              <table:table-cell office:value-type="float" office:value="31.7597425062866">
                <text:p>31.7597425062866</text:p>
              </table:table-cell>
              <table:table-cell office:value-type="float" office:value="32.2213666706222">
                <text:p>32.2213666706222</text:p>
              </table:table-cell>
              <table:table-cell office:value-type="float" office:value="32.6829908349578">
                <text:p>32.6829908349578</text:p>
              </table:table-cell>
              <table:table-cell office:value-type="float" office:value="33.1446149992933">
                <text:p>33.1446149992933</text:p>
              </table:table-cell>
              <table:table-cell office:value-type="float" office:value="33.6062391636289">
                <text:p>33.6062391636289</text:p>
              </table:table-cell>
              <table:table-cell office:value-type="float" office:value="34.0678633279644">
                <text:p>34.067863327964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8.2661942985184">
                <text:p>28.2661942985184</text:p>
              </table:table-cell>
              <table:table-cell office:value-type="float" office:value="28.6430768891653">
                <text:p>28.6430768891653</text:p>
              </table:table-cell>
              <table:table-cell office:value-type="float" office:value="29.114180127474">
                <text:p>29.114180127474</text:p>
              </table:table-cell>
              <table:table-cell office:value-type="float" office:value="29.5852833657826">
                <text:p>29.5852833657826</text:p>
              </table:table-cell>
              <table:table-cell office:value-type="float" office:value="30.0563866040913">
                <text:p>30.0563866040913</text:p>
              </table:table-cell>
              <table:table-cell office:value-type="float" office:value="30.5274898423999">
                <text:p>30.5274898423999</text:p>
              </table:table-cell>
              <table:table-cell office:value-type="float" office:value="30.9985930807086">
                <text:p>30.9985930807086</text:p>
              </table:table-cell>
              <table:table-cell office:value-type="float" office:value="31.4696963190172">
                <text:p>31.4696963190172</text:p>
              </table:table-cell>
              <table:table-cell office:value-type="float" office:value="31.9407995573258">
                <text:p>31.9407995573258</text:p>
              </table:table-cell>
              <table:table-cell office:value-type="float" office:value="32.4119027956345">
                <text:p>32.4119027956345</text:p>
              </table:table-cell>
              <table:table-cell office:value-type="float" office:value="32.8830060339431">
                <text:p>32.8830060339431</text:p>
              </table:table-cell>
              <table:table-cell office:value-type="float" office:value="33.3541092722518">
                <text:p>33.3541092722518</text:p>
              </table:table-cell>
              <table:table-cell office:value-type="float" office:value="33.8252125105604">
                <text:p>33.8252125105604</text:p>
              </table:table-cell>
              <table:table-cell office:value-type="float" office:value="34.296315748869">
                <text:p>34.296315748869</text:p>
              </table:table-cell>
              <table:table-cell office:value-type="float" office:value="34.7674189871777">
                <text:p>34.767418987177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9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9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9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09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09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09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09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09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09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109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109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109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109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109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 style:data-style-name="N109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4" style:family="chart" style:data-style-name="N109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44.848cm" svg:height="19.864cm" xlink:href=".." xlink:type="simple" chart:class="chart:line" chart:style-name="ch1">
        <chart:title svg:x="19.973cm" svg:y="0.533cm" chart:style-name="ch2">
          <text:p>Health per point per level</text:p>
        </chart:title>
        <chart:legend chart:legend-position="end" svg:x="43.134cm" svg:y="5.952cm" style:legend-expansion="high" chart:style-name="ch3"/>
        <chart:plot-area chart:style-name="ch4" table:cell-range-address="Feuille1.M4:Feuille1.M24 Feuille1.P3:Feuille1.AD24" chart:data-source-has-labels="both" svg:x="1.934cm" svg:y="2.503cm" svg:width="39.408cm" svg:height="15.956cm">
          <chartooo:coordinate-region svg:x="3.217cm" svg:y="2.715cm" svg:width="37.938cm" svg:height="15.071cm"/>
          <chart:axis chart:dimension="x" chart:name="primary-x" chart:style-name="ch5" chartooo:axis-type="auto">
            <chartooo:date-scale/>
            <chart:title svg:x="21.118cm" svg:y="18.857cm" chart:style-name="ch6">
              <text:p>Points</text:p>
            </chart:title>
            <chart:categories table:cell-range-address="Feuille1.M4:Feuille1.M24"/>
          </chart:axis>
          <chart:axis chart:dimension="y" chart:name="primary-y" chart:style-name="ch7">
            <chart:title svg:x="0.451cm" svg:y="11.015cm" chart:style-name="ch8">
              <text:p>Health</text:p>
            </chart:title>
            <chart:grid chart:style-name="ch9" chart:class="major"/>
          </chart:axis>
          <chart:series chart:style-name="ch10" chart:values-cell-range-address="Feuille1.P4:Feuille1.P24" chart:label-cell-address="Feuille1.P3:Feuille1.P3" chart:class="chart:line">
            <chart:data-point chart:repeated="21"/>
          </chart:series>
          <chart:series chart:style-name="ch11" chart:values-cell-range-address="Feuille1.Q4:Feuille1.Q24" chart:label-cell-address="Feuille1.Q3:Feuille1.Q3" chart:class="chart:line">
            <chart:data-point chart:repeated="21"/>
          </chart:series>
          <chart:series chart:style-name="ch12" chart:values-cell-range-address="Feuille1.R4:Feuille1.R24" chart:label-cell-address="Feuille1.R3:Feuille1.R3" chart:class="chart:line">
            <chart:data-point chart:repeated="21"/>
          </chart:series>
          <chart:series chart:style-name="ch13" chart:values-cell-range-address="Feuille1.S4:Feuille1.S24" chart:label-cell-address="Feuille1.S3:Feuille1.S3" chart:class="chart:line">
            <chart:data-point chart:repeated="21"/>
          </chart:series>
          <chart:series chart:style-name="ch14" chart:values-cell-range-address="Feuille1.T4:Feuille1.T24" chart:label-cell-address="Feuille1.T3:Feuille1.T3" chart:class="chart:line">
            <chart:data-point chart:repeated="21"/>
          </chart:series>
          <chart:series chart:style-name="ch15" chart:values-cell-range-address="Feuille1.U4:Feuille1.U24" chart:label-cell-address="Feuille1.U3:Feuille1.U3" chart:class="chart:line">
            <chart:data-point chart:repeated="21"/>
          </chart:series>
          <chart:series chart:style-name="ch16" chart:values-cell-range-address="Feuille1.V4:Feuille1.V24" chart:label-cell-address="Feuille1.V3:Feuille1.V3" chart:class="chart:line">
            <chart:data-point chart:repeated="21"/>
          </chart:series>
          <chart:series chart:style-name="ch17" chart:values-cell-range-address="Feuille1.W4:Feuille1.W24" chart:label-cell-address="Feuille1.W3:Feuille1.W3" chart:class="chart:line">
            <chart:data-point chart:repeated="21"/>
          </chart:series>
          <chart:series chart:style-name="ch18" chart:values-cell-range-address="Feuille1.X4:Feuille1.X24" chart:label-cell-address="Feuille1.X3:Feuille1.X3" chart:class="chart:line">
            <chart:data-point chart:repeated="21"/>
          </chart:series>
          <chart:series chart:style-name="ch19" chart:values-cell-range-address="Feuille1.Y4:Feuille1.Y24" chart:label-cell-address="Feuille1.Y3:Feuille1.Y3" chart:class="chart:line">
            <chart:data-point chart:repeated="21"/>
          </chart:series>
          <chart:series chart:style-name="ch20" chart:values-cell-range-address="Feuille1.Z4:Feuille1.Z24" chart:label-cell-address="Feuille1.Z3:Feuille1.Z3" chart:class="chart:line">
            <chart:data-point chart:repeated="21"/>
          </chart:series>
          <chart:series chart:style-name="ch21" chart:values-cell-range-address="Feuille1.AA4:Feuille1.AA24" chart:label-cell-address="Feuille1.AA3:Feuille1.AA3" chart:class="chart:line">
            <chart:data-point chart:repeated="21"/>
          </chart:series>
          <chart:series chart:style-name="ch22" chart:values-cell-range-address="Feuille1.AB4:Feuille1.AB24" chart:label-cell-address="Feuille1.AB3:Feuille1.AB3" chart:class="chart:line">
            <chart:data-point chart:repeated="21"/>
          </chart:series>
          <chart:series chart:style-name="ch23" chart:values-cell-range-address="Feuille1.AC4:Feuille1.AC24" chart:label-cell-address="Feuille1.AC3:Feuille1.AC3" chart:class="chart:line">
            <chart:data-point chart:repeated="21"/>
          </chart:series>
          <chart:series chart:style-name="ch24" chart:values-cell-range-address="Feuille1.AD4:Feuille1.AD24" chart:label-cell-address="Feuille1.AD3:Feuille1.AD3" chart:class="chart:line">
            <chart:data-point chart:repeated="21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Feuille1.P3:Feuille1.P3</svg:desc>
                </draw:g>
              </table:table-cell>
              <table:table-cell office:value-type="string">
                <text:p>5</text:p>
                <draw:g>
                  <svg:desc>Feuille1.Q3:Feuille1.Q3</svg:desc>
                </draw:g>
              </table:table-cell>
              <table:table-cell office:value-type="string">
                <text:p>10</text:p>
                <draw:g>
                  <svg:desc>Feuille1.R3:Feuille1.R3</svg:desc>
                </draw:g>
              </table:table-cell>
              <table:table-cell office:value-type="string">
                <text:p>15</text:p>
                <draw:g>
                  <svg:desc>Feuille1.S3:Feuille1.S3</svg:desc>
                </draw:g>
              </table:table-cell>
              <table:table-cell office:value-type="string">
                <text:p>20</text:p>
                <draw:g>
                  <svg:desc>Feuille1.T3:Feuille1.T3</svg:desc>
                </draw:g>
              </table:table-cell>
              <table:table-cell office:value-type="string">
                <text:p>25</text:p>
                <draw:g>
                  <svg:desc>Feuille1.U3:Feuille1.U3</svg:desc>
                </draw:g>
              </table:table-cell>
              <table:table-cell office:value-type="string">
                <text:p>30</text:p>
                <draw:g>
                  <svg:desc>Feuille1.V3:Feuille1.V3</svg:desc>
                </draw:g>
              </table:table-cell>
              <table:table-cell office:value-type="string">
                <text:p>35</text:p>
                <draw:g>
                  <svg:desc>Feuille1.W3:Feuille1.W3</svg:desc>
                </draw:g>
              </table:table-cell>
              <table:table-cell office:value-type="string">
                <text:p>40</text:p>
                <draw:g>
                  <svg:desc>Feuille1.X3:Feuille1.X3</svg:desc>
                </draw:g>
              </table:table-cell>
              <table:table-cell office:value-type="string">
                <text:p>45</text:p>
                <draw:g>
                  <svg:desc>Feuille1.Y3:Feuille1.Y3</svg:desc>
                </draw:g>
              </table:table-cell>
              <table:table-cell office:value-type="string">
                <text:p>50</text:p>
                <draw:g>
                  <svg:desc>Feuille1.Z3:Feuille1.Z3</svg:desc>
                </draw:g>
              </table:table-cell>
              <table:table-cell office:value-type="string">
                <text:p>55</text:p>
                <draw:g>
                  <svg:desc>Feuille1.AA3:Feuille1.AA3</svg:desc>
                </draw:g>
              </table:table-cell>
              <table:table-cell office:value-type="string">
                <text:p>60</text:p>
                <draw:g>
                  <svg:desc>Feuille1.AB3:Feuille1.AB3</svg:desc>
                </draw:g>
              </table:table-cell>
              <table:table-cell office:value-type="string">
                <text:p>65</text:p>
                <draw:g>
                  <svg:desc>Feuille1.AC3:Feuille1.AC3</svg:desc>
                </draw:g>
              </table:table-cell>
              <table:table-cell office:value-type="string">
                <text:p>70</text:p>
                <draw:g>
                  <svg:desc>Feuille1.AD3:Feuille1.AD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le1.M4:Feuille1.M24</svg:desc>
                </draw:g>
              </table:table-cell>
              <table:table-cell office:value-type="float" office:value="200">
                <text:p>200</text:p>
                <draw:g>
                  <svg:desc>Feuille1.P4:Feuille1.P24</svg:desc>
                </draw:g>
              </table:table-cell>
              <table:table-cell office:value-type="float" office:value="360">
                <text:p>360</text:p>
                <draw:g>
                  <svg:desc>Feuille1.Q4:Feuille1.Q24</svg:desc>
                </draw:g>
              </table:table-cell>
              <table:table-cell office:value-type="float" office:value="560">
                <text:p>560</text:p>
                <draw:g>
                  <svg:desc>Feuille1.R4:Feuille1.R24</svg:desc>
                </draw:g>
              </table:table-cell>
              <table:table-cell office:value-type="float" office:value="760">
                <text:p>760</text:p>
                <draw:g>
                  <svg:desc>Feuille1.S4:Feuille1.S24</svg:desc>
                </draw:g>
              </table:table-cell>
              <table:table-cell office:value-type="float" office:value="960">
                <text:p>960</text:p>
                <draw:g>
                  <svg:desc>Feuille1.T4:Feuille1.T24</svg:desc>
                </draw:g>
              </table:table-cell>
              <table:table-cell office:value-type="float" office:value="1160">
                <text:p>1160</text:p>
                <draw:g>
                  <svg:desc>Feuille1.U4:Feuille1.U24</svg:desc>
                </draw:g>
              </table:table-cell>
              <table:table-cell office:value-type="float" office:value="1360">
                <text:p>1360</text:p>
                <draw:g>
                  <svg:desc>Feuille1.V4:Feuille1.V24</svg:desc>
                </draw:g>
              </table:table-cell>
              <table:table-cell office:value-type="float" office:value="1560">
                <text:p>1560</text:p>
                <draw:g>
                  <svg:desc>Feuille1.W4:Feuille1.W24</svg:desc>
                </draw:g>
              </table:table-cell>
              <table:table-cell office:value-type="float" office:value="1760">
                <text:p>1760</text:p>
                <draw:g>
                  <svg:desc>Feuille1.X4:Feuille1.X24</svg:desc>
                </draw:g>
              </table:table-cell>
              <table:table-cell office:value-type="float" office:value="1960">
                <text:p>1960</text:p>
                <draw:g>
                  <svg:desc>Feuille1.Y4:Feuille1.Y24</svg:desc>
                </draw:g>
              </table:table-cell>
              <table:table-cell office:value-type="float" office:value="2160">
                <text:p>2160</text:p>
                <draw:g>
                  <svg:desc>Feuille1.Z4:Feuille1.Z24</svg:desc>
                </draw:g>
              </table:table-cell>
              <table:table-cell office:value-type="float" office:value="2360">
                <text:p>2360</text:p>
                <draw:g>
                  <svg:desc>Feuille1.AA4:Feuille1.AA24</svg:desc>
                </draw:g>
              </table:table-cell>
              <table:table-cell office:value-type="float" office:value="2560">
                <text:p>2560</text:p>
                <draw:g>
                  <svg:desc>Feuille1.AB4:Feuille1.AB24</svg:desc>
                </draw:g>
              </table:table-cell>
              <table:table-cell office:value-type="float" office:value="2760">
                <text:p>2760</text:p>
                <draw:g>
                  <svg:desc>Feuille1.AC4:Feuille1.AC24</svg:desc>
                </draw:g>
              </table:table-cell>
              <table:table-cell office:value-type="float" office:value="2960">
                <text:p>2960</text:p>
                <draw:g>
                  <svg:desc>Feuille1.AD4:Feuille1.AD24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20.69986370231">
                <text:p>220.69986370231</text:p>
              </table:table-cell>
              <table:table-cell office:value-type="float" office:value="397.259754664159">
                <text:p>397.259754664159</text:p>
              </table:table-cell>
              <table:table-cell office:value-type="float" office:value="617.959618366469">
                <text:p>617.959618366469</text:p>
              </table:table-cell>
              <table:table-cell office:value-type="float" office:value="838.659482068779">
                <text:p>838.659482068779</text:p>
              </table:table-cell>
              <table:table-cell office:value-type="float" office:value="1059.35934577109">
                <text:p>1059.35934577109</text:p>
              </table:table-cell>
              <table:table-cell office:value-type="float" office:value="1280.0592094734">
                <text:p>1280.0592094734</text:p>
              </table:table-cell>
              <table:table-cell office:value-type="float" office:value="1500.75907317571">
                <text:p>1500.75907317571</text:p>
              </table:table-cell>
              <table:table-cell office:value-type="float" office:value="1721.45893687802">
                <text:p>1721.45893687802</text:p>
              </table:table-cell>
              <table:table-cell office:value-type="float" office:value="1942.15880058033">
                <text:p>1942.15880058033</text:p>
              </table:table-cell>
              <table:table-cell office:value-type="float" office:value="2162.85866428264">
                <text:p>2162.85866428264</text:p>
              </table:table-cell>
              <table:table-cell office:value-type="float" office:value="2383.55852798495">
                <text:p>2383.55852798495</text:p>
              </table:table-cell>
              <table:table-cell office:value-type="float" office:value="2604.25839168726">
                <text:p>2604.25839168726</text:p>
              </table:table-cell>
              <table:table-cell office:value-type="float" office:value="2824.95825538957">
                <text:p>2824.95825538957</text:p>
              </table:table-cell>
              <table:table-cell office:value-type="float" office:value="3045.65811909188">
                <text:p>3045.65811909188</text:p>
              </table:table-cell>
              <table:table-cell office:value-type="float" office:value="3266.35798279419">
                <text:p>3266.357982794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40.2859211492">
                <text:p>240.2859211492</text:p>
              </table:table-cell>
              <table:table-cell office:value-type="float" office:value="432.51465806856">
                <text:p>432.51465806856</text:p>
              </table:table-cell>
              <table:table-cell office:value-type="float" office:value="672.80057921776">
                <text:p>672.80057921776</text:p>
              </table:table-cell>
              <table:table-cell office:value-type="float" office:value="913.086500366959">
                <text:p>913.086500366959</text:p>
              </table:table-cell>
              <table:table-cell office:value-type="float" office:value="1153.37242151616">
                <text:p>1153.37242151616</text:p>
              </table:table-cell>
              <table:table-cell office:value-type="float" office:value="1393.65834266536">
                <text:p>1393.65834266536</text:p>
              </table:table-cell>
              <table:table-cell office:value-type="float" office:value="1633.94426381456">
                <text:p>1633.94426381456</text:p>
              </table:table-cell>
              <table:table-cell office:value-type="float" office:value="1874.23018496376">
                <text:p>1874.23018496376</text:p>
              </table:table-cell>
              <table:table-cell office:value-type="float" office:value="2114.51610611296">
                <text:p>2114.51610611296</text:p>
              </table:table-cell>
              <table:table-cell office:value-type="float" office:value="2354.80202726216">
                <text:p>2354.80202726216</text:p>
              </table:table-cell>
              <table:table-cell office:value-type="float" office:value="2595.08794841136">
                <text:p>2595.08794841136</text:p>
              </table:table-cell>
              <table:table-cell office:value-type="float" office:value="2835.37386956056">
                <text:p>2835.37386956056</text:p>
              </table:table-cell>
              <table:table-cell office:value-type="float" office:value="3075.65979070976">
                <text:p>3075.65979070976</text:p>
              </table:table-cell>
              <table:table-cell office:value-type="float" office:value="3315.94571185896">
                <text:p>3315.94571185896</text:p>
              </table:table-cell>
              <table:table-cell office:value-type="float" office:value="3556.23163300816">
                <text:p>3556.2316330081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58.871938960018">
                <text:p>258.871938960018</text:p>
              </table:table-cell>
              <table:table-cell office:value-type="float" office:value="465.969490128033">
                <text:p>465.969490128033</text:p>
              </table:table-cell>
              <table:table-cell office:value-type="float" office:value="724.841429088051">
                <text:p>724.841429088051</text:p>
              </table:table-cell>
              <table:table-cell office:value-type="float" office:value="983.713368048069">
                <text:p>983.713368048069</text:p>
              </table:table-cell>
              <table:table-cell office:value-type="float" office:value="1242.58530700809">
                <text:p>1242.58530700809</text:p>
              </table:table-cell>
              <table:table-cell office:value-type="float" office:value="1501.45724596811">
                <text:p>1501.45724596811</text:p>
              </table:table-cell>
              <table:table-cell office:value-type="float" office:value="1760.32918492812">
                <text:p>1760.32918492812</text:p>
              </table:table-cell>
              <table:table-cell office:value-type="float" office:value="2019.20112388814">
                <text:p>2019.20112388814</text:p>
              </table:table-cell>
              <table:table-cell office:value-type="float" office:value="2278.07306284816">
                <text:p>2278.07306284816</text:p>
              </table:table-cell>
              <table:table-cell office:value-type="float" office:value="2536.94500180818">
                <text:p>2536.94500180818</text:p>
              </table:table-cell>
              <table:table-cell office:value-type="float" office:value="2795.8169407682">
                <text:p>2795.8169407682</text:p>
              </table:table-cell>
              <table:table-cell office:value-type="float" office:value="3054.68887972821">
                <text:p>3054.68887972821</text:p>
              </table:table-cell>
              <table:table-cell office:value-type="float" office:value="3313.56081868823">
                <text:p>3313.56081868823</text:p>
              </table:table-cell>
              <table:table-cell office:value-type="float" office:value="3572.43275764825">
                <text:p>3572.43275764825</text:p>
              </table:table-cell>
              <table:table-cell office:value-type="float" office:value="3831.30469660827">
                <text:p>3831.3046966082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76.555096880667">
                <text:p>276.555096880667</text:p>
              </table:table-cell>
              <table:table-cell office:value-type="float" office:value="497.799174385201">
                <text:p>497.799174385201</text:p>
              </table:table-cell>
              <table:table-cell office:value-type="float" office:value="774.354271265868">
                <text:p>774.354271265868</text:p>
              </table:table-cell>
              <table:table-cell office:value-type="float" office:value="1050.90936814653">
                <text:p>1050.90936814653</text:p>
              </table:table-cell>
              <table:table-cell office:value-type="float" office:value="1327.4644650272">
                <text:p>1327.4644650272</text:p>
              </table:table-cell>
              <table:table-cell office:value-type="float" office:value="1604.01956190787">
                <text:p>1604.01956190787</text:p>
              </table:table-cell>
              <table:table-cell office:value-type="float" office:value="1880.57465878854">
                <text:p>1880.57465878854</text:p>
              </table:table-cell>
              <table:table-cell office:value-type="float" office:value="2157.1297556692">
                <text:p>2157.1297556692</text:p>
              </table:table-cell>
              <table:table-cell office:value-type="float" office:value="2433.68485254987">
                <text:p>2433.68485254987</text:p>
              </table:table-cell>
              <table:table-cell office:value-type="float" office:value="2710.23994943054">
                <text:p>2710.23994943054</text:p>
              </table:table-cell>
              <table:table-cell office:value-type="float" office:value="2986.7950463112">
                <text:p>2986.7950463112</text:p>
              </table:table-cell>
              <table:table-cell office:value-type="float" office:value="3263.35014319187">
                <text:p>3263.35014319187</text:p>
              </table:table-cell>
              <table:table-cell office:value-type="float" office:value="3539.90524007254">
                <text:p>3539.90524007254</text:p>
              </table:table-cell>
              <table:table-cell office:value-type="float" office:value="3816.4603369532">
                <text:p>3816.4603369532</text:p>
              </table:table-cell>
              <table:table-cell office:value-type="float" office:value="4093.01543383387">
                <text:p>4093.0154338338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93.419063320876">
                <text:p>293.419063320876</text:p>
              </table:table-cell>
              <table:table-cell office:value-type="float" office:value="528.154313977577">
                <text:p>528.154313977577</text:p>
              </table:table-cell>
              <table:table-cell office:value-type="float" office:value="821.573377298453">
                <text:p>821.573377298453</text:p>
              </table:table-cell>
              <table:table-cell office:value-type="float" office:value="1114.99244061933">
                <text:p>1114.99244061933</text:p>
              </table:table-cell>
              <table:table-cell office:value-type="float" office:value="1408.41150394021">
                <text:p>1408.41150394021</text:p>
              </table:table-cell>
              <table:table-cell office:value-type="float" office:value="1701.83056726108">
                <text:p>1701.83056726108</text:p>
              </table:table-cell>
              <table:table-cell office:value-type="float" office:value="1995.24963058196">
                <text:p>1995.24963058196</text:p>
              </table:table-cell>
              <table:table-cell office:value-type="float" office:value="2288.66869390283">
                <text:p>2288.66869390283</text:p>
              </table:table-cell>
              <table:table-cell office:value-type="float" office:value="2582.08775722371">
                <text:p>2582.08775722371</text:p>
              </table:table-cell>
              <table:table-cell office:value-type="float" office:value="2875.50682054459">
                <text:p>2875.50682054459</text:p>
              </table:table-cell>
              <table:table-cell office:value-type="float" office:value="3168.92588386546">
                <text:p>3168.92588386546</text:p>
              </table:table-cell>
              <table:table-cell office:value-type="float" office:value="3462.34494718634">
                <text:p>3462.34494718634</text:p>
              </table:table-cell>
              <table:table-cell office:value-type="float" office:value="3755.76401050722">
                <text:p>3755.76401050722</text:p>
              </table:table-cell>
              <table:table-cell office:value-type="float" office:value="4049.18307382809">
                <text:p>4049.18307382809</text:p>
              </table:table-cell>
              <table:table-cell office:value-type="float" office:value="4342.60213714897">
                <text:p>4342.6021371489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09.536389527478">
                <text:p>309.536389527478</text:p>
              </table:table-cell>
              <table:table-cell office:value-type="float" office:value="557.165501149461">
                <text:p>557.165501149461</text:p>
              </table:table-cell>
              <table:table-cell office:value-type="float" office:value="866.70189067694">
                <text:p>866.70189067694</text:p>
              </table:table-cell>
              <table:table-cell office:value-type="float" office:value="1176.23828020442">
                <text:p>1176.23828020442</text:p>
              </table:table-cell>
              <table:table-cell office:value-type="float" office:value="1485.7746697319">
                <text:p>1485.7746697319</text:p>
              </table:table-cell>
              <table:table-cell office:value-type="float" office:value="1795.31105925938">
                <text:p>1795.31105925938</text:p>
              </table:table-cell>
              <table:table-cell office:value-type="float" office:value="2104.84744878685">
                <text:p>2104.84744878685</text:p>
              </table:table-cell>
              <table:table-cell office:value-type="float" office:value="2414.38383831433">
                <text:p>2414.38383831433</text:p>
              </table:table-cell>
              <table:table-cell office:value-type="float" office:value="2723.92022784181">
                <text:p>2723.92022784181</text:p>
              </table:table-cell>
              <table:table-cell office:value-type="float" office:value="3033.45661736929">
                <text:p>3033.45661736929</text:p>
              </table:table-cell>
              <table:table-cell office:value-type="float" office:value="3342.99300689677">
                <text:p>3342.99300689677</text:p>
              </table:table-cell>
              <table:table-cell office:value-type="float" office:value="3652.52939642425">
                <text:p>3652.52939642425</text:p>
              </table:table-cell>
              <table:table-cell office:value-type="float" office:value="3962.06578595172">
                <text:p>3962.06578595172</text:p>
              </table:table-cell>
              <table:table-cell office:value-type="float" office:value="4271.6021754792">
                <text:p>4271.6021754792</text:p>
              </table:table-cell>
              <table:table-cell office:value-type="float" office:value="4581.13856500668">
                <text:p>4581.1385650066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24.970395875745">
                <text:p>324.970395875745</text:p>
              </table:table-cell>
              <table:table-cell office:value-type="float" office:value="584.946712576341">
                <text:p>584.946712576341</text:p>
              </table:table-cell>
              <table:table-cell office:value-type="float" office:value="909.917108452086">
                <text:p>909.917108452086</text:p>
              </table:table-cell>
              <table:table-cell office:value-type="float" office:value="1234.88750432783">
                <text:p>1234.88750432783</text:p>
              </table:table-cell>
              <table:table-cell office:value-type="float" office:value="1559.85790020358">
                <text:p>1559.85790020358</text:p>
              </table:table-cell>
              <table:table-cell office:value-type="float" office:value="1884.82829607932">
                <text:p>1884.82829607932</text:p>
              </table:table-cell>
              <table:table-cell office:value-type="float" office:value="2209.79869195507">
                <text:p>2209.79869195507</text:p>
              </table:table-cell>
              <table:table-cell office:value-type="float" office:value="2534.76908783081">
                <text:p>2534.76908783081</text:p>
              </table:table-cell>
              <table:table-cell office:value-type="float" office:value="2859.73948370656">
                <text:p>2859.73948370656</text:p>
              </table:table-cell>
              <table:table-cell office:value-type="float" office:value="3184.7098795823">
                <text:p>3184.7098795823</text:p>
              </table:table-cell>
              <table:table-cell office:value-type="float" office:value="3509.68027545805">
                <text:p>3509.68027545805</text:p>
              </table:table-cell>
              <table:table-cell office:value-type="float" office:value="3834.65067133379">
                <text:p>3834.65067133379</text:p>
              </table:table-cell>
              <table:table-cell office:value-type="float" office:value="4159.62106720954">
                <text:p>4159.62106720954</text:p>
              </table:table-cell>
              <table:table-cell office:value-type="float" office:value="4484.59146308528">
                <text:p>4484.59146308528</text:p>
              </table:table-cell>
              <table:table-cell office:value-type="float" office:value="4809.56185896103">
                <text:p>4809.5618589610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39.776674319834">
                <text:p>339.776674319834</text:p>
              </table:table-cell>
              <table:table-cell office:value-type="float" office:value="611.598013775701">
                <text:p>611.598013775701</text:p>
              </table:table-cell>
              <table:table-cell office:value-type="float" office:value="951.374688095535">
                <text:p>951.374688095535</text:p>
              </table:table-cell>
              <table:table-cell office:value-type="float" office:value="1291.15136241537">
                <text:p>1291.15136241537</text:p>
              </table:table-cell>
              <table:table-cell office:value-type="float" office:value="1630.9280367352">
                <text:p>1630.9280367352</text:p>
              </table:table-cell>
              <table:table-cell office:value-type="float" office:value="1970.70471105504">
                <text:p>1970.70471105504</text:p>
              </table:table-cell>
              <table:table-cell office:value-type="float" office:value="2310.48138537487">
                <text:p>2310.48138537487</text:p>
              </table:table-cell>
              <table:table-cell office:value-type="float" office:value="2650.2580596947">
                <text:p>2650.2580596947</text:p>
              </table:table-cell>
              <table:table-cell office:value-type="float" office:value="2990.03473401454">
                <text:p>2990.03473401454</text:p>
              </table:table-cell>
              <table:table-cell office:value-type="float" office:value="3329.81140833437">
                <text:p>3329.81140833437</text:p>
              </table:table-cell>
              <table:table-cell office:value-type="float" office:value="3669.5880826542">
                <text:p>3669.5880826542</text:p>
              </table:table-cell>
              <table:table-cell office:value-type="float" office:value="4009.36475697404">
                <text:p>4009.36475697404</text:p>
              </table:table-cell>
              <table:table-cell office:value-type="float" office:value="4349.14143129387">
                <text:p>4349.14143129387</text:p>
              </table:table-cell>
              <table:table-cell office:value-type="float" office:value="4688.91810561371">
                <text:p>4688.91810561371</text:p>
              </table:table-cell>
              <table:table-cell office:value-type="float" office:value="5028.69477993354">
                <text:p>5028.6947799335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54.004297077575">
                <text:p>354.004297077575</text:p>
              </table:table-cell>
              <table:table-cell office:value-type="float" office:value="637.207734739635">
                <text:p>637.207734739635</text:p>
              </table:table-cell>
              <table:table-cell office:value-type="float" office:value="991.21203181721">
                <text:p>991.21203181721</text:p>
              </table:table-cell>
              <table:table-cell office:value-type="float" office:value="1345.21632889479">
                <text:p>1345.21632889479</text:p>
              </table:table-cell>
              <table:table-cell office:value-type="float" office:value="1699.22062597236">
                <text:p>1699.22062597236</text:p>
              </table:table-cell>
              <table:table-cell office:value-type="float" office:value="2053.22492304994">
                <text:p>2053.22492304994</text:p>
              </table:table-cell>
              <table:table-cell office:value-type="float" office:value="2407.22922012751">
                <text:p>2407.22922012751</text:p>
              </table:table-cell>
              <table:table-cell office:value-type="float" office:value="2761.23351720509">
                <text:p>2761.23351720509</text:p>
              </table:table-cell>
              <table:table-cell office:value-type="float" office:value="3115.23781428266">
                <text:p>3115.23781428266</text:p>
              </table:table-cell>
              <table:table-cell office:value-type="float" office:value="3469.24211136023">
                <text:p>3469.24211136023</text:p>
              </table:table-cell>
              <table:table-cell office:value-type="float" office:value="3823.24640843781">
                <text:p>3823.24640843781</text:p>
              </table:table-cell>
              <table:table-cell office:value-type="float" office:value="4177.25070551539">
                <text:p>4177.25070551539</text:p>
              </table:table-cell>
              <table:table-cell office:value-type="float" office:value="4531.25500259296">
                <text:p>4531.25500259296</text:p>
              </table:table-cell>
              <table:table-cell office:value-type="float" office:value="4885.25929967054">
                <text:p>4885.25929967054</text:p>
              </table:table-cell>
              <table:table-cell office:value-type="float" office:value="5239.26359674811">
                <text:p>5239.2635967481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67.6967978895">
                <text:p>367.6967978895</text:p>
              </table:table-cell>
              <table:table-cell office:value-type="float" office:value="661.854236201101">
                <text:p>661.854236201101</text:p>
              </table:table-cell>
              <table:table-cell office:value-type="float" office:value="1029.5510340906">
                <text:p>1029.5510340906</text:p>
              </table:table-cell>
              <table:table-cell office:value-type="float" office:value="1397.2478319801">
                <text:p>1397.2478319801</text:p>
              </table:table-cell>
              <table:table-cell office:value-type="float" office:value="1764.9446298696">
                <text:p>1764.9446298696</text:p>
              </table:table-cell>
              <table:table-cell office:value-type="float" office:value="2132.6414277591">
                <text:p>2132.6414277591</text:p>
              </table:table-cell>
              <table:table-cell office:value-type="float" office:value="2500.3382256486">
                <text:p>2500.3382256486</text:p>
              </table:table-cell>
              <table:table-cell office:value-type="float" office:value="2868.0350235381">
                <text:p>2868.0350235381</text:p>
              </table:table-cell>
              <table:table-cell office:value-type="float" office:value="3235.7318214276">
                <text:p>3235.7318214276</text:p>
              </table:table-cell>
              <table:table-cell office:value-type="float" office:value="3603.4286193171">
                <text:p>3603.4286193171</text:p>
              </table:table-cell>
              <table:table-cell office:value-type="float" office:value="3971.1254172066">
                <text:p>3971.1254172066</text:p>
              </table:table-cell>
              <table:table-cell office:value-type="float" office:value="4338.82221509611">
                <text:p>4338.82221509611</text:p>
              </table:table-cell>
              <table:table-cell office:value-type="float" office:value="4706.51901298561">
                <text:p>4706.51901298561</text:p>
              </table:table-cell>
              <table:table-cell office:value-type="float" office:value="5074.21581087511">
                <text:p>5074.21581087511</text:p>
              </table:table-cell>
              <table:table-cell office:value-type="float" office:value="5441.91260876461">
                <text:p>5441.9126087646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80.892975346002">
                <text:p>380.892975346002</text:p>
              </table:table-cell>
              <table:table-cell office:value-type="float" office:value="685.607355622803">
                <text:p>685.607355622803</text:p>
              </table:table-cell>
              <table:table-cell office:value-type="float" office:value="1066.5003309688">
                <text:p>1066.5003309688</text:p>
              </table:table-cell>
              <table:table-cell office:value-type="float" office:value="1447.39330631481">
                <text:p>1447.39330631481</text:p>
              </table:table-cell>
              <table:table-cell office:value-type="float" office:value="1828.28628166081">
                <text:p>1828.28628166081</text:p>
              </table:table-cell>
              <table:table-cell office:value-type="float" office:value="2209.17925700681">
                <text:p>2209.17925700681</text:p>
              </table:table-cell>
              <table:table-cell office:value-type="float" office:value="2590.07223235281">
                <text:p>2590.07223235281</text:p>
              </table:table-cell>
              <table:table-cell office:value-type="float" office:value="2970.96520769881">
                <text:p>2970.96520769881</text:p>
              </table:table-cell>
              <table:table-cell office:value-type="float" office:value="3351.85818304481">
                <text:p>3351.85818304481</text:p>
              </table:table-cell>
              <table:table-cell office:value-type="float" office:value="3732.75115839082">
                <text:p>3732.75115839082</text:p>
              </table:table-cell>
              <table:table-cell office:value-type="float" office:value="4113.64413373682">
                <text:p>4113.64413373682</text:p>
              </table:table-cell>
              <table:table-cell office:value-type="float" office:value="4494.53710908282">
                <text:p>4494.53710908282</text:p>
              </table:table-cell>
              <table:table-cell office:value-type="float" office:value="4875.43008442882">
                <text:p>4875.43008442882</text:p>
              </table:table-cell>
              <table:table-cell office:value-type="float" office:value="5256.32305977482">
                <text:p>5256.32305977482</text:p>
              </table:table-cell>
              <table:table-cell office:value-type="float" office:value="5637.21603512082">
                <text:p>5637.2160351208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93.627555648739">
                <text:p>393.627555648739</text:p>
              </table:table-cell>
              <table:table-cell office:value-type="float" office:value="708.52960016773">
                <text:p>708.52960016773</text:p>
              </table:table-cell>
              <table:table-cell office:value-type="float" office:value="1102.15715581647">
                <text:p>1102.15715581647</text:p>
              </table:table-cell>
              <table:table-cell office:value-type="float" office:value="1495.78471146521">
                <text:p>1495.78471146521</text:p>
              </table:table-cell>
              <table:table-cell office:value-type="float" office:value="1889.41226711395">
                <text:p>1889.41226711395</text:p>
              </table:table-cell>
              <table:table-cell office:value-type="float" office:value="2283.03982276269">
                <text:p>2283.03982276269</text:p>
              </table:table-cell>
              <table:table-cell office:value-type="float" office:value="2676.66737841143">
                <text:p>2676.66737841143</text:p>
              </table:table-cell>
              <table:table-cell office:value-type="float" office:value="3070.29493406016">
                <text:p>3070.29493406016</text:p>
              </table:table-cell>
              <table:table-cell office:value-type="float" office:value="3463.9224897089">
                <text:p>3463.9224897089</text:p>
              </table:table-cell>
              <table:table-cell office:value-type="float" office:value="3857.55004535764">
                <text:p>3857.55004535764</text:p>
              </table:table-cell>
              <table:table-cell office:value-type="float" office:value="4251.17760100638">
                <text:p>4251.17760100638</text:p>
              </table:table-cell>
              <table:table-cell office:value-type="float" office:value="4644.80515665512">
                <text:p>4644.80515665512</text:p>
              </table:table-cell>
              <table:table-cell office:value-type="float" office:value="5038.43271230386">
                <text:p>5038.43271230386</text:p>
              </table:table-cell>
              <table:table-cell office:value-type="float" office:value="5432.0602679526">
                <text:p>5432.0602679526</text:p>
              </table:table-cell>
              <table:table-cell office:value-type="float" office:value="5825.68782360134">
                <text:p>5825.68782360134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405.931743326362">
                <text:p>405.931743326362</text:p>
              </table:table-cell>
              <table:table-cell office:value-type="float" office:value="730.677137987451">
                <text:p>730.677137987451</text:p>
              </table:table-cell>
              <table:table-cell office:value-type="float" office:value="1136.60888131381">
                <text:p>1136.60888131381</text:p>
              </table:table-cell>
              <table:table-cell office:value-type="float" office:value="1542.54062464018">
                <text:p>1542.54062464018</text:p>
              </table:table-cell>
              <table:table-cell office:value-type="float" office:value="1948.47236796654">
                <text:p>1948.47236796654</text:p>
              </table:table-cell>
              <table:table-cell office:value-type="float" office:value="2354.4041112929">
                <text:p>2354.4041112929</text:p>
              </table:table-cell>
              <table:table-cell office:value-type="float" office:value="2760.33585461926">
                <text:p>2760.33585461926</text:p>
              </table:table-cell>
              <table:table-cell office:value-type="float" office:value="3166.26759794562">
                <text:p>3166.26759794562</text:p>
              </table:table-cell>
              <table:table-cell office:value-type="float" office:value="3572.19934127198">
                <text:p>3572.19934127198</text:p>
              </table:table-cell>
              <table:table-cell office:value-type="float" office:value="3978.13108459835">
                <text:p>3978.13108459835</text:p>
              </table:table-cell>
              <table:table-cell office:value-type="float" office:value="4384.06282792471">
                <text:p>4384.06282792471</text:p>
              </table:table-cell>
              <table:table-cell office:value-type="float" office:value="4789.99457125107">
                <text:p>4789.99457125107</text:p>
              </table:table-cell>
              <table:table-cell office:value-type="float" office:value="5195.92631457743">
                <text:p>5195.92631457743</text:p>
              </table:table-cell>
              <table:table-cell office:value-type="float" office:value="5601.85805790379">
                <text:p>5601.85805790379</text:p>
              </table:table-cell>
              <table:table-cell office:value-type="float" office:value="6007.78980123016">
                <text:p>6007.7898012301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17.833681893841">
                <text:p>417.833681893841</text:p>
              </table:table-cell>
              <table:table-cell office:value-type="float" office:value="752.100627408915">
                <text:p>752.100627408915</text:p>
              </table:table-cell>
              <table:table-cell office:value-type="float" office:value="1169.93430930276">
                <text:p>1169.93430930276</text:p>
              </table:table-cell>
              <table:table-cell office:value-type="float" office:value="1587.7679911966">
                <text:p>1587.7679911966</text:p>
              </table:table-cell>
              <table:table-cell office:value-type="float" office:value="2005.60167309044">
                <text:p>2005.60167309044</text:p>
              </table:table-cell>
              <table:table-cell office:value-type="float" office:value="2423.43535498428">
                <text:p>2423.43535498428</text:p>
              </table:table-cell>
              <table:table-cell office:value-type="float" office:value="2841.26903687812">
                <text:p>2841.26903687812</text:p>
              </table:table-cell>
              <table:table-cell office:value-type="float" office:value="3259.10271877196">
                <text:p>3259.10271877196</text:p>
              </table:table-cell>
              <table:table-cell office:value-type="float" office:value="3676.9364006658">
                <text:p>3676.9364006658</text:p>
              </table:table-cell>
              <table:table-cell office:value-type="float" office:value="4094.77008255965">
                <text:p>4094.77008255965</text:p>
              </table:table-cell>
              <table:table-cell office:value-type="float" office:value="4512.60376445349">
                <text:p>4512.60376445349</text:p>
              </table:table-cell>
              <table:table-cell office:value-type="float" office:value="4930.43744634733">
                <text:p>4930.43744634733</text:p>
              </table:table-cell>
              <table:table-cell office:value-type="float" office:value="5348.27112824117">
                <text:p>5348.27112824117</text:p>
              </table:table-cell>
              <table:table-cell office:value-type="float" office:value="5766.10481013501">
                <text:p>5766.10481013501</text:p>
              </table:table-cell>
              <table:table-cell office:value-type="float" office:value="6183.93849202885">
                <text:p>6183.9384920288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29.358841569069">
                <text:p>429.358841569069</text:p>
              </table:table-cell>
              <table:table-cell office:value-type="float" office:value="772.845914824324">
                <text:p>772.845914824324</text:p>
              </table:table-cell>
              <table:table-cell office:value-type="float" office:value="1202.20475639339">
                <text:p>1202.20475639339</text:p>
              </table:table-cell>
              <table:table-cell office:value-type="float" office:value="1631.56359796246">
                <text:p>1631.56359796246</text:p>
              </table:table-cell>
              <table:table-cell office:value-type="float" office:value="2060.92243953153">
                <text:p>2060.92243953153</text:p>
              </table:table-cell>
              <table:table-cell office:value-type="float" office:value="2490.2812811006">
                <text:p>2490.2812811006</text:p>
              </table:table-cell>
              <table:table-cell office:value-type="float" office:value="2919.64012266967">
                <text:p>2919.64012266967</text:p>
              </table:table-cell>
              <table:table-cell office:value-type="float" office:value="3348.99896423874">
                <text:p>3348.99896423874</text:p>
              </table:table-cell>
              <table:table-cell office:value-type="float" office:value="3778.35780580781">
                <text:p>3778.35780580781</text:p>
              </table:table-cell>
              <table:table-cell office:value-type="float" office:value="4207.71664737688">
                <text:p>4207.71664737688</text:p>
              </table:table-cell>
              <table:table-cell office:value-type="float" office:value="4637.07548894594">
                <text:p>4637.07548894594</text:p>
              </table:table-cell>
              <table:table-cell office:value-type="float" office:value="5066.43433051501">
                <text:p>5066.43433051501</text:p>
              </table:table-cell>
              <table:table-cell office:value-type="float" office:value="5495.79317208408">
                <text:p>5495.79317208408</text:p>
              </table:table-cell>
              <table:table-cell office:value-type="float" office:value="5925.15201365315">
                <text:p>5925.15201365315</text:p>
              </table:table-cell>
              <table:table-cell office:value-type="float" office:value="6354.51085522222">
                <text:p>6354.5108552222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40.530347482381">
                <text:p>440.530347482381</text:p>
              </table:table-cell>
              <table:table-cell office:value-type="float" office:value="792.954625468285">
                <text:p>792.954625468285</text:p>
              </table:table-cell>
              <table:table-cell office:value-type="float" office:value="1233.48497295067">
                <text:p>1233.48497295067</text:p>
              </table:table-cell>
              <table:table-cell office:value-type="float" office:value="1674.01532043305">
                <text:p>1674.01532043305</text:p>
              </table:table-cell>
              <table:table-cell office:value-type="float" office:value="2114.54566791543">
                <text:p>2114.54566791543</text:p>
              </table:table-cell>
              <table:table-cell office:value-type="float" office:value="2555.07601539781">
                <text:p>2555.07601539781</text:p>
              </table:table-cell>
              <table:table-cell office:value-type="float" office:value="2995.60636288019">
                <text:p>2995.60636288019</text:p>
              </table:table-cell>
              <table:table-cell office:value-type="float" office:value="3436.13671036257">
                <text:p>3436.13671036257</text:p>
              </table:table-cell>
              <table:table-cell office:value-type="float" office:value="3876.66705784495">
                <text:p>3876.66705784495</text:p>
              </table:table-cell>
              <table:table-cell office:value-type="float" office:value="4317.19740532733">
                <text:p>4317.19740532733</text:p>
              </table:table-cell>
              <table:table-cell office:value-type="float" office:value="4757.72775280971">
                <text:p>4757.72775280971</text:p>
              </table:table-cell>
              <table:table-cell office:value-type="float" office:value="5198.25810029209">
                <text:p>5198.25810029209</text:p>
              </table:table-cell>
              <table:table-cell office:value-type="float" office:value="5638.78844777447">
                <text:p>5638.78844777447</text:p>
              </table:table-cell>
              <table:table-cell office:value-type="float" office:value="6079.31879525686">
                <text:p>6079.31879525686</text:p>
              </table:table-cell>
              <table:table-cell office:value-type="float" office:value="6519.84914273924">
                <text:p>6519.84914273924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451.369259013228">
                <text:p>451.369259013228</text:p>
              </table:table-cell>
              <table:table-cell office:value-type="float" office:value="812.464666223811">
                <text:p>812.464666223811</text:p>
              </table:table-cell>
              <table:table-cell office:value-type="float" office:value="1263.83392523704">
                <text:p>1263.83392523704</text:p>
              </table:table-cell>
              <table:table-cell office:value-type="float" office:value="1715.20318425027">
                <text:p>1715.20318425027</text:p>
              </table:table-cell>
              <table:table-cell office:value-type="float" office:value="2166.5724432635">
                <text:p>2166.5724432635</text:p>
              </table:table-cell>
              <table:table-cell office:value-type="float" office:value="2617.94170227672">
                <text:p>2617.94170227672</text:p>
              </table:table-cell>
              <table:table-cell office:value-type="float" office:value="3069.31096128995">
                <text:p>3069.31096128995</text:p>
              </table:table-cell>
              <table:table-cell office:value-type="float" office:value="3520.68022030318">
                <text:p>3520.68022030318</text:p>
              </table:table-cell>
              <table:table-cell office:value-type="float" office:value="3972.04947931641">
                <text:p>3972.04947931641</text:p>
              </table:table-cell>
              <table:table-cell office:value-type="float" office:value="4423.41873832964">
                <text:p>4423.41873832964</text:p>
              </table:table-cell>
              <table:table-cell office:value-type="float" office:value="4874.78799734287">
                <text:p>4874.78799734287</text:p>
              </table:table-cell>
              <table:table-cell office:value-type="float" office:value="5326.15725635609">
                <text:p>5326.15725635609</text:p>
              </table:table-cell>
              <table:table-cell office:value-type="float" office:value="5777.52651536932">
                <text:p>5777.52651536932</text:p>
              </table:table-cell>
              <table:table-cell office:value-type="float" office:value="6228.89577438255">
                <text:p>6228.89577438255</text:p>
              </table:table-cell>
              <table:table-cell office:value-type="float" office:value="6680.26503339578">
                <text:p>6680.26503339578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461.894808735058">
                <text:p>461.894808735058</text:p>
              </table:table-cell>
              <table:table-cell office:value-type="float" office:value="831.410655723104">
                <text:p>831.410655723104</text:p>
              </table:table-cell>
              <table:table-cell office:value-type="float" office:value="1293.30546445816">
                <text:p>1293.30546445816</text:p>
              </table:table-cell>
              <table:table-cell office:value-type="float" office:value="1755.20027319322">
                <text:p>1755.20027319322</text:p>
              </table:table-cell>
              <table:table-cell office:value-type="float" office:value="2217.09508192828">
                <text:p>2217.09508192828</text:p>
              </table:table-cell>
              <table:table-cell office:value-type="float" office:value="2678.98989066333">
                <text:p>2678.98989066333</text:p>
              </table:table-cell>
              <table:table-cell office:value-type="float" office:value="3140.88469939839">
                <text:p>3140.88469939839</text:p>
              </table:table-cell>
              <table:table-cell office:value-type="float" office:value="3602.77950813345">
                <text:p>3602.77950813345</text:p>
              </table:table-cell>
              <table:table-cell office:value-type="float" office:value="4064.67431686851">
                <text:p>4064.67431686851</text:p>
              </table:table-cell>
              <table:table-cell office:value-type="float" office:value="4526.56912560356">
                <text:p>4526.56912560356</text:p>
              </table:table-cell>
              <table:table-cell office:value-type="float" office:value="4988.46393433862">
                <text:p>4988.46393433862</text:p>
              </table:table-cell>
              <table:table-cell office:value-type="float" office:value="5450.35874307368">
                <text:p>5450.35874307368</text:p>
              </table:table-cell>
              <table:table-cell office:value-type="float" office:value="5912.25355180874">
                <text:p>5912.25355180874</text:p>
              </table:table-cell>
              <table:table-cell office:value-type="float" office:value="6374.1483605438">
                <text:p>6374.1483605438</text:p>
              </table:table-cell>
              <table:table-cell office:value-type="float" office:value="6836.04316927885">
                <text:p>6836.04316927885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472.124607780589">
                <text:p>472.124607780589</text:p>
              </table:table-cell>
              <table:table-cell office:value-type="float" office:value="849.82429400506">
                <text:p>849.82429400506</text:p>
              </table:table-cell>
              <table:table-cell office:value-type="float" office:value="1321.94890178565">
                <text:p>1321.94890178565</text:p>
              </table:table-cell>
              <table:table-cell office:value-type="float" office:value="1794.07350956624">
                <text:p>1794.07350956624</text:p>
              </table:table-cell>
              <table:table-cell office:value-type="float" office:value="2266.19811734683">
                <text:p>2266.19811734683</text:p>
              </table:table-cell>
              <table:table-cell office:value-type="float" office:value="2738.32272512742">
                <text:p>2738.32272512742</text:p>
              </table:table-cell>
              <table:table-cell office:value-type="float" office:value="3210.447332908">
                <text:p>3210.447332908</text:p>
              </table:table-cell>
              <table:table-cell office:value-type="float" office:value="3682.57194068859">
                <text:p>3682.57194068859</text:p>
              </table:table-cell>
              <table:table-cell office:value-type="float" office:value="4154.69654846918">
                <text:p>4154.69654846918</text:p>
              </table:table-cell>
              <table:table-cell office:value-type="float" office:value="4626.82115624977">
                <text:p>4626.82115624977</text:p>
              </table:table-cell>
              <table:table-cell office:value-type="float" office:value="5098.94576403036">
                <text:p>5098.94576403036</text:p>
              </table:table-cell>
              <table:table-cell office:value-type="float" office:value="5571.07037181095">
                <text:p>5571.07037181095</text:p>
              </table:table-cell>
              <table:table-cell office:value-type="float" office:value="6043.19497959154">
                <text:p>6043.19497959154</text:p>
              </table:table-cell>
              <table:table-cell office:value-type="float" office:value="6515.31958737213">
                <text:p>6515.31958737213</text:p>
              </table:table-cell>
              <table:table-cell office:value-type="float" office:value="6987.44419515272">
                <text:p>6987.4441951527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82.074823135867">
                <text:p>482.074823135867</text:p>
              </table:table-cell>
              <table:table-cell office:value-type="float" office:value="867.734681644561">
                <text:p>867.734681644561</text:p>
              </table:table-cell>
              <table:table-cell office:value-type="float" office:value="1349.80950478043">
                <text:p>1349.80950478043</text:p>
              </table:table-cell>
              <table:table-cell office:value-type="float" office:value="1831.8843279163">
                <text:p>1831.8843279163</text:p>
              </table:table-cell>
              <table:table-cell office:value-type="float" office:value="2313.95915105216">
                <text:p>2313.95915105216</text:p>
              </table:table-cell>
              <table:table-cell office:value-type="float" office:value="2796.03397418803">
                <text:p>2796.03397418803</text:p>
              </table:table-cell>
              <table:table-cell office:value-type="float" office:value="3278.1087973239">
                <text:p>3278.1087973239</text:p>
              </table:table-cell>
              <table:table-cell office:value-type="float" office:value="3760.18362045976">
                <text:p>3760.18362045976</text:p>
              </table:table-cell>
              <table:table-cell office:value-type="float" office:value="4242.25844359563">
                <text:p>4242.25844359563</text:p>
              </table:table-cell>
              <table:table-cell office:value-type="float" office:value="4724.3332667315">
                <text:p>4724.3332667315</text:p>
              </table:table-cell>
              <table:table-cell office:value-type="float" office:value="5206.40808986737">
                <text:p>5206.40808986737</text:p>
              </table:table-cell>
              <table:table-cell office:value-type="float" office:value="5688.48291300323">
                <text:p>5688.48291300323</text:p>
              </table:table-cell>
              <table:table-cell office:value-type="float" office:value="6170.5577361391">
                <text:p>6170.5577361391</text:p>
              </table:table-cell>
              <table:table-cell office:value-type="float" office:value="6652.63255927497">
                <text:p>6652.63255927497</text:p>
              </table:table-cell>
              <table:table-cell office:value-type="float" office:value="7134.70738241083">
                <text:p>7134.7073824108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8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8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08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08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08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94cm" svg:height="19.638cm" xlink:href=".." xlink:type="simple" chart:class="chart:line" chart:style-name="ch1">
        <chart:title svg:x="3.775cm" svg:y="0.528cm" chart:style-name="ch2">
          <text:p>Heal percent regen per point per level</text:p>
        </chart:title>
        <chart:legend chart:legend-position="top" svg:x="3.802cm" svg:y="1.884cm" style:legend-expansion="wide" chart:style-name="ch3"/>
        <chart:plot-area chart:style-name="ch4" table:cell-range-address="Feuille1.AG4:Feuille1.AG24 Feuille1.AO3:Feuille1.AS24" chart:data-source-has-labels="both" svg:x="1.336cm" svg:y="3.292cm" svg:width="13.008cm" svg:height="14.946cm">
          <chartooo:coordinate-region svg:x="2.434cm" svg:y="3.504cm" svg:width="11.723cm" svg:height="14.061cm"/>
          <chart:axis chart:dimension="x" chart:name="primary-x" chart:style-name="ch5" chartooo:axis-type="auto">
            <chartooo:date-scale/>
            <chart:title svg:x="7.32cm" svg:y="18.631cm" chart:style-name="ch6">
              <text:p>Points</text:p>
            </chart:title>
            <chart:categories table:cell-range-address="Feuille1.AG4:Feuille1.AG24"/>
          </chart:axis>
          <chart:axis chart:dimension="y" chart:name="primary-y" chart:style-name="ch7">
            <chart:title svg:x="0.451cm" svg:y="11.378cm" chart:style-name="ch8">
              <text:p>Percent</text:p>
            </chart:title>
            <chart:grid chart:style-name="ch9" chart:class="major"/>
          </chart:axis>
          <chart:series chart:style-name="ch10" chart:values-cell-range-address="Feuille1.AO4:Feuille1.AO24" chart:label-cell-address="Feuille1.AO3:Feuille1.AO3" chart:class="chart:line">
            <chart:data-point chart:repeated="21"/>
          </chart:series>
          <chart:series chart:style-name="ch11" chart:values-cell-range-address="Feuille1.AP4:Feuille1.AP24" chart:label-cell-address="Feuille1.AP3:Feuille1.AP3" chart:class="chart:line">
            <chart:data-point chart:repeated="21"/>
          </chart:series>
          <chart:series chart:style-name="ch12" chart:values-cell-range-address="Feuille1.AQ4:Feuille1.AQ24" chart:label-cell-address="Feuille1.AQ3:Feuille1.AQ3" chart:class="chart:line">
            <chart:data-point chart:repeated="21"/>
          </chart:series>
          <chart:series chart:style-name="ch13" chart:values-cell-range-address="Feuille1.AR4:Feuille1.AR24" chart:label-cell-address="Feuille1.AR3:Feuille1.AR3" chart:class="chart:line">
            <chart:data-point chart:repeated="21"/>
          </chart:series>
          <chart:series chart:style-name="ch14" chart:values-cell-range-address="Feuille1.AS4:Feuille1.AS24" chart:label-cell-address="Feuille1.AS3:Feuille1.AS3" chart:class="chart:line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Feuille1.AO3:Feuille1.AO3</svg:desc>
                </draw:g>
              </table:table-cell>
              <table:table-cell office:value-type="string">
                <text:p>15</text:p>
                <draw:g>
                  <svg:desc>Feuille1.AP3:Feuille1.AP3</svg:desc>
                </draw:g>
              </table:table-cell>
              <table:table-cell office:value-type="string">
                <text:p>30</text:p>
                <draw:g>
                  <svg:desc>Feuille1.AQ3:Feuille1.AQ3</svg:desc>
                </draw:g>
              </table:table-cell>
              <table:table-cell office:value-type="string">
                <text:p>50</text:p>
                <draw:g>
                  <svg:desc>Feuille1.AR3:Feuille1.AR3</svg:desc>
                </draw:g>
              </table:table-cell>
              <table:table-cell office:value-type="string">
                <text:p>70</text:p>
                <draw:g>
                  <svg:desc>Feuille1.AS3:Feuille1.AS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le1.AG4:Feuille1.AG24</svg:desc>
                </draw:g>
              </table:table-cell>
              <table:table-cell office:value-type="float" office:value="1.25">
                <text:p>1.25</text:p>
                <draw:g>
                  <svg:desc>Feuille1.AO4:Feuille1.AO24</svg:desc>
                </draw:g>
              </table:table-cell>
              <table:table-cell office:value-type="float" office:value="1.06578947368421">
                <text:p>1.06578947368421</text:p>
                <draw:g>
                  <svg:desc>Feuille1.AP4:Feuille1.AP24</svg:desc>
                </draw:g>
              </table:table-cell>
              <table:table-cell office:value-type="float" office:value="1.03676470588235">
                <text:p>1.03676470588235</text:p>
                <draw:g>
                  <svg:desc>Feuille1.AQ4:Feuille1.AQ24</svg:desc>
                </draw:g>
              </table:table-cell>
              <table:table-cell office:value-type="float" office:value="1.02314814814815">
                <text:p>1.02314814814815</text:p>
                <draw:g>
                  <svg:desc>Feuille1.AR4:Feuille1.AR24</svg:desc>
                </draw:g>
              </table:table-cell>
              <table:table-cell office:value-type="float" office:value="1.01689189189189">
                <text:p>1.01689189189189</text:p>
                <draw:g>
                  <svg:desc>Feuille1.AS4:Feuille1.AS24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28627400598469">
                <text:p>1.28627400598469</text:p>
              </table:table-cell>
              <table:table-cell office:value-type="float" office:value="1.09671783668168">
                <text:p>1.09671783668168</text:p>
              </table:table-cell>
              <table:table-cell office:value-type="float" office:value="1.06685079319907">
                <text:p>1.06685079319907</text:p>
              </table:table-cell>
              <table:table-cell office:value-type="float" office:value="1.05283909378747">
                <text:p>1.05283909378747</text:p>
              </table:table-cell>
              <table:table-cell office:value-type="float" office:value="1.04640128594971">
                <text:p>1.0464012859497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32036014308928">
                <text:p>1.32036014308928</text:p>
              </table:table-cell>
              <table:table-cell office:value-type="float" office:value="1.12578075358139">
                <text:p>1.12578075358139</text:p>
              </table:table-cell>
              <table:table-cell office:value-type="float" office:value="1.09512223632699">
                <text:p>1.09512223632699</text:p>
              </table:table-cell>
              <table:table-cell office:value-type="float" office:value="1.08073922823234">
                <text:p>1.08073922823234</text:p>
              </table:table-cell>
              <table:table-cell office:value-type="float" office:value="1.07413081910777">
                <text:p>1.0741308191077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35265622360405">
                <text:p>1.35265622360405</text:p>
              </table:table-cell>
              <table:table-cell office:value-type="float" office:value="1.15331741170451">
                <text:p>1.15331741170451</text:p>
              </table:table-cell>
              <table:table-cell office:value-type="float" office:value="1.12190898545983">
                <text:p>1.12190898545983</text:p>
              </table:table-cell>
              <table:table-cell office:value-type="float" office:value="1.10717416820924">
                <text:p>1.10717416820924</text:p>
              </table:table-cell>
              <table:table-cell office:value-type="float" office:value="1.10040411704005">
                <text:p>1.1004041170400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38343722094909">
                <text:p>1.38343722094909</text:p>
              </table:table-cell>
              <table:table-cell office:value-type="float" office:value="1.17956226207238">
                <text:p>1.17956226207238</text:p>
              </table:table-cell>
              <table:table-cell office:value-type="float" office:value="1.14743910678718">
                <text:p>1.14743910678718</text:p>
              </table:table-cell>
              <table:table-cell office:value-type="float" office:value="1.13236898455462">
                <text:p>1.13236898455462</text:p>
              </table:table-cell>
              <table:table-cell office:value-type="float" office:value="1.12544487433966">
                <text:p>1.1254448743396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.41290328232724">
                <text:p>1.41290328232724</text:p>
              </table:table-cell>
              <table:table-cell office:value-type="float" office:value="1.20468595651059">
                <text:p>1.20468595651059</text:p>
              </table:table-cell>
              <table:table-cell office:value-type="float" office:value="1.17187860475377">
                <text:p>1.17187860475377</text:p>
              </table:table-cell>
              <table:table-cell office:value-type="float" office:value="1.15648750146044">
                <text:p>1.15648750146044</text:p>
              </table:table-cell>
              <table:table-cell office:value-type="float" office:value="1.14941591346081">
                <text:p>1.1494159134608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.44120631383065">
                <text:p>1.44120631383065</text:p>
              </table:table-cell>
              <table:table-cell office:value-type="float" office:value="1.22881801495034">
                <text:p>1.22881801495034</text:p>
              </table:table-cell>
              <table:table-cell office:value-type="float" office:value="1.19535347205954">
                <text:p>1.19535347205954</text:p>
              </table:table-cell>
              <table:table-cell office:value-type="float" office:value="1.1796540568762">
                <text:p>1.1796540568762</text:p>
              </table:table-cell>
              <table:table-cell office:value-type="float" office:value="1.17244081206223">
                <text:p>1.1724408120622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.46846561185005">
                <text:p>1.46846561185005</text:p>
              </table:table-cell>
              <table:table-cell office:value-type="float" office:value="1.25206015326162">
                <text:p>1.25206015326162</text:p>
              </table:table-cell>
              <table:table-cell office:value-type="float" office:value="1.21796265453446">
                <text:p>1.21796265453446</text:p>
              </table:table-cell>
              <table:table-cell office:value-type="float" office:value="1.20196629710689">
                <text:p>1.20196629710689</text:p>
              </table:table-cell>
              <table:table-cell office:value-type="float" office:value="1.19461661936991">
                <text:p>1.1946166193699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49477752758604">
                <text:p>1.49477752758604</text:p>
              </table:table-cell>
              <table:table-cell office:value-type="float" office:value="1.27449452352073">
                <text:p>1.27449452352073</text:p>
              </table:table-cell>
              <table:table-cell office:value-type="float" office:value="1.23978606699783">
                <text:p>1.23978606699783</text:p>
              </table:table-cell>
              <table:table-cell office:value-type="float" office:value="1.2235030873945">
                <text:p>1.2235030873945</text:p>
              </table:table-cell>
              <table:table-cell office:value-type="float" office:value="1.21602171838756">
                <text:p>1.2160217183875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.52022170372215">
                <text:p>1.52022170372215</text:p>
              </table:table-cell>
              <table:table-cell office:value-type="float" office:value="1.29618903159468">
                <text:p>1.29618903159468</text:p>
              </table:table-cell>
              <table:table-cell office:value-type="float" office:value="1.26088976602837">
                <text:p>1.26088976602837</text:p>
              </table:table-cell>
              <table:table-cell office:value-type="float" office:value="1.24432961675035">
                <text:p>1.24432961675035</text:p>
              </table:table-cell>
              <table:table-cell office:value-type="float" office:value="1.23672089951451">
                <text:p>1.2367208995145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54486525068755">
                <text:p>1.54486525068755</text:p>
              </table:table-cell>
              <table:table-cell office:value-type="float" office:value="1.31720089795465">
                <text:p>1.31720089795465</text:p>
              </table:table-cell>
              <table:table-cell office:value-type="float" office:value="1.28132941380556">
                <text:p>1.28132941380556</text:p>
              </table:table-cell>
              <table:table-cell office:value-type="float" office:value="1.26450081630351">
                <text:p>1.26450081630351</text:p>
              </table:table-cell>
              <table:table-cell office:value-type="float" office:value="1.25676875799176">
                <text:p>1.25676875799176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.56876563501499">
                <text:p>1.56876563501499</text:p>
              </table:table-cell>
              <table:table-cell office:value-type="float" office:value="1.33757912038121">
                <text:p>1.33757912038121</text:p>
              </table:table-cell>
              <table:table-cell office:value-type="float" office:value="1.30115267374773">
                <text:p>1.30115267374773</text:p>
              </table:table-cell>
              <table:table-cell office:value-type="float" office:value="1.28406372347524">
                <text:p>1.28406372347524</text:p>
              </table:table-cell>
              <table:table-cell office:value-type="float" office:value="1.27621204362031">
                <text:p>1.2762120436203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.59197273462151">
                <text:p>1.59197273462151</text:p>
              </table:table-cell>
              <table:table-cell office:value-type="float" office:value="1.3573662263615">
                <text:p>1.3573662263615</text:p>
              </table:table-cell>
              <table:table-cell office:value-type="float" office:value="1.32040091518608">
                <text:p>1.32040091518608</text:p>
              </table:table-cell>
              <table:table-cell office:value-type="float" office:value="1.30305916426427">
                <text:p>1.30305916426427</text:p>
              </table:table-cell>
              <table:table-cell office:value-type="float" office:value="1.29509133275966">
                <text:p>1.2950913327596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.61453033865848">
                <text:p>1.61453033865848</text:p>
              </table:table-cell>
              <table:table-cell office:value-type="float" office:value="1.37659955190881">
                <text:p>1.37659955190881</text:p>
              </table:table-cell>
              <table:table-cell office:value-type="float" office:value="1.33911045735791">
                <text:p>1.33911045735791</text:p>
              </table:table-cell>
              <table:table-cell office:value-type="float" office:value="1.32152298090194">
                <text:p>1.32152298090194</text:p>
              </table:table-cell>
              <table:table-cell office:value-type="float" office:value="1.31344224847622">
                <text:p>1.3134422484762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.63647726692242">
                <text:p>1.63647726692242</text:p>
              </table:table-cell>
              <table:table-cell office:value-type="float" office:value="1.39531219600754">
                <text:p>1.39531219600754</text:p>
              </table:table-cell>
              <table:table-cell office:value-type="float" office:value="1.35731349785919">
                <text:p>1.35731349785919</text:p>
              </table:table-cell>
              <table:table-cell office:value-type="float" office:value="1.33948694811058">
                <text:p>1.33948694811058</text:p>
              </table:table-cell>
              <table:table-cell office:value-type="float" office:value="1.33129637119905">
                <text:p>1.3312963711990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.65784822230534">
                <text:p>1.65784822230534</text:p>
              </table:table-cell>
              <table:table-cell office:value-type="float" office:value="1.41353374743929">
                <text:p>1.41353374743929</text:p>
              </table:table-cell>
              <table:table-cell office:value-type="float" office:value="1.37503881967679">
                <text:p>1.37503881967679</text:p>
              </table:table-cell>
              <table:table-cell office:value-type="float" office:value="1.35697947084993">
                <text:p>1.35697947084993</text:p>
              </table:table-cell>
              <table:table-cell office:value-type="float" office:value="1.34868193219975">
                <text:p>1.34868193219975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67867445178105">
                <text:p>1.67867445178105</text:p>
              </table:table-cell>
              <table:table-cell office:value-type="float" office:value="1.43129084836069">
                <text:p>1.43129084836069</text:p>
              </table:table-cell>
              <table:table-cell office:value-type="float" office:value="1.3923123394184">
                <text:p>1.3923123394184</text:p>
              </table:table-cell>
              <table:table-cell office:value-type="float" office:value="1.37402612534671">
                <text:p>1.37402612534671</text:p>
              </table:table-cell>
              <table:table-cell office:value-type="float" office:value="1.36562435131377">
                <text:p>1.36562435131377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.69898426733069">
                <text:p>1.69898426733069</text:p>
              </table:table-cell>
              <table:table-cell office:value-type="float" office:value="1.4486076384609">
                <text:p>1.4486076384609</text:p>
              </table:table-cell>
              <table:table-cell office:value-type="float" office:value="1.40915753937428">
                <text:p>1.40915753937428</text:p>
              </table:table-cell>
              <table:table-cell office:value-type="float" office:value="1.39065008548178">
                <text:p>1.39065008548178</text:p>
              </table:table-cell>
              <table:table-cell office:value-type="float" office:value="1.38214666072037">
                <text:p>1.38214666072037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.71880346254966">
                <text:p>1.71880346254966</text:p>
              </table:table-cell>
              <table:table-cell office:value-type="float" office:value="1.46550611017392">
                <text:p>1.46550611017392</text:p>
              </table:table-cell>
              <table:table-cell office:value-type="float" office:value="1.42559581305589">
                <text:p>1.42559581305589</text:p>
              </table:table-cell>
              <table:table-cell office:value-type="float" office:value="1.40687246379065">
                <text:p>1.40687246379065</text:p>
              </table:table-cell>
              <table:table-cell office:value-type="float" office:value="1.39826984385797">
                <text:p>1.39826984385797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.73815565027075">
                <text:p>1.73815565027075</text:p>
              </table:table-cell>
              <table:table-cell office:value-type="float" office:value="1.48200639654664">
                <text:p>1.48200639654664</text:p>
              </table:table-cell>
              <table:table-cell office:value-type="float" office:value="1.44164674522456">
                <text:p>1.44164674522456</text:p>
              </table:table-cell>
              <table:table-cell office:value-type="float" office:value="1.42271258781421">
                <text:p>1.42271258781421</text:p>
              </table:table-cell>
              <table:table-cell office:value-type="float" office:value="1.41401311008512">
                <text:p>1.4140131100851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75706253948009">
                <text:p>1.75706253948009</text:p>
              </table:table-cell>
              <table:table-cell office:value-type="float" office:value="1.49812700734618">
                <text:p>1.49812700734618</text:p>
              </table:table-cell>
              <table:table-cell office:value-type="float" office:value="1.45732834156878">
                <text:p>1.45732834156878</text:p>
              </table:table-cell>
              <table:table-cell office:value-type="float" office:value="1.43818822675963">
                <text:p>1.43818822675963</text:p>
              </table:table-cell>
              <table:table-cell office:value-type="float" office:value="1.42939411995542">
                <text:p>1.429394119955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307cm" svg:height="19.701cm" xlink:href=".." xlink:type="simple" chart:class="chart:line" chart:style-name="ch1">
        <chart:title svg:x="4.04cm" svg:y="0.53cm" chart:style-name="ch2">
          <text:p>Full heal time per point per level</text:p>
        </chart:title>
        <chart:legend chart:legend-position="top" svg:x="3.485cm" svg:y="1.888cm" style:legend-expansion="wide" chart:style-name="ch3"/>
        <chart:plot-area chart:style-name="ch4" table:cell-range-address="Feuille1.AG4:Feuille1.AG24 Feuille1.AT3:Feuille1.AX24" chart:data-source-has-labels="both" svg:x="1.324cm" svg:y="3.3cm" svg:width="12.411cm" svg:height="14.999cm">
          <chartooo:coordinate-region svg:x="2.607cm" svg:y="3.512cm" svg:width="10.941cm" svg:height="14.114cm"/>
          <chart:axis chart:dimension="x" chart:name="primary-x" chart:style-name="ch5" chartooo:axis-type="auto">
            <chartooo:date-scale/>
            <chart:title svg:x="7.101cm" svg:y="18.694cm" chart:style-name="ch6">
              <text:p>Point</text:p>
            </chart:title>
            <chart:categories table:cell-range-address="Feuille1.AG4:Feuille1.AG24"/>
          </chart:axis>
          <chart:axis chart:dimension="y" chart:name="primary-y" chart:style-name="ch7">
            <chart:title svg:x="0.451cm" svg:y="11.425cm" chart:style-name="ch8">
              <text:p>Time(s)</text:p>
            </chart:title>
            <chart:grid chart:style-name="ch9" chart:class="major"/>
          </chart:axis>
          <chart:series chart:style-name="ch10" chart:values-cell-range-address="Feuille1.AT4:Feuille1.AT24" chart:label-cell-address="Feuille1.AT3:Feuille1.AT3" chart:class="chart:line">
            <chart:data-point chart:repeated="21"/>
          </chart:series>
          <chart:series chart:style-name="ch11" chart:values-cell-range-address="Feuille1.AU4:Feuille1.AU24" chart:label-cell-address="Feuille1.AU3:Feuille1.AU3" chart:class="chart:line">
            <chart:data-point chart:repeated="21"/>
          </chart:series>
          <chart:series chart:style-name="ch12" chart:values-cell-range-address="Feuille1.AV4:Feuille1.AV24" chart:label-cell-address="Feuille1.AV3:Feuille1.AV3" chart:class="chart:line">
            <chart:data-point chart:repeated="21"/>
          </chart:series>
          <chart:series chart:style-name="ch13" chart:values-cell-range-address="Feuille1.AW4:Feuille1.AW24" chart:label-cell-address="Feuille1.AW3:Feuille1.AW3" chart:class="chart:line">
            <chart:data-point chart:repeated="21"/>
          </chart:series>
          <chart:series chart:style-name="ch14" chart:values-cell-range-address="Feuille1.AX4:Feuille1.AX24" chart:label-cell-address="Feuille1.AX3:Feuille1.AX3" chart:class="chart:line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Feuille1.AT3:Feuille1.AT3</svg:desc>
                </draw:g>
              </table:table-cell>
              <table:table-cell office:value-type="string">
                <text:p>15</text:p>
                <draw:g>
                  <svg:desc>Feuille1.AU3:Feuille1.AU3</svg:desc>
                </draw:g>
              </table:table-cell>
              <table:table-cell office:value-type="string">
                <text:p>30</text:p>
                <draw:g>
                  <svg:desc>Feuille1.AV3:Feuille1.AV3</svg:desc>
                </draw:g>
              </table:table-cell>
              <table:table-cell office:value-type="string">
                <text:p>50</text:p>
                <draw:g>
                  <svg:desc>Feuille1.AW3:Feuille1.AW3</svg:desc>
                </draw:g>
              </table:table-cell>
              <table:table-cell office:value-type="string">
                <text:p>70</text:p>
                <draw:g>
                  <svg:desc>Feuille1.AX3:Feuille1.AX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le1.AG4:Feuille1.AG24</svg:desc>
                </draw:g>
              </table:table-cell>
              <table:table-cell office:value-type="float" office:value="80">
                <text:p>80</text:p>
                <draw:g>
                  <svg:desc>Feuille1.AT4:Feuille1.AT24</svg:desc>
                </draw:g>
              </table:table-cell>
              <table:table-cell office:value-type="float" office:value="93.8271604938272">
                <text:p>93.8271604938272</text:p>
                <draw:g>
                  <svg:desc>Feuille1.AU4:Feuille1.AU24</svg:desc>
                </draw:g>
              </table:table-cell>
              <table:table-cell office:value-type="float" office:value="96.4539007092199">
                <text:p>96.4539007092199</text:p>
                <draw:g>
                  <svg:desc>Feuille1.AV4:Feuille1.AV24</svg:desc>
                </draw:g>
              </table:table-cell>
              <table:table-cell office:value-type="float" office:value="97.737556561086">
                <text:p>97.737556561086</text:p>
                <draw:g>
                  <svg:desc>Feuille1.AW4:Feuille1.AW24</svg:desc>
                </draw:g>
              </table:table-cell>
              <table:table-cell office:value-type="float" office:value="98.3388704318937">
                <text:p>98.3388704318937</text:p>
                <draw:g>
                  <svg:desc>Feuille1.AX4:Feuille1.AX24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7.743932890447">
                <text:p>77.743932890447</text:p>
              </table:table-cell>
              <table:table-cell office:value-type="float" office:value="91.1811558591662">
                <text:p>91.1811558591662</text:p>
              </table:table-cell>
              <table:table-cell office:value-type="float" office:value="93.7338197969928">
                <text:p>93.7338197969928</text:p>
              </table:table-cell>
              <table:table-cell office:value-type="float" office:value="94.9812754770167">
                <text:p>94.9812754770167</text:p>
              </table:table-cell>
              <table:table-cell office:value-type="float" office:value="95.5656317922438">
                <text:p>95.565631792243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5.7369120261592">
                <text:p>75.7369120261592</text:p>
              </table:table-cell>
              <table:table-cell office:value-type="float" office:value="88.8272424998164">
                <text:p>88.8272424998164</text:p>
              </table:table-cell>
              <table:table-cell office:value-type="float" office:value="91.314007407426">
                <text:p>91.314007407426</text:p>
              </table:table-cell>
              <table:table-cell office:value-type="float" office:value="92.5292590364841">
                <text:p>92.5292590364841</text:p>
              </table:table-cell>
              <table:table-cell office:value-type="float" office:value="93.0985297331525">
                <text:p>93.098529733152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73.9286141260323">
                <text:p>73.9286141260323</text:p>
              </table:table-cell>
              <table:table-cell office:value-type="float" office:value="86.7063992836181">
                <text:p>86.7063992836181</text:p>
              </table:table-cell>
              <table:table-cell office:value-type="float" office:value="89.1337900810319">
                <text:p>89.1337900810319</text:p>
              </table:table-cell>
              <table:table-cell office:value-type="float" office:value="90.3200263078223">
                <text:p>90.3200263078223</text:p>
              </table:table-cell>
              <table:table-cell office:value-type="float" office:value="90.8757050718669">
                <text:p>90.875705071866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2.2837281560175">
                <text:p>72.2837281560175</text:p>
              </table:table-cell>
              <table:table-cell office:value-type="float" office:value="84.7772120348353">
                <text:p>84.7772120348353</text:p>
              </table:table-cell>
              <table:table-cell office:value-type="float" office:value="87.1505942306594">
                <text:p>87.1505942306594</text:p>
              </table:table-cell>
              <table:table-cell office:value-type="float" office:value="88.3104371136865">
                <text:p>88.3104371136865</text:p>
              </table:table-cell>
              <table:table-cell office:value-type="float" office:value="88.8537522183604">
                <text:p>88.853752218360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0.7762528764791">
                <text:p>70.7762528764791</text:p>
              </table:table-cell>
              <table:table-cell office:value-type="float" office:value="83.0091854724137">
                <text:p>83.0091854724137</text:p>
              </table:table-cell>
              <table:table-cell office:value-type="float" office:value="85.3330708439819">
                <text:p>85.3330708439819</text:p>
              </table:table-cell>
              <table:table-cell office:value-type="float" office:value="86.4687252337074">
                <text:p>86.4687252337074</text:p>
              </table:table-cell>
              <table:table-cell office:value-type="float" office:value="87.0007095159377">
                <text:p>87.000709515937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9.3863182809721">
                <text:p>69.3863182809721</text:p>
              </table:table-cell>
              <table:table-cell office:value-type="float" office:value="81.3790152678068">
                <text:p>81.3790152678068</text:p>
              </table:table-cell>
              <table:table-cell office:value-type="float" office:value="83.6572631756401">
                <text:p>83.6572631756401</text:p>
              </table:table-cell>
              <table:table-cell office:value-type="float" office:value="84.7706150944003">
                <text:p>84.7706150944003</text:p>
              </table:table-cell>
              <table:table-cell office:value-type="float" office:value="85.2921520397332">
                <text:p>85.292152039733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68.0982919811208">
                <text:p>68.0982919811208</text:p>
              </table:table-cell>
              <table:table-cell office:value-type="float" office:value="79.8683671383515">
                <text:p>79.8683671383515</text:p>
              </table:table-cell>
              <table:table-cell office:value-type="float" office:value="82.1043236651811">
                <text:p>82.1043236651811</text:p>
              </table:table-cell>
              <table:table-cell office:value-type="float" office:value="83.1970083027267">
                <text:p>83.1970083027267</text:p>
              </table:table-cell>
              <table:table-cell office:value-type="float" office:value="83.7088638970587">
                <text:p>83.708863897058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66.89958750015">
                <text:p>66.89958750015</text:p>
              </table:table-cell>
              <table:table-cell office:value-type="float" office:value="78.4624791668426">
                <text:p>78.4624791668426</text:p>
              </table:table-cell>
              <table:table-cell office:value-type="float" office:value="80.6590771278404">
                <text:p>80.6590771278404</text:p>
              </table:table-cell>
              <table:table-cell office:value-type="float" office:value="81.7325277151154">
                <text:p>81.7325277151154</text:p>
              </table:table-cell>
              <table:table-cell office:value-type="float" office:value="82.2353733390548">
                <text:p>82.23537333905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65.7798791815413">
                <text:p>65.7798791815413</text:p>
              </table:table-cell>
              <table:table-cell office:value-type="float" office:value="77.149241015388">
                <text:p>77.149241015388</text:p>
              </table:table-cell>
              <table:table-cell office:value-type="float" office:value="79.3090741905108">
                <text:p>79.3090741905108</text:p>
              </table:table-cell>
              <table:table-cell office:value-type="float" office:value="80.3645582760912">
                <text:p>80.3645582760912</text:p>
              </table:table-cell>
              <table:table-cell office:value-type="float" office:value="80.8589876982402">
                <text:p>80.85898769824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4.7305646596003">
                <text:p>64.7305646596003</text:p>
              </table:table-cell>
              <table:table-cell office:value-type="float" office:value="75.9185634896546">
                <text:p>75.9185634896546</text:p>
              </table:table-cell>
              <table:table-cell office:value-type="float" office:value="78.0439432066102">
                <text:p>78.0439432066102</text:p>
              </table:table-cell>
              <table:table-cell office:value-type="float" office:value="79.0825903081089">
                <text:p>79.0825903081089</text:p>
              </table:table-cell>
              <table:table-cell office:value-type="float" office:value="79.5691326380468">
                <text:p>79.569132638046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63.7443846091416">
                <text:p>63.7443846091416</text:p>
              </table:table-cell>
              <table:table-cell office:value-type="float" office:value="74.7619325662771">
                <text:p>74.7619325662771</text:p>
              </table:table-cell>
              <table:table-cell office:value-type="float" office:value="76.8549317982558">
                <text:p>76.8549317982558</text:p>
              </table:table-cell>
              <table:table-cell office:value-type="float" office:value="77.8777549523449">
                <text:p>77.8777549523449</text:p>
              </table:table-cell>
              <table:table-cell office:value-type="float" office:value="78.3568847354896">
                <text:p>78.356884735489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62.8151461549841">
                <text:p>62.8151461549841</text:p>
              </table:table-cell>
              <table:table-cell office:value-type="float" office:value="73.6720849965863">
                <text:p>73.6720849965863</text:p>
              </table:table-cell>
              <table:table-cell office:value-type="float" office:value="75.7345733783497">
                <text:p>75.7345733783497</text:p>
              </table:table-cell>
              <table:table-cell office:value-type="float" office:value="76.7424862526956">
                <text:p>76.7424862526956</text:p>
              </table:table-cell>
              <table:table-cell office:value-type="float" office:value="77.2146314861931">
                <text:p>77.214631486193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61.9375168156274">
                <text:p>61.9375168156274</text:p>
              </table:table-cell>
              <table:table-cell office:value-type="float" office:value="72.6427666356124">
                <text:p>72.6427666356124</text:p>
              </table:table-cell>
              <table:table-cell office:value-type="float" office:value="74.676438713877">
                <text:p>74.676438713877</text:p>
              </table:table-cell>
              <table:table-cell office:value-type="float" office:value="75.6702694127575">
                <text:p>75.6702694127575</text:p>
              </table:table-cell>
              <table:table-cell office:value-type="float" office:value="76.1358180125653">
                <text:p>76.135818012565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61.1068677953963">
                <text:p>61.1068677953963</text:p>
              </table:table-cell>
              <table:table-cell office:value-type="float" office:value="71.6685486489215">
                <text:p>71.6685486489215</text:p>
              </table:table-cell>
              <table:table-cell office:value-type="float" office:value="73.6749469873572">
                <text:p>73.6749469873572</text:p>
              </table:table-cell>
              <table:table-cell office:value-type="float" office:value="74.6554493427918">
                <text:p>74.6554493427918</text:p>
              </table:table-cell>
              <table:table-cell office:value-type="float" office:value="75.1147544328791">
                <text:p>75.114754432879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60.319152654966">
                <text:p>60.319152654966</text:p>
              </table:table-cell>
              <table:table-cell office:value-type="float" office:value="70.7446852126144">
                <text:p>70.7446852126144</text:p>
              </table:table-cell>
              <table:table-cell office:value-type="float" office:value="72.7252195130795">
                <text:p>72.7252195130795</text:p>
              </table:table-cell>
              <table:table-cell office:value-type="float" office:value="73.6930824291439">
                <text:p>73.6930824291439</text:p>
              </table:table-cell>
              <table:table-cell office:value-type="float" office:value="74.1464667187289">
                <text:p>74.146466718728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59.5708118950053">
                <text:p>59.5708118950053</text:p>
              </table:table-cell>
              <table:table-cell office:value-type="float" office:value="69.8670016052531">
                <text:p>69.8670016052531</text:p>
              </table:table-cell>
              <table:table-cell office:value-type="float" office:value="71.8229646961056">
                <text:p>71.8229646961056</text:p>
              </table:table-cell>
              <table:table-cell office:value-type="float" office:value="72.7788199622236">
                <text:p>72.7788199622236</text:p>
              </table:table-cell>
              <table:table-cell office:value-type="float" office:value="73.2265794058204">
                <text:p>73.2265794058204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8.8586968831161">
                <text:p>58.8586968831161</text:p>
              </table:table-cell>
              <table:table-cell office:value-type="float" office:value="69.0318049863707">
                <text:p>69.0318049863707</text:p>
              </table:table-cell>
              <table:table-cell office:value-type="float" office:value="70.9643863129769">
                <text:p>70.9643863129769</text:p>
              </table:table-cell>
              <table:table-cell office:value-type="float" office:value="71.9088151965672">
                <text:p>71.9088151965672</text:p>
              </table:table-cell>
              <table:table-cell office:value-type="float" office:value="72.3512220822358">
                <text:p>72.3512220822358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8.1800084645285">
                <text:p>58.1800084645285</text:p>
              </table:table-cell>
              <table:table-cell office:value-type="float" office:value="68.2358123966692">
                <text:p>68.2358123966692</text:p>
              </table:table-cell>
              <table:table-cell office:value-type="float" office:value="70.14610949624">
                <text:p>70.14610949624</text:p>
              </table:table-cell>
              <table:table-cell office:value-type="float" office:value="71.0796483503289">
                <text:p>71.0796483503289</text:p>
              </table:table-cell>
              <table:table-cell office:value-type="float" office:value="71.5169539264968">
                <text:p>71.5169539264968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.532246887339">
                <text:p>57.532246887339</text:p>
              </table:table-cell>
              <table:table-cell office:value-type="float" office:value="67.4760920283605">
                <text:p>67.4760920283605</text:p>
              </table:table-cell>
              <table:table-cell office:value-type="float" office:value="69.3651203606214">
                <text:p>69.3651203606214</text:p>
              </table:table-cell>
              <table:table-cell office:value-type="float" office:value="70.2882654279707">
                <text:p>70.2882654279707</text:p>
              </table:table-cell>
              <table:table-cell office:value-type="float" office:value="70.7207021538718">
                <text:p>70.720702153871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6.9131705634052">
                <text:p>56.9131705634052</text:p>
              </table:table-cell>
              <table:table-cell office:value-type="float" office:value="66.7500148583147">
                <text:p>66.7500148583147</text:p>
              </table:table-cell>
              <table:table-cell office:value-type="float" office:value="68.6187162821197">
                <text:p>68.6187162821197</text:p>
              </table:table-cell>
              <table:table-cell office:value-type="float" office:value="69.5319278376443">
                <text:p>69.5319278376443</text:p>
              </table:table-cell>
              <table:table-cell office:value-type="float" office:value="69.9597113237871">
                <text:p>69.95971132378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9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9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9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09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09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09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09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09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09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109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109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109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109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109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 style:data-style-name="N109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4" style:family="chart" style:data-style-name="N109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43.975cm" svg:height="19.781cm" xlink:href=".." xlink:type="simple" chart:class="chart:line" chart:style-name="ch1">
        <chart:title svg:x="18.98cm" svg:y="0.531cm" chart:style-name="ch2">
          <text:p>Move speed per point per level</text:p>
        </chart:title>
        <chart:legend chart:legend-position="end" svg:x="42.261cm" svg:y="5.91cm" style:legend-expansion="high" chart:style-name="ch3"/>
        <chart:plot-area chart:style-name="ch4" table:cell-range-address="Feuille1.BA4:Feuille1.BA24 Feuille1.BD3:Feuille1.BR24" chart:data-source-has-labels="both" svg:x="1.917cm" svg:y="2.495cm" svg:width="38.586cm" svg:height="15.883cm">
          <chartooo:coordinate-region svg:x="2.829cm" svg:y="2.707cm" svg:width="37.487cm" svg:height="14.998cm"/>
          <chart:axis chart:dimension="x" chart:name="primary-x" chart:style-name="ch5" chartooo:axis-type="auto">
            <chartooo:date-scale/>
            <chart:title svg:x="20.782cm" svg:y="18.774cm" chart:style-name="ch6">
              <text:p>Point</text:p>
            </chart:title>
            <chart:categories table:cell-range-address="Feuille1.BA4:Feuille1.BA24"/>
          </chart:axis>
          <chart:axis chart:dimension="y" chart:name="primary-y" chart:style-name="ch7">
            <chart:title svg:x="0.451cm" svg:y="11.38cm" chart:style-name="ch8">
              <text:p>Move Speed</text:p>
            </chart:title>
            <chart:grid chart:style-name="ch9" chart:class="major"/>
          </chart:axis>
          <chart:series chart:style-name="ch10" chart:values-cell-range-address="Feuille1.BD4:Feuille1.BD24" chart:label-cell-address="Feuille1.BD3:Feuille1.BD3" chart:class="chart:line">
            <chart:data-point chart:repeated="21"/>
          </chart:series>
          <chart:series chart:style-name="ch11" chart:values-cell-range-address="Feuille1.BE4:Feuille1.BE24" chart:label-cell-address="Feuille1.BE3:Feuille1.BE3" chart:class="chart:line">
            <chart:data-point chart:repeated="21"/>
          </chart:series>
          <chart:series chart:style-name="ch12" chart:values-cell-range-address="Feuille1.BF4:Feuille1.BF24" chart:label-cell-address="Feuille1.BF3:Feuille1.BF3" chart:class="chart:line">
            <chart:data-point chart:repeated="21"/>
          </chart:series>
          <chart:series chart:style-name="ch13" chart:values-cell-range-address="Feuille1.BG4:Feuille1.BG24" chart:label-cell-address="Feuille1.BG3:Feuille1.BG3" chart:class="chart:line">
            <chart:data-point chart:repeated="21"/>
          </chart:series>
          <chart:series chart:style-name="ch14" chart:values-cell-range-address="Feuille1.BH4:Feuille1.BH24" chart:label-cell-address="Feuille1.BH3:Feuille1.BH3" chart:class="chart:line">
            <chart:data-point chart:repeated="21"/>
          </chart:series>
          <chart:series chart:style-name="ch15" chart:values-cell-range-address="Feuille1.BI4:Feuille1.BI24" chart:label-cell-address="Feuille1.BI3:Feuille1.BI3" chart:class="chart:line">
            <chart:data-point chart:repeated="21"/>
          </chart:series>
          <chart:series chart:style-name="ch16" chart:values-cell-range-address="Feuille1.BJ4:Feuille1.BJ24" chart:label-cell-address="Feuille1.BJ3:Feuille1.BJ3" chart:class="chart:line">
            <chart:data-point chart:repeated="21"/>
          </chart:series>
          <chart:series chart:style-name="ch17" chart:values-cell-range-address="Feuille1.BK4:Feuille1.BK24" chart:label-cell-address="Feuille1.BK3:Feuille1.BK3" chart:class="chart:line">
            <chart:data-point chart:repeated="21"/>
          </chart:series>
          <chart:series chart:style-name="ch18" chart:values-cell-range-address="Feuille1.BL4:Feuille1.BL24" chart:label-cell-address="Feuille1.BL3:Feuille1.BL3" chart:class="chart:line">
            <chart:data-point chart:repeated="21"/>
          </chart:series>
          <chart:series chart:style-name="ch19" chart:values-cell-range-address="Feuille1.BM4:Feuille1.BM24" chart:label-cell-address="Feuille1.BM3:Feuille1.BM3" chart:class="chart:line">
            <chart:data-point chart:repeated="21"/>
          </chart:series>
          <chart:series chart:style-name="ch20" chart:values-cell-range-address="Feuille1.BN4:Feuille1.BN24" chart:label-cell-address="Feuille1.BN3:Feuille1.BN3" chart:class="chart:line">
            <chart:data-point chart:repeated="21"/>
          </chart:series>
          <chart:series chart:style-name="ch21" chart:values-cell-range-address="Feuille1.BO4:Feuille1.BO24" chart:label-cell-address="Feuille1.BO3:Feuille1.BO3" chart:class="chart:line">
            <chart:data-point chart:repeated="21"/>
          </chart:series>
          <chart:series chart:style-name="ch22" chart:values-cell-range-address="Feuille1.BP4:Feuille1.BP24" chart:label-cell-address="Feuille1.BP3:Feuille1.BP3" chart:class="chart:line">
            <chart:data-point chart:repeated="21"/>
          </chart:series>
          <chart:series chart:style-name="ch23" chart:values-cell-range-address="Feuille1.BQ4:Feuille1.BQ24" chart:label-cell-address="Feuille1.BQ3:Feuille1.BQ3" chart:class="chart:line">
            <chart:data-point chart:repeated="21"/>
          </chart:series>
          <chart:series chart:style-name="ch24" chart:values-cell-range-address="Feuille1.BR4:Feuille1.BR24" chart:label-cell-address="Feuille1.BR3:Feuille1.BR3" chart:class="chart:line">
            <chart:data-point chart:repeated="21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Feuille1.BD3:Feuille1.BD3</svg:desc>
                </draw:g>
              </table:table-cell>
              <table:table-cell office:value-type="string">
                <text:p>5</text:p>
                <draw:g>
                  <svg:desc>Feuille1.BE3:Feuille1.BE3</svg:desc>
                </draw:g>
              </table:table-cell>
              <table:table-cell office:value-type="string">
                <text:p>10</text:p>
                <draw:g>
                  <svg:desc>Feuille1.BF3:Feuille1.BF3</svg:desc>
                </draw:g>
              </table:table-cell>
              <table:table-cell office:value-type="string">
                <text:p>15</text:p>
                <draw:g>
                  <svg:desc>Feuille1.BG3:Feuille1.BG3</svg:desc>
                </draw:g>
              </table:table-cell>
              <table:table-cell office:value-type="string">
                <text:p>20</text:p>
                <draw:g>
                  <svg:desc>Feuille1.BH3:Feuille1.BH3</svg:desc>
                </draw:g>
              </table:table-cell>
              <table:table-cell office:value-type="string">
                <text:p>25</text:p>
                <draw:g>
                  <svg:desc>Feuille1.BI3:Feuille1.BI3</svg:desc>
                </draw:g>
              </table:table-cell>
              <table:table-cell office:value-type="string">
                <text:p>30</text:p>
                <draw:g>
                  <svg:desc>Feuille1.BJ3:Feuille1.BJ3</svg:desc>
                </draw:g>
              </table:table-cell>
              <table:table-cell office:value-type="string">
                <text:p>35</text:p>
                <draw:g>
                  <svg:desc>Feuille1.BK3:Feuille1.BK3</svg:desc>
                </draw:g>
              </table:table-cell>
              <table:table-cell office:value-type="string">
                <text:p>40</text:p>
                <draw:g>
                  <svg:desc>Feuille1.BL3:Feuille1.BL3</svg:desc>
                </draw:g>
              </table:table-cell>
              <table:table-cell office:value-type="string">
                <text:p>45</text:p>
                <draw:g>
                  <svg:desc>Feuille1.BM3:Feuille1.BM3</svg:desc>
                </draw:g>
              </table:table-cell>
              <table:table-cell office:value-type="string">
                <text:p>50</text:p>
                <draw:g>
                  <svg:desc>Feuille1.BN3:Feuille1.BN3</svg:desc>
                </draw:g>
              </table:table-cell>
              <table:table-cell office:value-type="string">
                <text:p>55</text:p>
                <draw:g>
                  <svg:desc>Feuille1.BO3:Feuille1.BO3</svg:desc>
                </draw:g>
              </table:table-cell>
              <table:table-cell office:value-type="string">
                <text:p>60</text:p>
                <draw:g>
                  <svg:desc>Feuille1.BP3:Feuille1.BP3</svg:desc>
                </draw:g>
              </table:table-cell>
              <table:table-cell office:value-type="string">
                <text:p>65</text:p>
                <draw:g>
                  <svg:desc>Feuille1.BQ3:Feuille1.BQ3</svg:desc>
                </draw:g>
              </table:table-cell>
              <table:table-cell office:value-type="string">
                <text:p>70</text:p>
                <draw:g>
                  <svg:desc>Feuille1.BR3:Feuille1.BR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le1.BA4:Feuille1.BA24</svg:desc>
                </draw:g>
              </table:table-cell>
              <table:table-cell office:value-type="float" office:value="9">
                <text:p>9</text:p>
                <draw:g>
                  <svg:desc>Feuille1.BD4:Feuille1.BD24</svg:desc>
                </draw:g>
              </table:table-cell>
              <table:table-cell office:value-type="float" office:value="9.1">
                <text:p>9.1</text:p>
                <draw:g>
                  <svg:desc>Feuille1.BE4:Feuille1.BE24</svg:desc>
                </draw:g>
              </table:table-cell>
              <table:table-cell office:value-type="float" office:value="9.225">
                <text:p>9.225</text:p>
                <draw:g>
                  <svg:desc>Feuille1.BF4:Feuille1.BF24</svg:desc>
                </draw:g>
              </table:table-cell>
              <table:table-cell office:value-type="float" office:value="9.35">
                <text:p>9.35</text:p>
                <draw:g>
                  <svg:desc>Feuille1.BG4:Feuille1.BG24</svg:desc>
                </draw:g>
              </table:table-cell>
              <table:table-cell office:value-type="float" office:value="9.475">
                <text:p>9.475</text:p>
                <draw:g>
                  <svg:desc>Feuille1.BH4:Feuille1.BH24</svg:desc>
                </draw:g>
              </table:table-cell>
              <table:table-cell office:value-type="float" office:value="9.6">
                <text:p>9.6</text:p>
                <draw:g>
                  <svg:desc>Feuille1.BI4:Feuille1.BI24</svg:desc>
                </draw:g>
              </table:table-cell>
              <table:table-cell office:value-type="float" office:value="9.725">
                <text:p>9.725</text:p>
                <draw:g>
                  <svg:desc>Feuille1.BJ4:Feuille1.BJ24</svg:desc>
                </draw:g>
              </table:table-cell>
              <table:table-cell office:value-type="float" office:value="9.85">
                <text:p>9.85</text:p>
                <draw:g>
                  <svg:desc>Feuille1.BK4:Feuille1.BK24</svg:desc>
                </draw:g>
              </table:table-cell>
              <table:table-cell office:value-type="float" office:value="9.975">
                <text:p>9.975</text:p>
                <draw:g>
                  <svg:desc>Feuille1.BL4:Feuille1.BL24</svg:desc>
                </draw:g>
              </table:table-cell>
              <table:table-cell office:value-type="float" office:value="10.1">
                <text:p>10.1</text:p>
                <draw:g>
                  <svg:desc>Feuille1.BM4:Feuille1.BM24</svg:desc>
                </draw:g>
              </table:table-cell>
              <table:table-cell office:value-type="float" office:value="10.225">
                <text:p>10.225</text:p>
                <draw:g>
                  <svg:desc>Feuille1.BN4:Feuille1.BN24</svg:desc>
                </draw:g>
              </table:table-cell>
              <table:table-cell office:value-type="float" office:value="10.35">
                <text:p>10.35</text:p>
                <draw:g>
                  <svg:desc>Feuille1.BO4:Feuille1.BO24</svg:desc>
                </draw:g>
              </table:table-cell>
              <table:table-cell office:value-type="float" office:value="10.475">
                <text:p>10.475</text:p>
                <draw:g>
                  <svg:desc>Feuille1.BP4:Feuille1.BP24</svg:desc>
                </draw:g>
              </table:table-cell>
              <table:table-cell office:value-type="float" office:value="10.6">
                <text:p>10.6</text:p>
                <draw:g>
                  <svg:desc>Feuille1.BQ4:Feuille1.BQ24</svg:desc>
                </draw:g>
              </table:table-cell>
              <table:table-cell office:value-type="float" office:value="10.725">
                <text:p>10.725</text:p>
                <draw:g>
                  <svg:desc>Feuille1.BR4:Feuille1.BR24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.0279463245856">
                <text:p>10.0279463245856</text:p>
              </table:table-cell>
              <table:table-cell office:value-type="float" office:value="10.1393679504144">
                <text:p>10.1393679504144</text:p>
              </table:table-cell>
              <table:table-cell office:value-type="float" office:value="10.2786449827003">
                <text:p>10.2786449827003</text:p>
              </table:table-cell>
              <table:table-cell office:value-type="float" office:value="10.4179220149862">
                <text:p>10.4179220149862</text:p>
              </table:table-cell>
              <table:table-cell office:value-type="float" office:value="10.5571990472721">
                <text:p>10.5571990472721</text:p>
              </table:table-cell>
              <table:table-cell office:value-type="float" office:value="10.696476079558">
                <text:p>10.696476079558</text:p>
              </table:table-cell>
              <table:table-cell office:value-type="float" office:value="10.8357531118439">
                <text:p>10.8357531118439</text:p>
              </table:table-cell>
              <table:table-cell office:value-type="float" office:value="10.9750301441298">
                <text:p>10.9750301441298</text:p>
              </table:table-cell>
              <table:table-cell office:value-type="float" office:value="11.1143071764157">
                <text:p>11.1143071764157</text:p>
              </table:table-cell>
              <table:table-cell office:value-type="float" office:value="11.2535842087017">
                <text:p>11.2535842087017</text:p>
              </table:table-cell>
              <table:table-cell office:value-type="float" office:value="11.3928612409876">
                <text:p>11.3928612409876</text:p>
              </table:table-cell>
              <table:table-cell office:value-type="float" office:value="11.5321382732735">
                <text:p>11.5321382732735</text:p>
              </table:table-cell>
              <table:table-cell office:value-type="float" office:value="11.6714153055594">
                <text:p>11.6714153055594</text:p>
              </table:table-cell>
              <table:table-cell office:value-type="float" office:value="11.8106923378453">
                <text:p>11.8106923378453</text:p>
              </table:table-cell>
              <table:table-cell office:value-type="float" office:value="11.9499693701312">
                <text:p>11.94996937013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.7875203053144">
                <text:p>10.7875203053144</text:p>
              </table:table-cell>
              <table:table-cell office:value-type="float" office:value="10.9073816420401">
                <text:p>10.9073816420401</text:p>
              </table:table-cell>
              <table:table-cell office:value-type="float" office:value="11.0572083129472">
                <text:p>11.0572083129472</text:p>
              </table:table-cell>
              <table:table-cell office:value-type="float" office:value="11.2070349838544">
                <text:p>11.2070349838544</text:p>
              </table:table-cell>
              <table:table-cell office:value-type="float" office:value="11.3568616547615">
                <text:p>11.3568616547615</text:p>
              </table:table-cell>
              <table:table-cell office:value-type="float" office:value="11.5066883256687">
                <text:p>11.5066883256687</text:p>
              </table:table-cell>
              <table:table-cell office:value-type="float" office:value="11.6565149965758">
                <text:p>11.6565149965758</text:p>
              </table:table-cell>
              <table:table-cell office:value-type="float" office:value="11.806341667483">
                <text:p>11.806341667483</text:p>
              </table:table-cell>
              <table:table-cell office:value-type="float" office:value="11.9561683383901">
                <text:p>11.9561683383901</text:p>
              </table:table-cell>
              <table:table-cell office:value-type="float" office:value="12.1059950092972">
                <text:p>12.1059950092972</text:p>
              </table:table-cell>
              <table:table-cell office:value-type="float" office:value="12.2558216802044">
                <text:p>12.2558216802044</text:p>
              </table:table-cell>
              <table:table-cell office:value-type="float" office:value="12.4056483511115">
                <text:p>12.4056483511115</text:p>
              </table:table-cell>
              <table:table-cell office:value-type="float" office:value="12.5554750220187">
                <text:p>12.5554750220187</text:p>
              </table:table-cell>
              <table:table-cell office:value-type="float" office:value="12.7053016929258">
                <text:p>12.7053016929258</text:p>
              </table:table-cell>
              <table:table-cell office:value-type="float" office:value="12.855128363833">
                <text:p>12.85512836383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1.390231964245">
                <text:p>11.390231964245</text:p>
              </table:table-cell>
              <table:table-cell office:value-type="float" office:value="11.516790097181">
                <text:p>11.516790097181</text:p>
              </table:table-cell>
              <table:table-cell office:value-type="float" office:value="11.6749877633511">
                <text:p>11.6749877633511</text:p>
              </table:table-cell>
              <table:table-cell office:value-type="float" office:value="11.8331854295211">
                <text:p>11.8331854295211</text:p>
              </table:table-cell>
              <table:table-cell office:value-type="float" office:value="11.9913830956912">
                <text:p>11.9913830956912</text:p>
              </table:table-cell>
              <table:table-cell office:value-type="float" office:value="12.1495807618613">
                <text:p>12.1495807618613</text:p>
              </table:table-cell>
              <table:table-cell office:value-type="float" office:value="12.3077784280314">
                <text:p>12.3077784280314</text:p>
              </table:table-cell>
              <table:table-cell office:value-type="float" office:value="12.4659760942014">
                <text:p>12.4659760942014</text:p>
              </table:table-cell>
              <table:table-cell office:value-type="float" office:value="12.6241737603715">
                <text:p>12.6241737603715</text:p>
              </table:table-cell>
              <table:table-cell office:value-type="float" office:value="12.7823714265416">
                <text:p>12.7823714265416</text:p>
              </table:table-cell>
              <table:table-cell office:value-type="float" office:value="12.9405690927116">
                <text:p>12.9405690927116</text:p>
              </table:table-cell>
              <table:table-cell office:value-type="float" office:value="13.0987667588817">
                <text:p>13.0987667588817</text:p>
              </table:table-cell>
              <table:table-cell office:value-type="float" office:value="13.2569644250518">
                <text:p>13.2569644250518</text:p>
              </table:table-cell>
              <table:table-cell office:value-type="float" office:value="13.4151620912218">
                <text:p>13.4151620912218</text:p>
              </table:table-cell>
              <table:table-cell office:value-type="float" office:value="13.5733597573919">
                <text:p>13.573359757391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.8899098596943">
                <text:p>11.8899098596943</text:p>
              </table:table-cell>
              <table:table-cell office:value-type="float" office:value="12.0220199692465">
                <text:p>12.0220199692465</text:p>
              </table:table-cell>
              <table:table-cell office:value-type="float" office:value="12.1871576061867">
                <text:p>12.1871576061867</text:p>
              </table:table-cell>
              <table:table-cell office:value-type="float" office:value="12.3522952431269">
                <text:p>12.3522952431269</text:p>
              </table:table-cell>
              <table:table-cell office:value-type="float" office:value="12.5174328800671">
                <text:p>12.5174328800671</text:p>
              </table:table-cell>
              <table:table-cell office:value-type="float" office:value="12.6825705170073">
                <text:p>12.6825705170073</text:p>
              </table:table-cell>
              <table:table-cell office:value-type="float" office:value="12.8477081539475">
                <text:p>12.8477081539475</text:p>
              </table:table-cell>
              <table:table-cell office:value-type="float" office:value="13.0128457908877">
                <text:p>13.0128457908877</text:p>
              </table:table-cell>
              <table:table-cell office:value-type="float" office:value="13.1779834278279">
                <text:p>13.1779834278279</text:p>
              </table:table-cell>
              <table:table-cell office:value-type="float" office:value="13.3431210647681">
                <text:p>13.3431210647681</text:p>
              </table:table-cell>
              <table:table-cell office:value-type="float" office:value="13.5082587017083">
                <text:p>13.5082587017083</text:p>
              </table:table-cell>
              <table:table-cell office:value-type="float" office:value="13.6733963386485">
                <text:p>13.6733963386485</text:p>
              </table:table-cell>
              <table:table-cell office:value-type="float" office:value="13.8385339755887">
                <text:p>13.8385339755887</text:p>
              </table:table-cell>
              <table:table-cell office:value-type="float" office:value="14.0036716125289">
                <text:p>14.0036716125289</text:p>
              </table:table-cell>
              <table:table-cell office:value-type="float" office:value="14.1688092494691">
                <text:p>14.168809249469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2.3166914333813">
                <text:p>12.3166914333813</text:p>
              </table:table-cell>
              <table:table-cell office:value-type="float" office:value="12.4535435604189">
                <text:p>12.4535435604189</text:p>
              </table:table-cell>
              <table:table-cell office:value-type="float" office:value="12.6246087192159">
                <text:p>12.6246087192159</text:p>
              </table:table-cell>
              <table:table-cell office:value-type="float" office:value="12.7956738780128">
                <text:p>12.7956738780128</text:p>
              </table:table-cell>
              <table:table-cell office:value-type="float" office:value="12.9667390368098">
                <text:p>12.9667390368098</text:p>
              </table:table-cell>
              <table:table-cell office:value-type="float" office:value="13.1378041956068">
                <text:p>13.1378041956068</text:p>
              </table:table-cell>
              <table:table-cell office:value-type="float" office:value="13.3088693544037">
                <text:p>13.3088693544037</text:p>
              </table:table-cell>
              <table:table-cell office:value-type="float" office:value="13.4799345132007">
                <text:p>13.4799345132007</text:p>
              </table:table-cell>
              <table:table-cell office:value-type="float" office:value="13.6509996719977">
                <text:p>13.6509996719977</text:p>
              </table:table-cell>
              <table:table-cell office:value-type="float" office:value="13.8220648307946">
                <text:p>13.8220648307946</text:p>
              </table:table-cell>
              <table:table-cell office:value-type="float" office:value="13.9931299895916">
                <text:p>13.9931299895916</text:p>
              </table:table-cell>
              <table:table-cell office:value-type="float" office:value="14.1641951483885">
                <text:p>14.1641951483885</text:p>
              </table:table-cell>
              <table:table-cell office:value-type="float" office:value="14.3352603071855">
                <text:p>14.3352603071855</text:p>
              </table:table-cell>
              <table:table-cell office:value-type="float" office:value="14.5063254659825">
                <text:p>14.5063254659825</text:p>
              </table:table-cell>
              <table:table-cell office:value-type="float" office:value="14.6773906247794">
                <text:p>14.677390624779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2.6891629784774">
                <text:p>12.6891629784774</text:p>
              </table:table-cell>
              <table:table-cell office:value-type="float" office:value="12.8301536782382">
                <text:p>12.8301536782382</text:p>
              </table:table-cell>
              <table:table-cell office:value-type="float" office:value="13.0063920529393">
                <text:p>13.0063920529393</text:p>
              </table:table-cell>
              <table:table-cell office:value-type="float" office:value="13.1826304276404">
                <text:p>13.1826304276404</text:p>
              </table:table-cell>
              <table:table-cell office:value-type="float" office:value="13.3588688023415">
                <text:p>13.3588688023415</text:p>
              </table:table-cell>
              <table:table-cell office:value-type="float" office:value="13.5351071770425">
                <text:p>13.5351071770425</text:p>
              </table:table-cell>
              <table:table-cell office:value-type="float" office:value="13.7113455517436">
                <text:p>13.7113455517436</text:p>
              </table:table-cell>
              <table:table-cell office:value-type="float" office:value="13.8875839264447">
                <text:p>13.8875839264447</text:p>
              </table:table-cell>
              <table:table-cell office:value-type="float" office:value="14.0638223011458">
                <text:p>14.0638223011458</text:p>
              </table:table-cell>
              <table:table-cell office:value-type="float" office:value="14.2400606758468">
                <text:p>14.2400606758468</text:p>
              </table:table-cell>
              <table:table-cell office:value-type="float" office:value="14.4162990505479">
                <text:p>14.4162990505479</text:p>
              </table:table-cell>
              <table:table-cell office:value-type="float" office:value="14.592537425249">
                <text:p>14.592537425249</text:p>
              </table:table-cell>
              <table:table-cell office:value-type="float" office:value="14.7687757999501">
                <text:p>14.7687757999501</text:p>
              </table:table-cell>
              <table:table-cell office:value-type="float" office:value="14.9450141746511">
                <text:p>14.9450141746511</text:p>
              </table:table-cell>
              <table:table-cell office:value-type="float" office:value="15.1212525493522">
                <text:p>15.121252549352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3.0195994973226">
                <text:p>13.0195994973226</text:p>
              </table:table-cell>
              <table:table-cell office:value-type="float" office:value="13.1642617139595">
                <text:p>13.1642617139595</text:p>
              </table:table-cell>
              <table:table-cell office:value-type="float" office:value="13.3450894847557">
                <text:p>13.3450894847557</text:p>
              </table:table-cell>
              <table:table-cell office:value-type="float" office:value="13.5259172555518">
                <text:p>13.5259172555518</text:p>
              </table:table-cell>
              <table:table-cell office:value-type="float" office:value="13.706745026348">
                <text:p>13.706745026348</text:p>
              </table:table-cell>
              <table:table-cell office:value-type="float" office:value="13.8875727971441">
                <text:p>13.8875727971441</text:p>
              </table:table-cell>
              <table:table-cell office:value-type="float" office:value="14.0684005679403">
                <text:p>14.0684005679403</text:p>
              </table:table-cell>
              <table:table-cell office:value-type="float" office:value="14.2492283387364">
                <text:p>14.2492283387364</text:p>
              </table:table-cell>
              <table:table-cell office:value-type="float" office:value="14.4300561095326">
                <text:p>14.4300561095326</text:p>
              </table:table-cell>
              <table:table-cell office:value-type="float" office:value="14.6108838803287">
                <text:p>14.6108838803287</text:p>
              </table:table-cell>
              <table:table-cell office:value-type="float" office:value="14.7917116511249">
                <text:p>14.7917116511249</text:p>
              </table:table-cell>
              <table:table-cell office:value-type="float" office:value="14.972539421921">
                <text:p>14.972539421921</text:p>
              </table:table-cell>
              <table:table-cell office:value-type="float" office:value="15.1533671927172">
                <text:p>15.1533671927172</text:p>
              </table:table-cell>
              <table:table-cell office:value-type="float" office:value="15.3341949635133">
                <text:p>15.3341949635133</text:p>
              </table:table-cell>
              <table:table-cell office:value-type="float" office:value="15.5150227343095">
                <text:p>15.515022734309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3.316533802563">
                <text:p>13.316533802563</text:p>
              </table:table-cell>
              <table:table-cell office:value-type="float" office:value="13.4644952892581">
                <text:p>13.4644952892581</text:p>
              </table:table-cell>
              <table:table-cell office:value-type="float" office:value="13.649447147627">
                <text:p>13.649447147627</text:p>
              </table:table-cell>
              <table:table-cell office:value-type="float" office:value="13.834399005996">
                <text:p>13.834399005996</text:p>
              </table:table-cell>
              <table:table-cell office:value-type="float" office:value="14.0193508643649">
                <text:p>14.0193508643649</text:p>
              </table:table-cell>
              <table:table-cell office:value-type="float" office:value="14.2043027227338">
                <text:p>14.2043027227338</text:p>
              </table:table-cell>
              <table:table-cell office:value-type="float" office:value="14.3892545811027">
                <text:p>14.3892545811027</text:p>
              </table:table-cell>
              <table:table-cell office:value-type="float" office:value="14.5742064394717">
                <text:p>14.5742064394717</text:p>
              </table:table-cell>
              <table:table-cell office:value-type="float" office:value="14.7591582978406">
                <text:p>14.7591582978406</text:p>
              </table:table-cell>
              <table:table-cell office:value-type="float" office:value="14.9441101562095">
                <text:p>14.9441101562095</text:p>
              </table:table-cell>
              <table:table-cell office:value-type="float" office:value="15.1290620145785">
                <text:p>15.1290620145785</text:p>
              </table:table-cell>
              <table:table-cell office:value-type="float" office:value="15.3140138729474">
                <text:p>15.3140138729474</text:p>
              </table:table-cell>
              <table:table-cell office:value-type="float" office:value="15.4989657313163">
                <text:p>15.4989657313163</text:p>
              </table:table-cell>
              <table:table-cell office:value-type="float" office:value="15.6839175896853">
                <text:p>15.6839175896853</text:p>
              </table:table-cell>
              <table:table-cell office:value-type="float" office:value="15.8688694480542">
                <text:p>15.868869448054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3.5861383021318">
                <text:p>13.5861383021318</text:p>
              </table:table-cell>
              <table:table-cell office:value-type="float" office:value="13.7370953943777">
                <text:p>13.7370953943777</text:p>
              </table:table-cell>
              <table:table-cell office:value-type="float" office:value="13.9257917596851">
                <text:p>13.9257917596851</text:p>
              </table:table-cell>
              <table:table-cell office:value-type="float" office:value="14.1144881249925">
                <text:p>14.1144881249925</text:p>
              </table:table-cell>
              <table:table-cell office:value-type="float" office:value="14.3031844902999">
                <text:p>14.3031844902999</text:p>
              </table:table-cell>
              <table:table-cell office:value-type="float" office:value="14.4918808556073">
                <text:p>14.4918808556073</text:p>
              </table:table-cell>
              <table:table-cell office:value-type="float" office:value="14.6805772209146">
                <text:p>14.6805772209146</text:p>
              </table:table-cell>
              <table:table-cell office:value-type="float" office:value="14.869273586222">
                <text:p>14.869273586222</text:p>
              </table:table-cell>
              <table:table-cell office:value-type="float" office:value="15.0579699515294">
                <text:p>15.0579699515294</text:p>
              </table:table-cell>
              <table:table-cell office:value-type="float" office:value="15.2466663168368">
                <text:p>15.2466663168368</text:p>
              </table:table-cell>
              <table:table-cell office:value-type="float" office:value="15.4353626821442">
                <text:p>15.4353626821442</text:p>
              </table:table-cell>
              <table:table-cell office:value-type="float" office:value="15.6240590474516">
                <text:p>15.6240590474516</text:p>
              </table:table-cell>
              <table:table-cell office:value-type="float" office:value="15.812755412759">
                <text:p>15.812755412759</text:p>
              </table:table-cell>
              <table:table-cell office:value-type="float" office:value="16.0014517780663">
                <text:p>16.0014517780663</text:p>
              </table:table-cell>
              <table:table-cell office:value-type="float" office:value="16.1901481433737">
                <text:p>16.190148143373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3.8330225695349">
                <text:p>13.8330225695349</text:p>
              </table:table-cell>
              <table:table-cell office:value-type="float" office:value="13.9867228203075">
                <text:p>13.9867228203075</text:p>
              </table:table-cell>
              <table:table-cell office:value-type="float" office:value="14.1788481337733">
                <text:p>14.1788481337733</text:p>
              </table:table-cell>
              <table:table-cell office:value-type="float" office:value="14.370973447239">
                <text:p>14.370973447239</text:p>
              </table:table-cell>
              <table:table-cell office:value-type="float" office:value="14.5630987607048">
                <text:p>14.5630987607048</text:p>
              </table:table-cell>
              <table:table-cell office:value-type="float" office:value="14.7552240741706">
                <text:p>14.7552240741706</text:p>
              </table:table-cell>
              <table:table-cell office:value-type="float" office:value="14.9473493876363">
                <text:p>14.9473493876363</text:p>
              </table:table-cell>
              <table:table-cell office:value-type="float" office:value="15.1394747011021">
                <text:p>15.1394747011021</text:p>
              </table:table-cell>
              <table:table-cell office:value-type="float" office:value="15.3316000145678">
                <text:p>15.3316000145678</text:p>
              </table:table-cell>
              <table:table-cell office:value-type="float" office:value="15.5237253280336">
                <text:p>15.5237253280336</text:p>
              </table:table-cell>
              <table:table-cell office:value-type="float" office:value="15.7158506414994">
                <text:p>15.7158506414994</text:p>
              </table:table-cell>
              <table:table-cell office:value-type="float" office:value="15.9079759549651">
                <text:p>15.9079759549651</text:p>
              </table:table-cell>
              <table:table-cell office:value-type="float" office:value="16.1001012684309">
                <text:p>16.1001012684309</text:p>
              </table:table-cell>
              <table:table-cell office:value-type="float" office:value="16.2922265818967">
                <text:p>16.2922265818967</text:p>
              </table:table-cell>
              <table:table-cell office:value-type="float" office:value="16.4843518953624">
                <text:p>16.484351895362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4.0607201300912">
                <text:p>14.0607201300912</text:p>
              </table:table-cell>
              <table:table-cell office:value-type="float" office:value="14.2169503537588">
                <text:p>14.2169503537588</text:p>
              </table:table-cell>
              <table:table-cell office:value-type="float" office:value="14.4122381333434">
                <text:p>14.4122381333434</text:p>
              </table:table-cell>
              <table:table-cell office:value-type="float" office:value="14.607525912928">
                <text:p>14.607525912928</text:p>
              </table:table-cell>
              <table:table-cell office:value-type="float" office:value="14.8028136925126">
                <text:p>14.8028136925126</text:p>
              </table:table-cell>
              <table:table-cell office:value-type="float" office:value="14.9981014720972">
                <text:p>14.9981014720972</text:p>
              </table:table-cell>
              <table:table-cell office:value-type="float" office:value="15.1933892516818">
                <text:p>15.1933892516818</text:p>
              </table:table-cell>
              <table:table-cell office:value-type="float" office:value="15.3886770312664">
                <text:p>15.3886770312664</text:p>
              </table:table-cell>
              <table:table-cell office:value-type="float" office:value="15.583964810851">
                <text:p>15.583964810851</text:p>
              </table:table-cell>
              <table:table-cell office:value-type="float" office:value="15.7792525904356">
                <text:p>15.7792525904356</text:p>
              </table:table-cell>
              <table:table-cell office:value-type="float" office:value="15.9745403700202">
                <text:p>15.9745403700202</text:p>
              </table:table-cell>
              <table:table-cell office:value-type="float" office:value="16.1698281496048">
                <text:p>16.1698281496048</text:p>
              </table:table-cell>
              <table:table-cell office:value-type="float" office:value="16.3651159291894">
                <text:p>16.3651159291894</text:p>
              </table:table-cell>
              <table:table-cell office:value-type="float" office:value="16.560403708774">
                <text:p>16.560403708774</text:p>
              </table:table-cell>
              <table:table-cell office:value-type="float" office:value="16.7556914883586">
                <text:p>16.755691488358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4.2719993356926">
                <text:p>14.2719993356926</text:p>
              </table:table-cell>
              <table:table-cell office:value-type="float" office:value="14.4305771060892">
                <text:p>14.4305771060892</text:p>
              </table:table-cell>
              <table:table-cell office:value-type="float" office:value="14.628799319085">
                <text:p>14.628799319085</text:p>
              </table:table-cell>
              <table:table-cell office:value-type="float" office:value="14.8270215320807">
                <text:p>14.8270215320807</text:p>
              </table:table-cell>
              <table:table-cell office:value-type="float" office:value="15.0252437450764">
                <text:p>15.0252437450764</text:p>
              </table:table-cell>
              <table:table-cell office:value-type="float" office:value="15.2234659580722">
                <text:p>15.2234659580722</text:p>
              </table:table-cell>
              <table:table-cell office:value-type="float" office:value="15.4216881710679">
                <text:p>15.4216881710679</text:p>
              </table:table-cell>
              <table:table-cell office:value-type="float" office:value="15.6199103840636">
                <text:p>15.6199103840636</text:p>
              </table:table-cell>
              <table:table-cell office:value-type="float" office:value="15.8181325970593">
                <text:p>15.8181325970593</text:p>
              </table:table-cell>
              <table:table-cell office:value-type="float" office:value="16.0163548100551">
                <text:p>16.0163548100551</text:p>
              </table:table-cell>
              <table:table-cell office:value-type="float" office:value="16.2145770230508">
                <text:p>16.2145770230508</text:p>
              </table:table-cell>
              <table:table-cell office:value-type="float" office:value="16.4127992360465">
                <text:p>16.4127992360465</text:p>
              </table:table-cell>
              <table:table-cell office:value-type="float" office:value="16.6110214490423">
                <text:p>16.6110214490423</text:p>
              </table:table-cell>
              <table:table-cell office:value-type="float" office:value="16.809243662038">
                <text:p>16.809243662038</text:p>
              </table:table-cell>
              <table:table-cell office:value-type="float" office:value="17.0074658750337">
                <text:p>17.007465875033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4.4690694964668">
                <text:p>14.4690694964668</text:p>
              </table:table-cell>
              <table:table-cell office:value-type="float" office:value="14.6298369353165">
                <text:p>14.6298369353165</text:p>
              </table:table-cell>
              <table:table-cell office:value-type="float" office:value="14.8307962338785">
                <text:p>14.8307962338785</text:p>
              </table:table-cell>
              <table:table-cell office:value-type="float" office:value="15.0317555324405">
                <text:p>15.0317555324405</text:p>
              </table:table-cell>
              <table:table-cell office:value-type="float" office:value="15.2327148310026">
                <text:p>15.2327148310026</text:p>
              </table:table-cell>
              <table:table-cell office:value-type="float" office:value="15.4336741295646">
                <text:p>15.4336741295646</text:p>
              </table:table-cell>
              <table:table-cell office:value-type="float" office:value="15.6346334281266">
                <text:p>15.6346334281266</text:p>
              </table:table-cell>
              <table:table-cell office:value-type="float" office:value="15.8355927266887">
                <text:p>15.8355927266887</text:p>
              </table:table-cell>
              <table:table-cell office:value-type="float" office:value="16.0365520252507">
                <text:p>16.0365520252507</text:p>
              </table:table-cell>
              <table:table-cell office:value-type="float" office:value="16.2375113238128">
                <text:p>16.2375113238128</text:p>
              </table:table-cell>
              <table:table-cell office:value-type="float" office:value="16.4384706223748">
                <text:p>16.4384706223748</text:p>
              </table:table-cell>
              <table:table-cell office:value-type="float" office:value="16.6394299209368">
                <text:p>16.6394299209368</text:p>
              </table:table-cell>
              <table:table-cell office:value-type="float" office:value="16.8403892194989">
                <text:p>16.8403892194989</text:p>
              </table:table-cell>
              <table:table-cell office:value-type="float" office:value="17.0413485180609">
                <text:p>17.0413485180609</text:p>
              </table:table-cell>
              <table:table-cell office:value-type="float" office:value="17.242307816623">
                <text:p>17.24230781662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4.6537219580897">
                <text:p>14.6537219580897</text:p>
              </table:table-cell>
              <table:table-cell office:value-type="float" office:value="14.8165410909574">
                <text:p>14.8165410909574</text:p>
              </table:table-cell>
              <table:table-cell office:value-type="float" office:value="15.0200650070419">
                <text:p>15.0200650070419</text:p>
              </table:table-cell>
              <table:table-cell office:value-type="float" office:value="15.2235889231265">
                <text:p>15.2235889231265</text:p>
              </table:table-cell>
              <table:table-cell office:value-type="float" office:value="15.4271128392111">
                <text:p>15.4271128392111</text:p>
              </table:table-cell>
              <table:table-cell office:value-type="float" office:value="15.6306367552957">
                <text:p>15.6306367552957</text:p>
              </table:table-cell>
              <table:table-cell office:value-type="float" office:value="15.8341606713803">
                <text:p>15.8341606713803</text:p>
              </table:table-cell>
              <table:table-cell office:value-type="float" office:value="16.0376845874648">
                <text:p>16.0376845874648</text:p>
              </table:table-cell>
              <table:table-cell office:value-type="float" office:value="16.2412085035494">
                <text:p>16.2412085035494</text:p>
              </table:table-cell>
              <table:table-cell office:value-type="float" office:value="16.444732419634">
                <text:p>16.444732419634</text:p>
              </table:table-cell>
              <table:table-cell office:value-type="float" office:value="16.6482563357186">
                <text:p>16.6482563357186</text:p>
              </table:table-cell>
              <table:table-cell office:value-type="float" office:value="16.8517802518032">
                <text:p>16.8517802518032</text:p>
              </table:table-cell>
              <table:table-cell office:value-type="float" office:value="17.0553041678877">
                <text:p>17.0553041678877</text:p>
              </table:table-cell>
              <table:table-cell office:value-type="float" office:value="17.2588280839723">
                <text:p>17.2588280839723</text:p>
              </table:table-cell>
              <table:table-cell office:value-type="float" office:value="17.4623520000569">
                <text:p>17.462352000056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4.8274293058131">
                <text:p>14.8274293058131</text:p>
              </table:table-cell>
              <table:table-cell office:value-type="float" office:value="14.9921785203221">
                <text:p>14.9921785203221</text:p>
              </table:table-cell>
              <table:table-cell office:value-type="float" office:value="15.1981150384584">
                <text:p>15.1981150384584</text:p>
              </table:table-cell>
              <table:table-cell office:value-type="float" office:value="15.4040515565947">
                <text:p>15.4040515565947</text:p>
              </table:table-cell>
              <table:table-cell office:value-type="float" office:value="15.609988074731">
                <text:p>15.609988074731</text:p>
              </table:table-cell>
              <table:table-cell office:value-type="float" office:value="15.8159245928673">
                <text:p>15.8159245928673</text:p>
              </table:table-cell>
              <table:table-cell office:value-type="float" office:value="16.0218611110036">
                <text:p>16.0218611110036</text:p>
              </table:table-cell>
              <table:table-cell office:value-type="float" office:value="16.2277976291399">
                <text:p>16.2277976291399</text:p>
              </table:table-cell>
              <table:table-cell office:value-type="float" office:value="16.4337341472762">
                <text:p>16.4337341472762</text:p>
              </table:table-cell>
              <table:table-cell office:value-type="float" office:value="16.6396706654125">
                <text:p>16.6396706654125</text:p>
              </table:table-cell>
              <table:table-cell office:value-type="float" office:value="16.8456071835487">
                <text:p>16.8456071835487</text:p>
              </table:table-cell>
              <table:table-cell office:value-type="float" office:value="17.051543701685">
                <text:p>17.051543701685</text:p>
              </table:table-cell>
              <table:table-cell office:value-type="float" office:value="17.2574802198213">
                <text:p>17.2574802198213</text:p>
              </table:table-cell>
              <table:table-cell office:value-type="float" office:value="17.4634167379576">
                <text:p>17.4634167379576</text:p>
              </table:table-cell>
              <table:table-cell office:value-type="float" office:value="17.6693532560939">
                <text:p>17.669353256093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4.9914167772662">
                <text:p>14.9914167772662</text:p>
              </table:table-cell>
              <table:table-cell office:value-type="float" office:value="15.1579880747914">
                <text:p>15.1579880747914</text:p>
              </table:table-cell>
              <table:table-cell office:value-type="float" office:value="15.3662021966979">
                <text:p>15.3662021966979</text:p>
              </table:table-cell>
              <table:table-cell office:value-type="float" office:value="15.5744163186044">
                <text:p>15.5744163186044</text:p>
              </table:table-cell>
              <table:table-cell office:value-type="float" office:value="15.7826304405108">
                <text:p>15.7826304405108</text:p>
              </table:table-cell>
              <table:table-cell office:value-type="float" office:value="15.9908445624173">
                <text:p>15.9908445624173</text:p>
              </table:table-cell>
              <table:table-cell office:value-type="float" office:value="16.1990586843238">
                <text:p>16.1990586843238</text:p>
              </table:table-cell>
              <table:table-cell office:value-type="float" office:value="16.4072728062302">
                <text:p>16.4072728062302</text:p>
              </table:table-cell>
              <table:table-cell office:value-type="float" office:value="16.6154869281367">
                <text:p>16.6154869281367</text:p>
              </table:table-cell>
              <table:table-cell office:value-type="float" office:value="16.8237010500432">
                <text:p>16.8237010500432</text:p>
              </table:table-cell>
              <table:table-cell office:value-type="float" office:value="17.0319151719497">
                <text:p>17.0319151719497</text:p>
              </table:table-cell>
              <table:table-cell office:value-type="float" office:value="17.2401292938562">
                <text:p>17.2401292938562</text:p>
              </table:table-cell>
              <table:table-cell office:value-type="float" office:value="17.4483434157626">
                <text:p>17.4483434157626</text:p>
              </table:table-cell>
              <table:table-cell office:value-type="float" office:value="17.6565575376691">
                <text:p>17.6565575376691</text:p>
              </table:table-cell>
              <table:table-cell office:value-type="float" office:value="17.8647716595756">
                <text:p>17.8647716595756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5.1467147330021">
                <text:p>15.1467147330021</text:p>
              </table:table-cell>
              <table:table-cell office:value-type="float" office:value="15.3150115633688">
                <text:p>15.3150115633688</text:p>
              </table:table-cell>
              <table:table-cell office:value-type="float" office:value="15.5253826013272">
                <text:p>15.5253826013272</text:p>
              </table:table-cell>
              <table:table-cell office:value-type="float" office:value="15.7357536392855">
                <text:p>15.7357536392855</text:p>
              </table:table-cell>
              <table:table-cell office:value-type="float" office:value="15.9461246772439">
                <text:p>15.9461246772439</text:p>
              </table:table-cell>
              <table:table-cell office:value-type="float" office:value="16.1564957152022">
                <text:p>16.1564957152022</text:p>
              </table:table-cell>
              <table:table-cell office:value-type="float" office:value="16.3668667531606">
                <text:p>16.3668667531606</text:p>
              </table:table-cell>
              <table:table-cell office:value-type="float" office:value="16.577237791119">
                <text:p>16.577237791119</text:p>
              </table:table-cell>
              <table:table-cell office:value-type="float" office:value="16.7876088290773">
                <text:p>16.7876088290773</text:p>
              </table:table-cell>
              <table:table-cell office:value-type="float" office:value="16.9979798670357">
                <text:p>16.9979798670357</text:p>
              </table:table-cell>
              <table:table-cell office:value-type="float" office:value="17.2083509049941">
                <text:p>17.2083509049941</text:p>
              </table:table-cell>
              <table:table-cell office:value-type="float" office:value="17.4187219429524">
                <text:p>17.4187219429524</text:p>
              </table:table-cell>
              <table:table-cell office:value-type="float" office:value="17.6290929809108">
                <text:p>17.6290929809108</text:p>
              </table:table-cell>
              <table:table-cell office:value-type="float" office:value="17.8394640188691">
                <text:p>17.8394640188691</text:p>
              </table:table-cell>
              <table:table-cell office:value-type="float" office:value="18.0498350568275">
                <text:p>18.0498350568275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5.2941979115708">
                <text:p>15.2941979115708</text:p>
              </table:table-cell>
              <table:table-cell office:value-type="float" office:value="15.4641334439216">
                <text:p>15.4641334439216</text:p>
              </table:table-cell>
              <table:table-cell office:value-type="float" office:value="15.6765528593601">
                <text:p>15.6765528593601</text:p>
              </table:table-cell>
              <table:table-cell office:value-type="float" office:value="15.8889722747985">
                <text:p>15.8889722747985</text:p>
              </table:table-cell>
              <table:table-cell office:value-type="float" office:value="16.101391690237">
                <text:p>16.101391690237</text:p>
              </table:table-cell>
              <table:table-cell office:value-type="float" office:value="16.3138111056755">
                <text:p>16.3138111056755</text:p>
              </table:table-cell>
              <table:table-cell office:value-type="float" office:value="16.526230521114">
                <text:p>16.526230521114</text:p>
              </table:table-cell>
              <table:table-cell office:value-type="float" office:value="16.7386499365525">
                <text:p>16.7386499365525</text:p>
              </table:table-cell>
              <table:table-cell office:value-type="float" office:value="16.951069351991">
                <text:p>16.951069351991</text:p>
              </table:table-cell>
              <table:table-cell office:value-type="float" office:value="17.1634887674294">
                <text:p>17.1634887674294</text:p>
              </table:table-cell>
              <table:table-cell office:value-type="float" office:value="17.3759081828679">
                <text:p>17.3759081828679</text:p>
              </table:table-cell>
              <table:table-cell office:value-type="float" office:value="17.5883275983064">
                <text:p>17.5883275983064</text:p>
              </table:table-cell>
              <table:table-cell office:value-type="float" office:value="17.8007470137449">
                <text:p>17.8007470137449</text:p>
              </table:table-cell>
              <table:table-cell office:value-type="float" office:value="18.0131664291834">
                <text:p>18.0131664291834</text:p>
              </table:table-cell>
              <table:table-cell office:value-type="float" office:value="18.2255858446219">
                <text:p>18.225585844621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5.4346152725043">
                <text:p>15.4346152725043</text:p>
              </table:table-cell>
              <table:table-cell office:value-type="float" office:value="15.6061109977544">
                <text:p>15.6061109977544</text:p>
              </table:table-cell>
              <table:table-cell office:value-type="float" office:value="15.8204806543169">
                <text:p>15.8204806543169</text:p>
              </table:table-cell>
              <table:table-cell office:value-type="float" office:value="16.0348503108795">
                <text:p>16.0348503108795</text:p>
              </table:table-cell>
              <table:table-cell office:value-type="float" office:value="16.249219967442">
                <text:p>16.249219967442</text:p>
              </table:table-cell>
              <table:table-cell office:value-type="float" office:value="16.4635896240046">
                <text:p>16.4635896240046</text:p>
              </table:table-cell>
              <table:table-cell office:value-type="float" office:value="16.6779592805671">
                <text:p>16.6779592805671</text:p>
              </table:table-cell>
              <table:table-cell office:value-type="float" office:value="16.8923289371297">
                <text:p>16.8923289371297</text:p>
              </table:table-cell>
              <table:table-cell office:value-type="float" office:value="17.1066985936923">
                <text:p>17.1066985936923</text:p>
              </table:table-cell>
              <table:table-cell office:value-type="float" office:value="17.3210682502548">
                <text:p>17.3210682502548</text:p>
              </table:table-cell>
              <table:table-cell office:value-type="float" office:value="17.5354379068174">
                <text:p>17.5354379068174</text:p>
              </table:table-cell>
              <table:table-cell office:value-type="float" office:value="17.74980756338">
                <text:p>17.74980756338</text:p>
              </table:table-cell>
              <table:table-cell office:value-type="float" office:value="17.9641772199425">
                <text:p>17.9641772199425</text:p>
              </table:table-cell>
              <table:table-cell office:value-type="float" office:value="18.1785468765051">
                <text:p>18.1785468765051</text:p>
              </table:table-cell>
              <table:table-cell office:value-type="float" office:value="18.3929165330676">
                <text:p>18.392916533067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5.568613011798">
                <text:p>15.568613011798</text:p>
              </table:table-cell>
              <table:table-cell office:value-type="float" office:value="15.7415976008179">
                <text:p>15.7415976008179</text:p>
              </table:table-cell>
              <table:table-cell office:value-type="float" office:value="15.9578283370929">
                <text:p>15.9578283370929</text:p>
              </table:table-cell>
              <table:table-cell office:value-type="float" office:value="16.1740590733679">
                <text:p>16.1740590733679</text:p>
              </table:table-cell>
              <table:table-cell office:value-type="float" office:value="16.3902898096429">
                <text:p>16.3902898096429</text:p>
              </table:table-cell>
              <table:table-cell office:value-type="float" office:value="16.6065205459178">
                <text:p>16.6065205459178</text:p>
              </table:table-cell>
              <table:table-cell office:value-type="float" office:value="16.8227512821928">
                <text:p>16.8227512821928</text:p>
              </table:table-cell>
              <table:table-cell office:value-type="float" office:value="17.0389820184678">
                <text:p>17.0389820184678</text:p>
              </table:table-cell>
              <table:table-cell office:value-type="float" office:value="17.2552127547427">
                <text:p>17.2552127547427</text:p>
              </table:table-cell>
              <table:table-cell office:value-type="float" office:value="17.4714434910177">
                <text:p>17.4714434910177</text:p>
              </table:table-cell>
              <table:table-cell office:value-type="float" office:value="17.6876742272927">
                <text:p>17.6876742272927</text:p>
              </table:table-cell>
              <table:table-cell office:value-type="float" office:value="17.9039049635677">
                <text:p>17.9039049635677</text:p>
              </table:table-cell>
              <table:table-cell office:value-type="float" office:value="18.1201356998426">
                <text:p>18.1201356998426</text:p>
              </table:table-cell>
              <table:table-cell office:value-type="float" office:value="18.3363664361176">
                <text:p>18.3363664361176</text:p>
              </table:table-cell>
              <table:table-cell office:value-type="float" office:value="18.5525971723926">
                <text:p>18.55259717239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9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9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09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09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09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09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09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09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09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109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109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109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109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44.538cm" svg:height="20.485cm" xlink:href=".." xlink:type="simple" chart:class="chart:line" chart:style-name="ch1">
        <chart:title svg:x="19.606cm" svg:y="0.545cm" chart:style-name="ch2">
          <text:p>Damage per point per level</text:p>
        </chart:title>
        <chart:legend chart:legend-position="end" svg:x="42.824cm" svg:y="6.262cm" style:legend-expansion="high" chart:style-name="ch3"/>
        <chart:plot-area chart:style-name="ch4" table:cell-range-address="Feuille1.M77:Feuille1.M97 Feuille1.P76:Feuille1.AD97" chart:data-source-has-labels="both" svg:x="1.928cm" svg:y="2.551cm" svg:width="39.116cm" svg:height="16.517cm">
          <chartooo:coordinate-region svg:x="3.026cm" svg:y="2.763cm" svg:width="37.832cm" svg:height="15.632cm"/>
          <chart:axis chart:dimension="x" chart:name="primary-x" chart:style-name="ch5" chartooo:axis-type="auto">
            <chartooo:date-scale/>
            <chart:title svg:x="20.966cm" svg:y="19.478cm" chart:style-name="ch6">
              <text:p>Points</text:p>
            </chart:title>
            <chart:categories table:cell-range-address="Feuille1.M77:Feuille1.M97"/>
          </chart:axis>
          <chart:axis chart:dimension="y" chart:name="primary-y" chart:style-name="ch7">
            <chart:title svg:x="0.451cm" svg:y="11.501cm" chart:style-name="ch8">
              <text:p>Damage</text:p>
            </chart:title>
            <chart:grid chart:style-name="ch9" chart:class="major"/>
          </chart:axis>
          <chart:series chart:style-name="ch10" chart:values-cell-range-address="Feuille1.P77:Feuille1.P97" chart:label-cell-address="Feuille1.P76:Feuille1.P76" chart:class="chart:line">
            <chart:data-point chart:repeated="21"/>
          </chart:series>
          <chart:series chart:style-name="ch11" chart:values-cell-range-address="Feuille1.Q77:Feuille1.Q97" chart:label-cell-address="Feuille1.Q76:Feuille1.Q76" chart:class="chart:line">
            <chart:data-point chart:repeated="21"/>
          </chart:series>
          <chart:series chart:style-name="ch12" chart:values-cell-range-address="Feuille1.R77:Feuille1.R97" chart:label-cell-address="Feuille1.R76:Feuille1.R76" chart:class="chart:line">
            <chart:data-point chart:repeated="21"/>
          </chart:series>
          <chart:series chart:style-name="ch13" chart:values-cell-range-address="Feuille1.S77:Feuille1.S97" chart:label-cell-address="Feuille1.S76:Feuille1.S76" chart:class="chart:line">
            <chart:data-point chart:repeated="21"/>
          </chart:series>
          <chart:series chart:style-name="ch14" chart:values-cell-range-address="Feuille1.T77:Feuille1.T97" chart:label-cell-address="Feuille1.T76:Feuille1.T76" chart:class="chart:line">
            <chart:data-point chart:repeated="21"/>
          </chart:series>
          <chart:series chart:style-name="ch15" chart:values-cell-range-address="Feuille1.U77:Feuille1.U97" chart:label-cell-address="Feuille1.U76:Feuille1.U76" chart:class="chart:line">
            <chart:data-point chart:repeated="21"/>
          </chart:series>
          <chart:series chart:style-name="ch16" chart:values-cell-range-address="Feuille1.V77:Feuille1.V97" chart:label-cell-address="Feuille1.V76:Feuille1.V76" chart:class="chart:line">
            <chart:data-point chart:repeated="21"/>
          </chart:series>
          <chart:series chart:style-name="ch17" chart:values-cell-range-address="Feuille1.W77:Feuille1.W97" chart:label-cell-address="Feuille1.W76:Feuille1.W76" chart:class="chart:line">
            <chart:data-point chart:repeated="21"/>
          </chart:series>
          <chart:series chart:style-name="ch18" chart:values-cell-range-address="Feuille1.X77:Feuille1.X97" chart:label-cell-address="Feuille1.X76:Feuille1.X76" chart:class="chart:line">
            <chart:data-point chart:repeated="21"/>
          </chart:series>
          <chart:series chart:style-name="ch19" chart:values-cell-range-address="Feuille1.Y77:Feuille1.Y97" chart:label-cell-address="Feuille1.Y76:Feuille1.Y76" chart:class="chart:line">
            <chart:data-point chart:repeated="21"/>
          </chart:series>
          <chart:series chart:style-name="ch20" chart:values-cell-range-address="Feuille1.Z77:Feuille1.Z97" chart:label-cell-address="Feuille1.Z76:Feuille1.Z76" chart:class="chart:line">
            <chart:data-point chart:repeated="21"/>
          </chart:series>
          <chart:series chart:style-name="ch21" chart:values-cell-range-address="Feuille1.AA77:Feuille1.AA97" chart:label-cell-address="Feuille1.AA76:Feuille1.AA76" chart:class="chart:line">
            <chart:data-point chart:repeated="21"/>
          </chart:series>
          <chart:series chart:style-name="ch10" chart:values-cell-range-address="Feuille1.AB77:Feuille1.AB97" chart:label-cell-address="Feuille1.AB76:Feuille1.AB76" chart:class="chart:line">
            <chart:data-point chart:repeated="21"/>
          </chart:series>
          <chart:series chart:style-name="ch11" chart:values-cell-range-address="Feuille1.AC77:Feuille1.AC97" chart:label-cell-address="Feuille1.AC76:Feuille1.AC76" chart:class="chart:line">
            <chart:data-point chart:repeated="21"/>
          </chart:series>
          <chart:series chart:style-name="ch12" chart:values-cell-range-address="Feuille1.AD77:Feuille1.AD97" chart:label-cell-address="Feuille1.AD76:Feuille1.AD76" chart:class="chart:line">
            <chart:data-point chart:repeated="2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Feuille1.P76:Feuille1.P76</svg:desc>
                </draw:g>
              </table:table-cell>
              <table:table-cell office:value-type="string">
                <text:p>5</text:p>
                <draw:g>
                  <svg:desc>Feuille1.Q76:Feuille1.Q76</svg:desc>
                </draw:g>
              </table:table-cell>
              <table:table-cell office:value-type="string">
                <text:p>10</text:p>
                <draw:g>
                  <svg:desc>Feuille1.R76:Feuille1.R76</svg:desc>
                </draw:g>
              </table:table-cell>
              <table:table-cell office:value-type="string">
                <text:p>15</text:p>
                <draw:g>
                  <svg:desc>Feuille1.S76:Feuille1.S76</svg:desc>
                </draw:g>
              </table:table-cell>
              <table:table-cell office:value-type="string">
                <text:p>20</text:p>
                <draw:g>
                  <svg:desc>Feuille1.T76:Feuille1.T76</svg:desc>
                </draw:g>
              </table:table-cell>
              <table:table-cell office:value-type="string">
                <text:p>25</text:p>
                <draw:g>
                  <svg:desc>Feuille1.U76:Feuille1.U76</svg:desc>
                </draw:g>
              </table:table-cell>
              <table:table-cell office:value-type="string">
                <text:p>30</text:p>
                <draw:g>
                  <svg:desc>Feuille1.V76:Feuille1.V76</svg:desc>
                </draw:g>
              </table:table-cell>
              <table:table-cell office:value-type="string">
                <text:p>35</text:p>
                <draw:g>
                  <svg:desc>Feuille1.W76:Feuille1.W76</svg:desc>
                </draw:g>
              </table:table-cell>
              <table:table-cell office:value-type="string">
                <text:p>40</text:p>
                <draw:g>
                  <svg:desc>Feuille1.X76:Feuille1.X76</svg:desc>
                </draw:g>
              </table:table-cell>
              <table:table-cell office:value-type="string">
                <text:p>45</text:p>
                <draw:g>
                  <svg:desc>Feuille1.Y76:Feuille1.Y76</svg:desc>
                </draw:g>
              </table:table-cell>
              <table:table-cell office:value-type="string">
                <text:p>50</text:p>
                <draw:g>
                  <svg:desc>Feuille1.Z76:Feuille1.Z76</svg:desc>
                </draw:g>
              </table:table-cell>
              <table:table-cell office:value-type="string">
                <text:p>55</text:p>
                <draw:g>
                  <svg:desc>Feuille1.AA76:Feuille1.AA76</svg:desc>
                </draw:g>
              </table:table-cell>
              <table:table-cell office:value-type="string">
                <text:p>60</text:p>
                <draw:g>
                  <svg:desc>Feuille1.AB76:Feuille1.AB76</svg:desc>
                </draw:g>
              </table:table-cell>
              <table:table-cell office:value-type="string">
                <text:p>65</text:p>
                <draw:g>
                  <svg:desc>Feuille1.AC76:Feuille1.AC76</svg:desc>
                </draw:g>
              </table:table-cell>
              <table:table-cell office:value-type="string">
                <text:p>70</text:p>
                <draw:g>
                  <svg:desc>Feuille1.AD76:Feuille1.AD7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le1.M77:Feuille1.M97</svg:desc>
                </draw:g>
              </table:table-cell>
              <table:table-cell office:value-type="float" office:value="25">
                <text:p>25</text:p>
                <draw:g>
                  <svg:desc>Feuille1.P77:Feuille1.P97</svg:desc>
                </draw:g>
              </table:table-cell>
              <table:table-cell office:value-type="float" office:value="35">
                <text:p>35</text:p>
                <draw:g>
                  <svg:desc>Feuille1.Q77:Feuille1.Q97</svg:desc>
                </draw:g>
              </table:table-cell>
              <table:table-cell office:value-type="float" office:value="47.5">
                <text:p>47.5</text:p>
                <draw:g>
                  <svg:desc>Feuille1.R77:Feuille1.R97</svg:desc>
                </draw:g>
              </table:table-cell>
              <table:table-cell office:value-type="float" office:value="60">
                <text:p>60</text:p>
                <draw:g>
                  <svg:desc>Feuille1.S77:Feuille1.S97</svg:desc>
                </draw:g>
              </table:table-cell>
              <table:table-cell office:value-type="float" office:value="72.5">
                <text:p>72.5</text:p>
                <draw:g>
                  <svg:desc>Feuille1.T77:Feuille1.T97</svg:desc>
                </draw:g>
              </table:table-cell>
              <table:table-cell office:value-type="float" office:value="85">
                <text:p>85</text:p>
                <draw:g>
                  <svg:desc>Feuille1.U77:Feuille1.U97</svg:desc>
                </draw:g>
              </table:table-cell>
              <table:table-cell office:value-type="float" office:value="97.5">
                <text:p>97.5</text:p>
                <draw:g>
                  <svg:desc>Feuille1.V77:Feuille1.V97</svg:desc>
                </draw:g>
              </table:table-cell>
              <table:table-cell office:value-type="float" office:value="110">
                <text:p>110</text:p>
                <draw:g>
                  <svg:desc>Feuille1.W77:Feuille1.W97</svg:desc>
                </draw:g>
              </table:table-cell>
              <table:table-cell office:value-type="float" office:value="122.5">
                <text:p>122.5</text:p>
                <draw:g>
                  <svg:desc>Feuille1.X77:Feuille1.X97</svg:desc>
                </draw:g>
              </table:table-cell>
              <table:table-cell office:value-type="float" office:value="135">
                <text:p>135</text:p>
                <draw:g>
                  <svg:desc>Feuille1.Y77:Feuille1.Y97</svg:desc>
                </draw:g>
              </table:table-cell>
              <table:table-cell office:value-type="float" office:value="147.5">
                <text:p>147.5</text:p>
                <draw:g>
                  <svg:desc>Feuille1.Z77:Feuille1.Z97</svg:desc>
                </draw:g>
              </table:table-cell>
              <table:table-cell office:value-type="float" office:value="160">
                <text:p>160</text:p>
                <draw:g>
                  <svg:desc>Feuille1.AA77:Feuille1.AA97</svg:desc>
                </draw:g>
              </table:table-cell>
              <table:table-cell office:value-type="float" office:value="172.5">
                <text:p>172.5</text:p>
                <draw:g>
                  <svg:desc>Feuille1.AB77:Feuille1.AB97</svg:desc>
                </draw:g>
              </table:table-cell>
              <table:table-cell office:value-type="float" office:value="185">
                <text:p>185</text:p>
                <draw:g>
                  <svg:desc>Feuille1.AC77:Feuille1.AC97</svg:desc>
                </draw:g>
              </table:table-cell>
              <table:table-cell office:value-type="float" office:value="197.5">
                <text:p>197.5</text:p>
                <draw:g>
                  <svg:desc>Feuille1.AD77:Feuille1.AD97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.065601230304">
                <text:p>28.065601230304</text:p>
              </table:table-cell>
              <table:table-cell office:value-type="float" office:value="39.2918417224256">
                <text:p>39.2918417224256</text:p>
              </table:table-cell>
              <table:table-cell office:value-type="float" office:value="53.3246423375776">
                <text:p>53.3246423375776</text:p>
              </table:table-cell>
              <table:table-cell office:value-type="float" office:value="67.3574429527296">
                <text:p>67.3574429527296</text:p>
              </table:table-cell>
              <table:table-cell office:value-type="float" office:value="81.3902435678816">
                <text:p>81.3902435678816</text:p>
              </table:table-cell>
              <table:table-cell office:value-type="float" office:value="95.4230441830336">
                <text:p>95.4230441830336</text:p>
              </table:table-cell>
              <table:table-cell office:value-type="float" office:value="109.455844798186">
                <text:p>109.455844798186</text:p>
              </table:table-cell>
              <table:table-cell office:value-type="float" office:value="123.488645413338">
                <text:p>123.488645413338</text:p>
              </table:table-cell>
              <table:table-cell office:value-type="float" office:value="137.52144602849">
                <text:p>137.52144602849</text:p>
              </table:table-cell>
              <table:table-cell office:value-type="float" office:value="151.554246643642">
                <text:p>151.554246643642</text:p>
              </table:table-cell>
              <table:table-cell office:value-type="float" office:value="165.587047258794">
                <text:p>165.587047258794</text:p>
              </table:table-cell>
              <table:table-cell office:value-type="float" office:value="179.619847873946">
                <text:p>179.619847873946</text:p>
              </table:table-cell>
              <table:table-cell office:value-type="float" office:value="193.652648489098">
                <text:p>193.652648489098</text:p>
              </table:table-cell>
              <table:table-cell office:value-type="float" office:value="207.68544910425">
                <text:p>207.68544910425</text:p>
              </table:table-cell>
              <table:table-cell office:value-type="float" office:value="221.718249719402">
                <text:p>221.71824971940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0.8188772614778">
                <text:p>30.8188772614778</text:p>
              </table:table-cell>
              <table:table-cell office:value-type="float" office:value="43.146428166069">
                <text:p>43.146428166069</text:p>
              </table:table-cell>
              <table:table-cell office:value-type="float" office:value="58.5558667968079">
                <text:p>58.5558667968079</text:p>
              </table:table-cell>
              <table:table-cell office:value-type="float" office:value="73.9653054275468">
                <text:p>73.9653054275468</text:p>
              </table:table-cell>
              <table:table-cell office:value-type="float" office:value="89.3747440582857">
                <text:p>89.3747440582857</text:p>
              </table:table-cell>
              <table:table-cell office:value-type="float" office:value="104.784182689025">
                <text:p>104.784182689025</text:p>
              </table:table-cell>
              <table:table-cell office:value-type="float" office:value="120.193621319764">
                <text:p>120.193621319764</text:p>
              </table:table-cell>
              <table:table-cell office:value-type="float" office:value="135.603059950502">
                <text:p>135.603059950502</text:p>
              </table:table-cell>
              <table:table-cell office:value-type="float" office:value="151.012498581241">
                <text:p>151.012498581241</text:p>
              </table:table-cell>
              <table:table-cell office:value-type="float" office:value="166.42193721198">
                <text:p>166.42193721198</text:p>
              </table:table-cell>
              <table:table-cell office:value-type="float" office:value="181.831375842719">
                <text:p>181.831375842719</text:p>
              </table:table-cell>
              <table:table-cell office:value-type="float" office:value="197.240814473458">
                <text:p>197.240814473458</text:p>
              </table:table-cell>
              <table:table-cell office:value-type="float" office:value="212.650253104197">
                <text:p>212.650253104197</text:p>
              </table:table-cell>
              <table:table-cell office:value-type="float" office:value="228.059691734936">
                <text:p>228.059691734936</text:p>
              </table:table-cell>
              <table:table-cell office:value-type="float" office:value="243.469130365675">
                <text:p>243.46913036567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3.3176247151678">
                <text:p>33.3176247151678</text:p>
              </table:table-cell>
              <table:table-cell office:value-type="float" office:value="46.6446746012349">
                <text:p>46.6446746012349</text:p>
              </table:table-cell>
              <table:table-cell office:value-type="float" office:value="63.3034869588188">
                <text:p>63.3034869588188</text:p>
              </table:table-cell>
              <table:table-cell office:value-type="float" office:value="79.9622993164027">
                <text:p>79.9622993164027</text:p>
              </table:table-cell>
              <table:table-cell office:value-type="float" office:value="96.6211116739866">
                <text:p>96.6211116739866</text:p>
              </table:table-cell>
              <table:table-cell office:value-type="float" office:value="113.27992403157">
                <text:p>113.27992403157</text:p>
              </table:table-cell>
              <table:table-cell office:value-type="float" office:value="129.938736389154">
                <text:p>129.938736389154</text:p>
              </table:table-cell>
              <table:table-cell office:value-type="float" office:value="146.597548746738">
                <text:p>146.597548746738</text:p>
              </table:table-cell>
              <table:table-cell office:value-type="float" office:value="163.256361104322">
                <text:p>163.256361104322</text:p>
              </table:table-cell>
              <table:table-cell office:value-type="float" office:value="179.915173461906">
                <text:p>179.915173461906</text:p>
              </table:table-cell>
              <table:table-cell office:value-type="float" office:value="196.57398581949">
                <text:p>196.57398581949</text:p>
              </table:table-cell>
              <table:table-cell office:value-type="float" office:value="213.232798177074">
                <text:p>213.232798177074</text:p>
              </table:table-cell>
              <table:table-cell office:value-type="float" office:value="229.891610534658">
                <text:p>229.891610534658</text:p>
              </table:table-cell>
              <table:table-cell office:value-type="float" office:value="246.550422892242">
                <text:p>246.550422892242</text:p>
              </table:table-cell>
              <table:table-cell office:value-type="float" office:value="263.209235249826">
                <text:p>263.20923524982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5.6049470472667">
                <text:p>35.6049470472667</text:p>
              </table:table-cell>
              <table:table-cell office:value-type="float" office:value="49.8469258661734">
                <text:p>49.8469258661734</text:p>
              </table:table-cell>
              <table:table-cell office:value-type="float" office:value="67.6493993898068">
                <text:p>67.6493993898068</text:p>
              </table:table-cell>
              <table:table-cell office:value-type="float" office:value="85.4518729134401">
                <text:p>85.4518729134401</text:p>
              </table:table-cell>
              <table:table-cell office:value-type="float" office:value="103.254346437074">
                <text:p>103.254346437074</text:p>
              </table:table-cell>
              <table:table-cell office:value-type="float" office:value="121.056819960707">
                <text:p>121.056819960707</text:p>
              </table:table-cell>
              <table:table-cell office:value-type="float" office:value="138.85929348434">
                <text:p>138.85929348434</text:p>
              </table:table-cell>
              <table:table-cell office:value-type="float" office:value="156.661767007974">
                <text:p>156.661767007974</text:p>
              </table:table-cell>
              <table:table-cell office:value-type="float" office:value="174.464240531607">
                <text:p>174.464240531607</text:p>
              </table:table-cell>
              <table:table-cell office:value-type="float" office:value="192.26671405524">
                <text:p>192.26671405524</text:p>
              </table:table-cell>
              <table:table-cell office:value-type="float" office:value="210.069187578874">
                <text:p>210.069187578874</text:p>
              </table:table-cell>
              <table:table-cell office:value-type="float" office:value="227.871661102507">
                <text:p>227.871661102507</text:p>
              </table:table-cell>
              <table:table-cell office:value-type="float" office:value="245.67413462614">
                <text:p>245.67413462614</text:p>
              </table:table-cell>
              <table:table-cell office:value-type="float" office:value="263.476608149774">
                <text:p>263.476608149774</text:p>
              </table:table-cell>
              <table:table-cell office:value-type="float" office:value="281.279081673407">
                <text:p>281.27908167340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7.713848220862">
                <text:p>37.713848220862</text:p>
              </table:table-cell>
              <table:table-cell office:value-type="float" office:value="52.7993875092067">
                <text:p>52.7993875092067</text:p>
              </table:table-cell>
              <table:table-cell office:value-type="float" office:value="71.6563116196377">
                <text:p>71.6563116196377</text:p>
              </table:table-cell>
              <table:table-cell office:value-type="float" office:value="90.5132357300687">
                <text:p>90.5132357300687</text:p>
              </table:table-cell>
              <table:table-cell office:value-type="float" office:value="109.3701598405">
                <text:p>109.3701598405</text:p>
              </table:table-cell>
              <table:table-cell office:value-type="float" office:value="128.227083950931">
                <text:p>128.227083950931</text:p>
              </table:table-cell>
              <table:table-cell office:value-type="float" office:value="147.084008061362">
                <text:p>147.084008061362</text:p>
              </table:table-cell>
              <table:table-cell office:value-type="float" office:value="165.940932171793">
                <text:p>165.940932171793</text:p>
              </table:table-cell>
              <table:table-cell office:value-type="float" office:value="184.797856282224">
                <text:p>184.797856282224</text:p>
              </table:table-cell>
              <table:table-cell office:value-type="float" office:value="203.654780392655">
                <text:p>203.654780392655</text:p>
              </table:table-cell>
              <table:table-cell office:value-type="float" office:value="222.511704503086">
                <text:p>222.511704503086</text:p>
              </table:table-cell>
              <table:table-cell office:value-type="float" office:value="241.368628613517">
                <text:p>241.368628613517</text:p>
              </table:table-cell>
              <table:table-cell office:value-type="float" office:value="260.225552723947">
                <text:p>260.225552723947</text:p>
              </table:table-cell>
              <table:table-cell office:value-type="float" office:value="279.082476834378">
                <text:p>279.082476834378</text:p>
              </table:table-cell>
              <table:table-cell office:value-type="float" office:value="297.939400944809">
                <text:p>297.93940094480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9.6701605923882">
                <text:p>39.6701605923882</text:p>
              </table:table-cell>
              <table:table-cell office:value-type="float" office:value="55.5382248293436">
                <text:p>55.5382248293436</text:p>
              </table:table-cell>
              <table:table-cell office:value-type="float" office:value="75.3733051255377">
                <text:p>75.3733051255377</text:p>
              </table:table-cell>
              <table:table-cell office:value-type="float" office:value="95.2083854217318">
                <text:p>95.2083854217318</text:p>
              </table:table-cell>
              <table:table-cell office:value-type="float" office:value="115.043465717926">
                <text:p>115.043465717926</text:p>
              </table:table-cell>
              <table:table-cell office:value-type="float" office:value="134.87854601412">
                <text:p>134.87854601412</text:p>
              </table:table-cell>
              <table:table-cell office:value-type="float" office:value="154.713626310314">
                <text:p>154.713626310314</text:p>
              </table:table-cell>
              <table:table-cell office:value-type="float" office:value="174.548706606508">
                <text:p>174.548706606508</text:p>
              </table:table-cell>
              <table:table-cell office:value-type="float" office:value="194.383786902702">
                <text:p>194.383786902702</text:p>
              </table:table-cell>
              <table:table-cell office:value-type="float" office:value="214.218867198897">
                <text:p>214.218867198897</text:p>
              </table:table-cell>
              <table:table-cell office:value-type="float" office:value="234.053947495091">
                <text:p>234.053947495091</text:p>
              </table:table-cell>
              <table:table-cell office:value-type="float" office:value="253.889027791285">
                <text:p>253.889027791285</text:p>
              </table:table-cell>
              <table:table-cell office:value-type="float" office:value="273.724108087479">
                <text:p>273.724108087479</text:p>
              </table:table-cell>
              <table:table-cell office:value-type="float" office:value="293.559188383673">
                <text:p>293.559188383673</text:p>
              </table:table-cell>
              <table:table-cell office:value-type="float" office:value="313.394268679867">
                <text:p>313.39426867986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41.4944831177929">
                <text:p>41.4944831177929</text:p>
              </table:table-cell>
              <table:table-cell office:value-type="float" office:value="58.0922763649101">
                <text:p>58.0922763649101</text:p>
              </table:table-cell>
              <table:table-cell office:value-type="float" office:value="78.8395179238065">
                <text:p>78.8395179238065</text:p>
              </table:table-cell>
              <table:table-cell office:value-type="float" office:value="99.586759482703">
                <text:p>99.586759482703</text:p>
              </table:table-cell>
              <table:table-cell office:value-type="float" office:value="120.334001041599">
                <text:p>120.334001041599</text:p>
              </table:table-cell>
              <table:table-cell office:value-type="float" office:value="141.081242600496">
                <text:p>141.081242600496</text:p>
              </table:table-cell>
              <table:table-cell office:value-type="float" office:value="161.828484159392">
                <text:p>161.828484159392</text:p>
              </table:table-cell>
              <table:table-cell office:value-type="float" office:value="182.575725718289">
                <text:p>182.575725718289</text:p>
              </table:table-cell>
              <table:table-cell office:value-type="float" office:value="203.322967277185">
                <text:p>203.322967277185</text:p>
              </table:table-cell>
              <table:table-cell office:value-type="float" office:value="224.070208836082">
                <text:p>224.070208836082</text:p>
              </table:table-cell>
              <table:table-cell office:value-type="float" office:value="244.817450394978">
                <text:p>244.817450394978</text:p>
              </table:table-cell>
              <table:table-cell office:value-type="float" office:value="265.564691953875">
                <text:p>265.564691953875</text:p>
              </table:table-cell>
              <table:table-cell office:value-type="float" office:value="286.311933512771">
                <text:p>286.311933512771</text:p>
              </table:table-cell>
              <table:table-cell office:value-type="float" office:value="307.059175071667">
                <text:p>307.059175071667</text:p>
              </table:table-cell>
              <table:table-cell office:value-type="float" office:value="327.806416630564">
                <text:p>327.80641663056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3.2035060188841">
                <text:p>43.2035060188841</text:p>
              </table:table-cell>
              <table:table-cell office:value-type="float" office:value="60.4849084264377">
                <text:p>60.4849084264377</text:p>
              </table:table-cell>
              <table:table-cell office:value-type="float" office:value="82.0866614358797">
                <text:p>82.0866614358797</text:p>
              </table:table-cell>
              <table:table-cell office:value-type="float" office:value="103.688414445322">
                <text:p>103.688414445322</text:p>
              </table:table-cell>
              <table:table-cell office:value-type="float" office:value="125.290167454764">
                <text:p>125.290167454764</text:p>
              </table:table-cell>
              <table:table-cell office:value-type="float" office:value="146.891920464206">
                <text:p>146.891920464206</text:p>
              </table:table-cell>
              <table:table-cell office:value-type="float" office:value="168.493673473648">
                <text:p>168.493673473648</text:p>
              </table:table-cell>
              <table:table-cell office:value-type="float" office:value="190.09542648309">
                <text:p>190.09542648309</text:p>
              </table:table-cell>
              <table:table-cell office:value-type="float" office:value="211.697179492532">
                <text:p>211.697179492532</text:p>
              </table:table-cell>
              <table:table-cell office:value-type="float" office:value="233.298932501974">
                <text:p>233.298932501974</text:p>
              </table:table-cell>
              <table:table-cell office:value-type="float" office:value="254.900685511416">
                <text:p>254.900685511416</text:p>
              </table:table-cell>
              <table:table-cell office:value-type="float" office:value="276.502438520858">
                <text:p>276.502438520858</text:p>
              </table:table-cell>
              <table:table-cell office:value-type="float" office:value="298.1041915303">
                <text:p>298.1041915303</text:p>
              </table:table-cell>
              <table:table-cell office:value-type="float" office:value="319.705944539742">
                <text:p>319.705944539742</text:p>
              </table:table-cell>
              <table:table-cell office:value-type="float" office:value="341.307697549184">
                <text:p>341.30769754918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44.8109411568694">
                <text:p>44.8109411568694</text:p>
              </table:table-cell>
              <table:table-cell office:value-type="float" office:value="62.7353176196172">
                <text:p>62.7353176196172</text:p>
              </table:table-cell>
              <table:table-cell office:value-type="float" office:value="85.1407881980519">
                <text:p>85.1407881980519</text:p>
              </table:table-cell>
              <table:table-cell office:value-type="float" office:value="107.546258776487">
                <text:p>107.546258776487</text:p>
              </table:table-cell>
              <table:table-cell office:value-type="float" office:value="129.951729354921">
                <text:p>129.951729354921</text:p>
              </table:table-cell>
              <table:table-cell office:value-type="float" office:value="152.357199933356">
                <text:p>152.357199933356</text:p>
              </table:table-cell>
              <table:table-cell office:value-type="float" office:value="174.762670511791">
                <text:p>174.762670511791</text:p>
              </table:table-cell>
              <table:table-cell office:value-type="float" office:value="197.168141090225">
                <text:p>197.168141090225</text:p>
              </table:table-cell>
              <table:table-cell office:value-type="float" office:value="219.57361166866">
                <text:p>219.57361166866</text:p>
              </table:table-cell>
              <table:table-cell office:value-type="float" office:value="241.979082247095">
                <text:p>241.979082247095</text:p>
              </table:table-cell>
              <table:table-cell office:value-type="float" office:value="264.384552825529">
                <text:p>264.384552825529</text:p>
              </table:table-cell>
              <table:table-cell office:value-type="float" office:value="286.790023403964">
                <text:p>286.790023403964</text:p>
              </table:table-cell>
              <table:table-cell office:value-type="float" office:value="309.195493982399">
                <text:p>309.195493982399</text:p>
              </table:table-cell>
              <table:table-cell office:value-type="float" office:value="331.600964560833">
                <text:p>331.600964560833</text:p>
              </table:table-cell>
              <table:table-cell office:value-type="float" office:value="354.006435139268">
                <text:p>354.00643513926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6.3281910703113">
                <text:p>46.3281910703113</text:p>
              </table:table-cell>
              <table:table-cell office:value-type="float" office:value="64.8594674984358">
                <text:p>64.8594674984358</text:p>
              </table:table-cell>
              <table:table-cell office:value-type="float" office:value="88.0235630335914">
                <text:p>88.0235630335914</text:p>
              </table:table-cell>
              <table:table-cell office:value-type="float" office:value="111.187658568747">
                <text:p>111.187658568747</text:p>
              </table:table-cell>
              <table:table-cell office:value-type="float" office:value="134.351754103903">
                <text:p>134.351754103903</text:p>
              </table:table-cell>
              <table:table-cell office:value-type="float" office:value="157.515849639058">
                <text:p>157.515849639058</text:p>
              </table:table-cell>
              <table:table-cell office:value-type="float" office:value="180.679945174214">
                <text:p>180.679945174214</text:p>
              </table:table-cell>
              <table:table-cell office:value-type="float" office:value="203.84404070937">
                <text:p>203.84404070937</text:p>
              </table:table-cell>
              <table:table-cell office:value-type="float" office:value="227.008136244525">
                <text:p>227.008136244525</text:p>
              </table:table-cell>
              <table:table-cell office:value-type="float" office:value="250.172231779681">
                <text:p>250.172231779681</text:p>
              </table:table-cell>
              <table:table-cell office:value-type="float" office:value="273.336327314837">
                <text:p>273.336327314837</text:p>
              </table:table-cell>
              <table:table-cell office:value-type="float" office:value="296.500422849992">
                <text:p>296.500422849992</text:p>
              </table:table-cell>
              <table:table-cell office:value-type="float" office:value="319.664518385148">
                <text:p>319.664518385148</text:p>
              </table:table-cell>
              <table:table-cell office:value-type="float" office:value="342.828613920303">
                <text:p>342.828613920303</text:p>
              </table:table-cell>
              <table:table-cell office:value-type="float" office:value="365.992709455459">
                <text:p>365.99270945545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47.7648401003659">
                <text:p>47.7648401003659</text:p>
              </table:table-cell>
              <table:table-cell office:value-type="float" office:value="66.8707761405122">
                <text:p>66.8707761405122</text:p>
              </table:table-cell>
              <table:table-cell office:value-type="float" office:value="90.7531961906952">
                <text:p>90.7531961906952</text:p>
              </table:table-cell>
              <table:table-cell office:value-type="float" office:value="114.635616240878">
                <text:p>114.635616240878</text:p>
              </table:table-cell>
              <table:table-cell office:value-type="float" office:value="138.518036291061">
                <text:p>138.518036291061</text:p>
              </table:table-cell>
              <table:table-cell office:value-type="float" office:value="162.400456341244">
                <text:p>162.400456341244</text:p>
              </table:table-cell>
              <table:table-cell office:value-type="float" office:value="186.282876391427">
                <text:p>186.282876391427</text:p>
              </table:table-cell>
              <table:table-cell office:value-type="float" office:value="210.16529644161">
                <text:p>210.16529644161</text:p>
              </table:table-cell>
              <table:table-cell office:value-type="float" office:value="234.047716491793">
                <text:p>234.047716491793</text:p>
              </table:table-cell>
              <table:table-cell office:value-type="float" office:value="257.930136541976">
                <text:p>257.930136541976</text:p>
              </table:table-cell>
              <table:table-cell office:value-type="float" office:value="281.812556592159">
                <text:p>281.812556592159</text:p>
              </table:table-cell>
              <table:table-cell office:value-type="float" office:value="305.694976642342">
                <text:p>305.694976642342</text:p>
              </table:table-cell>
              <table:table-cell office:value-type="float" office:value="329.577396692525">
                <text:p>329.577396692525</text:p>
              </table:table-cell>
              <table:table-cell office:value-type="float" office:value="353.459816742708">
                <text:p>353.459816742708</text:p>
              </table:table-cell>
              <table:table-cell office:value-type="float" office:value="377.342236792891">
                <text:p>377.34223679289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49.129021521028">
                <text:p>49.129021521028</text:p>
              </table:table-cell>
              <table:table-cell office:value-type="float" office:value="68.7806301294393">
                <text:p>68.7806301294393</text:p>
              </table:table-cell>
              <table:table-cell office:value-type="float" office:value="93.3451408899533">
                <text:p>93.3451408899533</text:p>
              </table:table-cell>
              <table:table-cell office:value-type="float" office:value="117.909651650467">
                <text:p>117.909651650467</text:p>
              </table:table-cell>
              <table:table-cell office:value-type="float" office:value="142.474162410981">
                <text:p>142.474162410981</text:p>
              </table:table-cell>
              <table:table-cell office:value-type="float" office:value="167.038673171495">
                <text:p>167.038673171495</text:p>
              </table:table-cell>
              <table:table-cell office:value-type="float" office:value="191.603183932009">
                <text:p>191.603183932009</text:p>
              </table:table-cell>
              <table:table-cell office:value-type="float" office:value="216.167694692523">
                <text:p>216.167694692523</text:p>
              </table:table-cell>
              <table:table-cell office:value-type="float" office:value="240.732205453037">
                <text:p>240.732205453037</text:p>
              </table:table-cell>
              <table:table-cell office:value-type="float" office:value="265.296716213551">
                <text:p>265.296716213551</text:p>
              </table:table-cell>
              <table:table-cell office:value-type="float" office:value="289.861226974065">
                <text:p>289.861226974065</text:p>
              </table:table-cell>
              <table:table-cell office:value-type="float" office:value="314.425737734579">
                <text:p>314.425737734579</text:p>
              </table:table-cell>
              <table:table-cell office:value-type="float" office:value="338.990248495093">
                <text:p>338.990248495093</text:p>
              </table:table-cell>
              <table:table-cell office:value-type="float" office:value="363.554759255608">
                <text:p>363.554759255608</text:p>
              </table:table-cell>
              <table:table-cell office:value-type="float" office:value="388.119270016122">
                <text:p>388.11927001612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50.4276964417239">
                <text:p>50.4276964417239</text:p>
              </table:table-cell>
              <table:table-cell office:value-type="float" office:value="70.5987750184135">
                <text:p>70.5987750184135</text:p>
              </table:table-cell>
              <table:table-cell office:value-type="float" office:value="95.8126232392754">
                <text:p>95.8126232392754</text:p>
              </table:table-cell>
              <table:table-cell office:value-type="float" office:value="121.026471460137">
                <text:p>121.026471460137</text:p>
              </table:table-cell>
              <table:table-cell office:value-type="float" office:value="146.240319680999">
                <text:p>146.240319680999</text:p>
              </table:table-cell>
              <table:table-cell office:value-type="float" office:value="171.454167901861">
                <text:p>171.454167901861</text:p>
              </table:table-cell>
              <table:table-cell office:value-type="float" office:value="196.668016122723">
                <text:p>196.668016122723</text:p>
              </table:table-cell>
              <table:table-cell office:value-type="float" office:value="221.881864343585">
                <text:p>221.881864343585</text:p>
              </table:table-cell>
              <table:table-cell office:value-type="float" office:value="247.095712564447">
                <text:p>247.095712564447</text:p>
              </table:table-cell>
              <table:table-cell office:value-type="float" office:value="272.309560785309">
                <text:p>272.309560785309</text:p>
              </table:table-cell>
              <table:table-cell office:value-type="float" office:value="297.523409006171">
                <text:p>297.523409006171</text:p>
              </table:table-cell>
              <table:table-cell office:value-type="float" office:value="322.737257227033">
                <text:p>322.737257227033</text:p>
              </table:table-cell>
              <table:table-cell office:value-type="float" office:value="347.951105447895">
                <text:p>347.951105447895</text:p>
              </table:table-cell>
              <table:table-cell office:value-type="float" office:value="373.164953668757">
                <text:p>373.164953668757</text:p>
              </table:table-cell>
              <table:table-cell office:value-type="float" office:value="398.378801889619">
                <text:p>398.37880188961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51.6668687628072">
                <text:p>51.6668687628072</text:p>
              </table:table-cell>
              <table:table-cell office:value-type="float" office:value="72.33361626793">
                <text:p>72.33361626793</text:p>
              </table:table-cell>
              <table:table-cell office:value-type="float" office:value="98.1670506493336">
                <text:p>98.1670506493336</text:p>
              </table:table-cell>
              <table:table-cell office:value-type="float" office:value="124.000485030737">
                <text:p>124.000485030737</text:p>
              </table:table-cell>
              <table:table-cell office:value-type="float" office:value="149.833919412141">
                <text:p>149.833919412141</text:p>
              </table:table-cell>
              <table:table-cell office:value-type="float" office:value="175.667353793544">
                <text:p>175.667353793544</text:p>
              </table:table-cell>
              <table:table-cell office:value-type="float" office:value="201.500788174948">
                <text:p>201.500788174948</text:p>
              </table:table-cell>
              <table:table-cell office:value-type="float" office:value="227.334222556351">
                <text:p>227.334222556351</text:p>
              </table:table-cell>
              <table:table-cell office:value-type="float" office:value="253.167656937755">
                <text:p>253.167656937755</text:p>
              </table:table-cell>
              <table:table-cell office:value-type="float" office:value="279.001091319159">
                <text:p>279.001091319159</text:p>
              </table:table-cell>
              <table:table-cell office:value-type="float" office:value="304.834525700562">
                <text:p>304.834525700562</text:p>
              </table:table-cell>
              <table:table-cell office:value-type="float" office:value="330.667960081966">
                <text:p>330.667960081966</text:p>
              </table:table-cell>
              <table:table-cell office:value-type="float" office:value="356.501394463369">
                <text:p>356.501394463369</text:p>
              </table:table-cell>
              <table:table-cell office:value-type="float" office:value="382.334828844773">
                <text:p>382.334828844773</text:p>
              </table:table-cell>
              <table:table-cell office:value-type="float" office:value="408.168263226176">
                <text:p>408.16826322617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52.851753009442">
                <text:p>52.851753009442</text:p>
              </table:table-cell>
              <table:table-cell office:value-type="float" office:value="73.9924542132188">
                <text:p>73.9924542132188</text:p>
              </table:table-cell>
              <table:table-cell office:value-type="float" office:value="100.41833071794">
                <text:p>100.41833071794</text:p>
              </table:table-cell>
              <table:table-cell office:value-type="float" office:value="126.844207222661">
                <text:p>126.844207222661</text:p>
              </table:table-cell>
              <table:table-cell office:value-type="float" office:value="153.270083727382">
                <text:p>153.270083727382</text:p>
              </table:table-cell>
              <table:table-cell office:value-type="float" office:value="179.695960232103">
                <text:p>179.695960232103</text:p>
              </table:table-cell>
              <table:table-cell office:value-type="float" office:value="206.121836736824">
                <text:p>206.121836736824</text:p>
              </table:table-cell>
              <table:table-cell office:value-type="float" office:value="232.547713241545">
                <text:p>232.547713241545</text:p>
              </table:table-cell>
              <table:table-cell office:value-type="float" office:value="258.973589746266">
                <text:p>258.973589746266</text:p>
              </table:table-cell>
              <table:table-cell office:value-type="float" office:value="285.399466250987">
                <text:p>285.399466250987</text:p>
              </table:table-cell>
              <table:table-cell office:value-type="float" office:value="311.825342755708">
                <text:p>311.825342755708</text:p>
              </table:table-cell>
              <table:table-cell office:value-type="float" office:value="338.251219260429">
                <text:p>338.251219260429</text:p>
              </table:table-cell>
              <table:table-cell office:value-type="float" office:value="364.67709576515">
                <text:p>364.67709576515</text:p>
              </table:table-cell>
              <table:table-cell office:value-type="float" office:value="391.102972269871">
                <text:p>391.102972269871</text:p>
              </table:table-cell>
              <table:table-cell office:value-type="float" office:value="417.528848774592">
                <text:p>417.52884877459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53.9869069207242">
                <text:p>53.9869069207242</text:p>
              </table:table-cell>
              <table:table-cell office:value-type="float" office:value="75.5816696890139">
                <text:p>75.5816696890139</text:p>
              </table:table-cell>
              <table:table-cell office:value-type="float" office:value="102.575123149376">
                <text:p>102.575123149376</text:p>
              </table:table-cell>
              <table:table-cell office:value-type="float" office:value="129.568576609738">
                <text:p>129.568576609738</text:p>
              </table:table-cell>
              <table:table-cell office:value-type="float" office:value="156.5620300701">
                <text:p>156.5620300701</text:p>
              </table:table-cell>
              <table:table-cell office:value-type="float" office:value="183.555483530462">
                <text:p>183.555483530462</text:p>
              </table:table-cell>
              <table:table-cell office:value-type="float" office:value="210.548936990825">
                <text:p>210.548936990825</text:p>
              </table:table-cell>
              <table:table-cell office:value-type="float" office:value="237.542390451187">
                <text:p>237.542390451187</text:p>
              </table:table-cell>
              <table:table-cell office:value-type="float" office:value="264.535843911549">
                <text:p>264.535843911549</text:p>
              </table:table-cell>
              <table:table-cell office:value-type="float" office:value="291.529297371911">
                <text:p>291.529297371911</text:p>
              </table:table-cell>
              <table:table-cell office:value-type="float" office:value="318.522750832273">
                <text:p>318.522750832273</text:p>
              </table:table-cell>
              <table:table-cell office:value-type="float" office:value="345.516204292635">
                <text:p>345.516204292635</text:p>
              </table:table-cell>
              <table:table-cell office:value-type="float" office:value="372.509657752997">
                <text:p>372.509657752997</text:p>
              </table:table-cell>
              <table:table-cell office:value-type="float" office:value="399.503111213359">
                <text:p>399.503111213359</text:p>
              </table:table-cell>
              <table:table-cell office:value-type="float" office:value="426.496564673722">
                <text:p>426.49656467372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5.0763373187912">
                <text:p>55.0763373187912</text:p>
              </table:table-cell>
              <table:table-cell office:value-type="float" office:value="77.1068722463076">
                <text:p>77.1068722463076</text:p>
              </table:table-cell>
              <table:table-cell office:value-type="float" office:value="104.645040905703">
                <text:p>104.645040905703</text:p>
              </table:table-cell>
              <table:table-cell office:value-type="float" office:value="132.183209565099">
                <text:p>132.183209565099</text:p>
              </table:table-cell>
              <table:table-cell office:value-type="float" office:value="159.721378224494">
                <text:p>159.721378224494</text:p>
              </table:table-cell>
              <table:table-cell office:value-type="float" office:value="187.25954688389">
                <text:p>187.25954688389</text:p>
              </table:table-cell>
              <table:table-cell office:value-type="float" office:value="214.797715543285">
                <text:p>214.797715543285</text:p>
              </table:table-cell>
              <table:table-cell office:value-type="float" office:value="242.335884202681">
                <text:p>242.335884202681</text:p>
              </table:table-cell>
              <table:table-cell office:value-type="float" office:value="269.874052862077">
                <text:p>269.874052862077</text:p>
              </table:table-cell>
              <table:table-cell office:value-type="float" office:value="297.412221521472">
                <text:p>297.412221521472</text:p>
              </table:table-cell>
              <table:table-cell office:value-type="float" office:value="324.950390180868">
                <text:p>324.950390180868</text:p>
              </table:table-cell>
              <table:table-cell office:value-type="float" office:value="352.488558840263">
                <text:p>352.488558840263</text:p>
              </table:table-cell>
              <table:table-cell office:value-type="float" office:value="380.026727499659">
                <text:p>380.026727499659</text:p>
              </table:table-cell>
              <table:table-cell office:value-type="float" office:value="407.564896159054">
                <text:p>407.564896159054</text:p>
              </table:table-cell>
              <table:table-cell office:value-type="float" office:value="435.10306481845">
                <text:p>435.10306481845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6.1235854700446">
                <text:p>56.1235854700446</text:p>
              </table:table-cell>
              <table:table-cell office:value-type="float" office:value="78.5730196580624">
                <text:p>78.5730196580624</text:p>
              </table:table-cell>
              <table:table-cell office:value-type="float" office:value="106.634812393085">
                <text:p>106.634812393085</text:p>
              </table:table-cell>
              <table:table-cell office:value-type="float" office:value="134.696605128107">
                <text:p>134.696605128107</text:p>
              </table:table-cell>
              <table:table-cell office:value-type="float" office:value="162.758397863129">
                <text:p>162.758397863129</text:p>
              </table:table-cell>
              <table:table-cell office:value-type="float" office:value="190.820190598152">
                <text:p>190.820190598152</text:p>
              </table:table-cell>
              <table:table-cell office:value-type="float" office:value="218.881983333174">
                <text:p>218.881983333174</text:p>
              </table:table-cell>
              <table:table-cell office:value-type="float" office:value="246.943776068196">
                <text:p>246.943776068196</text:p>
              </table:table-cell>
              <table:table-cell office:value-type="float" office:value="275.005568803218">
                <text:p>275.005568803218</text:p>
              </table:table-cell>
              <table:table-cell office:value-type="float" office:value="303.067361538241">
                <text:p>303.067361538241</text:p>
              </table:table-cell>
              <table:table-cell office:value-type="float" office:value="331.129154273263">
                <text:p>331.129154273263</text:p>
              </table:table-cell>
              <table:table-cell office:value-type="float" office:value="359.190947008285">
                <text:p>359.190947008285</text:p>
              </table:table-cell>
              <table:table-cell office:value-type="float" office:value="387.252739743308">
                <text:p>387.252739743308</text:p>
              </table:table-cell>
              <table:table-cell office:value-type="float" office:value="415.31453247833">
                <text:p>415.31453247833</text:p>
              </table:table-cell>
              <table:table-cell office:value-type="float" office:value="443.376325213352">
                <text:p>443.37632521335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.131796528313">
                <text:p>57.131796528313</text:p>
              </table:table-cell>
              <table:table-cell office:value-type="float" office:value="79.9845151396382">
                <text:p>79.9845151396382</text:p>
              </table:table-cell>
              <table:table-cell office:value-type="float" office:value="108.550413403795">
                <text:p>108.550413403795</text:p>
              </table:table-cell>
              <table:table-cell office:value-type="float" office:value="137.116311667951">
                <text:p>137.116311667951</text:p>
              </table:table-cell>
              <table:table-cell office:value-type="float" office:value="165.682209932108">
                <text:p>165.682209932108</text:p>
              </table:table-cell>
              <table:table-cell office:value-type="float" office:value="194.248108196264">
                <text:p>194.248108196264</text:p>
              </table:table-cell>
              <table:table-cell office:value-type="float" office:value="222.814006460421">
                <text:p>222.814006460421</text:p>
              </table:table-cell>
              <table:table-cell office:value-type="float" office:value="251.379904724577">
                <text:p>251.379904724577</text:p>
              </table:table-cell>
              <table:table-cell office:value-type="float" office:value="279.945802988734">
                <text:p>279.945802988734</text:p>
              </table:table-cell>
              <table:table-cell office:value-type="float" office:value="308.51170125289">
                <text:p>308.51170125289</text:p>
              </table:table-cell>
              <table:table-cell office:value-type="float" office:value="337.077599517047">
                <text:p>337.077599517047</text:p>
              </table:table-cell>
              <table:table-cell office:value-type="float" office:value="365.643497781203">
                <text:p>365.643497781203</text:p>
              </table:table-cell>
              <table:table-cell office:value-type="float" office:value="394.20939604536">
                <text:p>394.20939604536</text:p>
              </table:table-cell>
              <table:table-cell office:value-type="float" office:value="422.775294309516">
                <text:p>422.775294309516</text:p>
              </table:table-cell>
              <table:table-cell office:value-type="float" office:value="451.341192573673">
                <text:p>451.34119257367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8.1037764943058">
                <text:p>58.1037764943058</text:p>
              </table:table-cell>
              <table:table-cell office:value-type="float" office:value="81.3452870920282">
                <text:p>81.3452870920282</text:p>
              </table:table-cell>
              <table:table-cell office:value-type="float" office:value="110.397175339181">
                <text:p>110.397175339181</text:p>
              </table:table-cell>
              <table:table-cell office:value-type="float" office:value="139.449063586334">
                <text:p>139.449063586334</text:p>
              </table:table-cell>
              <table:table-cell office:value-type="float" office:value="168.500951833487">
                <text:p>168.500951833487</text:p>
              </table:table-cell>
              <table:table-cell office:value-type="float" office:value="197.55284008064">
                <text:p>197.55284008064</text:p>
              </table:table-cell>
              <table:table-cell office:value-type="float" office:value="226.604728327793">
                <text:p>226.604728327793</text:p>
              </table:table-cell>
              <table:table-cell office:value-type="float" office:value="255.656616574946">
                <text:p>255.656616574946</text:p>
              </table:table-cell>
              <table:table-cell office:value-type="float" office:value="284.708504822099">
                <text:p>284.708504822099</text:p>
              </table:table-cell>
              <table:table-cell office:value-type="float" office:value="313.760393069251">
                <text:p>313.760393069251</text:p>
              </table:table-cell>
              <table:table-cell office:value-type="float" office:value="342.812281316404">
                <text:p>342.812281316404</text:p>
              </table:table-cell>
              <table:table-cell office:value-type="float" office:value="371.864169563557">
                <text:p>371.864169563557</text:p>
              </table:table-cell>
              <table:table-cell office:value-type="float" office:value="400.91605781071">
                <text:p>400.91605781071</text:p>
              </table:table-cell>
              <table:table-cell office:value-type="float" office:value="429.967946057863">
                <text:p>429.967946057863</text:p>
              </table:table-cell>
              <table:table-cell office:value-type="float" office:value="459.019834305016">
                <text:p>459.0198343050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2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2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2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2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2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2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2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2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4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43.639cm" svg:height="20.467cm" xlink:href=".." xlink:type="simple" chart:class="chart:line" chart:style-name="ch1">
        <chart:title svg:x="18.719cm" svg:y="0.545cm" chart:style-name="ch2">
          <text:p>Attack speed per point per level</text:p>
        </chart:title>
        <chart:legend chart:legend-position="end" svg:x="41.925cm" svg:y="6.253cm" style:legend-expansion="high" chart:style-name="ch3"/>
        <chart:plot-area chart:style-name="ch4" table:cell-range-address="Feuille1.AG76:Feuille1.AG97 Feuille1.AJ76:Feuille1.AX97" chart:data-source-has-labels="both" svg:x="1.91cm" svg:y="2.551cm" svg:width="38.271cm" svg:height="16.499cm">
          <chartooo:coordinate-region svg:x="2.822cm" svg:y="2.763cm" svg:width="37.172cm" svg:height="15.614cm"/>
          <chart:axis chart:dimension="x" chart:name="primary-x" chart:style-name="ch5" chartooo:axis-type="auto">
            <chartooo:date-scale/>
            <chart:title svg:x="20.525cm" svg:y="19.46cm" chart:style-name="ch6">
              <text:p>Points</text:p>
            </chart:title>
            <chart:categories table:cell-range-address="Feuille1.AG77:Feuille1.AG97"/>
          </chart:axis>
          <chart:axis chart:dimension="y" chart:name="primary-y" chart:style-name="ch7">
            <chart:title svg:x="0.451cm" svg:y="11.572cm" chart:style-name="ch8">
              <text:p>Atk speed</text:p>
            </chart:title>
            <chart:grid chart:style-name="ch9" chart:class="major"/>
          </chart:axis>
          <chart:series chart:style-name="ch10" chart:values-cell-range-address="Feuille1.AJ77:Feuille1.AJ97" chart:label-cell-address="Feuille1.AJ76:Feuille1.AJ76" chart:class="chart:line">
            <chart:data-point chart:repeated="21"/>
          </chart:series>
          <chart:series chart:style-name="ch11" chart:values-cell-range-address="Feuille1.AK77:Feuille1.AK97" chart:label-cell-address="Feuille1.AK76:Feuille1.AK76" chart:class="chart:line">
            <chart:data-point chart:repeated="21"/>
          </chart:series>
          <chart:series chart:style-name="ch12" chart:values-cell-range-address="Feuille1.AL77:Feuille1.AL97" chart:label-cell-address="Feuille1.AL76:Feuille1.AL76" chart:class="chart:line">
            <chart:data-point chart:repeated="21"/>
          </chart:series>
          <chart:series chart:style-name="ch13" chart:values-cell-range-address="Feuille1.AM77:Feuille1.AM97" chart:label-cell-address="Feuille1.AM76:Feuille1.AM76" chart:class="chart:line">
            <chart:data-point chart:repeated="21"/>
          </chart:series>
          <chart:series chart:style-name="ch14" chart:values-cell-range-address="Feuille1.AN77:Feuille1.AN97" chart:label-cell-address="Feuille1.AN76:Feuille1.AN76" chart:class="chart:line">
            <chart:data-point chart:repeated="21"/>
          </chart:series>
          <chart:series chart:style-name="ch15" chart:values-cell-range-address="Feuille1.AO77:Feuille1.AO97" chart:label-cell-address="Feuille1.AO76:Feuille1.AO76" chart:class="chart:line">
            <chart:data-point chart:repeated="21"/>
          </chart:series>
          <chart:series chart:style-name="ch16" chart:values-cell-range-address="Feuille1.AP77:Feuille1.AP97" chart:label-cell-address="Feuille1.AP76:Feuille1.AP76" chart:class="chart:line">
            <chart:data-point chart:repeated="21"/>
          </chart:series>
          <chart:series chart:style-name="ch17" chart:values-cell-range-address="Feuille1.AQ77:Feuille1.AQ97" chart:label-cell-address="Feuille1.AQ76:Feuille1.AQ76" chart:class="chart:line">
            <chart:data-point chart:repeated="21"/>
          </chart:series>
          <chart:series chart:style-name="ch18" chart:values-cell-range-address="Feuille1.AR77:Feuille1.AR97" chart:label-cell-address="Feuille1.AR76:Feuille1.AR76" chart:class="chart:line">
            <chart:data-point chart:repeated="21"/>
          </chart:series>
          <chart:series chart:style-name="ch19" chart:values-cell-range-address="Feuille1.AS77:Feuille1.AS97" chart:label-cell-address="Feuille1.AS76:Feuille1.AS76" chart:class="chart:line">
            <chart:data-point chart:repeated="21"/>
          </chart:series>
          <chart:series chart:style-name="ch20" chart:values-cell-range-address="Feuille1.AT77:Feuille1.AT97" chart:label-cell-address="Feuille1.AT76:Feuille1.AT76" chart:class="chart:line">
            <chart:data-point chart:repeated="21"/>
          </chart:series>
          <chart:series chart:style-name="ch21" chart:values-cell-range-address="Feuille1.AU77:Feuille1.AU97" chart:label-cell-address="Feuille1.AU76:Feuille1.AU76" chart:class="chart:line">
            <chart:data-point chart:repeated="21"/>
          </chart:series>
          <chart:series chart:style-name="ch22" chart:values-cell-range-address="Feuille1.AV77:Feuille1.AV97" chart:label-cell-address="Feuille1.AV76:Feuille1.AV76" chart:class="chart:line">
            <chart:data-point chart:repeated="21"/>
          </chart:series>
          <chart:series chart:style-name="ch23" chart:values-cell-range-address="Feuille1.AW77:Feuille1.AW97" chart:label-cell-address="Feuille1.AW76:Feuille1.AW76" chart:class="chart:line">
            <chart:data-point chart:repeated="21"/>
          </chart:series>
          <chart:series chart:style-name="ch24" chart:values-cell-range-address="Feuille1.AX77:Feuille1.AX97" chart:label-cell-address="Feuille1.AX76:Feuille1.AX76" chart:class="chart:line">
            <chart:data-point chart:repeated="21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Feuille1.AJ76:Feuille1.AJ76</svg:desc>
                </draw:g>
              </table:table-cell>
              <table:table-cell office:value-type="string">
                <text:p>5</text:p>
                <draw:g>
                  <svg:desc>Feuille1.AK76:Feuille1.AK76</svg:desc>
                </draw:g>
              </table:table-cell>
              <table:table-cell office:value-type="string">
                <text:p>10</text:p>
                <draw:g>
                  <svg:desc>Feuille1.AL76:Feuille1.AL76</svg:desc>
                </draw:g>
              </table:table-cell>
              <table:table-cell office:value-type="string">
                <text:p>15</text:p>
                <draw:g>
                  <svg:desc>Feuille1.AM76:Feuille1.AM76</svg:desc>
                </draw:g>
              </table:table-cell>
              <table:table-cell office:value-type="string">
                <text:p>20</text:p>
                <draw:g>
                  <svg:desc>Feuille1.AN76:Feuille1.AN76</svg:desc>
                </draw:g>
              </table:table-cell>
              <table:table-cell office:value-type="string">
                <text:p>25</text:p>
                <draw:g>
                  <svg:desc>Feuille1.AO76:Feuille1.AO76</svg:desc>
                </draw:g>
              </table:table-cell>
              <table:table-cell office:value-type="string">
                <text:p>30</text:p>
                <draw:g>
                  <svg:desc>Feuille1.AP76:Feuille1.AP76</svg:desc>
                </draw:g>
              </table:table-cell>
              <table:table-cell office:value-type="string">
                <text:p>35</text:p>
                <draw:g>
                  <svg:desc>Feuille1.AQ76:Feuille1.AQ76</svg:desc>
                </draw:g>
              </table:table-cell>
              <table:table-cell office:value-type="string">
                <text:p>40</text:p>
                <draw:g>
                  <svg:desc>Feuille1.AR76:Feuille1.AR76</svg:desc>
                </draw:g>
              </table:table-cell>
              <table:table-cell office:value-type="string">
                <text:p>45</text:p>
                <draw:g>
                  <svg:desc>Feuille1.AS76:Feuille1.AS76</svg:desc>
                </draw:g>
              </table:table-cell>
              <table:table-cell office:value-type="string">
                <text:p>50</text:p>
                <draw:g>
                  <svg:desc>Feuille1.AT76:Feuille1.AT76</svg:desc>
                </draw:g>
              </table:table-cell>
              <table:table-cell office:value-type="string">
                <text:p>55</text:p>
                <draw:g>
                  <svg:desc>Feuille1.AU76:Feuille1.AU76</svg:desc>
                </draw:g>
              </table:table-cell>
              <table:table-cell office:value-type="string">
                <text:p>60</text:p>
                <draw:g>
                  <svg:desc>Feuille1.AV76:Feuille1.AV76</svg:desc>
                </draw:g>
              </table:table-cell>
              <table:table-cell office:value-type="string">
                <text:p>65</text:p>
                <draw:g>
                  <svg:desc>Feuille1.AW76:Feuille1.AW76</svg:desc>
                </draw:g>
              </table:table-cell>
              <table:table-cell office:value-type="string">
                <text:p>70</text:p>
                <draw:g>
                  <svg:desc>Feuille1.AX76:Feuille1.AX7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le1.AG77:Feuille1.AG97</svg:desc>
                </draw:g>
              </table:table-cell>
              <table:table-cell office:value-type="float" office:value="1">
                <text:p>1</text:p>
                <draw:g>
                  <svg:desc>Feuille1.AJ77:Feuille1.AJ97</svg:desc>
                </draw:g>
              </table:table-cell>
              <table:table-cell office:value-type="float" office:value="1.004">
                <text:p>1.004</text:p>
                <draw:g>
                  <svg:desc>Feuille1.AK77:Feuille1.AK97</svg:desc>
                </draw:g>
              </table:table-cell>
              <table:table-cell office:value-type="float" office:value="1.009">
                <text:p>1.009</text:p>
                <draw:g>
                  <svg:desc>Feuille1.AL77:Feuille1.AL97</svg:desc>
                </draw:g>
              </table:table-cell>
              <table:table-cell office:value-type="float" office:value="1.014">
                <text:p>1.014</text:p>
                <draw:g>
                  <svg:desc>Feuille1.AM77:Feuille1.AM97</svg:desc>
                </draw:g>
              </table:table-cell>
              <table:table-cell office:value-type="float" office:value="1.019">
                <text:p>1.019</text:p>
                <draw:g>
                  <svg:desc>Feuille1.AN77:Feuille1.AN97</svg:desc>
                </draw:g>
              </table:table-cell>
              <table:table-cell office:value-type="float" office:value="1.024">
                <text:p>1.024</text:p>
                <draw:g>
                  <svg:desc>Feuille1.AO77:Feuille1.AO97</svg:desc>
                </draw:g>
              </table:table-cell>
              <table:table-cell office:value-type="float" office:value="1.029">
                <text:p>1.029</text:p>
                <draw:g>
                  <svg:desc>Feuille1.AP77:Feuille1.AP97</svg:desc>
                </draw:g>
              </table:table-cell>
              <table:table-cell office:value-type="float" office:value="1.034">
                <text:p>1.034</text:p>
                <draw:g>
                  <svg:desc>Feuille1.AQ77:Feuille1.AQ97</svg:desc>
                </draw:g>
              </table:table-cell>
              <table:table-cell office:value-type="float" office:value="1.039">
                <text:p>1.039</text:p>
                <draw:g>
                  <svg:desc>Feuille1.AR77:Feuille1.AR97</svg:desc>
                </draw:g>
              </table:table-cell>
              <table:table-cell office:value-type="float" office:value="1.044">
                <text:p>1.044</text:p>
                <draw:g>
                  <svg:desc>Feuille1.AS77:Feuille1.AS97</svg:desc>
                </draw:g>
              </table:table-cell>
              <table:table-cell office:value-type="float" office:value="1.049">
                <text:p>1.049</text:p>
                <draw:g>
                  <svg:desc>Feuille1.AT77:Feuille1.AT97</svg:desc>
                </draw:g>
              </table:table-cell>
              <table:table-cell office:value-type="float" office:value="1.054">
                <text:p>1.054</text:p>
                <draw:g>
                  <svg:desc>Feuille1.AU77:Feuille1.AU97</svg:desc>
                </draw:g>
              </table:table-cell>
              <table:table-cell office:value-type="float" office:value="1.059">
                <text:p>1.059</text:p>
                <draw:g>
                  <svg:desc>Feuille1.AV77:Feuille1.AV97</svg:desc>
                </draw:g>
              </table:table-cell>
              <table:table-cell office:value-type="float" office:value="1.064">
                <text:p>1.064</text:p>
                <draw:g>
                  <svg:desc>Feuille1.AW77:Feuille1.AW97</svg:desc>
                </draw:g>
              </table:table-cell>
              <table:table-cell office:value-type="float" office:value="1.069">
                <text:p>1.069</text:p>
                <draw:g>
                  <svg:desc>Feuille1.AX77:Feuille1.AX97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05392242423586">
                <text:p>1.05392242423586</text:p>
              </table:table-cell>
              <table:table-cell office:value-type="float" office:value="1.05813811393281">
                <text:p>1.05813811393281</text:p>
              </table:table-cell>
              <table:table-cell office:value-type="float" office:value="1.06340772605398">
                <text:p>1.06340772605398</text:p>
              </table:table-cell>
              <table:table-cell office:value-type="float" office:value="1.06867733817516">
                <text:p>1.06867733817516</text:p>
              </table:table-cell>
              <table:table-cell office:value-type="float" office:value="1.07394695029634">
                <text:p>1.07394695029634</text:p>
              </table:table-cell>
              <table:table-cell office:value-type="float" office:value="1.07921656241752">
                <text:p>1.07921656241752</text:p>
              </table:table-cell>
              <table:table-cell office:value-type="float" office:value="1.0844861745387">
                <text:p>1.0844861745387</text:p>
              </table:table-cell>
              <table:table-cell office:value-type="float" office:value="1.08975578665988">
                <text:p>1.08975578665988</text:p>
              </table:table-cell>
              <table:table-cell office:value-type="float" office:value="1.09502539878106">
                <text:p>1.09502539878106</text:p>
              </table:table-cell>
              <table:table-cell office:value-type="float" office:value="1.10029501090224">
                <text:p>1.10029501090224</text:p>
              </table:table-cell>
              <table:table-cell office:value-type="float" office:value="1.10556462302342">
                <text:p>1.10556462302342</text:p>
              </table:table-cell>
              <table:table-cell office:value-type="float" office:value="1.1108342351446">
                <text:p>1.1108342351446</text:p>
              </table:table-cell>
              <table:table-cell office:value-type="float" office:value="1.11610384726578">
                <text:p>1.11610384726578</text:p>
              </table:table-cell>
              <table:table-cell office:value-type="float" office:value="1.12137345938696">
                <text:p>1.12137345938696</text:p>
              </table:table-cell>
              <table:table-cell office:value-type="float" office:value="1.12664307150814">
                <text:p>1.1266430715081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10420677278351">
                <text:p>1.10420677278351</text:p>
              </table:table-cell>
              <table:table-cell office:value-type="float" office:value="1.10862359987465">
                <text:p>1.10862359987465</text:p>
              </table:table-cell>
              <table:table-cell office:value-type="float" office:value="1.11414463373856">
                <text:p>1.11414463373856</text:p>
              </table:table-cell>
              <table:table-cell office:value-type="float" office:value="1.11966566760248">
                <text:p>1.11966566760248</text:p>
              </table:table-cell>
              <table:table-cell office:value-type="float" office:value="1.1251867014664">
                <text:p>1.1251867014664</text:p>
              </table:table-cell>
              <table:table-cell office:value-type="float" office:value="1.13070773533032">
                <text:p>1.13070773533032</text:p>
              </table:table-cell>
              <table:table-cell office:value-type="float" office:value="1.13622876919423">
                <text:p>1.13622876919423</text:p>
              </table:table-cell>
              <table:table-cell office:value-type="float" office:value="1.14174980305815">
                <text:p>1.14174980305815</text:p>
              </table:table-cell>
              <table:table-cell office:value-type="float" office:value="1.14727083692207">
                <text:p>1.14727083692207</text:p>
              </table:table-cell>
              <table:table-cell office:value-type="float" office:value="1.15279187078599">
                <text:p>1.15279187078599</text:p>
              </table:table-cell>
              <table:table-cell office:value-type="float" office:value="1.1583129046499">
                <text:p>1.1583129046499</text:p>
              </table:table-cell>
              <table:table-cell office:value-type="float" office:value="1.16383393851382">
                <text:p>1.16383393851382</text:p>
              </table:table-cell>
              <table:table-cell office:value-type="float" office:value="1.16935497237774">
                <text:p>1.16935497237774</text:p>
              </table:table-cell>
              <table:table-cell office:value-type="float" office:value="1.17487600624166">
                <text:p>1.17487600624166</text:p>
              </table:table-cell>
              <table:table-cell office:value-type="float" office:value="1.18039704010557">
                <text:p>1.1803970401055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15131308322899">
                <text:p>1.15131308322899</text:p>
              </table:table-cell>
              <table:table-cell office:value-type="float" office:value="1.1559183355619">
                <text:p>1.1559183355619</text:p>
              </table:table-cell>
              <table:table-cell office:value-type="float" office:value="1.16167490097805">
                <text:p>1.16167490097805</text:p>
              </table:table-cell>
              <table:table-cell office:value-type="float" office:value="1.16743146639419">
                <text:p>1.16743146639419</text:p>
              </table:table-cell>
              <table:table-cell office:value-type="float" office:value="1.17318803181034">
                <text:p>1.17318803181034</text:p>
              </table:table-cell>
              <table:table-cell office:value-type="float" office:value="1.17894459722648">
                <text:p>1.17894459722648</text:p>
              </table:table-cell>
              <table:table-cell office:value-type="float" office:value="1.18470116264263">
                <text:p>1.18470116264263</text:p>
              </table:table-cell>
              <table:table-cell office:value-type="float" office:value="1.19045772805877">
                <text:p>1.19045772805877</text:p>
              </table:table-cell>
              <table:table-cell office:value-type="float" office:value="1.19621429347492">
                <text:p>1.19621429347492</text:p>
              </table:table-cell>
              <table:table-cell office:value-type="float" office:value="1.20197085889106">
                <text:p>1.20197085889106</text:p>
              </table:table-cell>
              <table:table-cell office:value-type="float" office:value="1.20772742430721">
                <text:p>1.20772742430721</text:p>
              </table:table-cell>
              <table:table-cell office:value-type="float" office:value="1.21348398972335">
                <text:p>1.21348398972335</text:p>
              </table:table-cell>
              <table:table-cell office:value-type="float" office:value="1.2192405551395">
                <text:p>1.2192405551395</text:p>
              </table:table-cell>
              <table:table-cell office:value-type="float" office:value="1.22499712055564">
                <text:p>1.22499712055564</text:p>
              </table:table-cell>
              <table:table-cell office:value-type="float" office:value="1.23075368597179">
                <text:p>1.2307536859717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19561929971243">
                <text:p>1.19561929971243</text:p>
              </table:table-cell>
              <table:table-cell office:value-type="float" office:value="1.20040177691128">
                <text:p>1.20040177691128</text:p>
              </table:table-cell>
              <table:table-cell office:value-type="float" office:value="1.20637987340984">
                <text:p>1.20637987340984</text:p>
              </table:table-cell>
              <table:table-cell office:value-type="float" office:value="1.2123579699084">
                <text:p>1.2123579699084</text:p>
              </table:table-cell>
              <table:table-cell office:value-type="float" office:value="1.21833606640696">
                <text:p>1.21833606640696</text:p>
              </table:table-cell>
              <table:table-cell office:value-type="float" office:value="1.22431416290553">
                <text:p>1.22431416290553</text:p>
              </table:table-cell>
              <table:table-cell office:value-type="float" office:value="1.23029225940409">
                <text:p>1.23029225940409</text:p>
              </table:table-cell>
              <table:table-cell office:value-type="float" office:value="1.23627035590265">
                <text:p>1.23627035590265</text:p>
              </table:table-cell>
              <table:table-cell office:value-type="float" office:value="1.24224845240121">
                <text:p>1.24224845240121</text:p>
              </table:table-cell>
              <table:table-cell office:value-type="float" office:value="1.24822654889977">
                <text:p>1.24822654889977</text:p>
              </table:table-cell>
              <table:table-cell office:value-type="float" office:value="1.25420464539834">
                <text:p>1.25420464539834</text:p>
              </table:table-cell>
              <table:table-cell office:value-type="float" office:value="1.2601827418969">
                <text:p>1.2601827418969</text:p>
              </table:table-cell>
              <table:table-cell office:value-type="float" office:value="1.26616083839546">
                <text:p>1.26616083839546</text:p>
              </table:table-cell>
              <table:table-cell office:value-type="float" office:value="1.27213893489402">
                <text:p>1.27213893489402</text:p>
              </table:table-cell>
              <table:table-cell office:value-type="float" office:value="1.27811703139258">
                <text:p>1.2781170313925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.23743971382176">
                <text:p>1.23743971382176</text:p>
              </table:table-cell>
              <table:table-cell office:value-type="float" office:value="1.24238947267705">
                <text:p>1.24238947267705</text:p>
              </table:table-cell>
              <table:table-cell office:value-type="float" office:value="1.24857667124615">
                <text:p>1.24857667124615</text:p>
              </table:table-cell>
              <table:table-cell office:value-type="float" office:value="1.25476386981526">
                <text:p>1.25476386981526</text:p>
              </table:table-cell>
              <table:table-cell office:value-type="float" office:value="1.26095106838437">
                <text:p>1.26095106838437</text:p>
              </table:table-cell>
              <table:table-cell office:value-type="float" office:value="1.26713826695348">
                <text:p>1.26713826695348</text:p>
              </table:table-cell>
              <table:table-cell office:value-type="float" office:value="1.27332546552259">
                <text:p>1.27332546552259</text:p>
              </table:table-cell>
              <table:table-cell office:value-type="float" office:value="1.2795126640917">
                <text:p>1.2795126640917</text:p>
              </table:table-cell>
              <table:table-cell office:value-type="float" office:value="1.28569986266081">
                <text:p>1.28569986266081</text:p>
              </table:table-cell>
              <table:table-cell office:value-type="float" office:value="1.29188706122992">
                <text:p>1.29188706122992</text:p>
              </table:table-cell>
              <table:table-cell office:value-type="float" office:value="1.29807425979903">
                <text:p>1.29807425979903</text:p>
              </table:table-cell>
              <table:table-cell office:value-type="float" office:value="1.30426145836813">
                <text:p>1.30426145836813</text:p>
              </table:table-cell>
              <table:table-cell office:value-type="float" office:value="1.31044865693724">
                <text:p>1.31044865693724</text:p>
              </table:table-cell>
              <table:table-cell office:value-type="float" office:value="1.31663585550635">
                <text:p>1.31663585550635</text:p>
              </table:table-cell>
              <table:table-cell office:value-type="float" office:value="1.32282305407546">
                <text:p>1.3228230540754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.27703850162486">
                <text:p>1.27703850162486</text:p>
              </table:table-cell>
              <table:table-cell office:value-type="float" office:value="1.28214665563136">
                <text:p>1.28214665563136</text:p>
              </table:table-cell>
              <table:table-cell office:value-type="float" office:value="1.28853184813948">
                <text:p>1.28853184813948</text:p>
              </table:table-cell>
              <table:table-cell office:value-type="float" office:value="1.2949170406476">
                <text:p>1.2949170406476</text:p>
              </table:table-cell>
              <table:table-cell office:value-type="float" office:value="1.30130223315573">
                <text:p>1.30130223315573</text:p>
              </table:table-cell>
              <table:table-cell office:value-type="float" office:value="1.30768742566385">
                <text:p>1.30768742566385</text:p>
              </table:table-cell>
              <table:table-cell office:value-type="float" office:value="1.31407261817198">
                <text:p>1.31407261817198</text:p>
              </table:table-cell>
              <table:table-cell office:value-type="float" office:value="1.3204578106801">
                <text:p>1.3204578106801</text:p>
              </table:table-cell>
              <table:table-cell office:value-type="float" office:value="1.32684300318823">
                <text:p>1.32684300318823</text:p>
              </table:table-cell>
              <table:table-cell office:value-type="float" office:value="1.33322819569635">
                <text:p>1.33322819569635</text:p>
              </table:table-cell>
              <table:table-cell office:value-type="float" office:value="1.33961338820447">
                <text:p>1.33961338820447</text:p>
              </table:table-cell>
              <table:table-cell office:value-type="float" office:value="1.3459985807126">
                <text:p>1.3459985807126</text:p>
              </table:table-cell>
              <table:table-cell office:value-type="float" office:value="1.35238377322072">
                <text:p>1.35238377322072</text:p>
              </table:table-cell>
              <table:table-cell office:value-type="float" office:value="1.35876896572885">
                <text:p>1.35876896572885</text:p>
              </table:table-cell>
              <table:table-cell office:value-type="float" office:value="1.36515415823697">
                <text:p>1.3651541582369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.31463984299052">
                <text:p>1.31463984299052</text:p>
              </table:table-cell>
              <table:table-cell office:value-type="float" office:value="1.31989840236248">
                <text:p>1.31989840236248</text:p>
              </table:table-cell>
              <table:table-cell office:value-type="float" office:value="1.32647160157743">
                <text:p>1.32647160157743</text:p>
              </table:table-cell>
              <table:table-cell office:value-type="float" office:value="1.33304480079238">
                <text:p>1.33304480079238</text:p>
              </table:table-cell>
              <table:table-cell office:value-type="float" office:value="1.33961800000734">
                <text:p>1.33961800000734</text:p>
              </table:table-cell>
              <table:table-cell office:value-type="float" office:value="1.34619119922229">
                <text:p>1.34619119922229</text:p>
              </table:table-cell>
              <table:table-cell office:value-type="float" office:value="1.35276439843724">
                <text:p>1.35276439843724</text:p>
              </table:table-cell>
              <table:table-cell office:value-type="float" office:value="1.35933759765219">
                <text:p>1.35933759765219</text:p>
              </table:table-cell>
              <table:table-cell office:value-type="float" office:value="1.36591079686715">
                <text:p>1.36591079686715</text:p>
              </table:table-cell>
              <table:table-cell office:value-type="float" office:value="1.3724839960821">
                <text:p>1.3724839960821</text:p>
              </table:table-cell>
              <table:table-cell office:value-type="float" office:value="1.37905719529705">
                <text:p>1.37905719529705</text:p>
              </table:table-cell>
              <table:table-cell office:value-type="float" office:value="1.385630394512">
                <text:p>1.385630394512</text:p>
              </table:table-cell>
              <table:table-cell office:value-type="float" office:value="1.39220359372696">
                <text:p>1.39220359372696</text:p>
              </table:table-cell>
              <table:table-cell office:value-type="float" office:value="1.39877679294191">
                <text:p>1.39877679294191</text:p>
              </table:table-cell>
              <table:table-cell office:value-type="float" office:value="1.40534999215686">
                <text:p>1.4053499921568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35043560906422">
                <text:p>1.35043560906422</text:p>
              </table:table-cell>
              <table:table-cell office:value-type="float" office:value="1.35583735150047">
                <text:p>1.35583735150047</text:p>
              </table:table-cell>
              <table:table-cell office:value-type="float" office:value="1.36258952954579">
                <text:p>1.36258952954579</text:p>
              </table:table-cell>
              <table:table-cell office:value-type="float" office:value="1.36934170759111">
                <text:p>1.36934170759111</text:p>
              </table:table-cell>
              <table:table-cell office:value-type="float" office:value="1.37609388563644">
                <text:p>1.37609388563644</text:p>
              </table:table-cell>
              <table:table-cell office:value-type="float" office:value="1.38284606368176">
                <text:p>1.38284606368176</text:p>
              </table:table-cell>
              <table:table-cell office:value-type="float" office:value="1.38959824172708">
                <text:p>1.38959824172708</text:p>
              </table:table-cell>
              <table:table-cell office:value-type="float" office:value="1.3963504197724">
                <text:p>1.3963504197724</text:p>
              </table:table-cell>
              <table:table-cell office:value-type="float" office:value="1.40310259781772">
                <text:p>1.40310259781772</text:p>
              </table:table-cell>
              <table:table-cell office:value-type="float" office:value="1.40985477586304">
                <text:p>1.40985477586304</text:p>
              </table:table-cell>
              <table:table-cell office:value-type="float" office:value="1.41660695390836">
                <text:p>1.41660695390836</text:p>
              </table:table-cell>
              <table:table-cell office:value-type="float" office:value="1.42335913195368">
                <text:p>1.42335913195368</text:p>
              </table:table-cell>
              <table:table-cell office:value-type="float" office:value="1.430111309999">
                <text:p>1.430111309999</text:p>
              </table:table-cell>
              <table:table-cell office:value-type="float" office:value="1.43686348804433">
                <text:p>1.43686348804433</text:p>
              </table:table-cell>
              <table:table-cell office:value-type="float" office:value="1.44361566608965">
                <text:p>1.4436156660896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.38459128715087">
                <text:p>1.38459128715087</text:p>
              </table:table-cell>
              <table:table-cell office:value-type="float" office:value="1.39012965229947">
                <text:p>1.39012965229947</text:p>
              </table:table-cell>
              <table:table-cell office:value-type="float" office:value="1.39705260873523">
                <text:p>1.39705260873523</text:p>
              </table:table-cell>
              <table:table-cell office:value-type="float" office:value="1.40397556517098">
                <text:p>1.40397556517098</text:p>
              </table:table-cell>
              <table:table-cell office:value-type="float" office:value="1.41089852160673">
                <text:p>1.41089852160673</text:p>
              </table:table-cell>
              <table:table-cell office:value-type="float" office:value="1.41782147804249">
                <text:p>1.41782147804249</text:p>
              </table:table-cell>
              <table:table-cell office:value-type="float" office:value="1.42474443447824">
                <text:p>1.42474443447824</text:p>
              </table:table-cell>
              <table:table-cell office:value-type="float" office:value="1.431667390914">
                <text:p>1.431667390914</text:p>
              </table:table-cell>
              <table:table-cell office:value-type="float" office:value="1.43859034734975">
                <text:p>1.43859034734975</text:p>
              </table:table-cell>
              <table:table-cell office:value-type="float" office:value="1.44551330378551">
                <text:p>1.44551330378551</text:p>
              </table:table-cell>
              <table:table-cell office:value-type="float" office:value="1.45243626022126">
                <text:p>1.45243626022126</text:p>
              </table:table-cell>
              <table:table-cell office:value-type="float" office:value="1.45935921665701">
                <text:p>1.45935921665701</text:p>
              </table:table-cell>
              <table:table-cell office:value-type="float" office:value="1.46628217309277">
                <text:p>1.46628217309277</text:p>
              </table:table-cell>
              <table:table-cell office:value-type="float" office:value="1.47320512952852">
                <text:p>1.47320512952852</text:p>
              </table:table-cell>
              <table:table-cell office:value-type="float" office:value="1.48012808596428">
                <text:p>1.4801280859642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41725060677046">
                <text:p>1.41725060677046</text:p>
              </table:table-cell>
              <table:table-cell office:value-type="float" office:value="1.42291960919754">
                <text:p>1.42291960919754</text:p>
              </table:table-cell>
              <table:table-cell office:value-type="float" office:value="1.43000586223139">
                <text:p>1.43000586223139</text:p>
              </table:table-cell>
              <table:table-cell office:value-type="float" office:value="1.43709211526524">
                <text:p>1.43709211526524</text:p>
              </table:table-cell>
              <table:table-cell office:value-type="float" office:value="1.4441783682991">
                <text:p>1.4441783682991</text:p>
              </table:table-cell>
              <table:table-cell office:value-type="float" office:value="1.45126462133295">
                <text:p>1.45126462133295</text:p>
              </table:table-cell>
              <table:table-cell office:value-type="float" office:value="1.4583508743668">
                <text:p>1.4583508743668</text:p>
              </table:table-cell>
              <table:table-cell office:value-type="float" office:value="1.46543712740065">
                <text:p>1.46543712740065</text:p>
              </table:table-cell>
              <table:table-cell office:value-type="float" office:value="1.47252338043451">
                <text:p>1.47252338043451</text:p>
              </table:table-cell>
              <table:table-cell office:value-type="float" office:value="1.47960963346836">
                <text:p>1.47960963346836</text:p>
              </table:table-cell>
              <table:table-cell office:value-type="float" office:value="1.48669588650221">
                <text:p>1.48669588650221</text:p>
              </table:table-cell>
              <table:table-cell office:value-type="float" office:value="1.49378213953606">
                <text:p>1.49378213953606</text:p>
              </table:table-cell>
              <table:table-cell office:value-type="float" office:value="1.50086839256991">
                <text:p>1.50086839256991</text:p>
              </table:table-cell>
              <table:table-cell office:value-type="float" office:value="1.50795464560377">
                <text:p>1.50795464560377</text:p>
              </table:table-cell>
              <table:table-cell office:value-type="float" office:value="1.51504089863762">
                <text:p>1.5150408986376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.44853919425171">
                <text:p>1.44853919425171</text:p>
              </table:table-cell>
              <table:table-cell office:value-type="float" office:value="1.45433335102872">
                <text:p>1.45433335102872</text:p>
              </table:table-cell>
              <table:table-cell office:value-type="float" office:value="1.46157604699998">
                <text:p>1.46157604699998</text:p>
              </table:table-cell>
              <table:table-cell office:value-type="float" office:value="1.46881874297123">
                <text:p>1.46881874297123</text:p>
              </table:table-cell>
              <table:table-cell office:value-type="float" office:value="1.47606143894249">
                <text:p>1.47606143894249</text:p>
              </table:table-cell>
              <table:table-cell office:value-type="float" office:value="1.48330413491375">
                <text:p>1.48330413491375</text:p>
              </table:table-cell>
              <table:table-cell office:value-type="float" office:value="1.49054683088501">
                <text:p>1.49054683088501</text:p>
              </table:table-cell>
              <table:table-cell office:value-type="float" office:value="1.49778952685627">
                <text:p>1.49778952685627</text:p>
              </table:table-cell>
              <table:table-cell office:value-type="float" office:value="1.50503222282753">
                <text:p>1.50503222282753</text:p>
              </table:table-cell>
              <table:table-cell office:value-type="float" office:value="1.51227491879879">
                <text:p>1.51227491879879</text:p>
              </table:table-cell>
              <table:table-cell office:value-type="float" office:value="1.51951761477004">
                <text:p>1.51951761477004</text:p>
              </table:table-cell>
              <table:table-cell office:value-type="float" office:value="1.5267603107413">
                <text:p>1.5267603107413</text:p>
              </table:table-cell>
              <table:table-cell office:value-type="float" office:value="1.53400300671256">
                <text:p>1.53400300671256</text:p>
              </table:table-cell>
              <table:table-cell office:value-type="float" office:value="1.54124570268382">
                <text:p>1.54124570268382</text:p>
              </table:table-cell>
              <table:table-cell office:value-type="float" office:value="1.54848839865508">
                <text:p>1.5484883986550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.47856749083411">
                <text:p>1.47856749083411</text:p>
              </table:table-cell>
              <table:table-cell office:value-type="float" office:value="1.48448176079745">
                <text:p>1.48448176079745</text:p>
              </table:table-cell>
              <table:table-cell office:value-type="float" office:value="1.49187459825162">
                <text:p>1.49187459825162</text:p>
              </table:table-cell>
              <table:table-cell office:value-type="float" office:value="1.49926743570579">
                <text:p>1.49926743570579</text:p>
              </table:table-cell>
              <table:table-cell office:value-type="float" office:value="1.50666027315996">
                <text:p>1.50666027315996</text:p>
              </table:table-cell>
              <table:table-cell office:value-type="float" office:value="1.51405311061413">
                <text:p>1.51405311061413</text:p>
              </table:table-cell>
              <table:table-cell office:value-type="float" office:value="1.5214459480683">
                <text:p>1.5214459480683</text:p>
              </table:table-cell>
              <table:table-cell office:value-type="float" office:value="1.52883878552247">
                <text:p>1.52883878552247</text:p>
              </table:table-cell>
              <table:table-cell office:value-type="float" office:value="1.53623162297664">
                <text:p>1.53623162297664</text:p>
              </table:table-cell>
              <table:table-cell office:value-type="float" office:value="1.54362446043081">
                <text:p>1.54362446043081</text:p>
              </table:table-cell>
              <table:table-cell office:value-type="float" office:value="1.55101729788498">
                <text:p>1.55101729788498</text:p>
              </table:table-cell>
              <table:table-cell office:value-type="float" office:value="1.55841013533915">
                <text:p>1.55841013533915</text:p>
              </table:table-cell>
              <table:table-cell office:value-type="float" office:value="1.56580297279332">
                <text:p>1.56580297279332</text:p>
              </table:table-cell>
              <table:table-cell office:value-type="float" office:value="1.57319581024749">
                <text:p>1.57319581024749</text:p>
              </table:table-cell>
              <table:table-cell office:value-type="float" office:value="1.58058864770166">
                <text:p>1.5805886477016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.50743310550486">
                <text:p>1.50743310550486</text:p>
              </table:table-cell>
              <table:table-cell office:value-type="float" office:value="1.51346283792688">
                <text:p>1.51346283792688</text:p>
              </table:table-cell>
              <table:table-cell office:value-type="float" office:value="1.52100000345441">
                <text:p>1.52100000345441</text:p>
              </table:table-cell>
              <table:table-cell office:value-type="float" office:value="1.52853716898193">
                <text:p>1.52853716898193</text:p>
              </table:table-cell>
              <table:table-cell office:value-type="float" office:value="1.53607433450946">
                <text:p>1.53607433450946</text:p>
              </table:table-cell>
              <table:table-cell office:value-type="float" office:value="1.54361150003698">
                <text:p>1.54361150003698</text:p>
              </table:table-cell>
              <table:table-cell office:value-type="float" office:value="1.55114866556451">
                <text:p>1.55114866556451</text:p>
              </table:table-cell>
              <table:table-cell office:value-type="float" office:value="1.55868583109203">
                <text:p>1.55868583109203</text:p>
              </table:table-cell>
              <table:table-cell office:value-type="float" office:value="1.56622299661955">
                <text:p>1.56622299661955</text:p>
              </table:table-cell>
              <table:table-cell office:value-type="float" office:value="1.57376016214708">
                <text:p>1.57376016214708</text:p>
              </table:table-cell>
              <table:table-cell office:value-type="float" office:value="1.5812973276746">
                <text:p>1.5812973276746</text:p>
              </table:table-cell>
              <table:table-cell office:value-type="float" office:value="1.58883449320213">
                <text:p>1.58883449320213</text:p>
              </table:table-cell>
              <table:table-cell office:value-type="float" office:value="1.59637165872965">
                <text:p>1.59637165872965</text:p>
              </table:table-cell>
              <table:table-cell office:value-type="float" office:value="1.60390882425718">
                <text:p>1.60390882425718</text:p>
              </table:table-cell>
              <table:table-cell office:value-type="float" office:value="1.6114459897847">
                <text:p>1.611445989784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.53522272908161">
                <text:p>1.53522272908161</text:p>
              </table:table-cell>
              <table:table-cell office:value-type="float" office:value="1.54136361999793">
                <text:p>1.54136361999793</text:p>
              </table:table-cell>
              <table:table-cell office:value-type="float" office:value="1.54903973364334">
                <text:p>1.54903973364334</text:p>
              </table:table-cell>
              <table:table-cell office:value-type="float" office:value="1.55671584728875">
                <text:p>1.55671584728875</text:p>
              </table:table-cell>
              <table:table-cell office:value-type="float" office:value="1.56439196093416">
                <text:p>1.56439196093416</text:p>
              </table:table-cell>
              <table:table-cell office:value-type="float" office:value="1.57206807457956">
                <text:p>1.57206807457956</text:p>
              </table:table-cell>
              <table:table-cell office:value-type="float" office:value="1.57974418822497">
                <text:p>1.57974418822497</text:p>
              </table:table-cell>
              <table:table-cell office:value-type="float" office:value="1.58742030187038">
                <text:p>1.58742030187038</text:p>
              </table:table-cell>
              <table:table-cell office:value-type="float" office:value="1.59509641551579">
                <text:p>1.59509641551579</text:p>
              </table:table-cell>
              <table:table-cell office:value-type="float" office:value="1.6027725291612">
                <text:p>1.6027725291612</text:p>
              </table:table-cell>
              <table:table-cell office:value-type="float" office:value="1.6104486428066">
                <text:p>1.6104486428066</text:p>
              </table:table-cell>
              <table:table-cell office:value-type="float" office:value="1.61812475645201">
                <text:p>1.61812475645201</text:p>
              </table:table-cell>
              <table:table-cell office:value-type="float" office:value="1.62580087009742">
                <text:p>1.62580087009742</text:p>
              </table:table-cell>
              <table:table-cell office:value-type="float" office:value="1.63347698374283">
                <text:p>1.63347698374283</text:p>
              </table:table-cell>
              <table:table-cell office:value-type="float" office:value="1.64115309738824">
                <text:p>1.6411530973882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.56201370420289">
                <text:p>1.56201370420289</text:p>
              </table:table-cell>
              <table:table-cell office:value-type="float" office:value="1.5682617590197">
                <text:p>1.5682617590197</text:p>
              </table:table-cell>
              <table:table-cell office:value-type="float" office:value="1.57607182754072">
                <text:p>1.57607182754072</text:p>
              </table:table-cell>
              <table:table-cell office:value-type="float" office:value="1.58388189606173">
                <text:p>1.58388189606173</text:p>
              </table:table-cell>
              <table:table-cell office:value-type="float" office:value="1.59169196458275">
                <text:p>1.59169196458275</text:p>
              </table:table-cell>
              <table:table-cell office:value-type="float" office:value="1.59950203310376">
                <text:p>1.59950203310376</text:p>
              </table:table-cell>
              <table:table-cell office:value-type="float" office:value="1.60731210162477">
                <text:p>1.60731210162477</text:p>
              </table:table-cell>
              <table:table-cell office:value-type="float" office:value="1.61512217014579">
                <text:p>1.61512217014579</text:p>
              </table:table-cell>
              <table:table-cell office:value-type="float" office:value="1.6229322386668">
                <text:p>1.6229322386668</text:p>
              </table:table-cell>
              <table:table-cell office:value-type="float" office:value="1.63074230718782">
                <text:p>1.63074230718782</text:p>
              </table:table-cell>
              <table:table-cell office:value-type="float" office:value="1.63855237570883">
                <text:p>1.63855237570883</text:p>
              </table:table-cell>
              <table:table-cell office:value-type="float" office:value="1.64636244422985">
                <text:p>1.64636244422985</text:p>
              </table:table-cell>
              <table:table-cell office:value-type="float" office:value="1.65417251275086">
                <text:p>1.65417251275086</text:p>
              </table:table-cell>
              <table:table-cell office:value-type="float" office:value="1.66198258127188">
                <text:p>1.66198258127188</text:p>
              </table:table-cell>
              <table:table-cell office:value-type="float" office:value="1.66979264979289">
                <text:p>1.6697926497928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58787532288597">
                <text:p>1.58787532288597</text:p>
              </table:table-cell>
              <table:table-cell office:value-type="float" office:value="1.59422682417752">
                <text:p>1.59422682417752</text:p>
              </table:table-cell>
              <table:table-cell office:value-type="float" office:value="1.60216620079195">
                <text:p>1.60216620079195</text:p>
              </table:table-cell>
              <table:table-cell office:value-type="float" office:value="1.61010557740638">
                <text:p>1.61010557740638</text:p>
              </table:table-cell>
              <table:table-cell office:value-type="float" office:value="1.61804495402081">
                <text:p>1.61804495402081</text:p>
              </table:table-cell>
              <table:table-cell office:value-type="float" office:value="1.62598433063524">
                <text:p>1.62598433063524</text:p>
              </table:table-cell>
              <table:table-cell office:value-type="float" office:value="1.63392370724967">
                <text:p>1.63392370724967</text:p>
              </table:table-cell>
              <table:table-cell office:value-type="float" office:value="1.6418630838641">
                <text:p>1.6418630838641</text:p>
              </table:table-cell>
              <table:table-cell office:value-type="float" office:value="1.64980246047853">
                <text:p>1.64980246047853</text:p>
              </table:table-cell>
              <table:table-cell office:value-type="float" office:value="1.65774183709296">
                <text:p>1.65774183709296</text:p>
              </table:table-cell>
              <table:table-cell office:value-type="float" office:value="1.66568121370739">
                <text:p>1.66568121370739</text:p>
              </table:table-cell>
              <table:table-cell office:value-type="float" office:value="1.67362059032182">
                <text:p>1.67362059032182</text:p>
              </table:table-cell>
              <table:table-cell office:value-type="float" office:value="1.68155996693625">
                <text:p>1.68155996693625</text:p>
              </table:table-cell>
              <table:table-cell office:value-type="float" office:value="1.68949934355068">
                <text:p>1.68949934355068</text:p>
              </table:table-cell>
              <table:table-cell office:value-type="float" office:value="1.69743872016511">
                <text:p>1.69743872016511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.61286990648289">
                <text:p>1.61286990648289</text:p>
              </table:table-cell>
              <table:table-cell office:value-type="float" office:value="1.61932138610882">
                <text:p>1.61932138610882</text:p>
              </table:table-cell>
              <table:table-cell office:value-type="float" office:value="1.62738573564123">
                <text:p>1.62738573564123</text:p>
              </table:table-cell>
              <table:table-cell office:value-type="float" office:value="1.63545008517365">
                <text:p>1.63545008517365</text:p>
              </table:table-cell>
              <table:table-cell office:value-type="float" office:value="1.64351443470606">
                <text:p>1.64351443470606</text:p>
              </table:table-cell>
              <table:table-cell office:value-type="float" office:value="1.65157878423847">
                <text:p>1.65157878423847</text:p>
              </table:table-cell>
              <table:table-cell office:value-type="float" office:value="1.65964313377089">
                <text:p>1.65964313377089</text:p>
              </table:table-cell>
              <table:table-cell office:value-type="float" office:value="1.6677074833033">
                <text:p>1.6677074833033</text:p>
              </table:table-cell>
              <table:table-cell office:value-type="float" office:value="1.67577183283572">
                <text:p>1.67577183283572</text:p>
              </table:table-cell>
              <table:table-cell office:value-type="float" office:value="1.68383618236813">
                <text:p>1.68383618236813</text:p>
              </table:table-cell>
              <table:table-cell office:value-type="float" office:value="1.69190053190055">
                <text:p>1.69190053190055</text:p>
              </table:table-cell>
              <table:table-cell office:value-type="float" office:value="1.69996488143296">
                <text:p>1.69996488143296</text:p>
              </table:table-cell>
              <table:table-cell office:value-type="float" office:value="1.70802923096538">
                <text:p>1.70802923096538</text:p>
              </table:table-cell>
              <table:table-cell office:value-type="float" office:value="1.71609358049779">
                <text:p>1.71609358049779</text:p>
              </table:table-cell>
              <table:table-cell office:value-type="float" office:value="1.7241579300302">
                <text:p>1.72415793003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.6370537104079">
                <text:p>1.6370537104079</text:p>
              </table:table-cell>
              <table:table-cell office:value-type="float" office:value="1.64360192524953">
                <text:p>1.64360192524953</text:p>
              </table:table-cell>
              <table:table-cell office:value-type="float" office:value="1.65178719380157">
                <text:p>1.65178719380157</text:p>
              </table:table-cell>
              <table:table-cell office:value-type="float" office:value="1.65997246235361">
                <text:p>1.65997246235361</text:p>
              </table:table-cell>
              <table:table-cell office:value-type="float" office:value="1.66815773090565">
                <text:p>1.66815773090565</text:p>
              </table:table-cell>
              <table:table-cell office:value-type="float" office:value="1.67634299945769">
                <text:p>1.67634299945769</text:p>
              </table:table-cell>
              <table:table-cell office:value-type="float" office:value="1.68452826800972">
                <text:p>1.68452826800972</text:p>
              </table:table-cell>
              <table:table-cell office:value-type="float" office:value="1.69271353656176">
                <text:p>1.69271353656176</text:p>
              </table:table-cell>
              <table:table-cell office:value-type="float" office:value="1.7008988051138">
                <text:p>1.7008988051138</text:p>
              </table:table-cell>
              <table:table-cell office:value-type="float" office:value="1.70908407366584">
                <text:p>1.70908407366584</text:p>
              </table:table-cell>
              <table:table-cell office:value-type="float" office:value="1.71726934221788">
                <text:p>1.71726934221788</text:p>
              </table:table-cell>
              <table:table-cell office:value-type="float" office:value="1.72545461076992">
                <text:p>1.72545461076992</text:p>
              </table:table-cell>
              <table:table-cell office:value-type="float" office:value="1.73363987932196">
                <text:p>1.73363987932196</text:p>
              </table:table-cell>
              <table:table-cell office:value-type="float" office:value="1.741825147874">
                <text:p>1.741825147874</text:p>
              </table:table-cell>
              <table:table-cell office:value-type="float" office:value="1.75001041642604">
                <text:p>1.75001041642604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.66047768668483">
                <text:p>1.66047768668483</text:p>
              </table:table-cell>
              <table:table-cell office:value-type="float" office:value="1.66711959743157">
                <text:p>1.66711959743157</text:p>
              </table:table-cell>
              <table:table-cell office:value-type="float" office:value="1.67542198586499">
                <text:p>1.67542198586499</text:p>
              </table:table-cell>
              <table:table-cell office:value-type="float" office:value="1.68372437429842">
                <text:p>1.68372437429842</text:p>
              </table:table-cell>
              <table:table-cell office:value-type="float" office:value="1.69202676273184">
                <text:p>1.69202676273184</text:p>
              </table:table-cell>
              <table:table-cell office:value-type="float" office:value="1.70032915116527">
                <text:p>1.70032915116527</text:p>
              </table:table-cell>
              <table:table-cell office:value-type="float" office:value="1.70863153959869">
                <text:p>1.70863153959869</text:p>
              </table:table-cell>
              <table:table-cell office:value-type="float" office:value="1.71693392803211">
                <text:p>1.71693392803211</text:p>
              </table:table-cell>
              <table:table-cell office:value-type="float" office:value="1.72523631646554">
                <text:p>1.72523631646554</text:p>
              </table:table-cell>
              <table:table-cell office:value-type="float" office:value="1.73353870489896">
                <text:p>1.73353870489896</text:p>
              </table:table-cell>
              <table:table-cell office:value-type="float" office:value="1.74184109333239">
                <text:p>1.74184109333239</text:p>
              </table:table-cell>
              <table:table-cell office:value-type="float" office:value="1.75014348176581">
                <text:p>1.75014348176581</text:p>
              </table:table-cell>
              <table:table-cell office:value-type="float" office:value="1.75844587019923">
                <text:p>1.75844587019923</text:p>
              </table:table-cell>
              <table:table-cell office:value-type="float" office:value="1.76674825863266">
                <text:p>1.76674825863266</text:p>
              </table:table-cell>
              <table:table-cell office:value-type="float" office:value="1.77505064706608">
                <text:p>1.7750506470660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68318813031193">
                <text:p>1.68318813031193</text:p>
              </table:table-cell>
              <table:table-cell office:value-type="float" office:value="1.68992088283318">
                <text:p>1.68992088283318</text:p>
              </table:table-cell>
              <table:table-cell office:value-type="float" office:value="1.69833682348474">
                <text:p>1.69833682348474</text:p>
              </table:table-cell>
              <table:table-cell office:value-type="float" office:value="1.7067527641363">
                <text:p>1.7067527641363</text:p>
              </table:table-cell>
              <table:table-cell office:value-type="float" office:value="1.71516870478785">
                <text:p>1.71516870478785</text:p>
              </table:table-cell>
              <table:table-cell office:value-type="float" office:value="1.72358464543941">
                <text:p>1.72358464543941</text:p>
              </table:table-cell>
              <table:table-cell office:value-type="float" office:value="1.73200058609097">
                <text:p>1.73200058609097</text:p>
              </table:table-cell>
              <table:table-cell office:value-type="float" office:value="1.74041652674253">
                <text:p>1.74041652674253</text:p>
              </table:table-cell>
              <table:table-cell office:value-type="float" office:value="1.74883246739409">
                <text:p>1.74883246739409</text:p>
              </table:table-cell>
              <table:table-cell office:value-type="float" office:value="1.75724840804565">
                <text:p>1.75724840804565</text:p>
              </table:table-cell>
              <table:table-cell office:value-type="float" office:value="1.76566434869721">
                <text:p>1.76566434869721</text:p>
              </table:table-cell>
              <table:table-cell office:value-type="float" office:value="1.77408028934877">
                <text:p>1.77408028934877</text:p>
              </table:table-cell>
              <table:table-cell office:value-type="float" office:value="1.78249623000033">
                <text:p>1.78249623000033</text:p>
              </table:table-cell>
              <table:table-cell office:value-type="float" office:value="1.79091217065189">
                <text:p>1.79091217065189</text:p>
              </table:table-cell>
              <table:table-cell office:value-type="float" office:value="1.79932811130345">
                <text:p>1.7993281113034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2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2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2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2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2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2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2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2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4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44.057cm" svg:height="20.566cm" xlink:href=".." xlink:type="simple" chart:class="chart:line" chart:style-name="ch1">
        <chart:title svg:x="18.862cm" svg:y="0.547cm" chart:style-name="ch2">
          <text:p>Critic percent per point per level</text:p>
        </chart:title>
        <chart:legend chart:legend-position="end" svg:x="42.343cm" svg:y="6.303cm" style:legend-expansion="high" chart:style-name="ch3"/>
        <chart:plot-area chart:style-name="ch4" table:cell-range-address="Feuille1.BA76:Feuille1.BA97 Feuille1.BD76:Feuille1.BR97" chart:data-source-has-labels="both" svg:x="1.919cm" svg:y="2.559cm" svg:width="38.662cm" svg:height="16.588cm">
          <chartooo:coordinate-region svg:x="3.017cm" svg:y="2.771cm" svg:width="37.377cm" svg:height="15.703cm"/>
          <chart:axis chart:dimension="x" chart:name="primary-x" chart:style-name="ch5" chartooo:axis-type="auto">
            <chartooo:date-scale/>
            <chart:title svg:x="20.73cm" svg:y="19.559cm" chart:style-name="ch6">
              <text:p>Points</text:p>
            </chart:title>
            <chart:categories table:cell-range-address="Feuille1.BA77:Feuille1.BA97"/>
          </chart:axis>
          <chart:axis chart:dimension="y" chart:name="primary-y" chart:style-name="ch7">
            <chart:title svg:x="0.451cm" svg:y="11.466cm" chart:style-name="ch8">
              <text:p>Critic %</text:p>
            </chart:title>
            <chart:grid chart:style-name="ch9" chart:class="major"/>
          </chart:axis>
          <chart:series chart:style-name="ch10" chart:values-cell-range-address="Feuille1.BD77:Feuille1.BD97" chart:label-cell-address="Feuille1.BD76:Feuille1.BD76" chart:class="chart:line">
            <chart:data-point chart:repeated="21"/>
          </chart:series>
          <chart:series chart:style-name="ch11" chart:values-cell-range-address="Feuille1.BE77:Feuille1.BE97" chart:label-cell-address="Feuille1.BE76:Feuille1.BE76" chart:class="chart:line">
            <chart:data-point chart:repeated="21"/>
          </chart:series>
          <chart:series chart:style-name="ch12" chart:values-cell-range-address="Feuille1.BF77:Feuille1.BF97" chart:label-cell-address="Feuille1.BF76:Feuille1.BF76" chart:class="chart:line">
            <chart:data-point chart:repeated="21"/>
          </chart:series>
          <chart:series chart:style-name="ch13" chart:values-cell-range-address="Feuille1.BG77:Feuille1.BG97" chart:label-cell-address="Feuille1.BG76:Feuille1.BG76" chart:class="chart:line">
            <chart:data-point chart:repeated="21"/>
          </chart:series>
          <chart:series chart:style-name="ch14" chart:values-cell-range-address="Feuille1.BH77:Feuille1.BH97" chart:label-cell-address="Feuille1.BH76:Feuille1.BH76" chart:class="chart:line">
            <chart:data-point chart:repeated="21"/>
          </chart:series>
          <chart:series chart:style-name="ch15" chart:values-cell-range-address="Feuille1.BI77:Feuille1.BI97" chart:label-cell-address="Feuille1.BI76:Feuille1.BI76" chart:class="chart:line">
            <chart:data-point chart:repeated="21"/>
          </chart:series>
          <chart:series chart:style-name="ch16" chart:values-cell-range-address="Feuille1.BJ77:Feuille1.BJ97" chart:label-cell-address="Feuille1.BJ76:Feuille1.BJ76" chart:class="chart:line">
            <chart:data-point chart:repeated="21"/>
          </chart:series>
          <chart:series chart:style-name="ch17" chart:values-cell-range-address="Feuille1.BK77:Feuille1.BK97" chart:label-cell-address="Feuille1.BK76:Feuille1.BK76" chart:class="chart:line">
            <chart:data-point chart:repeated="21"/>
          </chart:series>
          <chart:series chart:style-name="ch18" chart:values-cell-range-address="Feuille1.BL77:Feuille1.BL97" chart:label-cell-address="Feuille1.BL76:Feuille1.BL76" chart:class="chart:line">
            <chart:data-point chart:repeated="21"/>
          </chart:series>
          <chart:series chart:style-name="ch19" chart:values-cell-range-address="Feuille1.BM77:Feuille1.BM97" chart:label-cell-address="Feuille1.BM76:Feuille1.BM76" chart:class="chart:line">
            <chart:data-point chart:repeated="21"/>
          </chart:series>
          <chart:series chart:style-name="ch20" chart:values-cell-range-address="Feuille1.BN77:Feuille1.BN97" chart:label-cell-address="Feuille1.BN76:Feuille1.BN76" chart:class="chart:line">
            <chart:data-point chart:repeated="21"/>
          </chart:series>
          <chart:series chart:style-name="ch21" chart:values-cell-range-address="Feuille1.BO77:Feuille1.BO97" chart:label-cell-address="Feuille1.BO76:Feuille1.BO76" chart:class="chart:line">
            <chart:data-point chart:repeated="21"/>
          </chart:series>
          <chart:series chart:style-name="ch22" chart:values-cell-range-address="Feuille1.BP77:Feuille1.BP97" chart:label-cell-address="Feuille1.BP76:Feuille1.BP76" chart:class="chart:line">
            <chart:data-point chart:repeated="21"/>
          </chart:series>
          <chart:series chart:style-name="ch23" chart:values-cell-range-address="Feuille1.BQ77:Feuille1.BQ97" chart:label-cell-address="Feuille1.BQ76:Feuille1.BQ76" chart:class="chart:line">
            <chart:data-point chart:repeated="21"/>
          </chart:series>
          <chart:series chart:style-name="ch24" chart:values-cell-range-address="Feuille1.BR77:Feuille1.BR97" chart:label-cell-address="Feuille1.BR76:Feuille1.BR76" chart:class="chart:line">
            <chart:data-point chart:repeated="21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Feuille1.BD76:Feuille1.BD76</svg:desc>
                </draw:g>
              </table:table-cell>
              <table:table-cell office:value-type="string">
                <text:p>5</text:p>
                <draw:g>
                  <svg:desc>Feuille1.BE76:Feuille1.BE76</svg:desc>
                </draw:g>
              </table:table-cell>
              <table:table-cell office:value-type="string">
                <text:p>10</text:p>
                <draw:g>
                  <svg:desc>Feuille1.BF76:Feuille1.BF76</svg:desc>
                </draw:g>
              </table:table-cell>
              <table:table-cell office:value-type="string">
                <text:p>15</text:p>
                <draw:g>
                  <svg:desc>Feuille1.BG76:Feuille1.BG76</svg:desc>
                </draw:g>
              </table:table-cell>
              <table:table-cell office:value-type="string">
                <text:p>20</text:p>
                <draw:g>
                  <svg:desc>Feuille1.BH76:Feuille1.BH76</svg:desc>
                </draw:g>
              </table:table-cell>
              <table:table-cell office:value-type="string">
                <text:p>25</text:p>
                <draw:g>
                  <svg:desc>Feuille1.BI76:Feuille1.BI76</svg:desc>
                </draw:g>
              </table:table-cell>
              <table:table-cell office:value-type="string">
                <text:p>30</text:p>
                <draw:g>
                  <svg:desc>Feuille1.BJ76:Feuille1.BJ76</svg:desc>
                </draw:g>
              </table:table-cell>
              <table:table-cell office:value-type="string">
                <text:p>35</text:p>
                <draw:g>
                  <svg:desc>Feuille1.BK76:Feuille1.BK76</svg:desc>
                </draw:g>
              </table:table-cell>
              <table:table-cell office:value-type="string">
                <text:p>40</text:p>
                <draw:g>
                  <svg:desc>Feuille1.BL76:Feuille1.BL76</svg:desc>
                </draw:g>
              </table:table-cell>
              <table:table-cell office:value-type="string">
                <text:p>45</text:p>
                <draw:g>
                  <svg:desc>Feuille1.BM76:Feuille1.BM76</svg:desc>
                </draw:g>
              </table:table-cell>
              <table:table-cell office:value-type="string">
                <text:p>50</text:p>
                <draw:g>
                  <svg:desc>Feuille1.BN76:Feuille1.BN76</svg:desc>
                </draw:g>
              </table:table-cell>
              <table:table-cell office:value-type="string">
                <text:p>55</text:p>
                <draw:g>
                  <svg:desc>Feuille1.BO76:Feuille1.BO76</svg:desc>
                </draw:g>
              </table:table-cell>
              <table:table-cell office:value-type="string">
                <text:p>60</text:p>
                <draw:g>
                  <svg:desc>Feuille1.BP76:Feuille1.BP76</svg:desc>
                </draw:g>
              </table:table-cell>
              <table:table-cell office:value-type="string">
                <text:p>65</text:p>
                <draw:g>
                  <svg:desc>Feuille1.BQ76:Feuille1.BQ76</svg:desc>
                </draw:g>
              </table:table-cell>
              <table:table-cell office:value-type="string">
                <text:p>70</text:p>
                <draw:g>
                  <svg:desc>Feuille1.BR76:Feuille1.BR7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le1.BA77:Feuille1.BA97</svg:desc>
                </draw:g>
              </table:table-cell>
              <table:table-cell office:value-type="float" office:value="8">
                <text:p>8</text:p>
                <draw:g>
                  <svg:desc>Feuille1.BD77:Feuille1.BD97</svg:desc>
                </draw:g>
              </table:table-cell>
              <table:table-cell office:value-type="float" office:value="8.3">
                <text:p>8.3</text:p>
                <draw:g>
                  <svg:desc>Feuille1.BE77:Feuille1.BE97</svg:desc>
                </draw:g>
              </table:table-cell>
              <table:table-cell office:value-type="float" office:value="8.675">
                <text:p>8.675</text:p>
                <draw:g>
                  <svg:desc>Feuille1.BF77:Feuille1.BF97</svg:desc>
                </draw:g>
              </table:table-cell>
              <table:table-cell office:value-type="float" office:value="9.05">
                <text:p>9.05</text:p>
                <draw:g>
                  <svg:desc>Feuille1.BG77:Feuille1.BG97</svg:desc>
                </draw:g>
              </table:table-cell>
              <table:table-cell office:value-type="float" office:value="9.425">
                <text:p>9.425</text:p>
                <draw:g>
                  <svg:desc>Feuille1.BH77:Feuille1.BH97</svg:desc>
                </draw:g>
              </table:table-cell>
              <table:table-cell office:value-type="float" office:value="9.8">
                <text:p>9.8</text:p>
                <draw:g>
                  <svg:desc>Feuille1.BI77:Feuille1.BI97</svg:desc>
                </draw:g>
              </table:table-cell>
              <table:table-cell office:value-type="float" office:value="10.175">
                <text:p>10.175</text:p>
                <draw:g>
                  <svg:desc>Feuille1.BJ77:Feuille1.BJ97</svg:desc>
                </draw:g>
              </table:table-cell>
              <table:table-cell office:value-type="float" office:value="10.55">
                <text:p>10.55</text:p>
                <draw:g>
                  <svg:desc>Feuille1.BK77:Feuille1.BK97</svg:desc>
                </draw:g>
              </table:table-cell>
              <table:table-cell office:value-type="float" office:value="10.925">
                <text:p>10.925</text:p>
                <draw:g>
                  <svg:desc>Feuille1.BL77:Feuille1.BL97</svg:desc>
                </draw:g>
              </table:table-cell>
              <table:table-cell office:value-type="float" office:value="11.3">
                <text:p>11.3</text:p>
                <draw:g>
                  <svg:desc>Feuille1.BM77:Feuille1.BM97</svg:desc>
                </draw:g>
              </table:table-cell>
              <table:table-cell office:value-type="float" office:value="11.675">
                <text:p>11.675</text:p>
                <draw:g>
                  <svg:desc>Feuille1.BN77:Feuille1.BN97</svg:desc>
                </draw:g>
              </table:table-cell>
              <table:table-cell office:value-type="float" office:value="12.05">
                <text:p>12.05</text:p>
                <draw:g>
                  <svg:desc>Feuille1.BO77:Feuille1.BO97</svg:desc>
                </draw:g>
              </table:table-cell>
              <table:table-cell office:value-type="float" office:value="12.425">
                <text:p>12.425</text:p>
                <draw:g>
                  <svg:desc>Feuille1.BP77:Feuille1.BP97</svg:desc>
                </draw:g>
              </table:table-cell>
              <table:table-cell office:value-type="float" office:value="12.8">
                <text:p>12.8</text:p>
                <draw:g>
                  <svg:desc>Feuille1.BQ77:Feuille1.BQ97</svg:desc>
                </draw:g>
              </table:table-cell>
              <table:table-cell office:value-type="float" office:value="13.175">
                <text:p>13.175</text:p>
                <draw:g>
                  <svg:desc>Feuille1.BR77:Feuille1.BR97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.3362373937614">
                <text:p>10.3362373937614</text:p>
              </table:table-cell>
              <table:table-cell office:value-type="float" office:value="10.7238462960275">
                <text:p>10.7238462960275</text:p>
              </table:table-cell>
              <table:table-cell office:value-type="float" office:value="11.2083574238601">
                <text:p>11.2083574238601</text:p>
              </table:table-cell>
              <table:table-cell office:value-type="float" office:value="11.6928685516926">
                <text:p>11.6928685516926</text:p>
              </table:table-cell>
              <table:table-cell office:value-type="float" office:value="12.1773796795252">
                <text:p>12.1773796795252</text:p>
              </table:table-cell>
              <table:table-cell office:value-type="float" office:value="12.6618908073578">
                <text:p>12.6618908073578</text:p>
              </table:table-cell>
              <table:table-cell office:value-type="float" office:value="13.1464019351903">
                <text:p>13.1464019351903</text:p>
              </table:table-cell>
              <table:table-cell office:value-type="float" office:value="13.6309130630229">
                <text:p>13.6309130630229</text:p>
              </table:table-cell>
              <table:table-cell office:value-type="float" office:value="14.1154241908555">
                <text:p>14.1154241908555</text:p>
              </table:table-cell>
              <table:table-cell office:value-type="float" office:value="14.599935318688">
                <text:p>14.599935318688</text:p>
              </table:table-cell>
              <table:table-cell office:value-type="float" office:value="15.0844464465206">
                <text:p>15.0844464465206</text:p>
              </table:table-cell>
              <table:table-cell office:value-type="float" office:value="15.5689575743532">
                <text:p>15.5689575743532</text:p>
              </table:table-cell>
              <table:table-cell office:value-type="float" office:value="16.0534687021857">
                <text:p>16.0534687021857</text:p>
              </table:table-cell>
              <table:table-cell office:value-type="float" office:value="16.5379798300183">
                <text:p>16.5379798300183</text:p>
              </table:table-cell>
              <table:table-cell office:value-type="float" office:value="17.0224909578509">
                <text:p>17.022490957850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1.9191688192398">
                <text:p>11.9191688192398</text:p>
              </table:table-cell>
              <table:table-cell office:value-type="float" office:value="12.3661376499613">
                <text:p>12.3661376499613</text:p>
              </table:table-cell>
              <table:table-cell office:value-type="float" office:value="12.9248486883632">
                <text:p>12.9248486883632</text:p>
              </table:table-cell>
              <table:table-cell office:value-type="float" office:value="13.4835597267651">
                <text:p>13.4835597267651</text:p>
              </table:table-cell>
              <table:table-cell office:value-type="float" office:value="14.0422707651669">
                <text:p>14.0422707651669</text:p>
              </table:table-cell>
              <table:table-cell office:value-type="float" office:value="14.6009818035688">
                <text:p>14.6009818035688</text:p>
              </table:table-cell>
              <table:table-cell office:value-type="float" office:value="15.1596928419707">
                <text:p>15.1596928419707</text:p>
              </table:table-cell>
              <table:table-cell office:value-type="float" office:value="15.7184038803725">
                <text:p>15.7184038803725</text:p>
              </table:table-cell>
              <table:table-cell office:value-type="float" office:value="16.2771149187744">
                <text:p>16.2771149187744</text:p>
              </table:table-cell>
              <table:table-cell office:value-type="float" office:value="16.8358259571763">
                <text:p>16.8358259571763</text:p>
              </table:table-cell>
              <table:table-cell office:value-type="float" office:value="17.3945369955781">
                <text:p>17.3945369955781</text:p>
              </table:table-cell>
              <table:table-cell office:value-type="float" office:value="17.95324803398">
                <text:p>17.95324803398</text:p>
              </table:table-cell>
              <table:table-cell office:value-type="float" office:value="18.5119590723819">
                <text:p>18.5119590723819</text:p>
              </table:table-cell>
              <table:table-cell office:value-type="float" office:value="19.0706701107837">
                <text:p>19.0706701107837</text:p>
              </table:table-cell>
              <table:table-cell office:value-type="float" office:value="19.6293811491856">
                <text:p>19.629381149185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3.1179081055645">
                <text:p>13.1179081055645</text:p>
              </table:table-cell>
              <table:table-cell office:value-type="float" office:value="13.6098296595232">
                <text:p>13.6098296595232</text:p>
              </table:table-cell>
              <table:table-cell office:value-type="float" office:value="14.2247316019715">
                <text:p>14.2247316019715</text:p>
              </table:table-cell>
              <table:table-cell office:value-type="float" office:value="14.8396335444198">
                <text:p>14.8396335444198</text:p>
              </table:table-cell>
              <table:table-cell office:value-type="float" office:value="15.4545354868682">
                <text:p>15.4545354868682</text:p>
              </table:table-cell>
              <table:table-cell office:value-type="float" office:value="16.0694374293165">
                <text:p>16.0694374293165</text:p>
              </table:table-cell>
              <table:table-cell office:value-type="float" office:value="16.6843393717648">
                <text:p>16.6843393717648</text:p>
              </table:table-cell>
              <table:table-cell office:value-type="float" office:value="17.2992413142132">
                <text:p>17.2992413142132</text:p>
              </table:table-cell>
              <table:table-cell office:value-type="float" office:value="17.9141432566615">
                <text:p>17.9141432566615</text:p>
              </table:table-cell>
              <table:table-cell office:value-type="float" office:value="18.5290451991098">
                <text:p>18.5290451991098</text:p>
              </table:table-cell>
              <table:table-cell office:value-type="float" office:value="19.1439471415582">
                <text:p>19.1439471415582</text:p>
              </table:table-cell>
              <table:table-cell office:value-type="float" office:value="19.7588490840065">
                <text:p>19.7588490840065</text:p>
              </table:table-cell>
              <table:table-cell office:value-type="float" office:value="20.3737510264548">
                <text:p>20.3737510264548</text:p>
              </table:table-cell>
              <table:table-cell office:value-type="float" office:value="20.9886529689032">
                <text:p>20.9886529689032</text:p>
              </table:table-cell>
              <table:table-cell office:value-type="float" office:value="21.6035549113515">
                <text:p>21.603554911351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4.0829954217807">
                <text:p>14.0829954217807</text:p>
              </table:table-cell>
              <table:table-cell office:value-type="float" office:value="14.6111077500975">
                <text:p>14.6111077500975</text:p>
              </table:table-cell>
              <table:table-cell office:value-type="float" office:value="15.2712481604935">
                <text:p>15.2712481604935</text:p>
              </table:table-cell>
              <table:table-cell office:value-type="float" office:value="15.9313885708894">
                <text:p>15.9313885708894</text:p>
              </table:table-cell>
              <table:table-cell office:value-type="float" office:value="16.5915289812854">
                <text:p>16.5915289812854</text:p>
              </table:table-cell>
              <table:table-cell office:value-type="float" office:value="17.2516693916814">
                <text:p>17.2516693916814</text:p>
              </table:table-cell>
              <table:table-cell office:value-type="float" office:value="17.9118098020773">
                <text:p>17.9118098020773</text:p>
              </table:table-cell>
              <table:table-cell office:value-type="float" office:value="18.5719502124733">
                <text:p>18.5719502124733</text:p>
              </table:table-cell>
              <table:table-cell office:value-type="float" office:value="19.2320906228693">
                <text:p>19.2320906228693</text:p>
              </table:table-cell>
              <table:table-cell office:value-type="float" office:value="19.8922310332652">
                <text:p>19.8922310332652</text:p>
              </table:table-cell>
              <table:table-cell office:value-type="float" office:value="20.5523714436612">
                <text:p>20.5523714436612</text:p>
              </table:table-cell>
              <table:table-cell office:value-type="float" office:value="21.2125118540572">
                <text:p>21.2125118540572</text:p>
              </table:table-cell>
              <table:table-cell office:value-type="float" office:value="21.8726522644532">
                <text:p>21.8726522644532</text:p>
              </table:table-cell>
              <table:table-cell office:value-type="float" office:value="22.5327926748491">
                <text:p>22.5327926748491</text:p>
              </table:table-cell>
              <table:table-cell office:value-type="float" office:value="23.1929330852451">
                <text:p>23.192933085245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4.8908249291743">
                <text:p>14.8908249291743</text:p>
              </table:table-cell>
              <table:table-cell office:value-type="float" office:value="15.4492308640183">
                <text:p>15.4492308640183</text:p>
              </table:table-cell>
              <table:table-cell office:value-type="float" office:value="16.1472382825734">
                <text:p>16.1472382825734</text:p>
              </table:table-cell>
              <table:table-cell office:value-type="float" office:value="16.8452457011284">
                <text:p>16.8452457011284</text:p>
              </table:table-cell>
              <table:table-cell office:value-type="float" office:value="17.5432531196835">
                <text:p>17.5432531196835</text:p>
              </table:table-cell>
              <table:table-cell office:value-type="float" office:value="18.2412605382385">
                <text:p>18.2412605382385</text:p>
              </table:table-cell>
              <table:table-cell office:value-type="float" office:value="18.9392679567936">
                <text:p>18.9392679567936</text:p>
              </table:table-cell>
              <table:table-cell office:value-type="float" office:value="19.6372753753486">
                <text:p>19.6372753753486</text:p>
              </table:table-cell>
              <table:table-cell office:value-type="float" office:value="20.3352827939036">
                <text:p>20.3352827939036</text:p>
              </table:table-cell>
              <table:table-cell office:value-type="float" office:value="21.0332902124587">
                <text:p>21.0332902124587</text:p>
              </table:table-cell>
              <table:table-cell office:value-type="float" office:value="21.7312976310137">
                <text:p>21.7312976310137</text:p>
              </table:table-cell>
              <table:table-cell office:value-type="float" office:value="22.4293050495688">
                <text:p>22.4293050495688</text:p>
              </table:table-cell>
              <table:table-cell office:value-type="float" office:value="23.1273124681238">
                <text:p>23.1273124681238</text:p>
              </table:table-cell>
              <table:table-cell office:value-type="float" office:value="23.8253198866789">
                <text:p>23.8253198866789</text:p>
              </table:table-cell>
              <table:table-cell office:value-type="float" office:value="24.5233273052339">
                <text:p>24.523327305233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5.585536747731">
                <text:p>15.585536747731</text:p>
              </table:table-cell>
              <table:table-cell office:value-type="float" office:value="16.169994375771">
                <text:p>16.169994375771</text:p>
              </table:table-cell>
              <table:table-cell office:value-type="float" office:value="16.9005664108208">
                <text:p>16.9005664108208</text:p>
              </table:table-cell>
              <table:table-cell office:value-type="float" office:value="17.6311384458707">
                <text:p>17.6311384458707</text:p>
              </table:table-cell>
              <table:table-cell office:value-type="float" office:value="18.3617104809206">
                <text:p>18.3617104809206</text:p>
              </table:table-cell>
              <table:table-cell office:value-type="float" office:value="19.0922825159705">
                <text:p>19.0922825159705</text:p>
              </table:table-cell>
              <table:table-cell office:value-type="float" office:value="19.8228545510204">
                <text:p>19.8228545510204</text:p>
              </table:table-cell>
              <table:table-cell office:value-type="float" office:value="20.5534265860703">
                <text:p>20.5534265860703</text:p>
              </table:table-cell>
              <table:table-cell office:value-type="float" office:value="21.2839986211202">
                <text:p>21.2839986211202</text:p>
              </table:table-cell>
              <table:table-cell office:value-type="float" office:value="22.0145706561701">
                <text:p>22.0145706561701</text:p>
              </table:table-cell>
              <table:table-cell office:value-type="float" office:value="22.74514269122">
                <text:p>22.74514269122</text:p>
              </table:table-cell>
              <table:table-cell office:value-type="float" office:value="23.4757147262699">
                <text:p>23.4757147262699</text:p>
              </table:table-cell>
              <table:table-cell office:value-type="float" office:value="24.2062867613198">
                <text:p>24.2062867613198</text:p>
              </table:table-cell>
              <table:table-cell office:value-type="float" office:value="24.9368587963697">
                <text:p>24.9368587963697</text:p>
              </table:table-cell>
              <table:table-cell office:value-type="float" office:value="25.6674308314196">
                <text:p>25.667430831419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6.1949535939238">
                <text:p>16.1949535939238</text:p>
              </table:table-cell>
              <table:table-cell office:value-type="float" office:value="16.8022643536959">
                <text:p>16.8022643536959</text:p>
              </table:table-cell>
              <table:table-cell office:value-type="float" office:value="17.5614028034111">
                <text:p>17.5614028034111</text:p>
              </table:table-cell>
              <table:table-cell office:value-type="float" office:value="18.3205412531263">
                <text:p>18.3205412531263</text:p>
              </table:table-cell>
              <table:table-cell office:value-type="float" office:value="19.0796797028415">
                <text:p>19.0796797028415</text:p>
              </table:table-cell>
              <table:table-cell office:value-type="float" office:value="19.8388181525567">
                <text:p>19.8388181525567</text:p>
              </table:table-cell>
              <table:table-cell office:value-type="float" office:value="20.5979566022718">
                <text:p>20.5979566022718</text:p>
              </table:table-cell>
              <table:table-cell office:value-type="float" office:value="21.357095051987">
                <text:p>21.357095051987</text:p>
              </table:table-cell>
              <table:table-cell office:value-type="float" office:value="22.1162335017022">
                <text:p>22.1162335017022</text:p>
              </table:table-cell>
              <table:table-cell office:value-type="float" office:value="22.8753719514174">
                <text:p>22.8753719514174</text:p>
              </table:table-cell>
              <table:table-cell office:value-type="float" office:value="23.6345104011326">
                <text:p>23.6345104011326</text:p>
              </table:table-cell>
              <table:table-cell office:value-type="float" office:value="24.3936488508477">
                <text:p>24.3936488508477</text:p>
              </table:table-cell>
              <table:table-cell office:value-type="float" office:value="25.1527873005629">
                <text:p>25.1527873005629</text:p>
              </table:table-cell>
              <table:table-cell office:value-type="float" office:value="25.9119257502781">
                <text:p>25.9119257502781</text:p>
              </table:table-cell>
              <table:table-cell office:value-type="float" office:value="26.6710641999933">
                <text:p>26.671064199993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6.73774827334">
                <text:p>16.73774827334</text:p>
              </table:table-cell>
              <table:table-cell office:value-type="float" office:value="17.3654138335902">
                <text:p>17.3654138335902</text:p>
              </table:table-cell>
              <table:table-cell office:value-type="float" office:value="18.1499957839031">
                <text:p>18.1499957839031</text:p>
              </table:table-cell>
              <table:table-cell office:value-type="float" office:value="18.9345777342159">
                <text:p>18.9345777342159</text:p>
              </table:table-cell>
              <table:table-cell office:value-type="float" office:value="19.7191596845287">
                <text:p>19.7191596845287</text:p>
              </table:table-cell>
              <table:table-cell office:value-type="float" office:value="20.5037416348415">
                <text:p>20.5037416348415</text:p>
              </table:table-cell>
              <table:table-cell office:value-type="float" office:value="21.2883235851543">
                <text:p>21.2883235851543</text:p>
              </table:table-cell>
              <table:table-cell office:value-type="float" office:value="22.0729055354671">
                <text:p>22.0729055354671</text:p>
              </table:table-cell>
              <table:table-cell office:value-type="float" office:value="22.8574874857799">
                <text:p>22.8574874857799</text:p>
              </table:table-cell>
              <table:table-cell office:value-type="float" office:value="23.6420694360927">
                <text:p>23.6420694360927</text:p>
              </table:table-cell>
              <table:table-cell office:value-type="float" office:value="24.4266513864056">
                <text:p>24.4266513864056</text:p>
              </table:table-cell>
              <table:table-cell office:value-type="float" office:value="25.2112333367184">
                <text:p>25.2112333367184</text:p>
              </table:table-cell>
              <table:table-cell office:value-type="float" office:value="25.9958152870312">
                <text:p>25.9958152870312</text:p>
              </table:table-cell>
              <table:table-cell office:value-type="float" office:value="26.780397237344">
                <text:p>26.780397237344</text:p>
              </table:table-cell>
              <table:table-cell office:value-type="float" office:value="27.5649791876568">
                <text:p>27.564979187656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7.2270623229357">
                <text:p>17.2270623229357</text:p>
              </table:table-cell>
              <table:table-cell office:value-type="float" office:value="17.8730771600458">
                <text:p>17.8730771600458</text:p>
              </table:table-cell>
              <table:table-cell office:value-type="float" office:value="18.6805957064334">
                <text:p>18.6805957064334</text:p>
              </table:table-cell>
              <table:table-cell office:value-type="float" office:value="19.488114252821">
                <text:p>19.488114252821</text:p>
              </table:table-cell>
              <table:table-cell office:value-type="float" office:value="20.2956327992087">
                <text:p>20.2956327992087</text:p>
              </table:table-cell>
              <table:table-cell office:value-type="float" office:value="21.1031513455963">
                <text:p>21.1031513455963</text:p>
              </table:table-cell>
              <table:table-cell office:value-type="float" office:value="21.9106698919839">
                <text:p>21.9106698919839</text:p>
              </table:table-cell>
              <table:table-cell office:value-type="float" office:value="22.7181884383715">
                <text:p>22.7181884383715</text:p>
              </table:table-cell>
              <table:table-cell office:value-type="float" office:value="23.5257069847591">
                <text:p>23.5257069847591</text:p>
              </table:table-cell>
              <table:table-cell office:value-type="float" office:value="24.3332255311467">
                <text:p>24.3332255311467</text:p>
              </table:table-cell>
              <table:table-cell office:value-type="float" office:value="25.1407440775343">
                <text:p>25.1407440775343</text:p>
              </table:table-cell>
              <table:table-cell office:value-type="float" office:value="25.9482626239219">
                <text:p>25.9482626239219</text:p>
              </table:table-cell>
              <table:table-cell office:value-type="float" office:value="26.7557811703095">
                <text:p>26.7557811703095</text:p>
              </table:table-cell>
              <table:table-cell office:value-type="float" office:value="27.5632997166972">
                <text:p>27.5632997166972</text:p>
              </table:table-cell>
              <table:table-cell office:value-type="float" office:value="28.3708182630848">
                <text:p>28.370818263084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7.6724956409773">
                <text:p>17.6724956409773</text:p>
              </table:table-cell>
              <table:table-cell office:value-type="float" office:value="18.335214227514">
                <text:p>18.335214227514</text:p>
              </table:table-cell>
              <table:table-cell office:value-type="float" office:value="19.1636124606848">
                <text:p>19.1636124606848</text:p>
              </table:table-cell>
              <table:table-cell office:value-type="float" office:value="19.9920106938556">
                <text:p>19.9920106938556</text:p>
              </table:table-cell>
              <table:table-cell office:value-type="float" office:value="20.8204089270264">
                <text:p>20.8204089270264</text:p>
              </table:table-cell>
              <table:table-cell office:value-type="float" office:value="21.6488071601972">
                <text:p>21.6488071601972</text:p>
              </table:table-cell>
              <table:table-cell office:value-type="float" office:value="22.4772053933681">
                <text:p>22.4772053933681</text:p>
              </table:table-cell>
              <table:table-cell office:value-type="float" office:value="23.3056036265389">
                <text:p>23.3056036265389</text:p>
              </table:table-cell>
              <table:table-cell office:value-type="float" office:value="24.1340018597097">
                <text:p>24.1340018597097</text:p>
              </table:table-cell>
              <table:table-cell office:value-type="float" office:value="24.9624000928805">
                <text:p>24.9624000928805</text:p>
              </table:table-cell>
              <table:table-cell office:value-type="float" office:value="25.7907983260513">
                <text:p>25.7907983260513</text:p>
              </table:table-cell>
              <table:table-cell office:value-type="float" office:value="26.6191965592221">
                <text:p>26.6191965592221</text:p>
              </table:table-cell>
              <table:table-cell office:value-type="float" office:value="27.4475947923929">
                <text:p>27.4475947923929</text:p>
              </table:table-cell>
              <table:table-cell office:value-type="float" office:value="28.2759930255637">
                <text:p>28.2759930255637</text:p>
              </table:table-cell>
              <table:table-cell office:value-type="float" office:value="29.1043912587346">
                <text:p>29.1043912587346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8.0812748680683">
                <text:p>18.0812748680683</text:p>
              </table:table-cell>
              <table:table-cell office:value-type="float" office:value="18.7593226756209">
                <text:p>18.7593226756209</text:p>
              </table:table-cell>
              <table:table-cell office:value-type="float" office:value="19.6068824350616">
                <text:p>19.6068824350616</text:p>
              </table:table-cell>
              <table:table-cell office:value-type="float" office:value="20.4544421945023">
                <text:p>20.4544421945023</text:p>
              </table:table-cell>
              <table:table-cell office:value-type="float" office:value="21.302001953943">
                <text:p>21.302001953943</text:p>
              </table:table-cell>
              <table:table-cell office:value-type="float" office:value="22.1495617133837">
                <text:p>22.1495617133837</text:p>
              </table:table-cell>
              <table:table-cell office:value-type="float" office:value="22.9971214728244">
                <text:p>22.9971214728244</text:p>
              </table:table-cell>
              <table:table-cell office:value-type="float" office:value="23.8446812322651">
                <text:p>23.8446812322651</text:p>
              </table:table-cell>
              <table:table-cell office:value-type="float" office:value="24.6922409917058">
                <text:p>24.6922409917058</text:p>
              </table:table-cell>
              <table:table-cell office:value-type="float" office:value="25.5398007511465">
                <text:p>25.5398007511465</text:p>
              </table:table-cell>
              <table:table-cell office:value-type="float" office:value="26.3873605105872">
                <text:p>26.3873605105872</text:p>
              </table:table-cell>
              <table:table-cell office:value-type="float" office:value="27.234920270028">
                <text:p>27.234920270028</text:p>
              </table:table-cell>
              <table:table-cell office:value-type="float" office:value="28.0824800294687">
                <text:p>28.0824800294687</text:p>
              </table:table-cell>
              <table:table-cell office:value-type="float" office:value="28.9300397889094">
                <text:p>28.9300397889094</text:p>
              </table:table-cell>
              <table:table-cell office:value-type="float" office:value="29.7775995483501">
                <text:p>29.777599548350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8.458976456385">
                <text:p>18.458976456385</text:p>
              </table:table-cell>
              <table:table-cell office:value-type="float" office:value="19.1511880734994">
                <text:p>19.1511880734994</text:p>
              </table:table-cell>
              <table:table-cell office:value-type="float" office:value="20.0164525948925">
                <text:p>20.0164525948925</text:p>
              </table:table-cell>
              <table:table-cell office:value-type="float" office:value="20.8817171162855">
                <text:p>20.8817171162855</text:p>
              </table:table-cell>
              <table:table-cell office:value-type="float" office:value="21.7469816376786">
                <text:p>21.7469816376786</text:p>
              </table:table-cell>
              <table:table-cell office:value-type="float" office:value="22.6122461590716">
                <text:p>22.6122461590716</text:p>
              </table:table-cell>
              <table:table-cell office:value-type="float" office:value="23.4775106804647">
                <text:p>23.4775106804647</text:p>
              </table:table-cell>
              <table:table-cell office:value-type="float" office:value="24.3427752018577">
                <text:p>24.3427752018577</text:p>
              </table:table-cell>
              <table:table-cell office:value-type="float" office:value="25.2080397232508">
                <text:p>25.2080397232508</text:p>
              </table:table-cell>
              <table:table-cell office:value-type="float" office:value="26.0733042446438">
                <text:p>26.0733042446438</text:p>
              </table:table-cell>
              <table:table-cell office:value-type="float" office:value="26.9385687660368">
                <text:p>26.9385687660368</text:p>
              </table:table-cell>
              <table:table-cell office:value-type="float" office:value="27.8038332874299">
                <text:p>27.8038332874299</text:p>
              </table:table-cell>
              <table:table-cell office:value-type="float" office:value="28.6690978088229">
                <text:p>28.6690978088229</text:p>
              </table:table-cell>
              <table:table-cell office:value-type="float" office:value="29.534362330216">
                <text:p>29.534362330216</text:p>
              </table:table-cell>
              <table:table-cell office:value-type="float" office:value="30.399626851609">
                <text:p>30.399626851609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8.8099937484141">
                <text:p>18.8099937484141</text:p>
              </table:table-cell>
              <table:table-cell office:value-type="float" office:value="19.5153685139796">
                <text:p>19.5153685139796</text:p>
              </table:table-cell>
              <table:table-cell office:value-type="float" office:value="20.3970869709366">
                <text:p>20.3970869709366</text:p>
              </table:table-cell>
              <table:table-cell office:value-type="float" office:value="21.2788054278935">
                <text:p>21.2788054278935</text:p>
              </table:table-cell>
              <table:table-cell office:value-type="float" office:value="22.1605238848504">
                <text:p>22.1605238848504</text:p>
              </table:table-cell>
              <table:table-cell office:value-type="float" office:value="23.0422423418073">
                <text:p>23.0422423418073</text:p>
              </table:table-cell>
              <table:table-cell office:value-type="float" office:value="23.9239607987642">
                <text:p>23.9239607987642</text:p>
              </table:table-cell>
              <table:table-cell office:value-type="float" office:value="24.8056792557211">
                <text:p>24.8056792557211</text:p>
              </table:table-cell>
              <table:table-cell office:value-type="float" office:value="25.687397712678">
                <text:p>25.687397712678</text:p>
              </table:table-cell>
              <table:table-cell office:value-type="float" office:value="26.5691161696349">
                <text:p>26.5691161696349</text:p>
              </table:table-cell>
              <table:table-cell office:value-type="float" office:value="27.4508346265919">
                <text:p>27.4508346265919</text:p>
              </table:table-cell>
              <table:table-cell office:value-type="float" office:value="28.3325530835488">
                <text:p>28.3325530835488</text:p>
              </table:table-cell>
              <table:table-cell office:value-type="float" office:value="29.2142715405057">
                <text:p>29.2142715405057</text:p>
              </table:table-cell>
              <table:table-cell office:value-type="float" office:value="30.0959899974626">
                <text:p>30.0959899974626</text:p>
              </table:table-cell>
              <table:table-cell office:value-type="float" office:value="30.9777084544195">
                <text:p>30.977708454419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9.1378496652269">
                <text:p>19.1378496652269</text:p>
              </table:table-cell>
              <table:table-cell office:value-type="float" office:value="19.8555190276729">
                <text:p>19.8555190276729</text:p>
              </table:table-cell>
              <table:table-cell office:value-type="float" office:value="20.7526057307305">
                <text:p>20.7526057307305</text:p>
              </table:table-cell>
              <table:table-cell office:value-type="float" office:value="21.649692433788">
                <text:p>21.649692433788</text:p>
              </table:table-cell>
              <table:table-cell office:value-type="float" office:value="22.5467791368455">
                <text:p>22.5467791368455</text:p>
              </table:table-cell>
              <table:table-cell office:value-type="float" office:value="23.443865839903">
                <text:p>23.443865839903</text:p>
              </table:table-cell>
              <table:table-cell office:value-type="float" office:value="24.3409525429605">
                <text:p>24.3409525429605</text:p>
              </table:table-cell>
              <table:table-cell office:value-type="float" office:value="25.238039246018">
                <text:p>25.238039246018</text:p>
              </table:table-cell>
              <table:table-cell office:value-type="float" office:value="26.1351259490755">
                <text:p>26.1351259490755</text:p>
              </table:table-cell>
              <table:table-cell office:value-type="float" office:value="27.032212652133">
                <text:p>27.032212652133</text:p>
              </table:table-cell>
              <table:table-cell office:value-type="float" office:value="27.9292993551905">
                <text:p>27.9292993551905</text:p>
              </table:table-cell>
              <table:table-cell office:value-type="float" office:value="28.8263860582481">
                <text:p>28.8263860582481</text:p>
              </table:table-cell>
              <table:table-cell office:value-type="float" office:value="29.7234727613056">
                <text:p>29.7234727613056</text:p>
              </table:table-cell>
              <table:table-cell office:value-type="float" office:value="30.6205594643631">
                <text:p>30.6205594643631</text:p>
              </table:table-cell>
              <table:table-cell office:value-type="float" office:value="31.5176461674206">
                <text:p>31.517646167420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9.4454124645871">
                <text:p>19.4454124645871</text:p>
              </table:table-cell>
              <table:table-cell office:value-type="float" office:value="20.1746154320092">
                <text:p>20.1746154320092</text:p>
              </table:table-cell>
              <table:table-cell office:value-type="float" office:value="21.0861191412867">
                <text:p>21.0861191412867</text:p>
              </table:table-cell>
              <table:table-cell office:value-type="float" office:value="21.9976228505642">
                <text:p>21.9976228505642</text:p>
              </table:table-cell>
              <table:table-cell office:value-type="float" office:value="22.9091265598417">
                <text:p>22.9091265598417</text:p>
              </table:table-cell>
              <table:table-cell office:value-type="float" office:value="23.8206302691193">
                <text:p>23.8206302691193</text:p>
              </table:table-cell>
              <table:table-cell office:value-type="float" office:value="24.7321339783968">
                <text:p>24.7321339783968</text:p>
              </table:table-cell>
              <table:table-cell office:value-type="float" office:value="25.6436376876743">
                <text:p>25.6436376876743</text:p>
              </table:table-cell>
              <table:table-cell office:value-type="float" office:value="26.5551413969518">
                <text:p>26.5551413969518</text:p>
              </table:table-cell>
              <table:table-cell office:value-type="float" office:value="27.4666451062293">
                <text:p>27.4666451062293</text:p>
              </table:table-cell>
              <table:table-cell office:value-type="float" office:value="28.3781488155069">
                <text:p>28.3781488155069</text:p>
              </table:table-cell>
              <table:table-cell office:value-type="float" office:value="29.2896525247844">
                <text:p>29.2896525247844</text:p>
              </table:table-cell>
              <table:table-cell office:value-type="float" office:value="30.2011562340619">
                <text:p>30.2011562340619</text:p>
              </table:table-cell>
              <table:table-cell office:value-type="float" office:value="31.1126599433394">
                <text:p>31.1126599433394</text:p>
              </table:table-cell>
              <table:table-cell office:value-type="float" office:value="32.024163652617">
                <text:p>32.02416365261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9.7350485303157">
                <text:p>19.7350485303157</text:p>
              </table:table-cell>
              <table:table-cell office:value-type="float" office:value="20.4751128502025">
                <text:p>20.4751128502025</text:p>
              </table:table-cell>
              <table:table-cell office:value-type="float" office:value="21.4001932500611">
                <text:p>21.4001932500611</text:p>
              </table:table-cell>
              <table:table-cell office:value-type="float" office:value="22.3252736499196">
                <text:p>22.3252736499196</text:p>
              </table:table-cell>
              <table:table-cell office:value-type="float" office:value="23.2503540497782">
                <text:p>23.2503540497782</text:p>
              </table:table-cell>
              <table:table-cell office:value-type="float" office:value="24.1754344496367">
                <text:p>24.1754344496367</text:p>
              </table:table-cell>
              <table:table-cell office:value-type="float" office:value="25.1005148494953">
                <text:p>25.1005148494953</text:p>
              </table:table-cell>
              <table:table-cell office:value-type="float" office:value="26.0255952493538">
                <text:p>26.0255952493538</text:p>
              </table:table-cell>
              <table:table-cell office:value-type="float" office:value="26.9506756492124">
                <text:p>26.9506756492124</text:p>
              </table:table-cell>
              <table:table-cell office:value-type="float" office:value="27.8757560490709">
                <text:p>27.8757560490709</text:p>
              </table:table-cell>
              <table:table-cell office:value-type="float" office:value="28.8008364489295">
                <text:p>28.8008364489295</text:p>
              </table:table-cell>
              <table:table-cell office:value-type="float" office:value="29.725916848788">
                <text:p>29.725916848788</text:p>
              </table:table-cell>
              <table:table-cell office:value-type="float" office:value="30.6509972486466">
                <text:p>30.6509972486466</text:p>
              </table:table-cell>
              <table:table-cell office:value-type="float" office:value="31.5760776485051">
                <text:p>31.5760776485051</text:p>
              </table:table-cell>
              <table:table-cell office:value-type="float" office:value="32.5011580483637">
                <text:p>32.5011580483637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0.0087330347388">
                <text:p>20.0087330347388</text:p>
              </table:table-cell>
              <table:table-cell office:value-type="float" office:value="20.7590605235415">
                <text:p>20.7590605235415</text:p>
              </table:table-cell>
              <table:table-cell office:value-type="float" office:value="21.6969698845449">
                <text:p>21.6969698845449</text:p>
              </table:table-cell>
              <table:table-cell office:value-type="float" office:value="22.6348792455482">
                <text:p>22.6348792455482</text:p>
              </table:table-cell>
              <table:table-cell office:value-type="float" office:value="23.5727886065516">
                <text:p>23.5727886065516</text:p>
              </table:table-cell>
              <table:table-cell office:value-type="float" office:value="24.510697967555">
                <text:p>24.510697967555</text:p>
              </table:table-cell>
              <table:table-cell office:value-type="float" office:value="25.4486073285584">
                <text:p>25.4486073285584</text:p>
              </table:table-cell>
              <table:table-cell office:value-type="float" office:value="26.3865166895618">
                <text:p>26.3865166895618</text:p>
              </table:table-cell>
              <table:table-cell office:value-type="float" office:value="27.3244260505651">
                <text:p>27.3244260505651</text:p>
              </table:table-cell>
              <table:table-cell office:value-type="float" office:value="28.2623354115685">
                <text:p>28.2623354115685</text:p>
              </table:table-cell>
              <table:table-cell office:value-type="float" office:value="29.2002447725719">
                <text:p>29.2002447725719</text:p>
              </table:table-cell>
              <table:table-cell office:value-type="float" office:value="30.1381541335753">
                <text:p>30.1381541335753</text:p>
              </table:table-cell>
              <table:table-cell office:value-type="float" office:value="31.0760634945787">
                <text:p>31.0760634945787</text:p>
              </table:table-cell>
              <table:table-cell office:value-type="float" office:value="32.013972855582">
                <text:p>32.013972855582</text:p>
              </table:table-cell>
              <table:table-cell office:value-type="float" office:value="32.9518822165854">
                <text:p>32.9518822165854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0.2681316869882">
                <text:p>20.2681316869882</text:p>
              </table:table-cell>
              <table:table-cell office:value-type="float" office:value="21.0281866252503">
                <text:p>21.0281866252503</text:p>
              </table:table-cell>
              <table:table-cell office:value-type="float" office:value="21.9782552980779">
                <text:p>21.9782552980779</text:p>
              </table:table-cell>
              <table:table-cell office:value-type="float" office:value="22.9283239709054">
                <text:p>22.9283239709054</text:p>
              </table:table-cell>
              <table:table-cell office:value-type="float" office:value="23.878392643733">
                <text:p>23.878392643733</text:p>
              </table:table-cell>
              <table:table-cell office:value-type="float" office:value="24.8284613165606">
                <text:p>24.8284613165606</text:p>
              </table:table-cell>
              <table:table-cell office:value-type="float" office:value="25.7785299893881">
                <text:p>25.7785299893881</text:p>
              </table:table-cell>
              <table:table-cell office:value-type="float" office:value="26.7285986622157">
                <text:p>26.7285986622157</text:p>
              </table:table-cell>
              <table:table-cell office:value-type="float" office:value="27.6786673350433">
                <text:p>27.6786673350433</text:p>
              </table:table-cell>
              <table:table-cell office:value-type="float" office:value="28.6287360078709">
                <text:p>28.6287360078709</text:p>
              </table:table-cell>
              <table:table-cell office:value-type="float" office:value="29.5788046806984">
                <text:p>29.5788046806984</text:p>
              </table:table-cell>
              <table:table-cell office:value-type="float" office:value="30.528873353526">
                <text:p>30.528873353526</text:p>
              </table:table-cell>
              <table:table-cell office:value-type="float" office:value="31.4789420263536">
                <text:p>31.4789420263536</text:p>
              </table:table-cell>
              <table:table-cell office:value-type="float" office:value="32.4290106991812">
                <text:p>32.4290106991812</text:p>
              </table:table-cell>
              <table:table-cell office:value-type="float" office:value="33.3790793720087">
                <text:p>33.3790793720087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0.5146621844057">
                <text:p>20.5146621844057</text:p>
              </table:table-cell>
              <table:table-cell office:value-type="float" office:value="21.2839620163209">
                <text:p>21.2839620163209</text:p>
              </table:table-cell>
              <table:table-cell office:value-type="float" office:value="22.245586806215">
                <text:p>22.245586806215</text:p>
              </table:table-cell>
              <table:table-cell office:value-type="float" office:value="23.207211596109">
                <text:p>23.207211596109</text:p>
              </table:table-cell>
              <table:table-cell office:value-type="float" office:value="24.168836386003">
                <text:p>24.168836386003</text:p>
              </table:table-cell>
              <table:table-cell office:value-type="float" office:value="25.130461175897">
                <text:p>25.130461175897</text:p>
              </table:table-cell>
              <table:table-cell office:value-type="float" office:value="26.092085965791">
                <text:p>26.092085965791</text:p>
              </table:table-cell>
              <table:table-cell office:value-type="float" office:value="27.0537107556851">
                <text:p>27.0537107556851</text:p>
              </table:table-cell>
              <table:table-cell office:value-type="float" office:value="28.0153355455791">
                <text:p>28.0153355455791</text:p>
              </table:table-cell>
              <table:table-cell office:value-type="float" office:value="28.9769603354731">
                <text:p>28.9769603354731</text:p>
              </table:table-cell>
              <table:table-cell office:value-type="float" office:value="29.9385851253671">
                <text:p>29.9385851253671</text:p>
              </table:table-cell>
              <table:table-cell office:value-type="float" office:value="30.9002099152611">
                <text:p>30.9002099152611</text:p>
              </table:table-cell>
              <table:table-cell office:value-type="float" office:value="31.8618347051551">
                <text:p>31.8618347051551</text:p>
              </table:table-cell>
              <table:table-cell office:value-type="float" office:value="32.8234594950492">
                <text:p>32.8234594950492</text:p>
              </table:table-cell>
              <table:table-cell office:value-type="float" office:value="33.7850842849432">
                <text:p>33.785084284943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0.7495411293367">
                <text:p>20.7495411293367</text:p>
              </table:table-cell>
              <table:table-cell office:value-type="float" office:value="21.5276489216868">
                <text:p>21.5276489216868</text:p>
              </table:table-cell>
              <table:table-cell office:value-type="float" office:value="22.5002836621244">
                <text:p>22.5002836621244</text:p>
              </table:table-cell>
              <table:table-cell office:value-type="float" office:value="23.4729184025621">
                <text:p>23.4729184025621</text:p>
              </table:table-cell>
              <table:table-cell office:value-type="float" office:value="24.4455531429998">
                <text:p>24.4455531429998</text:p>
              </table:table-cell>
              <table:table-cell office:value-type="float" office:value="25.4181878834374">
                <text:p>25.4181878834374</text:p>
              </table:table-cell>
              <table:table-cell office:value-type="float" office:value="26.3908226238751">
                <text:p>26.3908226238751</text:p>
              </table:table-cell>
              <table:table-cell office:value-type="float" office:value="27.3634573643127">
                <text:p>27.3634573643127</text:p>
              </table:table-cell>
              <table:table-cell office:value-type="float" office:value="28.3360921047504">
                <text:p>28.3360921047504</text:p>
              </table:table-cell>
              <table:table-cell office:value-type="float" office:value="29.308726845188">
                <text:p>29.308726845188</text:p>
              </table:table-cell>
              <table:table-cell office:value-type="float" office:value="30.2813615856257">
                <text:p>30.2813615856257</text:p>
              </table:table-cell>
              <table:table-cell office:value-type="float" office:value="31.2539963260633">
                <text:p>31.2539963260633</text:p>
              </table:table-cell>
              <table:table-cell office:value-type="float" office:value="32.226631066501">
                <text:p>32.226631066501</text:p>
              </table:table-cell>
              <table:table-cell office:value-type="float" office:value="33.1992658069387">
                <text:p>33.1992658069387</text:p>
              </table:table-cell>
              <table:table-cell office:value-type="float" office:value="34.1719005473763">
                <text:p>34.171900547376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9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9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9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09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09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09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09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09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09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109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109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109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109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109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 style:data-style-name="N109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4" style:family="chart" style:data-style-name="N109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44.79cm" svg:height="16.57cm" xlink:href=".." xlink:type="simple" chart:class="chart:line" chart:style-name="ch1">
        <chart:title svg:x="19.11cm" svg:y="0.467cm" chart:style-name="ch2">
          <text:p>Dodge percent per point per level</text:p>
        </chart:title>
        <chart:legend chart:legend-position="end" svg:x="43.076cm" svg:y="4.305cm" style:legend-expansion="high" chart:style-name="ch3"/>
        <chart:plot-area chart:style-name="ch4" table:cell-range-address="Feuille1.M150:Feuille1.M171 Feuille1.P150:Feuille1.AD171" chart:data-source-has-labels="both" svg:x="1.933cm" svg:y="2.239cm" svg:width="39.353cm" svg:height="12.992cm">
          <chartooo:coordinate-region svg:x="2.845cm" svg:y="2.451cm" svg:width="38.254cm" svg:height="12.107cm"/>
          <chart:axis chart:dimension="x" chart:name="primary-x" chart:style-name="ch5" chartooo:axis-type="auto">
            <chartooo:date-scale/>
            <chart:title svg:x="21.089cm" svg:y="15.563cm" chart:style-name="ch6">
              <text:p>Points</text:p>
            </chart:title>
            <chart:categories table:cell-range-address="Feuille1.M151:Feuille1.M171"/>
          </chart:axis>
          <chart:axis chart:dimension="y" chart:name="primary-y" chart:style-name="ch7">
            <chart:title svg:x="0.451cm" svg:y="9.467cm" chart:style-name="ch8">
              <text:p>Dodge %</text:p>
            </chart:title>
            <chart:grid chart:style-name="ch9" chart:class="major"/>
          </chart:axis>
          <chart:series chart:style-name="ch10" chart:values-cell-range-address="Feuille1.P151:Feuille1.P171" chart:label-cell-address="Feuille1.P150:Feuille1.P150" chart:class="chart:line">
            <chart:data-point chart:repeated="21"/>
          </chart:series>
          <chart:series chart:style-name="ch11" chart:values-cell-range-address="Feuille1.Q151:Feuille1.Q171" chart:label-cell-address="Feuille1.Q150:Feuille1.Q150" chart:class="chart:line">
            <chart:data-point chart:repeated="21"/>
          </chart:series>
          <chart:series chart:style-name="ch12" chart:values-cell-range-address="Feuille1.R151:Feuille1.R171" chart:label-cell-address="Feuille1.R150:Feuille1.R150" chart:class="chart:line">
            <chart:data-point chart:repeated="21"/>
          </chart:series>
          <chart:series chart:style-name="ch13" chart:values-cell-range-address="Feuille1.S151:Feuille1.S171" chart:label-cell-address="Feuille1.S150:Feuille1.S150" chart:class="chart:line">
            <chart:data-point chart:repeated="21"/>
          </chart:series>
          <chart:series chart:style-name="ch14" chart:values-cell-range-address="Feuille1.T151:Feuille1.T171" chart:label-cell-address="Feuille1.T150:Feuille1.T150" chart:class="chart:line">
            <chart:data-point chart:repeated="21"/>
          </chart:series>
          <chart:series chart:style-name="ch15" chart:values-cell-range-address="Feuille1.U151:Feuille1.U171" chart:label-cell-address="Feuille1.U150:Feuille1.U150" chart:class="chart:line">
            <chart:data-point chart:repeated="21"/>
          </chart:series>
          <chart:series chart:style-name="ch16" chart:values-cell-range-address="Feuille1.V151:Feuille1.V171" chart:label-cell-address="Feuille1.V150:Feuille1.V150" chart:class="chart:line">
            <chart:data-point chart:repeated="21"/>
          </chart:series>
          <chart:series chart:style-name="ch17" chart:values-cell-range-address="Feuille1.W151:Feuille1.W171" chart:label-cell-address="Feuille1.W150:Feuille1.W150" chart:class="chart:line">
            <chart:data-point chart:repeated="21"/>
          </chart:series>
          <chart:series chart:style-name="ch18" chart:values-cell-range-address="Feuille1.X151:Feuille1.X171" chart:label-cell-address="Feuille1.X150:Feuille1.X150" chart:class="chart:line">
            <chart:data-point chart:repeated="21"/>
          </chart:series>
          <chart:series chart:style-name="ch19" chart:values-cell-range-address="Feuille1.Y151:Feuille1.Y171" chart:label-cell-address="Feuille1.Y150:Feuille1.Y150" chart:class="chart:line">
            <chart:data-point chart:repeated="21"/>
          </chart:series>
          <chart:series chart:style-name="ch20" chart:values-cell-range-address="Feuille1.Z151:Feuille1.Z171" chart:label-cell-address="Feuille1.Z150:Feuille1.Z150" chart:class="chart:line">
            <chart:data-point chart:repeated="21"/>
          </chart:series>
          <chart:series chart:style-name="ch21" chart:values-cell-range-address="Feuille1.AA151:Feuille1.AA171" chart:label-cell-address="Feuille1.AA150:Feuille1.AA150" chart:class="chart:line">
            <chart:data-point chart:repeated="21"/>
          </chart:series>
          <chart:series chart:style-name="ch22" chart:values-cell-range-address="Feuille1.AB151:Feuille1.AB171" chart:label-cell-address="Feuille1.AB150:Feuille1.AB150" chart:class="chart:line">
            <chart:data-point chart:repeated="21"/>
          </chart:series>
          <chart:series chart:style-name="ch23" chart:values-cell-range-address="Feuille1.AC151:Feuille1.AC171" chart:label-cell-address="Feuille1.AC150:Feuille1.AC150" chart:class="chart:line">
            <chart:data-point chart:repeated="21"/>
          </chart:series>
          <chart:series chart:style-name="ch24" chart:values-cell-range-address="Feuille1.AD151:Feuille1.AD171" chart:label-cell-address="Feuille1.AD150:Feuille1.AD150" chart:class="chart:line">
            <chart:data-point chart:repeated="21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Feuille1.P150:Feuille1.P150</svg:desc>
                </draw:g>
              </table:table-cell>
              <table:table-cell office:value-type="string">
                <text:p>5</text:p>
                <draw:g>
                  <svg:desc>Feuille1.Q150:Feuille1.Q150</svg:desc>
                </draw:g>
              </table:table-cell>
              <table:table-cell office:value-type="string">
                <text:p>10</text:p>
                <draw:g>
                  <svg:desc>Feuille1.R150:Feuille1.R150</svg:desc>
                </draw:g>
              </table:table-cell>
              <table:table-cell office:value-type="string">
                <text:p>15</text:p>
                <draw:g>
                  <svg:desc>Feuille1.S150:Feuille1.S150</svg:desc>
                </draw:g>
              </table:table-cell>
              <table:table-cell office:value-type="string">
                <text:p>20</text:p>
                <draw:g>
                  <svg:desc>Feuille1.T150:Feuille1.T150</svg:desc>
                </draw:g>
              </table:table-cell>
              <table:table-cell office:value-type="string">
                <text:p>25</text:p>
                <draw:g>
                  <svg:desc>Feuille1.U150:Feuille1.U150</svg:desc>
                </draw:g>
              </table:table-cell>
              <table:table-cell office:value-type="string">
                <text:p>30</text:p>
                <draw:g>
                  <svg:desc>Feuille1.V150:Feuille1.V150</svg:desc>
                </draw:g>
              </table:table-cell>
              <table:table-cell office:value-type="string">
                <text:p>35</text:p>
                <draw:g>
                  <svg:desc>Feuille1.W150:Feuille1.W150</svg:desc>
                </draw:g>
              </table:table-cell>
              <table:table-cell office:value-type="string">
                <text:p>40</text:p>
                <draw:g>
                  <svg:desc>Feuille1.X150:Feuille1.X150</svg:desc>
                </draw:g>
              </table:table-cell>
              <table:table-cell office:value-type="string">
                <text:p>45</text:p>
                <draw:g>
                  <svg:desc>Feuille1.Y150:Feuille1.Y150</svg:desc>
                </draw:g>
              </table:table-cell>
              <table:table-cell office:value-type="string">
                <text:p>50</text:p>
                <draw:g>
                  <svg:desc>Feuille1.Z150:Feuille1.Z150</svg:desc>
                </draw:g>
              </table:table-cell>
              <table:table-cell office:value-type="string">
                <text:p>55</text:p>
                <draw:g>
                  <svg:desc>Feuille1.AA150:Feuille1.AA150</svg:desc>
                </draw:g>
              </table:table-cell>
              <table:table-cell office:value-type="string">
                <text:p>60</text:p>
                <draw:g>
                  <svg:desc>Feuille1.AB150:Feuille1.AB150</svg:desc>
                </draw:g>
              </table:table-cell>
              <table:table-cell office:value-type="string">
                <text:p>65</text:p>
                <draw:g>
                  <svg:desc>Feuille1.AC150:Feuille1.AC150</svg:desc>
                </draw:g>
              </table:table-cell>
              <table:table-cell office:value-type="string">
                <text:p>70</text:p>
                <draw:g>
                  <svg:desc>Feuille1.AD150:Feuille1.AD15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le1.M151:Feuille1.M171</svg:desc>
                </draw:g>
              </table:table-cell>
              <table:table-cell office:value-type="float" office:value="5">
                <text:p>5</text:p>
                <draw:g>
                  <svg:desc>Feuille1.P151:Feuille1.P171</svg:desc>
                </draw:g>
              </table:table-cell>
              <table:table-cell office:value-type="float" office:value="5.1">
                <text:p>5.1</text:p>
                <draw:g>
                  <svg:desc>Feuille1.Q151:Feuille1.Q171</svg:desc>
                </draw:g>
              </table:table-cell>
              <table:table-cell office:value-type="float" office:value="5.225">
                <text:p>5.225</text:p>
                <draw:g>
                  <svg:desc>Feuille1.R151:Feuille1.R171</svg:desc>
                </draw:g>
              </table:table-cell>
              <table:table-cell office:value-type="float" office:value="5.35">
                <text:p>5.35</text:p>
                <draw:g>
                  <svg:desc>Feuille1.S151:Feuille1.S171</svg:desc>
                </draw:g>
              </table:table-cell>
              <table:table-cell office:value-type="float" office:value="5.475">
                <text:p>5.475</text:p>
                <draw:g>
                  <svg:desc>Feuille1.T151:Feuille1.T171</svg:desc>
                </draw:g>
              </table:table-cell>
              <table:table-cell office:value-type="float" office:value="5.6">
                <text:p>5.6</text:p>
                <draw:g>
                  <svg:desc>Feuille1.U151:Feuille1.U171</svg:desc>
                </draw:g>
              </table:table-cell>
              <table:table-cell office:value-type="float" office:value="5.725">
                <text:p>5.725</text:p>
                <draw:g>
                  <svg:desc>Feuille1.V151:Feuille1.V171</svg:desc>
                </draw:g>
              </table:table-cell>
              <table:table-cell office:value-type="float" office:value="5.85">
                <text:p>5.85</text:p>
                <draw:g>
                  <svg:desc>Feuille1.W151:Feuille1.W171</svg:desc>
                </draw:g>
              </table:table-cell>
              <table:table-cell office:value-type="float" office:value="5.975">
                <text:p>5.975</text:p>
                <draw:g>
                  <svg:desc>Feuille1.X151:Feuille1.X171</svg:desc>
                </draw:g>
              </table:table-cell>
              <table:table-cell office:value-type="float" office:value="6.1">
                <text:p>6.1</text:p>
                <draw:g>
                  <svg:desc>Feuille1.Y151:Feuille1.Y171</svg:desc>
                </draw:g>
              </table:table-cell>
              <table:table-cell office:value-type="float" office:value="6.225">
                <text:p>6.225</text:p>
                <draw:g>
                  <svg:desc>Feuille1.Z151:Feuille1.Z171</svg:desc>
                </draw:g>
              </table:table-cell>
              <table:table-cell office:value-type="float" office:value="6.35">
                <text:p>6.35</text:p>
                <draw:g>
                  <svg:desc>Feuille1.AA151:Feuille1.AA171</svg:desc>
                </draw:g>
              </table:table-cell>
              <table:table-cell office:value-type="float" office:value="6.475">
                <text:p>6.475</text:p>
                <draw:g>
                  <svg:desc>Feuille1.AB151:Feuille1.AB171</svg:desc>
                </draw:g>
              </table:table-cell>
              <table:table-cell office:value-type="float" office:value="6.6">
                <text:p>6.6</text:p>
                <draw:g>
                  <svg:desc>Feuille1.AC151:Feuille1.AC171</svg:desc>
                </draw:g>
              </table:table-cell>
              <table:table-cell office:value-type="float" office:value="6.725">
                <text:p>6.725</text:p>
                <draw:g>
                  <svg:desc>Feuille1.AD151:Feuille1.AD171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.95531056200682">
                <text:p>6.95531056200682</text:p>
              </table:table-cell>
              <table:table-cell office:value-type="float" office:value="7.09441677324696">
                <text:p>7.09441677324696</text:p>
              </table:table-cell>
              <table:table-cell office:value-type="float" office:value="7.26829953729713">
                <text:p>7.26829953729713</text:p>
              </table:table-cell>
              <table:table-cell office:value-type="float" office:value="7.4421823013473">
                <text:p>7.4421823013473</text:p>
              </table:table-cell>
              <table:table-cell office:value-type="float" office:value="7.61606506539747">
                <text:p>7.61606506539747</text:p>
              </table:table-cell>
              <table:table-cell office:value-type="float" office:value="7.78994782944764">
                <text:p>7.78994782944764</text:p>
              </table:table-cell>
              <table:table-cell office:value-type="float" office:value="7.96383059349781">
                <text:p>7.96383059349781</text:p>
              </table:table-cell>
              <table:table-cell office:value-type="float" office:value="8.13771335754798">
                <text:p>8.13771335754798</text:p>
              </table:table-cell>
              <table:table-cell office:value-type="float" office:value="8.31159612159815">
                <text:p>8.31159612159815</text:p>
              </table:table-cell>
              <table:table-cell office:value-type="float" office:value="8.48547888564832">
                <text:p>8.48547888564832</text:p>
              </table:table-cell>
              <table:table-cell office:value-type="float" office:value="8.65936164969849">
                <text:p>8.65936164969849</text:p>
              </table:table-cell>
              <table:table-cell office:value-type="float" office:value="8.83324441374866">
                <text:p>8.83324441374866</text:p>
              </table:table-cell>
              <table:table-cell office:value-type="float" office:value="9.00712717779883">
                <text:p>9.00712717779883</text:p>
              </table:table-cell>
              <table:table-cell office:value-type="float" office:value="9.181009941849">
                <text:p>9.181009941849</text:p>
              </table:table-cell>
              <table:table-cell office:value-type="float" office:value="9.35489270589917">
                <text:p>9.3548927058991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8.62336347412207">
                <text:p>8.62336347412207</text:p>
              </table:table-cell>
              <table:table-cell office:value-type="float" office:value="8.79583074360451">
                <text:p>8.79583074360451</text:p>
              </table:table-cell>
              <table:table-cell office:value-type="float" office:value="9.01141483045756">
                <text:p>9.01141483045756</text:p>
              </table:table-cell>
              <table:table-cell office:value-type="float" office:value="9.22699891731062">
                <text:p>9.22699891731062</text:p>
              </table:table-cell>
              <table:table-cell office:value-type="float" office:value="9.44258300416367">
                <text:p>9.44258300416367</text:p>
              </table:table-cell>
              <table:table-cell office:value-type="float" office:value="9.65816709101672">
                <text:p>9.65816709101672</text:p>
              </table:table-cell>
              <table:table-cell office:value-type="float" office:value="9.87375117786977">
                <text:p>9.87375117786977</text:p>
              </table:table-cell>
              <table:table-cell office:value-type="float" office:value="10.0893352647228">
                <text:p>10.0893352647228</text:p>
              </table:table-cell>
              <table:table-cell office:value-type="float" office:value="10.3049193515759">
                <text:p>10.3049193515759</text:p>
              </table:table-cell>
              <table:table-cell office:value-type="float" office:value="10.5205034384289">
                <text:p>10.5205034384289</text:p>
              </table:table-cell>
              <table:table-cell office:value-type="float" office:value="10.736087525282">
                <text:p>10.736087525282</text:p>
              </table:table-cell>
              <table:table-cell office:value-type="float" office:value="10.951671612135">
                <text:p>10.951671612135</text:p>
              </table:table-cell>
              <table:table-cell office:value-type="float" office:value="11.1672556989881">
                <text:p>11.1672556989881</text:p>
              </table:table-cell>
              <table:table-cell office:value-type="float" office:value="11.3828397858411">
                <text:p>11.3828397858411</text:p>
              </table:table-cell>
              <table:table-cell office:value-type="float" office:value="11.5984238726942">
                <text:p>11.598423872694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0.0778503393753">
                <text:p>10.0778503393753</text:p>
              </table:table-cell>
              <table:table-cell office:value-type="float" office:value="10.2794073461628">
                <text:p>10.2794073461628</text:p>
              </table:table-cell>
              <table:table-cell office:value-type="float" office:value="10.5313536046472">
                <text:p>10.5313536046472</text:p>
              </table:table-cell>
              <table:table-cell office:value-type="float" office:value="10.7832998631316">
                <text:p>10.7832998631316</text:p>
              </table:table-cell>
              <table:table-cell office:value-type="float" office:value="11.035246121616">
                <text:p>11.035246121616</text:p>
              </table:table-cell>
              <table:table-cell office:value-type="float" office:value="11.2871923801003">
                <text:p>11.2871923801003</text:p>
              </table:table-cell>
              <table:table-cell office:value-type="float" office:value="11.5391386385847">
                <text:p>11.5391386385847</text:p>
              </table:table-cell>
              <table:table-cell office:value-type="float" office:value="11.7910848970691">
                <text:p>11.7910848970691</text:p>
              </table:table-cell>
              <table:table-cell office:value-type="float" office:value="12.0430311555535">
                <text:p>12.0430311555535</text:p>
              </table:table-cell>
              <table:table-cell office:value-type="float" office:value="12.2949774140379">
                <text:p>12.2949774140379</text:p>
              </table:table-cell>
              <table:table-cell office:value-type="float" office:value="12.5469236725223">
                <text:p>12.5469236725223</text:p>
              </table:table-cell>
              <table:table-cell office:value-type="float" office:value="12.7988699310066">
                <text:p>12.7988699310066</text:p>
              </table:table-cell>
              <table:table-cell office:value-type="float" office:value="13.050816189491">
                <text:p>13.050816189491</text:p>
              </table:table-cell>
              <table:table-cell office:value-type="float" office:value="13.3027624479754">
                <text:p>13.3027624479754</text:p>
              </table:table-cell>
              <table:table-cell office:value-type="float" office:value="13.5547087064598">
                <text:p>13.554708706459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.3673030252313">
                <text:p>11.3673030252313</text:p>
              </table:table-cell>
              <table:table-cell office:value-type="float" office:value="11.594649085736">
                <text:p>11.594649085736</text:p>
              </table:table-cell>
              <table:table-cell office:value-type="float" office:value="11.8788316613668">
                <text:p>11.8788316613668</text:p>
              </table:table-cell>
              <table:table-cell office:value-type="float" office:value="12.1630142369975">
                <text:p>12.1630142369975</text:p>
              </table:table-cell>
              <table:table-cell office:value-type="float" office:value="12.4471968126283">
                <text:p>12.4471968126283</text:p>
              </table:table-cell>
              <table:table-cell office:value-type="float" office:value="12.7313793882591">
                <text:p>12.7313793882591</text:p>
              </table:table-cell>
              <table:table-cell office:value-type="float" office:value="13.0155619638899">
                <text:p>13.0155619638899</text:p>
              </table:table-cell>
              <table:table-cell office:value-type="float" office:value="13.2997445395207">
                <text:p>13.2997445395207</text:p>
              </table:table-cell>
              <table:table-cell office:value-type="float" office:value="13.5839271151515">
                <text:p>13.5839271151515</text:p>
              </table:table-cell>
              <table:table-cell office:value-type="float" office:value="13.8681096907822">
                <text:p>13.8681096907822</text:p>
              </table:table-cell>
              <table:table-cell office:value-type="float" office:value="14.152292266413">
                <text:p>14.152292266413</text:p>
              </table:table-cell>
              <table:table-cell office:value-type="float" office:value="14.4364748420438">
                <text:p>14.4364748420438</text:p>
              </table:table-cell>
              <table:table-cell office:value-type="float" office:value="14.7206574176746">
                <text:p>14.7206574176746</text:p>
              </table:table-cell>
              <table:table-cell office:value-type="float" office:value="15.0048399933054">
                <text:p>15.0048399933054</text:p>
              </table:table-cell>
              <table:table-cell office:value-type="float" office:value="15.2890225689362">
                <text:p>15.289022568936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2.5253855371398">
                <text:p>12.5253855371398</text:p>
              </table:table-cell>
              <table:table-cell office:value-type="float" office:value="12.7758932478826">
                <text:p>12.7758932478826</text:p>
              </table:table-cell>
              <table:table-cell office:value-type="float" office:value="13.0890278863111">
                <text:p>13.0890278863111</text:p>
              </table:table-cell>
              <table:table-cell office:value-type="float" office:value="13.4021625247396">
                <text:p>13.4021625247396</text:p>
              </table:table-cell>
              <table:table-cell office:value-type="float" office:value="13.7152971631681">
                <text:p>13.7152971631681</text:p>
              </table:table-cell>
              <table:table-cell office:value-type="float" office:value="14.0284318015966">
                <text:p>14.0284318015966</text:p>
              </table:table-cell>
              <table:table-cell office:value-type="float" office:value="14.3415664400251">
                <text:p>14.3415664400251</text:p>
              </table:table-cell>
              <table:table-cell office:value-type="float" office:value="14.6547010784536">
                <text:p>14.6547010784536</text:p>
              </table:table-cell>
              <table:table-cell office:value-type="float" office:value="14.9678357168821">
                <text:p>14.9678357168821</text:p>
              </table:table-cell>
              <table:table-cell office:value-type="float" office:value="15.2809703553106">
                <text:p>15.2809703553106</text:p>
              </table:table-cell>
              <table:table-cell office:value-type="float" office:value="15.5941049937391">
                <text:p>15.5941049937391</text:p>
              </table:table-cell>
              <table:table-cell office:value-type="float" office:value="15.9072396321676">
                <text:p>15.9072396321676</text:p>
              </table:table-cell>
              <table:table-cell office:value-type="float" office:value="16.2203742705961">
                <text:p>16.2203742705961</text:p>
              </table:table-cell>
              <table:table-cell office:value-type="float" office:value="16.5335089090246">
                <text:p>16.5335089090246</text:p>
              </table:table-cell>
              <table:table-cell office:value-type="float" office:value="16.846643547453">
                <text:p>16.84664354745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3.5764082806024">
                <text:p>13.5764082806024</text:p>
              </table:table-cell>
              <table:table-cell office:value-type="float" office:value="13.8479364462145">
                <text:p>13.8479364462145</text:p>
              </table:table-cell>
              <table:table-cell office:value-type="float" office:value="14.1873466532295">
                <text:p>14.1873466532295</text:p>
              </table:table-cell>
              <table:table-cell office:value-type="float" office:value="14.5267568602446">
                <text:p>14.5267568602446</text:p>
              </table:table-cell>
              <table:table-cell office:value-type="float" office:value="14.8661670672597">
                <text:p>14.8661670672597</text:p>
              </table:table-cell>
              <table:table-cell office:value-type="float" office:value="15.2055772742747">
                <text:p>15.2055772742747</text:p>
              </table:table-cell>
              <table:table-cell office:value-type="float" office:value="15.5449874812898">
                <text:p>15.5449874812898</text:p>
              </table:table-cell>
              <table:table-cell office:value-type="float" office:value="15.8843976883048">
                <text:p>15.8843976883048</text:p>
              </table:table-cell>
              <table:table-cell office:value-type="float" office:value="16.2238078953199">
                <text:p>16.2238078953199</text:p>
              </table:table-cell>
              <table:table-cell office:value-type="float" office:value="16.563218102335">
                <text:p>16.563218102335</text:p>
              </table:table-cell>
              <table:table-cell office:value-type="float" office:value="16.90262830935">
                <text:p>16.90262830935</text:p>
              </table:table-cell>
              <table:table-cell office:value-type="float" office:value="17.2420385163651">
                <text:p>17.2420385163651</text:p>
              </table:table-cell>
              <table:table-cell office:value-type="float" office:value="17.5814487233801">
                <text:p>17.5814487233801</text:p>
              </table:table-cell>
              <table:table-cell office:value-type="float" office:value="17.9208589303952">
                <text:p>17.9208589303952</text:p>
              </table:table-cell>
              <table:table-cell office:value-type="float" office:value="18.2602691374103">
                <text:p>18.260269137410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4.5385014241555">
                <text:p>14.5385014241555</text:p>
              </table:table-cell>
              <table:table-cell office:value-type="float" office:value="14.8292714526386">
                <text:p>14.8292714526386</text:p>
              </table:table-cell>
              <table:table-cell office:value-type="float" office:value="15.1927339882425">
                <text:p>15.1927339882425</text:p>
              </table:table-cell>
              <table:table-cell office:value-type="float" office:value="15.5561965238464">
                <text:p>15.5561965238464</text:p>
              </table:table-cell>
              <table:table-cell office:value-type="float" office:value="15.9196590594503">
                <text:p>15.9196590594503</text:p>
              </table:table-cell>
              <table:table-cell office:value-type="float" office:value="16.2831215950542">
                <text:p>16.2831215950542</text:p>
              </table:table-cell>
              <table:table-cell office:value-type="float" office:value="16.6465841306581">
                <text:p>16.6465841306581</text:p>
              </table:table-cell>
              <table:table-cell office:value-type="float" office:value="17.010046666262">
                <text:p>17.010046666262</text:p>
              </table:table-cell>
              <table:table-cell office:value-type="float" office:value="17.3735092018659">
                <text:p>17.3735092018659</text:p>
              </table:table-cell>
              <table:table-cell office:value-type="float" office:value="17.7369717374698">
                <text:p>17.7369717374698</text:p>
              </table:table-cell>
              <table:table-cell office:value-type="float" office:value="18.1004342730736">
                <text:p>18.1004342730736</text:p>
              </table:table-cell>
              <table:table-cell office:value-type="float" office:value="18.4638968086775">
                <text:p>18.4638968086775</text:p>
              </table:table-cell>
              <table:table-cell office:value-type="float" office:value="18.8273593442814">
                <text:p>18.8273593442814</text:p>
              </table:table-cell>
              <table:table-cell office:value-type="float" office:value="19.1908218798853">
                <text:p>19.1908218798853</text:p>
              </table:table-cell>
              <table:table-cell office:value-type="float" office:value="19.5542844154892">
                <text:p>19.554284415489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5.4255470893309">
                <text:p>15.4255470893309</text:p>
              </table:table-cell>
              <table:table-cell office:value-type="float" office:value="15.7340580311175">
                <text:p>15.7340580311175</text:p>
              </table:table-cell>
              <table:table-cell office:value-type="float" office:value="16.1196967083508">
                <text:p>16.1196967083508</text:p>
              </table:table-cell>
              <table:table-cell office:value-type="float" office:value="16.505335385584">
                <text:p>16.505335385584</text:p>
              </table:table-cell>
              <table:table-cell office:value-type="float" office:value="16.8909740628173">
                <text:p>16.8909740628173</text:p>
              </table:table-cell>
              <table:table-cell office:value-type="float" office:value="17.2766127400506">
                <text:p>17.2766127400506</text:p>
              </table:table-cell>
              <table:table-cell office:value-type="float" office:value="17.6622514172838">
                <text:p>17.6622514172838</text:p>
              </table:table-cell>
              <table:table-cell office:value-type="float" office:value="18.0478900945171">
                <text:p>18.0478900945171</text:p>
              </table:table-cell>
              <table:table-cell office:value-type="float" office:value="18.4335287717504">
                <text:p>18.4335287717504</text:p>
              </table:table-cell>
              <table:table-cell office:value-type="float" office:value="18.8191674489837">
                <text:p>18.8191674489837</text:p>
              </table:table-cell>
              <table:table-cell office:value-type="float" office:value="19.2048061262169">
                <text:p>19.2048061262169</text:p>
              </table:table-cell>
              <table:table-cell office:value-type="float" office:value="19.5904448034502">
                <text:p>19.5904448034502</text:p>
              </table:table-cell>
              <table:table-cell office:value-type="float" office:value="19.9760834806835">
                <text:p>19.9760834806835</text:p>
              </table:table-cell>
              <table:table-cell office:value-type="float" office:value="20.3617221579167">
                <text:p>20.3617221579167</text:p>
              </table:table-cell>
              <table:table-cell office:value-type="float" office:value="20.74736083515">
                <text:p>20.7473608351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6.2484108776481">
                <text:p>16.2484108776481</text:p>
              </table:table-cell>
              <table:table-cell office:value-type="float" office:value="16.5733790952011">
                <text:p>16.5733790952011</text:p>
              </table:table-cell>
              <table:table-cell office:value-type="float" office:value="16.9795893671423">
                <text:p>16.9795893671423</text:p>
              </table:table-cell>
              <table:table-cell office:value-type="float" office:value="17.3857996390835">
                <text:p>17.3857996390835</text:p>
              </table:table-cell>
              <table:table-cell office:value-type="float" office:value="17.7920099110247">
                <text:p>17.7920099110247</text:p>
              </table:table-cell>
              <table:table-cell office:value-type="float" office:value="18.1982201829659">
                <text:p>18.1982201829659</text:p>
              </table:table-cell>
              <table:table-cell office:value-type="float" office:value="18.6044304549071">
                <text:p>18.6044304549071</text:p>
              </table:table-cell>
              <table:table-cell office:value-type="float" office:value="19.0106407268483">
                <text:p>19.0106407268483</text:p>
              </table:table-cell>
              <table:table-cell office:value-type="float" office:value="19.4168509987895">
                <text:p>19.4168509987895</text:p>
              </table:table-cell>
              <table:table-cell office:value-type="float" office:value="19.8230612707307">
                <text:p>19.8230612707307</text:p>
              </table:table-cell>
              <table:table-cell office:value-type="float" office:value="20.2292715426719">
                <text:p>20.2292715426719</text:p>
              </table:table-cell>
              <table:table-cell office:value-type="float" office:value="20.6354818146131">
                <text:p>20.6354818146131</text:p>
              </table:table-cell>
              <table:table-cell office:value-type="float" office:value="21.0416920865543">
                <text:p>21.0416920865543</text:p>
              </table:table-cell>
              <table:table-cell office:value-type="float" office:value="21.4479023584955">
                <text:p>21.4479023584955</text:p>
              </table:table-cell>
              <table:table-cell office:value-type="float" office:value="21.8541126304367">
                <text:p>21.854112630436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7.0157571185737">
                <text:p>17.0157571185737</text:p>
              </table:table-cell>
              <table:table-cell office:value-type="float" office:value="17.3560722609452">
                <text:p>17.3560722609452</text:p>
              </table:table-cell>
              <table:table-cell office:value-type="float" office:value="17.7814661889096">
                <text:p>17.7814661889096</text:p>
              </table:table-cell>
              <table:table-cell office:value-type="float" office:value="18.2068601168739">
                <text:p>18.2068601168739</text:p>
              </table:table-cell>
              <table:table-cell office:value-type="float" office:value="18.6322540448382">
                <text:p>18.6322540448382</text:p>
              </table:table-cell>
              <table:table-cell office:value-type="float" office:value="19.0576479728026">
                <text:p>19.0576479728026</text:p>
              </table:table-cell>
              <table:table-cell office:value-type="float" office:value="19.4830419007669">
                <text:p>19.4830419007669</text:p>
              </table:table-cell>
              <table:table-cell office:value-type="float" office:value="19.9084358287313">
                <text:p>19.9084358287313</text:p>
              </table:table-cell>
              <table:table-cell office:value-type="float" office:value="20.3338297566956">
                <text:p>20.3338297566956</text:p>
              </table:table-cell>
              <table:table-cell office:value-type="float" office:value="20.75922368466">
                <text:p>20.75922368466</text:p>
              </table:table-cell>
              <table:table-cell office:value-type="float" office:value="21.1846176126243">
                <text:p>21.1846176126243</text:p>
              </table:table-cell>
              <table:table-cell office:value-type="float" office:value="21.6100115405886">
                <text:p>21.6100115405886</text:p>
              </table:table-cell>
              <table:table-cell office:value-type="float" office:value="22.035405468553">
                <text:p>22.035405468553</text:p>
              </table:table-cell>
              <table:table-cell office:value-type="float" office:value="22.4607993965173">
                <text:p>22.4607993965173</text:p>
              </table:table-cell>
              <table:table-cell office:value-type="float" office:value="22.8861933244817">
                <text:p>22.886193324481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7.7346060504627">
                <text:p>17.7346060504627</text:p>
              </table:table-cell>
              <table:table-cell office:value-type="float" office:value="18.0892981714719">
                <text:p>18.0892981714719</text:p>
              </table:table-cell>
              <table:table-cell office:value-type="float" office:value="18.5326633227335">
                <text:p>18.5326633227335</text:p>
              </table:table-cell>
              <table:table-cell office:value-type="float" office:value="18.9760284739951">
                <text:p>18.9760284739951</text:p>
              </table:table-cell>
              <table:table-cell office:value-type="float" office:value="19.4193936252566">
                <text:p>19.4193936252566</text:p>
              </table:table-cell>
              <table:table-cell office:value-type="float" office:value="19.8627587765182">
                <text:p>19.8627587765182</text:p>
              </table:table-cell>
              <table:table-cell office:value-type="float" office:value="20.3061239277798">
                <text:p>20.3061239277798</text:p>
              </table:table-cell>
              <table:table-cell office:value-type="float" office:value="20.7494890790413">
                <text:p>20.7494890790413</text:p>
              </table:table-cell>
              <table:table-cell office:value-type="float" office:value="21.1928542303029">
                <text:p>21.1928542303029</text:p>
              </table:table-cell>
              <table:table-cell office:value-type="float" office:value="21.6362193815645">
                <text:p>21.6362193815645</text:p>
              </table:table-cell>
              <table:table-cell office:value-type="float" office:value="22.079584532826">
                <text:p>22.079584532826</text:p>
              </table:table-cell>
              <table:table-cell office:value-type="float" office:value="22.5229496840876">
                <text:p>22.5229496840876</text:p>
              </table:table-cell>
              <table:table-cell office:value-type="float" office:value="22.9663148353492">
                <text:p>22.9663148353492</text:p>
              </table:table-cell>
              <table:table-cell office:value-type="float" office:value="23.4096799866107">
                <text:p>23.4096799866107</text:p>
              </table:table-cell>
              <table:table-cell office:value-type="float" office:value="23.8530451378723">
                <text:p>23.853045137872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8.4107251541235">
                <text:p>18.4107251541235</text:p>
              </table:table-cell>
              <table:table-cell office:value-type="float" office:value="18.7789396572059">
                <text:p>18.7789396572059</text:p>
              </table:table-cell>
              <table:table-cell office:value-type="float" office:value="19.239207786059">
                <text:p>19.239207786059</text:p>
              </table:table-cell>
              <table:table-cell office:value-type="float" office:value="19.6994759149121">
                <text:p>19.6994759149121</text:p>
              </table:table-cell>
              <table:table-cell office:value-type="float" office:value="20.1597440437652">
                <text:p>20.1597440437652</text:p>
              </table:table-cell>
              <table:table-cell office:value-type="float" office:value="20.6200121726183">
                <text:p>20.6200121726183</text:p>
              </table:table-cell>
              <table:table-cell office:value-type="float" office:value="21.0802803014714">
                <text:p>21.0802803014714</text:p>
              </table:table-cell>
              <table:table-cell office:value-type="float" office:value="21.5405484303245">
                <text:p>21.5405484303245</text:p>
              </table:table-cell>
              <table:table-cell office:value-type="float" office:value="22.0008165591775">
                <text:p>22.0008165591775</text:p>
              </table:table-cell>
              <table:table-cell office:value-type="float" office:value="22.4610846880306">
                <text:p>22.4610846880306</text:p>
              </table:table-cell>
              <table:table-cell office:value-type="float" office:value="22.9213528168837">
                <text:p>22.9213528168837</text:p>
              </table:table-cell>
              <table:table-cell office:value-type="float" office:value="23.3816209457368">
                <text:p>23.3816209457368</text:p>
              </table:table-cell>
              <table:table-cell office:value-type="float" office:value="23.8418890745899">
                <text:p>23.8418890745899</text:p>
              </table:table-cell>
              <table:table-cell office:value-type="float" office:value="24.302157203443">
                <text:p>24.302157203443</text:p>
              </table:table-cell>
              <table:table-cell office:value-type="float" office:value="24.7624253322961">
                <text:p>24.762425332296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9.0489105634529">
                <text:p>19.0489105634529</text:p>
              </table:table-cell>
              <table:table-cell office:value-type="float" office:value="19.429888774722">
                <text:p>19.429888774722</text:p>
              </table:table-cell>
              <table:table-cell office:value-type="float" office:value="19.9061115388083">
                <text:p>19.9061115388083</text:p>
              </table:table-cell>
              <table:table-cell office:value-type="float" office:value="20.3823343028946">
                <text:p>20.3823343028946</text:p>
              </table:table-cell>
              <table:table-cell office:value-type="float" office:value="20.858557066981">
                <text:p>20.858557066981</text:p>
              </table:table-cell>
              <table:table-cell office:value-type="float" office:value="21.3347798310673">
                <text:p>21.3347798310673</text:p>
              </table:table-cell>
              <table:table-cell office:value-type="float" office:value="21.8110025951536">
                <text:p>21.8110025951536</text:p>
              </table:table-cell>
              <table:table-cell office:value-type="float" office:value="22.2872253592399">
                <text:p>22.2872253592399</text:p>
              </table:table-cell>
              <table:table-cell office:value-type="float" office:value="22.7634481233263">
                <text:p>22.7634481233263</text:p>
              </table:table-cell>
              <table:table-cell office:value-type="float" office:value="23.2396708874126">
                <text:p>23.2396708874126</text:p>
              </table:table-cell>
              <table:table-cell office:value-type="float" office:value="23.7158936514989">
                <text:p>23.7158936514989</text:p>
              </table:table-cell>
              <table:table-cell office:value-type="float" office:value="24.1921164155852">
                <text:p>24.1921164155852</text:p>
              </table:table-cell>
              <table:table-cell office:value-type="float" office:value="24.6683391796716">
                <text:p>24.6683391796716</text:p>
              </table:table-cell>
              <table:table-cell office:value-type="float" office:value="25.1445619437579">
                <text:p>25.1445619437579</text:p>
              </table:table-cell>
              <table:table-cell office:value-type="float" office:value="25.6207847078442">
                <text:p>25.620784707844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9.6531936424536">
                <text:p>19.6531936424536</text:p>
              </table:table-cell>
              <table:table-cell office:value-type="float" office:value="20.0462575153027">
                <text:p>20.0462575153027</text:p>
              </table:table-cell>
              <table:table-cell office:value-type="float" office:value="20.537587356364">
                <text:p>20.537587356364</text:p>
              </table:table-cell>
              <table:table-cell office:value-type="float" office:value="21.0289171974254">
                <text:p>21.0289171974254</text:p>
              </table:table-cell>
              <table:table-cell office:value-type="float" office:value="21.5202470384867">
                <text:p>21.5202470384867</text:p>
              </table:table-cell>
              <table:table-cell office:value-type="float" office:value="22.0115768795481">
                <text:p>22.0115768795481</text:p>
              </table:table-cell>
              <table:table-cell office:value-type="float" office:value="22.5029067206094">
                <text:p>22.5029067206094</text:p>
              </table:table-cell>
              <table:table-cell office:value-type="float" office:value="22.9942365616707">
                <text:p>22.9942365616707</text:p>
              </table:table-cell>
              <table:table-cell office:value-type="float" office:value="23.4855664027321">
                <text:p>23.4855664027321</text:p>
              </table:table-cell>
              <table:table-cell office:value-type="float" office:value="23.9768962437934">
                <text:p>23.9768962437934</text:p>
              </table:table-cell>
              <table:table-cell office:value-type="float" office:value="24.4682260848548">
                <text:p>24.4682260848548</text:p>
              </table:table-cell>
              <table:table-cell office:value-type="float" office:value="24.9595559259161">
                <text:p>24.9595559259161</text:p>
              </table:table-cell>
              <table:table-cell office:value-type="float" office:value="25.4508857669774">
                <text:p>25.4508857669774</text:p>
              </table:table-cell>
              <table:table-cell office:value-type="float" office:value="25.9422156080388">
                <text:p>25.9422156080388</text:p>
              </table:table-cell>
              <table:table-cell office:value-type="float" office:value="26.4335454491001">
                <text:p>26.433545449100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0.226995407497">
                <text:p>20.226995407497</text:p>
              </table:table-cell>
              <table:table-cell office:value-type="float" office:value="20.631535315647">
                <text:p>20.631535315647</text:p>
              </table:table-cell>
              <table:table-cell office:value-type="float" office:value="21.1372102008344">
                <text:p>21.1372102008344</text:p>
              </table:table-cell>
              <table:table-cell office:value-type="float" office:value="21.6428850860218">
                <text:p>21.6428850860218</text:p>
              </table:table-cell>
              <table:table-cell office:value-type="float" office:value="22.1485599712093">
                <text:p>22.1485599712093</text:p>
              </table:table-cell>
              <table:table-cell office:value-type="float" office:value="22.6542348563967">
                <text:p>22.6542348563967</text:p>
              </table:table-cell>
              <table:table-cell office:value-type="float" office:value="23.1599097415841">
                <text:p>23.1599097415841</text:p>
              </table:table-cell>
              <table:table-cell office:value-type="float" office:value="23.6655846267715">
                <text:p>23.6655846267715</text:p>
              </table:table-cell>
              <table:table-cell office:value-type="float" office:value="24.171259511959">
                <text:p>24.171259511959</text:p>
              </table:table-cell>
              <table:table-cell office:value-type="float" office:value="24.6769343971464">
                <text:p>24.6769343971464</text:p>
              </table:table-cell>
              <table:table-cell office:value-type="float" office:value="25.1826092823338">
                <text:p>25.1826092823338</text:p>
              </table:table-cell>
              <table:table-cell office:value-type="float" office:value="25.6882841675212">
                <text:p>25.6882841675212</text:p>
              </table:table-cell>
              <table:table-cell office:value-type="float" office:value="26.1939590527087">
                <text:p>26.1939590527087</text:p>
              </table:table-cell>
              <table:table-cell office:value-type="float" office:value="26.6996339378961">
                <text:p>26.6996339378961</text:p>
              </table:table-cell>
              <table:table-cell office:value-type="float" office:value="27.2053088230835">
                <text:p>27.2053088230835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0.7732438392864">
                <text:p>20.7732438392864</text:p>
              </table:table-cell>
              <table:table-cell office:value-type="float" office:value="21.1887087160722">
                <text:p>21.1887087160722</text:p>
              </table:table-cell>
              <table:table-cell office:value-type="float" office:value="21.7080398120543">
                <text:p>21.7080398120543</text:p>
              </table:table-cell>
              <table:table-cell office:value-type="float" office:value="22.2273709080365">
                <text:p>22.2273709080365</text:p>
              </table:table-cell>
              <table:table-cell office:value-type="float" office:value="22.7467020040186">
                <text:p>22.7467020040186</text:p>
              </table:table-cell>
              <table:table-cell office:value-type="float" office:value="23.2660331000008">
                <text:p>23.2660331000008</text:p>
              </table:table-cell>
              <table:table-cell office:value-type="float" office:value="23.785364195983">
                <text:p>23.785364195983</text:p>
              </table:table-cell>
              <table:table-cell office:value-type="float" office:value="24.3046952919651">
                <text:p>24.3046952919651</text:p>
              </table:table-cell>
              <table:table-cell office:value-type="float" office:value="24.8240263879473">
                <text:p>24.8240263879473</text:p>
              </table:table-cell>
              <table:table-cell office:value-type="float" office:value="25.3433574839294">
                <text:p>25.3433574839294</text:p>
              </table:table-cell>
              <table:table-cell office:value-type="float" office:value="25.8626885799116">
                <text:p>25.8626885799116</text:p>
              </table:table-cell>
              <table:table-cell office:value-type="float" office:value="26.3820196758938">
                <text:p>26.3820196758938</text:p>
              </table:table-cell>
              <table:table-cell office:value-type="float" office:value="26.9013507718759">
                <text:p>26.9013507718759</text:p>
              </table:table-cell>
              <table:table-cell office:value-type="float" office:value="27.4206818678581">
                <text:p>27.4206818678581</text:p>
              </table:table-cell>
              <table:table-cell office:value-type="float" office:value="27.9400129638403">
                <text:p>27.940012963840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1.2944642974022">
                <text:p>21.2944642974022</text:p>
              </table:table-cell>
              <table:table-cell office:value-type="float" office:value="21.7203535833502">
                <text:p>21.7203535833502</text:p>
              </table:table-cell>
              <table:table-cell office:value-type="float" office:value="22.2527151907853">
                <text:p>22.2527151907853</text:p>
              </table:table-cell>
              <table:table-cell office:value-type="float" office:value="22.7850767982203">
                <text:p>22.7850767982203</text:p>
              </table:table-cell>
              <table:table-cell office:value-type="float" office:value="23.3174384056554">
                <text:p>23.3174384056554</text:p>
              </table:table-cell>
              <table:table-cell office:value-type="float" office:value="23.8498000130904">
                <text:p>23.8498000130904</text:p>
              </table:table-cell>
              <table:table-cell office:value-type="float" office:value="24.3821616205255">
                <text:p>24.3821616205255</text:p>
              </table:table-cell>
              <table:table-cell office:value-type="float" office:value="24.9145232279605">
                <text:p>24.9145232279605</text:p>
              </table:table-cell>
              <table:table-cell office:value-type="float" office:value="25.4468848353956">
                <text:p>25.4468848353956</text:p>
              </table:table-cell>
              <table:table-cell office:value-type="float" office:value="25.9792464428307">
                <text:p>25.9792464428307</text:p>
              </table:table-cell>
              <table:table-cell office:value-type="float" office:value="26.5116080502657">
                <text:p>26.5116080502657</text:p>
              </table:table-cell>
              <table:table-cell office:value-type="float" office:value="27.0439696577008">
                <text:p>27.0439696577008</text:p>
              </table:table-cell>
              <table:table-cell office:value-type="float" office:value="27.5763312651358">
                <text:p>27.5763312651358</text:p>
              </table:table-cell>
              <table:table-cell office:value-type="float" office:value="28.1086928725709">
                <text:p>28.1086928725709</text:p>
              </table:table-cell>
              <table:table-cell office:value-type="float" office:value="28.6410544800059">
                <text:p>28.6410544800059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1.7928501145622">
                <text:p>21.7928501145622</text:p>
              </table:table-cell>
              <table:table-cell office:value-type="float" office:value="22.2287071168535">
                <text:p>22.2287071168535</text:p>
              </table:table-cell>
              <table:table-cell office:value-type="float" office:value="22.7735283697175">
                <text:p>22.7735283697175</text:p>
              </table:table-cell>
              <table:table-cell office:value-type="float" office:value="23.3183496225816">
                <text:p>23.3183496225816</text:p>
              </table:table-cell>
              <table:table-cell office:value-type="float" office:value="23.8631708754456">
                <text:p>23.8631708754456</text:p>
              </table:table-cell>
              <table:table-cell office:value-type="float" office:value="24.4079921283097">
                <text:p>24.4079921283097</text:p>
              </table:table-cell>
              <table:table-cell office:value-type="float" office:value="24.9528133811737">
                <text:p>24.9528133811737</text:p>
              </table:table-cell>
              <table:table-cell office:value-type="float" office:value="25.4976346340378">
                <text:p>25.4976346340378</text:p>
              </table:table-cell>
              <table:table-cell office:value-type="float" office:value="26.0424558869018">
                <text:p>26.0424558869018</text:p>
              </table:table-cell>
              <table:table-cell office:value-type="float" office:value="26.5872771397659">
                <text:p>26.5872771397659</text:p>
              </table:table-cell>
              <table:table-cell office:value-type="float" office:value="27.13209839263">
                <text:p>27.13209839263</text:p>
              </table:table-cell>
              <table:table-cell office:value-type="float" office:value="27.676919645494">
                <text:p>27.676919645494</text:p>
              </table:table-cell>
              <table:table-cell office:value-type="float" office:value="28.2217408983581">
                <text:p>28.2217408983581</text:p>
              </table:table-cell>
              <table:table-cell office:value-type="float" office:value="28.7665621512221">
                <text:p>28.7665621512221</text:p>
              </table:table-cell>
              <table:table-cell office:value-type="float" office:value="29.3113834040862">
                <text:p>29.311383404086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2.2703183662362">
                <text:p>22.2703183662362</text:p>
              </table:table-cell>
              <table:table-cell office:value-type="float" office:value="22.7157247335609">
                <text:p>22.7157247335609</text:p>
              </table:table-cell>
              <table:table-cell office:value-type="float" office:value="23.2724826927168">
                <text:p>23.2724826927168</text:p>
              </table:table-cell>
              <table:table-cell office:value-type="float" office:value="23.8292406518727">
                <text:p>23.8292406518727</text:p>
              </table:table-cell>
              <table:table-cell office:value-type="float" office:value="24.3859986110286">
                <text:p>24.3859986110286</text:p>
              </table:table-cell>
              <table:table-cell office:value-type="float" office:value="24.9427565701845">
                <text:p>24.9427565701845</text:p>
              </table:table-cell>
              <table:table-cell office:value-type="float" office:value="25.4995145293404">
                <text:p>25.4995145293404</text:p>
              </table:table-cell>
              <table:table-cell office:value-type="float" office:value="26.0562724884963">
                <text:p>26.0562724884963</text:p>
              </table:table-cell>
              <table:table-cell office:value-type="float" office:value="26.6130304476522">
                <text:p>26.6130304476522</text:p>
              </table:table-cell>
              <table:table-cell office:value-type="float" office:value="27.1697884068081">
                <text:p>27.1697884068081</text:p>
              </table:table-cell>
              <table:table-cell office:value-type="float" office:value="27.726546365964">
                <text:p>27.726546365964</text:p>
              </table:table-cell>
              <table:table-cell office:value-type="float" office:value="28.2833043251199">
                <text:p>28.2833043251199</text:p>
              </table:table-cell>
              <table:table-cell office:value-type="float" office:value="28.8400622842759">
                <text:p>28.8400622842759</text:p>
              </table:table-cell>
              <table:table-cell office:value-type="float" office:value="29.3968202434318">
                <text:p>29.3968202434318</text:p>
              </table:table-cell>
              <table:table-cell office:value-type="float" office:value="29.9535782025877">
                <text:p>29.953578202587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2.7285544012933">
                <text:p>22.7285544012933</text:p>
              </table:table-cell>
              <table:table-cell office:value-type="float" office:value="23.1831254893191">
                <text:p>23.1831254893191</text:p>
              </table:table-cell>
              <table:table-cell office:value-type="float" office:value="23.7513393493515">
                <text:p>23.7513393493515</text:p>
              </table:table-cell>
              <table:table-cell office:value-type="float" office:value="24.3195532093838">
                <text:p>24.3195532093838</text:p>
              </table:table-cell>
              <table:table-cell office:value-type="float" office:value="24.8877670694161">
                <text:p>24.8877670694161</text:p>
              </table:table-cell>
              <table:table-cell office:value-type="float" office:value="25.4559809294484">
                <text:p>25.4559809294484</text:p>
              </table:table-cell>
              <table:table-cell office:value-type="float" office:value="26.0241947894808">
                <text:p>26.0241947894808</text:p>
              </table:table-cell>
              <table:table-cell office:value-type="float" office:value="26.5924086495131">
                <text:p>26.5924086495131</text:p>
              </table:table-cell>
              <table:table-cell office:value-type="float" office:value="27.1606225095454">
                <text:p>27.1606225095454</text:p>
              </table:table-cell>
              <table:table-cell office:value-type="float" office:value="27.7288363695778">
                <text:p>27.7288363695778</text:p>
              </table:table-cell>
              <table:table-cell office:value-type="float" office:value="28.2970502296101">
                <text:p>28.2970502296101</text:p>
              </table:table-cell>
              <table:table-cell office:value-type="float" office:value="28.8652640896424">
                <text:p>28.8652640896424</text:p>
              </table:table-cell>
              <table:table-cell office:value-type="float" office:value="29.4334779496748">
                <text:p>29.4334779496748</text:p>
              </table:table-cell>
              <table:table-cell office:value-type="float" office:value="30.0016918097071">
                <text:p>30.0016918097071</text:p>
              </table:table-cell>
              <table:table-cell office:value-type="float" office:value="30.5699056697394">
                <text:p>30.569905669739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9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9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9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09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09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09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09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09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3.708cm" svg:height="16.406cm" xlink:href=".." xlink:type="simple" chart:class="chart:line" chart:style-name="ch1">
        <chart:title svg:x="9.191cm" svg:y="0.464cm" chart:style-name="ch2">
          <text:p>Defense per point per level</text:p>
        </chart:title>
        <chart:legend chart:legend-position="end" svg:x="21.994cm" svg:y="6.319cm" style:legend-expansion="high" chart:style-name="ch3"/>
        <chart:plot-area chart:style-name="ch4" table:cell-range-address="Feuille1.AG150:Feuille1.AG171 Feuille1.AJ150:Feuille1.AP171" chart:data-source-has-labels="both" svg:x="1.512cm" svg:y="2.227cm" svg:width="19.534cm" svg:height="12.843cm">
          <chartooo:coordinate-region svg:x="2.424cm" svg:y="2.439cm" svg:width="18.435cm" svg:height="11.958cm"/>
          <chart:axis chart:dimension="x" chart:name="primary-x" chart:style-name="ch5" chartooo:axis-type="auto">
            <chartooo:date-scale/>
            <chart:title svg:x="10.759cm" svg:y="15.399cm" chart:style-name="ch6">
              <text:p>Points</text:p>
            </chart:title>
            <chart:categories table:cell-range-address="Feuille1.AG151:Feuille1.AG171"/>
          </chart:axis>
          <chart:axis chart:dimension="y" chart:name="primary-y" chart:style-name="ch7">
            <chart:title svg:x="0.451cm" svg:y="9.089cm" chart:style-name="ch8">
              <text:p>Level</text:p>
            </chart:title>
            <chart:grid chart:style-name="ch9" chart:class="major"/>
          </chart:axis>
          <chart:series chart:style-name="ch10" chart:values-cell-range-address="Feuille1.AJ151:Feuille1.AJ171" chart:label-cell-address="Feuille1.AJ150:Feuille1.AJ150" chart:class="chart:line">
            <chart:data-point chart:repeated="21"/>
          </chart:series>
          <chart:series chart:style-name="ch11" chart:values-cell-range-address="Feuille1.AK151:Feuille1.AK171" chart:label-cell-address="Feuille1.AK150:Feuille1.AK150" chart:class="chart:line">
            <chart:data-point chart:repeated="21"/>
          </chart:series>
          <chart:series chart:style-name="ch12" chart:values-cell-range-address="Feuille1.AL151:Feuille1.AL171" chart:label-cell-address="Feuille1.AL150:Feuille1.AL150" chart:class="chart:line">
            <chart:data-point chart:repeated="21"/>
          </chart:series>
          <chart:series chart:style-name="ch13" chart:values-cell-range-address="Feuille1.AM151:Feuille1.AM171" chart:label-cell-address="Feuille1.AM150:Feuille1.AM150" chart:class="chart:line">
            <chart:data-point chart:repeated="21"/>
          </chart:series>
          <chart:series chart:style-name="ch14" chart:values-cell-range-address="Feuille1.AN151:Feuille1.AN171" chart:label-cell-address="Feuille1.AN150:Feuille1.AN150" chart:class="chart:line">
            <chart:data-point chart:repeated="21"/>
          </chart:series>
          <chart:series chart:style-name="ch15" chart:values-cell-range-address="Feuille1.AO151:Feuille1.AO171" chart:label-cell-address="Feuille1.AO150:Feuille1.AO150" chart:class="chart:line">
            <chart:data-point chart:repeated="21"/>
          </chart:series>
          <chart:series chart:style-name="ch16" chart:values-cell-range-address="Feuille1.AP151:Feuille1.AP171" chart:label-cell-address="Feuille1.AP150:Feuille1.AP150" chart:class="chart:line">
            <chart:data-point chart:repeated="2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Feuille1.AJ150:Feuille1.AJ150</svg:desc>
                </draw:g>
              </table:table-cell>
              <table:table-cell office:value-type="string">
                <text:p>10</text:p>
                <draw:g>
                  <svg:desc>Feuille1.AK150:Feuille1.AK150</svg:desc>
                </draw:g>
              </table:table-cell>
              <table:table-cell office:value-type="string">
                <text:p>20</text:p>
                <draw:g>
                  <svg:desc>Feuille1.AL150:Feuille1.AL150</svg:desc>
                </draw:g>
              </table:table-cell>
              <table:table-cell office:value-type="string">
                <text:p>30</text:p>
                <draw:g>
                  <svg:desc>Feuille1.AM150:Feuille1.AM150</svg:desc>
                </draw:g>
              </table:table-cell>
              <table:table-cell office:value-type="string">
                <text:p>40</text:p>
                <draw:g>
                  <svg:desc>Feuille1.AN150:Feuille1.AN150</svg:desc>
                </draw:g>
              </table:table-cell>
              <table:table-cell office:value-type="string">
                <text:p>50</text:p>
                <draw:g>
                  <svg:desc>Feuille1.AO150:Feuille1.AO150</svg:desc>
                </draw:g>
              </table:table-cell>
              <table:table-cell office:value-type="string">
                <text:p>70</text:p>
                <draw:g>
                  <svg:desc>Feuille1.AP150:Feuille1.AP15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le1.AG151:Feuille1.AG171</svg:desc>
                </draw:g>
              </table:table-cell>
              <table:table-cell office:value-type="float" office:value="15">
                <text:p>15</text:p>
                <draw:g>
                  <svg:desc>Feuille1.AJ151:Feuille1.AJ171</svg:desc>
                </draw:g>
              </table:table-cell>
              <table:table-cell office:value-type="float" office:value="15.675">
                <text:p>15.675</text:p>
                <draw:g>
                  <svg:desc>Feuille1.AK151:Feuille1.AK171</svg:desc>
                </draw:g>
              </table:table-cell>
              <table:table-cell office:value-type="float" office:value="16.425">
                <text:p>16.425</text:p>
                <draw:g>
                  <svg:desc>Feuille1.AL151:Feuille1.AL171</svg:desc>
                </draw:g>
              </table:table-cell>
              <table:table-cell office:value-type="float" office:value="17.175">
                <text:p>17.175</text:p>
                <draw:g>
                  <svg:desc>Feuille1.AM151:Feuille1.AM171</svg:desc>
                </draw:g>
              </table:table-cell>
              <table:table-cell office:value-type="float" office:value="17.925">
                <text:p>17.925</text:p>
                <draw:g>
                  <svg:desc>Feuille1.AN151:Feuille1.AN171</svg:desc>
                </draw:g>
              </table:table-cell>
              <table:table-cell office:value-type="float" office:value="18.675">
                <text:p>18.675</text:p>
                <draw:g>
                  <svg:desc>Feuille1.AO151:Feuille1.AO171</svg:desc>
                </draw:g>
              </table:table-cell>
              <table:table-cell office:value-type="float" office:value="20.175">
                <text:p>20.175</text:p>
                <draw:g>
                  <svg:desc>Feuille1.AP151:Feuille1.AP171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.5934851406541">
                <text:p>17.5934851406541</text:p>
              </table:table-cell>
              <table:table-cell office:value-type="float" office:value="18.3851919719835">
                <text:p>18.3851919719835</text:p>
              </table:table-cell>
              <table:table-cell office:value-type="float" office:value="19.2648662290162">
                <text:p>19.2648662290162</text:p>
              </table:table-cell>
              <table:table-cell office:value-type="float" office:value="20.1445404860489">
                <text:p>20.1445404860489</text:p>
              </table:table-cell>
              <table:table-cell office:value-type="float" office:value="21.0242147430816">
                <text:p>21.0242147430816</text:p>
              </table:table-cell>
              <table:table-cell office:value-type="float" office:value="21.9038890001144">
                <text:p>21.9038890001144</text:p>
              </table:table-cell>
              <table:table-cell office:value-type="float" office:value="23.6632375141798">
                <text:p>23.663237514179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9.8951575692878">
                <text:p>19.8951575692878</text:p>
              </table:table-cell>
              <table:table-cell office:value-type="float" office:value="20.7904396599057">
                <text:p>20.7904396599057</text:p>
              </table:table-cell>
              <table:table-cell office:value-type="float" office:value="21.7851975383701">
                <text:p>21.7851975383701</text:p>
              </table:table-cell>
              <table:table-cell office:value-type="float" office:value="22.7799554168345">
                <text:p>22.7799554168345</text:p>
              </table:table-cell>
              <table:table-cell office:value-type="float" office:value="23.7747132952989">
                <text:p>23.7747132952989</text:p>
              </table:table-cell>
              <table:table-cell office:value-type="float" office:value="24.7694711737633">
                <text:p>24.7694711737633</text:p>
              </table:table-cell>
              <table:table-cell office:value-type="float" office:value="26.758986930692">
                <text:p>26.75898693069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1.9640940590186">
                <text:p>21.9640940590186</text:p>
              </table:table-cell>
              <table:table-cell office:value-type="float" office:value="22.9524782916745">
                <text:p>22.9524782916745</text:p>
              </table:table-cell>
              <table:table-cell office:value-type="float" office:value="24.0506829946254">
                <text:p>24.0506829946254</text:p>
              </table:table-cell>
              <table:table-cell office:value-type="float" office:value="25.1488876975763">
                <text:p>25.1488876975763</text:p>
              </table:table-cell>
              <table:table-cell office:value-type="float" office:value="26.2470924005273">
                <text:p>26.2470924005273</text:p>
              </table:table-cell>
              <table:table-cell office:value-type="float" office:value="27.3452971034782">
                <text:p>27.3452971034782</text:p>
              </table:table-cell>
              <table:table-cell office:value-type="float" office:value="29.5417065093801">
                <text:p>29.541706509380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3.8430690879606">
                <text:p>23.8430690879606</text:p>
              </table:table-cell>
              <table:table-cell office:value-type="float" office:value="24.9160071969188">
                <text:p>24.9160071969188</text:p>
              </table:table-cell>
              <table:table-cell office:value-type="float" office:value="26.1081606513168">
                <text:p>26.1081606513168</text:p>
              </table:table-cell>
              <table:table-cell office:value-type="float" office:value="27.3003141057149">
                <text:p>27.3003141057149</text:p>
              </table:table-cell>
              <table:table-cell office:value-type="float" office:value="28.4924675601129">
                <text:p>28.4924675601129</text:p>
              </table:table-cell>
              <table:table-cell office:value-type="float" office:value="29.6846210145109">
                <text:p>29.6846210145109</text:p>
              </table:table-cell>
              <table:table-cell office:value-type="float" office:value="32.068927923307">
                <text:p>32.06892792330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5.5640509745284">
                <text:p>25.5640509745284</text:p>
              </table:table-cell>
              <table:table-cell office:value-type="float" office:value="26.7144332683821">
                <text:p>26.7144332683821</text:p>
              </table:table-cell>
              <table:table-cell office:value-type="float" office:value="27.9926358171085">
                <text:p>27.9926358171085</text:p>
              </table:table-cell>
              <table:table-cell office:value-type="float" office:value="29.270838365835">
                <text:p>29.270838365835</text:p>
              </table:table-cell>
              <table:table-cell office:value-type="float" office:value="30.5490409145614">
                <text:p>30.5490409145614</text:p>
              </table:table-cell>
              <table:table-cell office:value-type="float" office:value="31.8272434632878">
                <text:p>31.8272434632878</text:p>
              </table:table-cell>
              <table:table-cell office:value-type="float" office:value="34.3836485607406">
                <text:p>34.383648560740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7.1515607976073">
                <text:p>27.1515607976073</text:p>
              </table:table-cell>
              <table:table-cell office:value-type="float" office:value="28.3733810334996">
                <text:p>28.3733810334996</text:p>
              </table:table-cell>
              <table:table-cell office:value-type="float" office:value="29.73095907338">
                <text:p>29.73095907338</text:p>
              </table:table-cell>
              <table:table-cell office:value-type="float" office:value="31.0885371132603">
                <text:p>31.0885371132603</text:p>
              </table:table-cell>
              <table:table-cell office:value-type="float" office:value="32.4461151531407">
                <text:p>32.4461151531407</text:p>
              </table:table-cell>
              <table:table-cell office:value-type="float" office:value="33.8036931930211">
                <text:p>33.8036931930211</text:p>
              </table:table-cell>
              <table:table-cell office:value-type="float" office:value="36.5188492727818">
                <text:p>36.518849272781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8.6248198190382">
                <text:p>28.6248198190382</text:p>
              </table:table-cell>
              <table:table-cell office:value-type="float" office:value="29.912936710895">
                <text:p>29.912936710895</text:p>
              </table:table-cell>
              <table:table-cell office:value-type="float" office:value="31.3441777018469">
                <text:p>31.3441777018469</text:p>
              </table:table-cell>
              <table:table-cell office:value-type="float" office:value="32.7754186927988">
                <text:p>32.7754186927988</text:p>
              </table:table-cell>
              <table:table-cell office:value-type="float" office:value="34.2066596837507">
                <text:p>34.2066596837507</text:p>
              </table:table-cell>
              <table:table-cell office:value-type="float" office:value="35.6379006747026">
                <text:p>35.6379006747026</text:p>
              </table:table-cell>
              <table:table-cell office:value-type="float" office:value="38.5003826566064">
                <text:p>38.500382656606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9.9991746665467">
                <text:p>29.9991746665467</text:p>
              </table:table-cell>
              <table:table-cell office:value-type="float" office:value="31.3491375265413">
                <text:p>31.3491375265413</text:p>
              </table:table-cell>
              <table:table-cell office:value-type="float" office:value="32.8490962598686">
                <text:p>32.8490962598686</text:p>
              </table:table-cell>
              <table:table-cell office:value-type="float" office:value="34.349054993196">
                <text:p>34.349054993196</text:p>
              </table:table-cell>
              <table:table-cell office:value-type="float" office:value="35.8490137265233">
                <text:p>35.8490137265233</text:p>
              </table:table-cell>
              <table:table-cell office:value-type="float" office:value="37.3489724598506">
                <text:p>37.3489724598506</text:p>
              </table:table-cell>
              <table:table-cell office:value-type="float" office:value="40.3488899265053">
                <text:p>40.348889926505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1.2870734864775">
                <text:p>31.2870734864775</text:p>
              </table:table-cell>
              <table:table-cell office:value-type="float" office:value="32.694991793369">
                <text:p>32.694991793369</text:p>
              </table:table-cell>
              <table:table-cell office:value-type="float" office:value="34.2593454676929">
                <text:p>34.2593454676929</text:p>
              </table:table-cell>
              <table:table-cell office:value-type="float" office:value="35.8236991420167">
                <text:p>35.8236991420167</text:p>
              </table:table-cell>
              <table:table-cell office:value-type="float" office:value="37.3880528163406">
                <text:p>37.3880528163406</text:p>
              </table:table-cell>
              <table:table-cell office:value-type="float" office:value="38.9524064906645">
                <text:p>38.9524064906645</text:p>
              </table:table-cell>
              <table:table-cell office:value-type="float" office:value="42.0811138393122">
                <text:p>42.081113839312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2.4987528191751">
                <text:p>32.4987528191751</text:p>
              </table:table-cell>
              <table:table-cell office:value-type="float" office:value="33.961196696038">
                <text:p>33.961196696038</text:p>
              </table:table-cell>
              <table:table-cell office:value-type="float" office:value="35.5861343369968">
                <text:p>35.5861343369968</text:p>
              </table:table-cell>
              <table:table-cell office:value-type="float" office:value="37.2110719779555">
                <text:p>37.2110719779555</text:p>
              </table:table-cell>
              <table:table-cell office:value-type="float" office:value="38.8360096189143">
                <text:p>38.8360096189143</text:p>
              </table:table-cell>
              <table:table-cell office:value-type="float" office:value="40.460947259873">
                <text:p>40.460947259873</text:p>
              </table:table-cell>
              <table:table-cell office:value-type="float" office:value="43.7108225417905">
                <text:p>43.710822541790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.642732337059">
                <text:p>33.642732337059</text:p>
              </table:table-cell>
              <table:table-cell office:value-type="float" office:value="35.1566552922266">
                <text:p>35.1566552922266</text:p>
              </table:table-cell>
              <table:table-cell office:value-type="float" office:value="36.8387919090796">
                <text:p>36.8387919090796</text:p>
              </table:table-cell>
              <table:table-cell office:value-type="float" office:value="38.5209285259325">
                <text:p>38.5209285259325</text:p>
              </table:table-cell>
              <table:table-cell office:value-type="float" office:value="40.2030651427855">
                <text:p>40.2030651427855</text:p>
              </table:table-cell>
              <table:table-cell office:value-type="float" office:value="41.8852017596384">
                <text:p>41.8852017596384</text:p>
              </table:table-cell>
              <table:table-cell office:value-type="float" office:value="45.2494749933443">
                <text:p>45.249474993344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4.726178537622">
                <text:p>34.726178537622</text:p>
              </table:table-cell>
              <table:table-cell office:value-type="float" office:value="36.288856571815">
                <text:p>36.288856571815</text:p>
              </table:table-cell>
              <table:table-cell office:value-type="float" office:value="38.0251654986961">
                <text:p>38.0251654986961</text:p>
              </table:table-cell>
              <table:table-cell office:value-type="float" office:value="39.7614744255772">
                <text:p>39.7614744255772</text:p>
              </table:table-cell>
              <table:table-cell office:value-type="float" office:value="41.4977833524583">
                <text:p>41.4977833524583</text:p>
              </table:table-cell>
              <table:table-cell office:value-type="float" office:value="43.2340922793394">
                <text:p>43.2340922793394</text:p>
              </table:table-cell>
              <table:table-cell office:value-type="float" office:value="46.7067101331016">
                <text:p>46.706710133101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5.7551769571533">
                <text:p>35.7551769571533</text:p>
              </table:table-cell>
              <table:table-cell office:value-type="float" office:value="37.3641599202252">
                <text:p>37.3641599202252</text:p>
              </table:table-cell>
              <table:table-cell office:value-type="float" office:value="39.1519187680828">
                <text:p>39.1519187680828</text:p>
              </table:table-cell>
              <table:table-cell office:value-type="float" office:value="40.9396776159405">
                <text:p>40.9396776159405</text:p>
              </table:table-cell>
              <table:table-cell office:value-type="float" office:value="42.7274364637981">
                <text:p>42.7274364637981</text:p>
              </table:table-cell>
              <table:table-cell office:value-type="float" office:value="44.5151953116558">
                <text:p>44.5151953116558</text:p>
              </table:table-cell>
              <table:table-cell office:value-type="float" office:value="48.0907130073711">
                <text:p>48.0907130073711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6.7349391992931">
                <text:p>36.7349391992931</text:p>
              </table:table-cell>
              <table:table-cell office:value-type="float" office:value="38.3880114632613">
                <text:p>38.3880114632613</text:p>
              </table:table-cell>
              <table:table-cell office:value-type="float" office:value="40.224758423226">
                <text:p>40.224758423226</text:p>
              </table:table-cell>
              <table:table-cell office:value-type="float" office:value="42.0615053831907">
                <text:p>42.0615053831907</text:p>
              </table:table-cell>
              <table:table-cell office:value-type="float" office:value="43.8982523431553">
                <text:p>43.8982523431553</text:p>
              </table:table-cell>
              <table:table-cell office:value-type="float" office:value="45.73499930312">
                <text:p>45.73499930312</text:p>
              </table:table-cell>
              <table:table-cell office:value-type="float" office:value="49.4084932230493">
                <text:p>49.408493223049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7.6699626567595">
                <text:p>37.6699626567595</text:p>
              </table:table-cell>
              <table:table-cell office:value-type="float" office:value="39.3651109763136">
                <text:p>39.3651109763136</text:p>
              </table:table-cell>
              <table:table-cell office:value-type="float" office:value="41.2486091091516">
                <text:p>41.2486091091516</text:p>
              </table:table-cell>
              <table:table-cell office:value-type="float" office:value="43.1321072419896">
                <text:p>43.1321072419896</text:p>
              </table:table-cell>
              <table:table-cell office:value-type="float" office:value="45.0156053748276">
                <text:p>45.0156053748276</text:p>
              </table:table-cell>
              <table:table-cell office:value-type="float" office:value="46.8991035076656">
                <text:p>46.8991035076656</text:p>
              </table:table-cell>
              <table:table-cell office:value-type="float" office:value="50.6660997733415">
                <text:p>50.6660997733415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8.5641553330505">
                <text:p>38.5641553330505</text:p>
              </table:table-cell>
              <table:table-cell office:value-type="float" office:value="40.2995423230378">
                <text:p>40.2995423230378</text:p>
              </table:table-cell>
              <table:table-cell office:value-type="float" office:value="42.2277500896903">
                <text:p>42.2277500896903</text:p>
              </table:table-cell>
              <table:table-cell office:value-type="float" office:value="44.1559578563428">
                <text:p>44.1559578563428</text:p>
              </table:table-cell>
              <table:table-cell office:value-type="float" office:value="46.0841656229954">
                <text:p>46.0841656229954</text:p>
              </table:table-cell>
              <table:table-cell office:value-type="float" office:value="48.0123733896479">
                <text:p>48.0123733896479</text:p>
              </table:table-cell>
              <table:table-cell office:value-type="float" office:value="51.8687889229529">
                <text:p>51.8687889229529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39.4209345332388">
                <text:p>39.4209345332388</text:p>
              </table:table-cell>
              <table:table-cell office:value-type="float" office:value="41.1948765872346">
                <text:p>41.1948765872346</text:p>
              </table:table-cell>
              <table:table-cell office:value-type="float" office:value="43.1659233138965">
                <text:p>43.1659233138965</text:p>
              </table:table-cell>
              <table:table-cell office:value-type="float" office:value="45.1369700405585">
                <text:p>45.1369700405585</text:p>
              </table:table-cell>
              <table:table-cell office:value-type="float" office:value="47.1080167672204">
                <text:p>47.1080167672204</text:p>
              </table:table-cell>
              <table:table-cell office:value-type="float" office:value="49.0790634938824">
                <text:p>49.0790634938824</text:p>
              </table:table-cell>
              <table:table-cell office:value-type="float" office:value="53.0211569472062">
                <text:p>53.021156947206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40.2433057253737">
                <text:p>40.2433057253737</text:p>
              </table:table-cell>
              <table:table-cell office:value-type="float" office:value="42.0542544830155">
                <text:p>42.0542544830155</text:p>
              </table:table-cell>
              <table:table-cell office:value-type="float" office:value="44.0664197692842">
                <text:p>44.0664197692842</text:p>
              </table:table-cell>
              <table:table-cell office:value-type="float" office:value="46.0785850555529">
                <text:p>46.0785850555529</text:p>
              </table:table-cell>
              <table:table-cell office:value-type="float" office:value="48.0907503418216">
                <text:p>48.0907503418216</text:p>
              </table:table-cell>
              <table:table-cell office:value-type="float" office:value="50.1029156280903">
                <text:p>50.1029156280903</text:p>
              </table:table-cell>
              <table:table-cell office:value-type="float" office:value="54.1272462006276">
                <text:p>54.1272462006276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41.0339261694088">
                <text:p>41.0339261694088</text:p>
              </table:table-cell>
              <table:table-cell office:value-type="float" office:value="42.8804528470322">
                <text:p>42.8804528470322</text:p>
              </table:table-cell>
              <table:table-cell office:value-type="float" office:value="44.9321491555027">
                <text:p>44.9321491555027</text:p>
              </table:table-cell>
              <table:table-cell office:value-type="float" office:value="46.9838454639731">
                <text:p>46.9838454639731</text:p>
              </table:table-cell>
              <table:table-cell office:value-type="float" office:value="49.0355417724436">
                <text:p>49.0355417724436</text:p>
              </table:table-cell>
              <table:table-cell office:value-type="float" office:value="51.087238080914">
                <text:p>51.087238080914</text:p>
              </table:table-cell>
              <table:table-cell office:value-type="float" office:value="55.1906306978549">
                <text:p>55.190630697854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1.7951567134">
                <text:p>41.7951567134</text:p>
              </table:table-cell>
              <table:table-cell office:value-type="float" office:value="43.675938765503">
                <text:p>43.675938765503</text:p>
              </table:table-cell>
              <table:table-cell office:value-type="float" office:value="45.765696601173">
                <text:p>45.765696601173</text:p>
              </table:table-cell>
              <table:table-cell office:value-type="float" office:value="47.855454436843">
                <text:p>47.855454436843</text:p>
              </table:table-cell>
              <table:table-cell office:value-type="float" office:value="49.945212272513">
                <text:p>49.945212272513</text:p>
              </table:table-cell>
              <table:table-cell office:value-type="float" office:value="52.034970108183">
                <text:p>52.034970108183</text:p>
              </table:table-cell>
              <table:table-cell office:value-type="float" office:value="56.214485779523">
                <text:p>56.21448577952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